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78cm"/>
    </style:style>
    <style:style style:name="co3" style:family="table-column">
      <style:table-column-properties fo:break-before="auto" style:column-width="5.092cm"/>
    </style:style>
    <style:style style:name="co4" style:family="table-column">
      <style:table-column-properties fo:break-before="auto" style:column-width="4.72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3.21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3.605cm" fo:break-before="auto" style:use-optimal-row-height="true"/>
    </style:style>
    <style:style style:name="ro10" style:family="table-row">
      <style:table-row-properties style:row-height="5.581cm" fo:break-before="auto" style:use-optimal-row-height="true"/>
    </style:style>
    <style:style style:name="ro11"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00ffff"/>
      <style:text-properties style:use-window-font-color="true"/>
    </style:style>
    <style:style style:name="ce3" style:family="table-cell" style:parent-style-name="Default">
      <style:table-cell-properties fo:background-color="transparent"/>
    </style:style>
    <style:style style:name="ce4" style:family="table-cell" style:parent-style-name="Default">
      <style:table-cell-properties fo:wrap-option="wrap"/>
      <style:text-properties style:use-window-font-color="true" style:text-outline="false" style:text-line-through-styl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00ffff" fo:wrap-option="wrap"/>
      <style:text-properties style:use-window-font-color="true" style:text-outline="false" style:text-line-through-styl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transparent" fo:wrap-option="wrap"/>
      <style:text-properties style:use-window-font-color="true" style:text-outline="false" style:text-line-through-styl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font-name="Cumberland AMT"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00ffff" fo:wrap-option="wrap"/>
      <style:text-properties style:use-window-font-color="true" style:text-outline="false" style:text-line-through-style="none" style:font-name="Cumberland AMT"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ackground-color="transparent" fo:wrap-option="wrap"/>
      <style:text-properties style:use-window-font-color="true" style:text-outline="false" style:text-line-through-style="none" style:font-name="Cumberland AMT"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font-name="Cumberland AMT"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3" table:default-cell-style-name="ce1"/>
        <table:table-column table:style-name="co1" table:default-cell-style-name="Default"/>
        <table:table-column table:style-name="co4" table:default-cell-style-name="Default"/>
        <table:table-column table:style-name="co1" table:number-columns-repeated="1018" table:default-cell-style-name="Default"/>
        <table:table-row table:style-name="ro1">
          <table:table-cell table:number-columns-repeated="3"/>
          <table:table-cell table:formula="of:=&quot; version, created, modified, user_created, user_modified, hostname_created, hostname_modified&quot;" office:value-type="string" office:string-value=" version, created, modified, user_created, user_modified, hostname_created, hostname_modified">
            <text:p><text:s/>version, created, modified, user_created, user_modified, hostname_created, hostname_modified</text:p>
          </table:table-cell>
          <table:table-cell table:number-columns-repeated="1020"/>
        </table:table-row>
        <table:table-row table:style-name="ro2">
          <table:table-cell table:number-columns-repeated="3"/>
          <table:table-cell table:formula="of:=&quot; now(), now(), 'cabel', 'cabel', '', '');&quot; &amp; CHAR(10) &amp; &quot;GO&quot;" office:value-type="string" office:string-value=" now(), now(), 'cabel', 'cabel', '', '');&#10;GO">
            <text:p><text:s/>now(), now(), 'cabel', 'cabel', '', '');</text:p>
            <text:p>GO</text:p>
          </table:table-cell>
          <table:table-cell table:number-columns-repeated="1020"/>
        </table:table-row>
        <table:table-row table:style-name="ro1">
          <table:table-cell table:number-columns-repeated="3"/>
          <table:table-cell office:value-type="string">
            <text:p>mpepu</text:p>
          </table:table-cell>
          <table:table-cell table:number-columns-repeated="1020"/>
        </table:table-row>
        <table:table-row table:style-name="ro1">
          <table:table-cell table:number-columns-repeated="1024"/>
        </table:table-row>
        <table:table-row table:style-name="ro1">
          <table:table-cell table:number-columns-repeated="4"/>
          <table:table-cell table:style-name="ce1" office:value-type="string">
            <text:p>-- Table</text:p>
          </table:table-cell>
          <table:table-cell table:style-name="ce1" office:value-type="string">
            <text:p>af001reasonnotstart</text:p>
          </table:table-cell>
          <table:table-cell table:number-columns-repeated="2"/>
          <table:table-cell table:formula="of:=&quot;drop table &quot; &amp; [.$D$3] &amp;&quot;_&quot; &amp; LOWER([.F5]) &amp;&quot;;&quot;" office:value-type="string" office:string-value="drop table mpepu_af001reasonnotstart;">
            <text:p>drop table mpepu_af001reasonnotstart;</text:p>
          </table:table-cell>
          <table:table-cell table:number-columns-repeated="1015"/>
        </table:table-row>
        <table:table-row table:style-name="ro3">
          <table:table-cell office:value-type="float" office:value="10">
            <text:p>10</text:p>
          </table:table-cell>
          <table:table-cell office:value-type="string">
            <text:p>caregiver_changed_mind</text:p>
          </table:table-cell>
          <table:table-cell table:style-name="ce4" office:value-type="string">
            <text:p>Infant's caregiver changed mind after randomisation </text:p>
          </table:table-cell>
          <table:table-cell office:value-type="string">
            <text:p>af001reasonnotstart</text:p>
          </table:table-cell>
          <table:table-cell table:formula="of:=&quot;insert into mpepu_&quot; &amp;LOWER( [.D6]) &amp; &quot; (display_index, short_name, name,  &quot; &amp; [.$D$1] &amp; &quot;) values (&quot;&quot;&quot; &amp; [.A6] &amp; &quot;&quot;&quot;, &quot;&quot;&quot; &amp; LOWER([.C6]) &amp; &quot;&quot;&quot;, &quot;&quot;&quot; &amp; [.C6] &amp; &quot;&quot;&quot;, &quot;&quot;&quot; &amp; [.$E$241] &amp; &quot;&quot;&quot;,&quot; &amp; [.$D$2]" office:value-type="string" office:string-value="insert into mpepu_af001reasonnotstart (display_index, short_name, name,   version, created, modified, user_created, user_modified, hostname_created, hostname_modified) values (&quot;10&quot;, &quot;infant's caregiver changed mind after randomisation &quot;, &quot;Infant's caregiver changed mind after randomisation &quot;, &quot;&quot;, now(), now(), 'cabel', 'cabel', '', '');&#10;GO">
            <text:p>insert into mpepu_af001reasonnotstart (display_index, short_name, name, <text:s text:c="2"/>version, created, modified, user_created, user_modified, hostname_created, hostname_modified) values ("10", "infant's caregiver changed mind after randomisation ", "Infant's caregiver changed mind after randomisation ", "", now(), now(), 'cabel', 'cabel', '', '');</text:p>
            <text:p>GO</text:p>
          </table:table-cell>
          <table:table-cell table:number-columns-repeated="1019"/>
        </table:table-row>
        <table:table-row table:style-name="ro4">
          <table:table-cell office:value-type="float" office:value="20">
            <text:p>20</text:p>
          </table:table-cell>
          <table:table-cell office:value-type="string">
            <text:p>congenital_anomaly</text:p>
          </table:table-cell>
          <table:table-cell table:style-name="ce4" office:value-type="string">
            <text:p>Contra-indicated:Infant with congenital anomaly affecting probability of survival to 18 months </text:p>
          </table:table-cell>
          <table:table-cell office:value-type="string">
            <text:p>af001reasonnotstart</text:p>
          </table:table-cell>
          <table:table-cell table:formula="of:=&quot;insert into mpepu_&quot; &amp;LOWER( [.D7]) &amp; &quot; (display_index, short_name, name,  &quot; &amp; [.$D$1] &amp; &quot;) values (&quot;&quot;&quot; &amp; [.A7] &amp; &quot;&quot;&quot;, &quot;&quot;&quot; &amp; LOWER([.C7]) &amp; &quot;&quot;&quot;, &quot;&quot;&quot; &amp; [.C7] &amp; &quot;&quot;&quot;, &quot;&quot;&quot; &amp; [.$E$241] &amp; &quot;&quot;&quot;,&quot; &amp; [.$D$2]" office:value-type="string" office:string-value="insert into mpepu_af001reasonnotstart (display_index, short_name, name,   version, created, modified, user_created, user_modified, hostname_created, hostname_modified) values (&quot;20&quot;, &quot;contra-indicated:infant with congenital anomaly affecting probability of survival to 18 months &quot;, &quot;Contra-indicated:Infant with congenital anomaly affecting probability of survival to 18 months &quot;, &quot;&quot;, now(), now(), 'cabel', 'cabel', '', '');&#10;GO">
            <text:p>insert into mpepu_af001reasonnotstart (display_index, short_name, name, <text:s text:c="2"/>version, created, modified, user_created, user_modified, hostname_created, hostname_modified) values ("20", "contra-indicated:infant with congenital anomaly affecting probability of survival to 18 months ", "Contra-indicated:Infant with congenital anomaly affecting probability of survival to 18 months ", "", now(), now(), 'cabel', 'cabel', '', '');</text:p>
            <text:p>GO</text:p>
          </table:table-cell>
          <table:table-cell table:number-columns-repeated="1019"/>
        </table:table-row>
        <table:table-row table:style-name="ro3">
          <table:table-cell office:value-type="float" office:value="30">
            <text:p>30</text:p>
          </table:table-cell>
          <table:table-cell office:value-type="string">
            <text:p>hiv_infected</text:p>
          </table:table-cell>
          <table:table-cell table:style-name="ce4" office:value-type="string">
            <text:p>Contra-indicated:Infant with HIV infection </text:p>
          </table:table-cell>
          <table:table-cell office:value-type="string">
            <text:p>af001reasonnotstart</text:p>
          </table:table-cell>
          <table:table-cell table:formula="of:=&quot;insert into mpepu_&quot; &amp;LOWER( [.D8]) &amp; &quot; (display_index, short_name, name,  &quot; &amp; [.$D$1] &amp; &quot;) values (&quot;&quot;&quot; &amp; [.A8] &amp; &quot;&quot;&quot;, &quot;&quot;&quot; &amp; LOWER([.C8]) &amp; &quot;&quot;&quot;, &quot;&quot;&quot; &amp; [.C8] &amp; &quot;&quot;&quot;, &quot;&quot;&quot; &amp; [.$E$241] &amp; &quot;&quot;&quot;,&quot; &amp; [.$D$2]" office:value-type="string" office:string-value="insert into mpepu_af001reasonnotstart (display_index, short_name, name,   version, created, modified, user_created, user_modified, hostname_created, hostname_modified) values (&quot;30&quot;, &quot;contra-indicated:infant with hiv infection &quot;, &quot;Contra-indicated:Infant with HIV infection &quot;, &quot;&quot;, now(), now(), 'cabel', 'cabel', '', '');&#10;GO">
            <text:p>insert into mpepu_af001reasonnotstart (display_index, short_name, name, <text:s text:c="2"/>version, created, modified, user_created, user_modified, hostname_created, hostname_modified) values ("30", "contra-indicated:infant with hiv infection ", "Contra-indicated:Infant with HIV infection ", "", now(), now(), 'cabel', 'cabel', '', '');</text:p>
            <text:p>GO</text:p>
          </table:table-cell>
          <table:table-cell table:number-columns-repeated="1019"/>
        </table:table-row>
        <table:table-row table:style-name="ro5">
          <table:table-cell office:value-type="float" office:value="40">
            <text:p>40</text:p>
          </table:table-cell>
          <table:table-cell office:value-type="string">
            <text:p>medical_condition</text:p>
          </table:table-cell>
          <table:table-cell table:style-name="ce4" office:value-type="string">
            <text:p>Contra-indicated:Infant with medical condition making survival to 18 months unlikely (describe)</text:p>
          </table:table-cell>
          <table:table-cell office:value-type="string">
            <text:p>af001reasonnotstart</text:p>
          </table:table-cell>
          <table:table-cell table:formula="of:=&quot;insert into mpepu_&quot; &amp;LOWER( [.D9]) &amp; &quot; (display_index, short_name, name,  &quot; &amp; [.$D$1] &amp; &quot;) values (&quot;&quot;&quot; &amp; [.A9] &amp; &quot;&quot;&quot;, &quot;&quot;&quot; &amp; LOWER([.C9]) &amp; &quot;&quot;&quot;, &quot;&quot;&quot; &amp; [.C9] &amp; &quot;&quot;&quot;, &quot;&quot;&quot; &amp; [.$E$241] &amp; &quot;&quot;&quot;,&quot; &amp; [.$D$2]" office:value-type="string" office:string-value="insert into mpepu_af001reasonnotstart (display_index, short_name, name,   version, created, modified, user_created, user_modified, hostname_created, hostname_modified) values (&quot;40&quot;, &quot;contra-indicated:infant with medical condition making survival to 18 months unlikely (describe)&quot;, &quot;Contra-indicated:Infant with medical condition making survival to 18 months unlikely (describe)&quot;, &quot;&quot;, now(), now(), 'cabel', 'cabel', '', '');&#10;GO">
            <text:p>insert into mpepu_af001reasonnotstart (display_index, short_name, name, <text:s text:c="2"/>version, created, modified, user_created, user_modified, hostname_created, hostname_modified) values ("40", "contra-indicated:infant with medical condition making survival to 18 months unlikely (describe)", "Contra-indicated:Infant with medical condition making survival to 18 months unlikely (describe)", "", now(), now(), 'cabel', 'cabel', '', '');</text:p>
            <text:p>GO</text:p>
          </table:table-cell>
          <table:table-cell table:number-columns-repeated="1019"/>
        </table:table-row>
        <table:table-row table:style-name="ro6">
          <table:table-cell office:value-type="float" office:value="50">
            <text:p>50</text:p>
          </table:table-cell>
          <table:table-cell office:value-type="string">
            <text:p>family_refused</text:p>
          </table:table-cell>
          <table:table-cell table:style-name="ce4" office:value-type="string">
            <text:p>Participant's family refused to start </text:p>
          </table:table-cell>
          <table:table-cell office:value-type="string">
            <text:p>af001reasonnotstart</text:p>
          </table:table-cell>
          <table:table-cell table:formula="of:=&quot;insert into mpepu_&quot; &amp;LOWER( [.D10]) &amp; &quot; (display_index, short_name, name,  &quot; &amp; [.$D$1] &amp; &quot;) values (&quot;&quot;&quot; &amp; [.A10] &amp; &quot;&quot;&quot;, &quot;&quot;&quot; &amp; LOWER([.C10]) &amp; &quot;&quot;&quot;, &quot;&quot;&quot; &amp; [.C10] &amp; &quot;&quot;&quot;, &quot;&quot;&quot; &amp; [.$E$241] &amp; &quot;&quot;&quot;,&quot; &amp; [.$D$2]" office:value-type="string" office:string-value="insert into mpepu_af001reasonnotstart (display_index, short_name, name,   version, created, modified, user_created, user_modified, hostname_created, hostname_modified) values (&quot;50&quot;, &quot;participant's family refused to start &quot;, &quot;Participant's family refused to start &quot;, &quot;&quot;, now(), now(), 'cabel', 'cabel', '', '');&#10;GO">
            <text:p>insert into mpepu_af001reasonnotstart (display_index, short_name, name, <text:s text:c="2"/>version, created, modified, user_created, user_modified, hostname_created, hostname_modified) values ("50", "participant's family refused to start ", "Participant's family refused to start ", "", now(), now(), 'cabel', 'cabel', '', '');</text:p>
            <text:p>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specify</text:p>
          </table:table-cell>
          <table:table-cell office:value-type="string">
            <text:p>af001reasonnotstart</text:p>
          </table:table-cell>
          <table:table-cell table:formula="of:=&quot;insert into mpepu_&quot; &amp;LOWER( [.D11]) &amp; &quot; (display_index, short_name, name,  &quot; &amp; [.$D$1] &amp; &quot;) values (&quot;&quot;&quot; &amp; [.A11] &amp; &quot;&quot;&quot;, &quot;&quot;&quot; &amp; LOWER([.C11]) &amp; &quot;&quot;&quot;, &quot;&quot;&quot; &amp; [.C11] &amp; &quot;&quot;&quot;, &quot;&quot;&quot; &amp; [.$E$241] &amp; &quot;&quot;&quot;,&quot; &amp; [.$D$2]" office:value-type="string" office:string-value="insert into mpepu_af001reasonnotstart (display_index, short_name, name,   version, created, modified, user_created, user_modified, hostname_created, hostname_modified) values (&quot;99&quot;, &quot;other,specify&quot;, &quot;Other,specify&quot;, &quot;&quot;, now(), now(), 'cabel', 'cabel', '', '');&#10;GO">
            <text:p>insert into mpepu_af001reasonnotstart (display_index, short_name, name, <text:s text:c="2"/>version, created, modified, user_created, user_modified, hostname_created, hostname_modified) values ("99", "other,specify", "Other,specify", "", now(), now(), 'cabel', 'cabel', '', '');</text:p>
            <text:p>GO</text:p>
          </table:table-cell>
          <table:table-cell table:number-columns-repeated="1019"/>
        </table:table-row>
        <table:table-row table:style-name="ro1" table:number-rows-repeated="6">
          <table:table-cell table:number-columns-repeated="1024"/>
        </table:table-row>
        <table:table-row table:style-name="ro1">
          <table:table-cell table:style-name="ce1" office:value-type="string">
            <text:p>display_index</text:p>
          </table:table-cell>
          <table:table-cell table:style-name="ce1" office:value-type="string">
            <text:p>short_name</text:p>
          </table:table-cell>
          <table:table-cell table:style-name="ce1" office:value-type="string">
            <text:p>name</text:p>
          </table:table-cell>
          <table:table-cell/>
          <table:table-cell table:style-name="ce1" office:value-type="string">
            <text:p>-- Table</text:p>
          </table:table-cell>
          <table:table-cell table:style-name="ce1" office:value-type="string">
            <text:p>af002sourceinfo</text:p>
          </table:table-cell>
          <table:table-cell table:number-columns-repeated="2"/>
          <table:table-cell table:formula="of:=&quot;drop table &quot; &amp; [.$D$3] &amp;&quot;_&quot; &amp; LOWER([.F18]) &amp;&quot;;&quot;" office:value-type="string" office:string-value="drop table mpepu_af002sourceinfo;">
            <text:p>drop table mpepu_af002sourceinfo;</text:p>
          </table:table-cell>
          <table:table-cell table:number-columns-repeated="1015"/>
        </table:table-row>
        <table:table-row table:style-name="ro2">
          <table:table-cell office:value-type="float" office:value="10">
            <text:p>10</text:p>
          </table:table-cell>
          <table:table-cell office:value-type="string">
            <text:p>clinic_visit</text:p>
          </table:table-cell>
          <table:table-cell table:style-name="ce4" office:value-type="string">
            <text:p>Clinic visit with participant </text:p>
          </table:table-cell>
          <table:table-cell office:value-type="string">
            <text:p>af002sourceinfo</text:p>
          </table:table-cell>
          <table:table-cell table:formula="of:=&quot;insert into mpepu_&quot; &amp;LOWER( [.D19]) &amp; &quot; (display_index, short_name, name,  &quot; &amp; [.$D$1] &amp; &quot;) values (&quot;&quot;&quot; &amp; [.A19] &amp; &quot;&quot;&quot;, &quot;&quot;&quot; &amp; LOWER([.C19]) &amp; &quot;&quot;&quot;, &quot;&quot;&quot; &amp; [.C19] &amp; &quot;&quot;&quot;, &quot;&quot;&quot; &amp; [.$E$241] &amp; &quot;&quot;&quot;,&quot; &amp; [.$D$2]" office:value-type="string" office:string-value="insert into mpepu_af002sourceinfo (display_index, short_name, name,   version, created, modified, user_created, user_modified, hostname_created, hostname_modified) values (&quot;10&quot;, &quot;clinic visit with participant &quot;, &quot;Clinic visit with participant &quot;, &quot;&quot;, now(), now(), 'cabel', 'cabel', '', '');&#10;GO">
            <text:p>insert into mpepu_af002sourceinfo (display_index, short_name, name, <text:s text:c="2"/>version, created, modified, user_created, user_modified, hostname_created, hostname_modified) values ("10", "clinic visit with participant ", "Clinic visit with participant ", "", now(), now(), 'cabel', 'cabel', '', '');</text:p>
            <text:p>GO</text:p>
          </table:table-cell>
          <table:table-cell table:number-columns-repeated="1019"/>
        </table:table-row>
        <table:table-row table:style-name="ro7">
          <table:table-cell office:value-type="float" office:value="20">
            <text:p>20</text:p>
          </table:table-cell>
          <table:table-cell office:value-type="string">
            <text:p>other_contact\</text:p>
          </table:table-cell>
          <table:table-cell table:style-name="ce4" office:value-type="string">
            <text:p>Other contact with participant(for example telephone call) </text:p>
          </table:table-cell>
          <table:table-cell office:value-type="string">
            <text:p>af002sourceinfo</text:p>
          </table:table-cell>
          <table:table-cell table:formula="of:=&quot;insert into mpepu_&quot; &amp;LOWER( [.D20]) &amp; &quot; (display_index, short_name, name,  &quot; &amp; [.$D$1] &amp; &quot;) values (&quot;&quot;&quot; &amp; [.A20] &amp; &quot;&quot;&quot;, &quot;&quot;&quot; &amp; LOWER([.C20]) &amp; &quot;&quot;&quot;, &quot;&quot;&quot; &amp; [.C20] &amp; &quot;&quot;&quot;, &quot;&quot;&quot; &amp; [.$E$241] &amp; &quot;&quot;&quot;,&quot; &amp; [.$D$2]" office:value-type="string" office:string-value="insert into mpepu_af002sourceinfo (display_index, short_name, name,   version, created, modified, user_created, user_modified, hostname_created, hostname_modified) values (&quot;20&quot;, &quot;other contact with participant(for example telephone call) &quot;, &quot;Other contact with participant(for example telephone call) &quot;, &quot;&quot;, now(), now(), 'cabel', 'cabel', '', '');&#10;GO">
            <text:p>insert into mpepu_af002sourceinfo (display_index, short_name, name, <text:s text:c="2"/>version, created, modified, user_created, user_modified, hostname_created, hostname_modified) values ("20", "other contact with participant(for example telephone call) ", "Other contact with participant(for example telephone call) ", "", now(), now(), 'cabel', 'cabel', '', '');</text:p>
            <text:p>GO</text:p>
          </table:table-cell>
          <table:table-cell table:number-columns-repeated="1019"/>
        </table:table-row>
        <table:table-row table:style-name="ro7">
          <table:table-cell office:value-type="float" office:value="30">
            <text:p>30</text:p>
          </table:table-cell>
          <table:table-cell office:value-type="string">
            <text:p>external_hcw</text:p>
          </table:table-cell>
          <table:table-cell table:style-name="ce4" office:value-type="string">
            <text:p>Contact with external health care provider/medical doctor </text:p>
          </table:table-cell>
          <table:table-cell office:value-type="string">
            <text:p>af002sourceinfo</text:p>
          </table:table-cell>
          <table:table-cell table:formula="of:=&quot;insert into mpepu_&quot; &amp;LOWER( [.D21]) &amp; &quot; (display_index, short_name, name,  &quot; &amp; [.$D$1] &amp; &quot;) values (&quot;&quot;&quot; &amp; [.A21] &amp; &quot;&quot;&quot;, &quot;&quot;&quot; &amp; LOWER([.C21]) &amp; &quot;&quot;&quot;, &quot;&quot;&quot; &amp; [.C21] &amp; &quot;&quot;&quot;, &quot;&quot;&quot; &amp; [.$E$241] &amp; &quot;&quot;&quot;,&quot; &amp; [.$D$2]" office:value-type="string" office:string-value="insert into mpepu_af002sourceinfo (display_index, short_name, name,   version, created, modified, user_created, user_modified, hostname_created, hostname_modified) values (&quot;30&quot;, &quot;contact with external health care provider/medical doctor &quot;, &quot;Contact with external health care provider/medical doctor &quot;, &quot;&quot;, now(), now(), 'cabel', 'cabel', '', '');&#10;GO">
            <text:p>insert into mpepu_af002sourceinfo (display_index, short_name, name, <text:s text:c="2"/>version, created, modified, user_created, user_modified, hostname_created, hostname_modified) values ("30", "contact with external health care provider/medical doctor ", "Contact with external health care provider/medical doctor ", "", now(), now(), 'cabel', 'cabel', '', '');</text:p>
            <text:p>GO</text:p>
          </table:table-cell>
          <table:table-cell table:number-columns-repeated="1019"/>
        </table:table-row>
        <table:table-row table:style-name="ro8">
          <table:table-cell office:value-type="float" office:value="40">
            <text:p>40</text:p>
          </table:table-cell>
          <table:table-cell office:value-type="string">
            <text:p>contact_family</text:p>
          </table:table-cell>
          <table:table-cell table:style-name="ce4" office:value-type="string">
            <text:p>Contact with family or designated person who can provide information </text:p>
          </table:table-cell>
          <table:table-cell office:value-type="string">
            <text:p>af002sourceinfo</text:p>
          </table:table-cell>
          <table:table-cell table:formula="of:=&quot;insert into mpepu_&quot; &amp;LOWER( [.D22]) &amp; &quot; (display_index, short_name, name,  &quot; &amp; [.$D$1] &amp; &quot;) values (&quot;&quot;&quot; &amp; [.A22] &amp; &quot;&quot;&quot;, &quot;&quot;&quot; &amp; LOWER([.C22]) &amp; &quot;&quot;&quot;, &quot;&quot;&quot; &amp; [.C22] &amp; &quot;&quot;&quot;, &quot;&quot;&quot; &amp; [.$E$241] &amp; &quot;&quot;&quot;,&quot; &amp; [.$D$2]" office:value-type="string" office:string-value="insert into mpepu_af002sourceinfo (display_index, short_name, name,   version, created, modified, user_created, user_modified, hostname_created, hostname_modified) values (&quot;40&quot;, &quot;contact with family or designated person who can provide information &quot;, &quot;Contact with family or designated person who can provide information &quot;, &quot;&quot;, now(), now(), 'cabel', 'cabel', '', '');&#10;GO">
            <text:p>insert into mpepu_af002sourceinfo (display_index, short_name, name, <text:s text:c="2"/>version, created, modified, user_created, user_modified, hostname_created, hostname_modified) values ("40", "contact with family or designated person who can provide information ", "Contact with family or designated person who can provide information ", "", now(), now(), 'cabel', 'cabel', '', '');</text:p>
            <text:p>GO</text:p>
          </table:table-cell>
          <table:table-cell table:number-columns-repeated="1019"/>
        </table:table-row>
        <table:table-row table:style-name="ro3">
          <table:table-cell office:value-type="float" office:value="50">
            <text:p>50</text:p>
          </table:table-cell>
          <table:table-cell office:value-type="string">
            <text:p>hosp_chart</text:p>
          </table:table-cell>
          <table:table-cell table:style-name="ce4" office:value-type="string">
            <text:p>Hospital chart or other medical record (go to Question 2) </text:p>
          </table:table-cell>
          <table:table-cell office:value-type="string">
            <text:p>af002sourceinfo</text:p>
          </table:table-cell>
          <table:table-cell table:formula="of:=&quot;insert into mpepu_&quot; &amp;LOWER( [.D23]) &amp; &quot; (display_index, short_name, name,  &quot; &amp; [.$D$1] &amp; &quot;) values (&quot;&quot;&quot; &amp; [.A23] &amp; &quot;&quot;&quot;, &quot;&quot;&quot; &amp; LOWER([.C23]) &amp; &quot;&quot;&quot;, &quot;&quot;&quot; &amp; [.C23] &amp; &quot;&quot;&quot;, &quot;&quot;&quot; &amp; [.$E$241] &amp; &quot;&quot;&quot;,&quot; &amp; [.$D$2]" office:value-type="string" office:string-value="insert into mpepu_af002sourceinfo (display_index, short_name, name,   version, created, modified, user_created, user_modified, hostname_created, hostname_modified) values (&quot;50&quot;, &quot;hospital chart or other medical record (go to question 2) &quot;, &quot;Hospital chart or other medical record (go to Question 2) &quot;, &quot;&quot;, now(), now(), 'cabel', 'cabel', '', '');&#10;GO">
            <text:p>insert into mpepu_af002sourceinfo (display_index, short_name, name, <text:s text:c="2"/>version, created, modified, user_created, user_modified, hostname_created, hostname_modified) values ("50", "hospital chart or other medical record (go to question 2) ", "Hospital chart or other medical record (go to Question 2) ", "", now(), now(), 'cabel', 'cabel', '', '');</text:p>
            <text:p>GO</text:p>
          </table:table-cell>
          <table:table-cell table:number-columns-repeated="1019"/>
        </table:table-row>
        <table:table-row table:style-name="ro1">
          <table:table-cell office:value-type="float" office:value="99">
            <text:p>99</text:p>
          </table:table-cell>
          <table:table-cell office:value-type="string">
            <text:p>other</text:p>
          </table:table-cell>
          <table:table-cell table:style-name="ce4" office:value-type="string">
            <text:p>Other, specify</text:p>
          </table:table-cell>
          <table:table-cell office:value-type="string">
            <text:p>af002sourceinfo</text:p>
          </table:table-cell>
          <table:table-cell table:number-columns-repeated="1020"/>
        </table:table-row>
        <table:table-row table:style-name="ro1">
          <table:table-cell table:number-columns-repeated="2"/>
          <table:table-cell table:style-name="ce4"/>
          <table:table-cell table:number-columns-repeated="1021"/>
        </table:table-row>
        <table:table-row table:style-name="ro1">
          <table:table-cell table:number-columns-repeated="4"/>
          <table:table-cell table:style-name="ce1" office:value-type="string">
            <text:p>-- Table</text:p>
          </table:table-cell>
          <table:table-cell table:style-name="ce1" office:value-type="string">
            <text:p>af002infantsource</text:p>
          </table:table-cell>
          <table:table-cell table:number-columns-repeated="2"/>
          <table:table-cell table:formula="of:=&quot;drop table &quot; &amp; [.$D$3] &amp;&quot;_&quot; &amp; LOWER([.F26]) &amp;&quot;;&quot;" office:value-type="string" office:string-value="drop table mpepu_af002infantsource;">
            <text:p>drop table mpepu_af002infantsource;</text:p>
          </table:table-cell>
          <table:table-cell table:number-columns-repeated="1015"/>
        </table:table-row>
        <table:table-row table:style-name="ro2">
          <table:table-cell office:value-type="float" office:value="10">
            <text:p>10</text:p>
          </table:table-cell>
          <table:table-cell office:value-type="string">
            <text:p>mother</text:p>
          </table:table-cell>
          <table:table-cell table:style-name="ce4" office:value-type="string">
            <text:p>Mother </text:p>
          </table:table-cell>
          <table:table-cell office:value-type="string">
            <text:p>af002infantinfo</text:p>
          </table:table-cell>
          <table:table-cell table:formula="of:=&quot;insert into mpepu_&quot; &amp;LOWER( [.D27]) &amp; &quot; (display_index, short_name, name,  &quot; &amp; [.$D$1] &amp; &quot;) values (&quot;&quot;&quot; &amp; [.A27] &amp; &quot;&quot;&quot;, &quot;&quot;&quot; &amp; LOWER([.C27]) &amp; &quot;&quot;&quot;, &quot;&quot;&quot; &amp; [.C27] &amp; &quot;&quot;&quot;, &quot;&quot;&quot; &amp; [.$E$241] &amp; &quot;&quot;&quot;,&quot; &amp; [.$D$2]" office:value-type="string" office:string-value="insert into mpepu_af002infantinfo (display_index, short_name, name,   version, created, modified, user_created, user_modified, hostname_created, hostname_modified) values (&quot;10&quot;, &quot;mother &quot;, &quot;Mother &quot;, &quot;&quot;, now(), now(), 'cabel', 'cabel', '', '');&#10;GO">
            <text:p>insert into mpepu_af002infantinfo (display_index, short_name, name, <text:s text:c="2"/>version, created, modified, user_created, user_modified, hostname_created, hostname_modified) values ("10", "mother ", "Mother ", "", now(), now(), 'cabel', 'cabel', '', '');</text:p>
            <text:p>GO</text:p>
          </table:table-cell>
          <table:table-cell table:number-columns-repeated="1019"/>
        </table:table-row>
        <table:table-row table:style-name="ro2">
          <table:table-cell office:value-type="float" office:value="20">
            <text:p>20</text:p>
          </table:table-cell>
          <table:table-cell office:value-type="string">
            <text:p>gmother</text:p>
          </table:table-cell>
          <table:table-cell table:style-name="ce4" office:value-type="string">
            <text:p>Grandmother </text:p>
          </table:table-cell>
          <table:table-cell office:value-type="string">
            <text:p>af002infantinfo</text:p>
          </table:table-cell>
          <table:table-cell table:formula="of:=&quot;insert into mpepu_&quot; &amp;LOWER( [.D28]) &amp; &quot; (display_index, short_name, name,  &quot; &amp; [.$D$1] &amp; &quot;) values (&quot;&quot;&quot; &amp; [.A28] &amp; &quot;&quot;&quot;, &quot;&quot;&quot; &amp; LOWER([.C28]) &amp; &quot;&quot;&quot;, &quot;&quot;&quot; &amp; [.C28] &amp; &quot;&quot;&quot;, &quot;&quot;&quot; &amp; [.$E$241] &amp; &quot;&quot;&quot;,&quot; &amp; [.$D$2]" office:value-type="string" office:string-value="insert into mpepu_af002infantinfo (display_index, short_name, name,   version, created, modified, user_created, user_modified, hostname_created, hostname_modified) values (&quot;20&quot;, &quot;grandmother &quot;, &quot;Grandmother &quot;, &quot;&quot;, now(), now(), 'cabel', 'cabel', '', '');&#10;GO">
            <text:p>insert into mpepu_af002infantinfo (display_index, short_name, name, <text:s text:c="2"/>version, created, modified, user_created, user_modified, hostname_created, hostname_modified) values ("20", "grandmother ", "Grandmother ", "", now(), now(), 'cabel', 'cabel', '', '');</text:p>
            <text:p>GO</text:p>
          </table:table-cell>
          <table:table-cell table:number-columns-repeated="1019"/>
        </table:table-row>
        <table:table-row table:style-name="ro2">
          <table:table-cell office:value-type="float" office:value="30">
            <text:p>30</text:p>
          </table:table-cell>
          <table:table-cell office:value-type="string">
            <text:p>father</text:p>
          </table:table-cell>
          <table:table-cell table:style-name="ce4" office:value-type="string">
            <text:p>Father </text:p>
          </table:table-cell>
          <table:table-cell office:value-type="string">
            <text:p>af002infantinfo</text:p>
          </table:table-cell>
          <table:table-cell table:formula="of:=&quot;insert into mpepu_&quot; &amp;LOWER( [.D29]) &amp; &quot; (display_index, short_name, name,  &quot; &amp; [.$D$1] &amp; &quot;) values (&quot;&quot;&quot; &amp; [.A29] &amp; &quot;&quot;&quot;, &quot;&quot;&quot; &amp; LOWER([.C29]) &amp; &quot;&quot;&quot;, &quot;&quot;&quot; &amp; [.C29] &amp; &quot;&quot;&quot;, &quot;&quot;&quot; &amp; [.$E$241] &amp; &quot;&quot;&quot;,&quot; &amp; [.$D$2]" office:value-type="string" office:string-value="insert into mpepu_af002infantinfo (display_index, short_name, name,   version, created, modified, user_created, user_modified, hostname_created, hostname_modified) values (&quot;30&quot;, &quot;father &quot;, &quot;Father &quot;, &quot;&quot;, now(), now(), 'cabel', 'cabel', '', '');&#10;GO">
            <text:p>insert into mpepu_af002infantinfo (display_index, short_name, name, <text:s text:c="2"/>version, created, modified, user_created, user_modified, hostname_created, hostname_modified) values ("30", "father ", "Father ", "", now(), now(), 'cabel', 'cabel', '', '');</text:p>
            <text:p>GO</text:p>
          </table:table-cell>
          <table:table-cell table:number-columns-repeated="1019"/>
        </table:table-row>
        <table:table-row table:style-name="ro2">
          <table:table-cell office:value-type="float" office:value="40">
            <text:p>40</text:p>
          </table:table-cell>
          <table:table-cell office:value-type="string">
            <text:p>sibling</text:p>
          </table:table-cell>
          <table:table-cell table:style-name="ce4" office:value-type="string">
            <text:p>Sibling </text:p>
          </table:table-cell>
          <table:table-cell office:value-type="string">
            <text:p>af002infantinfo</text:p>
          </table:table-cell>
          <table:table-cell table:formula="of:=&quot;insert into mpepu_&quot; &amp;LOWER( [.D30]) &amp; &quot; (display_index, short_name, name,  &quot; &amp; [.$D$1] &amp; &quot;) values (&quot;&quot;&quot; &amp; [.A30] &amp; &quot;&quot;&quot;, &quot;&quot;&quot; &amp; LOWER([.C30]) &amp; &quot;&quot;&quot;, &quot;&quot;&quot; &amp; [.C30] &amp; &quot;&quot;&quot;, &quot;&quot;&quot; &amp; [.$E$241] &amp; &quot;&quot;&quot;,&quot; &amp; [.$D$2]" office:value-type="string" office:string-value="insert into mpepu_af002infantinfo (display_index, short_name, name,   version, created, modified, user_created, user_modified, hostname_created, hostname_modified) values (&quot;40&quot;, &quot;sibling &quot;, &quot;Sibling &quot;, &quot;&quot;, now(), now(), 'cabel', 'cabel', '', '');&#10;GO">
            <text:p>insert into mpepu_af002infantinfo (display_index, short_name, name, <text:s text:c="2"/>version, created, modified, user_created, user_modified, hostname_created, hostname_modified) values ("40", "sibling ", "Sibling ", "", now(), now(), 'cabel', 'cabel', '', '');</text:p>
            <text:p>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adult caregiver,specify</text:p>
          </table:table-cell>
          <table:table-cell office:value-type="string">
            <text:p>af002infantinfo</text:p>
          </table:table-cell>
          <table:table-cell table:formula="of:=&quot;insert into mpepu_&quot; &amp;LOWER( [.D31]) &amp; &quot; (display_index, short_name, name,  &quot; &amp; [.$D$1] &amp; &quot;) values (&quot;&quot;&quot; &amp; [.A31] &amp; &quot;&quot;&quot;, &quot;&quot;&quot; &amp; LOWER([.C31]) &amp; &quot;&quot;&quot;, &quot;&quot;&quot; &amp; [.C31] &amp; &quot;&quot;&quot;, &quot;&quot;&quot; &amp; [.$E$241] &amp; &quot;&quot;&quot;,&quot; &amp; [.$D$2]" office:value-type="string" office:string-value="insert into mpepu_af002infantinfo (display_index, short_name, name,   version, created, modified, user_created, user_modified, hostname_created, hostname_modified) values (&quot;99&quot;, &quot;other adult caregiver,specify&quot;, &quot;Other adult caregiver,specify&quot;, &quot;&quot;, now(), now(), 'cabel', 'cabel', '', '');&#10;GO">
            <text:p>insert into mpepu_af002infantinfo (display_index, short_name, name, <text:s text:c="2"/>version, created, modified, user_created, user_modified, hostname_created, hostname_modified) values ("99", "other adult caregiver,specify", "Other adult caregiver,specify", "", now(), now(), 'cabel', 'cabel', '', '');</text:p>
            <text:p>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1" office:value-type="string">
            <text:p>af002currentstatus</text:p>
          </table:table-cell>
          <table:table-cell table:number-columns-repeated="2"/>
          <table:table-cell table:formula="of:=&quot;drop table &quot; &amp; [.$D$3] &amp;&quot;_&quot; &amp; LOWER([.F34]) &amp;&quot;;&quot;" office:value-type="string" office:string-value="drop table mpepu_af002currentstatus;">
            <text:p>drop table mpepu_af002currentstatus;</text:p>
          </table:table-cell>
          <table:table-cell table:number-columns-repeated="1015"/>
        </table:table-row>
        <table:table-row table:style-name="ro8">
          <table:table-cell office:value-type="float" office:value="10">
            <text:p>10</text:p>
          </table:table-cell>
          <table:table-cell office:value-type="string">
            <text:p>study_drug</text:p>
          </table:table-cell>
          <table:table-cell table:style-name="ce4" office:value-type="string">
            <text:p>On study/On drug (CTX/Placebo), study medication(s) continuing or temporarily held </text:p>
          </table:table-cell>
          <table:table-cell office:value-type="string">
            <text:p>af002currentstatus</text:p>
          </table:table-cell>
          <table:table-cell table:formula="of:=&quot;insert into mpepu_&quot; &amp;LOWER( [.D35]) &amp; &quot; (display_index, short_name, name,  &quot; &amp; [.$D$1] &amp; &quot;) values (&quot;&quot;&quot; &amp; [.A35] &amp; &quot;&quot;&quot;, &quot;&quot;&quot; &amp; LOWER([.C35]) &amp; &quot;&quot;&quot;, &quot;&quot;&quot; &amp; [.C35] &amp; &quot;&quot;&quot;, &quot;&quot;&quot; &amp; [.$E$241] &amp; &quot;&quot;&quot;,&quot; &amp; [.$D$2]" office:value-type="string" office:string-value="insert into mpepu_af002currentstatus (display_index, short_name, name,   version, created, modified, user_created, user_modified, hostname_created, hostname_modified) values (&quot;10&quot;, &quot;on study/on drug (ctx/placebo), study medication(s) continuing or temporarily held &quot;, &quot;On study/On drug (CTX/Placebo), study medication(s) continuing or temporarily held &quot;, &quot;&quot;, now(), now(), 'cabel', 'cabel', '', '');&#10;GO">
            <text:p>insert into mpepu_af002currentstatus (display_index, short_name, name, <text:s text:c="2"/>version, created, modified, user_created, user_modified, hostname_created, hostname_modified) values ("10", "on study/on drug (ctx/placebo), study medication(s) continuing or temporarily held ", "On study/On drug (CTX/Placebo), study medication(s) continuing or temporarily held ", "", now(), now(), 'cabel', 'cabel', '', '');</text:p>
            <text:p>GO</text:p>
          </table:table-cell>
          <table:table-cell table:number-columns-repeated="1019"/>
        </table:table-row>
        <table:table-row table:style-name="ro9">
          <table:table-cell office:value-type="float" office:value="20">
            <text:p>20</text:p>
          </table:table-cell>
          <table:table-cell office:value-type="string">
            <text:p>off_drug</text:p>
          </table:table-cell>
          <table:table-cell table:style-name="ce4" office:value-type="string">
            <text:p>On study/Off drug (CTX/Placebo), study medication(s) permanently discontinued- clinic follow-up continuing </text:p>
          </table:table-cell>
          <table:table-cell office:value-type="string">
            <text:p>af002currentstatus</text:p>
          </table:table-cell>
          <table:table-cell table:formula="of:=&quot;insert into mpepu_&quot; &amp;LOWER( [.D36]) &amp; &quot; (display_index, short_name, name,  &quot; &amp; [.$D$1] &amp; &quot;) values (&quot;&quot;&quot; &amp; [.A36] &amp; &quot;&quot;&quot;, &quot;&quot;&quot; &amp; LOWER([.C36]) &amp; &quot;&quot;&quot;, &quot;&quot;&quot; &amp; [.C36] &amp; &quot;&quot;&quot;, &quot;&quot;&quot; &amp; [.$E$241] &amp; &quot;&quot;&quot;,&quot; &amp; [.$D$2]" office:value-type="string" office:string-value="insert into mpepu_af002currentstatus (display_index, short_name, name,   version, created, modified, user_created, user_modified, hostname_created, hostname_modified) values (&quot;20&quot;, &quot;on study/off drug (ctx/placebo), study medication(s) permanently discontinued- clinic follow-up continuing &quot;, &quot;On study/Off drug (CTX/Placebo), study medication(s) permanently discontinued- clinic follow-up continuing &quot;, &quot;&quot;, now(), now(), 'cabel', 'cabel', '', '');&#10;GO">
            <text:p>insert into mpepu_af002currentstatus (display_index, short_name, name, <text:s text:c="2"/>version, created, modified, user_created, user_modified, hostname_created, hostname_modified) values ("20", "on study/off drug (ctx/placebo), study medication(s) permanently discontinued- clinic follow-up continuing ", "On study/Off drug (CTX/Placebo), study medication(s) permanently discontinued- clinic follow-up continuing ", "", now(), now(), 'cabel', 'cabel', '', '');</text:p>
            <text:p>GO</text:p>
          </table:table-cell>
          <table:table-cell table:number-columns-repeated="1019"/>
        </table:table-row>
        <table:table-row table:style-name="ro3">
          <table:table-cell office:value-type="float" office:value="30">
            <text:p>30</text:p>
          </table:table-cell>
          <table:table-cell office:value-type="string">
            <text:p>not_started</text:p>
          </table:table-cell>
          <table:table-cell table:style-name="ce4" office:value-type="string">
            <text:p>On study/has not yet started study medication(s)(CTX/Placebo) </text:p>
          </table:table-cell>
          <table:table-cell office:value-type="string">
            <text:p>af002currentstatus</text:p>
          </table:table-cell>
          <table:table-cell table:formula="of:=&quot;insert into mpepu_&quot; &amp;LOWER( [.D37]) &amp; &quot; (display_index, short_name, name,  &quot; &amp; [.$D$1] &amp; &quot;) values (&quot;&quot;&quot; &amp; [.A37] &amp; &quot;&quot;&quot;, &quot;&quot;&quot; &amp; LOWER([.C37]) &amp; &quot;&quot;&quot;, &quot;&quot;&quot; &amp; [.C37] &amp; &quot;&quot;&quot;, &quot;&quot;&quot; &amp; [.$E$241] &amp; &quot;&quot;&quot;,&quot; &amp; [.$D$2]" office:value-type="string" office:string-value="insert into mpepu_af002currentstatus (display_index, short_name, name,   version, created, modified, user_created, user_modified, hostname_created, hostname_modified) values (&quot;30&quot;, &quot;on study/has not yet started study medication(s)(ctx/placebo) &quot;, &quot;On study/has not yet started study medication(s)(CTX/Placebo) &quot;, &quot;&quot;, now(), now(), 'cabel', 'cabel', '', '');&#10;GO">
            <text:p>insert into mpepu_af002currentstatus (display_index, short_name, name, <text:s text:c="2"/>version, created, modified, user_created, user_modified, hostname_created, hostname_modified) values ("30", "on study/has not yet started study medication(s)(ctx/placebo) ", "On study/has not yet started study medication(s)(CTX/Placebo) ", "", now(), now(), 'cabel', 'cabel', '', '');</text:p>
            <text:p>GO</text:p>
          </table:table-cell>
          <table:table-cell table:number-columns-repeated="1019"/>
        </table:table-row>
        <table:table-row table:style-name="ro2">
          <table:table-cell office:value-type="float" office:value="40">
            <text:p>40</text:p>
          </table:table-cell>
          <table:table-cell office:value-type="string">
            <text:p>rando_today</text:p>
          </table:table-cell>
          <table:table-cell table:style-name="ce4" office:value-type="string">
            <text:p>Being randomised today </text:p>
          </table:table-cell>
          <table:table-cell office:value-type="string">
            <text:p>af002currentstatus</text:p>
          </table:table-cell>
          <table:table-cell table:formula="of:=&quot;insert into mpepu_&quot; &amp;LOWER( [.D38]) &amp; &quot; (display_index, short_name, name,  &quot; &amp; [.$D$1] &amp; &quot;) values (&quot;&quot;&quot; &amp; [.A38] &amp; &quot;&quot;&quot;, &quot;&quot;&quot; &amp; LOWER([.C38]) &amp; &quot;&quot;&quot;, &quot;&quot;&quot; &amp; [.C38] &amp; &quot;&quot;&quot;, &quot;&quot;&quot; &amp; [.$E$241] &amp; &quot;&quot;&quot;,&quot; &amp; [.$D$2]" office:value-type="string" office:string-value="insert into mpepu_af002currentstatus (display_index, short_name, name,   version, created, modified, user_created, user_modified, hostname_created, hostname_modified) values (&quot;40&quot;, &quot;being randomised today &quot;, &quot;Being randomised today &quot;, &quot;&quot;, now(), now(), 'cabel', 'cabel', '', '');&#10;GO">
            <text:p>insert into mpepu_af002currentstatus (display_index, short_name, name, <text:s text:c="2"/>version, created, modified, user_created, user_modified, hostname_created, hostname_modified) values ("40", "being randomised today ", "Being randomised today ", "", now(), now(), 'cabel', 'cabel', '', '');</text:p>
            <text:p>GO</text:p>
          </table:table-cell>
          <table:table-cell table:number-columns-repeated="1019"/>
        </table:table-row>
        <table:table-row table:style-name="ro8">
          <table:table-cell office:value-type="float" office:value="50">
            <text:p>50</text:p>
          </table:table-cell>
          <table:table-cell office:value-type="string">
            <text:p>off_study</text:p>
          </table:table-cell>
          <table:table-cell table:style-name="ce4" office:value-type="string">
            <text:p>Off study-no further follow-up (including death); use only for last study contact </text:p>
          </table:table-cell>
          <table:table-cell office:value-type="string">
            <text:p>af002currentstatus</text:p>
          </table:table-cell>
          <table:table-cell table:formula="of:=&quot;insert into mpepu_&quot; &amp;LOWER( [.D39]) &amp; &quot; (display_index, short_name, name,  &quot; &amp; [.$D$1] &amp; &quot;) values (&quot;&quot;&quot; &amp; [.A39] &amp; &quot;&quot;&quot;, &quot;&quot;&quot; &amp; LOWER([.C39]) &amp; &quot;&quot;&quot;, &quot;&quot;&quot; &amp; [.C39] &amp; &quot;&quot;&quot;, &quot;&quot;&quot; &amp; [.$E$241] &amp; &quot;&quot;&quot;,&quot; &amp; [.$D$2]" office:value-type="string" office:string-value="insert into mpepu_af002currentstatus (display_index, short_name, name,   version, created, modified, user_created, user_modified, hostname_created, hostname_modified) values (&quot;50&quot;, &quot;off study-no further follow-up (including death); use only for last study contact &quot;, &quot;Off study-no further follow-up (including death); use only for last study contact &quot;, &quot;&quot;, now(), now(), 'cabel', 'cabel', '', '');&#10;GO">
            <text:p>insert into mpepu_af002currentstatus (display_index, short_name, name, <text:s text:c="2"/>version, created, modified, user_created, user_modified, hostname_created, hostname_modified) values ("50", "off study-no further follow-up (including death); use only for last study contact ", "Off study-no further follow-up (including death); use only for last study contact ", "", now(), now(), 'cabel', 'cabel', '', '');</text:p>
            <text:p>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1" office:value-type="string">
            <text:p>af002reasonvisit</text:p>
          </table:table-cell>
          <table:table-cell table:number-columns-repeated="2"/>
          <table:table-cell table:formula="of:=&quot;drop table &quot; &amp; [.$D$3] &amp;&quot;_&quot; &amp; LOWER([.F42]) &amp;&quot;;&quot;" office:value-type="string" office:string-value="drop table mpepu_af002reasonvisit;">
            <text:p>drop table mpepu_af002reasonvisit;</text:p>
          </table:table-cell>
          <table:table-cell table:number-columns-repeated="1015"/>
        </table:table-row>
        <table:table-row table:style-name="ro2">
          <table:table-cell office:value-type="float" office:value="10">
            <text:p>10</text:p>
          </table:table-cell>
          <table:table-cell/>
          <table:table-cell table:style-name="ce4" office:value-type="string">
            <text:p>Scheduled visit/contact</text:p>
          </table:table-cell>
          <table:table-cell office:value-type="string">
            <text:p>af002reasonvisit</text:p>
          </table:table-cell>
          <table:table-cell table:formula="of:=&quot;insert into mpepu_&quot; &amp;LOWER( [.D43]) &amp; &quot; (display_index, short_name, name,  &quot; &amp; [.$D$1] &amp; &quot;) values (&quot;&quot;&quot; &amp; [.A43] &amp; &quot;&quot;&quot;, &quot;&quot;&quot; &amp; LOWER([.C43]) &amp; &quot;&quot;&quot;, &quot;&quot;&quot; &amp; [.C43] &amp; &quot;&quot;&quot;, &quot;&quot;&quot; &amp; [.$E$241] &amp; &quot;&quot;&quot;,&quot; &amp; [.$D$2]" office:value-type="string" office:string-value="insert into mpepu_af002reasonvisit (display_index, short_name, name,   version, created, modified, user_created, user_modified, hostname_created, hostname_modified) values (&quot;10&quot;, &quot;scheduled visit/contact&quot;, &quot;Scheduled visit/contact&quot;, &quot;&quot;, now(), now(), 'cabel', 'cabel', '', '');&#10;GO">
            <text:p>insert into mpepu_af002reasonvisit (display_index, short_name, name, <text:s text:c="2"/>version, created, modified, user_created, user_modified, hostname_created, hostname_modified) values ("10", "scheduled visit/contact", "Scheduled visit/contact", "", now(), now(), 'cabel', 'cabel', '', '');</text:p>
            <text:p>GO</text:p>
          </table:table-cell>
          <table:table-cell table:number-columns-repeated="1019"/>
        </table:table-row>
        <table:table-row table:style-name="ro2">
          <table:table-cell office:value-type="float" office:value="20">
            <text:p>20</text:p>
          </table:table-cell>
          <table:table-cell/>
          <table:table-cell table:style-name="ce4" office:value-type="string">
            <text:p>Missed Scheduled visit</text:p>
          </table:table-cell>
          <table:table-cell office:value-type="string">
            <text:p>af002reasonvisit</text:p>
          </table:table-cell>
          <table:table-cell table:formula="of:=&quot;insert into mpepu_&quot; &amp;LOWER( [.D44]) &amp; &quot; (display_index, short_name, name,  &quot; &amp; [.$D$1] &amp; &quot;) values (&quot;&quot;&quot; &amp; [.A44] &amp; &quot;&quot;&quot;, &quot;&quot;&quot; &amp; LOWER([.C44]) &amp; &quot;&quot;&quot;, &quot;&quot;&quot; &amp; [.C44] &amp; &quot;&quot;&quot;, &quot;&quot;&quot; &amp; [.$E$241] &amp; &quot;&quot;&quot;,&quot; &amp; [.$D$2]" office:value-type="string" office:string-value="insert into mpepu_af002reasonvisit (display_index, short_name, name,   version, created, modified, user_created, user_modified, hostname_created, hostname_modified) values (&quot;20&quot;, &quot;missed scheduled visit&quot;, &quot;Missed Scheduled visit&quot;, &quot;&quot;, now(), now(), 'cabel', 'cabel', '', '');&#10;GO">
            <text:p>insert into mpepu_af002reasonvisit (display_index, short_name, name, <text:s text:c="2"/>version, created, modified, user_created, user_modified, hostname_created, hostname_modified) values ("20", "missed scheduled visit", "Missed Scheduled visit", "", now(), now(), 'cabel', 'cabel', '', '');</text:p>
            <text:p>GO</text:p>
          </table:table-cell>
          <table:table-cell table:number-columns-repeated="1019"/>
        </table:table-row>
        <table:table-row table:style-name="ro7">
          <table:table-cell office:value-type="float" office:value="30">
            <text:p>30</text:p>
          </table:table-cell>
          <table:table-cell/>
          <table:table-cell table:style-name="ce4" office:value-type="string">
            <text:p>Unscheduled visit at which lab samples or data are being submitted </text:p>
          </table:table-cell>
          <table:table-cell office:value-type="string">
            <text:p>af002reasonvisit</text:p>
          </table:table-cell>
          <table:table-cell table:formula="of:=&quot;insert into mpepu_&quot; &amp;LOWER( [.D45]) &amp; &quot; (display_index, short_name, name,  &quot; &amp; [.$D$1] &amp; &quot;) values (&quot;&quot;&quot; &amp; [.A45] &amp; &quot;&quot;&quot;, &quot;&quot;&quot; &amp; LOWER([.C45]) &amp; &quot;&quot;&quot;, &quot;&quot;&quot; &amp; [.C45] &amp; &quot;&quot;&quot;, &quot;&quot;&quot; &amp; [.$E$241] &amp; &quot;&quot;&quot;,&quot; &amp; [.$D$2]" office:value-type="string" office:string-value="insert into mpepu_af002reasonvisit (display_index, short_name, name,   version, created, modified, user_created, user_modified, hostname_created, hostname_modified) values (&quot;30&quot;, &quot;unscheduled visit at which lab samples or data are being submitted &quot;, &quot;Unscheduled visit at which lab samples or data are being submitted &quot;, &quot;&quot;, now(), now(), 'cabel', 'cabel', '', '');&#10;GO">
            <text:p>insert into mpepu_af002reasonvisit (display_index, short_name, name, <text:s text:c="2"/>version, created, modified, user_created, user_modified, hostname_created, hostname_modified) values ("30", "unscheduled visit at which lab samples or data are being submitted ", "Unscheduled visit at which lab samples or data are being submitted ", "", now(), now(), 'cabel', 'cabel', '', '');</text:p>
            <text:p>GO</text:p>
          </table:table-cell>
          <table:table-cell table:number-columns-repeated="1019"/>
        </table:table-row>
        <table:table-row table:style-name="ro2">
          <table:table-cell office:value-type="float" office:value="40">
            <text:p>40</text:p>
          </table:table-cell>
          <table:table-cell/>
          <table:table-cell table:style-name="ce4" office:value-type="string">
            <text:p>Lost to follow-up </text:p>
          </table:table-cell>
          <table:table-cell office:value-type="string">
            <text:p>af002reasonvisit</text:p>
          </table:table-cell>
          <table:table-cell table:formula="of:=&quot;insert into mpepu_&quot; &amp;LOWER( [.D46]) &amp; &quot; (display_index, short_name, name,  &quot; &amp; [.$D$1] &amp; &quot;) values (&quot;&quot;&quot; &amp; [.A46] &amp; &quot;&quot;&quot;, &quot;&quot;&quot; &amp; LOWER([.C46]) &amp; &quot;&quot;&quot;, &quot;&quot;&quot; &amp; [.C46] &amp; &quot;&quot;&quot;, &quot;&quot;&quot; &amp; [.$E$241] &amp; &quot;&quot;&quot;,&quot; &amp; [.$D$2]" office:value-type="string" office:string-value="insert into mpepu_af002reasonvisit (display_index, short_name, name,   version, created, modified, user_created, user_modified, hostname_created, hostname_modified) values (&quot;40&quot;, &quot;lost to follow-up &quot;, &quot;Lost to follow-up &quot;, &quot;&quot;, now(), now(), 'cabel', 'cabel', '', '');&#10;GO">
            <text:p>insert into mpepu_af002reasonvisit (display_index, short_name, name, <text:s text:c="2"/>version, created, modified, user_created, user_modified, hostname_created, hostname_modified) values ("40", "lost to follow-up ", "Lost to follow-up ", "", now(), now(), 'cabel', 'cabel', '', '');</text:p>
            <text:p>GO</text:p>
          </table:table-cell>
          <table:table-cell table:number-columns-repeated="1019"/>
        </table:table-row>
        <table:table-row table:style-name="ro2">
          <table:table-cell office:value-type="float" office:value="50">
            <text:p>50</text:p>
          </table:table-cell>
          <table:table-cell/>
          <table:table-cell table:style-name="ce4" office:value-type="string">
            <text:p>Death</text:p>
          </table:table-cell>
          <table:table-cell office:value-type="string">
            <text:p>af002reasonvisit</text:p>
          </table:table-cell>
          <table:table-cell table:formula="of:=&quot;insert into mpepu_&quot; &amp;LOWER( [.D47]) &amp; &quot; (display_index, short_name, name,  &quot; &amp; [.$D$1] &amp; &quot;) values (&quot;&quot;&quot; &amp; [.A47] &amp; &quot;&quot;&quot;, &quot;&quot;&quot; &amp; LOWER([.C47]) &amp; &quot;&quot;&quot;, &quot;&quot;&quot; &amp; [.C47] &amp; &quot;&quot;&quot;, &quot;&quot;&quot; &amp; [.$E$241] &amp; &quot;&quot;&quot;,&quot; &amp; [.$D$2]" office:value-type="string" office:string-value="insert into mpepu_af002reasonvisit (display_index, short_name, name,   version, created, modified, user_created, user_modified, hostname_created, hostname_modified) values (&quot;50&quot;, &quot;death&quot;, &quot;Death&quot;, &quot;&quot;, now(), now(), 'cabel', 'cabel', '', '');&#10;GO">
            <text:p>insert into mpepu_af002reasonvisit (display_index, short_name, name, <text:s text:c="2"/>version, created, modified, user_created, user_modified, hostname_created, hostname_modified) values ("50", "death", "Death", "", now(), now(), 'cabel', 'cabel', '', '');</text:p>
            <text:p>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1" office:value-type="string">
            <text:p>af003reasondiscnt</text:p>
          </table:table-cell>
          <table:table-cell table:number-columns-repeated="2"/>
          <table:table-cell table:formula="of:=&quot;drop table &quot; &amp; [.$D$3] &amp;&quot;_&quot; &amp; LOWER([.F50]) &amp;&quot;;&quot;" office:value-type="string" office:string-value="drop table mpepu_af003reasondiscnt;">
            <text:p>drop table mpepu_af003reasondiscnt;</text:p>
          </table:table-cell>
          <table:table-cell table:number-columns-repeated="1015"/>
        </table:table-row>
        <table:table-row table:style-name="ro3">
          <table:table-cell office:value-type="float" office:value="10">
            <text:p>10</text:p>
          </table:table-cell>
          <table:table-cell office:value-type="string">
            <text:p>completed</text:p>
          </table:table-cell>
          <table:table-cell table:style-name="ce4" office:value-type="string">
            <text:p>Completion of protocol-required period of study treatment </text:p>
          </table:table-cell>
          <table:table-cell office:value-type="string">
            <text:p>af003reasondiscnt</text:p>
          </table:table-cell>
          <table:table-cell table:formula="of:=&quot;insert into mpepu_&quot; &amp;LOWER( [.D51]) &amp; &quot; (display_index, short_name, name,  &quot; &amp; [.$D$1] &amp; &quot;) values (&quot;&quot;&quot; &amp; [.A51] &amp; &quot;&quot;&quot;, &quot;&quot;&quot; &amp; LOWER([.C51]) &amp; &quot;&quot;&quot;, &quot;&quot;&quot; &amp; [.C51] &amp; &quot;&quot;&quot;, &quot;&quot;&quot; &amp; [.$E$241] &amp; &quot;&quot;&quot;,&quot; &amp; [.$D$2]" office:value-type="string" office:string-value="insert into mpepu_af003reasondiscnt (display_index, short_name, name,   version, created, modified, user_created, user_modified, hostname_created, hostname_modified) values (&quot;10&quot;, &quot;completion of protocol-required period of study treatment &quot;, &quot;Completion of protocol-required period of study treatment &quot;, &quot;&quot;, now(), now(), 'cabel', 'cabel', '', '');&#10;GO">
            <text:p>insert into mpepu_af003reasondiscnt (display_index, short_name, name, <text:s text:c="2"/>version, created, modified, user_created, user_modified, hostname_created, hostname_modified) values ("10", "completion of protocol-required period of study treatment ", "Completion of protocol-required period of study treatment ", "", now(), now(), 'cabel', 'cabel', '', '');</text:p>
            <text:p>GO</text:p>
          </table:table-cell>
          <table:table-cell table:number-columns-repeated="1019"/>
        </table:table-row>
        <table:table-row table:style-name="ro7">
          <table:table-cell office:value-type="float" office:value="20">
            <text:p>20</text:p>
          </table:table-cell>
          <table:table-cell office:value-type="string">
            <text:p>going_off</text:p>
          </table:table-cell>
          <table:table-cell table:style-name="ce4" office:value-type="string">
            <text:p>Participant going off-study for any reason, including death or lost to follow-up</text:p>
          </table:table-cell>
          <table:table-cell office:value-type="string">
            <text:p>af003reasondiscnt</text:p>
          </table:table-cell>
          <table:table-cell table:formula="of:=&quot;insert into mpepu_&quot; &amp;LOWER( [.D52]) &amp; &quot; (display_index, short_name, name,  &quot; &amp; [.$D$1] &amp; &quot;) values (&quot;&quot;&quot; &amp; [.A52] &amp; &quot;&quot;&quot;, &quot;&quot;&quot; &amp; LOWER([.C52]) &amp; &quot;&quot;&quot;, &quot;&quot;&quot; &amp; [.C52] &amp; &quot;&quot;&quot;, &quot;&quot;&quot; &amp; [.$E$241] &amp; &quot;&quot;&quot;,&quot; &amp; [.$D$2]" office:value-type="string" office:string-value="insert into mpepu_af003reasondiscnt (display_index, short_name, name,   version, created, modified, user_created, user_modified, hostname_created, hostname_modified) values (&quot;20&quot;, &quot;participant going off-study for any reason, including death or lost to follow-up&quot;, &quot;Participant going off-study for any reason, including death or lost to follow-up&quot;, &quot;&quot;, now(), now(), 'cabel', 'cabel', '', '');&#10;GO">
            <text:p>insert into mpepu_af003reasondiscnt (display_index, short_name, name, <text:s text:c="2"/>version, created, modified, user_created, user_modified, hostname_created, hostname_modified) values ("20", "participant going off-study for any reason, including death or lost to follow-up", "Participant going off-study for any reason, including death or lost to follow-up", "", now(), now(), 'cabel', 'cabel', '', '');</text:p>
            <text:p>GO</text:p>
          </table:table-cell>
          <table:table-cell table:number-columns-repeated="1019"/>
        </table:table-row>
        <table:table-row table:style-name="ro4">
          <table:table-cell office:value-type="float" office:value="30">
            <text:p>30</text:p>
          </table:table-cell>
          <table:table-cell office:value-type="string">
            <text:p>toxicity</text:p>
          </table:table-cell>
          <table:table-cell table:style-name="ce4" office:value-type="string">
            <text:p>At Investigator's discretion, due to persistent toxicity (confirmed or suspected to be possibly related to study drug) </text:p>
          </table:table-cell>
          <table:table-cell office:value-type="string">
            <text:p>af003reasondiscnt</text:p>
          </table:table-cell>
          <table:table-cell table:formula="of:=&quot;insert into mpepu_&quot; &amp;LOWER( [.D53]) &amp; &quot; (display_index, short_name, name,  &quot; &amp; [.$D$1] &amp; &quot;) values (&quot;&quot;&quot; &amp; [.A53] &amp; &quot;&quot;&quot;, &quot;&quot;&quot; &amp; LOWER([.C53]) &amp; &quot;&quot;&quot;, &quot;&quot;&quot; &amp; [.C53] &amp; &quot;&quot;&quot;, &quot;&quot;&quot; &amp; [.$E$241] &amp; &quot;&quot;&quot;,&quot; &amp; [.$D$2]" office:value-type="string" office:string-value="insert into mpepu_af003reasondiscnt (display_index, short_name, name,   version, created, modified, user_created, user_modified, hostname_created, hostname_modified) values (&quot;30&quot;, &quot;at investigator's discretion, due to persistent toxicity (confirmed or suspected to be possibly related to study drug) &quot;, &quot;At Investigator's discretion, due to persistent toxicity (confirmed or suspected to be possibly related to study drug) &quot;, &quot;&quot;, now(), now(), 'cabel', 'cabel', '', '');&#10;GO">
            <text:p>insert into mpepu_af003reasondiscnt (display_index, short_name, name, <text:s text:c="2"/>version, created, modified, user_created, user_modified, hostname_created, hostname_modified) values ("30", "at investigator's discretion, due to persistent toxicity (confirmed or suspected to be possibly related to study drug) ", "At Investigator's discretion, due to persistent toxicity (confirmed or suspected to be possibly related to study drug) ", "", now(), now(), 'cabel', 'cabel', '', '');</text:p>
            <text:p>GO</text:p>
          </table:table-cell>
          <table:table-cell table:number-columns-repeated="1019"/>
        </table:table-row>
        <table:table-row table:style-name="ro8">
          <table:table-cell office:value-type="float" office:value="40">
            <text:p>40</text:p>
          </table:table-cell>
          <table:table-cell office:value-type="string">
            <text:p>mother_decision</text:p>
          </table:table-cell>
          <table:table-cell table:style-name="ce4" office:value-type="string">
            <text:p>Participant's mother/caregiver no longer wants child to receive study drug any longer </text:p>
          </table:table-cell>
          <table:table-cell office:value-type="string">
            <text:p>af003reasondiscnt</text:p>
          </table:table-cell>
          <table:table-cell table:formula="of:=&quot;insert into mpepu_&quot; &amp;LOWER( [.D54]) &amp; &quot; (display_index, short_name, name,  &quot; &amp; [.$D$1] &amp; &quot;) values (&quot;&quot;&quot; &amp; [.A54] &amp; &quot;&quot;&quot;, &quot;&quot;&quot; &amp; LOWER([.C54]) &amp; &quot;&quot;&quot;, &quot;&quot;&quot; &amp; [.C54] &amp; &quot;&quot;&quot;, &quot;&quot;&quot; &amp; [.$E$241] &amp; &quot;&quot;&quot;,&quot; &amp; [.$D$2]" office:value-type="string" office:string-value="insert into mpepu_af003reasondiscnt (display_index, short_name, name,   version, created, modified, user_created, user_modified, hostname_created, hostname_modified) values (&quot;40&quot;, &quot;participant's mother/caregiver no longer wants child to receive study drug any longer &quot;, &quot;Participant's mother/caregiver no longer wants child to receive study drug any longer &quot;, &quot;&quot;, now(), now(), 'cabel', 'cabel', '', '');&#10;GO">
            <text:p>insert into mpepu_af003reasondiscnt (display_index, short_name, name, <text:s text:c="2"/>version, created, modified, user_created, user_modified, hostname_created, hostname_modified) values ("40", "participant's mother/caregiver no longer wants child to receive study drug any longer ", "Participant's mother/caregiver no longer wants child to receive study drug any longer ", "", now(), now(), 'cabel', 'cabel', '', '');</text:p>
            <text:p>GO</text:p>
          </table:table-cell>
          <table:table-cell table:number-columns-repeated="1019"/>
        </table:table-row>
        <table:table-row table:style-name="ro3">
          <table:table-cell office:value-type="float" office:value="50">
            <text:p>50</text:p>
          </table:table-cell>
          <table:table-cell office:value-type="string">
            <text:p>hiv_positive</text:p>
          </table:table-cell>
          <table:table-cell table:style-name="ce4" office:value-type="string">
            <text:p>Child is HIV- infected (Open-label CTX indicated) </text:p>
          </table:table-cell>
          <table:table-cell office:value-type="string">
            <text:p>af003reasondiscnt</text:p>
          </table:table-cell>
          <table:table-cell table:formula="of:=&quot;insert into mpepu_&quot; &amp;LOWER( [.D55]) &amp; &quot; (display_index, short_name, name,  &quot; &amp; [.$D$1] &amp; &quot;) values (&quot;&quot;&quot; &amp; [.A55] &amp; &quot;&quot;&quot;, &quot;&quot;&quot; &amp; LOWER([.C55]) &amp; &quot;&quot;&quot;, &quot;&quot;&quot; &amp; [.C55] &amp; &quot;&quot;&quot;, &quot;&quot;&quot; &amp; [.$E$241] &amp; &quot;&quot;&quot;,&quot; &amp; [.$D$2]" office:value-type="string" office:string-value="insert into mpepu_af003reasondiscnt (display_index, short_name, name,   version, created, modified, user_created, user_modified, hostname_created, hostname_modified) values (&quot;50&quot;, &quot;child is hiv- infected (open-label ctx indicated) &quot;, &quot;Child is HIV- infected (Open-label CTX indicated) &quot;, &quot;&quot;, now(), now(), 'cabel', 'cabel', '', '');&#10;GO">
            <text:p>insert into mpepu_af003reasondiscnt (display_index, short_name, name, <text:s text:c="2"/>version, created, modified, user_created, user_modified, hostname_created, hostname_modified) values ("50", "child is hiv- infected (open-label ctx indicated) ", "Child is HIV- infected (Open-label CTX indicated) ", "", now(), now(), 'cabel', 'cabel', '', '');</text:p>
            <text:p>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specify</text:p>
          </table:table-cell>
          <table:table-cell office:value-type="string">
            <text:p>af003reasondiscnt</text:p>
          </table:table-cell>
          <table:table-cell table:formula="of:=&quot;insert into mpepu_&quot; &amp;LOWER( [.D56]) &amp; &quot; (display_index, short_name, name,  &quot; &amp; [.$D$1] &amp; &quot;) values (&quot;&quot;&quot; &amp; [.A56] &amp; &quot;&quot;&quot;, &quot;&quot;&quot; &amp; LOWER([.C56]) &amp; &quot;&quot;&quot;, &quot;&quot;&quot; &amp; [.C56] &amp; &quot;&quot;&quot;, &quot;&quot;&quot; &amp; [.$E$241] &amp; &quot;&quot;&quot;,&quot; &amp; [.$D$2]" office:value-type="string" office:string-value="insert into mpepu_af003reasondiscnt (display_index, short_name, name,   version, created, modified, user_created, user_modified, hostname_created, hostname_modified) values (&quot;99&quot;, &quot;other,specify&quot;, &quot;Other,specify&quot;, &quot;&quot;, now(), now(), 'cabel', 'cabel', '', '');&#10;GO">
            <text:p>insert into mpepu_af003reasondiscnt (display_index, short_name, name, <text:s text:c="2"/>version, created, modified, user_created, user_modified, hostname_created, hostname_modified) values ("99", "other,specify", "Other,specify", "", now(), now(), 'cabel', 'cabel', '', '');</text:p>
            <text:p>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af004reasonoffstudymother</text:p>
          </table:table-cell>
          <table:table-cell table:number-columns-repeated="2"/>
          <table:table-cell table:formula="of:=&quot;drop table &quot; &amp; [.$D$3] &amp;&quot;_&quot; &amp; LOWER([.F59]) &amp;&quot;;&quot;" office:value-type="string" office:string-value="drop table mpepu_af004reasonoffstudymother;">
            <text:p>drop table mpepu_af004reasonoffstudymother;</text:p>
          </table:table-cell>
          <table:table-cell table:number-columns-repeated="1015"/>
        </table:table-row>
        <table:table-row table:style-name="ro3">
          <table:table-cell office:value-type="float" office:value="10">
            <text:p>10</text:p>
          </table:table-cell>
          <table:table-cell office:value-type="string">
            <text:p>&lt;18_mother</text:p>
          </table:table-cell>
          <table:table-cell table:style-name="ce4" office:value-type="string">
            <text:p>Mother of infant found to be less than 18 years of age </text:p>
          </table:table-cell>
          <table:table-cell table:style-name="ce7" office:value-type="string">
            <text:p>af004reasonoffstudymother</text:p>
          </table:table-cell>
          <table:table-cell table:formula="of:=&quot;insert into mpepu_&quot; &amp;LOWER( [.D60]) &amp; &quot; (display_index, short_name, name,  &quot; &amp; [.$D$1] &amp; &quot;) values (&quot;&quot;&quot; &amp; [.A60] &amp; &quot;&quot;&quot;, &quot;&quot;&quot; &amp; LOWER([.C60]) &amp; &quot;&quot;&quot;, &quot;&quot;&quot; &amp; [.C60] &amp; &quot;&quot;&quot;, &quot;&quot;&quot; &amp; [.$E$241] &amp; &quot;&quot;&quot;,&quot; &amp; [.$D$2]" office:value-type="string" office:string-value="insert into mpepu_af004reasonoffstudymother (display_index, short_name, name,   version, created, modified, user_created, user_modified, hostname_created, hostname_modified) values (&quot;10&quot;, &quot;mother of infant found to be less than 18 years of age &quot;, &quot;Mother of infant found to be less than 18 years of age &quot;, &quot;&quot;, now(), now(), 'cabel', 'cabel', '', '');&#10;GO">
            <text:p>insert into mpepu_af004reasonoffstudymother (display_index, short_name, name, <text:s text:c="2"/>version, created, modified, user_created, user_modified, hostname_created, hostname_modified) values ("10", "mother of infant found to be less than 18 years of age ", "Mother of infant found to be less than 18 years of age ", "", now(), now(), 'cabel', 'cabel', '', '');</text:p>
            <text:p>GO</text:p>
          </table:table-cell>
          <table:table-cell table:number-columns-repeated="1019"/>
        </table:table-row>
        <table:table-row table:style-name="ro6">
          <table:table-cell office:value-type="float" office:value="20">
            <text:p>20</text:p>
          </table:table-cell>
          <table:table-cell office:value-type="string">
            <text:p>non_citizen</text:p>
          </table:table-cell>
          <table:table-cell table:style-name="ce4" office:value-type="string">
            <text:p>Mother found not be a citizen of Botswana </text:p>
          </table:table-cell>
          <table:table-cell table:style-name="ce7" office:value-type="string">
            <text:p>af004reasonoffstudymother</text:p>
          </table:table-cell>
          <table:table-cell table:formula="of:=&quot;insert into mpepu_&quot; &amp;LOWER( [.D61]) &amp; &quot; (display_index, short_name, name,  &quot; &amp; [.$D$1] &amp; &quot;) values (&quot;&quot;&quot; &amp; [.A61] &amp; &quot;&quot;&quot;, &quot;&quot;&quot; &amp; LOWER([.C61]) &amp; &quot;&quot;&quot;, &quot;&quot;&quot; &amp; [.C61] &amp; &quot;&quot;&quot;, &quot;&quot;&quot; &amp; [.$E$241] &amp; &quot;&quot;&quot;,&quot; &amp; [.$D$2]" office:value-type="string" office:string-value="insert into mpepu_af004reasonoffstudymother (display_index, short_name, name,   version, created, modified, user_created, user_modified, hostname_created, hostname_modified) values (&quot;20&quot;, &quot;mother found not be a citizen of botswana &quot;, &quot;Mother found not be a citizen of Botswana &quot;, &quot;&quot;, now(), now(), 'cabel', 'cabel', '', '');&#10;GO">
            <text:p>insert into mpepu_af004reasonoffstudymother (display_index, short_name, name, <text:s text:c="2"/>version, created, modified, user_created, user_modified, hostname_created, hostname_modified) values ("20", "mother found not be a citizen of botswana ", "Mother found not be a citizen of Botswana ", "", now(), now(), 'cabel', 'cabel', '', '');</text:p>
            <text:p>GO</text:p>
          </table:table-cell>
          <table:table-cell table:number-columns-repeated="1019"/>
        </table:table-row>
        <table:table-row table:style-name="ro7">
          <table:table-cell office:value-type="float" office:value="30">
            <text:p>30</text:p>
          </table:table-cell>
          <table:table-cell office:value-type="string">
            <text:p>out_study_area</text:p>
          </table:table-cell>
          <table:table-cell table:style-name="ce4" office:value-type="string">
            <text:p>Subject will be moving out of study area or unable to stay in study area </text:p>
          </table:table-cell>
          <table:table-cell table:style-name="ce7" office:value-type="string">
            <text:p>af004reasonoffstudymother</text:p>
          </table:table-cell>
          <table:table-cell table:formula="of:=&quot;insert into mpepu_&quot; &amp;LOWER( [.D62]) &amp; &quot; (display_index, short_name, name,  &quot; &amp; [.$D$1] &amp; &quot;) values (&quot;&quot;&quot; &amp; [.A62] &amp; &quot;&quot;&quot;, &quot;&quot;&quot; &amp; LOWER([.C62]) &amp; &quot;&quot;&quot;, &quot;&quot;&quot; &amp; [.C62] &amp; &quot;&quot;&quot;, &quot;&quot;&quot; &amp; [.$E$241] &amp; &quot;&quot;&quot;,&quot; &amp; [.$D$2]" office:value-type="string" office:string-value="insert into mpepu_af004reasonoffstudymother (display_index, short_name, name,   version, created, modified, user_created, user_modified, hostname_created, hostname_modified) values (&quot;30&quot;, &quot;subject will be moving out of study area or unable to stay in study area &quot;, &quot;Subject will be moving out of study area or unable to stay in study area &quot;, &quot;&quot;, now(), now(), 'cabel', 'cabel', '', '');&#10;GO">
            <text:p>insert into mpepu_af004reasonoffstudymother (display_index, short_name, name, <text:s text:c="2"/>version, created, modified, user_created, user_modified, hostname_created, hostname_modified) values ("30", "subject will be moving out of study area or unable to stay in study area ", "Subject will be moving out of study area or unable to stay in study area ", "", now(), now(), 'cabel', 'cabel', '', '');</text:p>
            <text:p>GO</text:p>
          </table:table-cell>
          <table:table-cell table:number-columns-repeated="1019"/>
        </table:table-row>
        <table:table-row table:style-name="ro2">
          <table:table-cell office:value-type="float" office:value="40">
            <text:p>40</text:p>
          </table:table-cell>
          <table:table-cell office:value-type="string">
            <text:p>unable_locate</text:p>
          </table:table-cell>
          <table:table-cell table:style-name="ce4" office:value-type="string">
            <text:p>Lost to follow-up, unable to locate </text:p>
          </table:table-cell>
          <table:table-cell table:style-name="ce7" office:value-type="string">
            <text:p>af004reasonoffstudymother</text:p>
          </table:table-cell>
          <table:table-cell table:formula="of:=&quot;insert into mpepu_&quot; &amp;LOWER( [.D63]) &amp; &quot; (display_index, short_name, name,  &quot; &amp; [.$D$1] &amp; &quot;) values (&quot;&quot;&quot; &amp; [.A63] &amp; &quot;&quot;&quot;, &quot;&quot;&quot; &amp; LOWER([.C63]) &amp; &quot;&quot;&quot;, &quot;&quot;&quot; &amp; [.C63] &amp; &quot;&quot;&quot;, &quot;&quot;&quot; &amp; [.$E$241] &amp; &quot;&quot;&quot;,&quot; &amp; [.$D$2]" office:value-type="string" office:string-value="insert into mpepu_af004reasonoffstudymother (display_index, short_name, name,   version, created, modified, user_created, user_modified, hostname_created, hostname_modified) values (&quot;40&quot;, &quot;lost to follow-up, unable to locate &quot;, &quot;Lost to follow-up, unable to locate &quot;, &quot;&quot;, now(), now(), 'cabel', 'cabel', '', '');&#10;GO">
            <text:p>insert into mpepu_af004reasonoffstudymother (display_index, short_name, name, <text:s text:c="2"/>version, created, modified, user_created, user_modified, hostname_created, hostname_modified) values ("40", "lost to follow-up, unable to locate ", "Lost to follow-up, unable to locate ", "", now(), now(), 'cabel', 'cabel', '', '');</text:p>
            <text:p>GO</text:p>
          </table:table-cell>
          <table:table-cell table:number-columns-repeated="1019"/>
        </table:table-row>
        <table:table-row table:style-name="ro3">
          <table:table-cell office:value-type="float" office:value="50">
            <text:p>50</text:p>
          </table:table-cell>
          <table:table-cell office:value-type="string">
            <text:p>not_coming</text:p>
          </table:table-cell>
          <table:table-cell table:style-name="ce4" office:value-type="string">
            <text:p>Lost to follow-up, contacted but did not come to study clinic </text:p>
          </table:table-cell>
          <table:table-cell table:style-name="ce7" office:value-type="string">
            <text:p>af004reasonoffstudymother</text:p>
          </table:table-cell>
          <table:table-cell table:formula="of:=&quot;insert into mpepu_&quot; &amp;LOWER( [.D64]) &amp; &quot; (display_index, short_name, name,  &quot; &amp; [.$D$1] &amp; &quot;) values (&quot;&quot;&quot; &amp; [.A64] &amp; &quot;&quot;&quot;, &quot;&quot;&quot; &amp; LOWER([.C64]) &amp; &quot;&quot;&quot;, &quot;&quot;&quot; &amp; [.C64] &amp; &quot;&quot;&quot;, &quot;&quot;&quot; &amp; [.$E$241] &amp; &quot;&quot;&quot;,&quot; &amp; [.$D$2]" office:value-type="string" office:string-value="insert into mpepu_af004reasonoffstudymother (display_index, short_name, name,   version, created, modified, user_created, user_modified, hostname_created, hostname_modified) values (&quot;50&quot;, &quot;lost to follow-up, contacted but did not come to study clinic &quot;, &quot;Lost to follow-up, contacted but did not come to study clinic &quot;, &quot;&quot;, now(), now(), 'cabel', 'cabel', '', '');&#10;GO">
            <text:p>insert into mpepu_af004reasonoffstudymother (display_index, short_name, name, <text:s text:c="2"/>version, created, modified, user_created, user_modified, hostname_created, hostname_modified) values ("50", "lost to follow-up, contacted but did not come to study clinic ", "Lost to follow-up, contacted but did not come to study clinic ", "", now(), now(), 'cabel', 'cabel', '', '');</text:p>
            <text:p>GO</text:p>
          </table:table-cell>
          <table:table-cell table:number-columns-repeated="1019"/>
        </table:table-row>
        <table:table-row table:style-name="ro3">
          <table:table-cell office:value-type="float" office:value="60">
            <text:p>60</text:p>
          </table:table-cell>
          <table:table-cell office:value-type="string">
            <text:p>parti_withdrew</text:p>
          </table:table-cell>
          <table:table-cell table:style-name="ce4" office:value-type="string">
            <text:p>Participant changed mind and withdrew consent </text:p>
          </table:table-cell>
          <table:table-cell table:style-name="ce7" office:value-type="string">
            <text:p>af004reasonoffstudymother</text:p>
          </table:table-cell>
          <table:table-cell table:formula="of:=&quot;insert into mpepu_&quot; &amp;LOWER( [.D65]) &amp; &quot; (display_index, short_name, name,  &quot; &amp; [.$D$1] &amp; &quot;) values (&quot;&quot;&quot; &amp; [.A65] &amp; &quot;&quot;&quot;, &quot;&quot;&quot; &amp; LOWER([.C65]) &amp; &quot;&quot;&quot;, &quot;&quot;&quot; &amp; [.C65] &amp; &quot;&quot;&quot;, &quot;&quot;&quot; &amp; [.$E$241] &amp; &quot;&quot;&quot;,&quot; &amp; [.$D$2]" office:value-type="string" office:string-value="insert into mpepu_af004reasonoffstudymother (display_index, short_name, name,   version, created, modified, user_created, user_modified, hostname_created, hostname_modified) values (&quot;60&quot;, &quot;participant changed mind and withdrew consent &quot;, &quot;Participant changed mind and withdrew consent &quot;, &quot;&quot;, now(), now(), 'cabel', 'cabel', '', '');&#10;GO">
            <text:p>insert into mpepu_af004reasonoffstudymother (display_index, short_name, name, <text:s text:c="2"/>version, created, modified, user_created, user_modified, hostname_created, hostname_modified) values ("60", "participant changed mind and withdrew consent ", "Participant changed mind and withdrew consent ", "", now(), now(), 'cabel', 'cabel', '', '');</text:p>
            <text:p>GO</text:p>
          </table:table-cell>
          <table:table-cell table:number-columns-repeated="1019"/>
        </table:table-row>
        <table:table-row table:style-name="ro8">
          <table:table-cell office:value-type="float" office:value="70">
            <text:p>70</text:p>
          </table:table-cell>
          <table:table-cell office:value-type="string">
            <text:p>father_withdrew</text:p>
          </table:table-cell>
          <table:table-cell table:style-name="ce4" office:value-type="string">
            <text:p>Father of baby did not want infant to participate and participant withdrew consent </text:p>
          </table:table-cell>
          <table:table-cell table:style-name="ce7" office:value-type="string">
            <text:p>af004reasonoffstudymother</text:p>
          </table:table-cell>
          <table:table-cell table:formula="of:=&quot;insert into mpepu_&quot; &amp;LOWER( [.D66]) &amp; &quot; (display_index, short_name, name,  &quot; &amp; [.$D$1] &amp; &quot;) values (&quot;&quot;&quot; &amp; [.A66] &amp; &quot;&quot;&quot;, &quot;&quot;&quot; &amp; LOWER([.C66]) &amp; &quot;&quot;&quot;, &quot;&quot;&quot; &amp; [.C66] &amp; &quot;&quot;&quot;, &quot;&quot;&quot; &amp; [.$E$241] &amp; &quot;&quot;&quot;,&quot; &amp; [.$D$2]" office:value-type="string" office:string-value="insert into mpepu_af004reasonoffstudymother (display_index, short_name, name,   version, created, modified, user_created, user_modified, hostname_created, hostname_modified) values (&quot;70&quot;, &quot;father of baby did not want infant to participate and participant withdrew consent &quot;, &quot;Father of baby did not want infant to participate and participant withdrew consent &quot;, &quot;&quot;, now(), now(), 'cabel', 'cabel', '', '');&#10;GO">
            <text:p>insert into mpepu_af004reasonoffstudymother (display_index, short_name, name, <text:s text:c="2"/>version, created, modified, user_created, user_modified, hostname_created, hostname_modified) values ("70", "father of baby did not want infant to participate and participant withdrew consent ", "Father of baby did not want infant to participate and participant withdrew consent ", "", now(), now(), 'cabel', 'cabel', '', '');</text:p>
            <text:p>GO</text:p>
          </table:table-cell>
          <table:table-cell table:number-columns-repeated="1019"/>
        </table:table-row>
        <table:table-row table:style-name="ro5">
          <table:table-cell office:value-type="float" office:value="80">
            <text:p>80</text:p>
          </table:table-cell>
          <table:table-cell office:value-type="string">
            <text:p>family_withdrew</text:p>
          </table:table-cell>
          <table:table-cell table:style-name="ce4" office:value-type="string">
            <text:p>Other family member did not want mother/infant to participate and participant withdrew consent </text:p>
          </table:table-cell>
          <table:table-cell table:style-name="ce7" office:value-type="string">
            <text:p>af004reasonoffstudymother</text:p>
          </table:table-cell>
          <table:table-cell table:formula="of:=&quot;insert into mpepu_&quot; &amp;LOWER( [.D67]) &amp; &quot; (display_index, short_name, name,  &quot; &amp; [.$D$1] &amp; &quot;) values (&quot;&quot;&quot; &amp; [.A67] &amp; &quot;&quot;&quot;, &quot;&quot;&quot; &amp; LOWER([.C67]) &amp; &quot;&quot;&quot;, &quot;&quot;&quot; &amp; [.C67] &amp; &quot;&quot;&quot;, &quot;&quot;&quot; &amp; [.$E$241] &amp; &quot;&quot;&quot;,&quot; &amp; [.$D$2]" office:value-type="string" office:string-value="insert into mpepu_af004reasonoffstudymother (display_index, short_name, name,   version, created, modified, user_created, user_modified, hostname_created, hostname_modified) values (&quot;80&quot;, &quot;other family member did not want mother/infant to participate and participant withdrew consent &quot;, &quot;Other family member did not want mother/infant to participate and participant withdrew consent &quot;, &quot;&quot;, now(), now(), 'cabel', 'cabel', '', '');&#10;GO">
            <text:p>insert into mpepu_af004reasonoffstudymother (display_index, short_name, name, <text:s text:c="2"/>version, created, modified, user_created, user_modified, hostname_created, hostname_modified) values ("80", "other family member did not want mother/infant to participate and participant withdrew consent ", "Other family member did not want mother/infant to participate and participant withdrew consent ", "", now(), now(), 'cabel', 'cabel', '', '');</text:p>
            <text:p>GO</text:p>
          </table:table-cell>
          <table:table-cell table:number-columns-repeated="1019"/>
        </table:table-row>
        <table:table-row table:style-name="ro2">
          <table:table-cell office:value-type="float" office:value="90">
            <text:p>90</text:p>
          </table:table-cell>
          <table:table-cell office:value-type="string">
            <text:p>infant_dead</text:p>
          </table:table-cell>
          <table:table-cell table:style-name="ce4" office:value-type="string">
            <text:p>Infant died before being randomised</text:p>
          </table:table-cell>
          <table:table-cell table:style-name="ce7" office:value-type="string">
            <text:p>af004reasonoffstudymother</text:p>
          </table:table-cell>
          <table:table-cell table:formula="of:=&quot;insert into mpepu_&quot; &amp;LOWER( [.D68]) &amp; &quot; (display_index, short_name, name,  &quot; &amp; [.$D$1] &amp; &quot;) values (&quot;&quot;&quot; &amp; [.A68] &amp; &quot;&quot;&quot;, &quot;&quot;&quot; &amp; LOWER([.C68]) &amp; &quot;&quot;&quot;, &quot;&quot;&quot; &amp; [.C68] &amp; &quot;&quot;&quot;, &quot;&quot;&quot; &amp; [.$E$241] &amp; &quot;&quot;&quot;,&quot; &amp; [.$D$2]" office:value-type="string" office:string-value="insert into mpepu_af004reasonoffstudymother (display_index, short_name, name,   version, created, modified, user_created, user_modified, hostname_created, hostname_modified) values (&quot;90&quot;, &quot;infant died before being randomised&quot;, &quot;Infant died before being randomised&quot;, &quot;&quot;, now(), now(), 'cabel', 'cabel', '', '');&#10;GO">
            <text:p>insert into mpepu_af004reasonoffstudymother (display_index, short_name, name, <text:s text:c="2"/>version, created, modified, user_created, user_modified, hostname_created, hostname_modified) values ("90", "infant died before being randomised", "Infant died before being randomised", "", now(), now(), 'cabel', 'cabel', '', '');</text:p>
            <text:p>GO</text:p>
          </table:table-cell>
          <table:table-cell table:number-columns-repeated="1019"/>
        </table:table-row>
        <table:table-row table:style-name="ro3">
          <table:table-cell office:value-type="float" office:value="100">
            <text:p>100</text:p>
          </table:table-cell>
          <table:table-cell office:value-type="string">
            <text:p>stillbirth</text:p>
          </table:table-cell>
          <table:table-cell table:style-name="ce4" office:value-type="string">
            <text:p>Stillbirth occurred after mother consented in pregnancy </text:p>
          </table:table-cell>
          <table:table-cell table:style-name="ce7" office:value-type="string">
            <text:p>af004reasonoffstudymother</text:p>
          </table:table-cell>
          <table:table-cell table:formula="of:=&quot;insert into mpepu_&quot; &amp;LOWER( [.D69]) &amp; &quot; (display_index, short_name, name,  &quot; &amp; [.$D$1] &amp; &quot;) values (&quot;&quot;&quot; &amp; [.A69] &amp; &quot;&quot;&quot;, &quot;&quot;&quot; &amp; LOWER([.C69]) &amp; &quot;&quot;&quot;, &quot;&quot;&quot; &amp; [.C69] &amp; &quot;&quot;&quot;, &quot;&quot;&quot; &amp; [.$E$241] &amp; &quot;&quot;&quot;,&quot; &amp; [.$D$2]" office:value-type="string" office:string-value="insert into mpepu_af004reasonoffstudymother (display_index, short_name, name,   version, created, modified, user_created, user_modified, hostname_created, hostname_modified) values (&quot;100&quot;, &quot;stillbirth occurred after mother consented in pregnancy &quot;, &quot;Stillbirth occurred after mother consented in pregnancy &quot;, &quot;&quot;, now(), now(), 'cabel', 'cabel', '', '');&#10;GO">
            <text:p>insert into mpepu_af004reasonoffstudymother (display_index, short_name, name, <text:s text:c="2"/>version, created, modified, user_created, user_modified, hostname_created, hostname_modified) values ("100", "stillbirth occurred after mother consented in pregnancy ", "Stillbirth occurred after mother consented in pregnancy ", "", now(), now(), 'cabel', 'cabel', '', '');</text:p>
            <text:p>GO</text:p>
          </table:table-cell>
          <table:table-cell table:number-columns-repeated="1019"/>
        </table:table-row>
        <table:table-row table:style-name="ro2">
          <table:table-cell office:value-type="float" office:value="110">
            <text:p>110</text:p>
          </table:table-cell>
          <table:table-cell office:value-type="string">
            <text:p>hiv_positive</text:p>
          </table:table-cell>
          <table:table-cell table:style-name="ce4" office:value-type="string">
            <text:p>Infant found to be HIV-infected </text:p>
          </table:table-cell>
          <table:table-cell table:style-name="ce7" office:value-type="string">
            <text:p>af004reasonoffstudymother</text:p>
          </table:table-cell>
          <table:table-cell table:formula="of:=&quot;insert into mpepu_&quot; &amp;LOWER( [.D70]) &amp; &quot; (display_index, short_name, name,  &quot; &amp; [.$D$1] &amp; &quot;) values (&quot;&quot;&quot; &amp; [.A70] &amp; &quot;&quot;&quot;, &quot;&quot;&quot; &amp; LOWER([.C70]) &amp; &quot;&quot;&quot;, &quot;&quot;&quot; &amp; [.C70] &amp; &quot;&quot;&quot;, &quot;&quot;&quot; &amp; [.$E$241] &amp; &quot;&quot;&quot;,&quot; &amp; [.$D$2]" office:value-type="string" office:string-value="insert into mpepu_af004reasonoffstudymother (display_index, short_name, name,   version, created, modified, user_created, user_modified, hostname_created, hostname_modified) values (&quot;110&quot;, &quot;infant found to be hiv-infected &quot;, &quot;Infant found to be HIV-infected &quot;, &quot;&quot;, now(), now(), 'cabel', 'cabel', '', '');&#10;GO">
            <text:p>insert into mpepu_af004reasonoffstudymother (display_index, short_name, name, <text:s text:c="2"/>version, created, modified, user_created, user_modified, hostname_created, hostname_modified) values ("110", "infant found to be hiv-infected ", "Infant found to be HIV-infected ", "", now(), now(), 'cabel', 'cabel', '', '');</text:p>
            <text:p>GO</text:p>
          </table:table-cell>
          <table:table-cell table:number-columns-repeated="1019"/>
        </table:table-row>
        <table:table-row table:style-name="ro7">
          <table:table-cell office:value-type="float" office:value="120">
            <text:p>120</text:p>
          </table:table-cell>
          <table:table-cell office:value-type="string">
            <text:p>survival_unlikely</text:p>
          </table:table-cell>
          <table:table-cell table:style-name="ce4" office:value-type="string">
            <text:p>Infant diagnosed with medical condition making survival to 18 months unlikely </text:p>
          </table:table-cell>
          <table:table-cell table:style-name="ce7" office:value-type="string">
            <text:p>af004reasonoffstudymother</text:p>
          </table:table-cell>
          <table:table-cell table:formula="of:=&quot;insert into mpepu_&quot; &amp;LOWER( [.D71]) &amp; &quot; (display_index, short_name, name,  &quot; &amp; [.$D$1] &amp; &quot;) values (&quot;&quot;&quot; &amp; [.A71] &amp; &quot;&quot;&quot;, &quot;&quot;&quot; &amp; LOWER([.C71]) &amp; &quot;&quot;&quot;, &quot;&quot;&quot; &amp; [.C71] &amp; &quot;&quot;&quot;, &quot;&quot;&quot; &amp; [.$E$241] &amp; &quot;&quot;&quot;,&quot; &amp; [.$D$2]" office:value-type="string" office:string-value="insert into mpepu_af004reasonoffstudymother (display_index, short_name, name,   version, created, modified, user_created, user_modified, hostname_created, hostname_modified) values (&quot;120&quot;, &quot;infant diagnosed with medical condition making survival to 18 months unlikely &quot;, &quot;Infant diagnosed with medical condition making survival to 18 months unlikely &quot;, &quot;&quot;, now(), now(), 'cabel', 'cabel', '', '');&#10;GO">
            <text:p>insert into mpepu_af004reasonoffstudymother (display_index, short_name, name, <text:s text:c="2"/>version, created, modified, user_created, user_modified, hostname_created, hostname_modified) values ("120", "infant diagnosed with medical condition making survival to 18 months unlikely ", "Infant diagnosed with medical condition making survival to 18 months unlikely ", "", now(), now(), 'cabel', 'cabel', '', '');</text:p>
            <text:p>GO</text:p>
          </table:table-cell>
          <table:table-cell table:number-columns-repeated="1019"/>
        </table:table-row>
        <table:table-row table:style-name="ro3">
          <table:table-cell office:value-type="float" office:value="130">
            <text:p>130</text:p>
          </table:table-cell>
          <table:table-cell office:value-type="string">
            <text:p>protocol_completion</text:p>
          </table:table-cell>
          <table:table-cell table:style-name="ce4" office:value-type="string">
            <text:p>Completion of protocol period of time observation</text:p>
          </table:table-cell>
          <table:table-cell table:style-name="ce7" office:value-type="string">
            <text:p>af004reasonoffstudymother</text:p>
          </table:table-cell>
          <table:table-cell table:formula="of:=&quot;insert into mpepu_&quot; &amp;LOWER( [.D72]) &amp; &quot; (display_index, short_name, name,  &quot; &amp; [.$D$1] &amp; &quot;) values (&quot;&quot;&quot; &amp; [.A72] &amp; &quot;&quot;&quot;, &quot;&quot;&quot; &amp; LOWER([.C72]) &amp; &quot;&quot;&quot;, &quot;&quot;&quot; &amp; [.C72] &amp; &quot;&quot;&quot;, &quot;&quot;&quot; &amp; [.$E$241] &amp; &quot;&quot;&quot;,&quot; &amp; [.$D$2]" office:value-type="string" office:string-value="insert into mpepu_af004reasonoffstudymother (display_index, short_name, name,   version, created, modified, user_created, user_modified, hostname_created, hostname_modified) values (&quot;130&quot;, &quot;completion of protocol period of time observation&quot;, &quot;Completion of protocol period of time observation&quot;, &quot;&quot;, now(), now(), 'cabel', 'cabel', '', '');&#10;GO">
            <text:p>insert into mpepu_af004reasonoffstudymother (display_index, short_name, name, <text:s text:c="2"/>version, created, modified, user_created, user_modified, hostname_created, hostname_modified) values ("130", "completion of protocol period of time observation", "Completion of protocol period of time observation", "", now(), now(), 'cabel', 'cabel', '', '');</text:p>
            <text:p>GO</text:p>
          </table:table-cell>
          <table:table-cell table:number-columns-repeated="1019"/>
        </table:table-row>
        <table:table-row table:style-name="ro2">
          <table:table-cell office:value-type="float" office:value="140">
            <text:p>140</text:p>
          </table:table-cell>
          <table:table-cell office:value-type="string">
            <text:p>death</text:p>
          </table:table-cell>
          <table:table-cell table:style-name="ce4" office:value-type="string">
            <text:p>Death</text:p>
          </table:table-cell>
          <table:table-cell table:style-name="ce7" office:value-type="string">
            <text:p>af004reasonoffstudymother</text:p>
          </table:table-cell>
          <table:table-cell table:formula="of:=&quot;insert into mpepu_&quot; &amp;LOWER( [.D73]) &amp; &quot; (display_index, short_name, name,  &quot; &amp; [.$D$1] &amp; &quot;) values (&quot;&quot;&quot; &amp; [.A73] &amp; &quot;&quot;&quot;, &quot;&quot;&quot; &amp; LOWER([.C73]) &amp; &quot;&quot;&quot;, &quot;&quot;&quot; &amp; [.C73] &amp; &quot;&quot;&quot;, &quot;&quot;&quot; &amp; [.$E$241] &amp; &quot;&quot;&quot;,&quot; &amp; [.$D$2]" office:value-type="string" office:string-value="insert into mpepu_af004reasonoffstudymother (display_index, short_name, name,   version, created, modified, user_created, user_modified, hostname_created, hostname_modified) values (&quot;140&quot;, &quot;death&quot;, &quot;Death&quot;, &quot;&quot;, now(), now(), 'cabel', 'cabel', '', '');&#10;GO">
            <text:p>insert into mpepu_af004reasonoffstudymother (display_index, short_name, name, <text:s text:c="2"/>version, created, modified, user_created, user_modified, hostname_created, hostname_modified) values ("140", "death", "Death", "", now(), now(), 'cabel', 'cabel', '', '');</text:p>
            <text:p>GO</text:p>
          </table:table-cell>
          <table:table-cell table:number-columns-repeated="1019"/>
        </table:table-row>
        <table:table-row table:style-name="ro3">
          <table:table-cell office:value-type="float" office:value="150">
            <text:p>150</text:p>
          </table:table-cell>
          <table:table-cell office:value-type="string">
            <text:p>refused_further_contact</text:p>
          </table:table-cell>
          <table:table-cell table:style-name="ce4" office:value-type="string">
            <text:p>Participant (or participant's family) refused further contact</text:p>
          </table:table-cell>
          <table:table-cell table:style-name="ce7" office:value-type="string">
            <text:p>af004reasonoffstudymother</text:p>
          </table:table-cell>
          <table:table-cell table:formula="of:=&quot;insert into mpepu_&quot; &amp;LOWER( [.D74]) &amp; &quot; (display_index, short_name, name,  &quot; &amp; [.$D$1] &amp; &quot;) values (&quot;&quot;&quot; &amp; [.A74] &amp; &quot;&quot;&quot;, &quot;&quot;&quot; &amp; LOWER([.C74]) &amp; &quot;&quot;&quot;, &quot;&quot;&quot; &amp; [.C74] &amp; &quot;&quot;&quot;, &quot;&quot;&quot; &amp; [.$E$241] &amp; &quot;&quot;&quot;,&quot; &amp; [.$D$2]" office:value-type="string" office:string-value="insert into mpepu_af004reasonoffstudymother (display_index, short_name, name,   version, created, modified, user_created, user_modified, hostname_created, hostname_modified) values (&quot;150&quot;, &quot;participant (or participant's family) refused further contact&quot;, &quot;Participant (or participant's family) refused further contact&quot;, &quot;&quot;, now(), now(), 'cabel', 'cabel', '', '');&#10;GO">
            <text:p>insert into mpepu_af004reasonoffstudymother (display_index, short_name, name, <text:s text:c="2"/>version, created, modified, user_created, user_modified, hostname_created, hostname_modified) values ("150", "participant (or participant's family) refused further contact", "Participant (or participant's family) refused further contact", "", now(), now(), 'cabel', 'cabel', '', '');</text:p>
            <text:p>GO</text:p>
          </table:table-cell>
          <table:table-cell table:number-columns-repeated="1019"/>
        </table:table-row>
        <table:table-row table:style-name="ro2">
          <table:table-cell office:value-type="float" office:value="999">
            <text:p>999</text:p>
          </table:table-cell>
          <table:table-cell office:value-type="string">
            <text:p>other</text:p>
          </table:table-cell>
          <table:table-cell table:style-name="ce4" office:value-type="string">
            <text:p>Other, specify</text:p>
          </table:table-cell>
          <table:table-cell table:style-name="ce7" office:value-type="string">
            <text:p>af004reasonoffstudymother</text:p>
          </table:table-cell>
          <table:table-cell table:formula="of:=&quot;insert into mpepu_&quot; &amp;LOWER( [.D75]) &amp; &quot; (display_index, short_name, name,  &quot; &amp; [.$D$1] &amp; &quot;) values (&quot;&quot;&quot; &amp; [.A75] &amp; &quot;&quot;&quot;, &quot;&quot;&quot; &amp; LOWER([.C75]) &amp; &quot;&quot;&quot;, &quot;&quot;&quot; &amp; [.C75] &amp; &quot;&quot;&quot;, &quot;&quot;&quot; &amp; [.$E$241] &amp; &quot;&quot;&quot;,&quot; &amp; [.$D$2]" office:value-type="string" office:string-value="insert into mpepu_af004reasonoffstudymother (display_index, short_name, name,   version, created, modified, user_created, user_modified, hostname_created, hostname_modified) values (&quot;999&quot;, &quot;other, specify&quot;, &quot;Other, specify&quot;, &quot;&quot;, now(), now(), 'cabel', 'cabel', '', '');&#10;GO">
            <text:p>insert into mpepu_af004reasonoffstudymother (display_index, short_name, name, <text:s text:c="2"/>version, created, modified, user_created, user_modified, hostname_created, hostname_modified) values ("999", "other, specify", "Other, specify", "", now(), now(), 'cabel', 'cabel', '', '');</text:p>
            <text:p>GO</text:p>
          </table:table-cell>
          <table:table-cell table:number-columns-repeated="1019"/>
        </table:table-row>
        <table:table-row table:style-name="ro1" table:number-rows-repeated="2">
          <table:table-cell table:number-columns-repeated="2"/>
          <table:table-cell table:style-name="ce4"/>
          <table:table-cell table:style-name="ce7"/>
          <table:table-cell table:number-columns-repeated="1020"/>
        </table:table-row>
        <table:table-row table:style-name="ro2">
          <table:table-cell table:number-columns-repeated="2"/>
          <table:table-cell table:style-name="ce4"/>
          <table:table-cell table:style-name="ce7"/>
          <table:table-cell table:style-name="ce1" office:value-type="string">
            <text:p>-- Table</text:p>
          </table:table-cell>
          <table:table-cell table:style-name="ce7" office:value-type="string">
            <text:p>af004reasonprerandoloss</text:p>
          </table:table-cell>
          <table:table-cell table:number-columns-repeated="2"/>
          <table:table-cell table:formula="of:=&quot;drop table &quot; &amp; [.$D$3] &amp;&quot;_&quot; &amp; LOWER([.F78]) &amp;&quot;;&quot;" office:value-type="string" office:string-value="drop table mpepu_af004reasonprerandoloss;">
            <text:p>drop table mpepu_af004reasonprerandoloss;</text:p>
          </table:table-cell>
          <table:table-cell table:number-columns-repeated="1015"/>
        </table:table-row>
        <table:table-row table:style-name="ro7">
          <table:table-cell office:value-type="float" office:value="10">
            <text:p>10</text:p>
          </table:table-cell>
          <table:table-cell office:value-type="string">
            <text:p>mother_under_18</text:p>
          </table:table-cell>
          <table:table-cell table:style-name="ce4" office:value-type="string">
            <text:p>Mother of infant found to be less than 18years of age (after consenting) </text:p>
          </table:table-cell>
          <table:table-cell table:style-name="ce7" office:value-type="string">
            <text:p>af004reasonprerandoloss</text:p>
          </table:table-cell>
          <table:table-cell table:formula="of:=&quot;insert into mpepu_&quot; &amp;LOWER( [.D79]) &amp; &quot; (display_index, short_name, name,  &quot; &amp; [.$D$1] &amp; &quot;) values (&quot;&quot;&quot; &amp; [.A79] &amp; &quot;&quot;&quot;, &quot;&quot;&quot; &amp; LOWER([.C79]) &amp; &quot;&quot;&quot;, &quot;&quot;&quot; &amp; [.C79] &amp; &quot;&quot;&quot;, &quot;&quot;&quot; &amp; [.$E$241] &amp; &quot;&quot;&quot;,&quot; &amp; [.$D$2]" office:value-type="string" office:string-value="insert into mpepu_af004reasonprerandoloss (display_index, short_name, name,   version, created, modified, user_created, user_modified, hostname_created, hostname_modified) values (&quot;10&quot;, &quot;mother of infant found to be less than 18years of age (after consenting) &quot;, &quot;Mother of infant found to be less than 18years of age (after consenting) &quot;, &quot;&quot;, now(), now(), 'cabel', 'cabel', '', '');&#10;GO">
            <text:p>insert into mpepu_af004reasonprerandoloss (display_index, short_name, name, <text:s text:c="2"/>version, created, modified, user_created, user_modified, hostname_created, hostname_modified) values ("10", "mother of infant found to be less than 18years of age (after consenting) ", "Mother of infant found to be less than 18years of age (after consenting) ", "", now(), now(), 'cabel', 'cabel', '', '');</text:p>
            <text:p>GO</text:p>
          </table:table-cell>
          <table:table-cell table:number-columns-repeated="1019"/>
        </table:table-row>
        <table:table-row table:style-name="ro6">
          <table:table-cell office:value-type="float" office:value="20">
            <text:p>20</text:p>
          </table:table-cell>
          <table:table-cell office:value-type="string">
            <text:p>mother_non_citizen</text:p>
          </table:table-cell>
          <table:table-cell table:style-name="ce4" office:value-type="string">
            <text:p>Mother found not to be a citizen of Botswana </text:p>
          </table:table-cell>
          <table:table-cell table:style-name="ce7" office:value-type="string">
            <text:p>af004reasonprerandoloss</text:p>
          </table:table-cell>
          <table:table-cell table:formula="of:=&quot;insert into mpepu_&quot; &amp;LOWER( [.D80]) &amp; &quot; (display_index, short_name, name,  &quot; &amp; [.$D$1] &amp; &quot;) values (&quot;&quot;&quot; &amp; [.A80] &amp; &quot;&quot;&quot;, &quot;&quot;&quot; &amp; LOWER([.C80]) &amp; &quot;&quot;&quot;, &quot;&quot;&quot; &amp; [.C80] &amp; &quot;&quot;&quot;, &quot;&quot;&quot; &amp; [.$E$241] &amp; &quot;&quot;&quot;,&quot; &amp; [.$D$2]" office:value-type="string" office:string-value="insert into mpepu_af004reasonprerandoloss (display_index, short_name, name,   version, created, modified, user_created, user_modified, hostname_created, hostname_modified) values (&quot;20&quot;, &quot;mother found not to be a citizen of botswana &quot;, &quot;Mother found not to be a citizen of Botswana &quot;, &quot;&quot;, now(), now(), 'cabel', 'cabel', '', '');&#10;GO">
            <text:p>insert into mpepu_af004reasonprerandoloss (display_index, short_name, name, <text:s text:c="2"/>version, created, modified, user_created, user_modified, hostname_created, hostname_modified) values ("20", "mother found not to be a citizen of botswana ", "Mother found not to be a citizen of Botswana ", "", now(), now(), 'cabel', 'cabel', '', '');</text:p>
            <text:p>GO</text:p>
          </table:table-cell>
          <table:table-cell table:number-columns-repeated="1019"/>
        </table:table-row>
        <table:table-row table:style-name="ro7">
          <table:table-cell office:value-type="float" office:value="30">
            <text:p>30</text:p>
          </table:table-cell>
          <table:table-cell office:value-type="string">
            <text:p>moving_out</text:p>
          </table:table-cell>
          <table:table-cell table:style-name="ce4" office:value-type="string">
            <text:p>Subject will be moving out of study area or unable to stay in study area </text:p>
          </table:table-cell>
          <table:table-cell table:style-name="ce7" office:value-type="string">
            <text:p>af004reasonprerandoloss</text:p>
          </table:table-cell>
          <table:table-cell table:formula="of:=&quot;insert into mpepu_&quot; &amp;LOWER( [.D81]) &amp; &quot; (display_index, short_name, name,  &quot; &amp; [.$D$1] &amp; &quot;) values (&quot;&quot;&quot; &amp; [.A81] &amp; &quot;&quot;&quot;, &quot;&quot;&quot; &amp; LOWER([.C81]) &amp; &quot;&quot;&quot;, &quot;&quot;&quot; &amp; [.C81] &amp; &quot;&quot;&quot;, &quot;&quot;&quot; &amp; [.$E$241] &amp; &quot;&quot;&quot;,&quot; &amp; [.$D$2]" office:value-type="string" office:string-value="insert into mpepu_af004reasonprerandoloss (display_index, short_name, name,   version, created, modified, user_created, user_modified, hostname_created, hostname_modified) values (&quot;30&quot;, &quot;subject will be moving out of study area or unable to stay in study area &quot;, &quot;Subject will be moving out of study area or unable to stay in study area &quot;, &quot;&quot;, now(), now(), 'cabel', 'cabel', '', '');&#10;GO">
            <text:p>insert into mpepu_af004reasonprerandoloss (display_index, short_name, name, <text:s text:c="2"/>version, created, modified, user_created, user_modified, hostname_created, hostname_modified) values ("30", "subject will be moving out of study area or unable to stay in study area ", "Subject will be moving out of study area or unable to stay in study area ", "", now(), now(), 'cabel', 'cabel', '', '');</text:p>
            <text:p>GO</text:p>
          </table:table-cell>
          <table:table-cell table:number-columns-repeated="1019"/>
        </table:table-row>
        <table:table-row table:style-name="ro6">
          <table:table-cell office:value-type="float" office:value="40">
            <text:p>40</text:p>
          </table:table-cell>
          <table:table-cell office:value-type="string">
            <text:p>unable_to_contact</text:p>
          </table:table-cell>
          <table:table-cell table:style-name="ce4" office:value-type="string">
            <text:p>Lost to follow up,unable to contact </text:p>
          </table:table-cell>
          <table:table-cell table:style-name="ce7" office:value-type="string">
            <text:p>af004reasonprerandoloss</text:p>
          </table:table-cell>
          <table:table-cell table:formula="of:=&quot;insert into mpepu_&quot; &amp;LOWER( [.D82]) &amp; &quot; (display_index, short_name, name,  &quot; &amp; [.$D$1] &amp; &quot;) values (&quot;&quot;&quot; &amp; [.A82] &amp; &quot;&quot;&quot;, &quot;&quot;&quot; &amp; LOWER([.C82]) &amp; &quot;&quot;&quot;, &quot;&quot;&quot; &amp; [.C82] &amp; &quot;&quot;&quot;, &quot;&quot;&quot; &amp; [.$E$241] &amp; &quot;&quot;&quot;,&quot; &amp; [.$D$2]" office:value-type="string" office:string-value="insert into mpepu_af004reasonprerandoloss (display_index, short_name, name,   version, created, modified, user_created, user_modified, hostname_created, hostname_modified) values (&quot;40&quot;, &quot;lost to follow up,unable to contact &quot;, &quot;Lost to follow up,unable to contact &quot;, &quot;&quot;, now(), now(), 'cabel', 'cabel', '', '');&#10;GO">
            <text:p>insert into mpepu_af004reasonprerandoloss (display_index, short_name, name, <text:s text:c="2"/>version, created, modified, user_created, user_modified, hostname_created, hostname_modified) values ("40", "lost to follow up,unable to contact ", "Lost to follow up,unable to contact ", "", now(), now(), 'cabel', 'cabel', '', '');</text:p>
            <text:p>GO</text:p>
          </table:table-cell>
          <table:table-cell table:number-columns-repeated="1019"/>
        </table:table-row>
        <table:table-row table:style-name="ro3">
          <table:table-cell office:value-type="float" office:value="50">
            <text:p>50</text:p>
          </table:table-cell>
          <table:table-cell office:value-type="string">
            <text:p>contacted_didnt_come</text:p>
          </table:table-cell>
          <table:table-cell table:style-name="ce4" office:value-type="string">
            <text:p>Lost to follow up,contacted but did not come to study clinic </text:p>
          </table:table-cell>
          <table:table-cell table:style-name="ce7" office:value-type="string">
            <text:p>af004reasonprerandoloss</text:p>
          </table:table-cell>
          <table:table-cell table:formula="of:=&quot;insert into mpepu_&quot; &amp;LOWER( [.D83]) &amp; &quot; (display_index, short_name, name,  &quot; &amp; [.$D$1] &amp; &quot;) values (&quot;&quot;&quot; &amp; [.A83] &amp; &quot;&quot;&quot;, &quot;&quot;&quot; &amp; LOWER([.C83]) &amp; &quot;&quot;&quot;, &quot;&quot;&quot; &amp; [.C83] &amp; &quot;&quot;&quot;, &quot;&quot;&quot; &amp; [.$E$241] &amp; &quot;&quot;&quot;,&quot; &amp; [.$D$2]" office:value-type="string" office:string-value="insert into mpepu_af004reasonprerandoloss (display_index, short_name, name,   version, created, modified, user_created, user_modified, hostname_created, hostname_modified) values (&quot;50&quot;, &quot;lost to follow up,contacted but did not come to study clinic &quot;, &quot;Lost to follow up,contacted but did not come to study clinic &quot;, &quot;&quot;, now(), now(), 'cabel', 'cabel', '', '');&#10;GO">
            <text:p>insert into mpepu_af004reasonprerandoloss (display_index, short_name, name, <text:s text:c="2"/>version, created, modified, user_created, user_modified, hostname_created, hostname_modified) values ("50", "lost to follow up,contacted but did not come to study clinic ", "Lost to follow up,contacted but did not come to study clinic ", "", now(), now(), 'cabel', 'cabel', '', '');</text:p>
            <text:p>GO</text:p>
          </table:table-cell>
          <table:table-cell table:number-columns-repeated="1019"/>
        </table:table-row>
        <table:table-row table:style-name="ro6">
          <table:table-cell office:value-type="float" office:value="60">
            <text:p>60</text:p>
          </table:table-cell>
          <table:table-cell office:value-type="string">
            <text:p>mother_decision</text:p>
          </table:table-cell>
          <table:table-cell table:style-name="ce4" office:value-type="string">
            <text:p>mother changed mind and withdrew </text:p>
          </table:table-cell>
          <table:table-cell table:style-name="ce7" office:value-type="string">
            <text:p>af004reasonprerandoloss</text:p>
          </table:table-cell>
          <table:table-cell table:formula="of:=&quot;insert into mpepu_&quot; &amp;LOWER( [.D84]) &amp; &quot; (display_index, short_name, name,  &quot; &amp; [.$D$1] &amp; &quot;) values (&quot;&quot;&quot; &amp; [.A84] &amp; &quot;&quot;&quot;, &quot;&quot;&quot; &amp; LOWER([.C84]) &amp; &quot;&quot;&quot;, &quot;&quot;&quot; &amp; [.C84] &amp; &quot;&quot;&quot;, &quot;&quot;&quot; &amp; [.$E$241] &amp; &quot;&quot;&quot;,&quot; &amp; [.$D$2]" office:value-type="string" office:string-value="insert into mpepu_af004reasonprerandoloss (display_index, short_name, name,   version, created, modified, user_created, user_modified, hostname_created, hostname_modified) values (&quot;60&quot;, &quot;mother changed mind and withdrew &quot;, &quot;mother changed mind and withdrew &quot;, &quot;&quot;, now(), now(), 'cabel', 'cabel', '', '');&#10;GO">
            <text:p>insert into mpepu_af004reasonprerandoloss (display_index, short_name, name, <text:s text:c="2"/>version, created, modified, user_created, user_modified, hostname_created, hostname_modified) values ("60", "mother changed mind and withdrew ", "mother changed mind and withdrew ", "", now(), now(), 'cabel', 'cabel', '', '');</text:p>
            <text:p>GO</text:p>
          </table:table-cell>
          <table:table-cell table:number-columns-repeated="1019"/>
        </table:table-row>
        <table:table-row table:style-name="ro8">
          <table:table-cell office:value-type="float" office:value="70">
            <text:p>70</text:p>
          </table:table-cell>
          <table:table-cell office:value-type="string">
            <text:p>father_decision</text:p>
          </table:table-cell>
          <table:table-cell table:style-name="ce4" office:value-type="string">
            <text:p>Father of baby did not want mother to participate and mother withdrew consent </text:p>
          </table:table-cell>
          <table:table-cell table:style-name="ce7" office:value-type="string">
            <text:p>af004reasonprerandoloss</text:p>
          </table:table-cell>
          <table:table-cell table:formula="of:=&quot;insert into mpepu_&quot; &amp;LOWER( [.D85]) &amp; &quot; (display_index, short_name, name,  &quot; &amp; [.$D$1] &amp; &quot;) values (&quot;&quot;&quot; &amp; [.A85] &amp; &quot;&quot;&quot;, &quot;&quot;&quot; &amp; LOWER([.C85]) &amp; &quot;&quot;&quot;, &quot;&quot;&quot; &amp; [.C85] &amp; &quot;&quot;&quot;, &quot;&quot;&quot; &amp; [.$E$241] &amp; &quot;&quot;&quot;,&quot; &amp; [.$D$2]" office:value-type="string" office:string-value="insert into mpepu_af004reasonprerandoloss (display_index, short_name, name,   version, created, modified, user_created, user_modified, hostname_created, hostname_modified) values (&quot;70&quot;, &quot;father of baby did not want mother to participate and mother withdrew consent &quot;, &quot;Father of baby did not want mother to participate and mother withdrew consent &quot;, &quot;&quot;, now(), now(), 'cabel', 'cabel', '', '');&#10;GO">
            <text:p>insert into mpepu_af004reasonprerandoloss (display_index, short_name, name, <text:s text:c="2"/>version, created, modified, user_created, user_modified, hostname_created, hostname_modified) values ("70", "father of baby did not want mother to participate and mother withdrew consent ", "Father of baby did not want mother to participate and mother withdrew consent ", "", now(), now(), 'cabel', 'cabel', '', '');</text:p>
            <text:p>GO</text:p>
          </table:table-cell>
          <table:table-cell table:number-columns-repeated="1019"/>
        </table:table-row>
        <table:table-row table:style-name="ro8">
          <table:table-cell office:value-type="float" office:value="80">
            <text:p>80</text:p>
          </table:table-cell>
          <table:table-cell office:value-type="string">
            <text:p>family_member_decision</text:p>
          </table:table-cell>
          <table:table-cell table:style-name="ce4" office:value-type="string">
            <text:p>Other family member did not want mother to participate and mother withdrew consent </text:p>
          </table:table-cell>
          <table:table-cell table:style-name="ce7" office:value-type="string">
            <text:p>af004reasonprerandoloss</text:p>
          </table:table-cell>
          <table:table-cell table:formula="of:=&quot;insert into mpepu_&quot; &amp;LOWER( [.D86]) &amp; &quot; (display_index, short_name, name,  &quot; &amp; [.$D$1] &amp; &quot;) values (&quot;&quot;&quot; &amp; [.A86] &amp; &quot;&quot;&quot;, &quot;&quot;&quot; &amp; LOWER([.C86]) &amp; &quot;&quot;&quot;, &quot;&quot;&quot; &amp; [.C86] &amp; &quot;&quot;&quot;, &quot;&quot;&quot; &amp; [.$E$241] &amp; &quot;&quot;&quot;,&quot; &amp; [.$D$2]" office:value-type="string" office:string-value="insert into mpepu_af004reasonprerandoloss (display_index, short_name, name,   version, created, modified, user_created, user_modified, hostname_created, hostname_modified) values (&quot;80&quot;, &quot;other family member did not want mother to participate and mother withdrew consent &quot;, &quot;Other family member did not want mother to participate and mother withdrew consent &quot;, &quot;&quot;, now(), now(), 'cabel', 'cabel', '', '');&#10;GO">
            <text:p>insert into mpepu_af004reasonprerandoloss (display_index, short_name, name, <text:s text:c="2"/>version, created, modified, user_created, user_modified, hostname_created, hostname_modified) values ("80", "other family member did not want mother to participate and mother withdrew consent ", "Other family member did not want mother to participate and mother withdrew consent ", "", now(), now(), 'cabel', 'cabel', '', '');</text:p>
            <text:p>GO</text:p>
          </table:table-cell>
          <table:table-cell table:number-columns-repeated="1019"/>
        </table:table-row>
        <table:table-row table:style-name="ro3">
          <table:table-cell office:value-type="float" office:value="90">
            <text:p>90</text:p>
          </table:table-cell>
          <table:table-cell office:value-type="string">
            <text:p>mother_died</text:p>
          </table:table-cell>
          <table:table-cell table:style-name="ce4" office:value-type="string">
            <text:p>Mother died after consenting,before infant randomized </text:p>
          </table:table-cell>
          <table:table-cell table:style-name="ce7" office:value-type="string">
            <text:p>af004reasonprerandoloss</text:p>
          </table:table-cell>
          <table:table-cell table:formula="of:=&quot;insert into mpepu_&quot; &amp;LOWER( [.D87]) &amp; &quot; (display_index, short_name, name,  &quot; &amp; [.$D$1] &amp; &quot;) values (&quot;&quot;&quot; &amp; [.A87] &amp; &quot;&quot;&quot;, &quot;&quot;&quot; &amp; LOWER([.C87]) &amp; &quot;&quot;&quot;, &quot;&quot;&quot; &amp; [.C87] &amp; &quot;&quot;&quot;, &quot;&quot;&quot; &amp; [.$E$241] &amp; &quot;&quot;&quot;,&quot; &amp; [.$D$2]" office:value-type="string" office:string-value="insert into mpepu_af004reasonprerandoloss (display_index, short_name, name,   version, created, modified, user_created, user_modified, hostname_created, hostname_modified) values (&quot;90&quot;, &quot;mother died after consenting,before infant randomized &quot;, &quot;Mother died after consenting,before infant randomized &quot;, &quot;&quot;, now(), now(), 'cabel', 'cabel', '', '');&#10;GO">
            <text:p>insert into mpepu_af004reasonprerandoloss (display_index, short_name, name, <text:s text:c="2"/>version, created, modified, user_created, user_modified, hostname_created, hostname_modified) values ("90", "mother died after consenting,before infant randomized ", "Mother died after consenting,before infant randomized ", "", now(), now(), 'cabel', 'cabel', '', '');</text:p>
            <text:p>GO</text:p>
          </table:table-cell>
          <table:table-cell table:number-columns-repeated="1019"/>
        </table:table-row>
        <table:table-row table:style-name="ro6">
          <table:table-cell office:value-type="float" office:value="100">
            <text:p>100</text:p>
          </table:table-cell>
          <table:table-cell office:value-type="string">
            <text:p>infant_dead</text:p>
          </table:table-cell>
          <table:table-cell table:style-name="ce4" office:value-type="string">
            <text:p>Infant died before being randomized </text:p>
          </table:table-cell>
          <table:table-cell table:style-name="ce7" office:value-type="string">
            <text:p>af004reasonprerandoloss</text:p>
          </table:table-cell>
          <table:table-cell table:formula="of:=&quot;insert into mpepu_&quot; &amp;LOWER( [.D88]) &amp; &quot; (display_index, short_name, name,  &quot; &amp; [.$D$1] &amp; &quot;) values (&quot;&quot;&quot; &amp; [.A88] &amp; &quot;&quot;&quot;, &quot;&quot;&quot; &amp; LOWER([.C88]) &amp; &quot;&quot;&quot;, &quot;&quot;&quot; &amp; [.C88] &amp; &quot;&quot;&quot;, &quot;&quot;&quot; &amp; [.$E$241] &amp; &quot;&quot;&quot;,&quot; &amp; [.$D$2]" office:value-type="string" office:string-value="insert into mpepu_af004reasonprerandoloss (display_index, short_name, name,   version, created, modified, user_created, user_modified, hostname_created, hostname_modified) values (&quot;100&quot;, &quot;infant died before being randomized &quot;, &quot;Infant died before being randomized &quot;, &quot;&quot;, now(), now(), 'cabel', 'cabel', '', '');&#10;GO">
            <text:p>insert into mpepu_af004reasonprerandoloss (display_index, short_name, name, <text:s text:c="2"/>version, created, modified, user_created, user_modified, hostname_created, hostname_modified) values ("100", "infant died before being randomized ", "Infant died before being randomized ", "", now(), now(), 'cabel', 'cabel', '', '');</text:p>
            <text:p>GO</text:p>
          </table:table-cell>
          <table:table-cell table:number-columns-repeated="1019"/>
        </table:table-row>
        <table:table-row table:style-name="ro3">
          <table:table-cell office:value-type="float" office:value="110">
            <text:p>110</text:p>
          </table:table-cell>
          <table:table-cell office:value-type="string">
            <text:p>stillbirth</text:p>
          </table:table-cell>
          <table:table-cell table:style-name="ce4" office:value-type="string">
            <text:p>Stillbirth occurred after mother consented in pregnancy </text:p>
          </table:table-cell>
          <table:table-cell table:style-name="ce7" office:value-type="string">
            <text:p>af004reasonprerandoloss</text:p>
          </table:table-cell>
          <table:table-cell table:formula="of:=&quot;insert into mpepu_&quot; &amp;LOWER( [.D89]) &amp; &quot; (display_index, short_name, name,  &quot; &amp; [.$D$1] &amp; &quot;) values (&quot;&quot;&quot; &amp; [.A89] &amp; &quot;&quot;&quot;, &quot;&quot;&quot; &amp; LOWER([.C89]) &amp; &quot;&quot;&quot;, &quot;&quot;&quot; &amp; [.C89] &amp; &quot;&quot;&quot;, &quot;&quot;&quot; &amp; [.$E$241] &amp; &quot;&quot;&quot;,&quot; &amp; [.$D$2]" office:value-type="string" office:string-value="insert into mpepu_af004reasonprerandoloss (display_index, short_name, name,   version, created, modified, user_created, user_modified, hostname_created, hostname_modified) values (&quot;110&quot;, &quot;stillbirth occurred after mother consented in pregnancy &quot;, &quot;Stillbirth occurred after mother consented in pregnancy &quot;, &quot;&quot;, now(), now(), 'cabel', 'cabel', '', '');&#10;GO">
            <text:p>insert into mpepu_af004reasonprerandoloss (display_index, short_name, name, <text:s text:c="2"/>version, created, modified, user_created, user_modified, hostname_created, hostname_modified) values ("110", "stillbirth occurred after mother consented in pregnancy ", "Stillbirth occurred after mother consented in pregnancy ", "", now(), now(), 'cabel', 'cabel', '', '');</text:p>
            <text:p>GO</text:p>
          </table:table-cell>
          <table:table-cell table:number-columns-repeated="1019"/>
        </table:table-row>
        <table:table-row table:style-name="ro2">
          <table:table-cell office:value-type="float" office:value="120">
            <text:p>120</text:p>
          </table:table-cell>
          <table:table-cell office:value-type="string">
            <text:p>hiv_infected</text:p>
          </table:table-cell>
          <table:table-cell table:style-name="ce4" office:value-type="string">
            <text:p>Infant found to be HIV-infected </text:p>
          </table:table-cell>
          <table:table-cell table:style-name="ce7" office:value-type="string">
            <text:p>af004reasonprerandoloss</text:p>
          </table:table-cell>
          <table:table-cell table:formula="of:=&quot;insert into mpepu_&quot; &amp;LOWER( [.D90]) &amp; &quot; (display_index, short_name, name,  &quot; &amp; [.$D$1] &amp; &quot;) values (&quot;&quot;&quot; &amp; [.A90] &amp; &quot;&quot;&quot;, &quot;&quot;&quot; &amp; LOWER([.C90]) &amp; &quot;&quot;&quot;, &quot;&quot;&quot; &amp; [.C90] &amp; &quot;&quot;&quot;, &quot;&quot;&quot; &amp; [.$E$241] &amp; &quot;&quot;&quot;,&quot; &amp; [.$D$2]" office:value-type="string" office:string-value="insert into mpepu_af004reasonprerandoloss (display_index, short_name, name,   version, created, modified, user_created, user_modified, hostname_created, hostname_modified) values (&quot;120&quot;, &quot;infant found to be hiv-infected &quot;, &quot;Infant found to be HIV-infected &quot;, &quot;&quot;, now(), now(), 'cabel', 'cabel', '', '');&#10;GO">
            <text:p>insert into mpepu_af004reasonprerandoloss (display_index, short_name, name, <text:s text:c="2"/>version, created, modified, user_created, user_modified, hostname_created, hostname_modified) values ("120", "infant found to be hiv-infected ", "Infant found to be HIV-infected ", "", now(), now(), 'cabel', 'cabel', '', '');</text:p>
            <text:p>GO</text:p>
          </table:table-cell>
          <table:table-cell table:number-columns-repeated="1019"/>
        </table:table-row>
        <table:table-row table:style-name="ro8">
          <table:table-cell office:value-type="float" office:value="130">
            <text:p>130</text:p>
          </table:table-cell>
          <table:table-cell office:value-type="string">
            <text:p>survival_unlikely</text:p>
          </table:table-cell>
          <table:table-cell table:style-name="ce4" office:value-type="string">
            <text:p>Infant diagnosed with medical conditions making survival to 18 months unlikely </text:p>
          </table:table-cell>
          <table:table-cell table:style-name="ce7" office:value-type="string">
            <text:p>af004reasonprerandoloss</text:p>
          </table:table-cell>
          <table:table-cell table:formula="of:=&quot;insert into mpepu_&quot; &amp;LOWER( [.D91]) &amp; &quot; (display_index, short_name, name,  &quot; &amp; [.$D$1] &amp; &quot;) values (&quot;&quot;&quot; &amp; [.A91] &amp; &quot;&quot;&quot;, &quot;&quot;&quot; &amp; LOWER([.C91]) &amp; &quot;&quot;&quot;, &quot;&quot;&quot; &amp; [.C91] &amp; &quot;&quot;&quot;, &quot;&quot;&quot; &amp; [.$E$241] &amp; &quot;&quot;&quot;,&quot; &amp; [.$D$2]" office:value-type="string" office:string-value="insert into mpepu_af004reasonprerandoloss (display_index, short_name, name,   version, created, modified, user_created, user_modified, hostname_created, hostname_modified) values (&quot;130&quot;, &quot;infant diagnosed with medical conditions making survival to 18 months unlikely &quot;, &quot;Infant diagnosed with medical conditions making survival to 18 months unlikely &quot;, &quot;&quot;, now(), now(), 'cabel', 'cabel', '', '');&#10;GO">
            <text:p>insert into mpepu_af004reasonprerandoloss (display_index, short_name, name, <text:s text:c="2"/>version, created, modified, user_created, user_modified, hostname_created, hostname_modified) values ("130", "infant diagnosed with medical conditions making survival to 18 months unlikely ", "Infant diagnosed with medical conditions making survival to 18 months unlikely ", "", now(), now(), 'cabel', 'cabel', '', '');</text:p>
            <text:p>GO</text:p>
          </table:table-cell>
          <table:table-cell table:number-columns-repeated="1019"/>
        </table:table-row>
        <table:table-row table:style-name="ro2">
          <table:table-cell office:value-type="float" office:value="999">
            <text:p>999</text:p>
          </table:table-cell>
          <table:table-cell office:value-type="string">
            <text:p>other</text:p>
          </table:table-cell>
          <table:table-cell table:style-name="ce4" office:value-type="string">
            <text:p>Other, specify</text:p>
          </table:table-cell>
          <table:table-cell table:style-name="ce7" office:value-type="string">
            <text:p>af004reasonprerandoloss</text:p>
          </table:table-cell>
          <table:table-cell table:formula="of:=&quot;insert into mpepu_&quot; &amp;LOWER( [.D92]) &amp; &quot; (display_index, short_name, name,  &quot; &amp; [.$D$1] &amp; &quot;) values (&quot;&quot;&quot; &amp; [.A92] &amp; &quot;&quot;&quot;, &quot;&quot;&quot; &amp; LOWER([.C92]) &amp; &quot;&quot;&quot;, &quot;&quot;&quot; &amp; [.C92] &amp; &quot;&quot;&quot;, &quot;&quot;&quot; &amp; [.$E$241] &amp; &quot;&quot;&quot;,&quot; &amp; [.$D$2]" office:value-type="string" office:string-value="insert into mpepu_af004reasonprerandoloss (display_index, short_name, name,   version, created, modified, user_created, user_modified, hostname_created, hostname_modified) values (&quot;999&quot;, &quot;other, specify&quot;, &quot;Other, specify&quot;, &quot;&quot;, now(), now(), 'cabel', 'cabel', '', '');&#10;GO">
            <text:p>insert into mpepu_af004reasonprerandoloss (display_index, short_name, name, <text:s text:c="2"/>version, created, modified, user_created, user_modified, hostname_created, hostname_modified) values ("999", "other, specify", "Other, specify", "", now(), now(), 'cabel', 'cabel', '', '');</text:p>
            <text:p>GO</text:p>
          </table:table-cell>
          <table:table-cell table:number-columns-repeated="1019"/>
        </table:table-row>
        <table:table-row table:style-name="ro1" table:number-rows-repeated="2">
          <table:table-cell table:number-columns-repeated="2"/>
          <table:table-cell table:style-name="ce4"/>
          <table:table-cell table:style-name="ce7"/>
          <table:table-cell table:number-columns-repeated="1020"/>
        </table:table-row>
        <table:table-row table:style-name="ro2">
          <table:table-cell table:number-columns-repeated="2"/>
          <table:table-cell table:style-name="ce4"/>
          <table:table-cell table:style-name="ce7"/>
          <table:table-cell table:style-name="ce1" office:value-type="string">
            <text:p>-- Table</text:p>
          </table:table-cell>
          <table:table-cell table:style-name="ce7" office:value-type="string">
            <text:p>af004reasonoffstudyinfant</text:p>
          </table:table-cell>
          <table:table-cell table:number-columns-repeated="2"/>
          <table:table-cell table:formula="of:=&quot;drop table &quot; &amp; [.$D$3] &amp;&quot;_&quot; &amp; LOWER([.F95]) &amp;&quot;;&quot;" office:value-type="string" office:string-value="drop table mpepu_af004reasonoffstudyinfant;">
            <text:p>drop table mpepu_af004reasonoffstudyinfant;</text:p>
          </table:table-cell>
          <table:table-cell table:number-columns-repeated="1015"/>
        </table:table-row>
        <table:table-row table:style-name="ro3">
          <table:table-cell office:value-type="float" office:value="10">
            <text:p>10</text:p>
          </table:table-cell>
          <table:table-cell office:value-type="string">
            <text:p>protocol_completion</text:p>
          </table:table-cell>
          <table:table-cell table:style-name="ce4" office:value-type="string">
            <text:p>Completion of protocol required period of time for observation </text:p>
          </table:table-cell>
          <table:table-cell table:style-name="ce7" office:value-type="string">
            <text:p>af004reasonoffstudyinfant</text:p>
          </table:table-cell>
          <table:table-cell table:formula="of:=&quot;insert into mpepu_&quot; &amp;LOWER( [.D96]) &amp; &quot; (display_index, short_name, name,  &quot; &amp; [.$D$1] &amp; &quot;) values (&quot;&quot;&quot; &amp; [.A96] &amp; &quot;&quot;&quot;, &quot;&quot;&quot; &amp; LOWER([.C96]) &amp; &quot;&quot;&quot;, &quot;&quot;&quot; &amp; [.C96] &amp; &quot;&quot;&quot;, &quot;&quot;&quot; &amp; [.$E$241] &amp; &quot;&quot;&quot;,&quot; &amp; [.$D$2]" office:value-type="string" office:string-value="insert into mpepu_af004reasonoffstudyinfant (display_index, short_name, name,   version, created, modified, user_created, user_modified, hostname_created, hostname_modified) values (&quot;10&quot;, &quot;completion of protocol required period of time for observation &quot;, &quot;Completion of protocol required period of time for observation &quot;, &quot;&quot;, now(), now(), 'cabel', 'cabel', '', '');&#10;GO">
            <text:p>insert into mpepu_af004reasonoffstudyinfant (display_index, short_name, name, <text:s text:c="2"/>version, created, modified, user_created, user_modified, hostname_created, hostname_modified) values ("10", "completion of protocol required period of time for observation ", "Completion of protocol required period of time for observation ", "", now(), now(), 'cabel', 'cabel', '', '');</text:p>
            <text:p>GO</text:p>
          </table:table-cell>
          <table:table-cell table:number-columns-repeated="1019"/>
        </table:table-row>
        <table:table-row table:style-name="ro2">
          <table:table-cell office:value-type="float" office:value="20">
            <text:p>20</text:p>
          </table:table-cell>
          <table:table-cell office:value-type="string">
            <text:p>death</text:p>
          </table:table-cell>
          <table:table-cell table:style-name="ce4" office:value-type="string">
            <text:p>Death</text:p>
          </table:table-cell>
          <table:table-cell table:style-name="ce7" office:value-type="string">
            <text:p>af004reasonoffstudyinfant</text:p>
          </table:table-cell>
          <table:table-cell table:formula="of:=&quot;insert into mpepu_&quot; &amp;LOWER( [.D97]) &amp; &quot; (display_index, short_name, name,  &quot; &amp; [.$D$1] &amp; &quot;) values (&quot;&quot;&quot; &amp; [.A97] &amp; &quot;&quot;&quot;, &quot;&quot;&quot; &amp; LOWER([.C97]) &amp; &quot;&quot;&quot;, &quot;&quot;&quot; &amp; [.C97] &amp; &quot;&quot;&quot;, &quot;&quot;&quot; &amp; [.$E$241] &amp; &quot;&quot;&quot;,&quot; &amp; [.$D$2]" office:value-type="string" office:string-value="insert into mpepu_af004reasonoffstudyinfant (display_index, short_name, name,   version, created, modified, user_created, user_modified, hostname_created, hostname_modified) values (&quot;20&quot;, &quot;death&quot;, &quot;Death&quot;, &quot;&quot;, now(), now(), 'cabel', 'cabel', '', '');&#10;GO">
            <text:p>insert into mpepu_af004reasonoffstudyinfant (display_index, short_name, name, <text:s text:c="2"/>version, created, modified, user_created, user_modified, hostname_created, hostname_modified) values ("20", "death", "Death", "", now(), now(), 'cabel', 'cabel', '', '');</text:p>
            <text:p>GO</text:p>
          </table:table-cell>
          <table:table-cell table:number-columns-repeated="1019"/>
        </table:table-row>
        <table:table-row table:style-name="ro7">
          <table:table-cell office:value-type="float" office:value="30">
            <text:p>30</text:p>
          </table:table-cell>
          <table:table-cell office:value-type="string">
            <text:p>mother_decision</text:p>
          </table:table-cell>
          <table:table-cell table:style-name="ce4" office:value-type="string">
            <text:p>Mother of participant (or Participant's family) refused further contact</text:p>
          </table:table-cell>
          <table:table-cell table:style-name="ce7" office:value-type="string">
            <text:p>af004reasonoffstudyinfant</text:p>
          </table:table-cell>
          <table:table-cell table:formula="of:=&quot;insert into mpepu_&quot; &amp;LOWER( [.D98]) &amp; &quot; (display_index, short_name, name,  &quot; &amp; [.$D$1] &amp; &quot;) values (&quot;&quot;&quot; &amp; [.A98] &amp; &quot;&quot;&quot;, &quot;&quot;&quot; &amp; LOWER([.C98]) &amp; &quot;&quot;&quot;, &quot;&quot;&quot; &amp; [.C98] &amp; &quot;&quot;&quot;, &quot;&quot;&quot; &amp; [.$E$241] &amp; &quot;&quot;&quot;,&quot; &amp; [.$D$2]" office:value-type="string" office:string-value="insert into mpepu_af004reasonoffstudyinfant (display_index, short_name, name,   version, created, modified, user_created, user_modified, hostname_created, hostname_modified) values (&quot;30&quot;, &quot;mother of participant (or participant's family) refused further contact&quot;, &quot;Mother of participant (or Participant's family) refused further contact&quot;, &quot;&quot;, now(), now(), 'cabel', 'cabel', '', '');&#10;GO">
            <text:p>insert into mpepu_af004reasonoffstudyinfant (display_index, short_name, name, <text:s text:c="2"/>version, created, modified, user_created, user_modified, hostname_created, hostname_modified) values ("30", "mother of participant (or participant's family) refused further contact", "Mother of participant (or Participant's family) refused further contact", "", now(), now(), 'cabel', 'cabel', '', '');</text:p>
            <text:p>GO</text:p>
          </table:table-cell>
          <table:table-cell table:number-columns-repeated="1019"/>
        </table:table-row>
        <table:table-row table:style-name="ro3">
          <table:table-cell office:value-type="float" office:value="40">
            <text:p>40</text:p>
          </table:table-cell>
          <table:table-cell office:value-type="string">
            <text:p>moved_out_study_area</text:p>
          </table:table-cell>
          <table:table-cell table:style-name="ce4" office:value-type="string">
            <text:p>Mother of participant moved out of study area </text:p>
          </table:table-cell>
          <table:table-cell table:style-name="ce7" office:value-type="string">
            <text:p>af004reasonoffstudyinfant</text:p>
          </table:table-cell>
          <table:table-cell table:formula="of:=&quot;insert into mpepu_&quot; &amp;LOWER( [.D99]) &amp; &quot; (display_index, short_name, name,  &quot; &amp; [.$D$1] &amp; &quot;) values (&quot;&quot;&quot; &amp; [.A99] &amp; &quot;&quot;&quot;, &quot;&quot;&quot; &amp; LOWER([.C99]) &amp; &quot;&quot;&quot;, &quot;&quot;&quot; &amp; [.C99] &amp; &quot;&quot;&quot;, &quot;&quot;&quot; &amp; [.$E$241] &amp; &quot;&quot;&quot;,&quot; &amp; [.$D$2]" office:value-type="string" office:string-value="insert into mpepu_af004reasonoffstudyinfant (display_index, short_name, name,   version, created, modified, user_created, user_modified, hostname_created, hostname_modified) values (&quot;40&quot;, &quot;mother of participant moved out of study area &quot;, &quot;Mother of participant moved out of study area &quot;, &quot;&quot;, now(), now(), 'cabel', 'cabel', '', '');&#10;GO">
            <text:p>insert into mpepu_af004reasonoffstudyinfant (display_index, short_name, name, <text:s text:c="2"/>version, created, modified, user_created, user_modified, hostname_created, hostname_modified) values ("40", "mother of participant moved out of study area ", "Mother of participant moved out of study area ", "", now(), now(), 'cabel', 'cabel', '', '');</text:p>
            <text:p>GO</text:p>
          </table:table-cell>
          <table:table-cell table:number-columns-repeated="1019"/>
        </table:table-row>
        <table:table-row table:style-name="ro2">
          <table:table-cell office:value-type="float" office:value="50">
            <text:p>50</text:p>
          </table:table-cell>
          <table:table-cell office:value-type="string">
            <text:p>loss_to_followup</text:p>
          </table:table-cell>
          <table:table-cell table:style-name="ce4" office:value-type="string">
            <text:p>Participant lost to follow-up </text:p>
          </table:table-cell>
          <table:table-cell table:style-name="ce7" office:value-type="string">
            <text:p>af004reasonoffstudyinfant</text:p>
          </table:table-cell>
          <table:table-cell table:formula="of:=&quot;insert into mpepu_&quot; &amp;LOWER( [.D100]) &amp; &quot; (display_index, short_name, name,  &quot; &amp; [.$D$1] &amp; &quot;) values (&quot;&quot;&quot; &amp; [.A100] &amp; &quot;&quot;&quot;, &quot;&quot;&quot; &amp; LOWER([.C100]) &amp; &quot;&quot;&quot;, &quot;&quot;&quot; &amp; [.C100] &amp; &quot;&quot;&quot;, &quot;&quot;&quot; &amp; [.$E$241] &amp; &quot;&quot;&quot;,&quot; &amp; [.$D$2]" office:value-type="string" office:string-value="insert into mpepu_af004reasonoffstudyinfant (display_index, short_name, name,   version, created, modified, user_created, user_modified, hostname_created, hostname_modified) values (&quot;50&quot;, &quot;participant lost to follow-up &quot;, &quot;Participant lost to follow-up &quot;, &quot;&quot;, now(), now(), 'cabel', 'cabel', '', '');&#10;GO">
            <text:p>insert into mpepu_af004reasonoffstudyinfant (display_index, short_name, name, <text:s text:c="2"/>version, created, modified, user_created, user_modified, hostname_created, hostname_modified) values ("50", "participant lost to follow-up ", "Participant lost to follow-up ", "", now(), now(), 'cabel', 'cabel', '', '');</text:p>
            <text:p>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specify:</text:p>
          </table:table-cell>
          <table:table-cell table:style-name="ce7" office:value-type="string">
            <text:p>af004reasonoffstudyinfant</text:p>
          </table:table-cell>
          <table:table-cell table:formula="of:=&quot;insert into mpepu_&quot; &amp;LOWER( [.D101]) &amp; &quot; (display_index, short_name, name,  &quot; &amp; [.$D$1] &amp; &quot;) values (&quot;&quot;&quot; &amp; [.A101] &amp; &quot;&quot;&quot;, &quot;&quot;&quot; &amp; LOWER([.C101]) &amp; &quot;&quot;&quot;, &quot;&quot;&quot; &amp; [.C101] &amp; &quot;&quot;&quot;, &quot;&quot;&quot; &amp; [.$E$241] &amp; &quot;&quot;&quot;,&quot; &amp; [.$D$2]" office:value-type="string" office:string-value="insert into mpepu_af004reasonoffstudyinfant (display_index, short_name, name,   version, created, modified, user_created, user_modified, hostname_created, hostname_modified) values (&quot;99&quot;, &quot;other, specify:&quot;, &quot;Other, specify:&quot;, &quot;&quot;, now(), now(), 'cabel', 'cabel', '', '');&#10;GO">
            <text:p>insert into mpepu_af004reasonoffstudyinfant (display_index, short_name, name, <text:s text:c="2"/>version, created, modified, user_created, user_modified, hostname_created, hostname_modified) values ("99", "other, specify:", "Other, specify:", "", now(), now(), 'cabel', 'cabel', '', '');</text:p>
            <text:p>GO</text:p>
          </table:table-cell>
          <table:table-cell table:number-columns-repeated="1019"/>
        </table:table-row>
        <table:table-row table:style-name="ro1">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af005deathcauseinfo</text:p>
          </table:table-cell>
          <table:table-cell table:number-columns-repeated="2"/>
          <table:table-cell table:formula="of:=&quot;drop table &quot; &amp; [.$D$3] &amp;&quot;_&quot; &amp; LOWER([.F103]) &amp;&quot;;&quot;" office:value-type="string" office:string-value="drop table mpepu_af005deathcauseinfo;">
            <text:p>drop table mpepu_af005deathcauseinfo;</text:p>
          </table:table-cell>
          <table:table-cell table:number-columns-repeated="1015"/>
        </table:table-row>
        <table:table-row table:style-name="ro2">
          <table:table-cell office:value-type="float" office:value="10">
            <text:p>10</text:p>
          </table:table-cell>
          <table:table-cell office:value-type="string">
            <text:p>autopsy</text:p>
          </table:table-cell>
          <table:table-cell table:style-name="ce4" office:value-type="string">
            <text:p>Autopsy </text:p>
          </table:table-cell>
          <table:table-cell table:style-name="ce7" office:value-type="string">
            <text:p>af005deathcauseinfo</text:p>
          </table:table-cell>
          <table:table-cell table:formula="of:=&quot;insert into mpepu_&quot; &amp;LOWER( [.D104]) &amp; &quot; (display_index, short_name, name,  &quot; &amp; [.$D$1] &amp; &quot;) values (&quot;&quot;&quot; &amp; [.A104] &amp; &quot;&quot;&quot;, &quot;&quot;&quot; &amp; LOWER([.C104]) &amp; &quot;&quot;&quot;, &quot;&quot;&quot; &amp; [.C104] &amp; &quot;&quot;&quot;, &quot;&quot;&quot; &amp; [.$E$241] &amp; &quot;&quot;&quot;,&quot; &amp; [.$D$2]" office:value-type="string" office:string-value="insert into mpepu_af005deathcauseinfo (display_index, short_name, name,   version, created, modified, user_created, user_modified, hostname_created, hostname_modified) values (&quot;10&quot;, &quot;autopsy &quot;, &quot;Autopsy &quot;, &quot;&quot;, now(), now(), 'cabel', 'cabel', '', '');&#10;GO">
            <text:p>insert into mpepu_af005deathcauseinfo (display_index, short_name, name, <text:s text:c="2"/>version, created, modified, user_created, user_modified, hostname_created, hostname_modified) values ("10", "autopsy ", "Autopsy ", "", now(), now(), 'cabel', 'cabel', '', '');</text:p>
            <text:p>GO</text:p>
          </table:table-cell>
          <table:table-cell table:number-columns-repeated="1019"/>
        </table:table-row>
        <table:table-row table:style-name="ro2">
          <table:table-cell office:value-type="float" office:value="20">
            <text:p>20</text:p>
          </table:table-cell>
          <table:table-cell office:value-type="string">
            <text:p>clinic_record</text:p>
          </table:table-cell>
          <table:table-cell table:style-name="ce4" office:value-type="string">
            <text:p>Clinical record </text:p>
          </table:table-cell>
          <table:table-cell table:style-name="ce7" office:value-type="string">
            <text:p>af005deathcauseinfo</text:p>
          </table:table-cell>
          <table:table-cell table:formula="of:=&quot;insert into mpepu_&quot; &amp;LOWER( [.D105]) &amp; &quot; (display_index, short_name, name,  &quot; &amp; [.$D$1] &amp; &quot;) values (&quot;&quot;&quot; &amp; [.A105] &amp; &quot;&quot;&quot;, &quot;&quot;&quot; &amp; LOWER([.C105]) &amp; &quot;&quot;&quot;, &quot;&quot;&quot; &amp; [.C105] &amp; &quot;&quot;&quot;, &quot;&quot;&quot; &amp; [.$E$241] &amp; &quot;&quot;&quot;,&quot; &amp; [.$D$2]" office:value-type="string" office:string-value="insert into mpepu_af005deathcauseinfo (display_index, short_name, name,   version, created, modified, user_created, user_modified, hostname_created, hostname_modified) values (&quot;20&quot;, &quot;clinical record &quot;, &quot;Clinical record &quot;, &quot;&quot;, now(), now(), 'cabel', 'cabel', '', '');&#10;GO">
            <text:p>insert into mpepu_af005deathcauseinfo (display_index, short_name, name, <text:s text:c="2"/>version, created, modified, user_created, user_modified, hostname_created, hostname_modified) values ("20", "clinical record ", "Clinical record ", "", now(), now(), 'cabel', 'cabel', '', '');</text:p>
            <text:p>GO</text:p>
          </table:table-cell>
          <table:table-cell table:number-columns-repeated="1019"/>
        </table:table-row>
        <table:table-row table:style-name="ro7">
          <table:table-cell office:value-type="float" office:value="30">
            <text:p>30</text:p>
          </table:table-cell>
          <table:table-cell office:value-type="string">
            <text:p>study_staff</text:p>
          </table:table-cell>
          <table:table-cell table:style-name="ce4" office:value-type="string">
            <text:p>Information from Study Staff providing care for Participant prior to death </text:p>
          </table:table-cell>
          <table:table-cell table:style-name="ce7" office:value-type="string">
            <text:p>af005deathcauseinfo</text:p>
          </table:table-cell>
          <table:table-cell table:formula="of:=&quot;insert into mpepu_&quot; &amp;LOWER( [.D106]) &amp; &quot; (display_index, short_name, name,  &quot; &amp; [.$D$1] &amp; &quot;) values (&quot;&quot;&quot; &amp; [.A106] &amp; &quot;&quot;&quot;, &quot;&quot;&quot; &amp; LOWER([.C106]) &amp; &quot;&quot;&quot;, &quot;&quot;&quot; &amp; [.C106] &amp; &quot;&quot;&quot;, &quot;&quot;&quot; &amp; [.$E$241] &amp; &quot;&quot;&quot;,&quot; &amp; [.$D$2]" office:value-type="string" office:string-value="insert into mpepu_af005deathcauseinfo (display_index, short_name, name,   version, created, modified, user_created, user_modified, hostname_created, hostname_modified) values (&quot;30&quot;, &quot;information from study staff providing care for participant prior to death &quot;, &quot;Information from Study Staff providing care for Participant prior to death &quot;, &quot;&quot;, now(), now(), 'cabel', 'cabel', '', '');&#10;GO">
            <text:p>insert into mpepu_af005deathcauseinfo (display_index, short_name, name, <text:s text:c="2"/>version, created, modified, user_created, user_modified, hostname_created, hostname_modified) values ("30", "information from study staff providing care for participant prior to death ", "Information from Study Staff providing care for Participant prior to death ", "", now(), now(), 'cabel', 'cabel', '', '');</text:p>
            <text:p>GO</text:p>
          </table:table-cell>
          <table:table-cell table:number-columns-repeated="1019"/>
        </table:table-row>
        <table:table-row table:style-name="ro7">
          <table:table-cell office:value-type="float" office:value="40">
            <text:p>40</text:p>
          </table:table-cell>
          <table:table-cell office:value-type="string">
            <text:p>other_hcw</text:p>
          </table:table-cell>
          <table:table-cell table:style-name="ce4" office:value-type="string">
            <text:p>Contact with other(non-study) physician/nurse/other health care provider </text:p>
          </table:table-cell>
          <table:table-cell table:style-name="ce7" office:value-type="string">
            <text:p>af005deathcauseinfo</text:p>
          </table:table-cell>
          <table:table-cell table:formula="of:=&quot;insert into mpepu_&quot; &amp;LOWER( [.D107]) &amp; &quot; (display_index, short_name, name,  &quot; &amp; [.$D$1] &amp; &quot;) values (&quot;&quot;&quot; &amp; [.A107] &amp; &quot;&quot;&quot;, &quot;&quot;&quot; &amp; LOWER([.C107]) &amp; &quot;&quot;&quot;, &quot;&quot;&quot; &amp; [.C107] &amp; &quot;&quot;&quot;, &quot;&quot;&quot; &amp; [.$E$241] &amp; &quot;&quot;&quot;,&quot; &amp; [.$D$2]" office:value-type="string" office:string-value="insert into mpepu_af005deathcauseinfo (display_index, short_name, name,   version, created, modified, user_created, user_modified, hostname_created, hostname_modified) values (&quot;40&quot;, &quot;contact with other(non-study) physician/nurse/other health care provider &quot;, &quot;Contact with other(non-study) physician/nurse/other health care provider &quot;, &quot;&quot;, now(), now(), 'cabel', 'cabel', '', '');&#10;GO">
            <text:p>insert into mpepu_af005deathcauseinfo (display_index, short_name, name, <text:s text:c="2"/>version, created, modified, user_created, user_modified, hostname_created, hostname_modified) values ("40", "contact with other(non-study) physician/nurse/other health care provider ", "Contact with other(non-study) physician/nurse/other health care provider ", "", now(), now(), 'cabel', 'cabel', '', '');</text:p>
            <text:p>GO</text:p>
          </table:table-cell>
          <table:table-cell table:number-columns-repeated="1019"/>
        </table:table-row>
        <table:table-row table:style-name="ro2">
          <table:table-cell office:value-type="float" office:value="50">
            <text:p>50</text:p>
          </table:table-cell>
          <table:table-cell office:value-type="string">
            <text:p>certificate</text:p>
          </table:table-cell>
          <table:table-cell table:style-name="ce4" office:value-type="string">
            <text:p>Death certificate </text:p>
          </table:table-cell>
          <table:table-cell table:style-name="ce7" office:value-type="string">
            <text:p>af005deathcauseinfo</text:p>
          </table:table-cell>
          <table:table-cell table:formula="of:=&quot;insert into mpepu_&quot; &amp;LOWER( [.D108]) &amp; &quot; (display_index, short_name, name,  &quot; &amp; [.$D$1] &amp; &quot;) values (&quot;&quot;&quot; &amp; [.A108] &amp; &quot;&quot;&quot;, &quot;&quot;&quot; &amp; LOWER([.C108]) &amp; &quot;&quot;&quot;, &quot;&quot;&quot; &amp; [.C108] &amp; &quot;&quot;&quot;, &quot;&quot;&quot; &amp; [.$E$241] &amp; &quot;&quot;&quot;,&quot; &amp; [.$D$2]" office:value-type="string" office:string-value="insert into mpepu_af005deathcauseinfo (display_index, short_name, name,   version, created, modified, user_created, user_modified, hostname_created, hostname_modified) values (&quot;50&quot;, &quot;death certificate &quot;, &quot;Death certificate &quot;, &quot;&quot;, now(), now(), 'cabel', 'cabel', '', '');&#10;GO">
            <text:p>insert into mpepu_af005deathcauseinfo (display_index, short_name, name, <text:s text:c="2"/>version, created, modified, user_created, user_modified, hostname_created, hostname_modified) values ("50", "death certificate ", "Death certificate ", "", now(), now(), 'cabel', 'cabel', '', '');</text:p>
            <text:p>GO</text:p>
          </table:table-cell>
          <table:table-cell table:number-columns-repeated="1019"/>
        </table:table-row>
        <table:table-row table:style-name="ro3">
          <table:table-cell office:value-type="float" office:value="60">
            <text:p>60</text:p>
          </table:table-cell>
          <table:table-cell office:value-type="string">
            <text:p>relatives</text:p>
          </table:table-cell>
          <table:table-cell table:style-name="ce4" office:value-type="string">
            <text:p>Information from Participant’s relatives or friends </text:p>
          </table:table-cell>
          <table:table-cell table:style-name="ce7" office:value-type="string">
            <text:p>af005deathcauseinfo</text:p>
          </table:table-cell>
          <table:table-cell table:formula="of:=&quot;insert into mpepu_&quot; &amp;LOWER( [.D109]) &amp; &quot; (display_index, short_name, name,  &quot; &amp; [.$D$1] &amp; &quot;) values (&quot;&quot;&quot; &amp; [.A109] &amp; &quot;&quot;&quot;, &quot;&quot;&quot; &amp; LOWER([.C109]) &amp; &quot;&quot;&quot;, &quot;&quot;&quot; &amp; [.C109] &amp; &quot;&quot;&quot;, &quot;&quot;&quot; &amp; [.$E$241] &amp; &quot;&quot;&quot;,&quot; &amp; [.$D$2]" office:value-type="string" office:string-value="insert into mpepu_af005deathcauseinfo (display_index, short_name, name,   version, created, modified, user_created, user_modified, hostname_created, hostname_modified) values (&quot;60&quot;, &quot;information from participant’s relatives or friends &quot;, &quot;Information from Participant’s relatives or friends &quot;, &quot;&quot;, now(), now(), 'cabel', 'cabel', '', '');&#10;GO">
            <text:p>insert into mpepu_af005deathcauseinfo (display_index, short_name, name, <text:s text:c="2"/>version, created, modified, user_created, user_modified, hostname_created, hostname_modified) values ("60", "information from participant’s relatives or friends ", "Information from Participant’s relatives or friends ", "", now(), now(), 'cabel', 'cabel', '', '');</text:p>
            <text:p>GO</text:p>
          </table:table-cell>
          <table:table-cell table:number-columns-repeated="1019"/>
        </table:table-row>
        <table:table-row table:style-name="ro2">
          <table:table-cell office:value-type="float" office:value="70">
            <text:p>70</text:p>
          </table:table-cell>
          <table:table-cell office:value-type="string">
            <text:p>obituary</text:p>
          </table:table-cell>
          <table:table-cell table:style-name="ce4" office:value-type="string">
            <text:p>Obituary </text:p>
          </table:table-cell>
          <table:table-cell table:style-name="ce7" office:value-type="string">
            <text:p>af005deathcauseinfo</text:p>
          </table:table-cell>
          <table:table-cell table:formula="of:=&quot;insert into mpepu_&quot; &amp;LOWER( [.D110]) &amp; &quot; (display_index, short_name, name,  &quot; &amp; [.$D$1] &amp; &quot;) values (&quot;&quot;&quot; &amp; [.A110] &amp; &quot;&quot;&quot;, &quot;&quot;&quot; &amp; LOWER([.C110]) &amp; &quot;&quot;&quot;, &quot;&quot;&quot; &amp; [.C110] &amp; &quot;&quot;&quot;, &quot;&quot;&quot; &amp; [.$E$241] &amp; &quot;&quot;&quot;,&quot; &amp; [.$D$2]" office:value-type="string" office:string-value="insert into mpepu_af005deathcauseinfo (display_index, short_name, name,   version, created, modified, user_created, user_modified, hostname_created, hostname_modified) values (&quot;70&quot;, &quot;obituary &quot;, &quot;Obituary &quot;, &quot;&quot;, now(), now(), 'cabel', 'cabel', '', '');&#10;GO">
            <text:p>insert into mpepu_af005deathcauseinfo (display_index, short_name, name, <text:s text:c="2"/>version, created, modified, user_created, user_modified, hostname_created, hostname_modified) values ("70", "obituary ", "Obituary ", "", now(), now(), 'cabel', 'cabel', '', '');</text:p>
            <text:p>GO</text:p>
          </table:table-cell>
          <table:table-cell table:number-columns-repeated="1019"/>
        </table:table-row>
        <table:table-row table:style-name="ro6">
          <table:table-cell office:value-type="float" office:value="80">
            <text:p>80</text:p>
          </table:table-cell>
          <table:table-cell office:value-type="string">
            <text:p>pending_infor</text:p>
          </table:table-cell>
          <table:table-cell table:style-name="ce4" office:value-type="string">
            <text:p>Information requested, still pending </text:p>
          </table:table-cell>
          <table:table-cell table:style-name="ce7" office:value-type="string">
            <text:p>af005deathcauseinfo</text:p>
          </table:table-cell>
          <table:table-cell table:formula="of:=&quot;insert into mpepu_&quot; &amp;LOWER( [.D111]) &amp; &quot; (display_index, short_name, name,  &quot; &amp; [.$D$1] &amp; &quot;) values (&quot;&quot;&quot; &amp; [.A111] &amp; &quot;&quot;&quot;, &quot;&quot;&quot; &amp; LOWER([.C111]) &amp; &quot;&quot;&quot;, &quot;&quot;&quot; &amp; [.C111] &amp; &quot;&quot;&quot;, &quot;&quot;&quot; &amp; [.$E$241] &amp; &quot;&quot;&quot;,&quot; &amp; [.$D$2]" office:value-type="string" office:string-value="insert into mpepu_af005deathcauseinfo (display_index, short_name, name,   version, created, modified, user_created, user_modified, hostname_created, hostname_modified) values (&quot;80&quot;, &quot;information requested, still pending &quot;, &quot;Information requested, still pending &quot;, &quot;&quot;, now(), now(), 'cabel', 'cabel', '', '');&#10;GO">
            <text:p>insert into mpepu_af005deathcauseinfo (display_index, short_name, name, <text:s text:c="2"/>version, created, modified, user_created, user_modified, hostname_created, hostname_modified) values ("80", "information requested, still pending ", "Information requested, still pending ", "", now(), now(), 'cabel', 'cabel', '', '');</text:p>
            <text:p>GO</text:p>
          </table:table-cell>
          <table:table-cell table:number-columns-repeated="1019"/>
        </table:table-row>
        <table:table-row table:style-name="ro6">
          <table:table-cell office:value-type="float" office:value="90">
            <text:p>90</text:p>
          </table:table-cell>
          <table:table-cell office:value-type="string">
            <text:p>no_infor_ever</text:p>
          </table:table-cell>
          <table:table-cell table:style-name="ce4" office:value-type="string">
            <text:p>No information will ever be available</text:p>
          </table:table-cell>
          <table:table-cell table:style-name="ce7" office:value-type="string">
            <text:p>af005deathcauseinfo</text:p>
          </table:table-cell>
          <table:table-cell table:formula="of:=&quot;insert into mpepu_&quot; &amp;LOWER( [.D112]) &amp; &quot; (display_index, short_name, name,  &quot; &amp; [.$D$1] &amp; &quot;) values (&quot;&quot;&quot; &amp; [.A112] &amp; &quot;&quot;&quot;, &quot;&quot;&quot; &amp; LOWER([.C112]) &amp; &quot;&quot;&quot;, &quot;&quot;&quot; &amp; [.C112] &amp; &quot;&quot;&quot;, &quot;&quot;&quot; &amp; [.$E$241] &amp; &quot;&quot;&quot;,&quot; &amp; [.$D$2]" office:value-type="string" office:string-value="insert into mpepu_af005deathcauseinfo (display_index, short_name, name,   version, created, modified, user_created, user_modified, hostname_created, hostname_modified) values (&quot;90&quot;, &quot;no information will ever be available&quot;, &quot;No information will ever be available&quot;, &quot;&quot;, now(), now(), 'cabel', 'cabel', '', '');&#10;GO">
            <text:p>insert into mpepu_af005deathcauseinfo (display_index, short_name, name, <text:s text:c="2"/>version, created, modified, user_created, user_modified, hostname_created, hostname_modified) values ("90", "no information will ever be available", "No information will ever be available", "", now(), now(), 'cabel', 'cabel', '', '');</text:p>
            <text:p>GO</text:p>
          </table:table-cell>
          <table:table-cell table:number-columns-repeated="1019"/>
        </table:table-row>
        <table:table-row table:style-name="ro2">
          <table:table-cell office:value-type="float" office:value="99">
            <text:p>99</text:p>
          </table:table-cell>
          <table:table-cell office:value-type="string">
            <text:p>other</text:p>
          </table:table-cell>
          <table:table-cell office:value-type="string">
            <text:p>Other, specify</text:p>
          </table:table-cell>
          <table:table-cell table:style-name="ce7" office:value-type="string">
            <text:p>af005deathcauseinfo</text:p>
          </table:table-cell>
          <table:table-cell table:formula="of:=&quot;insert into mpepu_&quot; &amp;LOWER( [.D113]) &amp; &quot; (display_index, short_name, name,  &quot; &amp; [.$D$1] &amp; &quot;) values (&quot;&quot;&quot; &amp; [.A113] &amp; &quot;&quot;&quot;, &quot;&quot;&quot; &amp; LOWER([.C113]) &amp; &quot;&quot;&quot;, &quot;&quot;&quot; &amp; [.C113] &amp; &quot;&quot;&quot;, &quot;&quot;&quot; &amp; [.$E$241] &amp; &quot;&quot;&quot;,&quot; &amp; [.$D$2]" office:value-type="string" office:string-value="insert into mpepu_af005deathcauseinfo (display_index, short_name, name,   version, created, modified, user_created, user_modified, hostname_created, hostname_modified) values (&quot;99&quot;, &quot;other, specify&quot;, &quot;Other, specify&quot;, &quot;&quot;, now(), now(), 'cabel', 'cabel', '', '');&#10;GO">
            <text:p>insert into mpepu_af005deathcauseinfo (display_index, short_name, name, <text:s text:c="2"/>version, created, modified, user_created, user_modified, hostname_created, hostname_modified) values ("99", "other, specify", "Other, 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af005deathcausecat</text:p>
          </table:table-cell>
          <table:table-cell table:number-columns-repeated="2"/>
          <table:table-cell table:formula="of:=&quot;drop table &quot; &amp; [.$D$3] &amp;&quot;_&quot; &amp; LOWER([.F116]) &amp;&quot;;&quot;" office:value-type="string" office:string-value="drop table mpepu_af005deathcausecat;">
            <text:p>drop table mpepu_af005deathcausecat;</text:p>
          </table:table-cell>
          <table:table-cell table:number-columns-repeated="1015"/>
        </table:table-row>
        <table:table-row table:style-name="ro6">
          <table:table-cell office:value-type="float" office:value="10">
            <text:p>10</text:p>
          </table:table-cell>
          <table:table-cell office:value-type="string">
            <text:p>hiv_related</text:p>
          </table:table-cell>
          <table:table-cell table:style-name="ce4" office:value-type="string">
            <text:p>HIV infection or HIV/AIDS-related diagnosis </text:p>
          </table:table-cell>
          <table:table-cell table:style-name="ce7" office:value-type="string">
            <text:p>af005deathcausecat</text:p>
          </table:table-cell>
          <table:table-cell table:formula="of:=&quot;insert into mpepu_&quot; &amp;LOWER( [.D117]) &amp; &quot; (display_index, short_name, name,  &quot; &amp; [.$D$1] &amp; &quot;) values (&quot;&quot;&quot; &amp; [.A117] &amp; &quot;&quot;&quot;, &quot;&quot;&quot; &amp; LOWER([.C117]) &amp; &quot;&quot;&quot;, &quot;&quot;&quot; &amp; [.C117] &amp; &quot;&quot;&quot;, &quot;&quot;&quot; &amp; [.$E$241] &amp; &quot;&quot;&quot;,&quot; &amp; [.$D$2]" office:value-type="string" office:string-value="insert into mpepu_af005deathcausecat (display_index, short_name, name,   version, created, modified, user_created, user_modified, hostname_created, hostname_modified) values (&quot;10&quot;, &quot;hiv infection or hiv/aids-related diagnosis &quot;, &quot;HIV infection or HIV/AIDS-related diagnosis &quot;, &quot;&quot;, now(), now(), 'cabel', 'cabel', '', '');&#10;GO">
            <text:p>insert into mpepu_af005deathcausecat (display_index, short_name, name, <text:s text:c="2"/>version, created, modified, user_created, user_modified, hostname_created, hostname_modified) values ("10", "hiv infection or hiv/aids-related diagnosis ", "HIV infection or HIV/AIDS-related diagnosis ", "", now(), now(), 'cabel', 'cabel', '', '');<text:line-break/>GO</text:p>
          </table:table-cell>
          <table:table-cell table:number-columns-repeated="1019"/>
        </table:table-row>
        <table:table-row table:style-name="ro2">
          <table:table-cell office:value-type="float" office:value="20">
            <text:p>20</text:p>
          </table:table-cell>
          <table:table-cell office:value-type="string">
            <text:p>hiv_unrelated</text:p>
          </table:table-cell>
          <table:table-cell table:style-name="ce4" office:value-type="string">
            <text:p>Disease unrelated to HIV </text:p>
          </table:table-cell>
          <table:table-cell table:style-name="ce7" office:value-type="string">
            <text:p>af005deathcausecat</text:p>
          </table:table-cell>
          <table:table-cell table:formula="of:=&quot;insert into mpepu_&quot; &amp;LOWER( [.D118]) &amp; &quot; (display_index, short_name, name,  &quot; &amp; [.$D$1] &amp; &quot;) values (&quot;&quot;&quot; &amp; [.A118] &amp; &quot;&quot;&quot;, &quot;&quot;&quot; &amp; LOWER([.C118]) &amp; &quot;&quot;&quot;, &quot;&quot;&quot; &amp; [.C118] &amp; &quot;&quot;&quot;, &quot;&quot;&quot; &amp; [.$E$241] &amp; &quot;&quot;&quot;,&quot; &amp; [.$D$2]" office:value-type="string" office:string-value="insert into mpepu_af005deathcausecat (display_index, short_name, name,   version, created, modified, user_created, user_modified, hostname_created, hostname_modified) values (&quot;20&quot;, &quot;disease unrelated to hiv &quot;, &quot;Disease unrelated to HIV &quot;, &quot;&quot;, now(), now(), 'cabel', 'cabel', '', '');&#10;GO">
            <text:p>insert into mpepu_af005deathcausecat (display_index, short_name, name, <text:s text:c="2"/>version, created, modified, user_created, user_modified, hostname_created, hostname_modified) values ("20", "disease unrelated to hiv ", "Disease unrelated to HIV ", "", now(), now(), 'cabel', 'cabel', '', '');<text:line-break/>GO</text:p>
          </table:table-cell>
          <table:table-cell table:number-columns-repeated="1019"/>
        </table:table-row>
        <table:table-row table:style-name="ro2">
          <table:table-cell office:value-type="float" office:value="30">
            <text:p>30</text:p>
          </table:table-cell>
          <table:table-cell office:value-type="string">
            <text:p>study_drug_toxicity</text:p>
          </table:table-cell>
          <table:table-cell table:style-name="ce4" office:value-type="string">
            <text:p>Toxicity from Study drug </text:p>
          </table:table-cell>
          <table:table-cell table:style-name="ce7" office:value-type="string">
            <text:p>af005deathcausecat</text:p>
          </table:table-cell>
          <table:table-cell table:formula="of:=&quot;insert into mpepu_&quot; &amp;LOWER( [.D119]) &amp; &quot; (display_index, short_name, name,  &quot; &amp; [.$D$1] &amp; &quot;) values (&quot;&quot;&quot; &amp; [.A119] &amp; &quot;&quot;&quot;, &quot;&quot;&quot; &amp; LOWER([.C119]) &amp; &quot;&quot;&quot;, &quot;&quot;&quot; &amp; [.C119] &amp; &quot;&quot;&quot;, &quot;&quot;&quot; &amp; [.$E$241] &amp; &quot;&quot;&quot;,&quot; &amp; [.$D$2]" office:value-type="string" office:string-value="insert into mpepu_af005deathcausecat (display_index, short_name, name,   version, created, modified, user_created, user_modified, hostname_created, hostname_modified) values (&quot;30&quot;, &quot;toxicity from study drug &quot;, &quot;Toxicity from Study drug &quot;, &quot;&quot;, now(), now(), 'cabel', 'cabel', '', '');&#10;GO">
            <text:p>insert into mpepu_af005deathcausecat (display_index, short_name, name, <text:s text:c="2"/>version, created, modified, user_created, user_modified, hostname_created, hostname_modified) values ("30", "toxicity from study drug ", "Toxicity from Study drug ", "", now(), now(), 'cabel', 'cabel', '', '');<text:line-break/>GO</text:p>
          </table:table-cell>
          <table:table-cell table:number-columns-repeated="1019"/>
        </table:table-row>
        <table:table-row table:style-name="ro2">
          <table:table-cell office:value-type="float" office:value="40">
            <text:p>40</text:p>
          </table:table-cell>
          <table:table-cell office:value-type="string">
            <text:p>non_study_drug_tox</text:p>
          </table:table-cell>
          <table:table-cell table:style-name="ce4" office:value-type="string">
            <text:p>Toxicity from non-Study drug </text:p>
          </table:table-cell>
          <table:table-cell table:style-name="ce7" office:value-type="string">
            <text:p>af005deathcausecat</text:p>
          </table:table-cell>
          <table:table-cell table:formula="of:=&quot;insert into mpepu_&quot; &amp;LOWER( [.D120]) &amp; &quot; (display_index, short_name, name,  &quot; &amp; [.$D$1] &amp; &quot;) values (&quot;&quot;&quot; &amp; [.A120] &amp; &quot;&quot;&quot;, &quot;&quot;&quot; &amp; LOWER([.C120]) &amp; &quot;&quot;&quot;, &quot;&quot;&quot; &amp; [.C120] &amp; &quot;&quot;&quot;, &quot;&quot;&quot; &amp; [.$E$241] &amp; &quot;&quot;&quot;,&quot; &amp; [.$D$2]" office:value-type="string" office:string-value="insert into mpepu_af005deathcausecat (display_index, short_name, name,   version, created, modified, user_created, user_modified, hostname_created, hostname_modified) values (&quot;40&quot;, &quot;toxicity from non-study drug &quot;, &quot;Toxicity from non-Study drug &quot;, &quot;&quot;, now(), now(), 'cabel', 'cabel', '', '');&#10;GO">
            <text:p>insert into mpepu_af005deathcausecat (display_index, short_name, name, <text:s text:c="2"/>version, created, modified, user_created, user_modified, hostname_created, hostname_modified) values ("40", "toxicity from non-study drug ", "Toxicity from non-Study drug ", "", now(), now(), 'cabel', 'cabel', '', '');<text:line-break/>GO</text:p>
          </table:table-cell>
          <table:table-cell table:number-columns-repeated="1019"/>
        </table:table-row>
        <table:table-row table:style-name="ro2">
          <table:table-cell office:value-type="float" office:value="50">
            <text:p>50</text:p>
          </table:table-cell>
          <table:table-cell office:value-type="string">
            <text:p>trauma</text:p>
          </table:table-cell>
          <table:table-cell table:style-name="ce4" office:value-type="string">
            <text:p>trauma/accident </text:p>
          </table:table-cell>
          <table:table-cell table:style-name="ce7" office:value-type="string">
            <text:p>af005deathcausecat</text:p>
          </table:table-cell>
          <table:table-cell table:formula="of:=&quot;insert into mpepu_&quot; &amp;LOWER( [.D121]) &amp; &quot; (display_index, short_name, name,  &quot; &amp; [.$D$1] &amp; &quot;) values (&quot;&quot;&quot; &amp; [.A121] &amp; &quot;&quot;&quot;, &quot;&quot;&quot; &amp; LOWER([.C121]) &amp; &quot;&quot;&quot;, &quot;&quot;&quot; &amp; [.C121] &amp; &quot;&quot;&quot;, &quot;&quot;&quot; &amp; [.$E$241] &amp; &quot;&quot;&quot;,&quot; &amp; [.$D$2]" office:value-type="string" office:string-value="insert into mpepu_af005deathcausecat (display_index, short_name, name,   version, created, modified, user_created, user_modified, hostname_created, hostname_modified) values (&quot;50&quot;, &quot;trauma/accident &quot;, &quot;trauma/accident &quot;, &quot;&quot;, now(), now(), 'cabel', 'cabel', '', '');&#10;GO">
            <text:p>insert into mpepu_af005deathcausecat (display_index, short_name, name, <text:s text:c="2"/>version, created, modified, user_created, user_modified, hostname_created, hostname_modified) values ("50", "trauma/accident ", "trauma/accident ", "", now(), now(), 'cabel', 'cabel', '', '');<text:line-break/>GO</text:p>
          </table:table-cell>
          <table:table-cell table:number-columns-repeated="1019"/>
        </table:table-row>
        <table:table-row table:style-name="ro2">
          <table:table-cell office:value-type="float" office:value="60">
            <text:p>60</text:p>
          </table:table-cell>
          <table:table-cell office:value-type="string">
            <text:p>no_infor</text:p>
          </table:table-cell>
          <table:table-cell table:style-name="ce4" office:value-type="string">
            <text:p>No information available </text:p>
          </table:table-cell>
          <table:table-cell table:style-name="ce7" office:value-type="string">
            <text:p>af005deathcausecat</text:p>
          </table:table-cell>
          <table:table-cell table:formula="of:=&quot;insert into mpepu_&quot; &amp;LOWER( [.D122]) &amp; &quot; (display_index, short_name, name,  &quot; &amp; [.$D$1] &amp; &quot;) values (&quot;&quot;&quot; &amp; [.A122] &amp; &quot;&quot;&quot;, &quot;&quot;&quot; &amp; LOWER([.C122]) &amp; &quot;&quot;&quot;, &quot;&quot;&quot; &amp; [.C122] &amp; &quot;&quot;&quot;, &quot;&quot;&quot; &amp; [.$E$241] &amp; &quot;&quot;&quot;,&quot; &amp; [.$D$2]" office:value-type="string" office:string-value="insert into mpepu_af005deathcausecat (display_index, short_name, name,   version, created, modified, user_created, user_modified, hostname_created, hostname_modified) values (&quot;60&quot;, &quot;no information available &quot;, &quot;No information available &quot;, &quot;&quot;, now(), now(), 'cabel', 'cabel', '', '');&#10;GO">
            <text:p>insert into mpepu_af005deathcausecat (display_index, short_name, name, <text:s text:c="2"/>version, created, modified, user_created, user_modified, hostname_created, hostname_modified) values ("60", "no information available ", "No information available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specify</text:p>
          </table:table-cell>
          <table:table-cell table:style-name="ce7" office:value-type="string">
            <text:p>af005deathcausecat</text:p>
          </table:table-cell>
          <table:table-cell table:formula="of:=&quot;insert into mpepu_&quot; &amp;LOWER( [.D123]) &amp; &quot; (display_index, short_name, name,  &quot; &amp; [.$D$1] &amp; &quot;) values (&quot;&quot;&quot; &amp; [.A123] &amp; &quot;&quot;&quot;, &quot;&quot;&quot; &amp; LOWER([.C123]) &amp; &quot;&quot;&quot;, &quot;&quot;&quot; &amp; [.C123] &amp; &quot;&quot;&quot;, &quot;&quot;&quot; &amp; [.$E$241] &amp; &quot;&quot;&quot;,&quot; &amp; [.$D$2]" office:value-type="string" office:string-value="insert into mpepu_af005deathcausecat (display_index, short_name, name,   version, created, modified, user_created, user_modified, hostname_created, hostname_modified) values (&quot;99&quot;, &quot;other, specify&quot;, &quot;Other, specify&quot;, &quot;&quot;, now(), now(), 'cabel', 'cabel', '', '');&#10;GO">
            <text:p>insert into mpepu_af005deathcausecat (display_index, short_name, name, <text:s text:c="2"/>version, created, modified, user_created, user_modified, hostname_created, hostname_modified) values ("99", "other, specify", "Other, specify",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af005medicalresponsibility</text:p>
          </table:table-cell>
          <table:table-cell table:number-columns-repeated="2"/>
          <table:table-cell table:formula="of:=&quot;drop table &quot; &amp; [.$D$3] &amp;&quot;_&quot; &amp; LOWER([.F126]) &amp;&quot;;&quot;" office:value-type="string" office:string-value="drop table mpepu_af005medicalresponsibility;">
            <text:p>drop table mpepu_af005medicalresponsibility;</text:p>
          </table:table-cell>
          <table:table-cell table:number-columns-repeated="1015"/>
        </table:table-row>
        <table:table-row table:style-name="ro2">
          <table:table-cell office:value-type="float" office:value="10">
            <text:p>10</text:p>
          </table:table-cell>
          <table:table-cell office:value-type="string">
            <text:p>doctor</text:p>
          </table:table-cell>
          <table:table-cell table:style-name="ce4" office:value-type="string">
            <text:p>Doctor </text:p>
          </table:table-cell>
          <table:table-cell table:style-name="ce7" office:value-type="string">
            <text:p>af005medicalresponsibility</text:p>
          </table:table-cell>
          <table:table-cell table:formula="of:=&quot;insert into mpepu_&quot; &amp;LOWER( [.D127]) &amp; &quot; (display_index, short_name, name,  &quot; &amp; [.$D$1] &amp; &quot;) values (&quot;&quot;&quot; &amp; [.A127] &amp; &quot;&quot;&quot;, &quot;&quot;&quot; &amp; LOWER([.C127]) &amp; &quot;&quot;&quot;, &quot;&quot;&quot; &amp; [.C127] &amp; &quot;&quot;&quot;, &quot;&quot;&quot; &amp; [.$E$241] &amp; &quot;&quot;&quot;,&quot; &amp; [.$D$2]" office:value-type="string" office:string-value="insert into mpepu_af005medicalresponsibility (display_index, short_name, name,   version, created, modified, user_created, user_modified, hostname_created, hostname_modified) values (&quot;10&quot;, &quot;doctor &quot;, &quot;Doctor &quot;, &quot;&quot;, now(), now(), 'cabel', 'cabel', '', '');&#10;GO">
            <text:p>insert into mpepu_af005medicalresponsibility (display_index, short_name, name, <text:s text:c="2"/>version, created, modified, user_created, user_modified, hostname_created, hostname_modified) values ("10", "doctor ", "Doctor ", "", now(), now(), 'cabel', 'cabel', '', '');<text:line-break/>GO</text:p>
          </table:table-cell>
          <table:table-cell table:number-columns-repeated="1019"/>
        </table:table-row>
        <table:table-row table:style-name="ro2">
          <table:table-cell office:value-type="float" office:value="20">
            <text:p>20</text:p>
          </table:table-cell>
          <table:table-cell office:value-type="string">
            <text:p>nurse</text:p>
          </table:table-cell>
          <table:table-cell table:style-name="ce4" office:value-type="string">
            <text:p>Nurse </text:p>
          </table:table-cell>
          <table:table-cell table:style-name="ce7" office:value-type="string">
            <text:p>af005medicalresponsibility</text:p>
          </table:table-cell>
          <table:table-cell table:formula="of:=&quot;insert into mpepu_&quot; &amp;LOWER( [.D128]) &amp; &quot; (display_index, short_name, name,  &quot; &amp; [.$D$1] &amp; &quot;) values (&quot;&quot;&quot; &amp; [.A128] &amp; &quot;&quot;&quot;, &quot;&quot;&quot; &amp; LOWER([.C128]) &amp; &quot;&quot;&quot;, &quot;&quot;&quot; &amp; [.C128] &amp; &quot;&quot;&quot;, &quot;&quot;&quot; &amp; [.$E$241] &amp; &quot;&quot;&quot;,&quot; &amp; [.$D$2]" office:value-type="string" office:string-value="insert into mpepu_af005medicalresponsibility (display_index, short_name, name,   version, created, modified, user_created, user_modified, hostname_created, hostname_modified) values (&quot;20&quot;, &quot;nurse &quot;, &quot;Nurse &quot;, &quot;&quot;, now(), now(), 'cabel', 'cabel', '', '');&#10;GO">
            <text:p>insert into mpepu_af005medicalresponsibility (display_index, short_name, name, <text:s text:c="2"/>version, created, modified, user_created, user_modified, hostname_created, hostname_modified) values ("20", "nurse ", "Nurse ", "", now(), now(), 'cabel', 'cabel', '', '');<text:line-break/>GO</text:p>
          </table:table-cell>
          <table:table-cell table:number-columns-repeated="1019"/>
        </table:table-row>
        <table:table-row table:style-name="ro2">
          <table:table-cell office:value-type="float" office:value="30">
            <text:p>30</text:p>
          </table:table-cell>
          <table:table-cell office:value-type="string">
            <text:p>trad_healer</text:p>
          </table:table-cell>
          <table:table-cell table:style-name="ce4" office:value-type="string">
            <text:p>Traditional healer </text:p>
          </table:table-cell>
          <table:table-cell table:style-name="ce7" office:value-type="string">
            <text:p>af005medicalresponsibility</text:p>
          </table:table-cell>
          <table:table-cell table:formula="of:=&quot;insert into mpepu_&quot; &amp;LOWER( [.D129]) &amp; &quot; (display_index, short_name, name,  &quot; &amp; [.$D$1] &amp; &quot;) values (&quot;&quot;&quot; &amp; [.A129] &amp; &quot;&quot;&quot;, &quot;&quot;&quot; &amp; LOWER([.C129]) &amp; &quot;&quot;&quot;, &quot;&quot;&quot; &amp; [.C129] &amp; &quot;&quot;&quot;, &quot;&quot;&quot; &amp; [.$E$241] &amp; &quot;&quot;&quot;,&quot; &amp; [.$D$2]" office:value-type="string" office:string-value="insert into mpepu_af005medicalresponsibility (display_index, short_name, name,   version, created, modified, user_created, user_modified, hostname_created, hostname_modified) values (&quot;30&quot;, &quot;traditional healer &quot;, &quot;Traditional healer &quot;, &quot;&quot;, now(), now(), 'cabel', 'cabel', '', '');&#10;GO">
            <text:p>insert into mpepu_af005medicalresponsibility (display_index, short_name, name, <text:s text:c="2"/>version, created, modified, user_created, user_modified, hostname_created, hostname_modified) values ("30", "traditional healer ", "Traditional healer ", "", now(), now(), 'cabel', 'cabel', '', '');<text:line-break/>GO</text:p>
          </table:table-cell>
          <table:table-cell table:number-columns-repeated="1019"/>
        </table:table-row>
        <table:table-row table:style-name="ro6">
          <table:table-cell office:value-type="float" office:value="40">
            <text:p>40</text:p>
          </table:table-cell>
          <table:table-cell office:value-type="string">
            <text:p>both</text:p>
          </table:table-cell>
          <table:table-cell table:style-name="ce4" office:value-type="string">
            <text:p>Both Doctor or nurse and traditional healer </text:p>
          </table:table-cell>
          <table:table-cell table:style-name="ce7" office:value-type="string">
            <text:p>af005medicalresponsibility</text:p>
          </table:table-cell>
          <table:table-cell table:formula="of:=&quot;insert into mpepu_&quot; &amp;LOWER( [.D130]) &amp; &quot; (display_index, short_name, name,  &quot; &amp; [.$D$1] &amp; &quot;) values (&quot;&quot;&quot; &amp; [.A130] &amp; &quot;&quot;&quot;, &quot;&quot;&quot; &amp; LOWER([.C130]) &amp; &quot;&quot;&quot;, &quot;&quot;&quot; &amp; [.C130] &amp; &quot;&quot;&quot;, &quot;&quot;&quot; &amp; [.$E$241] &amp; &quot;&quot;&quot;,&quot; &amp; [.$D$2]" office:value-type="string" office:string-value="insert into mpepu_af005medicalresponsibility (display_index, short_name, name,   version, created, modified, user_created, user_modified, hostname_created, hostname_modified) values (&quot;40&quot;, &quot;both doctor or nurse and traditional healer &quot;, &quot;Both Doctor or nurse and traditional healer &quot;, &quot;&quot;, now(), now(), 'cabel', 'cabel', '', '');&#10;GO">
            <text:p>insert into mpepu_af005medicalresponsibility (display_index, short_name, name, <text:s text:c="2"/>version, created, modified, user_created, user_modified, hostname_created, hostname_modified) values ("40", "both doctor or nurse and traditional healer ", "Both Doctor or nurse and traditional healer ", "", now(), now(), 'cabel', 'cabel', '', '');<text:line-break/>GO</text:p>
          </table:table-cell>
          <table:table-cell table:number-columns-repeated="1019"/>
        </table:table-row>
        <table:table-row table:style-name="ro7">
          <table:table-cell office:value-type="float" office:value="50">
            <text:p>50</text:p>
          </table:table-cell>
          <table:table-cell office:value-type="string">
            <text:p>not_known</text:p>
          </table:table-cell>
          <table:table-cell table:style-name="ce4" office:value-type="string">
            <text:p>No known medical care received (family/friends only) </text:p>
          </table:table-cell>
          <table:table-cell table:style-name="ce7" office:value-type="string">
            <text:p>af005medicalresponsibility</text:p>
          </table:table-cell>
          <table:table-cell table:formula="of:=&quot;insert into mpepu_&quot; &amp;LOWER( [.D131]) &amp; &quot; (display_index, short_name, name,  &quot; &amp; [.$D$1] &amp; &quot;) values (&quot;&quot;&quot; &amp; [.A131] &amp; &quot;&quot;&quot;, &quot;&quot;&quot; &amp; LOWER([.C131]) &amp; &quot;&quot;&quot;, &quot;&quot;&quot; &amp; [.C131] &amp; &quot;&quot;&quot;, &quot;&quot;&quot; &amp; [.$E$241] &amp; &quot;&quot;&quot;,&quot; &amp; [.$D$2]" office:value-type="string" office:string-value="insert into mpepu_af005medicalresponsibility (display_index, short_name, name,   version, created, modified, user_created, user_modified, hostname_created, hostname_modified) values (&quot;50&quot;, &quot;no known medical care received (family/friends only) &quot;, &quot;No known medical care received (family/friends only) &quot;, &quot;&quot;, now(), now(), 'cabel', 'cabel', '', '');&#10;GO">
            <text:p>insert into mpepu_af005medicalresponsibility (display_index, short_name, name, <text:s text:c="2"/>version, created, modified, user_created, user_modified, hostname_created, hostname_modified) values ("50", "no known medical care received (family/friends only) ", "No known medical care received (family/friends only) ",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af005reasonhospitalized</text:p>
          </table:table-cell>
          <table:table-cell table:number-columns-repeated="2"/>
          <table:table-cell table:formula="of:=&quot;drop table &quot; &amp; [.$D$3] &amp;&quot;_&quot; &amp; LOWER([.F134]) &amp;&quot;;&quot;" office:value-type="string" office:string-value="drop table mpepu_af005reasonhospitalized;">
            <text:p>drop table mpepu_af005reasonhospitalized;</text:p>
          </table:table-cell>
          <table:table-cell table:number-columns-repeated="1015"/>
        </table:table-row>
        <table:table-row table:style-name="ro6">
          <table:table-cell office:value-type="float" office:value="10">
            <text:p>10</text:p>
          </table:table-cell>
          <table:table-cell office:value-type="string">
            <text:p>respiratory_unspec</text:p>
          </table:table-cell>
          <table:table-cell table:style-name="ce4" office:value-type="string">
            <text:p>Respiratory illness(unspecified) </text:p>
          </table:table-cell>
          <table:table-cell table:style-name="ce7" office:value-type="string">
            <text:p>af005reasonhospitalized</text:p>
          </table:table-cell>
          <table:table-cell table:formula="of:=&quot;insert into mpepu_&quot; &amp;LOWER( [.D135]) &amp; &quot; (display_index, short_name, name,  &quot; &amp; [.$D$1] &amp; &quot;) values (&quot;&quot;&quot; &amp; [.A135] &amp; &quot;&quot;&quot;, &quot;&quot;&quot; &amp; LOWER([.C135]) &amp; &quot;&quot;&quot;, &quot;&quot;&quot; &amp; [.C135] &amp; &quot;&quot;&quot;, &quot;&quot;&quot; &amp; [.$E$241] &amp; &quot;&quot;&quot;,&quot; &amp; [.$D$2]" office:value-type="string" office:string-value="insert into mpepu_af005reasonhospitalized (display_index, short_name, name,   version, created, modified, user_created, user_modified, hostname_created, hostname_modified) values (&quot;10&quot;, &quot;respiratory illness(unspecified) &quot;, &quot;Respiratory illness(unspecified) &quot;, &quot;&quot;, now(), now(), 'cabel', 'cabel', '', '');&#10;GO">
            <text:p>insert into mpepu_af005reasonhospitalized (display_index, short_name, name, <text:s text:c="2"/>version, created, modified, user_created, user_modified, hostname_created, hostname_modified) values ("10", "respiratory illness(unspecified) ", "Respiratory illness(unspecified) ", "", now(), now(), 'cabel', 'cabel', '', '');<text:line-break/>GO</text:p>
          </table:table-cell>
          <table:table-cell table:number-columns-repeated="1019"/>
        </table:table-row>
        <table:table-row table:style-name="ro6">
          <table:table-cell office:value-type="float" office:value="20">
            <text:p>20</text:p>
          </table:table-cell>
          <table:table-cell office:value-type="string">
            <text:p>respiratory_cxr_conf</text:p>
          </table:table-cell>
          <table:table-cell table:style-name="ce4" office:value-type="string">
            <text:p>Respiratory illness, CXR confirmed </text:p>
          </table:table-cell>
          <table:table-cell table:style-name="ce7" office:value-type="string">
            <text:p>af005reasonhospitalized</text:p>
          </table:table-cell>
          <table:table-cell table:formula="of:=&quot;insert into mpepu_&quot; &amp;LOWER( [.D136]) &amp; &quot; (display_index, short_name, name,  &quot; &amp; [.$D$1] &amp; &quot;) values (&quot;&quot;&quot; &amp; [.A136] &amp; &quot;&quot;&quot;, &quot;&quot;&quot; &amp; LOWER([.C136]) &amp; &quot;&quot;&quot;, &quot;&quot;&quot; &amp; [.C136] &amp; &quot;&quot;&quot;, &quot;&quot;&quot; &amp; [.$E$241] &amp; &quot;&quot;&quot;,&quot; &amp; [.$D$2]" office:value-type="string" office:string-value="insert into mpepu_af005reasonhospitalized (display_index, short_name, name,   version, created, modified, user_created, user_modified, hostname_created, hostname_modified) values (&quot;20&quot;, &quot;respiratory illness, cxr confirmed &quot;, &quot;Respiratory illness, CXR confirmed &quot;, &quot;&quot;, now(), now(), 'cabel', 'cabel', '', '');&#10;GO">
            <text:p>insert into mpepu_af005reasonhospitalized (display_index, short_name, name, <text:s text:c="2"/>version, created, modified, user_created, user_modified, hostname_created, hostname_modified) values ("20", "respiratory illness, cxr confirmed ", "Respiratory illness, CXR confirmed ", "", now(), now(), 'cabel', 'cabel', '', '');<text:line-break/>GO</text:p>
          </table:table-cell>
          <table:table-cell table:number-columns-repeated="1019"/>
        </table:table-row>
        <table:table-row table:style-name="ro7">
          <table:table-cell office:value-type="float" office:value="30">
            <text:p>30</text:p>
          </table:table-cell>
          <table:table-cell office:value-type="string">
            <text:p>cxr_conf_pathog</text:p>
          </table:table-cell>
          <table:table-cell table:style-name="ce4" office:value-type="string">
            <text:p>Respiratory illness, CXR confirmed,bacterial pathogen specified</text:p>
          </table:table-cell>
          <table:table-cell table:style-name="ce7" office:value-type="string">
            <text:p>af005reasonhospitalized</text:p>
          </table:table-cell>
          <table:table-cell table:formula="of:=&quot;insert into mpepu_&quot; &amp;LOWER( [.D137]) &amp; &quot; (display_index, short_name, name,  &quot; &amp; [.$D$1] &amp; &quot;) values (&quot;&quot;&quot; &amp; [.A137] &amp; &quot;&quot;&quot;, &quot;&quot;&quot; &amp; LOWER([.C137]) &amp; &quot;&quot;&quot;, &quot;&quot;&quot; &amp; [.C137] &amp; &quot;&quot;&quot;, &quot;&quot;&quot; &amp; [.$E$241] &amp; &quot;&quot;&quot;,&quot; &amp; [.$D$2]" office:value-type="string" office:string-value="insert into mpepu_af005reasonhospitalized (display_index, short_name, name,   version, created, modified, user_created, user_modified, hostname_created, hostname_modified) values (&quot;30&quot;, &quot;respiratory illness, cxr confirmed,bacterial pathogen specified&quot;, &quot;Respiratory illness, CXR confirmed,bacterial pathogen specified&quot;, &quot;&quot;, now(), now(), 'cabel', 'cabel', '', '');&#10;GO">
            <text:p>insert into mpepu_af005reasonhospitalized (display_index, short_name, name, <text:s text:c="2"/>version, created, modified, user_created, user_modified, hostname_created, hostname_modified) values ("30", "respiratory illness, cxr confirmed,bacterial pathogen specified", "Respiratory illness, CXR confirmed,bacterial pathogen specified", "", now(), now(), 'cabel', 'cabel', '', '');<text:line-break/>GO</text:p>
          </table:table-cell>
          <table:table-cell table:number-columns-repeated="1019"/>
        </table:table-row>
        <table:table-row table:style-name="ro3">
          <table:table-cell office:value-type="float" office:value="40">
            <text:p>40</text:p>
          </table:table-cell>
          <table:table-cell office:value-type="string">
            <text:p>cxr_tb_prob</text:p>
          </table:table-cell>
          <table:table-cell table:style-name="ce4" office:value-type="string">
            <text:p>Respiratory illness, CXR confirmed,TB or probable TB </text:p>
          </table:table-cell>
          <table:table-cell table:style-name="ce7" office:value-type="string">
            <text:p>af005reasonhospitalized</text:p>
          </table:table-cell>
          <table:table-cell table:formula="of:=&quot;insert into mpepu_&quot; &amp;LOWER( [.D138]) &amp; &quot; (display_index, short_name, name,  &quot; &amp; [.$D$1] &amp; &quot;) values (&quot;&quot;&quot; &amp; [.A138] &amp; &quot;&quot;&quot;, &quot;&quot;&quot; &amp; LOWER([.C138]) &amp; &quot;&quot;&quot;, &quot;&quot;&quot; &amp; [.C138] &amp; &quot;&quot;&quot;, &quot;&quot;&quot; &amp; [.$E$241] &amp; &quot;&quot;&quot;,&quot; &amp; [.$D$2]" office:value-type="string" office:string-value="insert into mpepu_af005reasonhospitalized (display_index, short_name, name,   version, created, modified, user_created, user_modified, hostname_created, hostname_modified) values (&quot;40&quot;, &quot;respiratory illness, cxr confirmed,tb or probable tb &quot;, &quot;Respiratory illness, CXR confirmed,TB or probable TB &quot;, &quot;&quot;, now(), now(), 'cabel', 'cabel', '', '');&#10;GO">
            <text:p>insert into mpepu_af005reasonhospitalized (display_index, short_name, name, <text:s text:c="2"/>version, created, modified, user_created, user_modified, hostname_created, hostname_modified) values ("40", "respiratory illness, cxr confirmed,tb or probable tb ", "Respiratory illness, CXR confirmed,TB or probable TB ", "", now(), now(), 'cabel', 'cabel', '', '');<text:line-break/>GO</text:p>
          </table:table-cell>
          <table:table-cell table:number-columns-repeated="1019"/>
        </table:table-row>
        <table:table-row table:style-name="ro6">
          <table:table-cell office:value-type="float" office:value="50">
            <text:p>50</text:p>
          </table:table-cell>
          <table:table-cell office:value-type="string">
            <text:p>diarrh_unspec</text:p>
          </table:table-cell>
          <table:table-cell table:style-name="ce4" office:value-type="string">
            <text:p>Diarrheal illness(unspecified) </text:p>
          </table:table-cell>
          <table:table-cell table:style-name="ce7" office:value-type="string">
            <text:p>af005reasonhospitalized</text:p>
          </table:table-cell>
          <table:table-cell table:formula="of:=&quot;insert into mpepu_&quot; &amp;LOWER( [.D139]) &amp; &quot; (display_index, short_name, name,  &quot; &amp; [.$D$1] &amp; &quot;) values (&quot;&quot;&quot; &amp; [.A139] &amp; &quot;&quot;&quot;, &quot;&quot;&quot; &amp; LOWER([.C139]) &amp; &quot;&quot;&quot;, &quot;&quot;&quot; &amp; [.C139] &amp; &quot;&quot;&quot;, &quot;&quot;&quot; &amp; [.$E$241] &amp; &quot;&quot;&quot;,&quot; &amp; [.$D$2]" office:value-type="string" office:string-value="insert into mpepu_af005reasonhospitalized (display_index, short_name, name,   version, created, modified, user_created, user_modified, hostname_created, hostname_modified) values (&quot;50&quot;, &quot;diarrheal illness(unspecified) &quot;, &quot;Diarrheal illness(unspecified) &quot;, &quot;&quot;, now(), now(), 'cabel', 'cabel', '', '');&#10;GO">
            <text:p>insert into mpepu_af005reasonhospitalized (display_index, short_name, name, <text:s text:c="2"/>version, created, modified, user_created, user_modified, hostname_created, hostname_modified) values ("50", "diarrheal illness(unspecified) ", "Diarrheal illness(unspecified) ", "", now(), now(), 'cabel', 'cabel', '', '');<text:line-break/>GO</text:p>
          </table:table-cell>
          <table:table-cell table:number-columns-repeated="1019"/>
        </table:table-row>
        <table:table-row table:style-name="ro7">
          <table:table-cell office:value-type="float" office:value="60">
            <text:p>60</text:p>
          </table:table-cell>
          <table:table-cell office:value-type="string">
            <text:p>diarrh_spec</text:p>
          </table:table-cell>
          <table:table-cell table:style-name="ce4" office:value-type="string">
            <text:p>Diarrheal illness,viral or bacterial pathogen specified</text:p>
          </table:table-cell>
          <table:table-cell table:style-name="ce7" office:value-type="string">
            <text:p>af005reasonhospitalized</text:p>
          </table:table-cell>
          <table:table-cell table:formula="of:=&quot;insert into mpepu_&quot; &amp;LOWER( [.D140]) &amp; &quot; (display_index, short_name, name,  &quot; &amp; [.$D$1] &amp; &quot;) values (&quot;&quot;&quot; &amp; [.A140] &amp; &quot;&quot;&quot;, &quot;&quot;&quot; &amp; LOWER([.C140]) &amp; &quot;&quot;&quot;, &quot;&quot;&quot; &amp; [.C140] &amp; &quot;&quot;&quot;, &quot;&quot;&quot; &amp; [.$E$241] &amp; &quot;&quot;&quot;,&quot; &amp; [.$D$2]" office:value-type="string" office:string-value="insert into mpepu_af005reasonhospitalized (display_index, short_name, name,   version, created, modified, user_created, user_modified, hostname_created, hostname_modified) values (&quot;60&quot;, &quot;diarrheal illness,viral or bacterial pathogen specified&quot;, &quot;Diarrheal illness,viral or bacterial pathogen specified&quot;, &quot;&quot;, now(), now(), 'cabel', 'cabel', '', '');&#10;GO">
            <text:p>insert into mpepu_af005reasonhospitalized (display_index, short_name, name, <text:s text:c="2"/>version, created, modified, user_created, user_modified, hostname_created, hostname_modified) values ("60", "diarrheal illness,viral or bacterial pathogen specified", "Diarrheal illness,viral or bacterial pathogen specified", "", now(), now(), 'cabel', 'cabel', '', '');<text:line-break/>GO</text:p>
          </table:table-cell>
          <table:table-cell table:number-columns-repeated="1019"/>
        </table:table-row>
        <table:table-row table:style-name="ro2">
          <table:table-cell office:value-type="float" office:value="70">
            <text:p>70</text:p>
          </table:table-cell>
          <table:table-cell office:value-type="string">
            <text:p>sepsis_unspec</text:p>
          </table:table-cell>
          <table:table-cell table:style-name="ce4" office:value-type="string">
            <text:p>sepsis(unspecified) </text:p>
          </table:table-cell>
          <table:table-cell table:style-name="ce7" office:value-type="string">
            <text:p>af005reasonhospitalized</text:p>
          </table:table-cell>
          <table:table-cell table:formula="of:=&quot;insert into mpepu_&quot; &amp;LOWER( [.D141]) &amp; &quot; (display_index, short_name, name,  &quot; &amp; [.$D$1] &amp; &quot;) values (&quot;&quot;&quot; &amp; [.A141] &amp; &quot;&quot;&quot;, &quot;&quot;&quot; &amp; LOWER([.C141]) &amp; &quot;&quot;&quot;, &quot;&quot;&quot; &amp; [.C141] &amp; &quot;&quot;&quot;, &quot;&quot;&quot; &amp; [.$E$241] &amp; &quot;&quot;&quot;,&quot; &amp; [.$D$2]" office:value-type="string" office:string-value="insert into mpepu_af005reasonhospitalized (display_index, short_name, name,   version, created, modified, user_created, user_modified, hostname_created, hostname_modified) values (&quot;70&quot;, &quot;sepsis(unspecified) &quot;, &quot;sepsis(unspecified) &quot;, &quot;&quot;, now(), now(), 'cabel', 'cabel', '', '');&#10;GO">
            <text:p>insert into mpepu_af005reasonhospitalized (display_index, short_name, name, <text:s text:c="2"/>version, created, modified, user_created, user_modified, hostname_created, hostname_modified) values ("70", "sepsis(unspecified) ", "sepsis(unspecified) ", "", now(), now(), 'cabel', 'cabel', '', '');<text:line-break/>GO</text:p>
          </table:table-cell>
          <table:table-cell table:number-columns-repeated="1019"/>
        </table:table-row>
        <table:table-row table:style-name="ro2">
          <table:table-cell office:value-type="float" office:value="80">
            <text:p>80</text:p>
          </table:table-cell>
          <table:table-cell office:value-type="string">
            <text:p>spesis_spec</text:p>
          </table:table-cell>
          <table:table-cell table:style-name="ce4" office:value-type="string">
            <text:p>sepsis,pathogen specified</text:p>
          </table:table-cell>
          <table:table-cell table:style-name="ce7" office:value-type="string">
            <text:p>af005reasonhospitalized</text:p>
          </table:table-cell>
          <table:table-cell table:formula="of:=&quot;insert into mpepu_&quot; &amp;LOWER( [.D142]) &amp; &quot; (display_index, short_name, name,  &quot; &amp; [.$D$1] &amp; &quot;) values (&quot;&quot;&quot; &amp; [.A142] &amp; &quot;&quot;&quot;, &quot;&quot;&quot; &amp; LOWER([.C142]) &amp; &quot;&quot;&quot;, &quot;&quot;&quot; &amp; [.C142] &amp; &quot;&quot;&quot;, &quot;&quot;&quot; &amp; [.$E$241] &amp; &quot;&quot;&quot;,&quot; &amp; [.$D$2]" office:value-type="string" office:string-value="insert into mpepu_af005reasonhospitalized (display_index, short_name, name,   version, created, modified, user_created, user_modified, hostname_created, hostname_modified) values (&quot;80&quot;, &quot;sepsis,pathogen specified&quot;, &quot;sepsis,pathogen specified&quot;, &quot;&quot;, now(), now(), 'cabel', 'cabel', '', '');&#10;GO">
            <text:p>insert into mpepu_af005reasonhospitalized (display_index, short_name, name, <text:s text:c="2"/>version, created, modified, user_created, user_modified, hostname_created, hostname_modified) values ("80", "sepsis,pathogen specified", "sepsis,pathogen specified", "", now(), now(), 'cabel', 'cabel', '', '');<text:line-break/>GO</text:p>
          </table:table-cell>
          <table:table-cell table:number-columns-repeated="1019"/>
        </table:table-row>
        <table:table-row table:style-name="ro2">
          <table:table-cell office:value-type="float" office:value="90">
            <text:p>90</text:p>
          </table:table-cell>
          <table:table-cell office:value-type="string">
            <text:p>meningitis_unspec</text:p>
          </table:table-cell>
          <table:table-cell table:style-name="ce4" office:value-type="string">
            <text:p>meningitis(unspecified) </text:p>
          </table:table-cell>
          <table:table-cell table:style-name="ce7" office:value-type="string">
            <text:p>af005reasonhospitalized</text:p>
          </table:table-cell>
          <table:table-cell table:formula="of:=&quot;insert into mpepu_&quot; &amp;LOWER( [.D143]) &amp; &quot; (display_index, short_name, name,  &quot; &amp; [.$D$1] &amp; &quot;) values (&quot;&quot;&quot; &amp; [.A143] &amp; &quot;&quot;&quot;, &quot;&quot;&quot; &amp; LOWER([.C143]) &amp; &quot;&quot;&quot;, &quot;&quot;&quot; &amp; [.C143] &amp; &quot;&quot;&quot;, &quot;&quot;&quot; &amp; [.$E$241] &amp; &quot;&quot;&quot;,&quot; &amp; [.$D$2]" office:value-type="string" office:string-value="insert into mpepu_af005reasonhospitalized (display_index, short_name, name,   version, created, modified, user_created, user_modified, hostname_created, hostname_modified) values (&quot;90&quot;, &quot;meningitis(unspecified) &quot;, &quot;meningitis(unspecified) &quot;, &quot;&quot;, now(), now(), 'cabel', 'cabel', '', '');&#10;GO">
            <text:p>insert into mpepu_af005reasonhospitalized (display_index, short_name, name, <text:s text:c="2"/>version, created, modified, user_created, user_modified, hostname_created, hostname_modified) values ("90", "meningitis(unspecified) ", "meningitis(unspecified) ", "", now(), now(), 'cabel', 'cabel', '', '');<text:line-break/>GO</text:p>
          </table:table-cell>
          <table:table-cell table:number-columns-repeated="1019"/>
        </table:table-row>
        <table:table-row table:style-name="ro6">
          <table:table-cell office:value-type="float" office:value="110">
            <text:p>110</text:p>
          </table:table-cell>
          <table:table-cell office:value-type="string">
            <text:p>meningitis_spec</text:p>
          </table:table-cell>
          <table:table-cell table:style-name="ce4" office:value-type="string">
            <text:p>meningitis pathogen specified </text:p>
          </table:table-cell>
          <table:table-cell table:style-name="ce7" office:value-type="string">
            <text:p>af005reasonhospitalized</text:p>
          </table:table-cell>
          <table:table-cell table:formula="of:=&quot;insert into mpepu_&quot; &amp;LOWER( [.D144]) &amp; &quot; (display_index, short_name, name,  &quot; &amp; [.$D$1] &amp; &quot;) values (&quot;&quot;&quot; &amp; [.A144] &amp; &quot;&quot;&quot;, &quot;&quot;&quot; &amp; LOWER([.C144]) &amp; &quot;&quot;&quot;, &quot;&quot;&quot; &amp; [.C144] &amp; &quot;&quot;&quot;, &quot;&quot;&quot; &amp; [.$E$241] &amp; &quot;&quot;&quot;,&quot; &amp; [.$D$2]" office:value-type="string" office:string-value="insert into mpepu_af005reasonhospitalized (display_index, short_name, name,   version, created, modified, user_created, user_modified, hostname_created, hostname_modified) values (&quot;110&quot;, &quot;meningitis pathogen specified &quot;, &quot;meningitis pathogen specified &quot;, &quot;&quot;, now(), now(), 'cabel', 'cabel', '', '');&#10;GO">
            <text:p>insert into mpepu_af005reasonhospitalized (display_index, short_name, name, <text:s text:c="2"/>version, created, modified, user_created, user_modified, hostname_created, hostname_modified) values ("110", "meningitis pathogen specified ", "meningitis pathogen specified ", "", now(), now(), 'cabel', 'cabel', '', '');<text:line-break/>GO</text:p>
          </table:table-cell>
          <table:table-cell table:number-columns-repeated="1019"/>
        </table:table-row>
        <table:table-row table:style-name="ro2">
          <table:table-cell office:value-type="float" office:value="120">
            <text:p>120</text:p>
          </table:table-cell>
          <table:table-cell office:value-type="string">
            <text:p>other_infect</text:p>
          </table:table-cell>
          <table:table-cell table:style-name="ce4" office:value-type="string">
            <text:p>other infection</text:p>
          </table:table-cell>
          <table:table-cell table:style-name="ce7" office:value-type="string">
            <text:p>af005reasonhospitalized</text:p>
          </table:table-cell>
          <table:table-cell table:formula="of:=&quot;insert into mpepu_&quot; &amp;LOWER( [.D145]) &amp; &quot; (display_index, short_name, name,  &quot; &amp; [.$D$1] &amp; &quot;) values (&quot;&quot;&quot; &amp; [.A145] &amp; &quot;&quot;&quot;, &quot;&quot;&quot; &amp; LOWER([.C145]) &amp; &quot;&quot;&quot;, &quot;&quot;&quot; &amp; [.C145] &amp; &quot;&quot;&quot;, &quot;&quot;&quot; &amp; [.$E$241] &amp; &quot;&quot;&quot;,&quot; &amp; [.$D$2]" office:value-type="string" office:string-value="insert into mpepu_af005reasonhospitalized (display_index, short_name, name,   version, created, modified, user_created, user_modified, hostname_created, hostname_modified) values (&quot;120&quot;, &quot;other infection&quot;, &quot;other infection&quot;, &quot;&quot;, now(), now(), 'cabel', 'cabel', '', '');&#10;GO">
            <text:p>insert into mpepu_af005reasonhospitalized (display_index, short_name, name, <text:s text:c="2"/>version, created, modified, user_created, user_modified, hostname_created, hostname_modified) values ("120", "other infection", "other infection", "", now(), now(), 'cabel', 'cabel', '', '');<text:line-break/>GO</text:p>
          </table:table-cell>
          <table:table-cell table:number-columns-repeated="1019"/>
        </table:table-row>
        <table:table-row table:style-name="ro6">
          <table:table-cell office:value-type="float" office:value="130">
            <text:p>130</text:p>
          </table:table-cell>
          <table:table-cell office:value-type="string">
            <text:p>non_infectious</text:p>
          </table:table-cell>
          <table:table-cell table:style-name="ce4" office:value-type="string">
            <text:p>Non-infectious reason for hospitalisation</text:p>
          </table:table-cell>
          <table:table-cell table:style-name="ce7" office:value-type="string">
            <text:p>af005reasonhospitalized</text:p>
          </table:table-cell>
          <table:table-cell table:formula="of:=&quot;insert into mpepu_&quot; &amp;LOWER( [.D146]) &amp; &quot; (display_index, short_name, name,  &quot; &amp; [.$D$1] &amp; &quot;) values (&quot;&quot;&quot; &amp; [.A146] &amp; &quot;&quot;&quot;, &quot;&quot;&quot; &amp; LOWER([.C146]) &amp; &quot;&quot;&quot;, &quot;&quot;&quot; &amp; [.C146] &amp; &quot;&quot;&quot;, &quot;&quot;&quot; &amp; [.$E$241] &amp; &quot;&quot;&quot;,&quot; &amp; [.$D$2]" office:value-type="string" office:string-value="insert into mpepu_af005reasonhospitalized (display_index, short_name, name,   version, created, modified, user_created, user_modified, hostname_created, hostname_modified) values (&quot;130&quot;, &quot;non-infectious reason for hospitalisation&quot;, &quot;Non-infectious reason for hospitalisation&quot;, &quot;&quot;, now(), now(), 'cabel', 'cabel', '', '');&#10;GO">
            <text:p>insert into mpepu_af005reasonhospitalized (display_index, short_name, name, <text:s text:c="2"/>version, created, modified, user_created, user_modified, hostname_created, hostname_modified) values ("130", "non-infectious reason for hospitalisation", "Non-infectious reason for hospitalisation",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af005studydrug</text:p>
          </table:table-cell>
          <table:table-cell table:number-columns-repeated="2"/>
          <table:table-cell table:formula="of:=&quot;drop table &quot; &amp; [.$D$3] &amp;&quot;_&quot; &amp; LOWER([.F149]) &amp;&quot;;&quot;" office:value-type="string" office:string-value="drop table mpepu_af005studydrug;">
            <text:p>drop table mpepu_af005studydrug;</text:p>
          </table:table-cell>
          <table:table-cell table:number-columns-repeated="1015"/>
        </table:table-row>
        <table:table-row table:style-name="ro2">
          <table:table-cell office:value-type="float" office:value="10">
            <text:p>10</text:p>
          </table:table-cell>
          <table:table-cell office:value-type="string">
            <text:p>not_related</text:p>
          </table:table-cell>
          <table:table-cell table:style-name="ce4" office:value-type="string">
            <text:p>not related </text:p>
          </table:table-cell>
          <table:table-cell table:style-name="ce7" office:value-type="string">
            <text:p>af005studydrug</text:p>
          </table:table-cell>
          <table:table-cell table:formula="of:=&quot;insert into mpepu_&quot; &amp;LOWER( [.D150]) &amp; &quot; (display_index, short_name, name,  &quot; &amp; [.$D$1] &amp; &quot;) values (&quot;&quot;&quot; &amp; [.A150] &amp; &quot;&quot;&quot;, &quot;&quot;&quot; &amp; LOWER([.C150]) &amp; &quot;&quot;&quot;, &quot;&quot;&quot; &amp; [.C150] &amp; &quot;&quot;&quot;, &quot;&quot;&quot; &amp; [.$E$241] &amp; &quot;&quot;&quot;,&quot; &amp; [.$D$2]" office:value-type="string" office:string-value="insert into mpepu_af005studydrug (display_index, short_name, name,   version, created, modified, user_created, user_modified, hostname_created, hostname_modified) values (&quot;10&quot;, &quot;not related &quot;, &quot;not related &quot;, &quot;&quot;, now(), now(), 'cabel', 'cabel', '', '');&#10;GO">
            <text:p>insert into mpepu_af005studydrug (display_index, short_name, name, <text:s text:c="2"/>version, created, modified, user_created, user_modified, hostname_created, hostname_modified) values ("10", "not related ", "not related ", "", now(), now(), 'cabel', 'cabel', '', '');<text:line-break/>GO</text:p>
          </table:table-cell>
          <table:table-cell table:number-columns-repeated="1019"/>
        </table:table-row>
        <table:table-row table:style-name="ro2">
          <table:table-cell office:value-type="float" office:value="20">
            <text:p>20</text:p>
          </table:table-cell>
          <table:table-cell office:value-type="string">
            <text:p>probably_not</text:p>
          </table:table-cell>
          <table:table-cell table:style-name="ce4" office:value-type="string">
            <text:p>Probably not related </text:p>
          </table:table-cell>
          <table:table-cell table:style-name="ce7" office:value-type="string">
            <text:p>af005studydrug</text:p>
          </table:table-cell>
          <table:table-cell table:formula="of:=&quot;insert into mpepu_&quot; &amp;LOWER( [.D151]) &amp; &quot; (display_index, short_name, name,  &quot; &amp; [.$D$1] &amp; &quot;) values (&quot;&quot;&quot; &amp; [.A151] &amp; &quot;&quot;&quot;, &quot;&quot;&quot; &amp; LOWER([.C151]) &amp; &quot;&quot;&quot;, &quot;&quot;&quot; &amp; [.C151] &amp; &quot;&quot;&quot;, &quot;&quot;&quot; &amp; [.$E$241] &amp; &quot;&quot;&quot;,&quot; &amp; [.$D$2]" office:value-type="string" office:string-value="insert into mpepu_af005studydrug (display_index, short_name, name,   version, created, modified, user_created, user_modified, hostname_created, hostname_modified) values (&quot;20&quot;, &quot;probably not related &quot;, &quot;Probably not related &quot;, &quot;&quot;, now(), now(), 'cabel', 'cabel', '', '');&#10;GO">
            <text:p>insert into mpepu_af005studydrug (display_index, short_name, name, <text:s text:c="2"/>version, created, modified, user_created, user_modified, hostname_created, hostname_modified) values ("20", "probably not related ", "Probably not related ", "", now(), now(), 'cabel', 'cabel', '', '');<text:line-break/>GO</text:p>
          </table:table-cell>
          <table:table-cell table:number-columns-repeated="1019"/>
        </table:table-row>
        <table:table-row table:style-name="ro2">
          <table:table-cell office:value-type="float" office:value="30">
            <text:p>30</text:p>
          </table:table-cell>
          <table:table-cell office:value-type="string">
            <text:p>possibly</text:p>
          </table:table-cell>
          <table:table-cell table:style-name="ce4" office:value-type="string">
            <text:p>Possibly related </text:p>
          </table:table-cell>
          <table:table-cell table:style-name="ce7" office:value-type="string">
            <text:p>af005studydrug</text:p>
          </table:table-cell>
          <table:table-cell table:formula="of:=&quot;insert into mpepu_&quot; &amp;LOWER( [.D152]) &amp; &quot; (display_index, short_name, name,  &quot; &amp; [.$D$1] &amp; &quot;) values (&quot;&quot;&quot; &amp; [.A152] &amp; &quot;&quot;&quot;, &quot;&quot;&quot; &amp; LOWER([.C152]) &amp; &quot;&quot;&quot;, &quot;&quot;&quot; &amp; [.C152] &amp; &quot;&quot;&quot;, &quot;&quot;&quot; &amp; [.$E$241] &amp; &quot;&quot;&quot;,&quot; &amp; [.$D$2]" office:value-type="string" office:string-value="insert into mpepu_af005studydrug (display_index, short_name, name,   version, created, modified, user_created, user_modified, hostname_created, hostname_modified) values (&quot;30&quot;, &quot;possibly related &quot;, &quot;Possibly related &quot;, &quot;&quot;, now(), now(), 'cabel', 'cabel', '', '');&#10;GO">
            <text:p>insert into mpepu_af005studydrug (display_index, short_name, name, <text:s text:c="2"/>version, created, modified, user_created, user_modified, hostname_created, hostname_modified) values ("30", "possibly related ", "Possibly related ", "", now(), now(), 'cabel', 'cabel', '', '');<text:line-break/>GO</text:p>
          </table:table-cell>
          <table:table-cell table:number-columns-repeated="1019"/>
        </table:table-row>
        <table:table-row table:style-name="ro2">
          <table:table-cell office:value-type="float" office:value="40">
            <text:p>40</text:p>
          </table:table-cell>
          <table:table-cell office:value-type="string">
            <text:p>probably</text:p>
          </table:table-cell>
          <table:table-cell table:style-name="ce4" office:value-type="string">
            <text:p>Probably related </text:p>
          </table:table-cell>
          <table:table-cell table:style-name="ce7" office:value-type="string">
            <text:p>af005studydrug</text:p>
          </table:table-cell>
          <table:table-cell table:formula="of:=&quot;insert into mpepu_&quot; &amp;LOWER( [.D153]) &amp; &quot; (display_index, short_name, name,  &quot; &amp; [.$D$1] &amp; &quot;) values (&quot;&quot;&quot; &amp; [.A153] &amp; &quot;&quot;&quot;, &quot;&quot;&quot; &amp; LOWER([.C153]) &amp; &quot;&quot;&quot;, &quot;&quot;&quot; &amp; [.C153] &amp; &quot;&quot;&quot;, &quot;&quot;&quot; &amp; [.$E$241] &amp; &quot;&quot;&quot;,&quot; &amp; [.$D$2]" office:value-type="string" office:string-value="insert into mpepu_af005studydrug (display_index, short_name, name,   version, created, modified, user_created, user_modified, hostname_created, hostname_modified) values (&quot;40&quot;, &quot;probably related &quot;, &quot;Probably related &quot;, &quot;&quot;, now(), now(), 'cabel', 'cabel', '', '');&#10;GO">
            <text:p>insert into mpepu_af005studydrug (display_index, short_name, name, <text:s text:c="2"/>version, created, modified, user_created, user_modified, hostname_created, hostname_modified) values ("40", "probably related ", "Probably related ", "", now(), now(), 'cabel', 'cabel', '', '');<text:line-break/>GO</text:p>
          </table:table-cell>
          <table:table-cell table:number-columns-repeated="1019"/>
        </table:table-row>
        <table:table-row table:style-name="ro2">
          <table:table-cell office:value-type="float" office:value="50">
            <text:p>50</text:p>
          </table:table-cell>
          <table:table-cell office:value-type="string">
            <text:p>definitely</text:p>
          </table:table-cell>
          <table:table-cell table:style-name="ce4" office:value-type="string">
            <text:p>definately related </text:p>
          </table:table-cell>
          <table:table-cell table:style-name="ce7" office:value-type="string">
            <text:p>af005studydrug</text:p>
          </table:table-cell>
          <table:table-cell table:formula="of:=&quot;insert into mpepu_&quot; &amp;LOWER( [.D154]) &amp; &quot; (display_index, short_name, name,  &quot; &amp; [.$D$1] &amp; &quot;) values (&quot;&quot;&quot; &amp; [.A154] &amp; &quot;&quot;&quot;, &quot;&quot;&quot; &amp; LOWER([.C154]) &amp; &quot;&quot;&quot;, &quot;&quot;&quot; &amp; [.C154] &amp; &quot;&quot;&quot;, &quot;&quot;&quot; &amp; [.$E$241] &amp; &quot;&quot;&quot;,&quot; &amp; [.$D$2]" office:value-type="string" office:string-value="insert into mpepu_af005studydrug (display_index, short_name, name,   version, created, modified, user_created, user_modified, hostname_created, hostname_modified) values (&quot;50&quot;, &quot;definately related &quot;, &quot;definately related &quot;, &quot;&quot;, now(), now(), 'cabel', 'cabel', '', '');&#10;GO">
            <text:p>insert into mpepu_af005studydrug (display_index, short_name, name, <text:s text:c="2"/>version, created, modified, user_created, user_modified, hostname_created, hostname_modified) values ("50", "definately related ", "definately related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af005nevirapine</text:p>
          </table:table-cell>
          <table:table-cell table:number-columns-repeated="2"/>
          <table:table-cell table:formula="of:=&quot;drop table &quot; &amp; [.$D$3] &amp;&quot;_&quot; &amp; LOWER([.F157]) &amp;&quot;;&quot;" office:value-type="string" office:string-value="drop table mpepu_af005nevirapine;">
            <text:p>drop table mpepu_af005nevirapine;</text:p>
          </table:table-cell>
          <table:table-cell table:number-columns-repeated="1015"/>
        </table:table-row>
        <table:table-row table:style-name="ro2">
          <table:table-cell office:value-type="float" office:value="10">
            <text:p>10</text:p>
          </table:table-cell>
          <table:table-cell office:value-type="string">
            <text:p>not_related</text:p>
          </table:table-cell>
          <table:table-cell table:style-name="ce4" office:value-type="string">
            <text:p>not related </text:p>
          </table:table-cell>
          <table:table-cell table:style-name="ce7" office:value-type="string">
            <text:p>af005nevirapine</text:p>
          </table:table-cell>
          <table:table-cell table:formula="of:=&quot;insert into mpepu_&quot; &amp;LOWER( [.D158]) &amp; &quot; (display_index, short_name, name,  &quot; &amp; [.$D$1] &amp; &quot;) values (&quot;&quot;&quot; &amp; [.A158] &amp; &quot;&quot;&quot;, &quot;&quot;&quot; &amp; LOWER([.C158]) &amp; &quot;&quot;&quot;, &quot;&quot;&quot; &amp; [.C158] &amp; &quot;&quot;&quot;, &quot;&quot;&quot; &amp; [.$E$241] &amp; &quot;&quot;&quot;,&quot; &amp; [.$D$2]" office:value-type="string" office:string-value="insert into mpepu_af005nevirapine (display_index, short_name, name,   version, created, modified, user_created, user_modified, hostname_created, hostname_modified) values (&quot;10&quot;, &quot;not related &quot;, &quot;not related &quot;, &quot;&quot;, now(), now(), 'cabel', 'cabel', '', '');&#10;GO">
            <text:p>insert into mpepu_af005nevirapine (display_index, short_name, name, <text:s text:c="2"/>version, created, modified, user_created, user_modified, hostname_created, hostname_modified) values ("10", "not related ", "not related ", "", now(), now(), 'cabel', 'cabel', '', '');<text:line-break/>GO</text:p>
          </table:table-cell>
          <table:table-cell table:number-columns-repeated="1019"/>
        </table:table-row>
        <table:table-row table:style-name="ro2">
          <table:table-cell office:value-type="float" office:value="20">
            <text:p>20</text:p>
          </table:table-cell>
          <table:table-cell office:value-type="string">
            <text:p>probably_not</text:p>
          </table:table-cell>
          <table:table-cell table:style-name="ce4" office:value-type="string">
            <text:p>Probably not related </text:p>
          </table:table-cell>
          <table:table-cell table:style-name="ce7" office:value-type="string">
            <text:p>af005nevirapine</text:p>
          </table:table-cell>
          <table:table-cell table:formula="of:=&quot;insert into mpepu_&quot; &amp;LOWER( [.D159]) &amp; &quot; (display_index, short_name, name,  &quot; &amp; [.$D$1] &amp; &quot;) values (&quot;&quot;&quot; &amp; [.A159] &amp; &quot;&quot;&quot;, &quot;&quot;&quot; &amp; LOWER([.C159]) &amp; &quot;&quot;&quot;, &quot;&quot;&quot; &amp; [.C159] &amp; &quot;&quot;&quot;, &quot;&quot;&quot; &amp; [.$E$241] &amp; &quot;&quot;&quot;,&quot; &amp; [.$D$2]" office:value-type="string" office:string-value="insert into mpepu_af005nevirapine (display_index, short_name, name,   version, created, modified, user_created, user_modified, hostname_created, hostname_modified) values (&quot;20&quot;, &quot;probably not related &quot;, &quot;Probably not related &quot;, &quot;&quot;, now(), now(), 'cabel', 'cabel', '', '');&#10;GO">
            <text:p>insert into mpepu_af005nevirapine (display_index, short_name, name, <text:s text:c="2"/>version, created, modified, user_created, user_modified, hostname_created, hostname_modified) values ("20", "probably not related ", "Probably not related ", "", now(), now(), 'cabel', 'cabel', '', '');<text:line-break/>GO</text:p>
          </table:table-cell>
          <table:table-cell table:number-columns-repeated="1019"/>
        </table:table-row>
        <table:table-row table:style-name="ro2">
          <table:table-cell office:value-type="float" office:value="30">
            <text:p>30</text:p>
          </table:table-cell>
          <table:table-cell office:value-type="string">
            <text:p>possibly</text:p>
          </table:table-cell>
          <table:table-cell table:style-name="ce4" office:value-type="string">
            <text:p>Possibly related </text:p>
          </table:table-cell>
          <table:table-cell table:style-name="ce7" office:value-type="string">
            <text:p>af005nevirapine</text:p>
          </table:table-cell>
          <table:table-cell table:formula="of:=&quot;insert into mpepu_&quot; &amp;LOWER( [.D160]) &amp; &quot; (display_index, short_name, name,  &quot; &amp; [.$D$1] &amp; &quot;) values (&quot;&quot;&quot; &amp; [.A160] &amp; &quot;&quot;&quot;, &quot;&quot;&quot; &amp; LOWER([.C160]) &amp; &quot;&quot;&quot;, &quot;&quot;&quot; &amp; [.C160] &amp; &quot;&quot;&quot;, &quot;&quot;&quot; &amp; [.$E$241] &amp; &quot;&quot;&quot;,&quot; &amp; [.$D$2]" office:value-type="string" office:string-value="insert into mpepu_af005nevirapine (display_index, short_name, name,   version, created, modified, user_created, user_modified, hostname_created, hostname_modified) values (&quot;30&quot;, &quot;possibly related &quot;, &quot;Possibly related &quot;, &quot;&quot;, now(), now(), 'cabel', 'cabel', '', '');&#10;GO">
            <text:p>insert into mpepu_af005nevirapine (display_index, short_name, name, <text:s text:c="2"/>version, created, modified, user_created, user_modified, hostname_created, hostname_modified) values ("30", "possibly related ", "Possibly related ", "", now(), now(), 'cabel', 'cabel', '', '');<text:line-break/>GO</text:p>
          </table:table-cell>
          <table:table-cell table:number-columns-repeated="1019"/>
        </table:table-row>
        <table:table-row table:style-name="ro2">
          <table:table-cell office:value-type="float" office:value="40">
            <text:p>40</text:p>
          </table:table-cell>
          <table:table-cell office:value-type="string">
            <text:p>probably</text:p>
          </table:table-cell>
          <table:table-cell table:style-name="ce4" office:value-type="string">
            <text:p>Probably related </text:p>
          </table:table-cell>
          <table:table-cell table:style-name="ce7" office:value-type="string">
            <text:p>af005nevirapine</text:p>
          </table:table-cell>
          <table:table-cell table:formula="of:=&quot;insert into mpepu_&quot; &amp;LOWER( [.D161]) &amp; &quot; (display_index, short_name, name,  &quot; &amp; [.$D$1] &amp; &quot;) values (&quot;&quot;&quot; &amp; [.A161] &amp; &quot;&quot;&quot;, &quot;&quot;&quot; &amp; LOWER([.C161]) &amp; &quot;&quot;&quot;, &quot;&quot;&quot; &amp; [.C161] &amp; &quot;&quot;&quot;, &quot;&quot;&quot; &amp; [.$E$241] &amp; &quot;&quot;&quot;,&quot; &amp; [.$D$2]" office:value-type="string" office:string-value="insert into mpepu_af005nevirapine (display_index, short_name, name,   version, created, modified, user_created, user_modified, hostname_created, hostname_modified) values (&quot;40&quot;, &quot;probably related &quot;, &quot;Probably related &quot;, &quot;&quot;, now(), now(), 'cabel', 'cabel', '', '');&#10;GO">
            <text:p>insert into mpepu_af005nevirapine (display_index, short_name, name, <text:s text:c="2"/>version, created, modified, user_created, user_modified, hostname_created, hostname_modified) values ("40", "probably related ", "Probably related ", "", now(), now(), 'cabel', 'cabel', '', '');<text:line-break/>GO</text:p>
          </table:table-cell>
          <table:table-cell table:number-columns-repeated="1019"/>
        </table:table-row>
        <table:table-row table:style-name="ro2">
          <table:table-cell office:value-type="float" office:value="50">
            <text:p>50</text:p>
          </table:table-cell>
          <table:table-cell office:value-type="string">
            <text:p>definitely</text:p>
          </table:table-cell>
          <table:table-cell table:style-name="ce4" office:value-type="string">
            <text:p>definately related </text:p>
          </table:table-cell>
          <table:table-cell table:style-name="ce7" office:value-type="string">
            <text:p>af005nevirapine</text:p>
          </table:table-cell>
          <table:table-cell table:formula="of:=&quot;insert into mpepu_&quot; &amp;LOWER( [.D162]) &amp; &quot; (display_index, short_name, name,  &quot; &amp; [.$D$1] &amp; &quot;) values (&quot;&quot;&quot; &amp; [.A162] &amp; &quot;&quot;&quot;, &quot;&quot;&quot; &amp; LOWER([.C162]) &amp; &quot;&quot;&quot;, &quot;&quot;&quot; &amp; [.C162] &amp; &quot;&quot;&quot;, &quot;&quot;&quot; &amp; [.$E$241] &amp; &quot;&quot;&quot;,&quot; &amp; [.$D$2]" office:value-type="string" office:string-value="insert into mpepu_af005nevirapine (display_index, short_name, name,   version, created, modified, user_created, user_modified, hostname_created, hostname_modified) values (&quot;50&quot;, &quot;definately related &quot;, &quot;definately related &quot;, &quot;&quot;, now(), now(), 'cabel', 'cabel', '', '');&#10;GO">
            <text:p>insert into mpepu_af005nevirapine (display_index, short_name, name, <text:s text:c="2"/>version, created, modified, user_created, user_modified, hostname_created, hostname_modified) values ("50", "definately related ", "definately related ", "", now(), now(), 'cabel', 'cabel', '', '');<text:line-break/>GO</text:p>
          </table:table-cell>
          <table:table-cell table:number-columns-repeated="1019"/>
        </table:table-row>
        <table:table-row table:style-name="ro1">
          <table:table-cell table:number-columns-repeated="1024"/>
        </table:table-row>
        <table:table-row table:style-name="ro1">
          <table:table-cell table:number-columns-repeated="3"/>
          <table:table-cell table:style-name="Default"/>
          <table:table-cell table:number-columns-repeated="1020"/>
        </table:table-row>
        <table:table-row table:style-name="ro1">
          <table:table-cell table:number-columns-repeated="4"/>
          <table:table-cell table:style-name="ce1" office:value-type="string">
            <text:p>-- Table</text:p>
          </table:table-cell>
          <table:table-cell table:style-name="ce7" office:value-type="string">
            <text:p>af005haart</text:p>
          </table:table-cell>
          <table:table-cell table:number-columns-repeated="2"/>
          <table:table-cell table:formula="of:=&quot;drop table &quot; &amp; [.$D$3] &amp;&quot;_&quot; &amp; LOWER([.F165]) &amp;&quot;;&quot;" office:value-type="string" office:string-value="drop table mpepu_af005haart;">
            <text:p>drop table mpepu_af005haart;</text:p>
          </table:table-cell>
          <table:table-cell table:number-columns-repeated="1015"/>
        </table:table-row>
        <table:table-row table:style-name="ro2">
          <table:table-cell office:value-type="float" office:value="10">
            <text:p>10</text:p>
          </table:table-cell>
          <table:table-cell office:value-type="string">
            <text:p>not_related</text:p>
          </table:table-cell>
          <table:table-cell table:style-name="ce4" office:value-type="string">
            <text:p>not related </text:p>
          </table:table-cell>
          <table:table-cell table:style-name="ce7" office:value-type="string">
            <text:p>af005haart</text:p>
          </table:table-cell>
          <table:table-cell table:formula="of:=&quot;insert into mpepu_&quot; &amp;LOWER( [.D166]) &amp; &quot; (display_index, short_name, name,  &quot; &amp; [.$D$1] &amp; &quot;) values (&quot;&quot;&quot; &amp; [.A166] &amp; &quot;&quot;&quot;, &quot;&quot;&quot; &amp; LOWER([.C166]) &amp; &quot;&quot;&quot;, &quot;&quot;&quot; &amp; [.C166] &amp; &quot;&quot;&quot;, &quot;&quot;&quot; &amp; [.$E$241] &amp; &quot;&quot;&quot;,&quot; &amp; [.$D$2]" office:value-type="string" office:string-value="insert into mpepu_af005haart (display_index, short_name, name,   version, created, modified, user_created, user_modified, hostname_created, hostname_modified) values (&quot;10&quot;, &quot;not related &quot;, &quot;not related &quot;, &quot;&quot;, now(), now(), 'cabel', 'cabel', '', '');&#10;GO">
            <text:p>insert into mpepu_af005haart (display_index, short_name, name, <text:s text:c="2"/>version, created, modified, user_created, user_modified, hostname_created, hostname_modified) values ("10", "not related ", "not related ", "", now(), now(), 'cabel', 'cabel', '', '');<text:line-break/>GO</text:p>
          </table:table-cell>
          <table:table-cell table:number-columns-repeated="1019"/>
        </table:table-row>
        <table:table-row table:style-name="ro2">
          <table:table-cell office:value-type="float" office:value="20">
            <text:p>20</text:p>
          </table:table-cell>
          <table:table-cell office:value-type="string">
            <text:p>probably_not</text:p>
          </table:table-cell>
          <table:table-cell table:style-name="ce4" office:value-type="string">
            <text:p>Probably not related </text:p>
          </table:table-cell>
          <table:table-cell table:style-name="ce7" office:value-type="string">
            <text:p>af005haart</text:p>
          </table:table-cell>
          <table:table-cell table:formula="of:=&quot;insert into mpepu_&quot; &amp;LOWER( [.D167]) &amp; &quot; (display_index, short_name, name,  &quot; &amp; [.$D$1] &amp; &quot;) values (&quot;&quot;&quot; &amp; [.A167] &amp; &quot;&quot;&quot;, &quot;&quot;&quot; &amp; LOWER([.C167]) &amp; &quot;&quot;&quot;, &quot;&quot;&quot; &amp; [.C167] &amp; &quot;&quot;&quot;, &quot;&quot;&quot; &amp; [.$E$241] &amp; &quot;&quot;&quot;,&quot; &amp; [.$D$2]" office:value-type="string" office:string-value="insert into mpepu_af005haart (display_index, short_name, name,   version, created, modified, user_created, user_modified, hostname_created, hostname_modified) values (&quot;20&quot;, &quot;probably not related &quot;, &quot;Probably not related &quot;, &quot;&quot;, now(), now(), 'cabel', 'cabel', '', '');&#10;GO">
            <text:p>insert into mpepu_af005haart (display_index, short_name, name, <text:s text:c="2"/>version, created, modified, user_created, user_modified, hostname_created, hostname_modified) values ("20", "probably not related ", "Probably not related ", "", now(), now(), 'cabel', 'cabel', '', '');<text:line-break/>GO</text:p>
          </table:table-cell>
          <table:table-cell table:number-columns-repeated="1019"/>
        </table:table-row>
        <table:table-row table:style-name="ro2">
          <table:table-cell office:value-type="float" office:value="30">
            <text:p>30</text:p>
          </table:table-cell>
          <table:table-cell office:value-type="string">
            <text:p>possibly</text:p>
          </table:table-cell>
          <table:table-cell table:style-name="ce4" office:value-type="string">
            <text:p>Possibly related </text:p>
          </table:table-cell>
          <table:table-cell table:style-name="ce7" office:value-type="string">
            <text:p>af005haart</text:p>
          </table:table-cell>
          <table:table-cell table:formula="of:=&quot;insert into mpepu_&quot; &amp;LOWER( [.D168]) &amp; &quot; (display_index, short_name, name,  &quot; &amp; [.$D$1] &amp; &quot;) values (&quot;&quot;&quot; &amp; [.A168] &amp; &quot;&quot;&quot;, &quot;&quot;&quot; &amp; LOWER([.C168]) &amp; &quot;&quot;&quot;, &quot;&quot;&quot; &amp; [.C168] &amp; &quot;&quot;&quot;, &quot;&quot;&quot; &amp; [.$E$241] &amp; &quot;&quot;&quot;,&quot; &amp; [.$D$2]" office:value-type="string" office:string-value="insert into mpepu_af005haart (display_index, short_name, name,   version, created, modified, user_created, user_modified, hostname_created, hostname_modified) values (&quot;30&quot;, &quot;possibly related &quot;, &quot;Possibly related &quot;, &quot;&quot;, now(), now(), 'cabel', 'cabel', '', '');&#10;GO">
            <text:p>insert into mpepu_af005haart (display_index, short_name, name, <text:s text:c="2"/>version, created, modified, user_created, user_modified, hostname_created, hostname_modified) values ("30", "possibly related ", "Possibly related ", "", now(), now(), 'cabel', 'cabel', '', '');<text:line-break/>GO</text:p>
          </table:table-cell>
          <table:table-cell table:number-columns-repeated="1019"/>
        </table:table-row>
        <table:table-row table:style-name="ro2">
          <table:table-cell office:value-type="float" office:value="40">
            <text:p>40</text:p>
          </table:table-cell>
          <table:table-cell office:value-type="string">
            <text:p>probably</text:p>
          </table:table-cell>
          <table:table-cell table:style-name="ce4" office:value-type="string">
            <text:p>Probably related </text:p>
          </table:table-cell>
          <table:table-cell table:style-name="ce7" office:value-type="string">
            <text:p>af005haart</text:p>
          </table:table-cell>
          <table:table-cell table:formula="of:=&quot;insert into mpepu_&quot; &amp;LOWER( [.D169]) &amp; &quot; (display_index, short_name, name,  &quot; &amp; [.$D$1] &amp; &quot;) values (&quot;&quot;&quot; &amp; [.A169] &amp; &quot;&quot;&quot;, &quot;&quot;&quot; &amp; LOWER([.C169]) &amp; &quot;&quot;&quot;, &quot;&quot;&quot; &amp; [.C169] &amp; &quot;&quot;&quot;, &quot;&quot;&quot; &amp; [.$E$241] &amp; &quot;&quot;&quot;,&quot; &amp; [.$D$2]" office:value-type="string" office:string-value="insert into mpepu_af005haart (display_index, short_name, name,   version, created, modified, user_created, user_modified, hostname_created, hostname_modified) values (&quot;40&quot;, &quot;probably related &quot;, &quot;Probably related &quot;, &quot;&quot;, now(), now(), 'cabel', 'cabel', '', '');&#10;GO">
            <text:p>insert into mpepu_af005haart (display_index, short_name, name, <text:s text:c="2"/>version, created, modified, user_created, user_modified, hostname_created, hostname_modified) values ("40", "probably related ", "Probably related ", "", now(), now(), 'cabel', 'cabel', '', '');<text:line-break/>GO</text:p>
          </table:table-cell>
          <table:table-cell table:number-columns-repeated="1019"/>
        </table:table-row>
        <table:table-row table:style-name="ro2">
          <table:table-cell office:value-type="float" office:value="50">
            <text:p>50</text:p>
          </table:table-cell>
          <table:table-cell office:value-type="string">
            <text:p>definitely</text:p>
          </table:table-cell>
          <table:table-cell table:style-name="ce4" office:value-type="string">
            <text:p>definately related </text:p>
          </table:table-cell>
          <table:table-cell table:style-name="ce7" office:value-type="string">
            <text:p>af005haart</text:p>
          </table:table-cell>
          <table:table-cell table:formula="of:=&quot;insert into mpepu_&quot; &amp;LOWER( [.D170]) &amp; &quot; (display_index, short_name, name,  &quot; &amp; [.$D$1] &amp; &quot;) values (&quot;&quot;&quot; &amp; [.A170] &amp; &quot;&quot;&quot;, &quot;&quot;&quot; &amp; LOWER([.C170]) &amp; &quot;&quot;&quot;, &quot;&quot;&quot; &amp; [.C170] &amp; &quot;&quot;&quot;, &quot;&quot;&quot; &amp; [.$E$241] &amp; &quot;&quot;&quot;,&quot; &amp; [.$D$2]" office:value-type="string" office:string-value="insert into mpepu_af005haart (display_index, short_name, name,   version, created, modified, user_created, user_modified, hostname_created, hostname_modified) values (&quot;50&quot;, &quot;definately related &quot;, &quot;definately related &quot;, &quot;&quot;, now(), now(), 'cabel', 'cabel', '', '');&#10;GO">
            <text:p>insert into mpepu_af005haart (display_index, short_name, name, <text:s text:c="2"/>version, created, modified, user_created, user_modified, hostname_created, hostname_modified) values ("50", "definately related ", "definately related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af005tradmedicine</text:p>
          </table:table-cell>
          <table:table-cell table:number-columns-repeated="2"/>
          <table:table-cell table:formula="of:=&quot;drop table &quot; &amp; [.$D$3] &amp;&quot;_&quot; &amp; LOWER([.F173]) &amp;&quot;;&quot;" office:value-type="string" office:string-value="drop table mpepu_af005tradmedicine;">
            <text:p>drop table mpepu_af005tradmedicine;</text:p>
          </table:table-cell>
          <table:table-cell table:number-columns-repeated="1015"/>
        </table:table-row>
        <table:table-row table:style-name="ro2">
          <table:table-cell office:value-type="float" office:value="10">
            <text:p>10</text:p>
          </table:table-cell>
          <table:table-cell office:value-type="string">
            <text:p>not_related</text:p>
          </table:table-cell>
          <table:table-cell table:style-name="ce4" office:value-type="string">
            <text:p>not related </text:p>
          </table:table-cell>
          <table:table-cell table:style-name="ce7" office:value-type="string">
            <text:p>af005tradmedicine</text:p>
          </table:table-cell>
          <table:table-cell table:formula="of:=&quot;insert into mpepu_&quot; &amp;LOWER( [.D174]) &amp; &quot; (display_index, short_name, name,  &quot; &amp; [.$D$1] &amp; &quot;) values (&quot;&quot;&quot; &amp; [.A174] &amp; &quot;&quot;&quot;, &quot;&quot;&quot; &amp; LOWER([.C174]) &amp; &quot;&quot;&quot;, &quot;&quot;&quot; &amp; [.C174] &amp; &quot;&quot;&quot;, &quot;&quot;&quot; &amp; [.$E$241] &amp; &quot;&quot;&quot;,&quot; &amp; [.$D$2]" office:value-type="string" office:string-value="insert into mpepu_af005tradmedicine (display_index, short_name, name,   version, created, modified, user_created, user_modified, hostname_created, hostname_modified) values (&quot;10&quot;, &quot;not related &quot;, &quot;not related &quot;, &quot;&quot;, now(), now(), 'cabel', 'cabel', '', '');&#10;GO">
            <text:p>insert into mpepu_af005tradmedicine (display_index, short_name, name, <text:s text:c="2"/>version, created, modified, user_created, user_modified, hostname_created, hostname_modified) values ("10", "not related ", "not related ", "", now(), now(), 'cabel', 'cabel', '', '');<text:line-break/>GO</text:p>
          </table:table-cell>
          <table:table-cell table:number-columns-repeated="1019"/>
        </table:table-row>
        <table:table-row table:style-name="ro2">
          <table:table-cell office:value-type="float" office:value="20">
            <text:p>20</text:p>
          </table:table-cell>
          <table:table-cell office:value-type="string">
            <text:p>probably_not</text:p>
          </table:table-cell>
          <table:table-cell table:style-name="ce4" office:value-type="string">
            <text:p>Probably not related </text:p>
          </table:table-cell>
          <table:table-cell table:style-name="ce7" office:value-type="string">
            <text:p>af005tradmedicine</text:p>
          </table:table-cell>
          <table:table-cell table:formula="of:=&quot;insert into mpepu_&quot; &amp;LOWER( [.D175]) &amp; &quot; (display_index, short_name, name,  &quot; &amp; [.$D$1] &amp; &quot;) values (&quot;&quot;&quot; &amp; [.A175] &amp; &quot;&quot;&quot;, &quot;&quot;&quot; &amp; LOWER([.C175]) &amp; &quot;&quot;&quot;, &quot;&quot;&quot; &amp; [.C175] &amp; &quot;&quot;&quot;, &quot;&quot;&quot; &amp; [.$E$241] &amp; &quot;&quot;&quot;,&quot; &amp; [.$D$2]" office:value-type="string" office:string-value="insert into mpepu_af005tradmedicine (display_index, short_name, name,   version, created, modified, user_created, user_modified, hostname_created, hostname_modified) values (&quot;20&quot;, &quot;probably not related &quot;, &quot;Probably not related &quot;, &quot;&quot;, now(), now(), 'cabel', 'cabel', '', '');&#10;GO">
            <text:p>insert into mpepu_af005tradmedicine (display_index, short_name, name, <text:s text:c="2"/>version, created, modified, user_created, user_modified, hostname_created, hostname_modified) values ("20", "probably not related ", "Probably not related ", "", now(), now(), 'cabel', 'cabel', '', '');<text:line-break/>GO</text:p>
          </table:table-cell>
          <table:table-cell table:number-columns-repeated="1019"/>
        </table:table-row>
        <table:table-row table:style-name="ro2">
          <table:table-cell office:value-type="float" office:value="30">
            <text:p>30</text:p>
          </table:table-cell>
          <table:table-cell office:value-type="string">
            <text:p>possibly</text:p>
          </table:table-cell>
          <table:table-cell table:style-name="ce4" office:value-type="string">
            <text:p>Possibly related </text:p>
          </table:table-cell>
          <table:table-cell table:style-name="ce7" office:value-type="string">
            <text:p>af005tradmedicine</text:p>
          </table:table-cell>
          <table:table-cell table:formula="of:=&quot;insert into mpepu_&quot; &amp;LOWER( [.D176]) &amp; &quot; (display_index, short_name, name,  &quot; &amp; [.$D$1] &amp; &quot;) values (&quot;&quot;&quot; &amp; [.A176] &amp; &quot;&quot;&quot;, &quot;&quot;&quot; &amp; LOWER([.C176]) &amp; &quot;&quot;&quot;, &quot;&quot;&quot; &amp; [.C176] &amp; &quot;&quot;&quot;, &quot;&quot;&quot; &amp; [.$E$241] &amp; &quot;&quot;&quot;,&quot; &amp; [.$D$2]" office:value-type="string" office:string-value="insert into mpepu_af005tradmedicine (display_index, short_name, name,   version, created, modified, user_created, user_modified, hostname_created, hostname_modified) values (&quot;30&quot;, &quot;possibly related &quot;, &quot;Possibly related &quot;, &quot;&quot;, now(), now(), 'cabel', 'cabel', '', '');&#10;GO">
            <text:p>insert into mpepu_af005tradmedicine (display_index, short_name, name, <text:s text:c="2"/>version, created, modified, user_created, user_modified, hostname_created, hostname_modified) values ("30", "possibly related ", "Possibly related ", "", now(), now(), 'cabel', 'cabel', '', '');<text:line-break/>GO</text:p>
          </table:table-cell>
          <table:table-cell table:number-columns-repeated="1019"/>
        </table:table-row>
        <table:table-row table:style-name="ro2">
          <table:table-cell office:value-type="float" office:value="40">
            <text:p>40</text:p>
          </table:table-cell>
          <table:table-cell office:value-type="string">
            <text:p>probably</text:p>
          </table:table-cell>
          <table:table-cell table:style-name="ce4" office:value-type="string">
            <text:p>Probably related </text:p>
          </table:table-cell>
          <table:table-cell table:style-name="ce7" office:value-type="string">
            <text:p>af005tradmedicine</text:p>
          </table:table-cell>
          <table:table-cell table:formula="of:=&quot;insert into mpepu_&quot; &amp;LOWER( [.D177]) &amp; &quot; (display_index, short_name, name,  &quot; &amp; [.$D$1] &amp; &quot;) values (&quot;&quot;&quot; &amp; [.A177] &amp; &quot;&quot;&quot;, &quot;&quot;&quot; &amp; LOWER([.C177]) &amp; &quot;&quot;&quot;, &quot;&quot;&quot; &amp; [.C177] &amp; &quot;&quot;&quot;, &quot;&quot;&quot; &amp; [.$E$241] &amp; &quot;&quot;&quot;,&quot; &amp; [.$D$2]" office:value-type="string" office:string-value="insert into mpepu_af005tradmedicine (display_index, short_name, name,   version, created, modified, user_created, user_modified, hostname_created, hostname_modified) values (&quot;40&quot;, &quot;probably related &quot;, &quot;Probably related &quot;, &quot;&quot;, now(), now(), 'cabel', 'cabel', '', '');&#10;GO">
            <text:p>insert into mpepu_af005tradmedicine (display_index, short_name, name, <text:s text:c="2"/>version, created, modified, user_created, user_modified, hostname_created, hostname_modified) values ("40", "probably related ", "Probably related ", "", now(), now(), 'cabel', 'cabel', '', '');<text:line-break/>GO</text:p>
          </table:table-cell>
          <table:table-cell table:number-columns-repeated="1019"/>
        </table:table-row>
        <table:table-row table:style-name="ro2">
          <table:table-cell office:value-type="float" office:value="50">
            <text:p>50</text:p>
          </table:table-cell>
          <table:table-cell office:value-type="string">
            <text:p>definitely</text:p>
          </table:table-cell>
          <table:table-cell table:style-name="ce4" office:value-type="string">
            <text:p>definately related </text:p>
          </table:table-cell>
          <table:table-cell table:style-name="ce7" office:value-type="string">
            <text:p>af005tradmedicine</text:p>
          </table:table-cell>
          <table:table-cell table:formula="of:=&quot;insert into mpepu_&quot; &amp;LOWER( [.D178]) &amp; &quot; (display_index, short_name, name,  &quot; &amp; [.$D$1] &amp; &quot;) values (&quot;&quot;&quot; &amp; [.A178] &amp; &quot;&quot;&quot;, &quot;&quot;&quot; &amp; LOWER([.C178]) &amp; &quot;&quot;&quot;, &quot;&quot;&quot; &amp; [.C178] &amp; &quot;&quot;&quot;, &quot;&quot;&quot; &amp; [.$E$241] &amp; &quot;&quot;&quot;,&quot; &amp; [.$D$2]" office:value-type="string" office:string-value="insert into mpepu_af005tradmedicine (display_index, short_name, name,   version, created, modified, user_created, user_modified, hostname_created, hostname_modified) values (&quot;50&quot;, &quot;definately related &quot;, &quot;definately related &quot;, &quot;&quot;, now(), now(), 'cabel', 'cabel', '', '');&#10;GO">
            <text:p>insert into mpepu_af005tradmedicine (display_index, short_name, name, <text:s text:c="2"/>version, created, modified, user_created, user_modified, hostname_created, hostname_modified) values ("50", "definately related ", "definately related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af006survivalstatus</text:p>
          </table:table-cell>
          <table:table-cell table:number-columns-repeated="2"/>
          <table:table-cell table:formula="of:=&quot;drop table &quot; &amp; [.$D$3] &amp;&quot;_&quot; &amp; LOWER([.F181]) &amp;&quot;;&quot;" office:value-type="string" office:string-value="drop table mpepu_af006survivalstatus;">
            <text:p>drop table mpepu_af006survivalstatus;</text:p>
          </table:table-cell>
          <table:table-cell table:number-columns-repeated="1015"/>
        </table:table-row>
        <table:table-row table:style-name="ro2">
          <table:table-cell office:value-type="float" office:value="10">
            <text:p>10</text:p>
          </table:table-cell>
          <table:table-cell table:style-name="ce4" office:value-type="string">
            <text:p>alive </text:p>
          </table:table-cell>
          <table:table-cell table:style-name="ce4" office:value-type="string">
            <text:p>alive </text:p>
          </table:table-cell>
          <table:table-cell table:style-name="ce7" office:value-type="string">
            <text:p>af006survivalstatus</text:p>
          </table:table-cell>
          <table:table-cell table:formula="of:=&quot;insert into mpepu_&quot; &amp;LOWER( [.D182]) &amp; &quot; (display_index, short_name, name,  &quot; &amp; [.$D$1] &amp; &quot;) values (&quot;&quot;&quot; &amp; [.A182] &amp; &quot;&quot;&quot;, &quot;&quot;&quot; &amp; LOWER([.C182]) &amp; &quot;&quot;&quot;, &quot;&quot;&quot; &amp; [.C182] &amp; &quot;&quot;&quot;, &quot;&quot;&quot; &amp; [.$E$241] &amp; &quot;&quot;&quot;,&quot; &amp; [.$D$2]" office:value-type="string" office:string-value="insert into mpepu_af006survivalstatus (display_index, short_name, name,   version, created, modified, user_created, user_modified, hostname_created, hostname_modified) values (&quot;10&quot;, &quot;alive &quot;, &quot;alive &quot;, &quot;&quot;, now(), now(), 'cabel', 'cabel', '', '');&#10;GO">
            <text:p>insert into mpepu_af006survivalstatus (display_index, short_name, name, <text:s text:c="2"/>version, created, modified, user_created, user_modified, hostname_created, hostname_modified) values ("10", "alive ", "alive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deceased </text:p>
          </table:table-cell>
          <table:table-cell table:style-name="ce4" office:value-type="string">
            <text:p>deceased </text:p>
          </table:table-cell>
          <table:table-cell table:style-name="ce7" office:value-type="string">
            <text:p>af006survivalstatus</text:p>
          </table:table-cell>
          <table:table-cell table:formula="of:=&quot;insert into mpepu_&quot; &amp;LOWER( [.D183]) &amp; &quot; (display_index, short_name, name,  &quot; &amp; [.$D$1] &amp; &quot;) values (&quot;&quot;&quot; &amp; [.A183] &amp; &quot;&quot;&quot;, &quot;&quot;&quot; &amp; LOWER([.C183]) &amp; &quot;&quot;&quot;, &quot;&quot;&quot; &amp; [.C183] &amp; &quot;&quot;&quot;, &quot;&quot;&quot; &amp; [.$E$241] &amp; &quot;&quot;&quot;,&quot; &amp; [.$D$2]" office:value-type="string" office:string-value="insert into mpepu_af006survivalstatus (display_index, short_name, name,   version, created, modified, user_created, user_modified, hostname_created, hostname_modified) values (&quot;20&quot;, &quot;deceased &quot;, &quot;deceased &quot;, &quot;&quot;, now(), now(), 'cabel', 'cabel', '', '');&#10;GO">
            <text:p>insert into mpepu_af006survivalstatus (display_index, short_name, name, <text:s text:c="2"/>version, created, modified, user_created, user_modified, hostname_created, hostname_modified) values ("20", "deceased ", "deceased ",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af006providedinformation</text:p>
          </table:table-cell>
          <table:table-cell table:number-columns-repeated="2"/>
          <table:table-cell table:formula="of:=&quot;drop table &quot; &amp; [.$D$3] &amp;&quot;_&quot; &amp; LOWER([.F186]) &amp;&quot;;&quot;" office:value-type="string" office:string-value="drop table mpepu_af006providedinformation;">
            <text:p>drop table mpepu_af006providedinformation;</text:p>
          </table:table-cell>
          <table:table-cell table:number-columns-repeated="1015"/>
        </table:table-row>
        <table:table-row table:style-name="ro2">
          <table:table-cell office:value-type="float" office:value="10">
            <text:p>10</text:p>
          </table:table-cell>
          <table:table-cell office:value-type="string">
            <text:p>mother</text:p>
          </table:table-cell>
          <table:table-cell table:style-name="ce4" office:value-type="string">
            <text:p>Other contact with the mother</text:p>
          </table:table-cell>
          <table:table-cell table:style-name="ce7" office:value-type="string">
            <text:p>af006providedinformation</text:p>
          </table:table-cell>
          <table:table-cell table:formula="of:=&quot;insert into mpepu_&quot; &amp;LOWER( [.D187]) &amp; &quot; (display_index, short_name, name,  &quot; &amp; [.$D$1] &amp; &quot;) values (&quot;&quot;&quot; &amp; [.A187] &amp; &quot;&quot;&quot;, &quot;&quot;&quot; &amp; LOWER([.C187]) &amp; &quot;&quot;&quot;, &quot;&quot;&quot; &amp; [.C187] &amp; &quot;&quot;&quot;, &quot;&quot;&quot; &amp; [.$E$241] &amp; &quot;&quot;&quot;,&quot; &amp; [.$D$2]" office:value-type="string" office:string-value="insert into mpepu_af006providedinformation (display_index, short_name, name,   version, created, modified, user_created, user_modified, hostname_created, hostname_modified) values (&quot;10&quot;, &quot;other contact with the mother&quot;, &quot;Other contact with the mother&quot;, &quot;&quot;, now(), now(), 'cabel', 'cabel', '', '');&#10;GO">
            <text:p>insert into mpepu_af006providedinformation (display_index, short_name, name, <text:s text:c="2"/>version, created, modified, user_created, user_modified, hostname_created, hostname_modified) values ("10", "other contact with the mother", "Other contact with the mother", "", now(), now(), 'cabel', 'cabel', '', '');<text:line-break/>GO</text:p>
          </table:table-cell>
          <table:table-cell table:number-columns-repeated="1019"/>
        </table:table-row>
        <table:table-row table:style-name="ro8">
          <table:table-cell office:value-type="float" office:value="20">
            <text:p>20</text:p>
          </table:table-cell>
          <table:table-cell office:value-type="string">
            <text:p>family_contact</text:p>
          </table:table-cell>
          <table:table-cell table:style-name="ce4" office:value-type="string">
            <text:p>Contact with family or designated person who can provide information </text:p>
          </table:table-cell>
          <table:table-cell table:style-name="ce7" office:value-type="string">
            <text:p>af006providedinformation</text:p>
          </table:table-cell>
          <table:table-cell table:formula="of:=&quot;insert into mpepu_&quot; &amp;LOWER( [.D188]) &amp; &quot; (display_index, short_name, name,  &quot; &amp; [.$D$1] &amp; &quot;) values (&quot;&quot;&quot; &amp; [.A188] &amp; &quot;&quot;&quot;, &quot;&quot;&quot; &amp; LOWER([.C188]) &amp; &quot;&quot;&quot;, &quot;&quot;&quot; &amp; [.C188] &amp; &quot;&quot;&quot;, &quot;&quot;&quot; &amp; [.$E$241] &amp; &quot;&quot;&quot;,&quot; &amp; [.$D$2]" office:value-type="string" office:string-value="insert into mpepu_af006providedinformation (display_index, short_name, name,   version, created, modified, user_created, user_modified, hostname_created, hostname_modified) values (&quot;20&quot;, &quot;contact with family or designated person who can provide information &quot;, &quot;Contact with family or designated person who can provide information &quot;, &quot;&quot;, now(), now(), 'cabel', 'cabel', '', '');&#10;GO">
            <text:p>insert into mpepu_af006providedinformation (display_index, short_name, name, <text:s text:c="2"/>version, created, modified, user_created, user_modified, hostname_created, hostname_modified) values ("20", "contact with family or designated person who can provide information ", "Contact with family or designated person who can provide information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specify</text:p>
          </table:table-cell>
          <table:table-cell table:style-name="ce7" office:value-type="string">
            <text:p>af006providedinformation</text:p>
          </table:table-cell>
          <table:table-cell table:formula="of:=&quot;insert into mpepu_&quot; &amp;LOWER( [.D189]) &amp; &quot; (display_index, short_name, name,  &quot; &amp; [.$D$1] &amp; &quot;) values (&quot;&quot;&quot; &amp; [.A189] &amp; &quot;&quot;&quot;, &quot;&quot;&quot; &amp; LOWER([.C189]) &amp; &quot;&quot;&quot;, &quot;&quot;&quot; &amp; [.C189] &amp; &quot;&quot;&quot;, &quot;&quot;&quot; &amp; [.$E$241] &amp; &quot;&quot;&quot;,&quot; &amp; [.$D$2]" office:value-type="string" office:string-value="insert into mpepu_af006providedinformation (display_index, short_name, name,   version, created, modified, user_created, user_modified, hostname_created, hostname_modified) values (&quot;99&quot;, &quot;other, specify&quot;, &quot;Other, specify&quot;, &quot;&quot;, now(), now(), 'cabel', 'cabel', '', '');&#10;GO">
            <text:p>insert into mpepu_af006providedinformation (display_index, short_name, name, <text:s text:c="2"/>version, created, modified, user_created, user_modified, hostname_created, hostname_modified) values ("99", "other, specify", "Other, 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en003feedingchoice</text:p>
          </table:table-cell>
          <table:table-cell table:number-columns-repeated="2"/>
          <table:table-cell table:formula="of:=&quot;drop table &quot; &amp; [.$D$3] &amp;&quot;_&quot; &amp; LOWER([.F192]) &amp;&quot;;&quot;" office:value-type="string" office:string-value="drop table mpepu_en003feedingchoice;">
            <text:p>drop table mpepu_en003feedingchoice;</text:p>
          </table:table-cell>
          <table:table-cell table:number-columns-repeated="1015"/>
        </table:table-row>
        <table:table-row table:style-name="ro2">
          <table:table-cell office:value-type="float" office:value="10">
            <text:p>10</text:p>
          </table:table-cell>
          <table:table-cell office:value-type="string">
            <text:p>formula</text:p>
          </table:table-cell>
          <table:table-cell table:style-name="ce4" office:value-type="string">
            <text:p>Formula Feeding </text:p>
          </table:table-cell>
          <table:table-cell table:style-name="ce7" office:value-type="string">
            <text:p>en003feedingchoice</text:p>
          </table:table-cell>
          <table:table-cell table:formula="of:=&quot;insert into mpepu_&quot; &amp;LOWER( [.D193]) &amp; &quot; (display_index, short_name, name,  &quot; &amp; [.$D$1] &amp; &quot;) values (&quot;&quot;&quot; &amp; [.A193] &amp; &quot;&quot;&quot;, &quot;&quot;&quot; &amp; LOWER([.C193]) &amp; &quot;&quot;&quot;, &quot;&quot;&quot; &amp; [.C193] &amp; &quot;&quot;&quot;, &quot;&quot;&quot; &amp; [.$E$241] &amp; &quot;&quot;&quot;,&quot; &amp; [.$D$2]" office:value-type="string" office:string-value="insert into mpepu_en003feedingchoice (display_index, short_name, name,   version, created, modified, user_created, user_modified, hostname_created, hostname_modified) values (&quot;10&quot;, &quot;formula feeding &quot;, &quot;Formula Feeding &quot;, &quot;&quot;, now(), now(), 'cabel', 'cabel', '', '');&#10;GO">
            <text:p>insert into mpepu_en003feedingchoice (display_index, short_name, name, <text:s text:c="2"/>version, created, modified, user_created, user_modified, hostname_created, hostname_modified) values ("10", "formula feeding ", "Formula Feeding ", "", now(), now(), 'cabel', 'cabel', '', '');<text:line-break/>GO</text:p>
          </table:table-cell>
          <table:table-cell table:number-columns-repeated="1019"/>
        </table:table-row>
        <table:table-row table:style-name="ro2">
          <table:table-cell office:value-type="float" office:value="20">
            <text:p>20</text:p>
          </table:table-cell>
          <table:table-cell office:value-type="string">
            <text:p>breast</text:p>
          </table:table-cell>
          <table:table-cell table:style-name="ce4" office:value-type="string">
            <text:p>Breast Feeding </text:p>
          </table:table-cell>
          <table:table-cell table:style-name="ce7" office:value-type="string">
            <text:p>en003feedingchoice</text:p>
          </table:table-cell>
          <table:table-cell table:formula="of:=&quot;insert into mpepu_&quot; &amp;LOWER( [.D194]) &amp; &quot; (display_index, short_name, name,  &quot; &amp; [.$D$1] &amp; &quot;) values (&quot;&quot;&quot; &amp; [.A194] &amp; &quot;&quot;&quot;, &quot;&quot;&quot; &amp; LOWER([.C194]) &amp; &quot;&quot;&quot;, &quot;&quot;&quot; &amp; [.C194] &amp; &quot;&quot;&quot;, &quot;&quot;&quot; &amp; [.$E$241] &amp; &quot;&quot;&quot;,&quot; &amp; [.$D$2]" office:value-type="string" office:string-value="insert into mpepu_en003feedingchoice (display_index, short_name, name,   version, created, modified, user_created, user_modified, hostname_created, hostname_modified) values (&quot;20&quot;, &quot;breast feeding &quot;, &quot;Breast Feeding &quot;, &quot;&quot;, now(), now(), 'cabel', 'cabel', '', '');&#10;GO">
            <text:p>insert into mpepu_en003feedingchoice (display_index, short_name, name, <text:s text:c="2"/>version, created, modified, user_created, user_modified, hostname_created, hostname_modified) values ("20", "breast feeding ", "Breast Feeding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3maritalstatus</text:p>
          </table:table-cell>
          <table:table-cell table:number-columns-repeated="2"/>
          <table:table-cell table:formula="of:=&quot;drop table &quot; &amp; [.$D$3] &amp;&quot;_&quot; &amp; LOWER([.F197]) &amp;&quot;;&quot;" office:value-type="string" office:string-value="drop table mpepu_mp003maritalstatus;">
            <text:p>drop table mpepu_mp003maritalstatus;</text:p>
          </table:table-cell>
          <table:table-cell table:number-columns-repeated="1015"/>
        </table:table-row>
        <table:table-row table:style-name="ro2">
          <table:table-cell office:value-type="float" office:value="10">
            <text:p>10</text:p>
          </table:table-cell>
          <table:table-cell office:value-type="string">
            <text:p>sinlge</text:p>
          </table:table-cell>
          <table:table-cell table:style-name="ce4" office:value-type="string">
            <text:p>Single </text:p>
          </table:table-cell>
          <table:table-cell table:style-name="ce7" office:value-type="string">
            <text:p>mp003maritalstatus</text:p>
          </table:table-cell>
          <table:table-cell table:formula="of:=&quot;insert into mpepu_&quot; &amp;LOWER( [.D198]) &amp; &quot; (display_index, short_name, name,  &quot; &amp; [.$D$1] &amp; &quot;) values (&quot;&quot;&quot; &amp; [.A198] &amp; &quot;&quot;&quot;, &quot;&quot;&quot; &amp; LOWER([.C198]) &amp; &quot;&quot;&quot;, &quot;&quot;&quot; &amp; [.C198] &amp; &quot;&quot;&quot;, &quot;&quot;&quot; &amp; [.$E$241] &amp; &quot;&quot;&quot;,&quot; &amp; [.$D$2]" office:value-type="string" office:string-value="insert into mpepu_mp003maritalstatus (display_index, short_name, name,   version, created, modified, user_created, user_modified, hostname_created, hostname_modified) values (&quot;10&quot;, &quot;single &quot;, &quot;Single &quot;, &quot;&quot;, now(), now(), 'cabel', 'cabel', '', '');&#10;GO">
            <text:p>insert into mpepu_mp003maritalstatus (display_index, short_name, name, <text:s text:c="2"/>version, created, modified, user_created, user_modified, hostname_created, hostname_modified) values ("10", "single ", "Single ", "", now(), now(), 'cabel', 'cabel', '', '');<text:line-break/>GO</text:p>
          </table:table-cell>
          <table:table-cell table:number-columns-repeated="1019"/>
        </table:table-row>
        <table:table-row table:style-name="ro2">
          <table:table-cell office:value-type="float" office:value="20">
            <text:p>20</text:p>
          </table:table-cell>
          <table:table-cell office:value-type="string">
            <text:p>married</text:p>
          </table:table-cell>
          <table:table-cell table:style-name="ce4" office:value-type="string">
            <text:p>Married </text:p>
          </table:table-cell>
          <table:table-cell table:style-name="ce7" office:value-type="string">
            <text:p>mp003maritalstatus</text:p>
          </table:table-cell>
          <table:table-cell table:formula="of:=&quot;insert into mpepu_&quot; &amp;LOWER( [.D199]) &amp; &quot; (display_index, short_name, name,  &quot; &amp; [.$D$1] &amp; &quot;) values (&quot;&quot;&quot; &amp; [.A199] &amp; &quot;&quot;&quot;, &quot;&quot;&quot; &amp; LOWER([.C199]) &amp; &quot;&quot;&quot;, &quot;&quot;&quot; &amp; [.C199] &amp; &quot;&quot;&quot;, &quot;&quot;&quot; &amp; [.$E$241] &amp; &quot;&quot;&quot;,&quot; &amp; [.$D$2]" office:value-type="string" office:string-value="insert into mpepu_mp003maritalstatus (display_index, short_name, name,   version, created, modified, user_created, user_modified, hostname_created, hostname_modified) values (&quot;20&quot;, &quot;married &quot;, &quot;Married &quot;, &quot;&quot;, now(), now(), 'cabel', 'cabel', '', '');&#10;GO">
            <text:p>insert into mpepu_mp003maritalstatus (display_index, short_name, name, <text:s text:c="2"/>version, created, modified, user_created, user_modified, hostname_created, hostname_modified) values ("20", "married ", "Married ", "", now(), now(), 'cabel', 'cabel', '', '');<text:line-break/>GO</text:p>
          </table:table-cell>
          <table:table-cell table:number-columns-repeated="1019"/>
        </table:table-row>
        <table:table-row table:style-name="ro2">
          <table:table-cell office:value-type="float" office:value="30">
            <text:p>30</text:p>
          </table:table-cell>
          <table:table-cell office:value-type="string">
            <text:p>cohabiting</text:p>
          </table:table-cell>
          <table:table-cell table:style-name="ce4" office:value-type="string">
            <text:p>Cohabiting </text:p>
          </table:table-cell>
          <table:table-cell table:style-name="ce7" office:value-type="string">
            <text:p>mp003maritalstatus</text:p>
          </table:table-cell>
          <table:table-cell table:formula="of:=&quot;insert into mpepu_&quot; &amp;LOWER( [.D200]) &amp; &quot; (display_index, short_name, name,  &quot; &amp; [.$D$1] &amp; &quot;) values (&quot;&quot;&quot; &amp; [.A200] &amp; &quot;&quot;&quot;, &quot;&quot;&quot; &amp; LOWER([.C200]) &amp; &quot;&quot;&quot;, &quot;&quot;&quot; &amp; [.C200] &amp; &quot;&quot;&quot;, &quot;&quot;&quot; &amp; [.$E$241] &amp; &quot;&quot;&quot;,&quot; &amp; [.$D$2]" office:value-type="string" office:string-value="insert into mpepu_mp003maritalstatus (display_index, short_name, name,   version, created, modified, user_created, user_modified, hostname_created, hostname_modified) values (&quot;30&quot;, &quot;cohabiting &quot;, &quot;Cohabiting &quot;, &quot;&quot;, now(), now(), 'cabel', 'cabel', '', '');&#10;GO">
            <text:p>insert into mpepu_mp003maritalstatus (display_index, short_name, name, <text:s text:c="2"/>version, created, modified, user_created, user_modified, hostname_created, hostname_modified) values ("30", "cohabiting ", "Cohabiting ", "", now(), now(), 'cabel', 'cabel', '', '');<text:line-break/>GO</text:p>
          </table:table-cell>
          <table:table-cell table:number-columns-repeated="1019"/>
        </table:table-row>
        <table:table-row table:style-name="ro2">
          <table:table-cell office:value-type="float" office:value="40">
            <text:p>40</text:p>
          </table:table-cell>
          <table:table-cell office:value-type="string">
            <text:p>widowed</text:p>
          </table:table-cell>
          <table:table-cell table:style-name="ce4" office:value-type="string">
            <text:p>Widowed </text:p>
          </table:table-cell>
          <table:table-cell table:style-name="ce7" office:value-type="string">
            <text:p>mp003maritalstatus</text:p>
          </table:table-cell>
          <table:table-cell table:formula="of:=&quot;insert into mpepu_&quot; &amp;LOWER( [.D201]) &amp; &quot; (display_index, short_name, name,  &quot; &amp; [.$D$1] &amp; &quot;) values (&quot;&quot;&quot; &amp; [.A201] &amp; &quot;&quot;&quot;, &quot;&quot;&quot; &amp; LOWER([.C201]) &amp; &quot;&quot;&quot;, &quot;&quot;&quot; &amp; [.C201] &amp; &quot;&quot;&quot;, &quot;&quot;&quot; &amp; [.$E$241] &amp; &quot;&quot;&quot;,&quot; &amp; [.$D$2]" office:value-type="string" office:string-value="insert into mpepu_mp003maritalstatus (display_index, short_name, name,   version, created, modified, user_created, user_modified, hostname_created, hostname_modified) values (&quot;40&quot;, &quot;widowed &quot;, &quot;Widowed &quot;, &quot;&quot;, now(), now(), 'cabel', 'cabel', '', '');&#10;GO">
            <text:p>insert into mpepu_mp003maritalstatus (display_index, short_name, name, <text:s text:c="2"/>version, created, modified, user_created, user_modified, hostname_created, hostname_modified) values ("40", "widowed ", "Widowed ", "", now(), now(), 'cabel', 'cabel', '', '');<text:line-break/>GO</text:p>
          </table:table-cell>
          <table:table-cell table:number-columns-repeated="1019"/>
        </table:table-row>
        <table:table-row table:style-name="ro2">
          <table:table-cell office:value-type="float" office:value="50">
            <text:p>50</text:p>
          </table:table-cell>
          <table:table-cell office:value-type="string">
            <text:p>divorced</text:p>
          </table:table-cell>
          <table:table-cell table:style-name="ce4" office:value-type="string">
            <text:p>Divorced </text:p>
          </table:table-cell>
          <table:table-cell table:style-name="ce7" office:value-type="string">
            <text:p>mp003maritalstatus</text:p>
          </table:table-cell>
          <table:table-cell table:formula="of:=&quot;insert into mpepu_&quot; &amp;LOWER( [.D202]) &amp; &quot; (display_index, short_name, name,  &quot; &amp; [.$D$1] &amp; &quot;) values (&quot;&quot;&quot; &amp; [.A202] &amp; &quot;&quot;&quot;, &quot;&quot;&quot; &amp; LOWER([.C202]) &amp; &quot;&quot;&quot;, &quot;&quot;&quot; &amp; [.C202] &amp; &quot;&quot;&quot;, &quot;&quot;&quot; &amp; [.$E$241] &amp; &quot;&quot;&quot;,&quot; &amp; [.$D$2]" office:value-type="string" office:string-value="insert into mpepu_mp003maritalstatus (display_index, short_name, name,   version, created, modified, user_created, user_modified, hostname_created, hostname_modified) values (&quot;50&quot;, &quot;divorced &quot;, &quot;Divorced &quot;, &quot;&quot;, now(), now(), 'cabel', 'cabel', '', '');&#10;GO">
            <text:p>insert into mpepu_mp003maritalstatus (display_index, short_name, name, <text:s text:c="2"/>version, created, modified, user_created, user_modified, hostname_created, hostname_modified) values ("50", "divorced ", "Divorced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specify)</text:p>
          </table:table-cell>
          <table:table-cell table:style-name="ce7" office:value-type="string">
            <text:p>mp003maritalstatus</text:p>
          </table:table-cell>
          <table:table-cell table:formula="of:=&quot;insert into mpepu_&quot; &amp;LOWER( [.D203]) &amp; &quot; (display_index, short_name, name,  &quot; &amp; [.$D$1] &amp; &quot;) values (&quot;&quot;&quot; &amp; [.A203] &amp; &quot;&quot;&quot;, &quot;&quot;&quot; &amp; LOWER([.C203]) &amp; &quot;&quot;&quot;, &quot;&quot;&quot; &amp; [.C203] &amp; &quot;&quot;&quot;, &quot;&quot;&quot; &amp; [.$E$241] &amp; &quot;&quot;&quot;,&quot; &amp; [.$D$2]" office:value-type="string" office:string-value="insert into mpepu_mp003maritalstatus (display_index, short_name, name,   version, created, modified, user_created, user_modified, hostname_created, hostname_modified) values (&quot;99&quot;, &quot;other (specify)&quot;, &quot;Other (specify)&quot;, &quot;&quot;, now(), now(), 'cabel', 'cabel', '', '');&#10;GO">
            <text:p>insert into mpepu_mp003maritalstatus (display_index, short_name, name, <text:s text:c="2"/>version, created, modified, user_created, user_modified, hostname_created, hostname_modified) values ("99", "other (specify)", "Other (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3ethnicity</text:p>
          </table:table-cell>
          <table:table-cell table:number-columns-repeated="2"/>
          <table:table-cell table:formula="of:=&quot;drop table &quot; &amp; [.$D$3] &amp;&quot;_&quot; &amp; LOWER([.F206]) &amp;&quot;;&quot;" office:value-type="string" office:string-value="drop table mpepu_mp003ethnicity;">
            <text:p>drop table mpepu_mp003ethnicity;</text:p>
          </table:table-cell>
          <table:table-cell table:number-columns-repeated="1015"/>
        </table:table-row>
        <table:table-row table:style-name="ro2">
          <table:table-cell office:value-type="float" office:value="10">
            <text:p>10</text:p>
          </table:table-cell>
          <table:table-cell office:value-type="string">
            <text:p>black</text:p>
          </table:table-cell>
          <table:table-cell table:style-name="ce4" office:value-type="string">
            <text:p>Black African </text:p>
          </table:table-cell>
          <table:table-cell table:style-name="ce7" office:value-type="string">
            <text:p>mp003ethnicity</text:p>
          </table:table-cell>
          <table:table-cell table:formula="of:=&quot;insert into mpepu_&quot; &amp;LOWER( [.D207]) &amp; &quot; (display_index, short_name, name,  &quot; &amp; [.$D$1] &amp; &quot;) values (&quot;&quot;&quot; &amp; [.A207] &amp; &quot;&quot;&quot;, &quot;&quot;&quot; &amp; LOWER([.C207]) &amp; &quot;&quot;&quot;, &quot;&quot;&quot; &amp; [.C207] &amp; &quot;&quot;&quot;, &quot;&quot;&quot; &amp; [.$E$241] &amp; &quot;&quot;&quot;,&quot; &amp; [.$D$2]" office:value-type="string" office:string-value="insert into mpepu_mp003ethnicity (display_index, short_name, name,   version, created, modified, user_created, user_modified, hostname_created, hostname_modified) values (&quot;10&quot;, &quot;black african &quot;, &quot;Black African &quot;, &quot;&quot;, now(), now(), 'cabel', 'cabel', '', '');&#10;GO">
            <text:p>insert into mpepu_mp003ethnicity (display_index, short_name, name, <text:s text:c="2"/>version, created, modified, user_created, user_modified, hostname_created, hostname_modified) values ("10", "black african ", "Black African ", "", now(), now(), 'cabel', 'cabel', '', '');<text:line-break/>GO</text:p>
          </table:table-cell>
          <table:table-cell table:number-columns-repeated="1019"/>
        </table:table-row>
        <table:table-row table:style-name="ro2">
          <table:table-cell office:value-type="float" office:value="20">
            <text:p>20</text:p>
          </table:table-cell>
          <table:table-cell office:value-type="string">
            <text:p>caucasian</text:p>
          </table:table-cell>
          <table:table-cell table:style-name="ce4" office:value-type="string">
            <text:p>Caucasian </text:p>
          </table:table-cell>
          <table:table-cell table:style-name="ce7" office:value-type="string">
            <text:p>mp003ethnicity</text:p>
          </table:table-cell>
          <table:table-cell table:formula="of:=&quot;insert into mpepu_&quot; &amp;LOWER( [.D208]) &amp; &quot; (display_index, short_name, name,  &quot; &amp; [.$D$1] &amp; &quot;) values (&quot;&quot;&quot; &amp; [.A208] &amp; &quot;&quot;&quot;, &quot;&quot;&quot; &amp; LOWER([.C208]) &amp; &quot;&quot;&quot;, &quot;&quot;&quot; &amp; [.C208] &amp; &quot;&quot;&quot;, &quot;&quot;&quot; &amp; [.$E$241] &amp; &quot;&quot;&quot;,&quot; &amp; [.$D$2]" office:value-type="string" office:string-value="insert into mpepu_mp003ethnicity (display_index, short_name, name,   version, created, modified, user_created, user_modified, hostname_created, hostname_modified) values (&quot;20&quot;, &quot;caucasian &quot;, &quot;Caucasian &quot;, &quot;&quot;, now(), now(), 'cabel', 'cabel', '', '');&#10;GO">
            <text:p>insert into mpepu_mp003ethnicity (display_index, short_name, name, <text:s text:c="2"/>version, created, modified, user_created, user_modified, hostname_created, hostname_modified) values ("20", "caucasian ", "Caucasian ", "", now(), now(), 'cabel', 'cabel', '', '');<text:line-break/>GO</text:p>
          </table:table-cell>
          <table:table-cell table:number-columns-repeated="1019"/>
        </table:table-row>
        <table:table-row table:style-name="ro2">
          <table:table-cell office:value-type="float" office:value="30">
            <text:p>30</text:p>
          </table:table-cell>
          <table:table-cell office:value-type="string">
            <text:p>asian</text:p>
          </table:table-cell>
          <table:table-cell table:style-name="ce4" office:value-type="string">
            <text:p>Asian </text:p>
          </table:table-cell>
          <table:table-cell table:style-name="ce7" office:value-type="string">
            <text:p>mp003ethnicity</text:p>
          </table:table-cell>
          <table:table-cell table:formula="of:=&quot;insert into mpepu_&quot; &amp;LOWER( [.D209]) &amp; &quot; (display_index, short_name, name,  &quot; &amp; [.$D$1] &amp; &quot;) values (&quot;&quot;&quot; &amp; [.A209] &amp; &quot;&quot;&quot;, &quot;&quot;&quot; &amp; LOWER([.C209]) &amp; &quot;&quot;&quot;, &quot;&quot;&quot; &amp; [.C209] &amp; &quot;&quot;&quot;, &quot;&quot;&quot; &amp; [.$E$241] &amp; &quot;&quot;&quot;,&quot; &amp; [.$D$2]" office:value-type="string" office:string-value="insert into mpepu_mp003ethnicity (display_index, short_name, name,   version, created, modified, user_created, user_modified, hostname_created, hostname_modified) values (&quot;30&quot;, &quot;asian &quot;, &quot;Asian &quot;, &quot;&quot;, now(), now(), 'cabel', 'cabel', '', '');&#10;GO">
            <text:p>insert into mpepu_mp003ethnicity (display_index, short_name, name, <text:s text:c="2"/>version, created, modified, user_created, user_modified, hostname_created, hostname_modified) values ("30", "asian ", "Asian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text:p>
          </table:table-cell>
          <table:table-cell table:style-name="ce7" office:value-type="string">
            <text:p>mp003ethnicity</text:p>
          </table:table-cell>
          <table:table-cell table:formula="of:=&quot;insert into mpepu_&quot; &amp;LOWER( [.D210]) &amp; &quot; (display_index, short_name, name,  &quot; &amp; [.$D$1] &amp; &quot;) values (&quot;&quot;&quot; &amp; [.A210] &amp; &quot;&quot;&quot;, &quot;&quot;&quot; &amp; LOWER([.C210]) &amp; &quot;&quot;&quot;, &quot;&quot;&quot; &amp; [.C210] &amp; &quot;&quot;&quot;, &quot;&quot;&quot; &amp; [.$E$241] &amp; &quot;&quot;&quot;,&quot; &amp; [.$D$2]" office:value-type="string" office:string-value="insert into mpepu_mp003ethnicity (display_index, short_name, name,   version, created, modified, user_created, user_modified, hostname_created, hostname_modified) values (&quot;99&quot;, &quot;other&quot;, &quot;Other&quot;, &quot;&quot;, now(), now(), 'cabel', 'cabel', '', '');&#10;GO">
            <text:p>insert into mpepu_mp003ethnicity (display_index, short_name, name, <text:s text:c="2"/>version, created, modified, user_created, user_modified, hostname_created, hostname_modified) values ("99", "other", "Other",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3higheducation</text:p>
          </table:table-cell>
          <table:table-cell table:number-columns-repeated="2"/>
          <table:table-cell table:formula="of:=&quot;drop table &quot; &amp; [.$D$3] &amp;&quot;_&quot; &amp; LOWER([.F213]) &amp;&quot;;&quot;" office:value-type="string" office:string-value="drop table mpepu_mp003higheducation;">
            <text:p>drop table mpepu_mp003higheducation;</text:p>
          </table:table-cell>
          <table:table-cell table:number-columns-repeated="1015"/>
        </table:table-row>
        <table:table-row table:style-name="ro2">
          <table:table-cell office:value-type="float" office:value="10">
            <text:p>10</text:p>
          </table:table-cell>
          <table:table-cell office:value-type="string">
            <text:p>none</text:p>
          </table:table-cell>
          <table:table-cell table:style-name="ce4" office:value-type="string">
            <text:p>None </text:p>
          </table:table-cell>
          <table:table-cell table:style-name="ce7" office:value-type="string">
            <text:p>mp003higheducation</text:p>
          </table:table-cell>
          <table:table-cell table:formula="of:=&quot;insert into mpepu_&quot; &amp;LOWER( [.D214]) &amp; &quot; (display_index, short_name, name,  &quot; &amp; [.$D$1] &amp; &quot;) values (&quot;&quot;&quot; &amp; [.A214] &amp; &quot;&quot;&quot;, &quot;&quot;&quot; &amp; LOWER([.C214]) &amp; &quot;&quot;&quot;, &quot;&quot;&quot; &amp; [.C214] &amp; &quot;&quot;&quot;, &quot;&quot;&quot; &amp; [.$E$241] &amp; &quot;&quot;&quot;,&quot; &amp; [.$D$2]" office:value-type="string" office:string-value="insert into mpepu_mp003higheducation (display_index, short_name, name,   version, created, modified, user_created, user_modified, hostname_created, hostname_modified) values (&quot;10&quot;, &quot;none &quot;, &quot;None &quot;, &quot;&quot;, now(), now(), 'cabel', 'cabel', '', '');&#10;GO">
            <text:p>insert into mpepu_mp003higheducation (display_index, short_name, name, <text:s text:c="2"/>version, created, modified, user_created, user_modified, hostname_created, hostname_modified) values ("10", "none ", "None ", "", now(), now(), 'cabel', 'cabel', '', '');<text:line-break/>GO</text:p>
          </table:table-cell>
          <table:table-cell table:number-columns-repeated="1019"/>
        </table:table-row>
        <table:table-row table:style-name="ro2">
          <table:table-cell office:value-type="float" office:value="20">
            <text:p>20</text:p>
          </table:table-cell>
          <table:table-cell office:value-type="string">
            <text:p>primary</text:p>
          </table:table-cell>
          <table:table-cell table:style-name="ce4" office:value-type="string">
            <text:p>Primary </text:p>
          </table:table-cell>
          <table:table-cell table:style-name="ce7" office:value-type="string">
            <text:p>mp003higheducation</text:p>
          </table:table-cell>
          <table:table-cell table:formula="of:=&quot;insert into mpepu_&quot; &amp;LOWER( [.D215]) &amp; &quot; (display_index, short_name, name,  &quot; &amp; [.$D$1] &amp; &quot;) values (&quot;&quot;&quot; &amp; [.A215] &amp; &quot;&quot;&quot;, &quot;&quot;&quot; &amp; LOWER([.C215]) &amp; &quot;&quot;&quot;, &quot;&quot;&quot; &amp; [.C215] &amp; &quot;&quot;&quot;, &quot;&quot;&quot; &amp; [.$E$241] &amp; &quot;&quot;&quot;,&quot; &amp; [.$D$2]" office:value-type="string" office:string-value="insert into mpepu_mp003higheducation (display_index, short_name, name,   version, created, modified, user_created, user_modified, hostname_created, hostname_modified) values (&quot;20&quot;, &quot;primary &quot;, &quot;Primary &quot;, &quot;&quot;, now(), now(), 'cabel', 'cabel', '', '');&#10;GO">
            <text:p>insert into mpepu_mp003higheducation (display_index, short_name, name, <text:s text:c="2"/>version, created, modified, user_created, user_modified, hostname_created, hostname_modified) values ("20", "primary ", "Primary ", "", now(), now(), 'cabel', 'cabel', '', '');<text:line-break/>GO</text:p>
          </table:table-cell>
          <table:table-cell table:number-columns-repeated="1019"/>
        </table:table-row>
        <table:table-row table:style-name="ro2">
          <table:table-cell office:value-type="float" office:value="30">
            <text:p>30</text:p>
          </table:table-cell>
          <table:table-cell office:value-type="string">
            <text:p>junior</text:p>
          </table:table-cell>
          <table:table-cell table:style-name="ce4" office:value-type="string">
            <text:p>Junior Secondary </text:p>
          </table:table-cell>
          <table:table-cell table:style-name="ce7" office:value-type="string">
            <text:p>mp003higheducation</text:p>
          </table:table-cell>
          <table:table-cell table:formula="of:=&quot;insert into mpepu_&quot; &amp;LOWER( [.D216]) &amp; &quot; (display_index, short_name, name,  &quot; &amp; [.$D$1] &amp; &quot;) values (&quot;&quot;&quot; &amp; [.A216] &amp; &quot;&quot;&quot;, &quot;&quot;&quot; &amp; LOWER([.C216]) &amp; &quot;&quot;&quot;, &quot;&quot;&quot; &amp; [.C216] &amp; &quot;&quot;&quot;, &quot;&quot;&quot; &amp; [.$E$241] &amp; &quot;&quot;&quot;,&quot; &amp; [.$D$2]" office:value-type="string" office:string-value="insert into mpepu_mp003higheducation (display_index, short_name, name,   version, created, modified, user_created, user_modified, hostname_created, hostname_modified) values (&quot;30&quot;, &quot;junior secondary &quot;, &quot;Junior Secondary &quot;, &quot;&quot;, now(), now(), 'cabel', 'cabel', '', '');&#10;GO">
            <text:p>insert into mpepu_mp003higheducation (display_index, short_name, name, <text:s text:c="2"/>version, created, modified, user_created, user_modified, hostname_created, hostname_modified) values ("30", "junior secondary ", "Junior Secondary ", "", now(), now(), 'cabel', 'cabel', '', '');<text:line-break/>GO</text:p>
          </table:table-cell>
          <table:table-cell table:number-columns-repeated="1019"/>
        </table:table-row>
        <table:table-row table:style-name="ro2">
          <table:table-cell office:value-type="float" office:value="40">
            <text:p>40</text:p>
          </table:table-cell>
          <table:table-cell office:value-type="string">
            <text:p>senior</text:p>
          </table:table-cell>
          <table:table-cell table:style-name="ce4" office:value-type="string">
            <text:p>Senior Secondary </text:p>
          </table:table-cell>
          <table:table-cell table:style-name="ce7" office:value-type="string">
            <text:p>mp003higheducation</text:p>
          </table:table-cell>
          <table:table-cell table:formula="of:=&quot;insert into mpepu_&quot; &amp;LOWER( [.D217]) &amp; &quot; (display_index, short_name, name,  &quot; &amp; [.$D$1] &amp; &quot;) values (&quot;&quot;&quot; &amp; [.A217] &amp; &quot;&quot;&quot;, &quot;&quot;&quot; &amp; LOWER([.C217]) &amp; &quot;&quot;&quot;, &quot;&quot;&quot; &amp; [.C217] &amp; &quot;&quot;&quot;, &quot;&quot;&quot; &amp; [.$E$241] &amp; &quot;&quot;&quot;,&quot; &amp; [.$D$2]" office:value-type="string" office:string-value="insert into mpepu_mp003higheducation (display_index, short_name, name,   version, created, modified, user_created, user_modified, hostname_created, hostname_modified) values (&quot;40&quot;, &quot;senior secondary &quot;, &quot;Senior Secondary &quot;, &quot;&quot;, now(), now(), 'cabel', 'cabel', '', '');&#10;GO">
            <text:p>insert into mpepu_mp003higheducation (display_index, short_name, name, <text:s text:c="2"/>version, created, modified, user_created, user_modified, hostname_created, hostname_modified) values ("40", "senior secondary ", "Senior Secondary ", "", now(), now(), 'cabel', 'cabel', '', '');<text:line-break/>GO</text:p>
          </table:table-cell>
          <table:table-cell table:number-columns-repeated="1019"/>
        </table:table-row>
        <table:table-row table:style-name="ro2">
          <table:table-cell office:value-type="float" office:value="50">
            <text:p>50</text:p>
          </table:table-cell>
          <table:table-cell office:value-type="string">
            <text:p>tertiary</text:p>
          </table:table-cell>
          <table:table-cell table:style-name="ce4" office:value-type="string">
            <text:p>Tertiary </text:p>
          </table:table-cell>
          <table:table-cell table:style-name="ce7" office:value-type="string">
            <text:p>mp003higheducation</text:p>
          </table:table-cell>
          <table:table-cell table:formula="of:=&quot;insert into mpepu_&quot; &amp;LOWER( [.D218]) &amp; &quot; (display_index, short_name, name,  &quot; &amp; [.$D$1] &amp; &quot;) values (&quot;&quot;&quot; &amp; [.A218] &amp; &quot;&quot;&quot;, &quot;&quot;&quot; &amp; LOWER([.C218]) &amp; &quot;&quot;&quot;, &quot;&quot;&quot; &amp; [.C218] &amp; &quot;&quot;&quot;, &quot;&quot;&quot; &amp; [.$E$241] &amp; &quot;&quot;&quot;,&quot; &amp; [.$D$2]" office:value-type="string" office:string-value="insert into mpepu_mp003higheducation (display_index, short_name, name,   version, created, modified, user_created, user_modified, hostname_created, hostname_modified) values (&quot;50&quot;, &quot;tertiary &quot;, &quot;Tertiary &quot;, &quot;&quot;, now(), now(), 'cabel', 'cabel', '', '');&#10;GO">
            <text:p>insert into mpepu_mp003higheducation (display_index, short_name, name, <text:s text:c="2"/>version, created, modified, user_created, user_modified, hostname_created, hostname_modified) values ("50", "tertiary ", "Tertiary ",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mp003currentoccupation</text:p>
          </table:table-cell>
          <table:table-cell table:number-columns-repeated="2"/>
          <table:table-cell table:formula="of:=&quot;drop table &quot; &amp; [.$D$3] &amp;&quot;_&quot; &amp; LOWER([.F221]) &amp;&quot;;&quot;" office:value-type="string" office:string-value="drop table mpepu_mp003currentoccupation;">
            <text:p>drop table mpepu_mp003currentoccupation;</text:p>
          </table:table-cell>
          <table:table-cell table:number-columns-repeated="1015"/>
        </table:table-row>
        <table:table-row table:style-name="ro2">
          <table:table-cell office:value-type="float" office:value="10">
            <text:p>10</text:p>
          </table:table-cell>
          <table:table-cell office:value-type="string">
            <text:p>housewife</text:p>
          </table:table-cell>
          <table:table-cell table:style-name="ce4" office:value-type="string">
            <text:p>Housewife </text:p>
          </table:table-cell>
          <table:table-cell table:style-name="ce7" office:value-type="string">
            <text:p>mp003currentoccupation</text:p>
          </table:table-cell>
          <table:table-cell table:formula="of:=&quot;insert into mpepu_&quot; &amp;LOWER( [.D222]) &amp; &quot; (display_index, short_name, name,  &quot; &amp; [.$D$1] &amp; &quot;) values (&quot;&quot;&quot; &amp; [.A222] &amp; &quot;&quot;&quot;, &quot;&quot;&quot; &amp; LOWER([.C222]) &amp; &quot;&quot;&quot;, &quot;&quot;&quot; &amp; [.C222] &amp; &quot;&quot;&quot;, &quot;&quot;&quot; &amp; [.$E$241] &amp; &quot;&quot;&quot;,&quot; &amp; [.$D$2]" office:value-type="string" office:string-value="insert into mpepu_mp003currentoccupation (display_index, short_name, name,   version, created, modified, user_created, user_modified, hostname_created, hostname_modified) values (&quot;10&quot;, &quot;housewife &quot;, &quot;Housewife &quot;, &quot;&quot;, now(), now(), 'cabel', 'cabel', '', '');&#10;GO">
            <text:p>insert into mpepu_mp003currentoccupation (display_index, short_name, name, <text:s text:c="2"/>version, created, modified, user_created, user_modified, hostname_created, hostname_modified) values ("10", "housewife ", "Housewife ", "", now(), now(), 'cabel', 'cabel', '', '');<text:line-break/>GO</text:p>
          </table:table-cell>
          <table:table-cell table:number-columns-repeated="1019"/>
        </table:table-row>
        <table:table-row table:style-name="ro2">
          <table:table-cell office:value-type="float" office:value="20">
            <text:p>20</text:p>
          </table:table-cell>
          <table:table-cell office:value-type="string">
            <text:p>government</text:p>
          </table:table-cell>
          <table:table-cell table:style-name="ce4" office:value-type="string">
            <text:p>Salaried(government) </text:p>
          </table:table-cell>
          <table:table-cell table:style-name="ce7" office:value-type="string">
            <text:p>mp003currentoccupation</text:p>
          </table:table-cell>
          <table:table-cell table:formula="of:=&quot;insert into mpepu_&quot; &amp;LOWER( [.D223]) &amp; &quot; (display_index, short_name, name,  &quot; &amp; [.$D$1] &amp; &quot;) values (&quot;&quot;&quot; &amp; [.A223] &amp; &quot;&quot;&quot;, &quot;&quot;&quot; &amp; LOWER([.C223]) &amp; &quot;&quot;&quot;, &quot;&quot;&quot; &amp; [.C223] &amp; &quot;&quot;&quot;, &quot;&quot;&quot; &amp; [.$E$241] &amp; &quot;&quot;&quot;,&quot; &amp; [.$D$2]" office:value-type="string" office:string-value="insert into mpepu_mp003currentoccupation (display_index, short_name, name,   version, created, modified, user_created, user_modified, hostname_created, hostname_modified) values (&quot;20&quot;, &quot;salaried(government) &quot;, &quot;Salaried(government) &quot;, &quot;&quot;, now(), now(), 'cabel', 'cabel', '', '');&#10;GO">
            <text:p>insert into mpepu_mp003currentoccupation (display_index, short_name, name, <text:s text:c="2"/>version, created, modified, user_created, user_modified, hostname_created, hostname_modified) values ("20", "salaried(government) ", "Salaried(government) ", "", now(), now(), 'cabel', 'cabel', '', '');<text:line-break/>GO</text:p>
          </table:table-cell>
          <table:table-cell table:number-columns-repeated="1019"/>
        </table:table-row>
        <table:table-row table:style-name="ro6">
          <table:table-cell office:value-type="float" office:value="30">
            <text:p>30</text:p>
          </table:table-cell>
          <table:table-cell office:value-type="string">
            <text:p>private</text:p>
          </table:table-cell>
          <table:table-cell table:style-name="ce4" office:value-type="string">
            <text:p>Salaried(private, not including domestic work) </text:p>
          </table:table-cell>
          <table:table-cell table:style-name="ce7" office:value-type="string">
            <text:p>mp003currentoccupation</text:p>
          </table:table-cell>
          <table:table-cell table:formula="of:=&quot;insert into mpepu_&quot; &amp;LOWER( [.D224]) &amp; &quot; (display_index, short_name, name,  &quot; &amp; [.$D$1] &amp; &quot;) values (&quot;&quot;&quot; &amp; [.A224] &amp; &quot;&quot;&quot;, &quot;&quot;&quot; &amp; LOWER([.C224]) &amp; &quot;&quot;&quot;, &quot;&quot;&quot; &amp; [.C224] &amp; &quot;&quot;&quot;, &quot;&quot;&quot; &amp; [.$E$241] &amp; &quot;&quot;&quot;,&quot; &amp; [.$D$2]" office:value-type="string" office:string-value="insert into mpepu_mp003currentoccupation (display_index, short_name, name,   version, created, modified, user_created, user_modified, hostname_created, hostname_modified) values (&quot;30&quot;, &quot;salaried(private, not including domestic work) &quot;, &quot;Salaried(private, not including domestic work) &quot;, &quot;&quot;, now(), now(), 'cabel', 'cabel', '', '');&#10;GO">
            <text:p>insert into mpepu_mp003currentoccupation (display_index, short_name, name, <text:s text:c="2"/>version, created, modified, user_created, user_modified, hostname_created, hostname_modified) values ("30", "salaried(private, not including domestic work) ", "Salaried(private, not including domestic work) ", "", now(), now(), 'cabel', 'cabel', '', '');<text:line-break/>GO</text:p>
          </table:table-cell>
          <table:table-cell table:number-columns-repeated="1019"/>
        </table:table-row>
        <table:table-row table:style-name="ro2">
          <table:table-cell office:value-type="float" office:value="40">
            <text:p>40</text:p>
          </table:table-cell>
          <table:table-cell office:value-type="string">
            <text:p>domestic</text:p>
          </table:table-cell>
          <table:table-cell table:style-name="ce4" office:value-type="string">
            <text:p>Domestic work (paid) </text:p>
          </table:table-cell>
          <table:table-cell table:style-name="ce7" office:value-type="string">
            <text:p>mp003currentoccupation</text:p>
          </table:table-cell>
          <table:table-cell table:formula="of:=&quot;insert into mpepu_&quot; &amp;LOWER( [.D225]) &amp; &quot; (display_index, short_name, name,  &quot; &amp; [.$D$1] &amp; &quot;) values (&quot;&quot;&quot; &amp; [.A225] &amp; &quot;&quot;&quot;, &quot;&quot;&quot; &amp; LOWER([.C225]) &amp; &quot;&quot;&quot;, &quot;&quot;&quot; &amp; [.C225] &amp; &quot;&quot;&quot;, &quot;&quot;&quot; &amp; [.$E$241] &amp; &quot;&quot;&quot;,&quot; &amp; [.$D$2]" office:value-type="string" office:string-value="insert into mpepu_mp003currentoccupation (display_index, short_name, name,   version, created, modified, user_created, user_modified, hostname_created, hostname_modified) values (&quot;40&quot;, &quot;domestic work (paid) &quot;, &quot;Domestic work (paid) &quot;, &quot;&quot;, now(), now(), 'cabel', 'cabel', '', '');&#10;GO">
            <text:p>insert into mpepu_mp003currentoccupation (display_index, short_name, name, <text:s text:c="2"/>version, created, modified, user_created, user_modified, hostname_created, hostname_modified) values ("40", "domestic work (paid) ", "Domestic work (paid) ", "", now(), now(), 'cabel', 'cabel', '', '');<text:line-break/>GO</text:p>
          </table:table-cell>
          <table:table-cell table:number-columns-repeated="1019"/>
        </table:table-row>
        <table:table-row table:style-name="ro2">
          <table:table-cell office:value-type="float" office:value="50">
            <text:p>50</text:p>
          </table:table-cell>
          <table:table-cell office:value-type="string">
            <text:p>sefl_employed</text:p>
          </table:table-cell>
          <table:table-cell table:style-name="ce4" office:value-type="string">
            <text:p>Self-employed </text:p>
          </table:table-cell>
          <table:table-cell table:style-name="ce7" office:value-type="string">
            <text:p>mp003currentoccupation</text:p>
          </table:table-cell>
          <table:table-cell table:formula="of:=&quot;insert into mpepu_&quot; &amp;LOWER( [.D226]) &amp; &quot; (display_index, short_name, name,  &quot; &amp; [.$D$1] &amp; &quot;) values (&quot;&quot;&quot; &amp; [.A226] &amp; &quot;&quot;&quot;, &quot;&quot;&quot; &amp; LOWER([.C226]) &amp; &quot;&quot;&quot;, &quot;&quot;&quot; &amp; [.C226] &amp; &quot;&quot;&quot;, &quot;&quot;&quot; &amp; [.$E$241] &amp; &quot;&quot;&quot;,&quot; &amp; [.$D$2]" office:value-type="string" office:string-value="insert into mpepu_mp003currentoccupation (display_index, short_name, name,   version, created, modified, user_created, user_modified, hostname_created, hostname_modified) values (&quot;50&quot;, &quot;self-employed &quot;, &quot;Self-employed &quot;, &quot;&quot;, now(), now(), 'cabel', 'cabel', '', '');&#10;GO">
            <text:p>insert into mpepu_mp003currentoccupation (display_index, short_name, name, <text:s text:c="2"/>version, created, modified, user_created, user_modified, hostname_created, hostname_modified) values ("50", "self-employed ", "Self-employed ", "", now(), now(), 'cabel', 'cabel', '', '');<text:line-break/>GO</text:p>
          </table:table-cell>
          <table:table-cell table:number-columns-repeated="1019"/>
        </table:table-row>
        <table:table-row table:style-name="ro2">
          <table:table-cell office:value-type="float" office:value="60">
            <text:p>60</text:p>
          </table:table-cell>
          <table:table-cell office:value-type="string">
            <text:p>student</text:p>
          </table:table-cell>
          <table:table-cell table:style-name="ce4" office:value-type="string">
            <text:p>Student </text:p>
          </table:table-cell>
          <table:table-cell table:style-name="ce7" office:value-type="string">
            <text:p>mp003currentoccupation</text:p>
          </table:table-cell>
          <table:table-cell table:formula="of:=&quot;insert into mpepu_&quot; &amp;LOWER( [.D227]) &amp; &quot; (display_index, short_name, name,  &quot; &amp; [.$D$1] &amp; &quot;) values (&quot;&quot;&quot; &amp; [.A227] &amp; &quot;&quot;&quot;, &quot;&quot;&quot; &amp; LOWER([.C227]) &amp; &quot;&quot;&quot;, &quot;&quot;&quot; &amp; [.C227] &amp; &quot;&quot;&quot;, &quot;&quot;&quot; &amp; [.$E$241] &amp; &quot;&quot;&quot;,&quot; &amp; [.$D$2]" office:value-type="string" office:string-value="insert into mpepu_mp003currentoccupation (display_index, short_name, name,   version, created, modified, user_created, user_modified, hostname_created, hostname_modified) values (&quot;60&quot;, &quot;student &quot;, &quot;Student &quot;, &quot;&quot;, now(), now(), 'cabel', 'cabel', '', '');&#10;GO">
            <text:p>insert into mpepu_mp003currentoccupation (display_index, short_name, name, <text:s text:c="2"/>version, created, modified, user_created, user_modified, hostname_created, hostname_modified) values ("60", "student ", "Student ", "", now(), now(), 'cabel', 'cabel', '', '');<text:line-break/>GO</text:p>
          </table:table-cell>
          <table:table-cell table:number-columns-repeated="1019"/>
        </table:table-row>
        <table:table-row table:style-name="ro2">
          <table:table-cell office:value-type="float" office:value="70">
            <text:p>70</text:p>
          </table:table-cell>
          <table:table-cell office:value-type="string">
            <text:p>unemployed</text:p>
          </table:table-cell>
          <table:table-cell table:style-name="ce4" office:value-type="string">
            <text:p>Unemployed </text:p>
          </table:table-cell>
          <table:table-cell table:style-name="ce7" office:value-type="string">
            <text:p>mp003currentoccupation</text:p>
          </table:table-cell>
          <table:table-cell table:formula="of:=&quot;insert into mpepu_&quot; &amp;LOWER( [.D228]) &amp; &quot; (display_index, short_name, name,  &quot; &amp; [.$D$1] &amp; &quot;) values (&quot;&quot;&quot; &amp; [.A228] &amp; &quot;&quot;&quot;, &quot;&quot;&quot; &amp; LOWER([.C228]) &amp; &quot;&quot;&quot;, &quot;&quot;&quot; &amp; [.C228] &amp; &quot;&quot;&quot;, &quot;&quot;&quot; &amp; [.$E$241] &amp; &quot;&quot;&quot;,&quot; &amp; [.$D$2]" office:value-type="string" office:string-value="insert into mpepu_mp003currentoccupation (display_index, short_name, name,   version, created, modified, user_created, user_modified, hostname_created, hostname_modified) values (&quot;70&quot;, &quot;unemployed &quot;, &quot;Unemployed &quot;, &quot;&quot;, now(), now(), 'cabel', 'cabel', '', '');&#10;GO">
            <text:p>insert into mpepu_mp003currentoccupation (display_index, short_name, name, <text:s text:c="2"/>version, created, modified, user_created, user_modified, hostname_created, hostname_modified) values ("70", "unemployed ", "Unemployed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specify)</text:p>
          </table:table-cell>
          <table:table-cell table:style-name="ce7" office:value-type="string">
            <text:p>mp003currentoccupation</text:p>
          </table:table-cell>
          <table:table-cell table:formula="of:=&quot;insert into mpepu_&quot; &amp;LOWER( [.D229]) &amp; &quot; (display_index, short_name, name,  &quot; &amp; [.$D$1] &amp; &quot;) values (&quot;&quot;&quot; &amp; [.A229] &amp; &quot;&quot;&quot;, &quot;&quot;&quot; &amp; LOWER([.C229]) &amp; &quot;&quot;&quot;, &quot;&quot;&quot; &amp; [.C229] &amp; &quot;&quot;&quot;, &quot;&quot;&quot; &amp; [.$E$241] &amp; &quot;&quot;&quot;,&quot; &amp; [.$D$2]" office:value-type="string" office:string-value="insert into mpepu_mp003currentoccupation (display_index, short_name, name,   version, created, modified, user_created, user_modified, hostname_created, hostname_modified) values (&quot;99&quot;, &quot;other(specify)&quot;, &quot;Other(specify)&quot;, &quot;&quot;, now(), now(), 'cabel', 'cabel', '', '');&#10;GO">
            <text:p>insert into mpepu_mp003currentoccupation (display_index, short_name, name, <text:s text:c="2"/>version, created, modified, user_created, user_modified, hostname_created, hostname_modified) values ("99", "other(specify)", "Other(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3providesmoney</text:p>
          </table:table-cell>
          <table:table-cell table:number-columns-repeated="2"/>
          <table:table-cell table:formula="of:=&quot;drop table &quot; &amp; [.$D$3] &amp;&quot;_&quot; &amp; LOWER([.F232]) &amp;&quot;;&quot;" office:value-type="string" office:string-value="drop table mpepu_mp003providesmoney;">
            <text:p>drop table mpepu_mp003providesmoney;</text:p>
          </table:table-cell>
          <table:table-cell table:number-columns-repeated="1015"/>
        </table:table-row>
        <table:table-row table:style-name="ro2">
          <table:table-cell office:value-type="float" office:value="10">
            <text:p>10</text:p>
          </table:table-cell>
          <table:table-cell office:value-type="string">
            <text:p>you</text:p>
          </table:table-cell>
          <table:table-cell table:style-name="ce4" office:value-type="string">
            <text:p>You </text:p>
          </table:table-cell>
          <table:table-cell table:style-name="ce7" office:value-type="string">
            <text:p>mp003providesmoney</text:p>
          </table:table-cell>
          <table:table-cell table:formula="of:=&quot;insert into mpepu_&quot; &amp;LOWER( [.D233]) &amp; &quot; (display_index, short_name, name,  &quot; &amp; [.$D$1] &amp; &quot;) values (&quot;&quot;&quot; &amp; [.A233] &amp; &quot;&quot;&quot;, &quot;&quot;&quot; &amp; LOWER([.C233]) &amp; &quot;&quot;&quot;, &quot;&quot;&quot; &amp; [.C233] &amp; &quot;&quot;&quot;, &quot;&quot;&quot; &amp; [.$E$241] &amp; &quot;&quot;&quot;,&quot; &amp; [.$D$2]" office:value-type="string" office:string-value="insert into mpepu_mp003providesmoney (display_index, short_name, name,   version, created, modified, user_created, user_modified, hostname_created, hostname_modified) values (&quot;10&quot;, &quot;you &quot;, &quot;You &quot;, &quot;&quot;, now(), now(), 'cabel', 'cabel', '', '');&#10;GO">
            <text:p>insert into mpepu_mp003providesmoney (display_index, short_name, name, <text:s text:c="2"/>version, created, modified, user_created, user_modified, hostname_created, hostname_modified) values ("10", "you ", "You ", "", now(), now(), 'cabel', 'cabel', '', '');<text:line-break/>GO</text:p>
          </table:table-cell>
          <table:table-cell table:number-columns-repeated="1019"/>
        </table:table-row>
        <table:table-row table:style-name="ro2">
          <table:table-cell office:value-type="float" office:value="20">
            <text:p>20</text:p>
          </table:table-cell>
          <table:table-cell office:value-type="string">
            <text:p>partner</text:p>
          </table:table-cell>
          <table:table-cell table:style-name="ce4" office:value-type="string">
            <text:p>Partner/husband </text:p>
          </table:table-cell>
          <table:table-cell table:style-name="ce7" office:value-type="string">
            <text:p>mp003providesmoney</text:p>
          </table:table-cell>
          <table:table-cell table:formula="of:=&quot;insert into mpepu_&quot; &amp;LOWER( [.D234]) &amp; &quot; (display_index, short_name, name,  &quot; &amp; [.$D$1] &amp; &quot;) values (&quot;&quot;&quot; &amp; [.A234] &amp; &quot;&quot;&quot;, &quot;&quot;&quot; &amp; LOWER([.C234]) &amp; &quot;&quot;&quot;, &quot;&quot;&quot; &amp; [.C234] &amp; &quot;&quot;&quot;, &quot;&quot;&quot; &amp; [.$E$241] &amp; &quot;&quot;&quot;,&quot; &amp; [.$D$2]" office:value-type="string" office:string-value="insert into mpepu_mp003providesmoney (display_index, short_name, name,   version, created, modified, user_created, user_modified, hostname_created, hostname_modified) values (&quot;20&quot;, &quot;partner/husband &quot;, &quot;Partner/husband &quot;, &quot;&quot;, now(), now(), 'cabel', 'cabel', '', '');&#10;GO">
            <text:p>insert into mpepu_mp003providesmoney (display_index, short_name, name, <text:s text:c="2"/>version, created, modified, user_created, user_modified, hostname_created, hostname_modified) values ("20", "partner/husband ", "Partner/husband ", "", now(), now(), 'cabel', 'cabel', '', '');<text:line-break/>GO</text:p>
          </table:table-cell>
          <table:table-cell table:number-columns-repeated="1019"/>
        </table:table-row>
        <table:table-row table:style-name="ro2">
          <table:table-cell office:value-type="float" office:value="30">
            <text:p>30</text:p>
          </table:table-cell>
          <table:table-cell office:value-type="string">
            <text:p>mother</text:p>
          </table:table-cell>
          <table:table-cell table:style-name="ce4" office:value-type="string">
            <text:p>Mother </text:p>
          </table:table-cell>
          <table:table-cell table:style-name="ce7" office:value-type="string">
            <text:p>mp003providesmoney</text:p>
          </table:table-cell>
          <table:table-cell table:formula="of:=&quot;insert into mpepu_&quot; &amp;LOWER( [.D235]) &amp; &quot; (display_index, short_name, name,  &quot; &amp; [.$D$1] &amp; &quot;) values (&quot;&quot;&quot; &amp; [.A235] &amp; &quot;&quot;&quot;, &quot;&quot;&quot; &amp; LOWER([.C235]) &amp; &quot;&quot;&quot;, &quot;&quot;&quot; &amp; [.C235] &amp; &quot;&quot;&quot;, &quot;&quot;&quot; &amp; [.$E$241] &amp; &quot;&quot;&quot;,&quot; &amp; [.$D$2]" office:value-type="string" office:string-value="insert into mpepu_mp003providesmoney (display_index, short_name, name,   version, created, modified, user_created, user_modified, hostname_created, hostname_modified) values (&quot;30&quot;, &quot;mother &quot;, &quot;Mother &quot;, &quot;&quot;, now(), now(), 'cabel', 'cabel', '', '');&#10;GO">
            <text:p>insert into mpepu_mp003providesmoney (display_index, short_name, name, <text:s text:c="2"/>version, created, modified, user_created, user_modified, hostname_created, hostname_modified) values ("30", "mother ", "Mother ", "", now(), now(), 'cabel', 'cabel', '', '');<text:line-break/>GO</text:p>
          </table:table-cell>
          <table:table-cell table:number-columns-repeated="1019"/>
        </table:table-row>
        <table:table-row table:style-name="ro2">
          <table:table-cell office:value-type="float" office:value="40">
            <text:p>40</text:p>
          </table:table-cell>
          <table:table-cell office:value-type="string">
            <text:p>father</text:p>
          </table:table-cell>
          <table:table-cell table:style-name="ce4" office:value-type="string">
            <text:p>Father </text:p>
          </table:table-cell>
          <table:table-cell table:style-name="ce7" office:value-type="string">
            <text:p>mp003providesmoney</text:p>
          </table:table-cell>
          <table:table-cell table:formula="of:=&quot;insert into mpepu_&quot; &amp;LOWER( [.D236]) &amp; &quot; (display_index, short_name, name,  &quot; &amp; [.$D$1] &amp; &quot;) values (&quot;&quot;&quot; &amp; [.A236] &amp; &quot;&quot;&quot;, &quot;&quot;&quot; &amp; LOWER([.C236]) &amp; &quot;&quot;&quot;, &quot;&quot;&quot; &amp; [.C236] &amp; &quot;&quot;&quot;, &quot;&quot;&quot; &amp; [.$E$241] &amp; &quot;&quot;&quot;,&quot; &amp; [.$D$2]" office:value-type="string" office:string-value="insert into mpepu_mp003providesmoney (display_index, short_name, name,   version, created, modified, user_created, user_modified, hostname_created, hostname_modified) values (&quot;40&quot;, &quot;father &quot;, &quot;Father &quot;, &quot;&quot;, now(), now(), 'cabel', 'cabel', '', '');&#10;GO">
            <text:p>insert into mpepu_mp003providesmoney (display_index, short_name, name, <text:s text:c="2"/>version, created, modified, user_created, user_modified, hostname_created, hostname_modified) values ("40", "father ", "Father ", "", now(), now(), 'cabel', 'cabel', '', '');<text:line-break/>GO</text:p>
          </table:table-cell>
          <table:table-cell table:number-columns-repeated="1019"/>
        </table:table-row>
        <table:table-row table:style-name="ro2">
          <table:table-cell office:value-type="float" office:value="50">
            <text:p>50</text:p>
          </table:table-cell>
          <table:table-cell office:value-type="string">
            <text:p>sister</text:p>
          </table:table-cell>
          <table:table-cell table:style-name="ce4" office:value-type="string">
            <text:p>Sister </text:p>
          </table:table-cell>
          <table:table-cell table:style-name="ce7" office:value-type="string">
            <text:p>mp003providesmoney</text:p>
          </table:table-cell>
          <table:table-cell table:formula="of:=&quot;insert into mpepu_&quot; &amp;LOWER( [.D237]) &amp; &quot; (display_index, short_name, name,  &quot; &amp; [.$D$1] &amp; &quot;) values (&quot;&quot;&quot; &amp; [.A237] &amp; &quot;&quot;&quot;, &quot;&quot;&quot; &amp; LOWER([.C237]) &amp; &quot;&quot;&quot;, &quot;&quot;&quot; &amp; [.C237] &amp; &quot;&quot;&quot;, &quot;&quot;&quot; &amp; [.$E$241] &amp; &quot;&quot;&quot;,&quot; &amp; [.$D$2]" office:value-type="string" office:string-value="insert into mpepu_mp003providesmoney (display_index, short_name, name,   version, created, modified, user_created, user_modified, hostname_created, hostname_modified) values (&quot;50&quot;, &quot;sister &quot;, &quot;Sister &quot;, &quot;&quot;, now(), now(), 'cabel', 'cabel', '', '');&#10;GO">
            <text:p>insert into mpepu_mp003providesmoney (display_index, short_name, name, <text:s text:c="2"/>version, created, modified, user_created, user_modified, hostname_created, hostname_modified) values ("50", "sister ", "Sister ", "", now(), now(), 'cabel', 'cabel', '', '');<text:line-break/>GO</text:p>
          </table:table-cell>
          <table:table-cell table:number-columns-repeated="1019"/>
        </table:table-row>
        <table:table-row table:style-name="ro2">
          <table:table-cell office:value-type="float" office:value="60">
            <text:p>60</text:p>
          </table:table-cell>
          <table:table-cell office:value-type="string">
            <text:p>brother</text:p>
          </table:table-cell>
          <table:table-cell table:style-name="ce4" office:value-type="string">
            <text:p>Brother </text:p>
          </table:table-cell>
          <table:table-cell table:style-name="ce7" office:value-type="string">
            <text:p>mp003providesmoney</text:p>
          </table:table-cell>
          <table:table-cell table:formula="of:=&quot;insert into mpepu_&quot; &amp;LOWER( [.D238]) &amp; &quot; (display_index, short_name, name,  &quot; &amp; [.$D$1] &amp; &quot;) values (&quot;&quot;&quot; &amp; [.A238] &amp; &quot;&quot;&quot;, &quot;&quot;&quot; &amp; LOWER([.C238]) &amp; &quot;&quot;&quot;, &quot;&quot;&quot; &amp; [.C238] &amp; &quot;&quot;&quot;, &quot;&quot;&quot; &amp; [.$E$241] &amp; &quot;&quot;&quot;,&quot; &amp; [.$D$2]" office:value-type="string" office:string-value="insert into mpepu_mp003providesmoney (display_index, short_name, name,   version, created, modified, user_created, user_modified, hostname_created, hostname_modified) values (&quot;60&quot;, &quot;brother &quot;, &quot;Brother &quot;, &quot;&quot;, now(), now(), 'cabel', 'cabel', '', '');&#10;GO">
            <text:p>insert into mpepu_mp003providesmoney (display_index, short_name, name, <text:s text:c="2"/>version, created, modified, user_created, user_modified, hostname_created, hostname_modified) values ("60", "brother ", "Brother ", "", now(), now(), 'cabel', 'cabel', '', '');<text:line-break/>GO</text:p>
          </table:table-cell>
          <table:table-cell table:number-columns-repeated="1019"/>
        </table:table-row>
        <table:table-row table:style-name="ro2">
          <table:table-cell office:value-type="float" office:value="70">
            <text:p>70</text:p>
          </table:table-cell>
          <table:table-cell office:value-type="string">
            <text:p>aunt</text:p>
          </table:table-cell>
          <table:table-cell table:style-name="ce4" office:value-type="string">
            <text:p>Aunt </text:p>
          </table:table-cell>
          <table:table-cell table:style-name="ce7" office:value-type="string">
            <text:p>mp003providesmoney</text:p>
          </table:table-cell>
          <table:table-cell table:formula="of:=&quot;insert into mpepu_&quot; &amp;LOWER( [.D239]) &amp; &quot; (display_index, short_name, name,  &quot; &amp; [.$D$1] &amp; &quot;) values (&quot;&quot;&quot; &amp; [.A239] &amp; &quot;&quot;&quot;, &quot;&quot;&quot; &amp; LOWER([.C239]) &amp; &quot;&quot;&quot;, &quot;&quot;&quot; &amp; [.C239] &amp; &quot;&quot;&quot;, &quot;&quot;&quot; &amp; [.$E$241] &amp; &quot;&quot;&quot;,&quot; &amp; [.$D$2]" office:value-type="string" office:string-value="insert into mpepu_mp003providesmoney (display_index, short_name, name,   version, created, modified, user_created, user_modified, hostname_created, hostname_modified) values (&quot;70&quot;, &quot;aunt &quot;, &quot;Aunt &quot;, &quot;&quot;, now(), now(), 'cabel', 'cabel', '', '');&#10;GO">
            <text:p>insert into mpepu_mp003providesmoney (display_index, short_name, name, <text:s text:c="2"/>version, created, modified, user_created, user_modified, hostname_created, hostname_modified) values ("70", "aunt ", "Aunt ", "", now(), now(), 'cabel', 'cabel', '', '');<text:line-break/>GO</text:p>
          </table:table-cell>
          <table:table-cell table:number-columns-repeated="1019"/>
        </table:table-row>
        <table:table-row table:style-name="ro2">
          <table:table-cell office:value-type="float" office:value="80">
            <text:p>80</text:p>
          </table:table-cell>
          <table:table-cell office:value-type="string">
            <text:p>uncle</text:p>
          </table:table-cell>
          <table:table-cell table:style-name="ce4" office:value-type="string">
            <text:p>Uncle </text:p>
          </table:table-cell>
          <table:table-cell table:style-name="ce7" office:value-type="string">
            <text:p>mp003providesmoney</text:p>
          </table:table-cell>
          <table:table-cell table:formula="of:=&quot;insert into mpepu_&quot; &amp;LOWER( [.D240]) &amp; &quot; (display_index, short_name, name,  &quot; &amp; [.$D$1] &amp; &quot;) values (&quot;&quot;&quot; &amp; [.A240] &amp; &quot;&quot;&quot;, &quot;&quot;&quot; &amp; LOWER([.C240]) &amp; &quot;&quot;&quot;, &quot;&quot;&quot; &amp; [.C240] &amp; &quot;&quot;&quot;, &quot;&quot;&quot; &amp; [.$E$241] &amp; &quot;&quot;&quot;,&quot; &amp; [.$D$2]" office:value-type="string" office:string-value="insert into mpepu_mp003providesmoney (display_index, short_name, name,   version, created, modified, user_created, user_modified, hostname_created, hostname_modified) values (&quot;80&quot;, &quot;uncle &quot;, &quot;Uncle &quot;, &quot;&quot;, now(), now(), 'cabel', 'cabel', '', '');&#10;GO">
            <text:p>insert into mpepu_mp003providesmoney (display_index, short_name, name, <text:s text:c="2"/>version, created, modified, user_created, user_modified, hostname_created, hostname_modified) values ("80", "uncle ", "Uncle ", "", now(), now(), 'cabel', 'cabel', '', '');<text:line-break/>GO</text:p>
          </table:table-cell>
          <table:table-cell table:number-columns-repeated="1019"/>
        </table:table-row>
        <table:table-row table:style-name="ro1">
          <table:table-cell table:style-name="ce2" table:number-columns-repeated="2"/>
          <table:table-cell table:style-name="ce5"/>
          <table:table-cell table:style-name="ce8"/>
          <table:table-cell table:style-name="ce2"/>
          <table:table-cell table:style-name="ce2" table:number-columns-repeated="1019"/>
        </table:table-row>
        <table:table-row table:style-name="ro2">
          <table:table-cell table:style-name="ce3" office:value-type="float" office:value="90">
            <text:p>90</text:p>
          </table:table-cell>
          <table:table-cell table:style-name="ce3" office:value-type="string">
            <text:p>g_mother</text:p>
          </table:table-cell>
          <table:table-cell table:style-name="ce6" office:value-type="string">
            <text:p>Grandmother </text:p>
          </table:table-cell>
          <table:table-cell table:style-name="ce9" office:value-type="string">
            <text:p>mp003providesmoney</text:p>
          </table:table-cell>
          <table:table-cell table:style-name="ce3" table:formula="of:=&quot;insert into mpepu_&quot; &amp;LOWER( [.D242]) &amp; &quot; (display_index, short_name, name,  &quot; &amp; [.$D$1] &amp; &quot;) values (&quot;&quot;&quot; &amp; [.A242] &amp; &quot;&quot;&quot;, &quot;&quot;&quot; &amp; LOWER([.C242]) &amp; &quot;&quot;&quot;, &quot;&quot;&quot; &amp; [.C242] &amp; &quot;&quot;&quot;, &quot;&quot;&quot; &amp; [.$E$241] &amp; &quot;&quot;&quot;,&quot; &amp; [.$D$2]" office:value-type="string" office:string-value="insert into mpepu_mp003providesmoney (display_index, short_name, name,   version, created, modified, user_created, user_modified, hostname_created, hostname_modified) values (&quot;90&quot;, &quot;grandmother &quot;, &quot;Grandmother &quot;, &quot;&quot;, now(), now(), 'cabel', 'cabel', '', '');&#10;GO">
            <text:p>insert into mpepu_mp003providesmoney (display_index, short_name, name, <text:s text:c="2"/>version, created, modified, user_created, user_modified, hostname_created, hostname_modified) values ("90", "grandmother ", "Grandmother ", "", now(), now(), 'cabel', 'cabel', '', '');<text:line-break/>GO</text:p>
          </table:table-cell>
          <table:table-cell table:style-name="ce3" table:number-columns-repeated="1019"/>
        </table:table-row>
        <table:table-row table:style-name="ro2">
          <table:table-cell office:value-type="float" office:value="100">
            <text:p>100</text:p>
          </table:table-cell>
          <table:table-cell office:value-type="string">
            <text:p>gfather</text:p>
          </table:table-cell>
          <table:table-cell table:style-name="ce4" office:value-type="string">
            <text:p>Grandfather </text:p>
          </table:table-cell>
          <table:table-cell table:style-name="ce7" office:value-type="string">
            <text:p>mp003providesmoney</text:p>
          </table:table-cell>
          <table:table-cell table:formula="of:=&quot;insert into mpepu_&quot; &amp;LOWER( [.D243]) &amp; &quot; (display_index, short_name, name,  &quot; &amp; [.$D$1] &amp; &quot;) values (&quot;&quot;&quot; &amp; [.A243] &amp; &quot;&quot;&quot;, &quot;&quot;&quot; &amp; LOWER([.C243]) &amp; &quot;&quot;&quot;, &quot;&quot;&quot; &amp; [.C243] &amp; &quot;&quot;&quot;, &quot;&quot;&quot; &amp; [.$E$241] &amp; &quot;&quot;&quot;,&quot; &amp; [.$D$2]" office:value-type="string" office:string-value="insert into mpepu_mp003providesmoney (display_index, short_name, name,   version, created, modified, user_created, user_modified, hostname_created, hostname_modified) values (&quot;100&quot;, &quot;grandfather &quot;, &quot;Grandfather &quot;, &quot;&quot;, now(), now(), 'cabel', 'cabel', '', '');&#10;GO">
            <text:p>insert into mpepu_mp003providesmoney (display_index, short_name, name, <text:s text:c="2"/>version, created, modified, user_created, user_modified, hostname_created, hostname_modified) values ("100", "grandfather ", "Grandfather ", "", now(), now(), 'cabel', 'cabel', '', '');<text:line-break/>GO</text:p>
          </table:table-cell>
          <table:table-cell table:number-columns-repeated="1019"/>
        </table:table-row>
        <table:table-row table:style-name="ro2">
          <table:table-cell office:value-type="float" office:value="110">
            <text:p>110</text:p>
          </table:table-cell>
          <table:table-cell office:value-type="string">
            <text:p>moth_in_law</text:p>
          </table:table-cell>
          <table:table-cell table:style-name="ce4" office:value-type="string">
            <text:p>Mother-in-law or Father-in-law </text:p>
          </table:table-cell>
          <table:table-cell table:style-name="ce7" office:value-type="string">
            <text:p>mp003providesmoney</text:p>
          </table:table-cell>
          <table:table-cell table:formula="of:=&quot;insert into mpepu_&quot; &amp;LOWER( [.D244]) &amp; &quot; (display_index, short_name, name,  &quot; &amp; [.$D$1] &amp; &quot;) values (&quot;&quot;&quot; &amp; [.A244] &amp; &quot;&quot;&quot;, &quot;&quot;&quot; &amp; LOWER([.C244]) &amp; &quot;&quot;&quot;, &quot;&quot;&quot; &amp; [.C244] &amp; &quot;&quot;&quot;, &quot;&quot;&quot; &amp; [.$E$241] &amp; &quot;&quot;&quot;,&quot; &amp; [.$D$2]" office:value-type="string" office:string-value="insert into mpepu_mp003providesmoney (display_index, short_name, name,   version, created, modified, user_created, user_modified, hostname_created, hostname_modified) values (&quot;110&quot;, &quot;mother-in-law or father-in-law &quot;, &quot;Mother-in-law or Father-in-law &quot;, &quot;&quot;, now(), now(), 'cabel', 'cabel', '', '');&#10;GO">
            <text:p>insert into mpepu_mp003providesmoney (display_index, short_name, name, <text:s text:c="2"/>version, created, modified, user_created, user_modified, hostname_created, hostname_modified) values ("110", "mother-in-law or father-in-law ", "Mother-in-law or Father-in-law ", "", now(), now(), 'cabel', 'cabel', '', '');<text:line-break/>GO</text:p>
          </table:table-cell>
          <table:table-cell table:number-columns-repeated="1019"/>
        </table:table-row>
        <table:table-row table:style-name="ro2">
          <table:table-cell office:value-type="float" office:value="120">
            <text:p>120</text:p>
          </table:table-cell>
          <table:table-cell office:value-type="string">
            <text:p>friend</text:p>
          </table:table-cell>
          <table:table-cell table:style-name="ce4" office:value-type="string">
            <text:p>Friend </text:p>
          </table:table-cell>
          <table:table-cell table:style-name="ce7" office:value-type="string">
            <text:p>mp003providesmoney</text:p>
          </table:table-cell>
          <table:table-cell table:formula="of:=&quot;insert into mpepu_&quot; &amp;LOWER( [.D245]) &amp; &quot; (display_index, short_name, name,  &quot; &amp; [.$D$1] &amp; &quot;) values (&quot;&quot;&quot; &amp; [.A245] &amp; &quot;&quot;&quot;, &quot;&quot;&quot; &amp; LOWER([.C245]) &amp; &quot;&quot;&quot;, &quot;&quot;&quot; &amp; [.C245] &amp; &quot;&quot;&quot;, &quot;&quot;&quot; &amp; [.$E$241] &amp; &quot;&quot;&quot;,&quot; &amp; [.$D$2]" office:value-type="string" office:string-value="insert into mpepu_mp003providesmoney (display_index, short_name, name,   version, created, modified, user_created, user_modified, hostname_created, hostname_modified) values (&quot;120&quot;, &quot;friend &quot;, &quot;Friend &quot;, &quot;&quot;, now(), now(), 'cabel', 'cabel', '', '');&#10;GO">
            <text:p>insert into mpepu_mp003providesmoney (display_index, short_name, name, <text:s text:c="2"/>version, created, modified, user_created, user_modified, hostname_created, hostname_modified) values ("120", "friend ", "Friend ", "", now(), now(), 'cabel', 'cabel', '', '');<text:line-break/>GO</text:p>
          </table:table-cell>
          <table:table-cell table:number-columns-repeated="1019"/>
        </table:table-row>
        <table:table-row table:style-name="ro2">
          <table:table-cell office:value-type="float" office:value="130">
            <text:p>130</text:p>
          </table:table-cell>
          <table:table-cell office:value-type="string">
            <text:p>colleagues</text:p>
          </table:table-cell>
          <table:table-cell table:style-name="ce4" office:value-type="string">
            <text:p>Work colleagues </text:p>
          </table:table-cell>
          <table:table-cell table:style-name="ce7" office:value-type="string">
            <text:p>mp003providesmoney</text:p>
          </table:table-cell>
          <table:table-cell table:formula="of:=&quot;insert into mpepu_&quot; &amp;LOWER( [.D246]) &amp; &quot; (display_index, short_name, name,  &quot; &amp; [.$D$1] &amp; &quot;) values (&quot;&quot;&quot; &amp; [.A246] &amp; &quot;&quot;&quot;, &quot;&quot;&quot; &amp; LOWER([.C246]) &amp; &quot;&quot;&quot;, &quot;&quot;&quot; &amp; [.C246] &amp; &quot;&quot;&quot;, &quot;&quot;&quot; &amp; [.$E$241] &amp; &quot;&quot;&quot;,&quot; &amp; [.$D$2]" office:value-type="string" office:string-value="insert into mpepu_mp003providesmoney (display_index, short_name, name,   version, created, modified, user_created, user_modified, hostname_created, hostname_modified) values (&quot;130&quot;, &quot;work colleagues &quot;, &quot;Work colleagues &quot;, &quot;&quot;, now(), now(), 'cabel', 'cabel', '', '');&#10;GO">
            <text:p>insert into mpepu_mp003providesmoney (display_index, short_name, name, <text:s text:c="2"/>version, created, modified, user_created, user_modified, hostname_created, hostname_modified) values ("130", "work colleagues ", "Work colleagues ", "", now(), now(), 'cabel', 'cabel', '', '');<text:line-break/>GO</text:p>
          </table:table-cell>
          <table:table-cell table:number-columns-repeated="1019"/>
        </table:table-row>
        <table:table-row table:style-name="ro2">
          <table:table-cell office:value-type="float" office:value="999">
            <text:p>999</text:p>
          </table:table-cell>
          <table:table-cell office:value-type="string">
            <text:p>other</text:p>
          </table:table-cell>
          <table:table-cell table:style-name="ce4" office:value-type="string">
            <text:p>Other,specify</text:p>
          </table:table-cell>
          <table:table-cell table:style-name="ce7" office:value-type="string">
            <text:p>mp003providesmoney</text:p>
          </table:table-cell>
          <table:table-cell table:formula="of:=&quot;insert into mpepu_&quot; &amp;LOWER( [.D247]) &amp; &quot; (display_index, short_name, name,  &quot; &amp; [.$D$1] &amp; &quot;) values (&quot;&quot;&quot; &amp; [.A247] &amp; &quot;&quot;&quot;, &quot;&quot;&quot; &amp; LOWER([.C247]) &amp; &quot;&quot;&quot;, &quot;&quot;&quot; &amp; [.C247] &amp; &quot;&quot;&quot;, &quot;&quot;&quot; &amp; [.$E$241] &amp; &quot;&quot;&quot;,&quot; &amp; [.$D$2]" office:value-type="string" office:string-value="insert into mpepu_mp003providesmoney (display_index, short_name, name,   version, created, modified, user_created, user_modified, hostname_created, hostname_modified) values (&quot;999&quot;, &quot;other,specify&quot;, &quot;Other,specify&quot;, &quot;&quot;, now(), now(), 'cabel', 'cabel', '', '');&#10;GO">
            <text:p>insert into mpepu_mp003providesmoney (display_index, short_name, name, <text:s text:c="2"/>version, created, modified, user_created, user_modified, hostname_created, hostname_modified) values ("999", "other,specify", "Other,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3moneyearned</text:p>
          </table:table-cell>
          <table:table-cell table:number-columns-repeated="2"/>
          <table:table-cell table:formula="of:=&quot;drop table &quot; &amp; [.$D$3] &amp;&quot;_&quot; &amp; LOWER([.F250]) &amp;&quot;;&quot;" office:value-type="string" office:string-value="drop table mpepu_mp003moneyearned;">
            <text:p>drop table mpepu_mp003moneyearned;</text:p>
          </table:table-cell>
          <table:table-cell table:number-columns-repeated="1015"/>
        </table:table-row>
        <table:table-row table:style-name="ro2">
          <table:table-cell office:value-type="float" office:value="10">
            <text:p>10</text:p>
          </table:table-cell>
          <table:table-cell office:value-type="string">
            <text:p>none</text:p>
          </table:table-cell>
          <table:table-cell table:style-name="ce4" office:value-type="string">
            <text:p>None </text:p>
          </table:table-cell>
          <table:table-cell table:style-name="ce7" office:value-type="string">
            <text:p>mp003moneyearned</text:p>
          </table:table-cell>
          <table:table-cell table:formula="of:=&quot;insert into mpepu_&quot; &amp;LOWER( [.D251]) &amp; &quot; (display_index, short_name, name,  &quot; &amp; [.$D$1] &amp; &quot;) values (&quot;&quot;&quot; &amp; [.A251] &amp; &quot;&quot;&quot;, &quot;&quot;&quot; &amp; LOWER([.C251]) &amp; &quot;&quot;&quot;, &quot;&quot;&quot; &amp; [.C251] &amp; &quot;&quot;&quot;, &quot;&quot;&quot; &amp; [.$E$241] &amp; &quot;&quot;&quot;,&quot; &amp; [.$D$2]" office:value-type="string" office:string-value="insert into mpepu_mp003moneyearned (display_index, short_name, name,   version, created, modified, user_created, user_modified, hostname_created, hostname_modified) values (&quot;10&quot;, &quot;none &quot;, &quot;None &quot;, &quot;&quot;, now(), now(), 'cabel', 'cabel', '', '');&#10;GO">
            <text:p>insert into mpepu_mp003moneyearned (display_index, short_name, name, <text:s text:c="2"/>version, created, modified, user_created, user_modified, hostname_created, hostname_modified) values ("10", "none ", "None ", "", now(), now(), 'cabel', 'cabel', '', '');<text:line-break/>GO</text:p>
          </table:table-cell>
          <table:table-cell table:number-columns-repeated="1019"/>
        </table:table-row>
        <table:table-row table:style-name="ro6">
          <table:table-cell office:value-type="float" office:value="20">
            <text:p>20</text:p>
          </table:table-cell>
          <table:table-cell office:value-type="float" office:value="200">
            <text:p>200</text:p>
          </table:table-cell>
          <table:table-cell table:style-name="ce4" office:value-type="string">
            <text:p>&lt;P200 per month / &lt;P47 per week </text:p>
          </table:table-cell>
          <table:table-cell table:style-name="ce7" office:value-type="string">
            <text:p>mp003moneyearned</text:p>
          </table:table-cell>
          <table:table-cell table:formula="of:=&quot;insert into mpepu_&quot; &amp;LOWER( [.D252]) &amp; &quot; (display_index, short_name, name,  &quot; &amp; [.$D$1] &amp; &quot;) values (&quot;&quot;&quot; &amp; [.A252] &amp; &quot;&quot;&quot;, &quot;&quot;&quot; &amp; LOWER([.C252]) &amp; &quot;&quot;&quot;, &quot;&quot;&quot; &amp; [.C252] &amp; &quot;&quot;&quot;, &quot;&quot;&quot; &amp; [.$E$241] &amp; &quot;&quot;&quot;,&quot; &amp; [.$D$2]" office:value-type="string" office:string-value="insert into mpepu_mp003moneyearned (display_index, short_name, name,   version, created, modified, user_created, user_modified, hostname_created, hostname_modified) values (&quot;20&quot;, &quot;&lt;p200 per month / &lt;p47 per week &quot;, &quot;&lt;P200 per month / &lt;P47 per week &quot;, &quot;&quot;, now(), now(), 'cabel', 'cabel', '', '');&#10;GO">
            <text:p>insert into mpepu_mp003moneyearned (display_index, short_name, name, <text:s text:c="2"/>version, created, modified, user_created, user_modified, hostname_created, hostname_modified) values ("20", "&lt;p200 per month / &lt;p47 per week ", "&lt;P200 per month / &lt;P47 per week ", "", now(), now(), 'cabel', 'cabel', '', '');<text:line-break/>GO</text:p>
          </table:table-cell>
          <table:table-cell table:number-columns-repeated="1019"/>
        </table:table-row>
        <table:table-row table:style-name="ro6">
          <table:table-cell office:value-type="float" office:value="30">
            <text:p>30</text:p>
          </table:table-cell>
          <table:table-cell office:value-type="string">
            <text:p>200_500</text:p>
          </table:table-cell>
          <table:table-cell table:style-name="ce4" office:value-type="string">
            <text:p>P200-500 per month / P47-116 per week </text:p>
          </table:table-cell>
          <table:table-cell table:style-name="ce7" office:value-type="string">
            <text:p>mp003moneyearned</text:p>
          </table:table-cell>
          <table:table-cell table:formula="of:=&quot;insert into mpepu_&quot; &amp;LOWER( [.D253]) &amp; &quot; (display_index, short_name, name,  &quot; &amp; [.$D$1] &amp; &quot;) values (&quot;&quot;&quot; &amp; [.A253] &amp; &quot;&quot;&quot;, &quot;&quot;&quot; &amp; LOWER([.C253]) &amp; &quot;&quot;&quot;, &quot;&quot;&quot; &amp; [.C253] &amp; &quot;&quot;&quot;, &quot;&quot;&quot; &amp; [.$E$241] &amp; &quot;&quot;&quot;,&quot; &amp; [.$D$2]" office:value-type="string" office:string-value="insert into mpepu_mp003moneyearned (display_index, short_name, name,   version, created, modified, user_created, user_modified, hostname_created, hostname_modified) values (&quot;30&quot;, &quot;p200-500 per month / p47-116 per week &quot;, &quot;P200-500 per month / P47-116 per week &quot;, &quot;&quot;, now(), now(), 'cabel', 'cabel', '', '');&#10;GO">
            <text:p>insert into mpepu_mp003moneyearned (display_index, short_name, name, <text:s text:c="2"/>version, created, modified, user_created, user_modified, hostname_created, hostname_modified) values ("30", "p200-500 per month / p47-116 per week ", "P200-500 per month / P47-116 per week ", "", now(), now(), 'cabel', 'cabel', '', '');<text:line-break/>GO</text:p>
          </table:table-cell>
          <table:table-cell table:number-columns-repeated="1019"/>
        </table:table-row>
        <table:table-row table:style-name="ro6">
          <table:table-cell office:value-type="float" office:value="40">
            <text:p>40</text:p>
          </table:table-cell>
          <table:table-cell office:value-type="string">
            <text:p>501_1000</text:p>
          </table:table-cell>
          <table:table-cell table:style-name="ce4" office:value-type="string">
            <text:p>P501-1000 per month / P117 - 231 per week </text:p>
          </table:table-cell>
          <table:table-cell table:style-name="ce7" office:value-type="string">
            <text:p>mp003moneyearned</text:p>
          </table:table-cell>
          <table:table-cell table:formula="of:=&quot;insert into mpepu_&quot; &amp;LOWER( [.D254]) &amp; &quot; (display_index, short_name, name,  &quot; &amp; [.$D$1] &amp; &quot;) values (&quot;&quot;&quot; &amp; [.A254] &amp; &quot;&quot;&quot;, &quot;&quot;&quot; &amp; LOWER([.C254]) &amp; &quot;&quot;&quot;, &quot;&quot;&quot; &amp; [.C254] &amp; &quot;&quot;&quot;, &quot;&quot;&quot; &amp; [.$E$241] &amp; &quot;&quot;&quot;,&quot; &amp; [.$D$2]" office:value-type="string" office:string-value="insert into mpepu_mp003moneyearned (display_index, short_name, name,   version, created, modified, user_created, user_modified, hostname_created, hostname_modified) values (&quot;40&quot;, &quot;p501-1000 per month / p117 - 231 per week &quot;, &quot;P501-1000 per month / P117 - 231 per week &quot;, &quot;&quot;, now(), now(), 'cabel', 'cabel', '', '');&#10;GO">
            <text:p>insert into mpepu_mp003moneyearned (display_index, short_name, name, <text:s text:c="2"/>version, created, modified, user_created, user_modified, hostname_created, hostname_modified) values ("40", "p501-1000 per month / p117 - 231 per week ", "P501-1000 per month / P117 - 231 per week ", "", now(), now(), 'cabel', 'cabel', '', '');<text:line-break/>GO</text:p>
          </table:table-cell>
          <table:table-cell table:number-columns-repeated="1019"/>
        </table:table-row>
        <table:table-row table:style-name="ro6">
          <table:table-cell office:value-type="float" office:value="50">
            <text:p>50</text:p>
          </table:table-cell>
          <table:table-cell office:value-type="string">
            <text:p>1001_5000</text:p>
          </table:table-cell>
          <table:table-cell table:style-name="ce4" office:value-type="string">
            <text:p>P1001-5000 per month / P212 - 1157 per week </text:p>
          </table:table-cell>
          <table:table-cell table:style-name="ce7" office:value-type="string">
            <text:p>mp003moneyearned</text:p>
          </table:table-cell>
          <table:table-cell table:formula="of:=&quot;insert into mpepu_&quot; &amp;LOWER( [.D255]) &amp; &quot; (display_index, short_name, name,  &quot; &amp; [.$D$1] &amp; &quot;) values (&quot;&quot;&quot; &amp; [.A255] &amp; &quot;&quot;&quot;, &quot;&quot;&quot; &amp; LOWER([.C255]) &amp; &quot;&quot;&quot;, &quot;&quot;&quot; &amp; [.C255] &amp; &quot;&quot;&quot;, &quot;&quot;&quot; &amp; [.$E$241] &amp; &quot;&quot;&quot;,&quot; &amp; [.$D$2]" office:value-type="string" office:string-value="insert into mpepu_mp003moneyearned (display_index, short_name, name,   version, created, modified, user_created, user_modified, hostname_created, hostname_modified) values (&quot;50&quot;, &quot;p1001-5000 per month / p212 - 1157 per week &quot;, &quot;P1001-5000 per month / P212 - 1157 per week &quot;, &quot;&quot;, now(), now(), 'cabel', 'cabel', '', '');&#10;GO">
            <text:p>insert into mpepu_mp003moneyearned (display_index, short_name, name, <text:s text:c="2"/>version, created, modified, user_created, user_modified, hostname_created, hostname_modified) values ("50", "p1001-5000 per month / p212 - 1157 per week ", "P1001-5000 per month / P212 - 1157 per week ", "", now(), now(), 'cabel', 'cabel', '', '');<text:line-break/>GO</text:p>
          </table:table-cell>
          <table:table-cell table:number-columns-repeated="1019"/>
        </table:table-row>
        <table:table-row table:style-name="ro6">
          <table:table-cell office:value-type="float" office:value="60">
            <text:p>60</text:p>
          </table:table-cell>
          <table:table-cell office:value-type="string">
            <text:p>&gt;500</text:p>
          </table:table-cell>
          <table:table-cell table:style-name="ce4" office:value-type="string">
            <text:p>&gt;P5000 per month / &gt;P1157 per week </text:p>
          </table:table-cell>
          <table:table-cell table:style-name="ce7" office:value-type="string">
            <text:p>mp003moneyearned</text:p>
          </table:table-cell>
          <table:table-cell table:formula="of:=&quot;insert into mpepu_&quot; &amp;LOWER( [.D256]) &amp; &quot; (display_index, short_name, name,  &quot; &amp; [.$D$1] &amp; &quot;) values (&quot;&quot;&quot; &amp; [.A256] &amp; &quot;&quot;&quot;, &quot;&quot;&quot; &amp; LOWER([.C256]) &amp; &quot;&quot;&quot;, &quot;&quot;&quot; &amp; [.C256] &amp; &quot;&quot;&quot;, &quot;&quot;&quot; &amp; [.$E$241] &amp; &quot;&quot;&quot;,&quot; &amp; [.$D$2]" office:value-type="string" office:string-value="insert into mpepu_mp003moneyearned (display_index, short_name, name,   version, created, modified, user_created, user_modified, hostname_created, hostname_modified) values (&quot;60&quot;, &quot;&gt;p5000 per month / &gt;p1157 per week &quot;, &quot;&gt;P5000 per month / &gt;P1157 per week &quot;, &quot;&quot;, now(), now(), 'cabel', 'cabel', '', '');&#10;GO">
            <text:p>insert into mpepu_mp003moneyearned (display_index, short_name, name, <text:s text:c="2"/>version, created, modified, user_created, user_modified, hostname_created, hostname_modified) values ("60", "&gt;p5000 per month / &gt;p1157 per week ", "&gt;P5000 per month / &gt;P1157 per week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3watersource</text:p>
          </table:table-cell>
          <table:table-cell table:number-columns-repeated="2"/>
          <table:table-cell table:formula="of:=&quot;drop table &quot; &amp; [.$D$3] &amp;&quot;_&quot; &amp; LOWER([.F259]) &amp;&quot;;&quot;" office:value-type="string" office:string-value="drop table mpepu_mp003watersource;">
            <text:p>drop table mpepu_mp003watersource;</text:p>
          </table:table-cell>
          <table:table-cell table:number-columns-repeated="1015"/>
        </table:table-row>
        <table:table-row table:style-name="ro2">
          <table:table-cell office:value-type="float" office:value="10">
            <text:p>10</text:p>
          </table:table-cell>
          <table:table-cell office:value-type="string">
            <text:p>piped_house</text:p>
          </table:table-cell>
          <table:table-cell table:style-name="ce4" office:value-type="string">
            <text:p>Piped directly into the house</text:p>
          </table:table-cell>
          <table:table-cell table:style-name="ce7" office:value-type="string">
            <text:p>mp003watersource</text:p>
          </table:table-cell>
          <table:table-cell table:formula="of:=&quot;insert into mpepu_&quot; &amp;LOWER( [.D260]) &amp; &quot; (display_index, short_name, name,  &quot; &amp; [.$D$1] &amp; &quot;) values (&quot;&quot;&quot; &amp; [.A260] &amp; &quot;&quot;&quot;, &quot;&quot;&quot; &amp; LOWER([.C260]) &amp; &quot;&quot;&quot;, &quot;&quot;&quot; &amp; [.C260] &amp; &quot;&quot;&quot;, &quot;&quot;&quot; &amp; [.$E$241] &amp; &quot;&quot;&quot;,&quot; &amp; [.$D$2]" office:value-type="string" office:string-value="insert into mpepu_mp003watersource (display_index, short_name, name,   version, created, modified, user_created, user_modified, hostname_created, hostname_modified) values (&quot;10&quot;, &quot;piped directly into the house&quot;, &quot;Piped directly into the house&quot;, &quot;&quot;, now(), now(), 'cabel', 'cabel', '', '');&#10;GO">
            <text:p>insert into mpepu_mp003watersource (display_index, short_name, name, <text:s text:c="2"/>version, created, modified, user_created, user_modified, hostname_created, hostname_modified) values ("10", "piped directly into the house", "Piped directly into the house", "", now(), now(), 'cabel', 'cabel', '', '');<text:line-break/>GO</text:p>
          </table:table-cell>
          <table:table-cell table:number-columns-repeated="1019"/>
        </table:table-row>
        <table:table-row table:style-name="ro2">
          <table:table-cell office:value-type="float" office:value="20">
            <text:p>20</text:p>
          </table:table-cell>
          <table:table-cell office:value-type="string">
            <text:p>yard</text:p>
          </table:table-cell>
          <table:table-cell table:style-name="ce4" office:value-type="string">
            <text:p>Tap in the yard </text:p>
          </table:table-cell>
          <table:table-cell table:style-name="ce7" office:value-type="string">
            <text:p>mp003watersource</text:p>
          </table:table-cell>
          <table:table-cell table:formula="of:=&quot;insert into mpepu_&quot; &amp;LOWER( [.D261]) &amp; &quot; (display_index, short_name, name,  &quot; &amp; [.$D$1] &amp; &quot;) values (&quot;&quot;&quot; &amp; [.A261] &amp; &quot;&quot;&quot;, &quot;&quot;&quot; &amp; LOWER([.C261]) &amp; &quot;&quot;&quot;, &quot;&quot;&quot; &amp; [.C261] &amp; &quot;&quot;&quot;, &quot;&quot;&quot; &amp; [.$E$241] &amp; &quot;&quot;&quot;,&quot; &amp; [.$D$2]" office:value-type="string" office:string-value="insert into mpepu_mp003watersource (display_index, short_name, name,   version, created, modified, user_created, user_modified, hostname_created, hostname_modified) values (&quot;20&quot;, &quot;tap in the yard &quot;, &quot;Tap in the yard &quot;, &quot;&quot;, now(), now(), 'cabel', 'cabel', '', '');&#10;GO">
            <text:p>insert into mpepu_mp003watersource (display_index, short_name, name, <text:s text:c="2"/>version, created, modified, user_created, user_modified, hostname_created, hostname_modified) values ("20", "tap in the yard ", "Tap in the yard ", "", now(), now(), 'cabel', 'cabel', '', '');<text:line-break/>GO</text:p>
          </table:table-cell>
          <table:table-cell table:number-columns-repeated="1019"/>
        </table:table-row>
        <table:table-row table:style-name="ro2">
          <table:table-cell office:value-type="float" office:value="30">
            <text:p>30</text:p>
          </table:table-cell>
          <table:table-cell office:value-type="string">
            <text:p>communal</text:p>
          </table:table-cell>
          <table:table-cell table:style-name="ce4" office:value-type="string">
            <text:p>Communal standpipe </text:p>
          </table:table-cell>
          <table:table-cell table:style-name="ce7" office:value-type="string">
            <text:p>mp003watersource</text:p>
          </table:table-cell>
          <table:table-cell table:formula="of:=&quot;insert into mpepu_&quot; &amp;LOWER( [.D262]) &amp; &quot; (display_index, short_name, name,  &quot; &amp; [.$D$1] &amp; &quot;) values (&quot;&quot;&quot; &amp; [.A262] &amp; &quot;&quot;&quot;, &quot;&quot;&quot; &amp; LOWER([.C262]) &amp; &quot;&quot;&quot;, &quot;&quot;&quot; &amp; [.C262] &amp; &quot;&quot;&quot;, &quot;&quot;&quot; &amp; [.$E$241] &amp; &quot;&quot;&quot;,&quot; &amp; [.$D$2]" office:value-type="string" office:string-value="insert into mpepu_mp003watersource (display_index, short_name, name,   version, created, modified, user_created, user_modified, hostname_created, hostname_modified) values (&quot;30&quot;, &quot;communal standpipe &quot;, &quot;Communal standpipe &quot;, &quot;&quot;, now(), now(), 'cabel', 'cabel', '', '');&#10;GO">
            <text:p>insert into mpepu_mp003watersource (display_index, short_name, name, <text:s text:c="2"/>version, created, modified, user_created, user_modified, hostname_created, hostname_modified) values ("30", "communal standpipe ", "Communal standpipe ", "", now(), now(), 'cabel', 'cabel', '', '');<text:line-break/>GO</text:p>
          </table:table-cell>
          <table:table-cell table:number-columns-repeated="1019"/>
        </table:table-row>
        <table:table-row table:style-name="ro3">
          <table:table-cell office:value-type="float" office:value="40">
            <text:p>40</text:p>
          </table:table-cell>
          <table:table-cell office:value-type="string">
            <text:p>other</text:p>
          </table:table-cell>
          <table:table-cell table:style-name="ce4" office:value-type="string">
            <text:p>Other water source(stream, borehole, rainwater, etc) </text:p>
          </table:table-cell>
          <table:table-cell table:style-name="ce7" office:value-type="string">
            <text:p>mp003watersource</text:p>
          </table:table-cell>
          <table:table-cell table:formula="of:=&quot;insert into mpepu_&quot; &amp;LOWER( [.D263]) &amp; &quot; (display_index, short_name, name,  &quot; &amp; [.$D$1] &amp; &quot;) values (&quot;&quot;&quot; &amp; [.A263] &amp; &quot;&quot;&quot;, &quot;&quot;&quot; &amp; LOWER([.C263]) &amp; &quot;&quot;&quot;, &quot;&quot;&quot; &amp; [.C263] &amp; &quot;&quot;&quot;, &quot;&quot;&quot; &amp; [.$E$241] &amp; &quot;&quot;&quot;,&quot; &amp; [.$D$2]" office:value-type="string" office:string-value="insert into mpepu_mp003watersource (display_index, short_name, name,   version, created, modified, user_created, user_modified, hostname_created, hostname_modified) values (&quot;40&quot;, &quot;other water source(stream, borehole, rainwater, etc) &quot;, &quot;Other water source(stream, borehole, rainwater, etc) &quot;, &quot;&quot;, now(), now(), 'cabel', 'cabel', '', '');&#10;GO">
            <text:p>insert into mpepu_mp003watersource (display_index, short_name, name, <text:s text:c="2"/>version, created, modified, user_created, user_modified, hostname_created, hostname_modified) values ("40", "other water source(stream, borehole, rainwater, etc) ", "Other water source(stream, borehole, rainwater, etc)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3cookingmethod</text:p>
          </table:table-cell>
          <table:table-cell table:number-columns-repeated="2"/>
          <table:table-cell table:formula="of:=&quot;drop table &quot; &amp; [.$D$3] &amp;&quot;_&quot; &amp; LOWER([.F266]) &amp;&quot;;&quot;" office:value-type="string" office:string-value="drop table mpepu_mp003cookingmethod;">
            <text:p>drop table mpepu_mp003cookingmethod;</text:p>
          </table:table-cell>
          <table:table-cell table:number-columns-repeated="1015"/>
        </table:table-row>
        <table:table-row table:style-name="ro2">
          <table:table-cell office:value-type="float" office:value="10">
            <text:p>10</text:p>
          </table:table-cell>
          <table:table-cell office:value-type="string">
            <text:p>gas_electric</text:p>
          </table:table-cell>
          <table:table-cell table:style-name="ce4" office:value-type="string">
            <text:p>Gas or electric stove </text:p>
          </table:table-cell>
          <table:table-cell table:style-name="ce7" office:value-type="string">
            <text:p>mp003cookingmethod</text:p>
          </table:table-cell>
          <table:table-cell table:formula="of:=&quot;insert into mpepu_&quot; &amp;LOWER( [.D267]) &amp; &quot; (display_index, short_name, name,  &quot; &amp; [.$D$1] &amp; &quot;) values (&quot;&quot;&quot; &amp; [.A267] &amp; &quot;&quot;&quot;, &quot;&quot;&quot; &amp; LOWER([.C267]) &amp; &quot;&quot;&quot;, &quot;&quot;&quot; &amp; [.C267] &amp; &quot;&quot;&quot;, &quot;&quot;&quot; &amp; [.$E$241] &amp; &quot;&quot;&quot;,&quot; &amp; [.$D$2]" office:value-type="string" office:string-value="insert into mpepu_mp003cookingmethod (display_index, short_name, name,   version, created, modified, user_created, user_modified, hostname_created, hostname_modified) values (&quot;10&quot;, &quot;gas or electric stove &quot;, &quot;Gas or electric stove &quot;, &quot;&quot;, now(), now(), 'cabel', 'cabel', '', '');&#10;GO">
            <text:p>insert into mpepu_mp003cookingmethod (display_index, short_name, name, <text:s text:c="2"/>version, created, modified, user_created, user_modified, hostname_created, hostname_modified) values ("10", "gas or electric stove ", "Gas or electric stove ", "", now(), now(), 'cabel', 'cabel', '', '');<text:line-break/>GO</text:p>
          </table:table-cell>
          <table:table-cell table:number-columns-repeated="1019"/>
        </table:table-row>
        <table:table-row table:style-name="ro2">
          <table:table-cell office:value-type="float" office:value="20">
            <text:p>20</text:p>
          </table:table-cell>
          <table:table-cell office:value-type="string">
            <text:p>kerosene</text:p>
          </table:table-cell>
          <table:table-cell table:style-name="ce4" office:value-type="string">
            <text:p>Paraffin stove </text:p>
          </table:table-cell>
          <table:table-cell table:style-name="ce7" office:value-type="string">
            <text:p>mp003cookingmethod</text:p>
          </table:table-cell>
          <table:table-cell table:formula="of:=&quot;insert into mpepu_&quot; &amp;LOWER( [.D268]) &amp; &quot; (display_index, short_name, name,  &quot; &amp; [.$D$1] &amp; &quot;) values (&quot;&quot;&quot; &amp; [.A268] &amp; &quot;&quot;&quot;, &quot;&quot;&quot; &amp; LOWER([.C268]) &amp; &quot;&quot;&quot;, &quot;&quot;&quot; &amp; [.C268] &amp; &quot;&quot;&quot;, &quot;&quot;&quot; &amp; [.$E$241] &amp; &quot;&quot;&quot;,&quot; &amp; [.$D$2]" office:value-type="string" office:string-value="insert into mpepu_mp003cookingmethod (display_index, short_name, name,   version, created, modified, user_created, user_modified, hostname_created, hostname_modified) values (&quot;20&quot;, &quot;paraffin stove &quot;, &quot;Paraffin stove &quot;, &quot;&quot;, now(), now(), 'cabel', 'cabel', '', '');&#10;GO">
            <text:p>insert into mpepu_mp003cookingmethod (display_index, short_name, name, <text:s text:c="2"/>version, created, modified, user_created, user_modified, hostname_created, hostname_modified) values ("20", "paraffin stove ", "Paraffin stove ", "", now(), now(), 'cabel', 'cabel', '', '');<text:line-break/>GO</text:p>
          </table:table-cell>
          <table:table-cell table:number-columns-repeated="1019"/>
        </table:table-row>
        <table:table-row table:style-name="ro2">
          <table:table-cell office:value-type="float" office:value="30">
            <text:p>30</text:p>
          </table:table-cell>
          <table:table-cell office:value-type="string">
            <text:p>wood</text:p>
          </table:table-cell>
          <table:table-cell table:style-name="ce4" office:value-type="string">
            <text:p>Wood-burning stove or open fire </text:p>
          </table:table-cell>
          <table:table-cell table:style-name="ce7" office:value-type="string">
            <text:p>mp003cookingmethod</text:p>
          </table:table-cell>
          <table:table-cell table:formula="of:=&quot;insert into mpepu_&quot; &amp;LOWER( [.D269]) &amp; &quot; (display_index, short_name, name,  &quot; &amp; [.$D$1] &amp; &quot;) values (&quot;&quot;&quot; &amp; [.A269] &amp; &quot;&quot;&quot;, &quot;&quot;&quot; &amp; LOWER([.C269]) &amp; &quot;&quot;&quot;, &quot;&quot;&quot; &amp; [.C269] &amp; &quot;&quot;&quot;, &quot;&quot;&quot; &amp; [.$E$241] &amp; &quot;&quot;&quot;,&quot; &amp; [.$D$2]" office:value-type="string" office:string-value="insert into mpepu_mp003cookingmethod (display_index, short_name, name,   version, created, modified, user_created, user_modified, hostname_created, hostname_modified) values (&quot;30&quot;, &quot;wood-burning stove or open fire &quot;, &quot;Wood-burning stove or open fire &quot;, &quot;&quot;, now(), now(), 'cabel', 'cabel', '', '');&#10;GO">
            <text:p>insert into mpepu_mp003cookingmethod (display_index, short_name, name, <text:s text:c="2"/>version, created, modified, user_created, user_modified, hostname_created, hostname_modified) values ("30", "wood-burning stove or open fire ", "Wood-burning stove or open fire ", "", now(), now(), 'cabel', 'cabel', '', '');<text:line-break/>GO</text:p>
          </table:table-cell>
          <table:table-cell table:number-columns-repeated="1019"/>
        </table:table-row>
        <table:table-row table:style-name="ro2">
          <table:table-cell office:value-type="float" office:value="40">
            <text:p>40</text:p>
          </table:table-cell>
          <table:table-cell office:value-type="string">
            <text:p>no_regular</text:p>
          </table:table-cell>
          <table:table-cell table:style-name="ce4" office:value-type="string">
            <text:p>No regular means of heating </text:p>
          </table:table-cell>
          <table:table-cell table:style-name="ce7" office:value-type="string">
            <text:p>mp003cookingmethod</text:p>
          </table:table-cell>
          <table:table-cell table:formula="of:=&quot;insert into mpepu_&quot; &amp;LOWER( [.D270]) &amp; &quot; (display_index, short_name, name,  &quot; &amp; [.$D$1] &amp; &quot;) values (&quot;&quot;&quot; &amp; [.A270] &amp; &quot;&quot;&quot;, &quot;&quot;&quot; &amp; LOWER([.C270]) &amp; &quot;&quot;&quot;, &quot;&quot;&quot; &amp; [.C270] &amp; &quot;&quot;&quot;, &quot;&quot;&quot; &amp; [.$E$241] &amp; &quot;&quot;&quot;,&quot; &amp; [.$D$2]" office:value-type="string" office:string-value="insert into mpepu_mp003cookingmethod (display_index, short_name, name,   version, created, modified, user_created, user_modified, hostname_created, hostname_modified) values (&quot;40&quot;, &quot;no regular means of heating &quot;, &quot;No regular means of heating &quot;, &quot;&quot;, now(), now(), 'cabel', 'cabel', '', '');&#10;GO">
            <text:p>insert into mpepu_mp003cookingmethod (display_index, short_name, name, <text:s text:c="2"/>version, created, modified, user_created, user_modified, hostname_created, hostname_modified) values ("40", "no regular means of heating ", "No regular means of heating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3toiletfacility</text:p>
          </table:table-cell>
          <table:table-cell table:number-columns-repeated="2"/>
          <table:table-cell table:formula="of:=&quot;drop table &quot; &amp; [.$D$3] &amp;&quot;_&quot; &amp; LOWER([.F273]) &amp;&quot;;&quot;" office:value-type="string" office:string-value="drop table mpepu_mp003toiletfacility;">
            <text:p>drop table mpepu_mp003toiletfacility;</text:p>
          </table:table-cell>
          <table:table-cell table:number-columns-repeated="1015"/>
        </table:table-row>
        <table:table-row table:style-name="ro2">
          <table:table-cell office:value-type="float" office:value="10">
            <text:p>10</text:p>
          </table:table-cell>
          <table:table-cell office:value-type="string">
            <text:p>indoor</text:p>
          </table:table-cell>
          <table:table-cell table:style-name="ce4" office:value-type="string">
            <text:p>Indoor toilet </text:p>
          </table:table-cell>
          <table:table-cell table:style-name="ce7" office:value-type="string">
            <text:p>mp003toiletfacility</text:p>
          </table:table-cell>
          <table:table-cell table:formula="of:=&quot;insert into mpepu_&quot; &amp;LOWER( [.D274]) &amp; &quot; (display_index, short_name, name,  &quot; &amp; [.$D$1] &amp; &quot;) values (&quot;&quot;&quot; &amp; [.A274] &amp; &quot;&quot;&quot;, &quot;&quot;&quot; &amp; LOWER([.C274]) &amp; &quot;&quot;&quot;, &quot;&quot;&quot; &amp; [.C274] &amp; &quot;&quot;&quot;, &quot;&quot;&quot; &amp; [.$E$241] &amp; &quot;&quot;&quot;,&quot; &amp; [.$D$2]" office:value-type="string" office:string-value="insert into mpepu_mp003toiletfacility (display_index, short_name, name,   version, created, modified, user_created, user_modified, hostname_created, hostname_modified) values (&quot;10&quot;, &quot;indoor toilet &quot;, &quot;Indoor toilet &quot;, &quot;&quot;, now(), now(), 'cabel', 'cabel', '', '');&#10;GO">
            <text:p>insert into mpepu_mp003toiletfacility (display_index, short_name, name, <text:s text:c="2"/>version, created, modified, user_created, user_modified, hostname_created, hostname_modified) values ("10", "indoor toilet ", "Indoor toilet ", "", now(), now(), 'cabel', 'cabel', '', '');<text:line-break/>GO</text:p>
          </table:table-cell>
          <table:table-cell table:number-columns-repeated="1019"/>
        </table:table-row>
        <table:table-row table:style-name="ro6">
          <table:table-cell office:value-type="float" office:value="20">
            <text:p>20</text:p>
          </table:table-cell>
          <table:table-cell office:value-type="string">
            <text:p>private_latrine</text:p>
          </table:table-cell>
          <table:table-cell table:style-name="ce4" office:value-type="string">
            <text:p>Private latrine for your house/compound </text:p>
          </table:table-cell>
          <table:table-cell table:style-name="ce7" office:value-type="string">
            <text:p>mp003toiletfacility</text:p>
          </table:table-cell>
          <table:table-cell table:formula="of:=&quot;insert into mpepu_&quot; &amp;LOWER( [.D275]) &amp; &quot; (display_index, short_name, name,  &quot; &amp; [.$D$1] &amp; &quot;) values (&quot;&quot;&quot; &amp; [.A275] &amp; &quot;&quot;&quot;, &quot;&quot;&quot; &amp; LOWER([.C275]) &amp; &quot;&quot;&quot;, &quot;&quot;&quot; &amp; [.C275] &amp; &quot;&quot;&quot;, &quot;&quot;&quot; &amp; [.$E$241] &amp; &quot;&quot;&quot;,&quot; &amp; [.$D$2]" office:value-type="string" office:string-value="insert into mpepu_mp003toiletfacility (display_index, short_name, name,   version, created, modified, user_created, user_modified, hostname_created, hostname_modified) values (&quot;20&quot;, &quot;private latrine for your house/compound &quot;, &quot;Private latrine for your house/compound &quot;, &quot;&quot;, now(), now(), 'cabel', 'cabel', '', '');&#10;GO">
            <text:p>insert into mpepu_mp003toiletfacility (display_index, short_name, name, <text:s text:c="2"/>version, created, modified, user_created, user_modified, hostname_created, hostname_modified) values ("20", "private latrine for your house/compound ", "Private latrine for your house/compound ", "", now(), now(), 'cabel', 'cabel', '', '');<text:line-break/>GO</text:p>
          </table:table-cell>
          <table:table-cell table:number-columns-repeated="1019"/>
        </table:table-row>
        <table:table-row table:style-name="ro6">
          <table:table-cell office:value-type="float" office:value="30">
            <text:p>30</text:p>
          </table:table-cell>
          <table:table-cell office:value-type="string">
            <text:p>shared_latrine</text:p>
          </table:table-cell>
          <table:table-cell table:style-name="ce4" office:value-type="string">
            <text:p>Shared latrine with other compounds </text:p>
          </table:table-cell>
          <table:table-cell table:style-name="ce7" office:value-type="string">
            <text:p>mp003toiletfacility</text:p>
          </table:table-cell>
          <table:table-cell table:formula="of:=&quot;insert into mpepu_&quot; &amp;LOWER( [.D276]) &amp; &quot; (display_index, short_name, name,  &quot; &amp; [.$D$1] &amp; &quot;) values (&quot;&quot;&quot; &amp; [.A276] &amp; &quot;&quot;&quot;, &quot;&quot;&quot; &amp; LOWER([.C276]) &amp; &quot;&quot;&quot;, &quot;&quot;&quot; &amp; [.C276] &amp; &quot;&quot;&quot;, &quot;&quot;&quot; &amp; [.$E$241] &amp; &quot;&quot;&quot;,&quot; &amp; [.$D$2]" office:value-type="string" office:string-value="insert into mpepu_mp003toiletfacility (display_index, short_name, name,   version, created, modified, user_created, user_modified, hostname_created, hostname_modified) values (&quot;30&quot;, &quot;shared latrine with other compounds &quot;, &quot;Shared latrine with other compounds &quot;, &quot;&quot;, now(), now(), 'cabel', 'cabel', '', '');&#10;GO">
            <text:p>insert into mpepu_mp003toiletfacility (display_index, short_name, name, <text:s text:c="2"/>version, created, modified, user_created, user_modified, hostname_created, hostname_modified) values ("30", "shared latrine with other compounds ", "Shared latrine with other compounds ", "", now(), now(), 'cabel', 'cabel', '', '');<text:line-break/>GO</text:p>
          </table:table-cell>
          <table:table-cell table:number-columns-repeated="1019"/>
        </table:table-row>
        <table:table-row table:style-name="ro2">
          <table:table-cell office:value-type="float" office:value="40">
            <text:p>40</text:p>
          </table:table-cell>
          <table:table-cell office:value-type="string">
            <text:p>no_latrine</text:p>
          </table:table-cell>
          <table:table-cell table:style-name="ce4" office:value-type="string">
            <text:p>No latrine facilities </text:p>
          </table:table-cell>
          <table:table-cell table:style-name="ce7" office:value-type="string">
            <text:p>mp003toiletfacility</text:p>
          </table:table-cell>
          <table:table-cell table:formula="of:=&quot;insert into mpepu_&quot; &amp;LOWER( [.D277]) &amp; &quot; (display_index, short_name, name,  &quot; &amp; [.$D$1] &amp; &quot;) values (&quot;&quot;&quot; &amp; [.A277] &amp; &quot;&quot;&quot;, &quot;&quot;&quot; &amp; LOWER([.C277]) &amp; &quot;&quot;&quot;, &quot;&quot;&quot; &amp; [.C277] &amp; &quot;&quot;&quot;, &quot;&quot;&quot; &amp; [.$E$241] &amp; &quot;&quot;&quot;,&quot; &amp; [.$D$2]" office:value-type="string" office:string-value="insert into mpepu_mp003toiletfacility (display_index, short_name, name,   version, created, modified, user_created, user_modified, hostname_created, hostname_modified) values (&quot;40&quot;, &quot;no latrine facilities &quot;, &quot;No latrine facilities &quot;, &quot;&quot;, now(), now(), 'cabel', 'cabel', '', '');&#10;GO">
            <text:p>insert into mpepu_mp003toiletfacility (display_index, short_name, name, <text:s text:c="2"/>version, created, modified, user_created, user_modified, hostname_created, hostname_modified) values ("40", "no latrine facilities ", "No latrine facilities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specify)</text:p>
          </table:table-cell>
          <table:table-cell table:style-name="ce7" office:value-type="string">
            <text:p>mp003toiletfacility</text:p>
          </table:table-cell>
          <table:table-cell table:formula="of:=&quot;insert into mpepu_&quot; &amp;LOWER( [.D278]) &amp; &quot; (display_index, short_name, name,  &quot; &amp; [.$D$1] &amp; &quot;) values (&quot;&quot;&quot; &amp; [.A278] &amp; &quot;&quot;&quot;, &quot;&quot;&quot; &amp; LOWER([.C278]) &amp; &quot;&quot;&quot;, &quot;&quot;&quot; &amp; [.C278] &amp; &quot;&quot;&quot;, &quot;&quot;&quot; &amp; [.$E$241] &amp; &quot;&quot;&quot;,&quot; &amp; [.$D$2]" office:value-type="string" office:string-value="insert into mpepu_mp003toiletfacility (display_index, short_name, name,   version, created, modified, user_created, user_modified, hostname_created, hostname_modified) values (&quot;99&quot;, &quot;other(specify)&quot;, &quot;Other(specify)&quot;, &quot;&quot;, now(), now(), 'cabel', 'cabel', '', '');&#10;GO">
            <text:p>insert into mpepu_mp003toiletfacility (display_index, short_name, name, <text:s text:c="2"/>version, created, modified, user_created, user_modified, hostname_created, hostname_modified) values ("99", "other(specify)", "Other(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3housetype</text:p>
          </table:table-cell>
          <table:table-cell table:number-columns-repeated="2"/>
          <table:table-cell table:formula="of:=&quot;drop table &quot; &amp; [.$D$3] &amp;&quot;_&quot; &amp; LOWER([.F281]) &amp;&quot;;&quot;" office:value-type="string" office:string-value="drop table mpepu_mp003housetype;">
            <text:p>drop table mpepu_mp003housetype;</text:p>
          </table:table-cell>
          <table:table-cell table:number-columns-repeated="1015"/>
        </table:table-row>
        <table:table-row table:style-name="ro6">
          <table:table-cell office:value-type="float" office:value="10">
            <text:p>10</text:p>
          </table:table-cell>
          <table:table-cell office:value-type="string">
            <text:p>formal</text:p>
          </table:table-cell>
          <table:table-cell table:style-name="ce4" office:value-type="string">
            <text:p>Formal:Tin-roofed, concrete walls </text:p>
          </table:table-cell>
          <table:table-cell table:style-name="ce7" office:value-type="string">
            <text:p>mp003housetype</text:p>
          </table:table-cell>
          <table:table-cell table:formula="of:=&quot;insert into mpepu_&quot; &amp;LOWER( [.D282]) &amp; &quot; (display_index, short_name, name,  &quot; &amp; [.$D$1] &amp; &quot;) values (&quot;&quot;&quot; &amp; [.A282] &amp; &quot;&quot;&quot;, &quot;&quot;&quot; &amp; LOWER([.C282]) &amp; &quot;&quot;&quot;, &quot;&quot;&quot; &amp; [.C282] &amp; &quot;&quot;&quot;, &quot;&quot;&quot; &amp; [.$E$241] &amp; &quot;&quot;&quot;,&quot; &amp; [.$D$2]" office:value-type="string" office:string-value="insert into mpepu_mp003housetype (display_index, short_name, name,   version, created, modified, user_created, user_modified, hostname_created, hostname_modified) values (&quot;10&quot;, &quot;formal:tin-roofed, concrete walls &quot;, &quot;Formal:Tin-roofed, concrete walls &quot;, &quot;&quot;, now(), now(), 'cabel', 'cabel', '', '');&#10;GO">
            <text:p>insert into mpepu_mp003housetype (display_index, short_name, name, <text:s text:c="2"/>version, created, modified, user_created, user_modified, hostname_created, hostname_modified) values ("10", "formal:tin-roofed, concrete walls ", "Formal:Tin-roofed, concrete walls ", "", now(), now(), 'cabel', 'cabel', '', '');<text:line-break/>GO</text:p>
          </table:table-cell>
          <table:table-cell table:number-columns-repeated="1019"/>
        </table:table-row>
        <table:table-row table:style-name="ro6">
          <table:table-cell office:value-type="float" office:value="20">
            <text:p>20</text:p>
          </table:table-cell>
          <table:table-cell office:value-type="string">
            <text:p>informal</text:p>
          </table:table-cell>
          <table:table-cell table:style-name="ce4" office:value-type="string">
            <text:p>Informal:Mud-walled or thatched </text:p>
          </table:table-cell>
          <table:table-cell table:style-name="ce7" office:value-type="string">
            <text:p>mp003housetype</text:p>
          </table:table-cell>
          <table:table-cell table:formula="of:=&quot;insert into mpepu_&quot; &amp;LOWER( [.D283]) &amp; &quot; (display_index, short_name, name,  &quot; &amp; [.$D$1] &amp; &quot;) values (&quot;&quot;&quot; &amp; [.A283] &amp; &quot;&quot;&quot;, &quot;&quot;&quot; &amp; LOWER([.C283]) &amp; &quot;&quot;&quot;, &quot;&quot;&quot; &amp; [.C283] &amp; &quot;&quot;&quot;, &quot;&quot;&quot; &amp; [.$E$241] &amp; &quot;&quot;&quot;,&quot; &amp; [.$D$2]" office:value-type="string" office:string-value="insert into mpepu_mp003housetype (display_index, short_name, name,   version, created, modified, user_created, user_modified, hostname_created, hostname_modified) values (&quot;20&quot;, &quot;informal:mud-walled or thatched &quot;, &quot;Informal:Mud-walled or thatched &quot;, &quot;&quot;, now(), now(), 'cabel', 'cabel', '', '');&#10;GO">
            <text:p>insert into mpepu_mp003housetype (display_index, short_name, name, <text:s text:c="2"/>version, created, modified, user_created, user_modified, hostname_created, hostname_modified) values ("20", "informal:mud-walled or thatched ", "Informal:Mud-walled or thatched ", "", now(), now(), 'cabel', 'cabel', '', '');<text:line-break/>GO</text:p>
          </table:table-cell>
          <table:table-cell table:number-columns-repeated="1019"/>
        </table:table-row>
        <table:table-row table:style-name="ro2">
          <table:table-cell office:value-type="float" office:value="30">
            <text:p>30</text:p>
          </table:table-cell>
          <table:table-cell office:value-type="string">
            <text:p>mixed</text:p>
          </table:table-cell>
          <table:table-cell table:style-name="ce4" office:value-type="string">
            <text:p>Mixed formal/informal </text:p>
          </table:table-cell>
          <table:table-cell table:style-name="ce7" office:value-type="string">
            <text:p>mp003housetype</text:p>
          </table:table-cell>
          <table:table-cell table:formula="of:=&quot;insert into mpepu_&quot; &amp;LOWER( [.D284]) &amp; &quot; (display_index, short_name, name,  &quot; &amp; [.$D$1] &amp; &quot;) values (&quot;&quot;&quot; &amp; [.A284] &amp; &quot;&quot;&quot;, &quot;&quot;&quot; &amp; LOWER([.C284]) &amp; &quot;&quot;&quot;, &quot;&quot;&quot; &amp; [.C284] &amp; &quot;&quot;&quot;, &quot;&quot;&quot; &amp; [.$E$241] &amp; &quot;&quot;&quot;,&quot; &amp; [.$D$2]" office:value-type="string" office:string-value="insert into mpepu_mp003housetype (display_index, short_name, name,   version, created, modified, user_created, user_modified, hostname_created, hostname_modified) values (&quot;30&quot;, &quot;mixed formal/informal &quot;, &quot;Mixed formal/informal &quot;, &quot;&quot;, now(), now(), 'cabel', 'cabel', '', '');&#10;GO">
            <text:p>insert into mpepu_mp003housetype (display_index, short_name, name, <text:s text:c="2"/>version, created, modified, user_created, user_modified, hostname_created, hostname_modified) values ("30", "mixed formal/informal ", "Mixed formal/informal ", "", now(), now(), 'cabel', 'cabel', '', '');<text:line-break/>GO</text:p>
          </table:table-cell>
          <table:table-cell table:number-columns-repeated="1019"/>
        </table:table-row>
        <table:table-row table:style-name="ro2">
          <table:table-cell office:value-type="float" office:value="40">
            <text:p>40</text:p>
          </table:table-cell>
          <table:table-cell office:value-type="string">
            <text:p>shack</text:p>
          </table:table-cell>
          <table:table-cell table:style-name="ce4" office:value-type="string">
            <text:p>shack or mokhukhu</text:p>
          </table:table-cell>
          <table:table-cell table:style-name="ce7" office:value-type="string">
            <text:p>mp003housetype</text:p>
          </table:table-cell>
          <table:table-cell table:formula="of:=&quot;insert into mpepu_&quot; &amp;LOWER( [.D285]) &amp; &quot; (display_index, short_name, name,  &quot; &amp; [.$D$1] &amp; &quot;) values (&quot;&quot;&quot; &amp; [.A285] &amp; &quot;&quot;&quot;, &quot;&quot;&quot; &amp; LOWER([.C285]) &amp; &quot;&quot;&quot;, &quot;&quot;&quot; &amp; [.C285] &amp; &quot;&quot;&quot;, &quot;&quot;&quot; &amp; [.$E$241] &amp; &quot;&quot;&quot;,&quot; &amp; [.$D$2]" office:value-type="string" office:string-value="insert into mpepu_mp003housetype (display_index, short_name, name,   version, created, modified, user_created, user_modified, hostname_created, hostname_modified) values (&quot;40&quot;, &quot;shack or mokhukhu&quot;, &quot;shack or mokhukhu&quot;, &quot;&quot;, now(), now(), 'cabel', 'cabel', '', '');&#10;GO">
            <text:p>insert into mpepu_mp003housetype (display_index, short_name, name, <text:s text:c="2"/>version, created, modified, user_created, user_modified, hostname_created, hostname_modified) values ("40", "shack or mokhukhu", "shack or mokhukhu",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3knowhivstat</text:p>
          </table:table-cell>
          <table:table-cell table:number-columns-repeated="2"/>
          <table:table-cell table:formula="of:=&quot;drop table &quot; &amp; [.$D$3] &amp;&quot;_&quot; &amp; LOWER([.F288]) &amp;&quot;;&quot;" office:value-type="string" office:string-value="drop table mpepu_mp003knowhivstat;">
            <text:p>drop table mpepu_mp003knowhivstat;</text:p>
          </table:table-cell>
          <table:table-cell table:number-columns-repeated="1015"/>
        </table:table-row>
        <table:table-row table:style-name="ro2">
          <table:table-cell office:value-type="float" office:value="10">
            <text:p>10</text:p>
          </table:table-cell>
          <table:table-cell office:value-type="string">
            <text:p>nobody</text:p>
          </table:table-cell>
          <table:table-cell table:style-name="ce4" office:value-type="string">
            <text:p>Nobody </text:p>
          </table:table-cell>
          <table:table-cell table:style-name="ce7" office:value-type="string">
            <text:p>mp003knowhivstat</text:p>
          </table:table-cell>
          <table:table-cell table:formula="of:=&quot;insert into mpepu_&quot; &amp;LOWER( [.D289]) &amp; &quot; (display_index, short_name, name,  &quot; &amp; [.$D$1] &amp; &quot;) values (&quot;&quot;&quot; &amp; [.A289] &amp; &quot;&quot;&quot;, &quot;&quot;&quot; &amp; LOWER([.C289]) &amp; &quot;&quot;&quot;, &quot;&quot;&quot; &amp; [.C289] &amp; &quot;&quot;&quot;, &quot;&quot;&quot; &amp; [.$E$241] &amp; &quot;&quot;&quot;,&quot; &amp; [.$D$2]" office:value-type="string" office:string-value="insert into mpepu_mp003knowhivstat (display_index, short_name, name,   version, created, modified, user_created, user_modified, hostname_created, hostname_modified) values (&quot;10&quot;, &quot;nobody &quot;, &quot;Nobody &quot;, &quot;&quot;, now(), now(), 'cabel', 'cabel', '', '');&#10;GO">
            <text:p>insert into mpepu_mp003knowhivstat (display_index, short_name, name, <text:s text:c="2"/>version, created, modified, user_created, user_modified, hostname_created, hostname_modified) values ("10", "nobody ", "Nobody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1_person </text:p>
          </table:table-cell>
          <table:table-cell table:style-name="ce4" office:value-type="string">
            <text:p>1 person </text:p>
          </table:table-cell>
          <table:table-cell table:style-name="ce7" office:value-type="string">
            <text:p>mp003knowhivstat</text:p>
          </table:table-cell>
          <table:table-cell table:formula="of:=&quot;insert into mpepu_&quot; &amp;LOWER( [.D290]) &amp; &quot; (display_index, short_name, name,  &quot; &amp; [.$D$1] &amp; &quot;) values (&quot;&quot;&quot; &amp; [.A290] &amp; &quot;&quot;&quot;, &quot;&quot;&quot; &amp; LOWER([.C290]) &amp; &quot;&quot;&quot;, &quot;&quot;&quot; &amp; [.C290] &amp; &quot;&quot;&quot;, &quot;&quot;&quot; &amp; [.$E$241] &amp; &quot;&quot;&quot;,&quot; &amp; [.$D$2]" office:value-type="string" office:string-value="insert into mpepu_mp003knowhivstat (display_index, short_name, name,   version, created, modified, user_created, user_modified, hostname_created, hostname_modified) values (&quot;20&quot;, &quot;1 person &quot;, &quot;1 person &quot;, &quot;&quot;, now(), now(), 'cabel', 'cabel', '', '');&#10;GO">
            <text:p>insert into mpepu_mp003knowhivstat (display_index, short_name, name, <text:s text:c="2"/>version, created, modified, user_created, user_modified, hostname_created, hostname_modified) values ("20", "1 person ", "1 person ", "", now(), now(), 'cabel', 'cabel', '', '');<text:line-break/>GO</text:p>
          </table:table-cell>
          <table:table-cell table:number-columns-repeated="1019"/>
        </table:table-row>
        <table:table-row table:style-name="ro2">
          <table:table-cell office:value-type="float" office:value="30">
            <text:p>30</text:p>
          </table:table-cell>
          <table:table-cell office:value-type="string">
            <text:p>2_to_5</text:p>
          </table:table-cell>
          <table:table-cell table:style-name="ce4" office:value-type="string">
            <text:p>2 to 5 people </text:p>
          </table:table-cell>
          <table:table-cell table:style-name="ce7" office:value-type="string">
            <text:p>mp003knowhivstat</text:p>
          </table:table-cell>
          <table:table-cell table:formula="of:=&quot;insert into mpepu_&quot; &amp;LOWER( [.D291]) &amp; &quot; (display_index, short_name, name,  &quot; &amp; [.$D$1] &amp; &quot;) values (&quot;&quot;&quot; &amp; [.A291] &amp; &quot;&quot;&quot;, &quot;&quot;&quot; &amp; LOWER([.C291]) &amp; &quot;&quot;&quot;, &quot;&quot;&quot; &amp; [.C291] &amp; &quot;&quot;&quot;, &quot;&quot;&quot; &amp; [.$E$241] &amp; &quot;&quot;&quot;,&quot; &amp; [.$D$2]" office:value-type="string" office:string-value="insert into mpepu_mp003knowhivstat (display_index, short_name, name,   version, created, modified, user_created, user_modified, hostname_created, hostname_modified) values (&quot;30&quot;, &quot;2 to 5 people &quot;, &quot;2 to 5 people &quot;, &quot;&quot;, now(), now(), 'cabel', 'cabel', '', '');&#10;GO">
            <text:p>insert into mpepu_mp003knowhivstat (display_index, short_name, name, <text:s text:c="2"/>version, created, modified, user_created, user_modified, hostname_created, hostname_modified) values ("30", "2 to 5 people ", "2 to 5 people ", "", now(), now(), 'cabel', 'cabel', '', '');<text:line-break/>GO</text:p>
          </table:table-cell>
          <table:table-cell table:number-columns-repeated="1019"/>
        </table:table-row>
        <table:table-row table:style-name="ro2">
          <table:table-cell office:value-type="float" office:value="40">
            <text:p>40</text:p>
          </table:table-cell>
          <table:table-cell office:value-type="string">
            <text:p>6_to_10</text:p>
          </table:table-cell>
          <table:table-cell table:style-name="ce4" office:value-type="string">
            <text:p>6 to 10 people </text:p>
          </table:table-cell>
          <table:table-cell table:style-name="ce7" office:value-type="string">
            <text:p>mp003knowhivstat</text:p>
          </table:table-cell>
          <table:table-cell table:formula="of:=&quot;insert into mpepu_&quot; &amp;LOWER( [.D292]) &amp; &quot; (display_index, short_name, name,  &quot; &amp; [.$D$1] &amp; &quot;) values (&quot;&quot;&quot; &amp; [.A292] &amp; &quot;&quot;&quot;, &quot;&quot;&quot; &amp; LOWER([.C292]) &amp; &quot;&quot;&quot;, &quot;&quot;&quot; &amp; [.C292] &amp; &quot;&quot;&quot;, &quot;&quot;&quot; &amp; [.$E$241] &amp; &quot;&quot;&quot;,&quot; &amp; [.$D$2]" office:value-type="string" office:string-value="insert into mpepu_mp003knowhivstat (display_index, short_name, name,   version, created, modified, user_created, user_modified, hostname_created, hostname_modified) values (&quot;40&quot;, &quot;6 to 10 people &quot;, &quot;6 to 10 people &quot;, &quot;&quot;, now(), now(), 'cabel', 'cabel', '', '');&#10;GO">
            <text:p>insert into mpepu_mp003knowhivstat (display_index, short_name, name, <text:s text:c="2"/>version, created, modified, user_created, user_modified, hostname_created, hostname_modified) values ("40", "6 to 10 people ", "6 to 10 people ", "", now(), now(), 'cabel', 'cabel', '', '');<text:line-break/>GO</text:p>
          </table:table-cell>
          <table:table-cell table:number-columns-repeated="1019"/>
        </table:table-row>
        <table:table-row table:style-name="ro2">
          <table:table-cell office:value-type="float" office:value="50">
            <text:p>50</text:p>
          </table:table-cell>
          <table:table-cell office:value-type="string">
            <text:p>more_than_10</text:p>
          </table:table-cell>
          <table:table-cell table:style-name="ce4" office:value-type="string">
            <text:p>more than 10 people </text:p>
          </table:table-cell>
          <table:table-cell table:style-name="ce7" office:value-type="string">
            <text:p>mp003knowhivstat</text:p>
          </table:table-cell>
          <table:table-cell table:formula="of:=&quot;insert into mpepu_&quot; &amp;LOWER( [.D293]) &amp; &quot; (display_index, short_name, name,  &quot; &amp; [.$D$1] &amp; &quot;) values (&quot;&quot;&quot; &amp; [.A293] &amp; &quot;&quot;&quot;, &quot;&quot;&quot; &amp; LOWER([.C293]) &amp; &quot;&quot;&quot;, &quot;&quot;&quot; &amp; [.C293] &amp; &quot;&quot;&quot;, &quot;&quot;&quot; &amp; [.$E$241] &amp; &quot;&quot;&quot;,&quot; &amp; [.$D$2]" office:value-type="string" office:string-value="insert into mpepu_mp003knowhivstat (display_index, short_name, name,   version, created, modified, user_created, user_modified, hostname_created, hostname_modified) values (&quot;50&quot;, &quot;more than 10 people &quot;, &quot;more than 10 people &quot;, &quot;&quot;, now(), now(), 'cabel', 'cabel', '', '');&#10;GO">
            <text:p>insert into mpepu_mp003knowhivstat (display_index, short_name, name, <text:s text:c="2"/>version, created, modified, user_created, user_modified, hostname_created, hostname_modified) values ("50", "more than 10 people ", "more than 10 people ", "", now(), now(), 'cabel', 'cabel', '', '');<text:line-break/>GO</text:p>
          </table:table-cell>
          <table:table-cell table:number-columns-repeated="1019"/>
        </table:table-row>
        <table:table-row table:style-name="ro2">
          <table:table-cell office:value-type="float" office:value="60">
            <text:p>60</text:p>
          </table:table-cell>
          <table:table-cell office:value-type="string">
            <text:p>dont_know</text:p>
          </table:table-cell>
          <table:table-cell table:style-name="ce4" office:value-type="string">
            <text:p>I don't know </text:p>
          </table:table-cell>
          <table:table-cell table:style-name="ce7" office:value-type="string">
            <text:p>mp003knowhivstat</text:p>
          </table:table-cell>
          <table:table-cell table:formula="of:=&quot;insert into mpepu_&quot; &amp;LOWER( [.D294]) &amp; &quot; (display_index, short_name, name,  &quot; &amp; [.$D$1] &amp; &quot;) values (&quot;&quot;&quot; &amp; [.A294] &amp; &quot;&quot;&quot;, &quot;&quot;&quot; &amp; LOWER([.C294]) &amp; &quot;&quot;&quot;, &quot;&quot;&quot; &amp; [.C294] &amp; &quot;&quot;&quot;, &quot;&quot;&quot; &amp; [.$E$241] &amp; &quot;&quot;&quot;,&quot; &amp; [.$D$2]" office:value-type="string" office:string-value="insert into mpepu_mp003knowhivstat (display_index, short_name, name,   version, created, modified, user_created, user_modified, hostname_created, hostname_modified) values (&quot;60&quot;, &quot;i don't know &quot;, &quot;I don't know &quot;, &quot;&quot;, now(), now(), 'cabel', 'cabel', '', '');&#10;GO">
            <text:p>insert into mpepu_mp003knowhivstat (display_index, short_name, name, <text:s text:c="2"/>version, created, modified, user_created, user_modified, hostname_created, hostname_modified) values ("60", "i don't know ", "I don't know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3conditions</text:p>
          </table:table-cell>
          <table:table-cell table:number-columns-repeated="2"/>
          <table:table-cell table:formula="of:=&quot;drop table &quot; &amp; [.$D$3] &amp;&quot;_&quot; &amp; LOWER([.F297]) &amp;&quot;;&quot;" office:value-type="string" office:string-value="drop table mpepu_mp003conditions;">
            <text:p>drop table mpepu_mp003conditions;</text:p>
          </table:table-cell>
          <table:table-cell table:number-columns-repeated="1015"/>
        </table:table-row>
        <table:table-row table:style-name="ro2">
          <table:table-cell office:value-type="float" office:value="10">
            <text:p>10</text:p>
          </table:table-cell>
          <table:table-cell office:value-type="string">
            <text:p>hypertension</text:p>
          </table:table-cell>
          <table:table-cell table:style-name="ce4" office:value-type="string">
            <text:p>Chronic Hypertension </text:p>
          </table:table-cell>
          <table:table-cell table:style-name="ce7" office:value-type="string">
            <text:p>mp003conditions</text:p>
          </table:table-cell>
          <table:table-cell table:formula="of:=&quot;insert into mpepu_&quot; &amp;LOWER( [.D298]) &amp; &quot; (display_index, short_name, name,  &quot; &amp; [.$D$1] &amp; &quot;) values (&quot;&quot;&quot; &amp; [.A298] &amp; &quot;&quot;&quot;, &quot;&quot;&quot; &amp; LOWER([.C298]) &amp; &quot;&quot;&quot;, &quot;&quot;&quot; &amp; [.C298] &amp; &quot;&quot;&quot;, &quot;&quot;&quot; &amp; [.$E$241] &amp; &quot;&quot;&quot;,&quot; &amp; [.$D$2]" office:value-type="string" office:string-value="insert into mpepu_mp003conditions (display_index, short_name, name,   version, created, modified, user_created, user_modified, hostname_created, hostname_modified) values (&quot;10&quot;, &quot;chronic hypertension &quot;, &quot;Chronic Hypertension &quot;, &quot;&quot;, now(), now(), 'cabel', 'cabel', '', '');&#10;GO">
            <text:p>insert into mpepu_mp003conditions (display_index, short_name, name, <text:s text:c="2"/>version, created, modified, user_created, user_modified, hostname_created, hostname_modified) values ("10", "chronic hypertension ", "Chronic Hypertension ", "", now(), now(), 'cabel', 'cabel', '', '');<text:line-break/>GO</text:p>
          </table:table-cell>
          <table:table-cell table:number-columns-repeated="1019"/>
        </table:table-row>
        <table:table-row table:style-name="ro2">
          <table:table-cell office:value-type="float" office:value="20">
            <text:p>20</text:p>
          </table:table-cell>
          <table:table-cell office:value-type="string">
            <text:p>diabetes</text:p>
          </table:table-cell>
          <table:table-cell table:style-name="ce4" office:value-type="string">
            <text:p>Chronic Diabetes </text:p>
          </table:table-cell>
          <table:table-cell table:style-name="ce7" office:value-type="string">
            <text:p>mp003conditions</text:p>
          </table:table-cell>
          <table:table-cell table:formula="of:=&quot;insert into mpepu_&quot; &amp;LOWER( [.D299]) &amp; &quot; (display_index, short_name, name,  &quot; &amp; [.$D$1] &amp; &quot;) values (&quot;&quot;&quot; &amp; [.A299] &amp; &quot;&quot;&quot;, &quot;&quot;&quot; &amp; LOWER([.C299]) &amp; &quot;&quot;&quot;, &quot;&quot;&quot; &amp; [.C299] &amp; &quot;&quot;&quot;, &quot;&quot;&quot; &amp; [.$E$241] &amp; &quot;&quot;&quot;,&quot; &amp; [.$D$2]" office:value-type="string" office:string-value="insert into mpepu_mp003conditions (display_index, short_name, name,   version, created, modified, user_created, user_modified, hostname_created, hostname_modified) values (&quot;20&quot;, &quot;chronic diabetes &quot;, &quot;Chronic Diabetes &quot;, &quot;&quot;, now(), now(), 'cabel', 'cabel', '', '');&#10;GO">
            <text:p>insert into mpepu_mp003conditions (display_index, short_name, name, <text:s text:c="2"/>version, created, modified, user_created, user_modified, hostname_created, hostname_modified) values ("20", "chronic diabetes ", "Chronic Diabetes ", "", now(), now(), 'cabel', 'cabel', '', '');<text:line-break/>GO</text:p>
          </table:table-cell>
          <table:table-cell table:number-columns-repeated="1019"/>
        </table:table-row>
        <table:table-row table:style-name="ro2">
          <table:table-cell office:value-type="float" office:value="30">
            <text:p>30</text:p>
          </table:table-cell>
          <table:table-cell office:value-type="string">
            <text:p>asthma</text:p>
          </table:table-cell>
          <table:table-cell table:style-name="ce4" office:value-type="string">
            <text:p>Asthma </text:p>
          </table:table-cell>
          <table:table-cell table:style-name="ce7" office:value-type="string">
            <text:p>mp003conditions</text:p>
          </table:table-cell>
          <table:table-cell table:formula="of:=&quot;insert into mpepu_&quot; &amp;LOWER( [.D300]) &amp; &quot; (display_index, short_name, name,  &quot; &amp; [.$D$1] &amp; &quot;) values (&quot;&quot;&quot; &amp; [.A300] &amp; &quot;&quot;&quot;, &quot;&quot;&quot; &amp; LOWER([.C300]) &amp; &quot;&quot;&quot;, &quot;&quot;&quot; &amp; [.C300] &amp; &quot;&quot;&quot;, &quot;&quot;&quot; &amp; [.$E$241] &amp; &quot;&quot;&quot;,&quot; &amp; [.$D$2]" office:value-type="string" office:string-value="insert into mpepu_mp003conditions (display_index, short_name, name,   version, created, modified, user_created, user_modified, hostname_created, hostname_modified) values (&quot;30&quot;, &quot;asthma &quot;, &quot;Asthma &quot;, &quot;&quot;, now(), now(), 'cabel', 'cabel', '', '');&#10;GO">
            <text:p>insert into mpepu_mp003conditions (display_index, short_name, name, <text:s text:c="2"/>version, created, modified, user_created, user_modified, hostname_created, hostname_modified) values ("30", "asthma ", "Asthma ", "", now(), now(), 'cabel', 'cabel', '', '');<text:line-break/>GO</text:p>
          </table:table-cell>
          <table:table-cell table:number-columns-repeated="1019"/>
        </table:table-row>
        <table:table-row table:style-name="ro2">
          <table:table-cell office:value-type="float" office:value="40">
            <text:p>40</text:p>
          </table:table-cell>
          <table:table-cell office:value-type="string">
            <text:p>depression</text:p>
          </table:table-cell>
          <table:table-cell table:style-name="ce4" office:value-type="string">
            <text:p>Depression</text:p>
          </table:table-cell>
          <table:table-cell table:style-name="ce7" office:value-type="string">
            <text:p>mp003conditions</text:p>
          </table:table-cell>
          <table:table-cell table:formula="of:=&quot;insert into mpepu_&quot; &amp;LOWER( [.D301]) &amp; &quot; (display_index, short_name, name,  &quot; &amp; [.$D$1] &amp; &quot;) values (&quot;&quot;&quot; &amp; [.A301] &amp; &quot;&quot;&quot;, &quot;&quot;&quot; &amp; LOWER([.C301]) &amp; &quot;&quot;&quot;, &quot;&quot;&quot; &amp; [.C301] &amp; &quot;&quot;&quot;, &quot;&quot;&quot; &amp; [.$E$241] &amp; &quot;&quot;&quot;,&quot; &amp; [.$D$2]" office:value-type="string" office:string-value="insert into mpepu_mp003conditions (display_index, short_name, name,   version, created, modified, user_created, user_modified, hostname_created, hostname_modified) values (&quot;40&quot;, &quot;depression&quot;, &quot;Depression&quot;, &quot;&quot;, now(), now(), 'cabel', 'cabel', '', '');&#10;GO">
            <text:p>insert into mpepu_mp003conditions (display_index, short_name, name, <text:s text:c="2"/>version, created, modified, user_created, user_modified, hostname_created, hostname_modified) values ("40", "depression", "Depression", "", now(), now(), 'cabel', 'cabel', '', '');<text:line-break/>GO</text:p>
          </table:table-cell>
          <table:table-cell table:number-columns-repeated="1019"/>
        </table:table-row>
        <table:table-row table:style-name="ro5">
          <table:table-cell office:value-type="float" office:value="50">
            <text:p>50</text:p>
          </table:table-cell>
          <table:table-cell office:value-type="string">
            <text:p>hepb_positive</text:p>
          </table:table-cell>
          <table:table-cell table:style-name="ce4" office:value-type="string">
            <text:p>Chronic Hepatits Diagnosed prior to this pregnancy: Hepatitis B surface antigen positive</text:p>
          </table:table-cell>
          <table:table-cell table:style-name="ce7" office:value-type="string">
            <text:p>mp003conditions</text:p>
          </table:table-cell>
          <table:table-cell table:formula="of:=&quot;insert into mpepu_&quot; &amp;LOWER( [.D302]) &amp; &quot; (display_index, short_name, name,  &quot; &amp; [.$D$1] &amp; &quot;) values (&quot;&quot;&quot; &amp; [.A302] &amp; &quot;&quot;&quot;, &quot;&quot;&quot; &amp; LOWER([.C302]) &amp; &quot;&quot;&quot;, &quot;&quot;&quot; &amp; [.C302] &amp; &quot;&quot;&quot;, &quot;&quot;&quot; &amp; [.$E$241] &amp; &quot;&quot;&quot;,&quot; &amp; [.$D$2]" office:value-type="string" office:string-value="insert into mpepu_mp003conditions (display_index, short_name, name,   version, created, modified, user_created, user_modified, hostname_created, hostname_modified) values (&quot;50&quot;, &quot;chronic hepatits diagnosed prior to this pregnancy: hepatitis b surface antigen positive&quot;, &quot;Chronic Hepatits Diagnosed prior to this pregnancy: Hepatitis B surface antigen positive&quot;, &quot;&quot;, now(), now(), 'cabel', 'cabel', '', '');&#10;GO">
            <text:p>insert into mpepu_mp003conditions (display_index, short_name, name, <text:s text:c="2"/>version, created, modified, user_created, user_modified, hostname_created, hostname_modified) values ("50", "chronic hepatits diagnosed prior to this pregnancy: hepatitis b surface antigen positive", "Chronic Hepatits Diagnosed prior to this pregnancy: Hepatitis B surface antigen positive", "", now(), now(), 'cabel', 'cabel', '', '');<text:line-break/>GO</text:p>
          </table:table-cell>
          <table:table-cell table:number-columns-repeated="1019"/>
        </table:table-row>
        <table:table-row table:style-name="ro8">
          <table:table-cell office:value-type="float" office:value="60">
            <text:p>60</text:p>
          </table:table-cell>
          <table:table-cell office:value-type="string">
            <text:p>hepb_carrier</text:p>
          </table:table-cell>
          <table:table-cell table:style-name="ce4" office:value-type="string">
            <text:p>Chronic Hepatits Diagnosed prior to this pregnancy: Chronic Hep B carrier </text:p>
          </table:table-cell>
          <table:table-cell table:style-name="ce7" office:value-type="string">
            <text:p>mp003conditions</text:p>
          </table:table-cell>
          <table:table-cell table:formula="of:=&quot;insert into mpepu_&quot; &amp;LOWER( [.D303]) &amp; &quot; (display_index, short_name, name,  &quot; &amp; [.$D$1] &amp; &quot;) values (&quot;&quot;&quot; &amp; [.A303] &amp; &quot;&quot;&quot;, &quot;&quot;&quot; &amp; LOWER([.C303]) &amp; &quot;&quot;&quot;, &quot;&quot;&quot; &amp; [.C303] &amp; &quot;&quot;&quot;, &quot;&quot;&quot; &amp; [.$E$241] &amp; &quot;&quot;&quot;,&quot; &amp; [.$D$2]" office:value-type="string" office:string-value="insert into mpepu_mp003conditions (display_index, short_name, name,   version, created, modified, user_created, user_modified, hostname_created, hostname_modified) values (&quot;60&quot;, &quot;chronic hepatits diagnosed prior to this pregnancy: chronic hep b carrier &quot;, &quot;Chronic Hepatits Diagnosed prior to this pregnancy: Chronic Hep B carrier &quot;, &quot;&quot;, now(), now(), 'cabel', 'cabel', '', '');&#10;GO">
            <text:p>insert into mpepu_mp003conditions (display_index, short_name, name, <text:s text:c="2"/>version, created, modified, user_created, user_modified, hostname_created, hostname_modified) values ("60", "chronic hepatits diagnosed prior to this pregnancy: chronic hep b carrier ", "Chronic Hepatits Diagnosed prior to this pregnancy: Chronic Hep B carrier ", "", now(), now(), 'cabel', 'cabel', '', '');<text:line-break/>GO</text:p>
          </table:table-cell>
          <table:table-cell table:number-columns-repeated="1019"/>
        </table:table-row>
        <table:table-row table:style-name="ro7">
          <table:table-cell office:value-type="float" office:value="70">
            <text:p>70</text:p>
          </table:table-cell>
          <table:table-cell office:value-type="string">
            <text:p>hep_c</text:p>
          </table:table-cell>
          <table:table-cell table:style-name="ce4" office:value-type="string">
            <text:p>Chronic Hepatits Diagnosed prior to this pregnancy: Hepatitis C</text:p>
          </table:table-cell>
          <table:table-cell table:style-name="ce7" office:value-type="string">
            <text:p>mp003conditions</text:p>
          </table:table-cell>
          <table:table-cell table:formula="of:=&quot;insert into mpepu_&quot; &amp;LOWER( [.D304]) &amp; &quot; (display_index, short_name, name,  &quot; &amp; [.$D$1] &amp; &quot;) values (&quot;&quot;&quot; &amp; [.A304] &amp; &quot;&quot;&quot;, &quot;&quot;&quot; &amp; LOWER([.C304]) &amp; &quot;&quot;&quot;, &quot;&quot;&quot; &amp; [.C304] &amp; &quot;&quot;&quot;, &quot;&quot;&quot; &amp; [.$E$241] &amp; &quot;&quot;&quot;,&quot; &amp; [.$D$2]" office:value-type="string" office:string-value="insert into mpepu_mp003conditions (display_index, short_name, name,   version, created, modified, user_created, user_modified, hostname_created, hostname_modified) values (&quot;70&quot;, &quot;chronic hepatits diagnosed prior to this pregnancy: hepatitis c&quot;, &quot;Chronic Hepatits Diagnosed prior to this pregnancy: Hepatitis C&quot;, &quot;&quot;, now(), now(), 'cabel', 'cabel', '', '');&#10;GO">
            <text:p>insert into mpepu_mp003conditions (display_index, short_name, name, <text:s text:c="2"/>version, created, modified, user_created, user_modified, hostname_created, hostname_modified) values ("70", "chronic hepatits diagnosed prior to this pregnancy: hepatitis c", "Chronic Hepatits Diagnosed prior to this pregnancy: Hepatitis C", "", now(), now(), 'cabel', 'cabel', '', '');<text:line-break/>GO</text:p>
          </table:table-cell>
          <table:table-cell table:number-columns-repeated="1019"/>
        </table:table-row>
        <table:table-row table:style-name="ro7">
          <table:table-cell office:value-type="float" office:value="80">
            <text:p>80</text:p>
          </table:table-cell>
          <table:table-cell office:value-type="string">
            <text:p>other_unknown</text:p>
          </table:table-cell>
          <table:table-cell table:style-name="ce4" office:value-type="string">
            <text:p>Chronic Hepatits Diagnosed prior to this pregnancy: Other/Unknown </text:p>
          </table:table-cell>
          <table:table-cell table:style-name="ce7" office:value-type="string">
            <text:p>mp003conditions</text:p>
          </table:table-cell>
          <table:table-cell table:formula="of:=&quot;insert into mpepu_&quot; &amp;LOWER( [.D305]) &amp; &quot; (display_index, short_name, name,  &quot; &amp; [.$D$1] &amp; &quot;) values (&quot;&quot;&quot; &amp; [.A305] &amp; &quot;&quot;&quot;, &quot;&quot;&quot; &amp; LOWER([.C305]) &amp; &quot;&quot;&quot;, &quot;&quot;&quot; &amp; [.C305] &amp; &quot;&quot;&quot;, &quot;&quot;&quot; &amp; [.$E$241] &amp; &quot;&quot;&quot;,&quot; &amp; [.$D$2]" office:value-type="string" office:string-value="insert into mpepu_mp003conditions (display_index, short_name, name,   version, created, modified, user_created, user_modified, hostname_created, hostname_modified) values (&quot;80&quot;, &quot;chronic hepatits diagnosed prior to this pregnancy: other/unknown &quot;, &quot;Chronic Hepatits Diagnosed prior to this pregnancy: Other/Unknown &quot;, &quot;&quot;, now(), now(), 'cabel', 'cabel', '', '');&#10;GO">
            <text:p>insert into mpepu_mp003conditions (display_index, short_name, name, <text:s text:c="2"/>version, created, modified, user_created, user_modified, hostname_created, hostname_modified) values ("80", "chronic hepatits diagnosed prior to this pregnancy: other/unknown ", "Chronic Hepatits Diagnosed prior to this pregnancy: Other/Unknown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specify)</text:p>
          </table:table-cell>
          <table:table-cell table:style-name="ce7" office:value-type="string">
            <text:p>mp003conditions</text:p>
          </table:table-cell>
          <table:table-cell table:formula="of:=&quot;insert into mpepu_&quot; &amp;LOWER( [.D306]) &amp; &quot; (display_index, short_name, name,  &quot; &amp; [.$D$1] &amp; &quot;) values (&quot;&quot;&quot; &amp; [.A306] &amp; &quot;&quot;&quot;, &quot;&quot;&quot; &amp; LOWER([.C306]) &amp; &quot;&quot;&quot;, &quot;&quot;&quot; &amp; [.C306] &amp; &quot;&quot;&quot;, &quot;&quot;&quot; &amp; [.$E$241] &amp; &quot;&quot;&quot;,&quot; &amp; [.$D$2]" office:value-type="string" office:string-value="insert into mpepu_mp003conditions (display_index, short_name, name,   version, created, modified, user_created, user_modified, hostname_created, hostname_modified) values (&quot;99&quot;, &quot;other (specify)&quot;, &quot;Other (specify)&quot;, &quot;&quot;, now(), now(), 'cabel', 'cabel', '', '');&#10;GO">
            <text:p>insert into mpepu_mp003conditions (display_index, short_name, name, <text:s text:c="2"/>version, created, modified, user_created, user_modified, hostname_created, hostname_modified) values ("99", "other (specify)", "Other (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3recruitsource</text:p>
          </table:table-cell>
          <table:table-cell table:number-columns-repeated="2"/>
          <table:table-cell table:formula="of:=&quot;drop table &quot; &amp; [.$D$3] &amp;&quot;_&quot; &amp; LOWER([.F309]) &amp;&quot;;&quot;" office:value-type="string" office:string-value="drop table mpepu_mp003recruitsource;">
            <text:p>drop table mpepu_mp003recruitsource;</text:p>
          </table:table-cell>
          <table:table-cell table:number-columns-repeated="1015"/>
        </table:table-row>
        <table:table-row table:style-name="ro6">
          <table:table-cell office:value-type="float" office:value="10">
            <text:p>10</text:p>
          </table:table-cell>
          <table:table-cell office:value-type="string">
            <text:p>poster</text:p>
          </table:table-cell>
          <table:table-cell table:style-name="ce4" office:value-type="string">
            <text:p>Recruitment poster/pamphlet at ANC </text:p>
          </table:table-cell>
          <table:table-cell table:style-name="ce7" office:value-type="string">
            <text:p>mp003recruitsource</text:p>
          </table:table-cell>
          <table:table-cell table:formula="of:=&quot;insert into mpepu_&quot; &amp;LOWER( [.D310]) &amp; &quot; (display_index, short_name, name,  &quot; &amp; [.$D$1] &amp; &quot;) values (&quot;&quot;&quot; &amp; [.A310] &amp; &quot;&quot;&quot;, &quot;&quot;&quot; &amp; LOWER([.C310]) &amp; &quot;&quot;&quot;, &quot;&quot;&quot; &amp; [.C310] &amp; &quot;&quot;&quot;, &quot;&quot;&quot; &amp; [.$E$241] &amp; &quot;&quot;&quot;,&quot; &amp; [.$D$2]" office:value-type="string" office:string-value="insert into mpepu_mp003recruitsource (display_index, short_name, name,   version, created, modified, user_created, user_modified, hostname_created, hostname_modified) values (&quot;10&quot;, &quot;recruitment poster/pamphlet at anc &quot;, &quot;Recruitment poster/pamphlet at ANC &quot;, &quot;&quot;, now(), now(), 'cabel', 'cabel', '', '');&#10;GO">
            <text:p>insert into mpepu_mp003recruitsource (display_index, short_name, name, <text:s text:c="2"/>version, created, modified, user_created, user_modified, hostname_created, hostname_modified) values ("10", "recruitment poster/pamphlet at anc ", "Recruitment poster/pamphlet at ANC ", "", now(), now(), 'cabel', 'cabel', '', '');<text:line-break/>GO</text:p>
          </table:table-cell>
          <table:table-cell table:number-columns-repeated="1019"/>
        </table:table-row>
        <table:table-row table:style-name="ro2">
          <table:table-cell office:value-type="float" office:value="20">
            <text:p>20</text:p>
          </table:table-cell>
          <table:table-cell office:value-type="string">
            <text:p>anc_clinic</text:p>
          </table:table-cell>
          <table:table-cell table:style-name="ce4" office:value-type="string">
            <text:p>Antenatal care clinic staff </text:p>
          </table:table-cell>
          <table:table-cell table:style-name="ce7" office:value-type="string">
            <text:p>mp003recruitsource</text:p>
          </table:table-cell>
          <table:table-cell table:formula="of:=&quot;insert into mpepu_&quot; &amp;LOWER( [.D311]) &amp; &quot; (display_index, short_name, name,  &quot; &amp; [.$D$1] &amp; &quot;) values (&quot;&quot;&quot; &amp; [.A311] &amp; &quot;&quot;&quot;, &quot;&quot;&quot; &amp; LOWER([.C311]) &amp; &quot;&quot;&quot;, &quot;&quot;&quot; &amp; [.C311] &amp; &quot;&quot;&quot;, &quot;&quot;&quot; &amp; [.$E$241] &amp; &quot;&quot;&quot;,&quot; &amp; [.$D$2]" office:value-type="string" office:string-value="insert into mpepu_mp003recruitsource (display_index, short_name, name,   version, created, modified, user_created, user_modified, hostname_created, hostname_modified) values (&quot;20&quot;, &quot;antenatal care clinic staff &quot;, &quot;Antenatal care clinic staff &quot;, &quot;&quot;, now(), now(), 'cabel', 'cabel', '', '');&#10;GO">
            <text:p>insert into mpepu_mp003recruitsource (display_index, short_name, name, <text:s text:c="2"/>version, created, modified, user_created, user_modified, hostname_created, hostname_modified) values ("20", "antenatal care clinic staff ", "Antenatal care clinic staff ", "", now(), now(), 'cabel', 'cabel', '', '');<text:line-break/>GO</text:p>
          </table:table-cell>
          <table:table-cell table:number-columns-repeated="1019"/>
        </table:table-row>
        <table:table-row table:style-name="ro2">
          <table:table-cell office:value-type="float" office:value="30">
            <text:p>30</text:p>
          </table:table-cell>
          <table:table-cell office:value-type="string">
            <text:p>site_staff</text:p>
          </table:table-cell>
          <table:table-cell table:style-name="ce4" office:value-type="string">
            <text:p>Staff at site of delivery </text:p>
          </table:table-cell>
          <table:table-cell table:style-name="ce7" office:value-type="string">
            <text:p>mp003recruitsource</text:p>
          </table:table-cell>
          <table:table-cell table:formula="of:=&quot;insert into mpepu_&quot; &amp;LOWER( [.D312]) &amp; &quot; (display_index, short_name, name,  &quot; &amp; [.$D$1] &amp; &quot;) values (&quot;&quot;&quot; &amp; [.A312] &amp; &quot;&quot;&quot;, &quot;&quot;&quot; &amp; LOWER([.C312]) &amp; &quot;&quot;&quot;, &quot;&quot;&quot; &amp; [.C312] &amp; &quot;&quot;&quot;, &quot;&quot;&quot; &amp; [.$E$241] &amp; &quot;&quot;&quot;,&quot; &amp; [.$D$2]" office:value-type="string" office:string-value="insert into mpepu_mp003recruitsource (display_index, short_name, name,   version, created, modified, user_created, user_modified, hostname_created, hostname_modified) values (&quot;30&quot;, &quot;staff at site of delivery &quot;, &quot;Staff at site of delivery &quot;, &quot;&quot;, now(), now(), 'cabel', 'cabel', '', '');&#10;GO">
            <text:p>insert into mpepu_mp003recruitsource (display_index, short_name, name, <text:s text:c="2"/>version, created, modified, user_created, user_modified, hostname_created, hostname_modified) values ("30", "staff at site of delivery ", "Staff at site of delivery ", "", now(), now(), 'cabel', 'cabel', '', '');<text:line-break/>GO</text:p>
          </table:table-cell>
          <table:table-cell table:number-columns-repeated="1019"/>
        </table:table-row>
        <table:table-row table:style-name="ro2">
          <table:table-cell office:value-type="float" office:value="40">
            <text:p>40</text:p>
          </table:table-cell>
          <table:table-cell office:value-type="string">
            <text:p>recruiter</text:p>
          </table:table-cell>
          <table:table-cell table:style-name="ce4" office:value-type="string">
            <text:p>BHP recruiter </text:p>
          </table:table-cell>
          <table:table-cell table:style-name="ce7" office:value-type="string">
            <text:p>mp003recruitsource</text:p>
          </table:table-cell>
          <table:table-cell table:formula="of:=&quot;insert into mpepu_&quot; &amp;LOWER( [.D313]) &amp; &quot; (display_index, short_name, name,  &quot; &amp; [.$D$1] &amp; &quot;) values (&quot;&quot;&quot; &amp; [.A313] &amp; &quot;&quot;&quot;, &quot;&quot;&quot; &amp; LOWER([.C313]) &amp; &quot;&quot;&quot;, &quot;&quot;&quot; &amp; [.C313] &amp; &quot;&quot;&quot;, &quot;&quot;&quot; &amp; [.$E$241] &amp; &quot;&quot;&quot;,&quot; &amp; [.$D$2]" office:value-type="string" office:string-value="insert into mpepu_mp003recruitsource (display_index, short_name, name,   version, created, modified, user_created, user_modified, hostname_created, hostname_modified) values (&quot;40&quot;, &quot;bhp recruiter &quot;, &quot;BHP recruiter &quot;, &quot;&quot;, now(), now(), 'cabel', 'cabel', '', '');&#10;GO">
            <text:p>insert into mpepu_mp003recruitsource (display_index, short_name, name, <text:s text:c="2"/>version, created, modified, user_created, user_modified, hostname_created, hostname_modified) values ("40", "bhp recruiter ", "BHP recruiter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Specify Source)</text:p>
          </table:table-cell>
          <table:table-cell table:style-name="ce7" office:value-type="string">
            <text:p>mp003recruitsource</text:p>
          </table:table-cell>
          <table:table-cell table:formula="of:=&quot;insert into mpepu_&quot; &amp;LOWER( [.D314]) &amp; &quot; (display_index, short_name, name,  &quot; &amp; [.$D$1] &amp; &quot;) values (&quot;&quot;&quot; &amp; [.A314] &amp; &quot;&quot;&quot;, &quot;&quot;&quot; &amp; LOWER([.C314]) &amp; &quot;&quot;&quot;, &quot;&quot;&quot; &amp; [.C314] &amp; &quot;&quot;&quot;, &quot;&quot;&quot; &amp; [.$E$241] &amp; &quot;&quot;&quot;,&quot; &amp; [.$D$2]" office:value-type="string" office:string-value="insert into mpepu_mp003recruitsource (display_index, short_name, name,   version, created, modified, user_created, user_modified, hostname_created, hostname_modified) values (&quot;99&quot;, &quot;other (specify source)&quot;, &quot;Other (Specify Source)&quot;, &quot;&quot;, now(), now(), 'cabel', 'cabel', '', '');&#10;GO">
            <text:p>insert into mpepu_mp003recruitsource (display_index, short_name, name, <text:s text:c="2"/>version, created, modified, user_created, user_modified, hostname_created, hostname_modified) values ("99", "other (specify source)", "Other (Specify Source)",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1" office:value-type="string">
            <text:p>mp004arvlist</text:p>
          </table:table-cell>
          <table:table-cell table:number-columns-repeated="2"/>
          <table:table-cell table:formula="of:=&quot;drop table &quot; &amp; [.$D$3] &amp;&quot;_&quot; &amp; LOWER([.F317]) &amp;&quot;;&quot;" office:value-type="string" office:string-value="drop table mpepu_mp004arvlist;">
            <text:p>drop table mpepu_mp004arvlist;</text:p>
          </table:table-cell>
          <table:table-cell table:number-columns-repeated="1015"/>
        </table:table-row>
        <table:table-row table:style-name="ro2">
          <table:table-cell office:value-type="float" office:value="10">
            <text:p>10</text:p>
          </table:table-cell>
          <table:table-cell office:value-type="string">
            <text:p>haart_unknown</text:p>
          </table:table-cell>
          <table:table-cell table:style-name="ce4" office:value-type="string">
            <text:p>HAART,unkown</text:p>
          </table:table-cell>
          <table:table-cell office:value-type="string">
            <text:p>mp004arvlist</text:p>
          </table:table-cell>
          <table:table-cell table:formula="of:=&quot;insert into mpepu_&quot; &amp;LOWER( [.D318]) &amp; &quot; (display_index, short_name, name,  &quot; &amp; [.$D$1] &amp; &quot;) values (&quot;&quot;&quot; &amp; [.A318] &amp; &quot;&quot;&quot;, &quot;&quot;&quot; &amp; LOWER([.C318]) &amp; &quot;&quot;&quot;, &quot;&quot;&quot; &amp; [.C318] &amp; &quot;&quot;&quot;, &quot;&quot;&quot; &amp; [.$E$241] &amp; &quot;&quot;&quot;,&quot; &amp; [.$D$2]" office:value-type="string" office:string-value="insert into mpepu_mp004arvlist (display_index, short_name, name,   version, created, modified, user_created, user_modified, hostname_created, hostname_modified) values (&quot;10&quot;, &quot;haart,unkown&quot;, &quot;HAART,unkown&quot;, &quot;&quot;, now(), now(), 'cabel', 'cabel', '', '');&#10;GO">
            <text:p>insert into mpepu_mp004arvlist (display_index, short_name, name, <text:s text:c="2"/>version, created, modified, user_created, user_modified, hostname_created, hostname_modified) values ("10", "haart,unkown", "HAART,unkown", "", now(), now(), 'cabel', 'cabel', '', '');<text:line-break/>GO</text:p>
          </table:table-cell>
          <table:table-cell table:number-columns-repeated="1019"/>
        </table:table-row>
        <table:table-row table:style-name="ro2">
          <table:table-cell office:value-type="float" office:value="20">
            <text:p>20</text:p>
          </table:table-cell>
          <table:table-cell office:value-type="string">
            <text:p>azt</text:p>
          </table:table-cell>
          <table:table-cell table:style-name="ce4" office:value-type="string">
            <text:p>AZT</text:p>
          </table:table-cell>
          <table:table-cell office:value-type="string">
            <text:p>mp004arvlist</text:p>
          </table:table-cell>
          <table:table-cell table:formula="of:=&quot;insert into mpepu_&quot; &amp;LOWER( [.D319]) &amp; &quot; (display_index, short_name, name,  &quot; &amp; [.$D$1] &amp; &quot;) values (&quot;&quot;&quot; &amp; [.A319] &amp; &quot;&quot;&quot;, &quot;&quot;&quot; &amp; LOWER([.C319]) &amp; &quot;&quot;&quot;, &quot;&quot;&quot; &amp; [.C319] &amp; &quot;&quot;&quot;, &quot;&quot;&quot; &amp; [.$E$241] &amp; &quot;&quot;&quot;,&quot; &amp; [.$D$2]" office:value-type="string" office:string-value="insert into mpepu_mp004arvlist (display_index, short_name, name,   version, created, modified, user_created, user_modified, hostname_created, hostname_modified) values (&quot;20&quot;, &quot;azt&quot;, &quot;AZT&quot;, &quot;&quot;, now(), now(), 'cabel', 'cabel', '', '');&#10;GO">
            <text:p>insert into mpepu_mp004arvlist (display_index, short_name, name, <text:s text:c="2"/>version, created, modified, user_created, user_modified, hostname_created, hostname_modified) values ("20", "azt", "AZT", "", now(), now(), 'cabel', 'cabel', '', '');<text:line-break/>GO</text:p>
          </table:table-cell>
          <table:table-cell table:number-columns-repeated="1019"/>
        </table:table-row>
        <table:table-row table:style-name="ro2">
          <table:table-cell office:value-type="float" office:value="30">
            <text:p>30</text:p>
          </table:table-cell>
          <table:table-cell office:value-type="string">
            <text:p>3tc</text:p>
          </table:table-cell>
          <table:table-cell table:style-name="ce4" office:value-type="string">
            <text:p>3TC</text:p>
          </table:table-cell>
          <table:table-cell office:value-type="string">
            <text:p>mp004arvlist</text:p>
          </table:table-cell>
          <table:table-cell table:formula="of:=&quot;insert into mpepu_&quot; &amp;LOWER( [.D320]) &amp; &quot; (display_index, short_name, name,  &quot; &amp; [.$D$1] &amp; &quot;) values (&quot;&quot;&quot; &amp; [.A320] &amp; &quot;&quot;&quot;, &quot;&quot;&quot; &amp; LOWER([.C320]) &amp; &quot;&quot;&quot;, &quot;&quot;&quot; &amp; [.C320] &amp; &quot;&quot;&quot;, &quot;&quot;&quot; &amp; [.$E$241] &amp; &quot;&quot;&quot;,&quot; &amp; [.$D$2]" office:value-type="string" office:string-value="insert into mpepu_mp004arvlist (display_index, short_name, name,   version, created, modified, user_created, user_modified, hostname_created, hostname_modified) values (&quot;30&quot;, &quot;3tc&quot;, &quot;3TC&quot;, &quot;&quot;, now(), now(), 'cabel', 'cabel', '', '');&#10;GO">
            <text:p>insert into mpepu_mp004arvlist (display_index, short_name, name, <text:s text:c="2"/>version, created, modified, user_created, user_modified, hostname_created, hostname_modified) values ("30", "3tc", "3TC", "", now(), now(), 'cabel', 'cabel', '', '');<text:line-break/>GO</text:p>
          </table:table-cell>
          <table:table-cell table:number-columns-repeated="1019"/>
        </table:table-row>
        <table:table-row table:style-name="ro2">
          <table:table-cell office:value-type="float" office:value="40">
            <text:p>40</text:p>
          </table:table-cell>
          <table:table-cell office:value-type="string">
            <text:p>combivir</text:p>
          </table:table-cell>
          <table:table-cell table:style-name="ce4" office:value-type="string">
            <text:p>Combivir (AZT, 3TC)</text:p>
          </table:table-cell>
          <table:table-cell office:value-type="string">
            <text:p>mp004arvlist</text:p>
          </table:table-cell>
          <table:table-cell table:formula="of:=&quot;insert into mpepu_&quot; &amp;LOWER( [.D321]) &amp; &quot; (display_index, short_name, name,  &quot; &amp; [.$D$1] &amp; &quot;) values (&quot;&quot;&quot; &amp; [.A321] &amp; &quot;&quot;&quot;, &quot;&quot;&quot; &amp; LOWER([.C321]) &amp; &quot;&quot;&quot;, &quot;&quot;&quot; &amp; [.C321] &amp; &quot;&quot;&quot;, &quot;&quot;&quot; &amp; [.$E$241] &amp; &quot;&quot;&quot;,&quot; &amp; [.$D$2]" office:value-type="string" office:string-value="insert into mpepu_mp004arvlist (display_index, short_name, name,   version, created, modified, user_created, user_modified, hostname_created, hostname_modified) values (&quot;40&quot;, &quot;combivir (azt, 3tc)&quot;, &quot;Combivir (AZT, 3TC)&quot;, &quot;&quot;, now(), now(), 'cabel', 'cabel', '', '');&#10;GO">
            <text:p>insert into mpepu_mp004arvlist (display_index, short_name, name, <text:s text:c="2"/>version, created, modified, user_created, user_modified, hostname_created, hostname_modified) values ("40", "combivir (azt, 3tc)", "Combivir (AZT, 3TC)", "", now(), now(), 'cabel', 'cabel', '', '');<text:line-break/>GO</text:p>
          </table:table-cell>
          <table:table-cell table:number-columns-repeated="1019"/>
        </table:table-row>
        <table:table-row table:style-name="ro2">
          <table:table-cell office:value-type="float" office:value="50">
            <text:p>50</text:p>
          </table:table-cell>
          <table:table-cell table:style-name="ce4" office:value-type="string">
            <text:p>tenofovir</text:p>
          </table:table-cell>
          <table:table-cell table:style-name="ce4" office:value-type="string">
            <text:p>Tenofovir</text:p>
          </table:table-cell>
          <table:table-cell office:value-type="string">
            <text:p>mp004arvlist</text:p>
          </table:table-cell>
          <table:table-cell table:formula="of:=&quot;insert into mpepu_&quot; &amp;LOWER( [.D322]) &amp; &quot; (display_index, short_name, name,  &quot; &amp; [.$D$1] &amp; &quot;) values (&quot;&quot;&quot; &amp; [.A322] &amp; &quot;&quot;&quot;, &quot;&quot;&quot; &amp; LOWER([.C322]) &amp; &quot;&quot;&quot;, &quot;&quot;&quot; &amp; [.C322] &amp; &quot;&quot;&quot;, &quot;&quot;&quot; &amp; [.$E$241] &amp; &quot;&quot;&quot;,&quot; &amp; [.$D$2]" office:value-type="string" office:string-value="insert into mpepu_mp004arvlist (display_index, short_name, name,   version, created, modified, user_created, user_modified, hostname_created, hostname_modified) values (&quot;50&quot;, &quot;tenofovir&quot;, &quot;Tenofovir&quot;, &quot;&quot;, now(), now(), 'cabel', 'cabel', '', '');&#10;GO">
            <text:p>insert into mpepu_mp004arvlist (display_index, short_name, name, <text:s text:c="2"/>version, created, modified, user_created, user_modified, hostname_created, hostname_modified) values ("50", "tenofovir", "Tenofovir", "", now(), now(), 'cabel', 'cabel', '', '');<text:line-break/>GO</text:p>
          </table:table-cell>
          <table:table-cell table:number-columns-repeated="1019"/>
        </table:table-row>
        <table:table-row table:style-name="ro2">
          <table:table-cell office:value-type="float" office:value="60">
            <text:p>60</text:p>
          </table:table-cell>
          <table:table-cell office:value-type="string">
            <text:p>truvada</text:p>
          </table:table-cell>
          <table:table-cell table:style-name="ce4" office:value-type="string">
            <text:p>Truvada (Tenofovir, FTC)</text:p>
          </table:table-cell>
          <table:table-cell office:value-type="string">
            <text:p>mp004arvlist</text:p>
          </table:table-cell>
          <table:table-cell table:formula="of:=&quot;insert into mpepu_&quot; &amp;LOWER( [.D323]) &amp; &quot; (display_index, short_name, name,  &quot; &amp; [.$D$1] &amp; &quot;) values (&quot;&quot;&quot; &amp; [.A323] &amp; &quot;&quot;&quot;, &quot;&quot;&quot; &amp; LOWER([.C323]) &amp; &quot;&quot;&quot;, &quot;&quot;&quot; &amp; [.C323] &amp; &quot;&quot;&quot;, &quot;&quot;&quot; &amp; [.$E$241] &amp; &quot;&quot;&quot;,&quot; &amp; [.$D$2]" office:value-type="string" office:string-value="insert into mpepu_mp004arvlist (display_index, short_name, name,   version, created, modified, user_created, user_modified, hostname_created, hostname_modified) values (&quot;60&quot;, &quot;truvada (tenofovir, ftc)&quot;, &quot;Truvada (Tenofovir, FTC)&quot;, &quot;&quot;, now(), now(), 'cabel', 'cabel', '', '');&#10;GO">
            <text:p>insert into mpepu_mp004arvlist (display_index, short_name, name, <text:s text:c="2"/>version, created, modified, user_created, user_modified, hostname_created, hostname_modified) values ("60", "truvada (tenofovir, ftc)", "Truvada (Tenofovir, FTC)", "", now(), now(), 'cabel', 'cabel', '', '');<text:line-break/>GO</text:p>
          </table:table-cell>
          <table:table-cell table:number-columns-repeated="1019"/>
        </table:table-row>
        <table:table-row table:style-name="ro2">
          <table:table-cell office:value-type="float" office:value="70">
            <text:p>70</text:p>
          </table:table-cell>
          <table:table-cell office:value-type="string">
            <text:p>abacavir</text:p>
          </table:table-cell>
          <table:table-cell table:style-name="ce4" office:value-type="string">
            <text:p>Abacavir</text:p>
          </table:table-cell>
          <table:table-cell office:value-type="string">
            <text:p>mp004arvlist</text:p>
          </table:table-cell>
          <table:table-cell table:formula="of:=&quot;insert into mpepu_&quot; &amp;LOWER( [.D324]) &amp; &quot; (display_index, short_name, name,  &quot; &amp; [.$D$1] &amp; &quot;) values (&quot;&quot;&quot; &amp; [.A324] &amp; &quot;&quot;&quot;, &quot;&quot;&quot; &amp; LOWER([.C324]) &amp; &quot;&quot;&quot;, &quot;&quot;&quot; &amp; [.C324] &amp; &quot;&quot;&quot;, &quot;&quot;&quot; &amp; [.$E$241] &amp; &quot;&quot;&quot;,&quot; &amp; [.$D$2]" office:value-type="string" office:string-value="insert into mpepu_mp004arvlist (display_index, short_name, name,   version, created, modified, user_created, user_modified, hostname_created, hostname_modified) values (&quot;70&quot;, &quot;abacavir&quot;, &quot;Abacavir&quot;, &quot;&quot;, now(), now(), 'cabel', 'cabel', '', '');&#10;GO">
            <text:p>insert into mpepu_mp004arvlist (display_index, short_name, name, <text:s text:c="2"/>version, created, modified, user_created, user_modified, hostname_created, hostname_modified) values ("70", "abacavir", "Abacavir", "", now(), now(), 'cabel', 'cabel', '', '');<text:line-break/>GO</text:p>
          </table:table-cell>
          <table:table-cell table:number-columns-repeated="1019"/>
        </table:table-row>
        <table:table-row table:style-name="ro2">
          <table:table-cell office:value-type="float" office:value="80">
            <text:p>80</text:p>
          </table:table-cell>
          <table:table-cell office:value-type="string">
            <text:p>trizivir</text:p>
          </table:table-cell>
          <table:table-cell table:style-name="ce4" office:value-type="string">
            <text:p>Trizivir (AZT, 3TC, Abacavir)</text:p>
          </table:table-cell>
          <table:table-cell office:value-type="string">
            <text:p>mp004arvlist</text:p>
          </table:table-cell>
          <table:table-cell table:formula="of:=&quot;insert into mpepu_&quot; &amp;LOWER( [.D325]) &amp; &quot; (display_index, short_name, name,  &quot; &amp; [.$D$1] &amp; &quot;) values (&quot;&quot;&quot; &amp; [.A325] &amp; &quot;&quot;&quot;, &quot;&quot;&quot; &amp; LOWER([.C325]) &amp; &quot;&quot;&quot;, &quot;&quot;&quot; &amp; [.C325] &amp; &quot;&quot;&quot;, &quot;&quot;&quot; &amp; [.$E$241] &amp; &quot;&quot;&quot;,&quot; &amp; [.$D$2]" office:value-type="string" office:string-value="insert into mpepu_mp004arvlist (display_index, short_name, name,   version, created, modified, user_created, user_modified, hostname_created, hostname_modified) values (&quot;80&quot;, &quot;trizivir (azt, 3tc, abacavir)&quot;, &quot;Trizivir (AZT, 3TC, Abacavir)&quot;, &quot;&quot;, now(), now(), 'cabel', 'cabel', '', '');&#10;GO">
            <text:p>insert into mpepu_mp004arvlist (display_index, short_name, name, <text:s text:c="2"/>version, created, modified, user_created, user_modified, hostname_created, hostname_modified) values ("80", "trizivir (azt, 3tc, abacavir)", "Trizivir (AZT, 3TC, Abacavir)", "", now(), now(), 'cabel', 'cabel', '', '');<text:line-break/>GO</text:p>
          </table:table-cell>
          <table:table-cell table:number-columns-repeated="1019"/>
        </table:table-row>
        <table:table-row table:style-name="ro2">
          <table:table-cell office:value-type="float" office:value="90">
            <text:p>90</text:p>
          </table:table-cell>
          <table:table-cell office:value-type="string">
            <text:p>d4t</text:p>
          </table:table-cell>
          <table:table-cell table:style-name="ce4" office:value-type="string">
            <text:p>D4T</text:p>
          </table:table-cell>
          <table:table-cell office:value-type="string">
            <text:p>mp004arvlist</text:p>
          </table:table-cell>
          <table:table-cell table:formula="of:=&quot;insert into mpepu_&quot; &amp;LOWER( [.D326]) &amp; &quot; (display_index, short_name, name,  &quot; &amp; [.$D$1] &amp; &quot;) values (&quot;&quot;&quot; &amp; [.A326] &amp; &quot;&quot;&quot;, &quot;&quot;&quot; &amp; LOWER([.C326]) &amp; &quot;&quot;&quot;, &quot;&quot;&quot; &amp; [.C326] &amp; &quot;&quot;&quot;, &quot;&quot;&quot; &amp; [.$E$241] &amp; &quot;&quot;&quot;,&quot; &amp; [.$D$2]" office:value-type="string" office:string-value="insert into mpepu_mp004arvlist (display_index, short_name, name,   version, created, modified, user_created, user_modified, hostname_created, hostname_modified) values (&quot;90&quot;, &quot;d4t&quot;, &quot;D4T&quot;, &quot;&quot;, now(), now(), 'cabel', 'cabel', '', '');&#10;GO">
            <text:p>insert into mpepu_mp004arvlist (display_index, short_name, name, <text:s text:c="2"/>version, created, modified, user_created, user_modified, hostname_created, hostname_modified) values ("90", "d4t", "D4T", "", now(), now(), 'cabel', 'cabel', '', '');<text:line-break/>GO</text:p>
          </table:table-cell>
          <table:table-cell table:number-columns-repeated="1019"/>
        </table:table-row>
        <table:table-row table:style-name="ro2">
          <table:table-cell office:value-type="float" office:value="100">
            <text:p>100</text:p>
          </table:table-cell>
          <table:table-cell office:value-type="string">
            <text:p>ddi</text:p>
          </table:table-cell>
          <table:table-cell table:style-name="ce4" office:value-type="string">
            <text:p>DDI</text:p>
          </table:table-cell>
          <table:table-cell office:value-type="string">
            <text:p>mp004arvlist</text:p>
          </table:table-cell>
          <table:table-cell table:formula="of:=&quot;insert into mpepu_&quot; &amp;LOWER( [.D327]) &amp; &quot; (display_index, short_name, name,  &quot; &amp; [.$D$1] &amp; &quot;) values (&quot;&quot;&quot; &amp; [.A327] &amp; &quot;&quot;&quot;, &quot;&quot;&quot; &amp; LOWER([.C327]) &amp; &quot;&quot;&quot;, &quot;&quot;&quot; &amp; [.C327] &amp; &quot;&quot;&quot;, &quot;&quot;&quot; &amp; [.$E$241] &amp; &quot;&quot;&quot;,&quot; &amp; [.$D$2]" office:value-type="string" office:string-value="insert into mpepu_mp004arvlist (display_index, short_name, name,   version, created, modified, user_created, user_modified, hostname_created, hostname_modified) values (&quot;100&quot;, &quot;ddi&quot;, &quot;DDI&quot;, &quot;&quot;, now(), now(), 'cabel', 'cabel', '', '');&#10;GO">
            <text:p>insert into mpepu_mp004arvlist (display_index, short_name, name, <text:s text:c="2"/>version, created, modified, user_created, user_modified, hostname_created, hostname_modified) values ("100", "ddi", "DDI", "", now(), now(), 'cabel', 'cabel', '', '');<text:line-break/>GO</text:p>
          </table:table-cell>
          <table:table-cell table:number-columns-repeated="1019"/>
        </table:table-row>
        <table:table-row table:style-name="ro2">
          <table:table-cell office:value-type="float" office:value="110">
            <text:p>110</text:p>
          </table:table-cell>
          <table:table-cell office:value-type="string">
            <text:p>nevirapine</text:p>
          </table:table-cell>
          <table:table-cell table:style-name="ce4" office:value-type="string">
            <text:p>Nevirapine</text:p>
          </table:table-cell>
          <table:table-cell office:value-type="string">
            <text:p>mp004arvlist</text:p>
          </table:table-cell>
          <table:table-cell table:formula="of:=&quot;insert into mpepu_&quot; &amp;LOWER( [.D328]) &amp; &quot; (display_index, short_name, name,  &quot; &amp; [.$D$1] &amp; &quot;) values (&quot;&quot;&quot; &amp; [.A328] &amp; &quot;&quot;&quot;, &quot;&quot;&quot; &amp; LOWER([.C328]) &amp; &quot;&quot;&quot;, &quot;&quot;&quot; &amp; [.C328] &amp; &quot;&quot;&quot;, &quot;&quot;&quot; &amp; [.$E$241] &amp; &quot;&quot;&quot;,&quot; &amp; [.$D$2]" office:value-type="string" office:string-value="insert into mpepu_mp004arvlist (display_index, short_name, name,   version, created, modified, user_created, user_modified, hostname_created, hostname_modified) values (&quot;110&quot;, &quot;nevirapine&quot;, &quot;Nevirapine&quot;, &quot;&quot;, now(), now(), 'cabel', 'cabel', '', '');&#10;GO">
            <text:p>insert into mpepu_mp004arvlist (display_index, short_name, name, <text:s text:c="2"/>version, created, modified, user_created, user_modified, hostname_created, hostname_modified) values ("110", "nevirapine", "Nevirapine", "", now(), now(), 'cabel', 'cabel', '', '');<text:line-break/>GO</text:p>
          </table:table-cell>
          <table:table-cell table:number-columns-repeated="1019"/>
        </table:table-row>
        <table:table-row table:style-name="ro2">
          <table:table-cell office:value-type="float" office:value="120">
            <text:p>120</text:p>
          </table:table-cell>
          <table:table-cell office:value-type="string">
            <text:p>efv_sustiva</text:p>
          </table:table-cell>
          <table:table-cell table:style-name="ce4" office:value-type="string">
            <text:p>Efavirenz (or Sustiva)</text:p>
          </table:table-cell>
          <table:table-cell office:value-type="string">
            <text:p>mp004arvlist</text:p>
          </table:table-cell>
          <table:table-cell table:formula="of:=&quot;insert into mpepu_&quot; &amp;LOWER( [.D329]) &amp; &quot; (display_index, short_name, name,  &quot; &amp; [.$D$1] &amp; &quot;) values (&quot;&quot;&quot; &amp; [.A329] &amp; &quot;&quot;&quot;, &quot;&quot;&quot; &amp; LOWER([.C329]) &amp; &quot;&quot;&quot;, &quot;&quot;&quot; &amp; [.C329] &amp; &quot;&quot;&quot;, &quot;&quot;&quot; &amp; [.$E$241] &amp; &quot;&quot;&quot;,&quot; &amp; [.$D$2]" office:value-type="string" office:string-value="insert into mpepu_mp004arvlist (display_index, short_name, name,   version, created, modified, user_created, user_modified, hostname_created, hostname_modified) values (&quot;120&quot;, &quot;efavirenz (or sustiva)&quot;, &quot;Efavirenz (or Sustiva)&quot;, &quot;&quot;, now(), now(), 'cabel', 'cabel', '', '');&#10;GO">
            <text:p>insert into mpepu_mp004arvlist (display_index, short_name, name, <text:s text:c="2"/>version, created, modified, user_created, user_modified, hostname_created, hostname_modified) values ("120", "efavirenz (or sustiva)", "Efavirenz (or Sustiva)", "", now(), now(), 'cabel', 'cabel', '', '');<text:line-break/>GO</text:p>
          </table:table-cell>
          <table:table-cell table:number-columns-repeated="1019"/>
        </table:table-row>
        <table:table-row table:style-name="ro2">
          <table:table-cell office:value-type="float" office:value="130">
            <text:p>130</text:p>
          </table:table-cell>
          <table:table-cell office:value-type="string">
            <text:p>kaletra_aluvia</text:p>
          </table:table-cell>
          <table:table-cell table:style-name="ce4" office:value-type="string">
            <text:p>Kaletra (or Aluvia)</text:p>
          </table:table-cell>
          <table:table-cell office:value-type="string">
            <text:p>mp004arvlist</text:p>
          </table:table-cell>
          <table:table-cell table:formula="of:=&quot;insert into mpepu_&quot; &amp;LOWER( [.D330]) &amp; &quot; (display_index, short_name, name,  &quot; &amp; [.$D$1] &amp; &quot;) values (&quot;&quot;&quot; &amp; [.A330] &amp; &quot;&quot;&quot;, &quot;&quot;&quot; &amp; LOWER([.C330]) &amp; &quot;&quot;&quot;, &quot;&quot;&quot; &amp; [.C330] &amp; &quot;&quot;&quot;, &quot;&quot;&quot; &amp; [.$E$241] &amp; &quot;&quot;&quot;,&quot; &amp; [.$D$2]" office:value-type="string" office:string-value="insert into mpepu_mp004arvlist (display_index, short_name, name,   version, created, modified, user_created, user_modified, hostname_created, hostname_modified) values (&quot;130&quot;, &quot;kaletra (or aluvia)&quot;, &quot;Kaletra (or Aluvia)&quot;, &quot;&quot;, now(), now(), 'cabel', 'cabel', '', '');&#10;GO">
            <text:p>insert into mpepu_mp004arvlist (display_index, short_name, name, <text:s text:c="2"/>version, created, modified, user_created, user_modified, hostname_created, hostname_modified) values ("130", "kaletra (or aluvia)", "Kaletra (or Aluvia)", "", now(), now(), 'cabel', 'cabel', '', '');<text:line-break/>GO</text:p>
          </table:table-cell>
          <table:table-cell table:number-columns-repeated="1019"/>
        </table:table-row>
        <table:table-row table:style-name="ro2">
          <table:table-cell office:value-type="float" office:value="140">
            <text:p>140</text:p>
          </table:table-cell>
          <table:table-cell office:value-type="string">
            <text:p>raltegravir</text:p>
          </table:table-cell>
          <table:table-cell table:style-name="ce4" office:value-type="string">
            <text:p>Raltegravir</text:p>
          </table:table-cell>
          <table:table-cell office:value-type="string">
            <text:p>mp004arvlist</text:p>
          </table:table-cell>
          <table:table-cell table:formula="of:=&quot;insert into mpepu_&quot; &amp;LOWER( [.D331]) &amp; &quot; (display_index, short_name, name,  &quot; &amp; [.$D$1] &amp; &quot;) values (&quot;&quot;&quot; &amp; [.A331] &amp; &quot;&quot;&quot;, &quot;&quot;&quot; &amp; LOWER([.C331]) &amp; &quot;&quot;&quot;, &quot;&quot;&quot; &amp; [.C331] &amp; &quot;&quot;&quot;, &quot;&quot;&quot; &amp; [.$E$241] &amp; &quot;&quot;&quot;,&quot; &amp; [.$D$2]" office:value-type="string" office:string-value="insert into mpepu_mp004arvlist (display_index, short_name, name,   version, created, modified, user_created, user_modified, hostname_created, hostname_modified) values (&quot;140&quot;, &quot;raltegravir&quot;, &quot;Raltegravir&quot;, &quot;&quot;, now(), now(), 'cabel', 'cabel', '', '');&#10;GO">
            <text:p>insert into mpepu_mp004arvlist (display_index, short_name, name, <text:s text:c="2"/>version, created, modified, user_created, user_modified, hostname_created, hostname_modified) values ("140", "raltegravir", "Raltegravir", "", now(), now(), 'cabel', 'cabel', '', '');<text:line-break/>GO</text:p>
          </table:table-cell>
          <table:table-cell table:number-columns-repeated="1019"/>
        </table:table-row>
        <table:table-row table:style-name="ro2">
          <table:table-cell office:value-type="float" office:value="999">
            <text:p>999</text:p>
          </table:table-cell>
          <table:table-cell office:value-type="string">
            <text:p>other</text:p>
          </table:table-cell>
          <table:table-cell table:style-name="ce4" office:value-type="string">
            <text:p>Other (specify)</text:p>
          </table:table-cell>
          <table:table-cell office:value-type="string">
            <text:p>mp004arvlist</text:p>
          </table:table-cell>
          <table:table-cell table:formula="of:=&quot;insert into mpepu_&quot; &amp;LOWER( [.D332]) &amp; &quot; (display_index, short_name, name,  &quot; &amp; [.$D$1] &amp; &quot;) values (&quot;&quot;&quot; &amp; [.A332] &amp; &quot;&quot;&quot;, &quot;&quot;&quot; &amp; LOWER([.C332]) &amp; &quot;&quot;&quot;, &quot;&quot;&quot; &amp; [.C332] &amp; &quot;&quot;&quot;, &quot;&quot;&quot; &amp; [.$E$241] &amp; &quot;&quot;&quot;,&quot; &amp; [.$D$2]" office:value-type="string" office:string-value="insert into mpepu_mp004arvlist (display_index, short_name, name,   version, created, modified, user_created, user_modified, hostname_created, hostname_modified) values (&quot;999&quot;, &quot;other (specify)&quot;, &quot;Other (specify)&quot;, &quot;&quot;, now(), now(), 'cabel', 'cabel', '', '');&#10;GO">
            <text:p>insert into mpepu_mp004arvlist (display_index, short_name, name, <text:s text:c="2"/>version, created, modified, user_created, user_modified, hostname_created, hostname_modified) values ("999", "other (specify)", "Other (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4arvinterruption</text:p>
          </table:table-cell>
          <table:table-cell table:number-columns-repeated="2"/>
          <table:table-cell table:formula="of:=&quot;drop table &quot; &amp; [.$D$3] &amp;&quot;_&quot; &amp; LOWER([.F335]) &amp;&quot;;&quot;" office:value-type="string" office:string-value="drop table mpepu_mp004arvinterruption;">
            <text:p>drop table mpepu_mp004arvinterruption;</text:p>
          </table:table-cell>
          <table:table-cell table:number-columns-repeated="1015"/>
        </table:table-row>
        <table:table-row table:style-name="ro2">
          <table:table-cell office:value-type="float" office:value="10">
            <text:p>10</text:p>
          </table:table-cell>
          <table:table-cell office:value-type="string">
            <text:p>toxicity</text:p>
          </table:table-cell>
          <table:table-cell table:style-name="ce4" office:value-type="string">
            <text:p>Toxicity </text:p>
          </table:table-cell>
          <table:table-cell table:style-name="ce7" office:value-type="string">
            <text:p>mp004arvinterruption</text:p>
          </table:table-cell>
          <table:table-cell table:formula="of:=&quot;insert into mpepu_&quot; &amp;LOWER( [.D336]) &amp; &quot; (display_index, short_name, name,  &quot; &amp; [.$D$1] &amp; &quot;) values (&quot;&quot;&quot; &amp; [.A336] &amp; &quot;&quot;&quot;, &quot;&quot;&quot; &amp; LOWER([.C336]) &amp; &quot;&quot;&quot;, &quot;&quot;&quot; &amp; [.C336] &amp; &quot;&quot;&quot;, &quot;&quot;&quot; &amp; [.$E$241] &amp; &quot;&quot;&quot;,&quot; &amp; [.$D$2]" office:value-type="string" office:string-value="insert into mpepu_mp004arvinterruption (display_index, short_name, name,   version, created, modified, user_created, user_modified, hostname_created, hostname_modified) values (&quot;10&quot;, &quot;toxicity &quot;, &quot;Toxicity &quot;, &quot;&quot;, now(), now(), 'cabel', 'cabel', '', '');&#10;GO">
            <text:p>insert into mpepu_mp004arvinterruption (display_index, short_name, name, <text:s text:c="2"/>version, created, modified, user_created, user_modified, hostname_created, hostname_modified) values ("10", "toxicity ", "Toxicity ", "", now(), now(), 'cabel', 'cabel', '', '');<text:line-break/>GO</text:p>
          </table:table-cell>
          <table:table-cell table:number-columns-repeated="1019"/>
        </table:table-row>
        <table:table-row table:style-name="ro2">
          <table:table-cell office:value-type="float" office:value="20">
            <text:p>20</text:p>
          </table:table-cell>
          <table:table-cell office:value-type="string">
            <text:p>no_drugs</text:p>
          </table:table-cell>
          <table:table-cell table:style-name="ce4" office:value-type="string">
            <text:p>No drugs available </text:p>
          </table:table-cell>
          <table:table-cell table:style-name="ce7" office:value-type="string">
            <text:p>mp004arvinterruption</text:p>
          </table:table-cell>
          <table:table-cell table:formula="of:=&quot;insert into mpepu_&quot; &amp;LOWER( [.D337]) &amp; &quot; (display_index, short_name, name,  &quot; &amp; [.$D$1] &amp; &quot;) values (&quot;&quot;&quot; &amp; [.A337] &amp; &quot;&quot;&quot;, &quot;&quot;&quot; &amp; LOWER([.C337]) &amp; &quot;&quot;&quot;, &quot;&quot;&quot; &amp; [.C337] &amp; &quot;&quot;&quot;, &quot;&quot;&quot; &amp; [.$E$241] &amp; &quot;&quot;&quot;,&quot; &amp; [.$D$2]" office:value-type="string" office:string-value="insert into mpepu_mp004arvinterruption (display_index, short_name, name,   version, created, modified, user_created, user_modified, hostname_created, hostname_modified) values (&quot;20&quot;, &quot;no drugs available &quot;, &quot;No drugs available &quot;, &quot;&quot;, now(), now(), 'cabel', 'cabel', '', '');&#10;GO">
            <text:p>insert into mpepu_mp004arvinterruption (display_index, short_name, name, <text:s text:c="2"/>version, created, modified, user_created, user_modified, hostname_created, hostname_modified) values ("20", "no drugs available ", "No drugs available ", "", now(), now(), 'cabel', 'cabel', '', '');<text:line-break/>GO</text:p>
          </table:table-cell>
          <table:table-cell table:number-columns-repeated="1019"/>
        </table:table-row>
        <table:table-row table:style-name="ro2">
          <table:table-cell office:value-type="float" office:value="30">
            <text:p>30</text:p>
          </table:table-cell>
          <table:table-cell office:value-type="string">
            <text:p>didn't_refill</text:p>
          </table:table-cell>
          <table:table-cell table:style-name="ce4" office:value-type="string">
            <text:p>Didn't get to clinic for refill </text:p>
          </table:table-cell>
          <table:table-cell table:style-name="ce7" office:value-type="string">
            <text:p>mp004arvinterruption</text:p>
          </table:table-cell>
          <table:table-cell table:formula="of:=&quot;insert into mpepu_&quot; &amp;LOWER( [.D338]) &amp; &quot; (display_index, short_name, name,  &quot; &amp; [.$D$1] &amp; &quot;) values (&quot;&quot;&quot; &amp; [.A338] &amp; &quot;&quot;&quot;, &quot;&quot;&quot; &amp; LOWER([.C338]) &amp; &quot;&quot;&quot;, &quot;&quot;&quot; &amp; [.C338] &amp; &quot;&quot;&quot;, &quot;&quot;&quot; &amp; [.$E$241] &amp; &quot;&quot;&quot;,&quot; &amp; [.$D$2]" office:value-type="string" office:string-value="insert into mpepu_mp004arvinterruption (display_index, short_name, name,   version, created, modified, user_created, user_modified, hostname_created, hostname_modified) values (&quot;30&quot;, &quot;didn't get to clinic for refill &quot;, &quot;Didn't get to clinic for refill &quot;, &quot;&quot;, now(), now(), 'cabel', 'cabel', '', '');&#10;GO">
            <text:p>insert into mpepu_mp004arvinterruption (display_index, short_name, name, <text:s text:c="2"/>version, created, modified, user_created, user_modified, hostname_created, hostname_modified) values ("30", "didn't get to clinic for refill ", "Didn't get to clinic for refill ", "", now(), now(), 'cabel', 'cabel', '', '');<text:line-break/>GO</text:p>
          </table:table-cell>
          <table:table-cell table:number-columns-repeated="1019"/>
        </table:table-row>
        <table:table-row table:style-name="ro2">
          <table:table-cell office:value-type="float" office:value="40">
            <text:p>40</text:p>
          </table:table-cell>
          <table:table-cell office:value-type="string">
            <text:p>forgot</text:p>
          </table:table-cell>
          <table:table-cell table:style-name="ce4" office:value-type="string">
            <text:p>Mother forgot to take the ARVs </text:p>
          </table:table-cell>
          <table:table-cell table:style-name="ce7" office:value-type="string">
            <text:p>mp004arvinterruption</text:p>
          </table:table-cell>
          <table:table-cell table:formula="of:=&quot;insert into mpepu_&quot; &amp;LOWER( [.D339]) &amp; &quot; (display_index, short_name, name,  &quot; &amp; [.$D$1] &amp; &quot;) values (&quot;&quot;&quot; &amp; [.A339] &amp; &quot;&quot;&quot;, &quot;&quot;&quot; &amp; LOWER([.C339]) &amp; &quot;&quot;&quot;, &quot;&quot;&quot; &amp; [.C339] &amp; &quot;&quot;&quot;, &quot;&quot;&quot; &amp; [.$E$241] &amp; &quot;&quot;&quot;,&quot; &amp; [.$D$2]" office:value-type="string" office:string-value="insert into mpepu_mp004arvinterruption (display_index, short_name, name,   version, created, modified, user_created, user_modified, hostname_created, hostname_modified) values (&quot;40&quot;, &quot;mother forgot to take the arvs &quot;, &quot;Mother forgot to take the ARVs &quot;, &quot;&quot;, now(), now(), 'cabel', 'cabel', '', '');&#10;GO">
            <text:p>insert into mpepu_mp004arvinterruption (display_index, short_name, name, <text:s text:c="2"/>version, created, modified, user_created, user_modified, hostname_created, hostname_modified) values ("40", "mother forgot to take the arvs ", "Mother forgot to take the ARVs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specify)</text:p>
          </table:table-cell>
          <table:table-cell table:style-name="ce7" office:value-type="string">
            <text:p>mp004arvinterruption</text:p>
          </table:table-cell>
          <table:table-cell table:formula="of:=&quot;insert into mpepu_&quot; &amp;LOWER( [.D340]) &amp; &quot; (display_index, short_name, name,  &quot; &amp; [.$D$1] &amp; &quot;) values (&quot;&quot;&quot; &amp; [.A340] &amp; &quot;&quot;&quot;, &quot;&quot;&quot; &amp; LOWER([.C340]) &amp; &quot;&quot;&quot;, &quot;&quot;&quot; &amp; [.C340] &amp; &quot;&quot;&quot;, &quot;&quot;&quot; &amp; [.$E$241] &amp; &quot;&quot;&quot;,&quot; &amp; [.$D$2]" office:value-type="string" office:string-value="insert into mpepu_mp004arvinterruption (display_index, short_name, name,   version, created, modified, user_created, user_modified, hostname_created, hostname_modified) values (&quot;99&quot;, &quot;other (specify)&quot;, &quot;Other (specify)&quot;, &quot;&quot;, now(), now(), 'cabel', 'cabel', '', '');&#10;GO">
            <text:p>insert into mpepu_mp004arvinterruption (display_index, short_name, name, <text:s text:c="2"/>version, created, modified, user_created, user_modified, hostname_created, hostname_modified) values ("99", "other (specify)", "Other (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5labourhours</text:p>
          </table:table-cell>
          <table:table-cell table:number-columns-repeated="2"/>
          <table:table-cell table:formula="of:=&quot;drop table &quot; &amp; [.$D$3] &amp;&quot;_&quot; &amp; LOWER([.F343]) &amp;&quot;;&quot;" office:value-type="string" office:string-value="drop table mpepu_mp005labourhours;">
            <text:p>drop table mpepu_mp005labourhours;</text:p>
          </table:table-cell>
          <table:table-cell table:number-columns-repeated="1015"/>
        </table:table-row>
        <table:table-row table:style-name="ro2">
          <table:table-cell office:value-type="float" office:value="10">
            <text:p>10</text:p>
          </table:table-cell>
          <table:table-cell table:style-name="ce4" office:value-type="string">
            <text:p>less_than_6hrs </text:p>
          </table:table-cell>
          <table:table-cell table:style-name="ce4" office:value-type="string">
            <text:p>0-&lt;6hours </text:p>
          </table:table-cell>
          <table:table-cell table:style-name="ce7" office:value-type="string">
            <text:p>mp005labourhours</text:p>
          </table:table-cell>
          <table:table-cell table:formula="of:=&quot;insert into mpepu_&quot; &amp;LOWER( [.D344]) &amp; &quot; (display_index, short_name, name,  &quot; &amp; [.$D$1] &amp; &quot;) values (&quot;&quot;&quot; &amp; [.A344] &amp; &quot;&quot;&quot;, &quot;&quot;&quot; &amp; LOWER([.C344]) &amp; &quot;&quot;&quot;, &quot;&quot;&quot; &amp; [.C344] &amp; &quot;&quot;&quot;, &quot;&quot;&quot; &amp; [.$E$241] &amp; &quot;&quot;&quot;,&quot; &amp; [.$D$2]" office:value-type="string" office:string-value="insert into mpepu_mp005labourhours (display_index, short_name, name,   version, created, modified, user_created, user_modified, hostname_created, hostname_modified) values (&quot;10&quot;, &quot;0-&lt;6hours &quot;, &quot;0-&lt;6hours &quot;, &quot;&quot;, now(), now(), 'cabel', 'cabel', '', '');&#10;GO">
            <text:p>insert into mpepu_mp005labourhours (display_index, short_name, name, <text:s text:c="2"/>version, created, modified, user_created, user_modified, hostname_created, hostname_modified) values ("10", "0-&lt;6hours ", "0-&lt;6hours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6_to_less_12hours </text:p>
          </table:table-cell>
          <table:table-cell table:style-name="ce4" office:value-type="string">
            <text:p>6-&lt;12hours </text:p>
          </table:table-cell>
          <table:table-cell table:style-name="ce7" office:value-type="string">
            <text:p>mp005labourhours</text:p>
          </table:table-cell>
          <table:table-cell table:formula="of:=&quot;insert into mpepu_&quot; &amp;LOWER( [.D345]) &amp; &quot; (display_index, short_name, name,  &quot; &amp; [.$D$1] &amp; &quot;) values (&quot;&quot;&quot; &amp; [.A345] &amp; &quot;&quot;&quot;, &quot;&quot;&quot; &amp; LOWER([.C345]) &amp; &quot;&quot;&quot;, &quot;&quot;&quot; &amp; [.C345] &amp; &quot;&quot;&quot;, &quot;&quot;&quot; &amp; [.$E$241] &amp; &quot;&quot;&quot;,&quot; &amp; [.$D$2]" office:value-type="string" office:string-value="insert into mpepu_mp005labourhours (display_index, short_name, name,   version, created, modified, user_created, user_modified, hostname_created, hostname_modified) values (&quot;20&quot;, &quot;6-&lt;12hours &quot;, &quot;6-&lt;12hours &quot;, &quot;&quot;, now(), now(), 'cabel', 'cabel', '', '');&#10;GO">
            <text:p>insert into mpepu_mp005labourhours (display_index, short_name, name, <text:s text:c="2"/>version, created, modified, user_created, user_modified, hostname_created, hostname_modified) values ("20", "6-&lt;12hours ", "6-&lt;12hours ", "", now(), now(), 'cabel', 'cabel', '', '');<text:line-break/>GO</text:p>
          </table:table-cell>
          <table:table-cell table:number-columns-repeated="1019"/>
        </table:table-row>
        <table:table-row table:style-name="ro2">
          <table:table-cell office:value-type="float" office:value="30">
            <text:p>30</text:p>
          </table:table-cell>
          <table:table-cell table:style-name="ce4" office:value-type="string">
            <text:p>12_24hrs</text:p>
          </table:table-cell>
          <table:table-cell table:style-name="ce4" office:value-type="string">
            <text:p>12-24hours </text:p>
          </table:table-cell>
          <table:table-cell table:style-name="ce7" office:value-type="string">
            <text:p>mp005labourhours</text:p>
          </table:table-cell>
          <table:table-cell table:formula="of:=&quot;insert into mpepu_&quot; &amp;LOWER( [.D346]) &amp; &quot; (display_index, short_name, name,  &quot; &amp; [.$D$1] &amp; &quot;) values (&quot;&quot;&quot; &amp; [.A346] &amp; &quot;&quot;&quot;, &quot;&quot;&quot; &amp; LOWER([.C346]) &amp; &quot;&quot;&quot;, &quot;&quot;&quot; &amp; [.C346] &amp; &quot;&quot;&quot;, &quot;&quot;&quot; &amp; [.$E$241] &amp; &quot;&quot;&quot;,&quot; &amp; [.$D$2]" office:value-type="string" office:string-value="insert into mpepu_mp005labourhours (display_index, short_name, name,   version, created, modified, user_created, user_modified, hostname_created, hostname_modified) values (&quot;30&quot;, &quot;12-24hours &quot;, &quot;12-24hours &quot;, &quot;&quot;, now(), now(), 'cabel', 'cabel', '', '');&#10;GO">
            <text:p>insert into mpepu_mp005labourhours (display_index, short_name, name, <text:s text:c="2"/>version, created, modified, user_created, user_modified, hostname_created, hostname_modified) values ("30", "12-24hours ", "12-24hours ", "", now(), now(), 'cabel', 'cabel', '', '');<text:line-break/>GO</text:p>
          </table:table-cell>
          <table:table-cell table:number-columns-repeated="1019"/>
        </table:table-row>
        <table:table-row table:style-name="ro2">
          <table:table-cell office:value-type="float" office:value="40">
            <text:p>40</text:p>
          </table:table-cell>
          <table:table-cell table:style-name="ce4" office:value-type="string">
            <text:p>more_than_24hrs</text:p>
          </table:table-cell>
          <table:table-cell table:style-name="ce4" office:value-type="string">
            <text:p>&gt;24hours </text:p>
          </table:table-cell>
          <table:table-cell table:style-name="ce7" office:value-type="string">
            <text:p>mp005labourhours</text:p>
          </table:table-cell>
          <table:table-cell table:formula="of:=&quot;insert into mpepu_&quot; &amp;LOWER( [.D347]) &amp; &quot; (display_index, short_name, name,  &quot; &amp; [.$D$1] &amp; &quot;) values (&quot;&quot;&quot; &amp; [.A347] &amp; &quot;&quot;&quot;, &quot;&quot;&quot; &amp; LOWER([.C347]) &amp; &quot;&quot;&quot;, &quot;&quot;&quot; &amp; [.C347] &amp; &quot;&quot;&quot;, &quot;&quot;&quot; &amp; [.$E$241] &amp; &quot;&quot;&quot;,&quot; &amp; [.$D$2]" office:value-type="string" office:string-value="insert into mpepu_mp005labourhours (display_index, short_name, name,   version, created, modified, user_created, user_modified, hostname_created, hostname_modified) values (&quot;40&quot;, &quot;&gt;24hours &quot;, &quot;&gt;24hours &quot;, &quot;&quot;, now(), now(), 'cabel', 'cabel', '', '');&#10;GO">
            <text:p>insert into mpepu_mp005labourhours (display_index, short_name, name, <text:s text:c="2"/>version, created, modified, user_created, user_modified, hostname_created, hostname_modified) values ("40", "&gt;24hours ", "&gt;24hours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05deliverymode</text:p>
          </table:table-cell>
          <table:table-cell table:number-columns-repeated="2"/>
          <table:table-cell table:formula="of:=&quot;drop table &quot; &amp; [.$D$3] &amp;&quot;_&quot; &amp; LOWER([.F350]) &amp;&quot;;&quot;" office:value-type="string" office:string-value="drop table mpepu_mp005deliverymode;">
            <text:p>drop table mpepu_mp005deliverymode;</text:p>
          </table:table-cell>
          <table:table-cell table:number-columns-repeated="1015"/>
        </table:table-row>
        <table:table-row table:style-name="ro2">
          <table:table-cell office:value-type="float" office:value="10">
            <text:p>10</text:p>
          </table:table-cell>
          <table:table-cell office:value-type="string">
            <text:p>vaginal</text:p>
          </table:table-cell>
          <table:table-cell table:style-name="ce4" office:value-type="string">
            <text:p>Vaginal delivery </text:p>
          </table:table-cell>
          <table:table-cell table:style-name="ce7" office:value-type="string">
            <text:p>mp005deliverymode</text:p>
          </table:table-cell>
          <table:table-cell table:formula="of:=&quot;insert into mpepu_&quot; &amp;LOWER( [.D351]) &amp; &quot; (display_index, short_name, name,  &quot; &amp; [.$D$1] &amp; &quot;) values (&quot;&quot;&quot; &amp; [.A351] &amp; &quot;&quot;&quot;, &quot;&quot;&quot; &amp; LOWER([.C351]) &amp; &quot;&quot;&quot;, &quot;&quot;&quot; &amp; [.C351] &amp; &quot;&quot;&quot;, &quot;&quot;&quot; &amp; [.$E$241] &amp; &quot;&quot;&quot;,&quot; &amp; [.$D$2]" office:value-type="string" office:string-value="insert into mpepu_mp005deliverymode (display_index, short_name, name,   version, created, modified, user_created, user_modified, hostname_created, hostname_modified) values (&quot;10&quot;, &quot;vaginal delivery &quot;, &quot;Vaginal delivery &quot;, &quot;&quot;, now(), now(), 'cabel', 'cabel', '', '');&#10;GO">
            <text:p>insert into mpepu_mp005deliverymode (display_index, short_name, name, <text:s text:c="2"/>version, created, modified, user_created, user_modified, hostname_created, hostname_modified) values ("10", "vaginal delivery ", "Vaginal delivery ", "", now(), now(), 'cabel', 'cabel', '', '');<text:line-break/>GO</text:p>
          </table:table-cell>
          <table:table-cell table:number-columns-repeated="1019"/>
        </table:table-row>
        <table:table-row table:style-name="ro2">
          <table:table-cell office:value-type="float" office:value="20">
            <text:p>20</text:p>
          </table:table-cell>
          <table:table-cell office:value-type="string">
            <text:p>elect_cesear</text:p>
          </table:table-cell>
          <table:table-cell table:style-name="ce4" office:value-type="string">
            <text:p>Elective cesarean section </text:p>
          </table:table-cell>
          <table:table-cell table:style-name="ce7" office:value-type="string">
            <text:p>mp005deliverymode</text:p>
          </table:table-cell>
          <table:table-cell table:formula="of:=&quot;insert into mpepu_&quot; &amp;LOWER( [.D352]) &amp; &quot; (display_index, short_name, name,  &quot; &amp; [.$D$1] &amp; &quot;) values (&quot;&quot;&quot; &amp; [.A352] &amp; &quot;&quot;&quot;, &quot;&quot;&quot; &amp; LOWER([.C352]) &amp; &quot;&quot;&quot;, &quot;&quot;&quot; &amp; [.C352] &amp; &quot;&quot;&quot;, &quot;&quot;&quot; &amp; [.$E$241] &amp; &quot;&quot;&quot;,&quot; &amp; [.$D$2]" office:value-type="string" office:string-value="insert into mpepu_mp005deliverymode (display_index, short_name, name,   version, created, modified, user_created, user_modified, hostname_created, hostname_modified) values (&quot;20&quot;, &quot;elective cesarean section &quot;, &quot;Elective cesarean section &quot;, &quot;&quot;, now(), now(), 'cabel', 'cabel', '', '');&#10;GO">
            <text:p>insert into mpepu_mp005deliverymode (display_index, short_name, name, <text:s text:c="2"/>version, created, modified, user_created, user_modified, hostname_created, hostname_modified) values ("20", "elective cesarean section ", "Elective cesarean section ", "", now(), now(), 'cabel', 'cabel', '', '');<text:line-break/>GO</text:p>
          </table:table-cell>
          <table:table-cell table:number-columns-repeated="1019"/>
        </table:table-row>
        <table:table-row table:style-name="ro2">
          <table:table-cell office:value-type="float" office:value="30">
            <text:p>30</text:p>
          </table:table-cell>
          <table:table-cell office:value-type="string">
            <text:p>emerg_cesaer</text:p>
          </table:table-cell>
          <table:table-cell table:style-name="ce4" office:value-type="string">
            <text:p>Emergent cesarean section </text:p>
          </table:table-cell>
          <table:table-cell table:style-name="ce7" office:value-type="string">
            <text:p>mp005deliverymode</text:p>
          </table:table-cell>
          <table:table-cell table:formula="of:=&quot;insert into mpepu_&quot; &amp;LOWER( [.D353]) &amp; &quot; (display_index, short_name, name,  &quot; &amp; [.$D$1] &amp; &quot;) values (&quot;&quot;&quot; &amp; [.A353] &amp; &quot;&quot;&quot;, &quot;&quot;&quot; &amp; LOWER([.C353]) &amp; &quot;&quot;&quot;, &quot;&quot;&quot; &amp; [.C353] &amp; &quot;&quot;&quot;, &quot;&quot;&quot; &amp; [.$E$241] &amp; &quot;&quot;&quot;,&quot; &amp; [.$D$2]" office:value-type="string" office:string-value="insert into mpepu_mp005deliverymode (display_index, short_name, name,   version, created, modified, user_created, user_modified, hostname_created, hostname_modified) values (&quot;30&quot;, &quot;emergent cesarean section &quot;, &quot;Emergent cesarean section &quot;, &quot;&quot;, now(), now(), 'cabel', 'cabel', '', '');&#10;GO">
            <text:p>insert into mpepu_mp005deliverymode (display_index, short_name, name, <text:s text:c="2"/>version, created, modified, user_created, user_modified, hostname_created, hostname_modified) values ("30", "emergent cesarean section ", "Emergent cesarean section ", "", now(), now(), 'cabel', 'cabel', '', '');<text:line-break/>GO</text:p>
          </table:table-cell>
          <table:table-cell table:number-columns-repeated="1019"/>
        </table:table-row>
        <table:table-row table:style-name="ro1" table:number-rows-repeated="2">
          <table:table-cell table:number-columns-repeated="3"/>
          <table:table-cell table:style-name="ce10"/>
          <table:table-cell table:number-columns-repeated="1020"/>
        </table:table-row>
        <table:table-row table:style-name="ro1">
          <table:table-cell table:number-columns-repeated="3"/>
          <table:table-cell table:style-name="ce10"/>
          <table:table-cell table:style-name="ce1" office:value-type="string">
            <text:p>-- Table</text:p>
          </table:table-cell>
          <table:table-cell table:style-name="ce7" office:value-type="string">
            <text:p>mp005hospital</text:p>
          </table:table-cell>
          <table:table-cell table:number-columns-repeated="2"/>
          <table:table-cell table:formula="of:=&quot;drop table &quot; &amp; [.$D$3] &amp;&quot;_&quot; &amp; LOWER([.F356]) &amp;&quot;;&quot;" office:value-type="string" office:string-value="drop table mpepu_mp005hospital;">
            <text:p>drop table mpepu_mp005hospital;</text:p>
          </table:table-cell>
          <table:table-cell table:number-columns-repeated="1015"/>
        </table:table-row>
        <table:table-row table:style-name="ro2">
          <table:table-cell office:value-type="float" office:value="10">
            <text:p>10</text:p>
          </table:table-cell>
          <table:table-cell office:value-type="string">
            <text:p>pmh</text:p>
          </table:table-cell>
          <table:table-cell table:style-name="ce4" office:value-type="string">
            <text:p>Gaborone(PMH) </text:p>
          </table:table-cell>
          <table:table-cell table:style-name="ce7" office:value-type="string">
            <text:p>mp005hospital</text:p>
          </table:table-cell>
          <table:table-cell table:formula="of:=&quot;insert into mpepu_&quot; &amp;LOWER( [.D357]) &amp; &quot; (display_index, short_name, name,  &quot; &amp; [.$D$1] &amp; &quot;) values (&quot;&quot;&quot; &amp; [.A357] &amp; &quot;&quot;&quot;, &quot;&quot;&quot; &amp; LOWER([.C357]) &amp; &quot;&quot;&quot;, &quot;&quot;&quot; &amp; [.C357] &amp; &quot;&quot;&quot;, &quot;&quot;&quot; &amp; [.$E$241] &amp; &quot;&quot;&quot;,&quot; &amp; [.$D$2]" office:value-type="string" office:string-value="insert into mpepu_mp005hospital (display_index, short_name, name,   version, created, modified, user_created, user_modified, hostname_created, hostname_modified) values (&quot;10&quot;, &quot;gaborone(pmh) &quot;, &quot;Gaborone(PMH) &quot;, &quot;&quot;, now(), now(), 'cabel', 'cabel', '', '');&#10;GO">
            <text:p>insert into mpepu_mp005hospital (display_index, short_name, name, <text:s text:c="2"/>version, created, modified, user_created, user_modified, hostname_created, hostname_modified) values ("10", "gaborone(pmh) ", "Gaborone(PMH) ", "", now(), now(), 'cabel', 'cabel', '', '');<text:line-break/>GO</text:p>
          </table:table-cell>
          <table:table-cell table:number-columns-repeated="1019"/>
        </table:table-row>
        <table:table-row table:style-name="ro2">
          <table:table-cell office:value-type="float" office:value="20">
            <text:p>20</text:p>
          </table:table-cell>
          <table:table-cell office:value-type="string">
            <text:p>slh</text:p>
          </table:table-cell>
          <table:table-cell table:style-name="ce4" office:value-type="string">
            <text:p>Molepolole(SLH) </text:p>
          </table:table-cell>
          <table:table-cell table:style-name="ce7" office:value-type="string">
            <text:p>mp005hospital</text:p>
          </table:table-cell>
          <table:table-cell table:formula="of:=&quot;insert into mpepu_&quot; &amp;LOWER( [.D358]) &amp; &quot; (display_index, short_name, name,  &quot; &amp; [.$D$1] &amp; &quot;) values (&quot;&quot;&quot; &amp; [.A358] &amp; &quot;&quot;&quot;, &quot;&quot;&quot; &amp; LOWER([.C358]) &amp; &quot;&quot;&quot;, &quot;&quot;&quot; &amp; [.C358] &amp; &quot;&quot;&quot;, &quot;&quot;&quot; &amp; [.$E$241] &amp; &quot;&quot;&quot;,&quot; &amp; [.$D$2]" office:value-type="string" office:string-value="insert into mpepu_mp005hospital (display_index, short_name, name,   version, created, modified, user_created, user_modified, hostname_created, hostname_modified) values (&quot;20&quot;, &quot;molepolole(slh) &quot;, &quot;Molepolole(SLH) &quot;, &quot;&quot;, now(), now(), 'cabel', 'cabel', '', '');&#10;GO">
            <text:p>insert into mpepu_mp005hospital (display_index, short_name, name, <text:s text:c="2"/>version, created, modified, user_created, user_modified, hostname_created, hostname_modified) values ("20", "molepolole(slh) ", "Molepolole(SLH) ", "", now(), now(), 'cabel', 'cabel', '', '');<text:line-break/>GO</text:p>
          </table:table-cell>
          <table:table-cell table:number-columns-repeated="1019"/>
        </table:table-row>
        <table:table-row table:style-name="ro2">
          <table:table-cell office:value-type="float" office:value="30">
            <text:p>30</text:p>
          </table:table-cell>
          <table:table-cell office:value-type="string">
            <text:p>Athlone</text:p>
          </table:table-cell>
          <table:table-cell table:style-name="ce4" office:value-type="string">
            <text:p>Lobatse(Athlone) </text:p>
          </table:table-cell>
          <table:table-cell table:style-name="ce7" office:value-type="string">
            <text:p>mp005hospital</text:p>
          </table:table-cell>
          <table:table-cell table:formula="of:=&quot;insert into mpepu_&quot; &amp;LOWER( [.D359]) &amp; &quot; (display_index, short_name, name,  &quot; &amp; [.$D$1] &amp; &quot;) values (&quot;&quot;&quot; &amp; [.A359] &amp; &quot;&quot;&quot;, &quot;&quot;&quot; &amp; LOWER([.C359]) &amp; &quot;&quot;&quot;, &quot;&quot;&quot; &amp; [.C359] &amp; &quot;&quot;&quot;, &quot;&quot;&quot; &amp; [.$E$241] &amp; &quot;&quot;&quot;,&quot; &amp; [.$D$2]" office:value-type="string" office:string-value="insert into mpepu_mp005hospital (display_index, short_name, name,   version, created, modified, user_created, user_modified, hostname_created, hostname_modified) values (&quot;30&quot;, &quot;lobatse(athlone) &quot;, &quot;Lobatse(Athlone) &quot;, &quot;&quot;, now(), now(), 'cabel', 'cabel', '', '');&#10;GO">
            <text:p>insert into mpepu_mp005hospital (display_index, short_name, name, <text:s text:c="2"/>version, created, modified, user_created, user_modified, hostname_created, hostname_modified) values ("30", "lobatse(athlone) ", "Lobatse(Athlone) ", "", now(), now(), 'cabel', 'cabel', '', '');<text:line-break/>GO</text:p>
          </table:table-cell>
          <table:table-cell table:number-columns-repeated="1019"/>
        </table:table-row>
        <table:table-row table:style-name="ro7">
          <table:table-cell office:value-type="float" office:value="40">
            <text:p>40</text:p>
          </table:table-cell>
          <table:table-cell office:value-type="string">
            <text:p>other_facility</text:p>
          </table:table-cell>
          <table:table-cell table:style-name="ce4" office:value-type="string">
            <text:p>Other health facilities not associated with study site,(specify in 4a) </text:p>
          </table:table-cell>
          <table:table-cell table:style-name="ce7" office:value-type="string">
            <text:p>mp005hospital</text:p>
          </table:table-cell>
          <table:table-cell table:formula="of:=&quot;insert into mpepu_&quot; &amp;LOWER( [.D360]) &amp; &quot; (display_index, short_name, name,  &quot; &amp; [.$D$1] &amp; &quot;) values (&quot;&quot;&quot; &amp; [.A360] &amp; &quot;&quot;&quot;, &quot;&quot;&quot; &amp; LOWER([.C360]) &amp; &quot;&quot;&quot;, &quot;&quot;&quot; &amp; [.C360] &amp; &quot;&quot;&quot;, &quot;&quot;&quot; &amp; [.$E$241] &amp; &quot;&quot;&quot;,&quot; &amp; [.$D$2]" office:value-type="string" office:string-value="insert into mpepu_mp005hospital (display_index, short_name, name,   version, created, modified, user_created, user_modified, hostname_created, hostname_modified) values (&quot;40&quot;, &quot;other health facilities not associated with study site,(specify in 4a) &quot;, &quot;Other health facilities not associated with study site,(specify in 4a) &quot;, &quot;&quot;, now(), now(), 'cabel', 'cabel', '', '');&#10;GO">
            <text:p>insert into mpepu_mp005hospital (display_index, short_name, name, <text:s text:c="2"/>version, created, modified, user_created, user_modified, hostname_created, hostname_modified) values ("40", "other health facilities not associated with study site,(specify in 4a) ", "Other health facilities not associated with study site,(specify in 4a) ", "", now(), now(), 'cabel', 'cabel', '', '');<text:line-break/>GO</text:p>
          </table:table-cell>
          <table:table-cell table:number-columns-repeated="1019"/>
        </table:table-row>
        <table:table-row table:style-name="ro2">
          <table:table-cell office:value-type="float" office:value="50">
            <text:p>50</text:p>
          </table:table-cell>
          <table:table-cell office:value-type="string">
            <text:p>home</text:p>
          </table:table-cell>
          <table:table-cell table:style-name="ce4" office:value-type="string">
            <text:p>Home </text:p>
          </table:table-cell>
          <table:table-cell table:style-name="ce7" office:value-type="string">
            <text:p>mp005hospital</text:p>
          </table:table-cell>
          <table:table-cell table:formula="of:=&quot;insert into mpepu_&quot; &amp;LOWER( [.D361]) &amp; &quot; (display_index, short_name, name,  &quot; &amp; [.$D$1] &amp; &quot;) values (&quot;&quot;&quot; &amp; [.A361] &amp; &quot;&quot;&quot;, &quot;&quot;&quot; &amp; LOWER([.C361]) &amp; &quot;&quot;&quot;, &quot;&quot;&quot; &amp; [.C361] &amp; &quot;&quot;&quot;, &quot;&quot;&quot; &amp; [.$E$241] &amp; &quot;&quot;&quot;,&quot; &amp; [.$D$2]" office:value-type="string" office:string-value="insert into mpepu_mp005hospital (display_index, short_name, name,   version, created, modified, user_created, user_modified, hostname_created, hostname_modified) values (&quot;50&quot;, &quot;home &quot;, &quot;Home &quot;, &quot;&quot;, now(), now(), 'cabel', 'cabel', '', '');&#10;GO">
            <text:p>insert into mpepu_mp005hospital (display_index, short_name, name, <text:s text:c="2"/>version, created, modified, user_created, user_modified, hostname_created, hostname_modified) values ("50", "home ", "Home ", "", now(), now(), 'cabel', 'cabel', '', '');<text:line-break/>GO</text:p>
          </table:table-cell>
          <table:table-cell table:number-columns-repeated="1019"/>
        </table:table-row>
        <table:table-row table:style-name="ro2">
          <table:table-cell office:value-type="float" office:value="60">
            <text:p>60</text:p>
          </table:table-cell>
          <table:table-cell office:value-type="string">
            <text:p>lands</text:p>
          </table:table-cell>
          <table:table-cell table:style-name="ce4" office:value-type="string">
            <text:p>Lands </text:p>
          </table:table-cell>
          <table:table-cell table:style-name="ce7" office:value-type="string">
            <text:p>mp005hospital</text:p>
          </table:table-cell>
          <table:table-cell table:formula="of:=&quot;insert into mpepu_&quot; &amp;LOWER( [.D362]) &amp; &quot; (display_index, short_name, name,  &quot; &amp; [.$D$1] &amp; &quot;) values (&quot;&quot;&quot; &amp; [.A362] &amp; &quot;&quot;&quot;, &quot;&quot;&quot; &amp; LOWER([.C362]) &amp; &quot;&quot;&quot;, &quot;&quot;&quot; &amp; [.C362] &amp; &quot;&quot;&quot;, &quot;&quot;&quot; &amp; [.$E$241] &amp; &quot;&quot;&quot;,&quot; &amp; [.$D$2]" office:value-type="string" office:string-value="insert into mpepu_mp005hospital (display_index, short_name, name,   version, created, modified, user_created, user_modified, hostname_created, hostname_modified) values (&quot;60&quot;, &quot;lands &quot;, &quot;Lands &quot;, &quot;&quot;, now(), now(), 'cabel', 'cabel', '', '');&#10;GO">
            <text:p>insert into mpepu_mp005hospital (display_index, short_name, name, <text:s text:c="2"/>version, created, modified, user_created, user_modified, hostname_created, hostname_modified) values ("60", "lands ", "Lands ", "", now(), now(), 'cabel', 'cabel', '', '');<text:line-break/>GO</text:p>
          </table:table-cell>
          <table:table-cell table:number-columns-repeated="1019"/>
        </table:table-row>
        <table:table-row table:style-name="ro2">
          <table:table-cell office:value-type="float" office:value="99">
            <text:p>99</text:p>
          </table:table-cell>
          <table:table-cell office:value-type="string">
            <text:p>other_location</text:p>
          </table:table-cell>
          <table:table-cell table:style-name="ce4" office:value-type="string">
            <text:p>Other location</text:p>
          </table:table-cell>
          <table:table-cell table:style-name="ce7" office:value-type="string">
            <text:p>mp005hospital</text:p>
          </table:table-cell>
          <table:table-cell table:formula="of:=&quot;insert into mpepu_&quot; &amp;LOWER( [.D363]) &amp; &quot; (display_index, short_name, name,  &quot; &amp; [.$D$1] &amp; &quot;) values (&quot;&quot;&quot; &amp; [.A363] &amp; &quot;&quot;&quot;, &quot;&quot;&quot; &amp; LOWER([.C363]) &amp; &quot;&quot;&quot;, &quot;&quot;&quot; &amp; [.C363] &amp; &quot;&quot;&quot;, &quot;&quot;&quot; &amp; [.$E$241] &amp; &quot;&quot;&quot;,&quot; &amp; [.$D$2]" office:value-type="string" office:string-value="insert into mpepu_mp005hospital (display_index, short_name, name,   version, created, modified, user_created, user_modified, hostname_created, hostname_modified) values (&quot;99&quot;, &quot;other location&quot;, &quot;Other location&quot;, &quot;&quot;, now(), now(), 'cabel', 'cabel', '', '');&#10;GO">
            <text:p>insert into mpepu_mp005hospital (display_index, short_name, name, <text:s text:c="2"/>version, created, modified, user_created, user_modified, hostname_created, hostname_modified) values ("99", "other location", "Other location", "", now(), now(), 'cabel', 'cabel', '', '');<text:line-break/>GO</text:p>
          </table:table-cell>
          <table:table-cell table:number-columns-repeated="1019"/>
        </table:table-row>
        <table:table-row table:style-name="ro1" table:number-rows-repeated="2">
          <table:table-cell table:number-columns-repeated="3"/>
          <table:table-cell table:style-name="ce10"/>
          <table:table-cell table:number-columns-repeated="1020"/>
        </table:table-row>
        <table:table-row table:style-name="ro2">
          <table:table-cell table:number-columns-repeated="3"/>
          <table:table-cell table:style-name="ce10"/>
          <table:table-cell table:style-name="ce1" office:value-type="string">
            <text:p>-- Table</text:p>
          </table:table-cell>
          <table:table-cell table:style-name="ce7" office:value-type="string">
            <text:p>mp005deliverycomplications</text:p>
          </table:table-cell>
          <table:table-cell table:number-columns-repeated="2"/>
          <table:table-cell table:formula="of:=&quot;drop table &quot; &amp; [.$D$3] &amp;&quot;_&quot; &amp; LOWER([.F366]) &amp;&quot;;&quot;" office:value-type="string" office:string-value="drop table mpepu_mp005deliverycomplications;">
            <text:p>drop table mpepu_mp005deliverycomplications;</text:p>
          </table:table-cell>
          <table:table-cell table:number-columns-repeated="1015"/>
        </table:table-row>
        <table:table-row table:style-name="ro2">
          <table:table-cell office:value-type="float" office:value="10">
            <text:p>10</text:p>
          </table:table-cell>
          <table:table-cell office:value-type="string">
            <text:p>prolonged_rapt</text:p>
          </table:table-cell>
          <table:table-cell table:style-name="ce4" office:value-type="string">
            <text:p>Prolonged rapture of membranes</text:p>
          </table:table-cell>
          <table:table-cell table:style-name="ce7" office:value-type="string">
            <text:p>mp005deliverycomplications</text:p>
          </table:table-cell>
          <table:table-cell table:formula="of:=&quot;insert into mpepu_&quot; &amp;LOWER( [.D367]) &amp; &quot; (display_index, short_name, name,  &quot; &amp; [.$D$1] &amp; &quot;) values (&quot;&quot;&quot; &amp; [.A367] &amp; &quot;&quot;&quot;, &quot;&quot;&quot; &amp; LOWER([.C367]) &amp; &quot;&quot;&quot;, &quot;&quot;&quot; &amp; [.C367] &amp; &quot;&quot;&quot;, &quot;&quot;&quot; &amp; [.$E$241] &amp; &quot;&quot;&quot;,&quot; &amp; [.$D$2]" office:value-type="string" office:string-value="insert into mpepu_mp005deliverycomplications (display_index, short_name, name,   version, created, modified, user_created, user_modified, hostname_created, hostname_modified) values (&quot;10&quot;, &quot;prolonged rapture of membranes&quot;, &quot;Prolonged rapture of membranes&quot;, &quot;&quot;, now(), now(), 'cabel', 'cabel', '', '');&#10;GO">
            <text:p>insert into mpepu_mp005deliverycomplications (display_index, short_name, name, <text:s text:c="2"/>version, created, modified, user_created, user_modified, hostname_created, hostname_modified) values ("10", "prolonged rapture of membranes", "Prolonged rapture of membranes", "", now(), now(), 'cabel', 'cabel', '', '');<text:line-break/>GO</text:p>
          </table:table-cell>
          <table:table-cell table:style-name="ce7"/>
          <table:table-cell table:number-columns-repeated="1018"/>
        </table:table-row>
        <table:table-row table:style-name="ro2">
          <table:table-cell office:value-type="float" office:value="20">
            <text:p>20</text:p>
          </table:table-cell>
          <table:table-cell office:value-type="string">
            <text:p>preterm_del</text:p>
          </table:table-cell>
          <table:table-cell table:style-name="ce4" office:value-type="string">
            <text:p>Preterm delivery</text:p>
          </table:table-cell>
          <table:table-cell table:style-name="ce7" office:value-type="string">
            <text:p>mp005deliverycomplications</text:p>
          </table:table-cell>
          <table:table-cell table:formula="of:=&quot;insert into mpepu_&quot; &amp;LOWER( [.D368]) &amp; &quot; (display_index, short_name, name,  &quot; &amp; [.$D$1] &amp; &quot;) values (&quot;&quot;&quot; &amp; [.A368] &amp; &quot;&quot;&quot;, &quot;&quot;&quot; &amp; LOWER([.C368]) &amp; &quot;&quot;&quot;, &quot;&quot;&quot; &amp; [.C368] &amp; &quot;&quot;&quot;, &quot;&quot;&quot; &amp; [.$E$241] &amp; &quot;&quot;&quot;,&quot; &amp; [.$D$2]" office:value-type="string" office:string-value="insert into mpepu_mp005deliverycomplications (display_index, short_name, name,   version, created, modified, user_created, user_modified, hostname_created, hostname_modified) values (&quot;20&quot;, &quot;preterm delivery&quot;, &quot;Preterm delivery&quot;, &quot;&quot;, now(), now(), 'cabel', 'cabel', '', '');&#10;GO">
            <text:p>insert into mpepu_mp005deliverycomplications (display_index, short_name, name, <text:s text:c="2"/>version, created, modified, user_created, user_modified, hostname_created, hostname_modified) values ("20", "preterm delivery", "Preterm delivery", "", now(), now(), 'cabel', 'cabel', '', '');<text:line-break/>GO</text:p>
          </table:table-cell>
          <table:table-cell table:style-name="ce7"/>
          <table:table-cell table:number-columns-repeated="1018"/>
        </table:table-row>
        <table:table-row table:style-name="ro2">
          <table:table-cell office:value-type="float" office:value="30">
            <text:p>30</text:p>
          </table:table-cell>
          <table:table-cell office:value-type="string">
            <text:p>pp_hemorrhage</text:p>
          </table:table-cell>
          <table:table-cell table:style-name="ce4" office:value-type="string">
            <text:p>Postpartum hemorhager</text:p>
          </table:table-cell>
          <table:table-cell table:style-name="ce7" office:value-type="string">
            <text:p>mp005deliverycomplications</text:p>
          </table:table-cell>
          <table:table-cell table:formula="of:=&quot;insert into mpepu_&quot; &amp;LOWER( [.D369]) &amp; &quot; (display_index, short_name, name,  &quot; &amp; [.$D$1] &amp; &quot;) values (&quot;&quot;&quot; &amp; [.A369] &amp; &quot;&quot;&quot;, &quot;&quot;&quot; &amp; LOWER([.C369]) &amp; &quot;&quot;&quot;, &quot;&quot;&quot; &amp; [.C369] &amp; &quot;&quot;&quot;, &quot;&quot;&quot; &amp; [.$E$241] &amp; &quot;&quot;&quot;,&quot; &amp; [.$D$2]" office:value-type="string" office:string-value="insert into mpepu_mp005deliverycomplications (display_index, short_name, name,   version, created, modified, user_created, user_modified, hostname_created, hostname_modified) values (&quot;30&quot;, &quot;postpartum hemorhager&quot;, &quot;Postpartum hemorhager&quot;, &quot;&quot;, now(), now(), 'cabel', 'cabel', '', '');&#10;GO">
            <text:p>insert into mpepu_mp005deliverycomplications (display_index, short_name, name, <text:s text:c="2"/>version, created, modified, user_created, user_modified, hostname_created, hostname_modified) values ("30", "postpartum hemorhager", "Postpartum hemorhager", "", now(), now(), 'cabel', 'cabel', '', '');<text:line-break/>GO</text:p>
          </table:table-cell>
          <table:table-cell table:style-name="ce7"/>
          <table:table-cell table:number-columns-repeated="1018"/>
        </table:table-row>
        <table:table-row table:style-name="ro2">
          <table:table-cell office:value-type="float" office:value="40">
            <text:p>40</text:p>
          </table:table-cell>
          <table:table-cell office:value-type="string">
            <text:p>ret_placenta</text:p>
          </table:table-cell>
          <table:table-cell table:style-name="ce4" office:value-type="string">
            <text:p>Retained placenta</text:p>
          </table:table-cell>
          <table:table-cell table:style-name="ce7" office:value-type="string">
            <text:p>mp005deliverycomplications</text:p>
          </table:table-cell>
          <table:table-cell table:formula="of:=&quot;insert into mpepu_&quot; &amp;LOWER( [.D370]) &amp; &quot; (display_index, short_name, name,  &quot; &amp; [.$D$1] &amp; &quot;) values (&quot;&quot;&quot; &amp; [.A370] &amp; &quot;&quot;&quot;, &quot;&quot;&quot; &amp; LOWER([.C370]) &amp; &quot;&quot;&quot;, &quot;&quot;&quot; &amp; [.C370] &amp; &quot;&quot;&quot;, &quot;&quot;&quot; &amp; [.$E$241] &amp; &quot;&quot;&quot;,&quot; &amp; [.$D$2]" office:value-type="string" office:string-value="insert into mpepu_mp005deliverycomplications (display_index, short_name, name,   version, created, modified, user_created, user_modified, hostname_created, hostname_modified) values (&quot;40&quot;, &quot;retained placenta&quot;, &quot;Retained placenta&quot;, &quot;&quot;, now(), now(), 'cabel', 'cabel', '', '');&#10;GO">
            <text:p>insert into mpepu_mp005deliverycomplications (display_index, short_name, name, <text:s text:c="2"/>version, created, modified, user_created, user_modified, hostname_created, hostname_modified) values ("40", "retained placenta", "Retained placenta", "", now(), now(), 'cabel', 'cabel', '', '');<text:line-break/>GO</text:p>
          </table:table-cell>
          <table:table-cell table:style-name="ce7"/>
          <table:table-cell table:number-columns-repeated="1018"/>
        </table:table-row>
        <table:table-row table:style-name="ro6">
          <table:table-cell office:value-type="float" office:value="50">
            <text:p>50</text:p>
          </table:table-cell>
          <table:table-cell office:value-type="string">
            <text:p>uterine_perf_rap</text:p>
          </table:table-cell>
          <table:table-cell table:style-name="ce4" office:value-type="string">
            <text:p>Uterine perforation/rupture </text:p>
          </table:table-cell>
          <table:table-cell table:style-name="ce7" office:value-type="string">
            <text:p>mp005deliverycomplications</text:p>
          </table:table-cell>
          <table:table-cell table:formula="of:=&quot;insert into mpepu_&quot; &amp;LOWER( [.D371]) &amp; &quot; (display_index, short_name, name,  &quot; &amp; [.$D$1] &amp; &quot;) values (&quot;&quot;&quot; &amp; [.A371] &amp; &quot;&quot;&quot;, &quot;&quot;&quot; &amp; LOWER([.C371]) &amp; &quot;&quot;&quot;, &quot;&quot;&quot; &amp; [.C371] &amp; &quot;&quot;&quot;, &quot;&quot;&quot; &amp; [.$E$241] &amp; &quot;&quot;&quot;,&quot; &amp; [.$D$2]" office:value-type="string" office:string-value="insert into mpepu_mp005deliverycomplications (display_index, short_name, name,   version, created, modified, user_created, user_modified, hostname_created, hostname_modified) values (&quot;50&quot;, &quot;uterine perforation/rupture &quot;, &quot;Uterine perforation/rupture &quot;, &quot;&quot;, now(), now(), 'cabel', 'cabel', '', '');&#10;GO">
            <text:p>insert into mpepu_mp005deliverycomplications (display_index, short_name, name, <text:s text:c="2"/>version, created, modified, user_created, user_modified, hostname_created, hostname_modified) values ("50", "uterine perforation/rupture ", "Uterine perforation/rupture ", "", now(), now(), 'cabel', 'cabel', '', '');<text:line-break/>GO</text:p>
          </table:table-cell>
          <table:table-cell table:style-name="ce7"/>
          <table:table-cell table:number-columns-repeated="1018"/>
        </table:table-row>
        <table:table-row table:style-name="ro2">
          <table:table-cell office:value-type="float" office:value="60">
            <text:p>60</text:p>
          </table:table-cell>
          <table:table-cell office:value-type="string">
            <text:p>nuchal_cord</text:p>
          </table:table-cell>
          <table:table-cell table:style-name="ce4" office:value-type="string">
            <text:p>Nuchal cord </text:p>
          </table:table-cell>
          <table:table-cell table:style-name="ce7" office:value-type="string">
            <text:p>mp005deliverycomplications</text:p>
          </table:table-cell>
          <table:table-cell table:formula="of:=&quot;insert into mpepu_&quot; &amp;LOWER( [.D372]) &amp; &quot; (display_index, short_name, name,  &quot; &amp; [.$D$1] &amp; &quot;) values (&quot;&quot;&quot; &amp; [.A372] &amp; &quot;&quot;&quot;, &quot;&quot;&quot; &amp; LOWER([.C372]) &amp; &quot;&quot;&quot;, &quot;&quot;&quot; &amp; [.C372] &amp; &quot;&quot;&quot;, &quot;&quot;&quot; &amp; [.$E$241] &amp; &quot;&quot;&quot;,&quot; &amp; [.$D$2]" office:value-type="string" office:string-value="insert into mpepu_mp005deliverycomplications (display_index, short_name, name,   version, created, modified, user_created, user_modified, hostname_created, hostname_modified) values (&quot;60&quot;, &quot;nuchal cord &quot;, &quot;Nuchal cord &quot;, &quot;&quot;, now(), now(), 'cabel', 'cabel', '', '');&#10;GO">
            <text:p>insert into mpepu_mp005deliverycomplications (display_index, short_name, name, <text:s text:c="2"/>version, created, modified, user_created, user_modified, hostname_created, hostname_modified) values ("60", "nuchal cord ", "Nuchal cord ", "", now(), now(), 'cabel', 'cabel', '', '');<text:line-break/>GO</text:p>
          </table:table-cell>
          <table:table-cell table:style-name="ce7"/>
          <table:table-cell table:number-columns-repeated="1018"/>
        </table:table-row>
        <table:table-row table:style-name="ro2">
          <table:table-cell office:value-type="float" office:value="99">
            <text:p>99</text:p>
          </table:table-cell>
          <table:table-cell office:value-type="string">
            <text:p>other</text:p>
          </table:table-cell>
          <table:table-cell table:style-name="ce4" office:value-type="string">
            <text:p>Other, describe</text:p>
          </table:table-cell>
          <table:table-cell table:style-name="ce7" office:value-type="string">
            <text:p>mp005deliverycomplications</text:p>
          </table:table-cell>
          <table:table-cell table:formula="of:=&quot;insert into mpepu_&quot; &amp;LOWER( [.D373]) &amp; &quot; (display_index, short_name, name,  &quot; &amp; [.$D$1] &amp; &quot;) values (&quot;&quot;&quot; &amp; [.A373] &amp; &quot;&quot;&quot;, &quot;&quot;&quot; &amp; LOWER([.C373]) &amp; &quot;&quot;&quot;, &quot;&quot;&quot; &amp; [.C373] &amp; &quot;&quot;&quot;, &quot;&quot;&quot; &amp; [.$E$241] &amp; &quot;&quot;&quot;,&quot; &amp; [.$D$2]" office:value-type="string" office:string-value="insert into mpepu_mp005deliverycomplications (display_index, short_name, name,   version, created, modified, user_created, user_modified, hostname_created, hostname_modified) values (&quot;99&quot;, &quot;other, describe&quot;, &quot;Other, describe&quot;, &quot;&quot;, now(), now(), 'cabel', 'cabel', '', '');&#10;GO">
            <text:p>insert into mpepu_mp005deliverycomplications (display_index, short_name, name, <text:s text:c="2"/>version, created, modified, user_created, user_modified, hostname_created, hostname_modified) values ("99", "other, describe", "Other, describe", "", now(), now(), 'cabel', 'cabel', '', '');<text:line-break/>GO</text:p>
          </table:table-cell>
          <table:table-cell table:style-name="ce7"/>
          <table:table-cell table:number-columns-repeated="1018"/>
        </table:table-row>
        <table:table-row table:style-name="ro1" table:number-rows-repeated="2">
          <table:table-cell table:number-columns-repeated="3"/>
          <table:table-cell table:style-name="ce10"/>
          <table:table-cell table:style-name="ce1"/>
          <table:table-cell table:style-name="ce7"/>
          <table:table-cell table:number-columns-repeated="1018"/>
        </table:table-row>
        <table:table-row table:style-name="ro1">
          <table:table-cell table:number-columns-repeated="3"/>
          <table:table-cell table:style-name="ce10"/>
          <table:table-cell table:style-name="ce1" office:value-type="string">
            <text:p>-- Table</text:p>
          </table:table-cell>
          <table:table-cell table:style-name="ce7" office:value-type="string">
            <text:p>mp005healthconditions</text:p>
          </table:table-cell>
          <table:table-cell table:number-columns-repeated="2"/>
          <table:table-cell table:formula="of:=&quot;drop table &quot; &amp; [.$D$3] &amp;&quot;_&quot; &amp; LOWER([.F376]) &amp;&quot;;&quot;" office:value-type="string" office:string-value="drop table mpepu_mp005healthconditions;">
            <text:p>drop table mpepu_mp005healthconditions;</text:p>
          </table:table-cell>
          <table:table-cell table:number-columns-repeated="1015"/>
        </table:table-row>
        <table:table-row table:style-name="ro2">
          <table:table-cell office:value-type="float" office:value="10">
            <text:p>10</text:p>
          </table:table-cell>
          <table:table-cell office:value-type="string">
            <text:p>asthma</text:p>
          </table:table-cell>
          <table:table-cell table:style-name="ce4" office:value-type="string">
            <text:p>Asthma</text:p>
          </table:table-cell>
          <table:table-cell table:style-name="ce7" office:value-type="string">
            <text:p>mp005healthconditions</text:p>
          </table:table-cell>
          <table:table-cell table:formula="of:=&quot;insert into mpepu_&quot; &amp;LOWER( [.D377]) &amp; &quot; (display_index, short_name, name,  &quot; &amp; [.$D$1] &amp; &quot;) values (&quot;&quot;&quot; &amp; [.A377] &amp; &quot;&quot;&quot;, &quot;&quot;&quot; &amp; LOWER([.C377]) &amp; &quot;&quot;&quot;, &quot;&quot;&quot; &amp; [.C377] &amp; &quot;&quot;&quot;, &quot;&quot;&quot; &amp; [.$E$241] &amp; &quot;&quot;&quot;,&quot; &amp; [.$D$2]" office:value-type="string" office:string-value="insert into mpepu_mp005healthconditions (display_index, short_name, name,   version, created, modified, user_created, user_modified, hostname_created, hostname_modified) values (&quot;10&quot;, &quot;asthma&quot;, &quot;Asthma&quot;, &quot;&quot;, now(), now(), 'cabel', 'cabel', '', '');&#10;GO">
            <text:p>insert into mpepu_mp005healthconditions (display_index, short_name, name, <text:s text:c="2"/>version, created, modified, user_created, user_modified, hostname_created, hostname_modified) values ("10", "asthma", "Asthma", "", now(), now(), 'cabel', 'cabel', '', '');<text:line-break/>GO</text:p>
          </table:table-cell>
          <table:table-cell table:number-columns-repeated="1019"/>
        </table:table-row>
        <table:table-row table:style-name="ro2">
          <table:table-cell office:value-type="float" office:value="20">
            <text:p>20</text:p>
          </table:table-cell>
          <table:table-cell office:value-type="string">
            <text:p>depression</text:p>
          </table:table-cell>
          <table:table-cell table:style-name="ce4" office:value-type="string">
            <text:p>Depression </text:p>
          </table:table-cell>
          <table:table-cell table:style-name="ce7" office:value-type="string">
            <text:p>mp005healthconditions</text:p>
          </table:table-cell>
          <table:table-cell table:formula="of:=&quot;insert into mpepu_&quot; &amp;LOWER( [.D378]) &amp; &quot; (display_index, short_name, name,  &quot; &amp; [.$D$1] &amp; &quot;) values (&quot;&quot;&quot; &amp; [.A378] &amp; &quot;&quot;&quot;, &quot;&quot;&quot; &amp; LOWER([.C378]) &amp; &quot;&quot;&quot;, &quot;&quot;&quot; &amp; [.C378] &amp; &quot;&quot;&quot;, &quot;&quot;&quot; &amp; [.$E$241] &amp; &quot;&quot;&quot;,&quot; &amp; [.$D$2]" office:value-type="string" office:string-value="insert into mpepu_mp005healthconditions (display_index, short_name, name,   version, created, modified, user_created, user_modified, hostname_created, hostname_modified) values (&quot;20&quot;, &quot;depression &quot;, &quot;Depression &quot;, &quot;&quot;, now(), now(), 'cabel', 'cabel', '', '');&#10;GO">
            <text:p>insert into mpepu_mp005healthconditions (display_index, short_name, name, <text:s text:c="2"/>version, created, modified, user_created, user_modified, hostname_created, hostname_modified) values ("20", "depression ", "Depression ", "", now(), now(), 'cabel', 'cabel', '', '');<text:line-break/>GO</text:p>
          </table:table-cell>
          <table:table-cell table:number-columns-repeated="1019"/>
        </table:table-row>
        <table:table-row table:style-name="ro5">
          <table:table-cell office:value-type="float" office:value="30">
            <text:p>30</text:p>
          </table:table-cell>
          <table:table-cell office:value-type="string">
            <text:p>hep_b_pos</text:p>
          </table:table-cell>
          <table:table-cell table:style-name="ce4" office:value-type="string">
            <text:p>Chronic Hepatits Diagnosed prior to this pregnancy: Hepatitis B surface antigen positive </text:p>
          </table:table-cell>
          <table:table-cell table:style-name="ce7" office:value-type="string">
            <text:p>mp005healthconditions</text:p>
          </table:table-cell>
          <table:table-cell table:formula="of:=&quot;insert into mpepu_&quot; &amp;LOWER( [.D379]) &amp; &quot; (display_index, short_name, name,  &quot; &amp; [.$D$1] &amp; &quot;) values (&quot;&quot;&quot; &amp; [.A379] &amp; &quot;&quot;&quot;, &quot;&quot;&quot; &amp; LOWER([.C379]) &amp; &quot;&quot;&quot;, &quot;&quot;&quot; &amp; [.C379] &amp; &quot;&quot;&quot;, &quot;&quot;&quot; &amp; [.$E$241] &amp; &quot;&quot;&quot;,&quot; &amp; [.$D$2]" office:value-type="string" office:string-value="insert into mpepu_mp005healthconditions (display_index, short_name, name,   version, created, modified, user_created, user_modified, hostname_created, hostname_modified) values (&quot;30&quot;, &quot;chronic hepatits diagnosed prior to this pregnancy: hepatitis b surface antigen positive &quot;, &quot;Chronic Hepatits Diagnosed prior to this pregnancy: Hepatitis B surface antigen positive &quot;, &quot;&quot;, now(), now(), 'cabel', 'cabel', '', '');&#10;GO">
            <text:p>insert into mpepu_mp005healthconditions (display_index, short_name, name, <text:s text:c="2"/>version, created, modified, user_created, user_modified, hostname_created, hostname_modified) values ("30", "chronic hepatits diagnosed prior to this pregnancy: hepatitis b surface antigen positive ", "Chronic Hepatits Diagnosed prior to this pregnancy: Hepatitis B surface antigen positive ", "", now(), now(), 'cabel', 'cabel', '', '');<text:line-break/>GO</text:p>
          </table:table-cell>
          <table:table-cell table:number-columns-repeated="1019"/>
        </table:table-row>
        <table:table-row table:style-name="ro8">
          <table:table-cell office:value-type="float" office:value="40">
            <text:p>40</text:p>
          </table:table-cell>
          <table:table-cell office:value-type="string">
            <text:p>hep_b_carrier</text:p>
          </table:table-cell>
          <table:table-cell table:style-name="ce4" office:value-type="string">
            <text:p>Chronic Hepatits Diagnosed prior to this pregnancy: Chronic Hep B carrier </text:p>
          </table:table-cell>
          <table:table-cell table:style-name="ce7" office:value-type="string">
            <text:p>mp005healthconditions</text:p>
          </table:table-cell>
          <table:table-cell table:formula="of:=&quot;insert into mpepu_&quot; &amp;LOWER( [.D380]) &amp; &quot; (display_index, short_name, name,  &quot; &amp; [.$D$1] &amp; &quot;) values (&quot;&quot;&quot; &amp; [.A380] &amp; &quot;&quot;&quot;, &quot;&quot;&quot; &amp; LOWER([.C380]) &amp; &quot;&quot;&quot;, &quot;&quot;&quot; &amp; [.C380] &amp; &quot;&quot;&quot;, &quot;&quot;&quot; &amp; [.$E$241] &amp; &quot;&quot;&quot;,&quot; &amp; [.$D$2]" office:value-type="string" office:string-value="insert into mpepu_mp005healthconditions (display_index, short_name, name,   version, created, modified, user_created, user_modified, hostname_created, hostname_modified) values (&quot;40&quot;, &quot;chronic hepatits diagnosed prior to this pregnancy: chronic hep b carrier &quot;, &quot;Chronic Hepatits Diagnosed prior to this pregnancy: Chronic Hep B carrier &quot;, &quot;&quot;, now(), now(), 'cabel', 'cabel', '', '');&#10;GO">
            <text:p>insert into mpepu_mp005healthconditions (display_index, short_name, name, <text:s text:c="2"/>version, created, modified, user_created, user_modified, hostname_created, hostname_modified) values ("40", "chronic hepatits diagnosed prior to this pregnancy: chronic hep b carrier ", "Chronic Hepatits Diagnosed prior to this pregnancy: Chronic Hep B carrier ", "", now(), now(), 'cabel', 'cabel', '', '');<text:line-break/>GO</text:p>
          </table:table-cell>
          <table:table-cell table:number-columns-repeated="1019"/>
        </table:table-row>
        <table:table-row table:style-name="ro7">
          <table:table-cell office:value-type="float" office:value="50">
            <text:p>50</text:p>
          </table:table-cell>
          <table:table-cell office:value-type="string">
            <text:p>hep_c</text:p>
          </table:table-cell>
          <table:table-cell table:style-name="ce4" office:value-type="string">
            <text:p>Chronic Hepatits Diagnosed prior to this pregnancy: Hepatitis C </text:p>
          </table:table-cell>
          <table:table-cell table:style-name="ce7" office:value-type="string">
            <text:p>mp005healthconditions</text:p>
          </table:table-cell>
          <table:table-cell table:formula="of:=&quot;insert into mpepu_&quot; &amp;LOWER( [.D381]) &amp; &quot; (display_index, short_name, name,  &quot; &amp; [.$D$1] &amp; &quot;) values (&quot;&quot;&quot; &amp; [.A381] &amp; &quot;&quot;&quot;, &quot;&quot;&quot; &amp; LOWER([.C381]) &amp; &quot;&quot;&quot;, &quot;&quot;&quot; &amp; [.C381] &amp; &quot;&quot;&quot;, &quot;&quot;&quot; &amp; [.$E$241] &amp; &quot;&quot;&quot;,&quot; &amp; [.$D$2]" office:value-type="string" office:string-value="insert into mpepu_mp005healthconditions (display_index, short_name, name,   version, created, modified, user_created, user_modified, hostname_created, hostname_modified) values (&quot;50&quot;, &quot;chronic hepatits diagnosed prior to this pregnancy: hepatitis c &quot;, &quot;Chronic Hepatits Diagnosed prior to this pregnancy: Hepatitis C &quot;, &quot;&quot;, now(), now(), 'cabel', 'cabel', '', '');&#10;GO">
            <text:p>insert into mpepu_mp005healthconditions (display_index, short_name, name, <text:s text:c="2"/>version, created, modified, user_created, user_modified, hostname_created, hostname_modified) values ("50", "chronic hepatits diagnosed prior to this pregnancy: hepatitis c ", "Chronic Hepatits Diagnosed prior to this pregnancy: Hepatitis C ", "", now(), now(), 'cabel', 'cabel', '', '');<text:line-break/>GO</text:p>
          </table:table-cell>
          <table:table-cell table:number-columns-repeated="1019"/>
        </table:table-row>
        <table:table-row table:style-name="ro7">
          <table:table-cell office:value-type="float" office:value="60">
            <text:p>60</text:p>
          </table:table-cell>
          <table:table-cell office:value-type="string">
            <text:p>hep_other_unkn</text:p>
          </table:table-cell>
          <table:table-cell table:style-name="ce4" office:value-type="string">
            <text:p>Chronic Hepatits Diagnosed prior to this pregnancy: Other/Unknown </text:p>
          </table:table-cell>
          <table:table-cell table:style-name="ce7" office:value-type="string">
            <text:p>mp005healthconditions</text:p>
          </table:table-cell>
          <table:table-cell table:formula="of:=&quot;insert into mpepu_&quot; &amp;LOWER( [.D382]) &amp; &quot; (display_index, short_name, name,  &quot; &amp; [.$D$1] &amp; &quot;) values (&quot;&quot;&quot; &amp; [.A382] &amp; &quot;&quot;&quot;, &quot;&quot;&quot; &amp; LOWER([.C382]) &amp; &quot;&quot;&quot;, &quot;&quot;&quot; &amp; [.C382] &amp; &quot;&quot;&quot;, &quot;&quot;&quot; &amp; [.$E$241] &amp; &quot;&quot;&quot;,&quot; &amp; [.$D$2]" office:value-type="string" office:string-value="insert into mpepu_mp005healthconditions (display_index, short_name, name,   version, created, modified, user_created, user_modified, hostname_created, hostname_modified) values (&quot;60&quot;, &quot;chronic hepatits diagnosed prior to this pregnancy: other/unknown &quot;, &quot;Chronic Hepatits Diagnosed prior to this pregnancy: Other/Unknown &quot;, &quot;&quot;, now(), now(), 'cabel', 'cabel', '', '');&#10;GO">
            <text:p>insert into mpepu_mp005healthconditions (display_index, short_name, name, <text:s text:c="2"/>version, created, modified, user_created, user_modified, hostname_created, hostname_modified) values ("60", "chronic hepatits diagnosed prior to this pregnancy: other/unknown ", "Chronic Hepatits Diagnosed prior to this pregnancy: Other/Unknown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list)</text:p>
          </table:table-cell>
          <table:table-cell table:style-name="ce7" office:value-type="string">
            <text:p>mp005healthconditions</text:p>
          </table:table-cell>
          <table:table-cell table:formula="of:=&quot;insert into mpepu_&quot; &amp;LOWER( [.D383]) &amp; &quot; (display_index, short_name, name,  &quot; &amp; [.$D$1] &amp; &quot;) values (&quot;&quot;&quot; &amp; [.A383] &amp; &quot;&quot;&quot;, &quot;&quot;&quot; &amp; LOWER([.C383]) &amp; &quot;&quot;&quot;, &quot;&quot;&quot; &amp; [.C383] &amp; &quot;&quot;&quot;, &quot;&quot;&quot; &amp; [.$E$241] &amp; &quot;&quot;&quot;,&quot; &amp; [.$D$2]" office:value-type="string" office:string-value="insert into mpepu_mp005healthconditions (display_index, short_name, name,   version, created, modified, user_created, user_modified, hostname_created, hostname_modified) values (&quot;99&quot;, &quot;other (list)&quot;, &quot;Other (list)&quot;, &quot;&quot;, now(), now(), 'cabel', 'cabel', '', '');&#10;GO">
            <text:p>insert into mpepu_mp005healthconditions (display_index, short_name, name, <text:s text:c="2"/>version, created, modified, user_created, user_modified, hostname_created, hostname_modified) values ("99", "other (list)", "Other (list)", "", now(), now(), 'cabel', 'cabel', '', '');<text:line-break/>GO</text:p>
          </table:table-cell>
          <table:table-cell table:number-columns-repeated="1019"/>
        </table:table-row>
        <table:table-row table:style-name="ro1" table:number-rows-repeated="2">
          <table:table-cell table:number-columns-repeated="3"/>
          <table:table-cell table:style-name="ce10"/>
          <table:table-cell table:number-columns-repeated="1020"/>
        </table:table-row>
        <table:table-row table:style-name="ro1">
          <table:table-cell table:number-columns-repeated="3"/>
          <table:table-cell table:style-name="ce10"/>
          <table:table-cell table:style-name="ce1" office:value-type="string">
            <text:p>-- Table</text:p>
          </table:table-cell>
          <table:table-cell table:style-name="ce7" office:value-type="string">
            <text:p>mp005obcomplications</text:p>
          </table:table-cell>
          <table:table-cell table:number-columns-repeated="2"/>
          <table:table-cell table:formula="of:=&quot;drop table &quot; &amp; [.$D$3] &amp;&quot;_&quot; &amp; LOWER([.F386]) &amp;&quot;;&quot;" office:value-type="string" office:string-value="drop table mpepu_mp005obcomplications;">
            <text:p>drop table mpepu_mp005obcomplications;</text:p>
          </table:table-cell>
          <table:table-cell table:number-columns-repeated="1015"/>
        </table:table-row>
        <table:table-row table:style-name="ro7">
          <table:table-cell office:value-type="float" office:value="10">
            <text:p>10</text:p>
          </table:table-cell>
          <table:table-cell office:value-type="string">
            <text:p>asthma</text:p>
          </table:table-cell>
          <table:table-cell table:style-name="ce4" office:value-type="string">
            <text:p>Asthma exacerbation requiring treatment (PO or IV steroids) </text:p>
          </table:table-cell>
          <table:table-cell table:style-name="ce7" office:value-type="string">
            <text:p>mp005obcomplications</text:p>
          </table:table-cell>
          <table:table-cell table:formula="of:=&quot;insert into mpepu_&quot; &amp;LOWER( [.D387]) &amp; &quot; (display_index, short_name, name,  &quot; &amp; [.$D$1] &amp; &quot;) values (&quot;&quot;&quot; &amp; [.A387] &amp; &quot;&quot;&quot;, &quot;&quot;&quot; &amp; LOWER([.C387]) &amp; &quot;&quot;&quot;, &quot;&quot;&quot; &amp; [.C387] &amp; &quot;&quot;&quot;, &quot;&quot;&quot; &amp; [.$E$241] &amp; &quot;&quot;&quot;,&quot; &amp; [.$D$2]" office:value-type="string" office:string-value="insert into mpepu_mp005obcomplications (display_index, short_name, name,   version, created, modified, user_created, user_modified, hostname_created, hostname_modified) values (&quot;10&quot;, &quot;asthma exacerbation requiring treatment (po or iv steroids) &quot;, &quot;Asthma exacerbation requiring treatment (PO or IV steroids) &quot;, &quot;&quot;, now(), now(), 'cabel', 'cabel', '', '');&#10;GO">
            <text:p>insert into mpepu_mp005obcomplications (display_index, short_name, name, <text:s text:c="2"/>version, created, modified, user_created, user_modified, hostname_created, hostname_modified) values ("10", "asthma exacerbation requiring treatment (po or iv steroids) ", "Asthma exacerbation requiring treatment (PO or IV steroids) ", "", now(), now(), 'cabel', 'cabel', '', '');<text:line-break/>GO</text:p>
          </table:table-cell>
          <table:table-cell table:number-columns-repeated="1019"/>
        </table:table-row>
        <table:table-row table:style-name="ro8">
          <table:table-cell office:value-type="float" office:value="20">
            <text:p>20</text:p>
          </table:table-cell>
          <table:table-cell office:value-type="string">
            <text:p>preg_hyptertension</text:p>
          </table:table-cell>
          <table:table-cell table:style-name="ce4" office:value-type="string">
            <text:p>Pregnancy induced hypertension (hypertension diagnosed in this pregnancy) </text:p>
          </table:table-cell>
          <table:table-cell table:style-name="ce7" office:value-type="string">
            <text:p>mp005obcomplications</text:p>
          </table:table-cell>
          <table:table-cell table:formula="of:=&quot;insert into mpepu_&quot; &amp;LOWER( [.D388]) &amp; &quot; (display_index, short_name, name,  &quot; &amp; [.$D$1] &amp; &quot;) values (&quot;&quot;&quot; &amp; [.A388] &amp; &quot;&quot;&quot;, &quot;&quot;&quot; &amp; LOWER([.C388]) &amp; &quot;&quot;&quot;, &quot;&quot;&quot; &amp; [.C388] &amp; &quot;&quot;&quot;, &quot;&quot;&quot; &amp; [.$E$241] &amp; &quot;&quot;&quot;,&quot; &amp; [.$D$2]" office:value-type="string" office:string-value="insert into mpepu_mp005obcomplications (display_index, short_name, name,   version, created, modified, user_created, user_modified, hostname_created, hostname_modified) values (&quot;20&quot;, &quot;pregnancy induced hypertension (hypertension diagnosed in this pregnancy) &quot;, &quot;Pregnancy induced hypertension (hypertension diagnosed in this pregnancy) &quot;, &quot;&quot;, now(), now(), 'cabel', 'cabel', '', '');&#10;GO">
            <text:p>insert into mpepu_mp005obcomplications (display_index, short_name, name, <text:s text:c="2"/>version, created, modified, user_created, user_modified, hostname_created, hostname_modified) values ("20", "pregnancy induced hypertension (hypertension diagnosed in this pregnancy) ", "Pregnancy induced hypertension (hypertension diagnosed in this pregnancy) ", "", now(), now(), 'cabel', 'cabel', '', '');<text:line-break/>GO</text:p>
          </table:table-cell>
          <table:table-cell table:number-columns-repeated="1019"/>
        </table:table-row>
        <table:table-row table:style-name="ro2">
          <table:table-cell office:value-type="float" office:value="30">
            <text:p>30</text:p>
          </table:table-cell>
          <table:table-cell table:style-name="ce4" office:value-type="string">
            <text:p>preeclampsia </text:p>
          </table:table-cell>
          <table:table-cell table:style-name="ce4" office:value-type="string">
            <text:p>Preeclampsia </text:p>
          </table:table-cell>
          <table:table-cell table:style-name="ce7" office:value-type="string">
            <text:p>mp005obcomplications</text:p>
          </table:table-cell>
          <table:table-cell table:formula="of:=&quot;insert into mpepu_&quot; &amp;LOWER( [.D389]) &amp; &quot; (display_index, short_name, name,  &quot; &amp; [.$D$1] &amp; &quot;) values (&quot;&quot;&quot; &amp; [.A389] &amp; &quot;&quot;&quot;, &quot;&quot;&quot; &amp; LOWER([.C389]) &amp; &quot;&quot;&quot;, &quot;&quot;&quot; &amp; [.C389] &amp; &quot;&quot;&quot;, &quot;&quot;&quot; &amp; [.$E$241] &amp; &quot;&quot;&quot;,&quot; &amp; [.$D$2]" office:value-type="string" office:string-value="insert into mpepu_mp005obcomplications (display_index, short_name, name,   version, created, modified, user_created, user_modified, hostname_created, hostname_modified) values (&quot;30&quot;, &quot;preeclampsia &quot;, &quot;Preeclampsia &quot;, &quot;&quot;, now(), now(), 'cabel', 'cabel', '', '');&#10;GO">
            <text:p>insert into mpepu_mp005obcomplications (display_index, short_name, name, <text:s text:c="2"/>version, created, modified, user_created, user_modified, hostname_created, hostname_modified) values ("30", "preeclampsia ", "Preeclampsia ", "", now(), now(), 'cabel', 'cabel', '', '');<text:line-break/>GO</text:p>
          </table:table-cell>
          <table:table-cell table:number-columns-repeated="1019"/>
        </table:table-row>
        <table:table-row table:style-name="ro2">
          <table:table-cell office:value-type="float" office:value="40">
            <text:p>40</text:p>
          </table:table-cell>
          <table:table-cell office:value-type="string">
            <text:p>chro_diabetes</text:p>
          </table:table-cell>
          <table:table-cell table:style-name="ce4" office:value-type="string">
            <text:p>Chronic diabetes </text:p>
          </table:table-cell>
          <table:table-cell table:style-name="ce7" office:value-type="string">
            <text:p>mp005obcomplications</text:p>
          </table:table-cell>
          <table:table-cell table:formula="of:=&quot;insert into mpepu_&quot; &amp;LOWER( [.D390]) &amp; &quot; (display_index, short_name, name,  &quot; &amp; [.$D$1] &amp; &quot;) values (&quot;&quot;&quot; &amp; [.A390] &amp; &quot;&quot;&quot;, &quot;&quot;&quot; &amp; LOWER([.C390]) &amp; &quot;&quot;&quot;, &quot;&quot;&quot; &amp; [.C390] &amp; &quot;&quot;&quot;, &quot;&quot;&quot; &amp; [.$E$241] &amp; &quot;&quot;&quot;,&quot; &amp; [.$D$2]" office:value-type="string" office:string-value="insert into mpepu_mp005obcomplications (display_index, short_name, name,   version, created, modified, user_created, user_modified, hostname_created, hostname_modified) values (&quot;40&quot;, &quot;chronic diabetes &quot;, &quot;Chronic diabetes &quot;, &quot;&quot;, now(), now(), 'cabel', 'cabel', '', '');&#10;GO">
            <text:p>insert into mpepu_mp005obcomplications (display_index, short_name, name, <text:s text:c="2"/>version, created, modified, user_created, user_modified, hostname_created, hostname_modified) values ("40", "chronic diabetes ", "Chronic diabetes ", "", now(), now(), 'cabel', 'cabel', '', '');<text:line-break/>GO</text:p>
          </table:table-cell>
          <table:table-cell table:number-columns-repeated="1019"/>
        </table:table-row>
        <table:table-row table:style-name="ro3">
          <table:table-cell office:value-type="float" office:value="50">
            <text:p>50</text:p>
          </table:table-cell>
          <table:table-cell office:value-type="string">
            <text:p>gest_diabetes</text:p>
          </table:table-cell>
          <table:table-cell table:style-name="ce4" office:value-type="string">
            <text:p>Gestational diabetes (diabetes diagnosed during this pregnancy) </text:p>
          </table:table-cell>
          <table:table-cell table:style-name="ce7" office:value-type="string">
            <text:p>mp005obcomplications</text:p>
          </table:table-cell>
          <table:table-cell table:formula="of:=&quot;insert into mpepu_&quot; &amp;LOWER( [.D391]) &amp; &quot; (display_index, short_name, name,  &quot; &amp; [.$D$1] &amp; &quot;) values (&quot;&quot;&quot; &amp; [.A391] &amp; &quot;&quot;&quot;, &quot;&quot;&quot; &amp; LOWER([.C391]) &amp; &quot;&quot;&quot;, &quot;&quot;&quot; &amp; [.C391] &amp; &quot;&quot;&quot;, &quot;&quot;&quot; &amp; [.$E$241] &amp; &quot;&quot;&quot;,&quot; &amp; [.$D$2]" office:value-type="string" office:string-value="insert into mpepu_mp005obcomplications (display_index, short_name, name,   version, created, modified, user_created, user_modified, hostname_created, hostname_modified) values (&quot;50&quot;, &quot;gestational diabetes (diabetes diagnosed during this pregnancy) &quot;, &quot;Gestational diabetes (diabetes diagnosed during this pregnancy) &quot;, &quot;&quot;, now(), now(), 'cabel', 'cabel', '', '');&#10;GO">
            <text:p>insert into mpepu_mp005obcomplications (display_index, short_name, name, <text:s text:c="2"/>version, created, modified, user_created, user_modified, hostname_created, hostname_modified) values ("50", "gestational diabetes (diabetes diagnosed during this pregnancy) ", "Gestational diabetes (diabetes diagnosed during this pregnancy) ", "", now(), now(), 'cabel', 'cabel', '', '');<text:line-break/>GO</text:p>
          </table:table-cell>
          <table:table-cell table:number-columns-repeated="1019"/>
        </table:table-row>
        <table:table-row table:style-name="ro2">
          <table:table-cell office:value-type="float" office:value="60">
            <text:p>60</text:p>
          </table:table-cell>
          <table:table-cell office:value-type="string">
            <text:p>vagin_bleed</text:p>
          </table:table-cell>
          <table:table-cell table:style-name="ce4" office:value-type="string">
            <text:p>Vaginal bleeding </text:p>
          </table:table-cell>
          <table:table-cell table:style-name="ce7" office:value-type="string">
            <text:p>mp005obcomplications</text:p>
          </table:table-cell>
          <table:table-cell table:formula="of:=&quot;insert into mpepu_&quot; &amp;LOWER( [.D392]) &amp; &quot; (display_index, short_name, name,  &quot; &amp; [.$D$1] &amp; &quot;) values (&quot;&quot;&quot; &amp; [.A392] &amp; &quot;&quot;&quot;, &quot;&quot;&quot; &amp; LOWER([.C392]) &amp; &quot;&quot;&quot;, &quot;&quot;&quot; &amp; [.C392] &amp; &quot;&quot;&quot;, &quot;&quot;&quot; &amp; [.$E$241] &amp; &quot;&quot;&quot;,&quot; &amp; [.$D$2]" office:value-type="string" office:string-value="insert into mpepu_mp005obcomplications (display_index, short_name, name,   version, created, modified, user_created, user_modified, hostname_created, hostname_modified) values (&quot;60&quot;, &quot;vaginal bleeding &quot;, &quot;Vaginal bleeding &quot;, &quot;&quot;, now(), now(), 'cabel', 'cabel', '', '');&#10;GO">
            <text:p>insert into mpepu_mp005obcomplications (display_index, short_name, name, <text:s text:c="2"/>version, created, modified, user_created, user_modified, hostname_created, hostname_modified) values ("60", "vaginal bleeding ", "Vaginal bleeding ", "", now(), now(), 'cabel', 'cabel', '', '');<text:line-break/>GO</text:p>
          </table:table-cell>
          <table:table-cell table:number-columns-repeated="1019"/>
        </table:table-row>
        <table:table-row table:style-name="ro2">
          <table:table-cell office:value-type="float" office:value="70">
            <text:p>70</text:p>
          </table:table-cell>
          <table:table-cell table:style-name="ce4" office:value-type="string">
            <text:p>Oligohydramnios </text:p>
          </table:table-cell>
          <table:table-cell table:style-name="ce4" office:value-type="string">
            <text:p>oligohydramnios </text:p>
          </table:table-cell>
          <table:table-cell table:style-name="ce7" office:value-type="string">
            <text:p>mp005obcomplications</text:p>
          </table:table-cell>
          <table:table-cell table:formula="of:=&quot;insert into mpepu_&quot; &amp;LOWER( [.D393]) &amp; &quot; (display_index, short_name, name,  &quot; &amp; [.$D$1] &amp; &quot;) values (&quot;&quot;&quot; &amp; [.A393] &amp; &quot;&quot;&quot;, &quot;&quot;&quot; &amp; LOWER([.C393]) &amp; &quot;&quot;&quot;, &quot;&quot;&quot; &amp; [.C393] &amp; &quot;&quot;&quot;, &quot;&quot;&quot; &amp; [.$E$241] &amp; &quot;&quot;&quot;,&quot; &amp; [.$D$2]" office:value-type="string" office:string-value="insert into mpepu_mp005obcomplications (display_index, short_name, name,   version, created, modified, user_created, user_modified, hostname_created, hostname_modified) values (&quot;70&quot;, &quot;oligohydramnios &quot;, &quot;oligohydramnios &quot;, &quot;&quot;, now(), now(), 'cabel', 'cabel', '', '');&#10;GO">
            <text:p>insert into mpepu_mp005obcomplications (display_index, short_name, name, <text:s text:c="2"/>version, created, modified, user_created, user_modified, hostname_created, hostname_modified) values ("70", "oligohydramnios ", "oligohydramnios ", "", now(), now(), 'cabel', 'cabel', '', '');<text:line-break/>GO</text:p>
          </table:table-cell>
          <table:table-cell table:number-columns-repeated="1019"/>
        </table:table-row>
        <table:table-row table:style-name="ro2">
          <table:table-cell office:value-type="float" office:value="80">
            <text:p>80</text:p>
          </table:table-cell>
          <table:table-cell office:value-type="string">
            <text:p>placen_abprution</text:p>
          </table:table-cell>
          <table:table-cell table:style-name="ce4" office:value-type="string">
            <text:p>Placenta abruption</text:p>
          </table:table-cell>
          <table:table-cell table:style-name="ce7" office:value-type="string">
            <text:p>mp005obcomplications</text:p>
          </table:table-cell>
          <table:table-cell table:formula="of:=&quot;insert into mpepu_&quot; &amp;LOWER( [.D394]) &amp; &quot; (display_index, short_name, name,  &quot; &amp; [.$D$1] &amp; &quot;) values (&quot;&quot;&quot; &amp; [.A394] &amp; &quot;&quot;&quot;, &quot;&quot;&quot; &amp; LOWER([.C394]) &amp; &quot;&quot;&quot;, &quot;&quot;&quot; &amp; [.C394] &amp; &quot;&quot;&quot;, &quot;&quot;&quot; &amp; [.$E$241] &amp; &quot;&quot;&quot;,&quot; &amp; [.$D$2]" office:value-type="string" office:string-value="insert into mpepu_mp005obcomplications (display_index, short_name, name,   version, created, modified, user_created, user_modified, hostname_created, hostname_modified) values (&quot;80&quot;, &quot;placenta abruption&quot;, &quot;Placenta abruption&quot;, &quot;&quot;, now(), now(), 'cabel', 'cabel', '', '');&#10;GO">
            <text:p>insert into mpepu_mp005obcomplications (display_index, short_name, name, <text:s text:c="2"/>version, created, modified, user_created, user_modified, hostname_created, hostname_modified) values ("80", "placenta abruption", "Placenta abruption", "", now(), now(), 'cabel', 'cabel', '', '');<text:line-break/>GO</text:p>
          </table:table-cell>
          <table:table-cell table:number-columns-repeated="1019"/>
        </table:table-row>
        <table:table-row table:style-name="ro2">
          <table:table-cell office:value-type="float" office:value="90">
            <text:p>90</text:p>
          </table:table-cell>
          <table:table-cell office:value-type="string">
            <text:p>placen_previa </text:p>
          </table:table-cell>
          <table:table-cell table:style-name="ce4" office:value-type="string">
            <text:p>Placenta previa </text:p>
          </table:table-cell>
          <table:table-cell table:style-name="ce7" office:value-type="string">
            <text:p>mp005obcomplications</text:p>
          </table:table-cell>
          <table:table-cell table:formula="of:=&quot;insert into mpepu_&quot; &amp;LOWER( [.D395]) &amp; &quot; (display_index, short_name, name,  &quot; &amp; [.$D$1] &amp; &quot;) values (&quot;&quot;&quot; &amp; [.A395] &amp; &quot;&quot;&quot;, &quot;&quot;&quot; &amp; LOWER([.C395]) &amp; &quot;&quot;&quot;, &quot;&quot;&quot; &amp; [.C395] &amp; &quot;&quot;&quot;, &quot;&quot;&quot; &amp; [.$E$241] &amp; &quot;&quot;&quot;,&quot; &amp; [.$D$2]" office:value-type="string" office:string-value="insert into mpepu_mp005obcomplications (display_index, short_name, name,   version, created, modified, user_created, user_modified, hostname_created, hostname_modified) values (&quot;90&quot;, &quot;placenta previa &quot;, &quot;Placenta previa &quot;, &quot;&quot;, now(), now(), 'cabel', 'cabel', '', '');&#10;GO">
            <text:p>insert into mpepu_mp005obcomplications (display_index, short_name, name, <text:s text:c="2"/>version, created, modified, user_created, user_modified, hostname_created, hostname_modified) values ("90", "placenta previa ", "Placenta previa ", "", now(), now(), 'cabel', 'cabel', '', '');<text:line-break/>GO</text:p>
          </table:table-cell>
          <table:table-cell table:number-columns-repeated="1019"/>
        </table:table-row>
        <table:table-row table:style-name="ro2">
          <table:table-cell office:value-type="float" office:value="100">
            <text:p>100</text:p>
          </table:table-cell>
          <table:table-cell office:value-type="string">
            <text:p>cervicitis_unspec</text:p>
          </table:table-cell>
          <table:table-cell table:style-name="ce4" office:value-type="string">
            <text:p>STI:cervicitis unspecified </text:p>
          </table:table-cell>
          <table:table-cell table:style-name="ce7" office:value-type="string">
            <text:p>mp005obcomplications</text:p>
          </table:table-cell>
          <table:table-cell table:formula="of:=&quot;insert into mpepu_&quot; &amp;LOWER( [.D396]) &amp; &quot; (display_index, short_name, name,  &quot; &amp; [.$D$1] &amp; &quot;) values (&quot;&quot;&quot; &amp; [.A396] &amp; &quot;&quot;&quot;, &quot;&quot;&quot; &amp; LOWER([.C396]) &amp; &quot;&quot;&quot;, &quot;&quot;&quot; &amp; [.C396] &amp; &quot;&quot;&quot;, &quot;&quot;&quot; &amp; [.$E$241] &amp; &quot;&quot;&quot;,&quot; &amp; [.$D$2]" office:value-type="string" office:string-value="insert into mpepu_mp005obcomplications (display_index, short_name, name,   version, created, modified, user_created, user_modified, hostname_created, hostname_modified) values (&quot;100&quot;, &quot;sti:cervicitis unspecified &quot;, &quot;STI:cervicitis unspecified &quot;, &quot;&quot;, now(), now(), 'cabel', 'cabel', '', '');&#10;GO">
            <text:p>insert into mpepu_mp005obcomplications (display_index, short_name, name, <text:s text:c="2"/>version, created, modified, user_created, user_modified, hostname_created, hostname_modified) values ("100", "sti:cervicitis unspecified ", "STI:cervicitis unspecified ", "", now(), now(), 'cabel', 'cabel', '', '');<text:line-break/>GO</text:p>
          </table:table-cell>
          <table:table-cell table:number-columns-repeated="1019"/>
        </table:table-row>
        <table:table-row table:style-name="ro2">
          <table:table-cell office:value-type="float" office:value="110">
            <text:p>110</text:p>
          </table:table-cell>
          <table:table-cell office:value-type="string">
            <text:p>herpes</text:p>
          </table:table-cell>
          <table:table-cell table:style-name="ce4" office:value-type="string">
            <text:p>STI:Herpes</text:p>
          </table:table-cell>
          <table:table-cell table:style-name="ce7" office:value-type="string">
            <text:p>mp005obcomplications</text:p>
          </table:table-cell>
          <table:table-cell table:formula="of:=&quot;insert into mpepu_&quot; &amp;LOWER( [.D397]) &amp; &quot; (display_index, short_name, name,  &quot; &amp; [.$D$1] &amp; &quot;) values (&quot;&quot;&quot; &amp; [.A397] &amp; &quot;&quot;&quot;, &quot;&quot;&quot; &amp; LOWER([.C397]) &amp; &quot;&quot;&quot;, &quot;&quot;&quot; &amp; [.C397] &amp; &quot;&quot;&quot;, &quot;&quot;&quot; &amp; [.$E$241] &amp; &quot;&quot;&quot;,&quot; &amp; [.$D$2]" office:value-type="string" office:string-value="insert into mpepu_mp005obcomplications (display_index, short_name, name,   version, created, modified, user_created, user_modified, hostname_created, hostname_modified) values (&quot;110&quot;, &quot;sti:herpes&quot;, &quot;STI:Herpes&quot;, &quot;&quot;, now(), now(), 'cabel', 'cabel', '', '');&#10;GO">
            <text:p>insert into mpepu_mp005obcomplications (display_index, short_name, name, <text:s text:c="2"/>version, created, modified, user_created, user_modified, hostname_created, hostname_modified) values ("110", "sti:herpes", "STI:Herpes", "", now(), now(), 'cabel', 'cabel', '', '');<text:line-break/>GO</text:p>
          </table:table-cell>
          <table:table-cell table:number-columns-repeated="1019"/>
        </table:table-row>
        <table:table-row table:style-name="ro2">
          <table:table-cell office:value-type="float" office:value="120">
            <text:p>120</text:p>
          </table:table-cell>
          <table:table-cell office:value-type="string">
            <text:p>chlamydia</text:p>
          </table:table-cell>
          <table:table-cell table:style-name="ce4" office:value-type="string">
            <text:p>STI:Chlamydia </text:p>
          </table:table-cell>
          <table:table-cell table:style-name="ce7" office:value-type="string">
            <text:p>mp005obcomplications</text:p>
          </table:table-cell>
          <table:table-cell table:formula="of:=&quot;insert into mpepu_&quot; &amp;LOWER( [.D398]) &amp; &quot; (display_index, short_name, name,  &quot; &amp; [.$D$1] &amp; &quot;) values (&quot;&quot;&quot; &amp; [.A398] &amp; &quot;&quot;&quot;, &quot;&quot;&quot; &amp; LOWER([.C398]) &amp; &quot;&quot;&quot;, &quot;&quot;&quot; &amp; [.C398] &amp; &quot;&quot;&quot;, &quot;&quot;&quot; &amp; [.$E$241] &amp; &quot;&quot;&quot;,&quot; &amp; [.$D$2]" office:value-type="string" office:string-value="insert into mpepu_mp005obcomplications (display_index, short_name, name,   version, created, modified, user_created, user_modified, hostname_created, hostname_modified) values (&quot;120&quot;, &quot;sti:chlamydia &quot;, &quot;STI:Chlamydia &quot;, &quot;&quot;, now(), now(), 'cabel', 'cabel', '', '');&#10;GO">
            <text:p>insert into mpepu_mp005obcomplications (display_index, short_name, name, <text:s text:c="2"/>version, created, modified, user_created, user_modified, hostname_created, hostname_modified) values ("120", "sti:chlamydia ", "STI:Chlamydia ", "", now(), now(), 'cabel', 'cabel', '', '');<text:line-break/>GO</text:p>
          </table:table-cell>
          <table:table-cell table:number-columns-repeated="1019"/>
        </table:table-row>
        <table:table-row table:style-name="ro2">
          <table:table-cell office:value-type="float" office:value="130">
            <text:p>130</text:p>
          </table:table-cell>
          <table:table-cell office:value-type="string">
            <text:p>gonorhea</text:p>
          </table:table-cell>
          <table:table-cell table:style-name="ce4" office:value-type="string">
            <text:p>STI:Gonorhea </text:p>
          </table:table-cell>
          <table:table-cell table:style-name="ce7" office:value-type="string">
            <text:p>mp005obcomplications</text:p>
          </table:table-cell>
          <table:table-cell table:formula="of:=&quot;insert into mpepu_&quot; &amp;LOWER( [.D399]) &amp; &quot; (display_index, short_name, name,  &quot; &amp; [.$D$1] &amp; &quot;) values (&quot;&quot;&quot; &amp; [.A399] &amp; &quot;&quot;&quot;, &quot;&quot;&quot; &amp; LOWER([.C399]) &amp; &quot;&quot;&quot;, &quot;&quot;&quot; &amp; [.C399] &amp; &quot;&quot;&quot;, &quot;&quot;&quot; &amp; [.$E$241] &amp; &quot;&quot;&quot;,&quot; &amp; [.$D$2]" office:value-type="string" office:string-value="insert into mpepu_mp005obcomplications (display_index, short_name, name,   version, created, modified, user_created, user_modified, hostname_created, hostname_modified) values (&quot;130&quot;, &quot;sti:gonorhea &quot;, &quot;STI:Gonorhea &quot;, &quot;&quot;, now(), now(), 'cabel', 'cabel', '', '');&#10;GO">
            <text:p>insert into mpepu_mp005obcomplications (display_index, short_name, name, <text:s text:c="2"/>version, created, modified, user_created, user_modified, hostname_created, hostname_modified) values ("130", "sti:gonorhea ", "STI:Gonorhea ", "", now(), now(), 'cabel', 'cabel', '', '');<text:line-break/>GO</text:p>
          </table:table-cell>
          <table:table-cell table:number-columns-repeated="1019"/>
        </table:table-row>
        <table:table-row table:style-name="ro2">
          <table:table-cell office:value-type="float" office:value="140">
            <text:p>140</text:p>
          </table:table-cell>
          <table:table-cell office:value-type="string">
            <text:p>syphilis</text:p>
          </table:table-cell>
          <table:table-cell table:style-name="ce4" office:value-type="string">
            <text:p>STI:Syphilis </text:p>
          </table:table-cell>
          <table:table-cell table:style-name="ce7" office:value-type="string">
            <text:p>mp005obcomplications</text:p>
          </table:table-cell>
          <table:table-cell table:formula="of:=&quot;insert into mpepu_&quot; &amp;LOWER( [.D400]) &amp; &quot; (display_index, short_name, name,  &quot; &amp; [.$D$1] &amp; &quot;) values (&quot;&quot;&quot; &amp; [.A400] &amp; &quot;&quot;&quot;, &quot;&quot;&quot; &amp; LOWER([.C400]) &amp; &quot;&quot;&quot;, &quot;&quot;&quot; &amp; [.C400] &amp; &quot;&quot;&quot;, &quot;&quot;&quot; &amp; [.$E$241] &amp; &quot;&quot;&quot;,&quot; &amp; [.$D$2]" office:value-type="string" office:string-value="insert into mpepu_mp005obcomplications (display_index, short_name, name,   version, created, modified, user_created, user_modified, hostname_created, hostname_modified) values (&quot;140&quot;, &quot;sti:syphilis &quot;, &quot;STI:Syphilis &quot;, &quot;&quot;, now(), now(), 'cabel', 'cabel', '', '');&#10;GO">
            <text:p>insert into mpepu_mp005obcomplications (display_index, short_name, name, <text:s text:c="2"/>version, created, modified, user_created, user_modified, hostname_created, hostname_modified) values ("140", "sti:syphilis ", "STI:Syphilis ", "", now(), now(), 'cabel', 'cabel', '', '');<text:line-break/>GO</text:p>
          </table:table-cell>
          <table:table-cell table:number-columns-repeated="1019"/>
        </table:table-row>
        <table:table-row table:style-name="ro2">
          <table:table-cell office:value-type="float" office:value="999">
            <text:p>999</text:p>
          </table:table-cell>
          <table:table-cell office:value-type="string">
            <text:p>other</text:p>
          </table:table-cell>
          <table:table-cell table:style-name="ce4" office:value-type="string">
            <text:p>Other(specify)</text:p>
          </table:table-cell>
          <table:table-cell table:style-name="ce7" office:value-type="string">
            <text:p>mp005obcomplications</text:p>
          </table:table-cell>
          <table:table-cell table:formula="of:=&quot;insert into mpepu_&quot; &amp;LOWER( [.D401]) &amp; &quot; (display_index, short_name, name,  &quot; &amp; [.$D$1] &amp; &quot;) values (&quot;&quot;&quot; &amp; [.A401] &amp; &quot;&quot;&quot;, &quot;&quot;&quot; &amp; LOWER([.C401]) &amp; &quot;&quot;&quot;, &quot;&quot;&quot; &amp; [.C401] &amp; &quot;&quot;&quot;, &quot;&quot;&quot; &amp; [.$E$241] &amp; &quot;&quot;&quot;,&quot; &amp; [.$D$2]" office:value-type="string" office:string-value="insert into mpepu_mp005obcomplications (display_index, short_name, name,   version, created, modified, user_created, user_modified, hostname_created, hostname_modified) values (&quot;999&quot;, &quot;other(specify)&quot;, &quot;Other(specify)&quot;, &quot;&quot;, now(), now(), 'cabel', 'cabel', '', '');&#10;GO">
            <text:p>insert into mpepu_mp005obcomplications (display_index, short_name, name, <text:s text:c="2"/>version, created, modified, user_created, user_modified, hostname_created, hostname_modified) values ("999", "other(specify)", "Other(specify)", "", now(), now(), 'cabel', 'cabel', '', '');<text:line-break/>GO</text:p>
          </table:table-cell>
          <table:table-cell table:number-columns-repeated="1019"/>
        </table:table-row>
        <table:table-row table:style-name="ro1" table:number-rows-repeated="2">
          <table:table-cell table:number-columns-repeated="3"/>
          <table:table-cell table:style-name="ce7"/>
          <table:table-cell table:number-columns-repeated="1020"/>
        </table:table-row>
        <table:table-row table:style-name="ro1">
          <table:table-cell table:number-columns-repeated="3"/>
          <table:table-cell table:style-name="ce7"/>
          <table:table-cell table:style-name="ce1" office:value-type="string">
            <text:p>-- Table</text:p>
          </table:table-cell>
          <table:table-cell table:style-name="ce7" office:value-type="string">
            <text:p>mp005supplements</text:p>
          </table:table-cell>
          <table:table-cell table:number-columns-repeated="2"/>
          <table:table-cell table:formula="of:=&quot;drop table &quot; &amp; [.$D$3] &amp;&quot;_&quot; &amp; LOWER([.F404]) &amp;&quot;;&quot;" office:value-type="string" office:string-value="drop table mpepu_mp005supplements;">
            <text:p>drop table mpepu_mp005supplements;</text:p>
          </table:table-cell>
          <table:table-cell table:number-columns-repeated="1015"/>
        </table:table-row>
        <table:table-row table:style-name="ro2">
          <table:table-cell office:value-type="float" office:value="10">
            <text:p>10</text:p>
          </table:table-cell>
          <table:table-cell office:value-type="string">
            <text:p>vitamins</text:p>
          </table:table-cell>
          <table:table-cell table:style-name="ce4" office:value-type="string">
            <text:p>Prenatal vitamins </text:p>
          </table:table-cell>
          <table:table-cell table:style-name="ce7" office:value-type="string">
            <text:p>mp005supplements</text:p>
          </table:table-cell>
          <table:table-cell table:formula="of:=&quot;insert into mpepu_&quot; &amp;LOWER( [.D405]) &amp; &quot; (display_index, short_name, name,  &quot; &amp; [.$D$1] &amp; &quot;) values (&quot;&quot;&quot; &amp; [.A405] &amp; &quot;&quot;&quot;, &quot;&quot;&quot; &amp; LOWER([.C405]) &amp; &quot;&quot;&quot;, &quot;&quot;&quot; &amp; [.C405] &amp; &quot;&quot;&quot;, &quot;&quot;&quot; &amp; [.$E$241] &amp; &quot;&quot;&quot;,&quot; &amp; [.$D$2]" office:value-type="string" office:string-value="insert into mpepu_mp005supplements (display_index, short_name, name,   version, created, modified, user_created, user_modified, hostname_created, hostname_modified) values (&quot;10&quot;, &quot;prenatal vitamins &quot;, &quot;Prenatal vitamins &quot;, &quot;&quot;, now(), now(), 'cabel', 'cabel', '', '');&#10;GO">
            <text:p>insert into mpepu_mp005supplements (display_index, short_name, name, <text:s text:c="2"/>version, created, modified, user_created, user_modified, hostname_created, hostname_modified) values ("10", "prenatal vitamins ", "Prenatal vitamins ", "", now(), now(), 'cabel', 'cabel', '', '');<text:line-break/>GO</text:p>
          </table:table-cell>
          <table:table-cell table:number-columns-repeated="1019"/>
        </table:table-row>
        <table:table-row table:style-name="ro6">
          <table:table-cell office:value-type="float" office:value="20">
            <text:p>20</text:p>
          </table:table-cell>
          <table:table-cell office:value-type="string">
            <text:p>ferous</text:p>
          </table:table-cell>
          <table:table-cell table:style-name="ce4" office:value-type="string">
            <text:p>Ferrous (separate from prenatal vitamins) </text:p>
          </table:table-cell>
          <table:table-cell table:style-name="ce7" office:value-type="string">
            <text:p>mp005supplements</text:p>
          </table:table-cell>
          <table:table-cell table:formula="of:=&quot;insert into mpepu_&quot; &amp;LOWER( [.D406]) &amp; &quot; (display_index, short_name, name,  &quot; &amp; [.$D$1] &amp; &quot;) values (&quot;&quot;&quot; &amp; [.A406] &amp; &quot;&quot;&quot;, &quot;&quot;&quot; &amp; LOWER([.C406]) &amp; &quot;&quot;&quot;, &quot;&quot;&quot; &amp; [.C406] &amp; &quot;&quot;&quot;, &quot;&quot;&quot; &amp; [.$E$241] &amp; &quot;&quot;&quot;,&quot; &amp; [.$D$2]" office:value-type="string" office:string-value="insert into mpepu_mp005supplements (display_index, short_name, name,   version, created, modified, user_created, user_modified, hostname_created, hostname_modified) values (&quot;20&quot;, &quot;ferrous (separate from prenatal vitamins) &quot;, &quot;Ferrous (separate from prenatal vitamins) &quot;, &quot;&quot;, now(), now(), 'cabel', 'cabel', '', '');&#10;GO">
            <text:p>insert into mpepu_mp005supplements (display_index, short_name, name, <text:s text:c="2"/>version, created, modified, user_created, user_modified, hostname_created, hostname_modified) values ("20", "ferrous (separate from prenatal vitamins) ", "Ferrous (separate from prenatal vitamins) ", "", now(), now(), 'cabel', 'cabel', '', '');<text:line-break/>GO</text:p>
          </table:table-cell>
          <table:table-cell table:number-columns-repeated="1019"/>
        </table:table-row>
        <table:table-row table:style-name="ro2">
          <table:table-cell office:value-type="float" office:value="30">
            <text:p>30</text:p>
          </table:table-cell>
          <table:table-cell office:value-type="string">
            <text:p>ctx</text:p>
          </table:table-cell>
          <table:table-cell table:style-name="ce4" office:value-type="string">
            <text:p>Cotrimoxazole </text:p>
          </table:table-cell>
          <table:table-cell table:style-name="ce7" office:value-type="string">
            <text:p>mp005supplements</text:p>
          </table:table-cell>
          <table:table-cell table:formula="of:=&quot;insert into mpepu_&quot; &amp;LOWER( [.D407]) &amp; &quot; (display_index, short_name, name,  &quot; &amp; [.$D$1] &amp; &quot;) values (&quot;&quot;&quot; &amp; [.A407] &amp; &quot;&quot;&quot;, &quot;&quot;&quot; &amp; LOWER([.C407]) &amp; &quot;&quot;&quot;, &quot;&quot;&quot; &amp; [.C407] &amp; &quot;&quot;&quot;, &quot;&quot;&quot; &amp; [.$E$241] &amp; &quot;&quot;&quot;,&quot; &amp; [.$D$2]" office:value-type="string" office:string-value="insert into mpepu_mp005supplements (display_index, short_name, name,   version, created, modified, user_created, user_modified, hostname_created, hostname_modified) values (&quot;30&quot;, &quot;cotrimoxazole &quot;, &quot;Cotrimoxazole &quot;, &quot;&quot;, now(), now(), 'cabel', 'cabel', '', '');&#10;GO">
            <text:p>insert into mpepu_mp005supplements (display_index, short_name, name, <text:s text:c="2"/>version, created, modified, user_created, user_modified, hostname_created, hostname_modified) values ("30", "cotrimoxazole ", "Cotrimoxazole ", "", now(), now(), 'cabel', 'cabel', '', '');<text:line-break/>GO</text:p>
          </table:table-cell>
          <table:table-cell table:number-columns-repeated="1019"/>
        </table:table-row>
        <table:table-row table:style-name="ro2">
          <table:table-cell office:value-type="float" office:value="40">
            <text:p>40</text:p>
          </table:table-cell>
          <table:table-cell table:style-name="ce4" office:value-type="string">
            <text:p>Isoniazid </text:p>
          </table:table-cell>
          <table:table-cell table:style-name="ce4" office:value-type="string">
            <text:p>Isoniazid </text:p>
          </table:table-cell>
          <table:table-cell table:style-name="ce7" office:value-type="string">
            <text:p>mp005supplements</text:p>
          </table:table-cell>
          <table:table-cell table:formula="of:=&quot;insert into mpepu_&quot; &amp;LOWER( [.D408]) &amp; &quot; (display_index, short_name, name,  &quot; &amp; [.$D$1] &amp; &quot;) values (&quot;&quot;&quot; &amp; [.A408] &amp; &quot;&quot;&quot;, &quot;&quot;&quot; &amp; LOWER([.C408]) &amp; &quot;&quot;&quot;, &quot;&quot;&quot; &amp; [.C408] &amp; &quot;&quot;&quot;, &quot;&quot;&quot; &amp; [.$E$241] &amp; &quot;&quot;&quot;,&quot; &amp; [.$D$2]" office:value-type="string" office:string-value="insert into mpepu_mp005supplements (display_index, short_name, name,   version, created, modified, user_created, user_modified, hostname_created, hostname_modified) values (&quot;40&quot;, &quot;isoniazid &quot;, &quot;Isoniazid &quot;, &quot;&quot;, now(), now(), 'cabel', 'cabel', '', '');&#10;GO">
            <text:p>insert into mpepu_mp005supplements (display_index, short_name, name, <text:s text:c="2"/>version, created, modified, user_created, user_modified, hostname_created, hostname_modified) values ("40", "isoniazid ", "Isoniazid ", "", now(), now(), 'cabel', 'cabel', '', '');<text:line-break/>GO</text:p>
          </table:table-cell>
          <table:table-cell table:number-columns-repeated="1019"/>
        </table:table-row>
        <table:table-row table:style-name="ro1">
          <table:table-cell table:number-columns-repeated="3"/>
          <table:table-cell table:style-name="ce10"/>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number-columns-repeated="4"/>
          <table:table-cell table:style-name="ce1" office:value-type="string">
            <text:p>-- Table</text:p>
          </table:table-cell>
          <table:table-cell table:style-name="ce7" office:value-type="string">
            <text:p>mp006conditions</text:p>
          </table:table-cell>
          <table:table-cell table:number-columns-repeated="2"/>
          <table:table-cell table:formula="of:=&quot;drop table &quot; &amp; [.$D$3] &amp;&quot;_&quot; &amp; LOWER([.F411]) &amp;&quot;;&quot;" office:value-type="string" office:string-value="drop table mpepu_mp006conditions;">
            <text:p>drop table mpepu_mp006conditions;</text:p>
          </table:table-cell>
          <table:table-cell table:number-columns-repeated="1015"/>
        </table:table-row>
        <table:table-row table:style-name="ro2">
          <table:table-cell office:value-type="float" office:value="10">
            <text:p>10</text:p>
          </table:table-cell>
          <table:table-cell office:value-type="string">
            <text:p>hypertension</text:p>
          </table:table-cell>
          <table:table-cell office:value-type="string">
            <text:p>Chronic Hypertension </text:p>
          </table:table-cell>
          <table:table-cell table:style-name="ce7" office:value-type="string">
            <text:p>mp006conditions</text:p>
          </table:table-cell>
          <table:table-cell table:formula="of:=&quot;insert into mpepu_&quot; &amp;LOWER( [.D412]) &amp; &quot; (display_index, short_name, name,  &quot; &amp; [.$D$1] &amp; &quot;) values (&quot;&quot;&quot; &amp; [.A412] &amp; &quot;&quot;&quot;, &quot;&quot;&quot; &amp; LOWER([.C412]) &amp; &quot;&quot;&quot;, &quot;&quot;&quot; &amp; [.C412] &amp; &quot;&quot;&quot;, &quot;&quot;&quot; &amp; [.$E$241] &amp; &quot;&quot;&quot;,&quot; &amp; [.$D$2]" office:value-type="string" office:string-value="insert into mpepu_mp006conditions (display_index, short_name, name,   version, created, modified, user_created, user_modified, hostname_created, hostname_modified) values (&quot;10&quot;, &quot;chronic hypertension &quot;, &quot;Chronic Hypertension &quot;, &quot;&quot;, now(), now(), 'cabel', 'cabel', '', '');&#10;GO">
            <text:p>insert into mpepu_mp006conditions (display_index, short_name, name, <text:s text:c="2"/>version, created, modified, user_created, user_modified, hostname_created, hostname_modified) values ("10", "chronic hypertension ", "Chronic Hypertension ", "", now(), now(), 'cabel', 'cabel', '', '');<text:line-break/>GO</text:p>
          </table:table-cell>
          <table:table-cell table:number-columns-repeated="1019"/>
        </table:table-row>
        <table:table-row table:style-name="ro2">
          <table:table-cell office:value-type="float" office:value="20">
            <text:p>20</text:p>
          </table:table-cell>
          <table:table-cell office:value-type="string">
            <text:p>diabetes</text:p>
          </table:table-cell>
          <table:table-cell office:value-type="string">
            <text:p>Chronic Diabetes </text:p>
          </table:table-cell>
          <table:table-cell table:style-name="ce7" office:value-type="string">
            <text:p>mp006conditions</text:p>
          </table:table-cell>
          <table:table-cell table:formula="of:=&quot;insert into mpepu_&quot; &amp;LOWER( [.D413]) &amp; &quot; (display_index, short_name, name,  &quot; &amp; [.$D$1] &amp; &quot;) values (&quot;&quot;&quot; &amp; [.A413] &amp; &quot;&quot;&quot;, &quot;&quot;&quot; &amp; LOWER([.C413]) &amp; &quot;&quot;&quot;, &quot;&quot;&quot; &amp; [.C413] &amp; &quot;&quot;&quot;, &quot;&quot;&quot; &amp; [.$E$241] &amp; &quot;&quot;&quot;,&quot; &amp; [.$D$2]" office:value-type="string" office:string-value="insert into mpepu_mp006conditions (display_index, short_name, name,   version, created, modified, user_created, user_modified, hostname_created, hostname_modified) values (&quot;20&quot;, &quot;chronic diabetes &quot;, &quot;Chronic Diabetes &quot;, &quot;&quot;, now(), now(), 'cabel', 'cabel', '', '');&#10;GO">
            <text:p>insert into mpepu_mp006conditions (display_index, short_name, name, <text:s text:c="2"/>version, created, modified, user_created, user_modified, hostname_created, hostname_modified) values ("20", "chronic diabetes ", "Chronic Diabetes ", "", now(), now(), 'cabel', 'cabel', '', '');<text:line-break/>GO</text:p>
          </table:table-cell>
          <table:table-cell table:number-columns-repeated="1019"/>
        </table:table-row>
        <table:table-row table:style-name="ro2">
          <table:table-cell office:value-type="float" office:value="30">
            <text:p>30</text:p>
          </table:table-cell>
          <table:table-cell office:value-type="string">
            <text:p>asthma</text:p>
          </table:table-cell>
          <table:table-cell office:value-type="string">
            <text:p>Asthma</text:p>
          </table:table-cell>
          <table:table-cell table:style-name="ce7" office:value-type="string">
            <text:p>mp006conditions</text:p>
          </table:table-cell>
          <table:table-cell table:formula="of:=&quot;insert into mpepu_&quot; &amp;LOWER( [.D414]) &amp; &quot; (display_index, short_name, name,  &quot; &amp; [.$D$1] &amp; &quot;) values (&quot;&quot;&quot; &amp; [.A414] &amp; &quot;&quot;&quot;, &quot;&quot;&quot; &amp; LOWER([.C414]) &amp; &quot;&quot;&quot;, &quot;&quot;&quot; &amp; [.C414] &amp; &quot;&quot;&quot;, &quot;&quot;&quot; &amp; [.$E$241] &amp; &quot;&quot;&quot;,&quot; &amp; [.$D$2]" office:value-type="string" office:string-value="insert into mpepu_mp006conditions (display_index, short_name, name,   version, created, modified, user_created, user_modified, hostname_created, hostname_modified) values (&quot;30&quot;, &quot;asthma&quot;, &quot;Asthma&quot;, &quot;&quot;, now(), now(), 'cabel', 'cabel', '', '');&#10;GO">
            <text:p>insert into mpepu_mp006conditions (display_index, short_name, name, <text:s text:c="2"/>version, created, modified, user_created, user_modified, hostname_created, hostname_modified) values ("30", "asthma", "Asthma", "", now(), now(), 'cabel', 'cabel', '', '');<text:line-break/>GO</text:p>
          </table:table-cell>
          <table:table-cell table:number-columns-repeated="1019"/>
        </table:table-row>
        <table:table-row table:style-name="ro2">
          <table:table-cell office:value-type="float" office:value="40">
            <text:p>40</text:p>
          </table:table-cell>
          <table:table-cell office:value-type="string">
            <text:p>depression</text:p>
          </table:table-cell>
          <table:table-cell office:value-type="string">
            <text:p>Depression</text:p>
          </table:table-cell>
          <table:table-cell table:style-name="ce7" office:value-type="string">
            <text:p>mp006conditions</text:p>
          </table:table-cell>
          <table:table-cell table:formula="of:=&quot;insert into mpepu_&quot; &amp;LOWER( [.D415]) &amp; &quot; (display_index, short_name, name,  &quot; &amp; [.$D$1] &amp; &quot;) values (&quot;&quot;&quot; &amp; [.A415] &amp; &quot;&quot;&quot;, &quot;&quot;&quot; &amp; LOWER([.C415]) &amp; &quot;&quot;&quot;, &quot;&quot;&quot; &amp; [.C415] &amp; &quot;&quot;&quot;, &quot;&quot;&quot; &amp; [.$E$241] &amp; &quot;&quot;&quot;,&quot; &amp; [.$D$2]" office:value-type="string" office:string-value="insert into mpepu_mp006conditions (display_index, short_name, name,   version, created, modified, user_created, user_modified, hostname_created, hostname_modified) values (&quot;40&quot;, &quot;depression&quot;, &quot;Depression&quot;, &quot;&quot;, now(), now(), 'cabel', 'cabel', '', '');&#10;GO">
            <text:p>insert into mpepu_mp006conditions (display_index, short_name, name, <text:s text:c="2"/>version, created, modified, user_created, user_modified, hostname_created, hostname_modified) values ("40", "depression", "Depression", "", now(), now(), 'cabel', 'cabel', '', '');<text:line-break/>GO</text:p>
          </table:table-cell>
          <table:table-cell table:number-columns-repeated="1019"/>
        </table:table-row>
        <table:table-row table:style-name="ro5">
          <table:table-cell office:value-type="float" office:value="50">
            <text:p>50</text:p>
          </table:table-cell>
          <table:table-cell office:value-type="string">
            <text:p>hep_b_pos</text:p>
          </table:table-cell>
          <table:table-cell table:style-name="ce4" office:value-type="string">
            <text:p>Chronic Hepatitis diagnosed prior to this pregnancy: Hepatitis B surface antigen positive</text:p>
          </table:table-cell>
          <table:table-cell table:style-name="ce7" office:value-type="string">
            <text:p>mp006conditions</text:p>
          </table:table-cell>
          <table:table-cell table:formula="of:=&quot;insert into mpepu_&quot; &amp;LOWER( [.D416]) &amp; &quot; (display_index, short_name, name,  &quot; &amp; [.$D$1] &amp; &quot;) values (&quot;&quot;&quot; &amp; [.A416] &amp; &quot;&quot;&quot;, &quot;&quot;&quot; &amp; LOWER([.C416]) &amp; &quot;&quot;&quot;, &quot;&quot;&quot; &amp; [.C416] &amp; &quot;&quot;&quot;, &quot;&quot;&quot; &amp; [.$E$241] &amp; &quot;&quot;&quot;,&quot; &amp; [.$D$2]" office:value-type="string" office:string-value="insert into mpepu_mp006conditions (display_index, short_name, name,   version, created, modified, user_created, user_modified, hostname_created, hostname_modified) values (&quot;50&quot;, &quot;chronic hepatitis diagnosed prior to this pregnancy: hepatitis b surface antigen positive&quot;, &quot;Chronic Hepatitis diagnosed prior to this pregnancy: Hepatitis B surface antigen positive&quot;, &quot;&quot;, now(), now(), 'cabel', 'cabel', '', '');&#10;GO">
            <text:p>insert into mpepu_mp006conditions (display_index, short_name, name, <text:s text:c="2"/>version, created, modified, user_created, user_modified, hostname_created, hostname_modified) values ("50", "chronic hepatitis diagnosed prior to this pregnancy: hepatitis b surface antigen positive", "Chronic Hepatitis diagnosed prior to this pregnancy: Hepatitis B surface antigen positive", "", now(), now(), 'cabel', 'cabel', '', '');<text:line-break/>GO</text:p>
          </table:table-cell>
          <table:table-cell table:number-columns-repeated="1019"/>
        </table:table-row>
        <table:table-row table:style-name="ro8">
          <table:table-cell office:value-type="float" office:value="60">
            <text:p>60</text:p>
          </table:table-cell>
          <table:table-cell office:value-type="string">
            <text:p>hep_b_carrier</text:p>
          </table:table-cell>
          <table:table-cell table:style-name="ce4" office:value-type="string">
            <text:p>Chronic Hepatitis diagnosed prior to this pregnancy: Hepatitis B carrier</text:p>
          </table:table-cell>
          <table:table-cell table:style-name="ce7" office:value-type="string">
            <text:p>mp006conditions</text:p>
          </table:table-cell>
          <table:table-cell table:formula="of:=&quot;insert into mpepu_&quot; &amp;LOWER( [.D417]) &amp; &quot; (display_index, short_name, name,  &quot; &amp; [.$D$1] &amp; &quot;) values (&quot;&quot;&quot; &amp; [.A417] &amp; &quot;&quot;&quot;, &quot;&quot;&quot; &amp; LOWER([.C417]) &amp; &quot;&quot;&quot;, &quot;&quot;&quot; &amp; [.C417] &amp; &quot;&quot;&quot;, &quot;&quot;&quot; &amp; [.$E$241] &amp; &quot;&quot;&quot;,&quot; &amp; [.$D$2]" office:value-type="string" office:string-value="insert into mpepu_mp006conditions (display_index, short_name, name,   version, created, modified, user_created, user_modified, hostname_created, hostname_modified) values (&quot;60&quot;, &quot;chronic hepatitis diagnosed prior to this pregnancy: hepatitis b carrier&quot;, &quot;Chronic Hepatitis diagnosed prior to this pregnancy: Hepatitis B carrier&quot;, &quot;&quot;, now(), now(), 'cabel', 'cabel', '', '');&#10;GO">
            <text:p>insert into mpepu_mp006conditions (display_index, short_name, name, <text:s text:c="2"/>version, created, modified, user_created, user_modified, hostname_created, hostname_modified) values ("60", "chronic hepatitis diagnosed prior to this pregnancy: hepatitis b carrier", "Chronic Hepatitis diagnosed prior to this pregnancy: Hepatitis B carrier", "", now(), now(), 'cabel', 'cabel', '', '');<text:line-break/>GO</text:p>
          </table:table-cell>
          <table:table-cell table:number-columns-repeated="1019"/>
        </table:table-row>
        <table:table-row table:style-name="ro7">
          <table:table-cell office:value-type="float" office:value="70">
            <text:p>70</text:p>
          </table:table-cell>
          <table:table-cell office:value-type="string">
            <text:p>hep_c</text:p>
          </table:table-cell>
          <table:table-cell table:style-name="ce4" office:value-type="string">
            <text:p>Chronic Hepatitis diagnosed prior to this pregnancy:Hepatitis C </text:p>
          </table:table-cell>
          <table:table-cell table:style-name="ce7" office:value-type="string">
            <text:p>mp006conditions</text:p>
          </table:table-cell>
          <table:table-cell table:formula="of:=&quot;insert into mpepu_&quot; &amp;LOWER( [.D418]) &amp; &quot; (display_index, short_name, name,  &quot; &amp; [.$D$1] &amp; &quot;) values (&quot;&quot;&quot; &amp; [.A418] &amp; &quot;&quot;&quot;, &quot;&quot;&quot; &amp; LOWER([.C418]) &amp; &quot;&quot;&quot;, &quot;&quot;&quot; &amp; [.C418] &amp; &quot;&quot;&quot;, &quot;&quot;&quot; &amp; [.$E$241] &amp; &quot;&quot;&quot;,&quot; &amp; [.$D$2]" office:value-type="string" office:string-value="insert into mpepu_mp006conditions (display_index, short_name, name,   version, created, modified, user_created, user_modified, hostname_created, hostname_modified) values (&quot;70&quot;, &quot;chronic hepatitis diagnosed prior to this pregnancy:hepatitis c &quot;, &quot;Chronic Hepatitis diagnosed prior to this pregnancy:Hepatitis C &quot;, &quot;&quot;, now(), now(), 'cabel', 'cabel', '', '');&#10;GO">
            <text:p>insert into mpepu_mp006conditions (display_index, short_name, name, <text:s text:c="2"/>version, created, modified, user_created, user_modified, hostname_created, hostname_modified) values ("70", "chronic hepatitis diagnosed prior to this pregnancy:hepatitis c ", "Chronic Hepatitis diagnosed prior to this pregnancy:Hepatitis C ", "", now(), now(), 'cabel', 'cabel', '', '');<text:line-break/>GO</text:p>
          </table:table-cell>
          <table:table-cell table:number-columns-repeated="1019"/>
        </table:table-row>
        <table:table-row table:style-name="ro7">
          <table:table-cell office:value-type="float" office:value="80">
            <text:p>80</text:p>
          </table:table-cell>
          <table:table-cell office:value-type="string">
            <text:p>hep_other_unkn</text:p>
          </table:table-cell>
          <table:table-cell table:style-name="ce4" office:value-type="string">
            <text:p>Chronic Hepatitis diagnosed prior to this pregnancy:Other/Unknown </text:p>
          </table:table-cell>
          <table:table-cell table:style-name="ce7" office:value-type="string">
            <text:p>mp006conditions</text:p>
          </table:table-cell>
          <table:table-cell table:formula="of:=&quot;insert into mpepu_&quot; &amp;LOWER( [.D419]) &amp; &quot; (display_index, short_name, name,  &quot; &amp; [.$D$1] &amp; &quot;) values (&quot;&quot;&quot; &amp; [.A419] &amp; &quot;&quot;&quot;, &quot;&quot;&quot; &amp; LOWER([.C419]) &amp; &quot;&quot;&quot;, &quot;&quot;&quot; &amp; [.C419] &amp; &quot;&quot;&quot;, &quot;&quot;&quot; &amp; [.$E$241] &amp; &quot;&quot;&quot;,&quot; &amp; [.$D$2]" office:value-type="string" office:string-value="insert into mpepu_mp006conditions (display_index, short_name, name,   version, created, modified, user_created, user_modified, hostname_created, hostname_modified) values (&quot;80&quot;, &quot;chronic hepatitis diagnosed prior to this pregnancy:other/unknown &quot;, &quot;Chronic Hepatitis diagnosed prior to this pregnancy:Other/Unknown &quot;, &quot;&quot;, now(), now(), 'cabel', 'cabel', '', '');&#10;GO">
            <text:p>insert into mpepu_mp006conditions (display_index, short_name, name, <text:s text:c="2"/>version, created, modified, user_created, user_modified, hostname_created, hostname_modified) values ("80", "chronic hepatitis diagnosed prior to this pregnancy:other/unknown ", "Chronic Hepatitis diagnosed prior to this pregnancy:Other/Unknown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specify) </text:p>
          </table:table-cell>
          <table:table-cell table:style-name="ce7" office:value-type="string">
            <text:p>mp006conditions</text:p>
          </table:table-cell>
          <table:table-cell table:formula="of:=&quot;insert into mpepu_&quot; &amp;LOWER( [.D420]) &amp; &quot; (display_index, short_name, name,  &quot; &amp; [.$D$1] &amp; &quot;) values (&quot;&quot;&quot; &amp; [.A420] &amp; &quot;&quot;&quot;, &quot;&quot;&quot; &amp; LOWER([.C420]) &amp; &quot;&quot;&quot;, &quot;&quot;&quot; &amp; [.C420] &amp; &quot;&quot;&quot;, &quot;&quot;&quot; &amp; [.$E$241] &amp; &quot;&quot;&quot;,&quot; &amp; [.$D$2]" office:value-type="string" office:string-value="insert into mpepu_mp006conditions (display_index, short_name, name,   version, created, modified, user_created, user_modified, hostname_created, hostname_modified) values (&quot;99&quot;, &quot;other (specify) &quot;, &quot;Other (specify) &quot;, &quot;&quot;, now(), now(), 'cabel', 'cabel', '', '');&#10;GO">
            <text:p>insert into mpepu_mp006conditions (display_index, short_name, name, <text:s text:c="2"/>version, created, modified, user_created, user_modified, hostname_created, hostname_modified) values ("99", "other (specify) ", "Other (specify)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3"/>
          <table:table-cell table:style-name="Default"/>
          <table:table-cell table:style-name="ce1" office:value-type="string">
            <text:p>-- Table</text:p>
          </table:table-cell>
          <table:table-cell table:style-name="ce7" office:value-type="string">
            <text:p>mp007haartreason</text:p>
          </table:table-cell>
          <table:table-cell table:number-columns-repeated="2"/>
          <table:table-cell table:formula="of:=&quot;drop table &quot; &amp; [.$D$3] &amp;&quot;_&quot; &amp; LOWER([.F423]) &amp;&quot;;&quot;" office:value-type="string" office:string-value="drop table mpepu_mp007haartreason;">
            <text:p>drop table mpepu_mp007haartreason;</text:p>
          </table:table-cell>
          <table:table-cell table:number-columns-repeated="1015"/>
        </table:table-row>
        <table:table-row table:style-name="ro8">
          <table:table-cell office:value-type="float" office:value="10">
            <text:p>10</text:p>
          </table:table-cell>
          <table:table-cell office:value-type="string">
            <text:p>maternal_treat</text:p>
          </table:table-cell>
          <table:table-cell table:style-name="ce4" office:value-type="string">
            <text:p>HAART for maternal treatment (qualifies by Botswana guidelines) </text:p>
          </table:table-cell>
          <table:table-cell table:style-name="ce7" office:value-type="string">
            <text:p>mp007haartreason</text:p>
          </table:table-cell>
          <table:table-cell table:formula="of:=&quot;insert into mpepu_&quot; &amp;LOWER( [.D424]) &amp; &quot; (display_index, short_name, name,  &quot; &amp; [.$D$1] &amp; &quot;) values (&quot;&quot;&quot; &amp; [.A424] &amp; &quot;&quot;&quot;, &quot;&quot;&quot; &amp; LOWER([.C424]) &amp; &quot;&quot;&quot;, &quot;&quot;&quot; &amp; [.C424] &amp; &quot;&quot;&quot;, &quot;&quot;&quot; &amp; [.$E$241] &amp; &quot;&quot;&quot;,&quot; &amp; [.$D$2]" office:value-type="string" office:string-value="insert into mpepu_mp007haartreason (display_index, short_name, name,   version, created, modified, user_created, user_modified, hostname_created, hostname_modified) values (&quot;10&quot;, &quot;haart for maternal treatment (qualifies by botswana guidelines) &quot;, &quot;HAART for maternal treatment (qualifies by Botswana guidelines) &quot;, &quot;&quot;, now(), now(), 'cabel', 'cabel', '', '');&#10;GO">
            <text:p>insert into mpepu_mp007haartreason (display_index, short_name, name, <text:s text:c="2"/>version, created, modified, user_created, user_modified, hostname_created, hostname_modified) values ("10", "haart for maternal treatment (qualifies by botswana guidelines) ", "HAART for maternal treatment (qualifies by Botswana guidelines) ", "", now(), now(), 'cabel', 'cabel', '', '');<text:line-break/>GO</text:p>
          </table:table-cell>
          <table:table-cell table:number-columns-repeated="1019"/>
        </table:table-row>
        <table:table-row table:style-name="ro6">
          <table:table-cell office:value-type="float" office:value="20">
            <text:p>20</text:p>
          </table:table-cell>
          <table:table-cell office:value-type="string">
            <text:p>pmtct</text:p>
          </table:table-cell>
          <table:table-cell table:style-name="ce4" office:value-type="string">
            <text:p>HAART for PMTCT while breastfeeding </text:p>
          </table:table-cell>
          <table:table-cell table:style-name="ce7" office:value-type="string">
            <text:p>mp007haartreason</text:p>
          </table:table-cell>
          <table:table-cell table:formula="of:=&quot;insert into mpepu_&quot; &amp;LOWER( [.D425]) &amp; &quot; (display_index, short_name, name,  &quot; &amp; [.$D$1] &amp; &quot;) values (&quot;&quot;&quot; &amp; [.A425] &amp; &quot;&quot;&quot;, &quot;&quot;&quot; &amp; LOWER([.C425]) &amp; &quot;&quot;&quot;, &quot;&quot;&quot; &amp; [.C425] &amp; &quot;&quot;&quot;, &quot;&quot;&quot; &amp; [.$E$241] &amp; &quot;&quot;&quot;,&quot; &amp; [.$D$2]" office:value-type="string" office:string-value="insert into mpepu_mp007haartreason (display_index, short_name, name,   version, created, modified, user_created, user_modified, hostname_created, hostname_modified) values (&quot;20&quot;, &quot;haart for pmtct while breastfeeding &quot;, &quot;HAART for PMTCT while breastfeeding &quot;, &quot;&quot;, now(), now(), 'cabel', 'cabel', '', '');&#10;GO">
            <text:p>insert into mpepu_mp007haartreason (display_index, short_name, name, <text:s text:c="2"/>version, created, modified, user_created, user_modified, hostname_created, hostname_modified) values ("20", "haart for pmtct while breastfeeding ", "HAART for PMTCT while breastfeeding ", "", now(), now(), 'cabel', 'cabel', '', '');<text:line-break/>GO</text:p>
          </table:table-cell>
          <table:table-cell table:number-columns-repeated="1019"/>
        </table:table-row>
        <table:table-row table:style-name="ro2">
          <table:table-cell office:value-type="float" office:value="30">
            <text:p>30</text:p>
          </table:table-cell>
          <table:table-cell office:value-type="string">
            <text:p>arv_tail</text:p>
          </table:table-cell>
          <table:table-cell table:style-name="ce4" office:value-type="string">
            <text:p>Brief postpartum antiretroviral 'tail' </text:p>
          </table:table-cell>
          <table:table-cell table:style-name="ce7" office:value-type="string">
            <text:p>mp007haartreason</text:p>
          </table:table-cell>
          <table:table-cell table:formula="of:=&quot;insert into mpepu_&quot; &amp;LOWER( [.D426]) &amp; &quot; (display_index, short_name, name,  &quot; &amp; [.$D$1] &amp; &quot;) values (&quot;&quot;&quot; &amp; [.A426] &amp; &quot;&quot;&quot;, &quot;&quot;&quot; &amp; LOWER([.C426]) &amp; &quot;&quot;&quot;, &quot;&quot;&quot; &amp; [.C426] &amp; &quot;&quot;&quot;, &quot;&quot;&quot; &amp; [.$E$241] &amp; &quot;&quot;&quot;,&quot; &amp; [.$D$2]" office:value-type="string" office:string-value="insert into mpepu_mp007haartreason (display_index, short_name, name,   version, created, modified, user_created, user_modified, hostname_created, hostname_modified) values (&quot;30&quot;, &quot;brief postpartum antiretroviral 'tail' &quot;, &quot;Brief postpartum antiretroviral 'tail' &quot;, &quot;&quot;, now(), now(), 'cabel', 'cabel', '', '');&#10;GO">
            <text:p>insert into mpepu_mp007haartreason (display_index, short_name, name, <text:s text:c="2"/>version, created, modified, user_created, user_modified, hostname_created, hostname_modified) values ("30", "brief postpartum antiretroviral 'tail' ", "Brief postpartum antiretroviral 'tail' ", "", now(), now(), 'cabel', 'cabel', '', '');<text:line-break/>GO</text:p>
          </table:table-cell>
          <table:table-cell table:number-columns-repeated="1019"/>
        </table:table-row>
        <table:table-row table:style-name="ro2">
          <table:table-cell office:value-type="float" office:value="40">
            <text:p>40</text:p>
          </table:table-cell>
          <table:table-cell office:value-type="string">
            <text:p>unsure</text:p>
          </table:table-cell>
          <table:table-cell table:style-name="ce4" office:value-type="string">
            <text:p>Unsure </text:p>
          </table:table-cell>
          <table:table-cell table:style-name="ce7" office:value-type="string">
            <text:p>mp007haartreason</text:p>
          </table:table-cell>
          <table:table-cell table:formula="of:=&quot;insert into mpepu_&quot; &amp;LOWER( [.D427]) &amp; &quot; (display_index, short_name, name,  &quot; &amp; [.$D$1] &amp; &quot;) values (&quot;&quot;&quot; &amp; [.A427] &amp; &quot;&quot;&quot;, &quot;&quot;&quot; &amp; LOWER([.C427]) &amp; &quot;&quot;&quot;, &quot;&quot;&quot; &amp; [.C427] &amp; &quot;&quot;&quot;, &quot;&quot;&quot; &amp; [.$E$241] &amp; &quot;&quot;&quot;,&quot; &amp; [.$D$2]" office:value-type="string" office:string-value="insert into mpepu_mp007haartreason (display_index, short_name, name,   version, created, modified, user_created, user_modified, hostname_created, hostname_modified) values (&quot;40&quot;, &quot;unsure &quot;, &quot;Unsure &quot;, &quot;&quot;, now(), now(), 'cabel', 'cabel', '', '');&#10;GO">
            <text:p>insert into mpepu_mp007haartreason (display_index, short_name, name, <text:s text:c="2"/>version, created, modified, user_created, user_modified, hostname_created, hostname_modified) values ("40", "unsure ", "Unsure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specify:</text:p>
          </table:table-cell>
          <table:table-cell table:style-name="ce7" office:value-type="string">
            <text:p>mp007haartreason</text:p>
          </table:table-cell>
          <table:table-cell table:formula="of:=&quot;insert into mpepu_&quot; &amp;LOWER( [.D428]) &amp; &quot; (display_index, short_name, name,  &quot; &amp; [.$D$1] &amp; &quot;) values (&quot;&quot;&quot; &amp; [.A428] &amp; &quot;&quot;&quot;, &quot;&quot;&quot; &amp; LOWER([.C428]) &amp; &quot;&quot;&quot;, &quot;&quot;&quot; &amp; [.C428] &amp; &quot;&quot;&quot;, &quot;&quot;&quot; &amp; [.$E$241] &amp; &quot;&quot;&quot;,&quot; &amp; [.$D$2]" office:value-type="string" office:string-value="insert into mpepu_mp007haartreason (display_index, short_name, name,   version, created, modified, user_created, user_modified, hostname_created, hostname_modified) values (&quot;99&quot;, &quot;other, specify:&quot;, &quot;other, specify:&quot;, &quot;&quot;, now(), now(), 'cabel', 'cabel', '', '');&#10;GO">
            <text:p>insert into mpepu_mp007haartreason (display_index, short_name, name, <text:s text:c="2"/>version, created, modified, user_created, user_modified, hostname_created, hostname_modified) values ("99", "other, specify:", "other, 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1" office:value-type="string">
            <text:p>mp007arvstatus</text:p>
          </table:table-cell>
          <table:table-cell table:number-columns-repeated="2"/>
          <table:table-cell table:formula="of:=&quot;drop table &quot; &amp; [.$D$3] &amp;&quot;_&quot; &amp; LOWER([.F431]) &amp;&quot;;&quot;" office:value-type="string" office:string-value="drop table mpepu_mp007arvstatus;">
            <text:p>drop table mpepu_mp007arvstatus;</text:p>
          </table:table-cell>
          <table:table-cell table:number-columns-repeated="1015"/>
        </table:table-row>
        <table:table-row table:style-name="ro7">
          <table:table-cell office:value-type="float" office:value="10">
            <text:p>10</text:p>
          </table:table-cell>
          <table:table-cell office:value-type="string">
            <text:p>no_modif</text:p>
          </table:table-cell>
          <table:table-cell table:style-name="ce4" office:value-type="string">
            <text:p>No modifications made to antiretroviral treatment/prophylaxis </text:p>
          </table:table-cell>
          <table:table-cell office:value-type="string">
            <text:p>mp007arvstatus</text:p>
          </table:table-cell>
          <table:table-cell table:formula="of:=&quot;insert into mpepu_&quot; &amp;LOWER( [.D432]) &amp; &quot; (display_index, short_name, name,  &quot; &amp; [.$D$1] &amp; &quot;) values (&quot;&quot;&quot; &amp; [.A432] &amp; &quot;&quot;&quot;, &quot;&quot;&quot; &amp; LOWER([.C432]) &amp; &quot;&quot;&quot;, &quot;&quot;&quot; &amp; [.C432] &amp; &quot;&quot;&quot;, &quot;&quot;&quot; &amp; [.$E$241] &amp; &quot;&quot;&quot;,&quot; &amp; [.$D$2]" office:value-type="string" office:string-value="insert into mpepu_mp007arvstatus (display_index, short_name, name,   version, created, modified, user_created, user_modified, hostname_created, hostname_modified) values (&quot;10&quot;, &quot;no modifications made to antiretroviral treatment/prophylaxis &quot;, &quot;No modifications made to antiretroviral treatment/prophylaxis &quot;, &quot;&quot;, now(), now(), 'cabel', 'cabel', '', '');&#10;GO">
            <text:p>insert into mpepu_mp007arvstatus (display_index, short_name, name, <text:s text:c="2"/>version, created, modified, user_created, user_modified, hostname_created, hostname_modified) values ("10", "no modifications made to antiretroviral treatment/prophylaxis ", "No modifications made to antiretroviral treatment/prophylaxis ", "", now(), now(), 'cabel', 'cabel', '', '');<text:line-break/>GO</text:p>
          </table:table-cell>
          <table:table-cell table:number-columns-repeated="1019"/>
        </table:table-row>
        <table:table-row table:style-name="ro3">
          <table:table-cell office:value-type="float" office:value="20">
            <text:p>20</text:p>
          </table:table-cell>
          <table:table-cell office:value-type="string">
            <text:p>never_start</text:p>
          </table:table-cell>
          <table:table-cell table:style-name="ce4" office:value-type="string">
            <text:p>Never started antiretroviral treatment/prophylaxis </text:p>
          </table:table-cell>
          <table:table-cell office:value-type="string">
            <text:p>mp007arvstatus</text:p>
          </table:table-cell>
          <table:table-cell table:formula="of:=&quot;insert into mpepu_&quot; &amp;LOWER( [.D433]) &amp; &quot; (display_index, short_name, name,  &quot; &amp; [.$D$1] &amp; &quot;) values (&quot;&quot;&quot; &amp; [.A433] &amp; &quot;&quot;&quot;, &quot;&quot;&quot; &amp; LOWER([.C433]) &amp; &quot;&quot;&quot;, &quot;&quot;&quot; &amp; [.C433] &amp; &quot;&quot;&quot;, &quot;&quot;&quot; &amp; [.$E$241] &amp; &quot;&quot;&quot;,&quot; &amp; [.$D$2]" office:value-type="string" office:string-value="insert into mpepu_mp007arvstatus (display_index, short_name, name,   version, created, modified, user_created, user_modified, hostname_created, hostname_modified) values (&quot;20&quot;, &quot;never started antiretroviral treatment/prophylaxis &quot;, &quot;Never started antiretroviral treatment/prophylaxis &quot;, &quot;&quot;, now(), now(), 'cabel', 'cabel', '', '');&#10;GO">
            <text:p>insert into mpepu_mp007arvstatus (display_index, short_name, name, <text:s text:c="2"/>version, created, modified, user_created, user_modified, hostname_created, hostname_modified) values ("20", "never started antiretroviral treatment/prophylaxis ", "Never started antiretroviral treatment/prophylaxis ", "", now(), now(), 'cabel', 'cabel', '', '');<text:line-break/>GO</text:p>
          </table:table-cell>
          <table:table-cell table:number-columns-repeated="1019"/>
        </table:table-row>
        <table:table-row table:style-name="ro8">
          <table:table-cell office:value-type="float" office:value="30">
            <text:p>30</text:p>
          </table:table-cell>
          <table:table-cell office:value-type="string">
            <text:p>perm_discnt</text:p>
          </table:table-cell>
          <table:table-cell table:style-name="ce4" office:value-type="string">
            <text:p>Permanently discontinued antiretroviral treatment/prophylaxis at or before last study visit </text:p>
          </table:table-cell>
          <table:table-cell office:value-type="string">
            <text:p>mp007arvstatus</text:p>
          </table:table-cell>
          <table:table-cell table:formula="of:=&quot;insert into mpepu_&quot; &amp;LOWER( [.D434]) &amp; &quot; (display_index, short_name, name,  &quot; &amp; [.$D$1] &amp; &quot;) values (&quot;&quot;&quot; &amp; [.A434] &amp; &quot;&quot;&quot;, &quot;&quot;&quot; &amp; LOWER([.C434]) &amp; &quot;&quot;&quot;, &quot;&quot;&quot; &amp; [.C434] &amp; &quot;&quot;&quot;, &quot;&quot;&quot; &amp; [.$E$241] &amp; &quot;&quot;&quot;,&quot; &amp; [.$D$2]" office:value-type="string" office:string-value="insert into mpepu_mp007arvstatus (display_index, short_name, name,   version, created, modified, user_created, user_modified, hostname_created, hostname_modified) values (&quot;30&quot;, &quot;permanently discontinued antiretroviral treatment/prophylaxis at or before last study visit &quot;, &quot;Permanently discontinued antiretroviral treatment/prophylaxis at or before last study visit &quot;, &quot;&quot;, now(), now(), 'cabel', 'cabel', '', '');&#10;GO">
            <text:p>insert into mpepu_mp007arvstatus (display_index, short_name, name, <text:s text:c="2"/>version, created, modified, user_created, user_modified, hostname_created, hostname_modified) values ("30", "permanently discontinued antiretroviral treatment/prophylaxis at or before last study visit ", "Permanently discontinued antiretroviral treatment/prophylaxis at or before last study visit ", "", now(), now(), 'cabel', 'cabel', '', '');<text:line-break/>GO</text:p>
          </table:table-cell>
          <table:table-cell table:number-columns-repeated="1019"/>
        </table:table-row>
        <table:table-row table:style-name="ro5">
          <table:table-cell office:value-type="float" office:value="40">
            <text:p>40</text:p>
          </table:table-cell>
          <table:table-cell office:value-type="string">
            <text:p>started</text:p>
          </table:table-cell>
          <table:table-cell table:style-name="ce4" office:value-type="string">
            <text:p>Started antiretroviral treatment/prophylaxis since last attended scheduled visit (including today)</text:p>
          </table:table-cell>
          <table:table-cell office:value-type="string">
            <text:p>mp007arvstatus</text:p>
          </table:table-cell>
          <table:table-cell table:formula="of:=&quot;insert into mpepu_&quot; &amp;LOWER( [.D435]) &amp; &quot; (display_index, short_name, name,  &quot; &amp; [.$D$1] &amp; &quot;) values (&quot;&quot;&quot; &amp; [.A435] &amp; &quot;&quot;&quot;, &quot;&quot;&quot; &amp; LOWER([.C435]) &amp; &quot;&quot;&quot;, &quot;&quot;&quot; &amp; [.C435] &amp; &quot;&quot;&quot;, &quot;&quot;&quot; &amp; [.$E$241] &amp; &quot;&quot;&quot;,&quot; &amp; [.$D$2]" office:value-type="string" office:string-value="insert into mpepu_mp007arvstatus (display_index, short_name, name,   version, created, modified, user_created, user_modified, hostname_created, hostname_modified) values (&quot;40&quot;, &quot;started antiretroviral treatment/prophylaxis since last attended scheduled visit (including today)&quot;, &quot;Started antiretroviral treatment/prophylaxis since last attended scheduled visit (including today)&quot;, &quot;&quot;, now(), now(), 'cabel', 'cabel', '', '');&#10;GO">
            <text:p>insert into mpepu_mp007arvstatus (display_index, short_name, name, <text:s text:c="2"/>version, created, modified, user_created, user_modified, hostname_created, hostname_modified) values ("40", "started antiretroviral treatment/prophylaxis since last attended scheduled visit (including today)", "Started antiretroviral treatment/prophylaxis since last attended scheduled visit (including today)", "", now(), now(), 'cabel', 'cabel', '', '');<text:line-break/>GO</text:p>
          </table:table-cell>
          <table:table-cell table:number-columns-repeated="1019"/>
        </table:table-row>
        <table:table-row table:style-name="ro10">
          <table:table-cell office:value-type="float" office:value="50">
            <text:p>50</text:p>
          </table:table-cell>
          <table:table-cell office:value-type="string">
            <text:p>change_at_least1</text:p>
          </table:table-cell>
          <table:table-cell table:style-name="ce4" office:value-type="string">
            <text:p>Change in at least one antiretroviral medication since last attended scheduled visit (including today)(dose modification, permanent discontinuation, temporary hold, resumption / initiation after temporary hold)</text:p>
          </table:table-cell>
          <table:table-cell office:value-type="string">
            <text:p>mp007arvstatus</text:p>
          </table:table-cell>
          <table:table-cell table:formula="of:=&quot;insert into mpepu_&quot; &amp;LOWER( [.D436]) &amp; &quot; (display_index, short_name, name,  &quot; &amp; [.$D$1] &amp; &quot;) values (&quot;&quot;&quot; &amp; [.A436] &amp; &quot;&quot;&quot;, &quot;&quot;&quot; &amp; LOWER([.C436]) &amp; &quot;&quot;&quot;, &quot;&quot;&quot; &amp; [.C436] &amp; &quot;&quot;&quot;, &quot;&quot;&quot; &amp; [.$E$241] &amp; &quot;&quot;&quot;,&quot; &amp; [.$D$2]" office:value-type="string" office:string-value="insert into mpepu_mp007arvstatus (display_index, short_name, name,   version, created, modified, user_created, user_modified, hostname_created, hostname_modified) values (&quot;50&quot;, &quot;change in at least one antiretroviral medication since last attended scheduled visit (including today)(dose modification, permanent discontinuation, temporary hold, resumption / initiation after temporary hold)&quot;, &quot;Change in at least one antiretroviral medication since last attended scheduled visit (including today)(dose modification, permanent discontinuation, temporary hold, resumption / initiation after temporary hold)&quot;, &quot;&quot;, now(), now(), 'cabel', 'cabel', '', '');&#10;GO">
            <text:p>insert into mpepu_mp007arvstatus (display_index, short_name, name, <text:s text:c="2"/>version, created, modified, user_created, user_modified, hostname_created, hostname_modified) values ("50", "change in at least one antiretroviral medication since last attended scheduled visit (including today)(dose modification, permanent discontinuation, temporary hold, resumption / initiation after temporary hold)", "Change in at least one antiretroviral medication since last attended scheduled visit (including today)(dose modification, permanent discontinuation, temporary hold, resumption / initiation after temporary hold)",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mp008feedingafterdelivery</text:p>
          </table:table-cell>
          <table:table-cell table:number-columns-repeated="2"/>
          <table:table-cell table:formula="of:=&quot;drop table &quot; &amp; [.$D$3] &amp;&quot;_&quot; &amp; LOWER([.F439]) &amp;&quot;;&quot;" office:value-type="string" office:string-value="drop table mpepu_mp008feedingafterdelivery;">
            <text:p>drop table mpepu_mp008feedingafterdelivery;</text:p>
          </table:table-cell>
          <table:table-cell table:number-columns-repeated="1015"/>
        </table:table-row>
        <table:table-row table:style-name="ro2">
          <table:table-cell office:value-type="float" office:value="10">
            <text:p>10</text:p>
          </table:table-cell>
          <table:table-cell office:value-type="string">
            <text:p>bf_only</text:p>
          </table:table-cell>
          <table:table-cell table:style-name="ce4" office:value-type="string">
            <text:p>Breastfeeding only </text:p>
          </table:table-cell>
          <table:table-cell table:style-name="ce7" office:value-type="string">
            <text:p>mp008feedingafterdelivery</text:p>
          </table:table-cell>
          <table:table-cell table:formula="of:=&quot;insert into mpepu_&quot; &amp;LOWER( [.D440]) &amp; &quot; (display_index, short_name, name,  &quot; &amp; [.$D$1] &amp; &quot;) values (&quot;&quot;&quot; &amp; [.A440] &amp; &quot;&quot;&quot;, &quot;&quot;&quot; &amp; LOWER([.C440]) &amp; &quot;&quot;&quot;, &quot;&quot;&quot; &amp; [.C440] &amp; &quot;&quot;&quot;, &quot;&quot;&quot; &amp; [.$E$241] &amp; &quot;&quot;&quot;,&quot; &amp; [.$D$2]" office:value-type="string" office:string-value="insert into mpepu_mp008feedingafterdelivery (display_index, short_name, name,   version, created, modified, user_created, user_modified, hostname_created, hostname_modified) values (&quot;10&quot;, &quot;breastfeeding only &quot;, &quot;Breastfeeding only &quot;, &quot;&quot;, now(), now(), 'cabel', 'cabel', '', '');&#10;GO">
            <text:p>insert into mpepu_mp008feedingafterdelivery (display_index, short_name, name, <text:s text:c="2"/>version, created, modified, user_created, user_modified, hostname_created, hostname_modified) values ("10", "breastfeeding only ", "Breastfeeding only ", "", now(), now(), 'cabel', 'cabel', '', '');<text:line-break/>GO</text:p>
          </table:table-cell>
          <table:table-cell table:number-columns-repeated="1019"/>
        </table:table-row>
        <table:table-row table:style-name="ro2">
          <table:table-cell office:value-type="float" office:value="20">
            <text:p>20</text:p>
          </table:table-cell>
          <table:table-cell office:value-type="string">
            <text:p>ff_only</text:p>
          </table:table-cell>
          <table:table-cell table:style-name="ce4" office:value-type="string">
            <text:p>Formula feeding only </text:p>
          </table:table-cell>
          <table:table-cell table:style-name="ce7" office:value-type="string">
            <text:p>mp008feedingafterdelivery</text:p>
          </table:table-cell>
          <table:table-cell table:formula="of:=&quot;insert into mpepu_&quot; &amp;LOWER( [.D441]) &amp; &quot; (display_index, short_name, name,  &quot; &amp; [.$D$1] &amp; &quot;) values (&quot;&quot;&quot; &amp; [.A441] &amp; &quot;&quot;&quot;, &quot;&quot;&quot; &amp; LOWER([.C441]) &amp; &quot;&quot;&quot;, &quot;&quot;&quot; &amp; [.C441] &amp; &quot;&quot;&quot;, &quot;&quot;&quot; &amp; [.$E$241] &amp; &quot;&quot;&quot;,&quot; &amp; [.$D$2]" office:value-type="string" office:string-value="insert into mpepu_mp008feedingafterdelivery (display_index, short_name, name,   version, created, modified, user_created, user_modified, hostname_created, hostname_modified) values (&quot;20&quot;, &quot;formula feeding only &quot;, &quot;Formula feeding only &quot;, &quot;&quot;, now(), now(), 'cabel', 'cabel', '', '');&#10;GO">
            <text:p>insert into mpepu_mp008feedingafterdelivery (display_index, short_name, name, <text:s text:c="2"/>version, created, modified, user_created, user_modified, hostname_created, hostname_modified) values ("20", "formula feeding only ", "Formula feeding only ", "", now(), now(), 'cabel', 'cabel', '', '');<text:line-break/>GO</text:p>
          </table:table-cell>
          <table:table-cell table:number-columns-repeated="1019"/>
        </table:table-row>
        <table:table-row table:style-name="ro6">
          <table:table-cell office:value-type="float" office:value="30">
            <text:p>30</text:p>
          </table:table-cell>
          <table:table-cell office:value-type="string">
            <text:p>bf_and_ff</text:p>
          </table:table-cell>
          <table:table-cell table:style-name="ce4" office:value-type="string">
            <text:p>Both breastfeeding and formula feeding </text:p>
          </table:table-cell>
          <table:table-cell table:style-name="ce7" office:value-type="string">
            <text:p>mp008feedingafterdelivery</text:p>
          </table:table-cell>
          <table:table-cell table:formula="of:=&quot;insert into mpepu_&quot; &amp;LOWER( [.D442]) &amp; &quot; (display_index, short_name, name,  &quot; &amp; [.$D$1] &amp; &quot;) values (&quot;&quot;&quot; &amp; [.A442] &amp; &quot;&quot;&quot;, &quot;&quot;&quot; &amp; LOWER([.C442]) &amp; &quot;&quot;&quot;, &quot;&quot;&quot; &amp; [.C442] &amp; &quot;&quot;&quot;, &quot;&quot;&quot; &amp; [.$E$241] &amp; &quot;&quot;&quot;,&quot; &amp; [.$D$2]" office:value-type="string" office:string-value="insert into mpepu_mp008feedingafterdelivery (display_index, short_name, name,   version, created, modified, user_created, user_modified, hostname_created, hostname_modified) values (&quot;30&quot;, &quot;both breastfeeding and formula feeding &quot;, &quot;Both breastfeeding and formula feeding &quot;, &quot;&quot;, now(), now(), 'cabel', 'cabel', '', '');&#10;GO">
            <text:p>insert into mpepu_mp008feedingafterdelivery (display_index, short_name, name, <text:s text:c="2"/>version, created, modified, user_created, user_modified, hostname_created, hostname_modified) values ("30", "both breastfeeding and formula feeding ", "Both breastfeeding and formula feeding ", "", now(), now(), 'cabel', 'cabel', '', '');<text:line-break/>GO</text:p>
          </table:table-cell>
          <table:table-cell table:number-columns-repeated="1019"/>
        </table:table-row>
        <table:table-row table:style-name="ro6">
          <table:table-cell office:value-type="float" office:value="40">
            <text:p>40</text:p>
          </table:table-cell>
          <table:table-cell office:value-type="string">
            <text:p>no_feed</text:p>
          </table:table-cell>
          <table:table-cell table:style-name="ce4" office:value-type="string">
            <text:p>Medical complications:Infant did not feed </text:p>
          </table:table-cell>
          <table:table-cell table:style-name="ce7" office:value-type="string">
            <text:p>mp008feedingafterdelivery</text:p>
          </table:table-cell>
          <table:table-cell table:formula="of:=&quot;insert into mpepu_&quot; &amp;LOWER( [.D443]) &amp; &quot; (display_index, short_name, name,  &quot; &amp; [.$D$1] &amp; &quot;) values (&quot;&quot;&quot; &amp; [.A443] &amp; &quot;&quot;&quot;, &quot;&quot;&quot; &amp; LOWER([.C443]) &amp; &quot;&quot;&quot;, &quot;&quot;&quot; &amp; [.C443] &amp; &quot;&quot;&quot;, &quot;&quot;&quot; &amp; [.$E$241] &amp; &quot;&quot;&quot;,&quot; &amp; [.$D$2]" office:value-type="string" office:string-value="insert into mpepu_mp008feedingafterdelivery (display_index, short_name, name,   version, created, modified, user_created, user_modified, hostname_created, hostname_modified) values (&quot;40&quot;, &quot;medical complications:infant did not feed &quot;, &quot;Medical complications:Infant did not feed &quot;, &quot;&quot;, now(), now(), 'cabel', 'cabel', '', '');&#10;GO">
            <text:p>insert into mpepu_mp008feedingafterdelivery (display_index, short_name, name, <text:s text:c="2"/>version, created, modified, user_created, user_modified, hostname_created, hostname_modified) values ("40", "medical complications:infant did not feed ", "Medical complications:Infant did not feed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1" office:value-type="string">
            <text:p>mp009arvprophylaxisstat</text:p>
          </table:table-cell>
          <table:table-cell table:number-columns-repeated="2"/>
          <table:table-cell table:formula="of:=&quot;drop table &quot; &amp; [.$D$3] &amp;&quot;_&quot; &amp; LOWER([.F446]) &amp;&quot;;&quot;" office:value-type="string" office:string-value="drop table mpepu_mp009arvprophylaxisstat;">
            <text:p>drop table mpepu_mp009arvprophylaxisstat;</text:p>
          </table:table-cell>
          <table:table-cell table:number-columns-repeated="1015"/>
        </table:table-row>
        <table:table-row table:style-name="ro7">
          <table:table-cell office:value-type="float" office:value="10">
            <text:p>10</text:p>
          </table:table-cell>
          <table:table-cell office:value-type="string">
            <text:p>no_modif</text:p>
          </table:table-cell>
          <table:table-cell table:style-name="ce4" office:value-type="string">
            <text:p>No modifications made to ARV prophylaxis since the last scheduled visit or today</text:p>
          </table:table-cell>
          <table:table-cell office:value-type="string">
            <text:p>mp009arvprophylaxisstat</text:p>
          </table:table-cell>
          <table:table-cell table:formula="of:=&quot;insert into mpepu_&quot; &amp;LOWER( [.D447]) &amp; &quot; (display_index, short_name, name,  &quot; &amp; [.$D$1] &amp; &quot;) values (&quot;&quot;&quot; &amp; [.A447] &amp; &quot;&quot;&quot;, &quot;&quot;&quot; &amp; LOWER([.C447]) &amp; &quot;&quot;&quot;, &quot;&quot;&quot; &amp; [.C447] &amp; &quot;&quot;&quot;, &quot;&quot;&quot; &amp; [.$E$241] &amp; &quot;&quot;&quot;,&quot; &amp; [.$D$2]" office:value-type="string" office:string-value="insert into mpepu_mp009arvprophylaxisstat (display_index, short_name, name,   version, created, modified, user_created, user_modified, hostname_created, hostname_modified) values (&quot;10&quot;, &quot;no modifications made to arv prophylaxis since the last scheduled visit or today&quot;, &quot;No modifications made to ARV prophylaxis since the last scheduled visit or today&quot;, &quot;&quot;, now(), now(), 'cabel', 'cabel', '', '');&#10;GO">
            <text:p>insert into mpepu_mp009arvprophylaxisstat (display_index, short_name, name, <text:s text:c="2"/>version, created, modified, user_created, user_modified, hostname_created, hostname_modified) values ("10", "no modifications made to arv prophylaxis since the last scheduled visit or today", "No modifications made to ARV prophylaxis since the last scheduled visit or today", "", now(), now(), 'cabel', 'cabel', '', '');<text:line-break/>GO</text:p>
          </table:table-cell>
          <table:table-cell table:number-columns-repeated="1019"/>
        </table:table-row>
        <table:table-row table:style-name="ro7">
          <table:table-cell office:value-type="float" office:value="20">
            <text:p>20</text:p>
          </table:table-cell>
          <table:table-cell office:value-type="string">
            <text:p>starting</text:p>
          </table:table-cell>
          <table:table-cell table:style-name="ce4" office:value-type="string">
            <text:p>Starting ARV prophylaxis today or has started since last scheduled visit</text:p>
          </table:table-cell>
          <table:table-cell office:value-type="string">
            <text:p>mp009arvprophylaxisstat</text:p>
          </table:table-cell>
          <table:table-cell table:formula="of:=&quot;insert into mpepu_&quot; &amp;LOWER( [.D448]) &amp; &quot; (display_index, short_name, name,  &quot; &amp; [.$D$1] &amp; &quot;) values (&quot;&quot;&quot; &amp; [.A448] &amp; &quot;&quot;&quot;, &quot;&quot;&quot; &amp; LOWER([.C448]) &amp; &quot;&quot;&quot;, &quot;&quot;&quot; &amp; [.C448] &amp; &quot;&quot;&quot;, &quot;&quot;&quot; &amp; [.$E$241] &amp; &quot;&quot;&quot;,&quot; &amp; [.$D$2]" office:value-type="string" office:string-value="insert into mpepu_mp009arvprophylaxisstat (display_index, short_name, name,   version, created, modified, user_created, user_modified, hostname_created, hostname_modified) values (&quot;20&quot;, &quot;starting arv prophylaxis today or has started since last scheduled visit&quot;, &quot;Starting ARV prophylaxis today or has started since last scheduled visit&quot;, &quot;&quot;, now(), now(), 'cabel', 'cabel', '', '');&#10;GO">
            <text:p>insert into mpepu_mp009arvprophylaxisstat (display_index, short_name, name, <text:s text:c="2"/>version, created, modified, user_created, user_modified, hostname_created, hostname_modified) values ("20", "starting arv prophylaxis today or has started since last scheduled visit", "Starting ARV prophylaxis today or has started since last scheduled visit", "", now(), now(), 'cabel', 'cabel', '', '');<text:line-break/>GO</text:p>
          </table:table-cell>
          <table:table-cell table:number-columns-repeated="1019"/>
        </table:table-row>
        <table:table-row table:style-name="ro7">
          <table:table-cell office:value-type="float" office:value="30">
            <text:p>30</text:p>
          </table:table-cell>
          <table:table-cell office:value-type="string">
            <text:p>perm_discnt</text:p>
          </table:table-cell>
          <table:table-cell table:style-name="ce4" office:value-type="string">
            <text:p>Permanently discontinued ARV prophylaxis at or before scheduled visit</text:p>
          </table:table-cell>
          <table:table-cell office:value-type="string">
            <text:p>mp009arvprophylaxisstat</text:p>
          </table:table-cell>
          <table:table-cell table:formula="of:=&quot;insert into mpepu_&quot; &amp;LOWER( [.D449]) &amp; &quot; (display_index, short_name, name,  &quot; &amp; [.$D$1] &amp; &quot;) values (&quot;&quot;&quot; &amp; [.A449] &amp; &quot;&quot;&quot;, &quot;&quot;&quot; &amp; LOWER([.C449]) &amp; &quot;&quot;&quot;, &quot;&quot;&quot; &amp; [.C449] &amp; &quot;&quot;&quot;, &quot;&quot;&quot; &amp; [.$E$241] &amp; &quot;&quot;&quot;,&quot; &amp; [.$D$2]" office:value-type="string" office:string-value="insert into mpepu_mp009arvprophylaxisstat (display_index, short_name, name,   version, created, modified, user_created, user_modified, hostname_created, hostname_modified) values (&quot;30&quot;, &quot;permanently discontinued arv prophylaxis at or before scheduled visit&quot;, &quot;Permanently discontinued ARV prophylaxis at or before scheduled visit&quot;, &quot;&quot;, now(), now(), 'cabel', 'cabel', '', '');&#10;GO">
            <text:p>insert into mpepu_mp009arvprophylaxisstat (display_index, short_name, name, <text:s text:c="2"/>version, created, modified, user_created, user_modified, hostname_created, hostname_modified) values ("30", "permanently discontinued arv prophylaxis at or before scheduled visit", "Permanently discontinued ARV prophylaxis at or before scheduled visit", "", now(), now(), 'cabel', 'cabel', '', '');<text:line-break/>GO</text:p>
          </table:table-cell>
          <table:table-cell table:number-columns-repeated="1019"/>
        </table:table-row>
        <table:table-row table:style-name="ro7">
          <table:table-cell office:value-type="float" office:value="40">
            <text:p>40</text:p>
          </table:table-cell>
          <table:table-cell office:value-type="string">
            <text:p>never_start</text:p>
          </table:table-cell>
          <table:table-cell table:style-name="ce4" office:value-type="string">
            <text:p>Never started ARV prophylaxis(other than single dose NVP)</text:p>
          </table:table-cell>
          <table:table-cell office:value-type="string">
            <text:p>mp009arvprophylaxisstat</text:p>
          </table:table-cell>
          <table:table-cell table:formula="of:=&quot;insert into mpepu_&quot; &amp;LOWER( [.D450]) &amp; &quot; (display_index, short_name, name,  &quot; &amp; [.$D$1] &amp; &quot;) values (&quot;&quot;&quot; &amp; [.A450] &amp; &quot;&quot;&quot;, &quot;&quot;&quot; &amp; LOWER([.C450]) &amp; &quot;&quot;&quot;, &quot;&quot;&quot; &amp; [.C450] &amp; &quot;&quot;&quot;, &quot;&quot;&quot; &amp; [.$E$241] &amp; &quot;&quot;&quot;,&quot; &amp; [.$D$2]" office:value-type="string" office:string-value="insert into mpepu_mp009arvprophylaxisstat (display_index, short_name, name,   version, created, modified, user_created, user_modified, hostname_created, hostname_modified) values (&quot;40&quot;, &quot;never started arv prophylaxis(other than single dose nvp)&quot;, &quot;Never started ARV prophylaxis(other than single dose NVP)&quot;, &quot;&quot;, now(), now(), 'cabel', 'cabel', '', '');&#10;GO">
            <text:p>insert into mpepu_mp009arvprophylaxisstat (display_index, short_name, name, <text:s text:c="2"/>version, created, modified, user_created, user_modified, hostname_created, hostname_modified) values ("40", "never started arv prophylaxis(other than single dose nvp)", "Never started ARV prophylaxis(other than single dose NVP)", "", now(), now(), 'cabel', 'cabel', '', '');<text:line-break/>GO</text:p>
          </table:table-cell>
          <table:table-cell table:number-columns-repeated="1019"/>
        </table:table-row>
        <table:table-row table:style-name="ro10">
          <table:table-cell office:value-type="float" office:value="50">
            <text:p>50</text:p>
          </table:table-cell>
          <table:table-cell office:value-type="string">
            <text:p>change_at_least1</text:p>
          </table:table-cell>
          <table:table-cell table:style-name="ce4" office:value-type="string">
            <text:p>Change in at least one ARV prophylactic medication since the last scheduled visit or today (dose modification,permanent discontinuation,temporary hold,resumption/initiation after temporary hold) </text:p>
          </table:table-cell>
          <table:table-cell office:value-type="string">
            <text:p>mp009arvprophylaxisstat</text:p>
          </table:table-cell>
          <table:table-cell table:formula="of:=&quot;insert into mpepu_&quot; &amp;LOWER( [.D451]) &amp; &quot; (display_index, short_name, name,  &quot; &amp; [.$D$1] &amp; &quot;) values (&quot;&quot;&quot; &amp; [.A451] &amp; &quot;&quot;&quot;, &quot;&quot;&quot; &amp; LOWER([.C451]) &amp; &quot;&quot;&quot;, &quot;&quot;&quot; &amp; [.C451] &amp; &quot;&quot;&quot;, &quot;&quot;&quot; &amp; [.$E$241] &amp; &quot;&quot;&quot;,&quot; &amp; [.$D$2]" office:value-type="string" office:string-value="insert into mpepu_mp009arvprophylaxisstat (display_index, short_name, name,   version, created, modified, user_created, user_modified, hostname_created, hostname_modified) values (&quot;50&quot;, &quot;change in at least one arv prophylactic medication since the last scheduled visit or today (dose modification,permanent discontinuation,temporary hold,resumption/initiation after temporary hold) &quot;, &quot;Change in at least one ARV prophylactic medication since the last scheduled visit or today (dose modification,permanent discontinuation,temporary hold,resumption/initiation after temporary hold) &quot;, &quot;&quot;, now(), now(), 'cabel', 'cabel', '', '');&#10;GO">
            <text:p>insert into mpepu_mp009arvprophylaxisstat (display_index, short_name, name, <text:s text:c="2"/>version, created, modified, user_created, user_modified, hostname_created, hostname_modified) values ("50", "change in at least one arv prophylactic medication since the last scheduled visit or today (dose modification,permanent discontinuation,temporary hold,resumption/initiation after temporary hold) ", "Change in at least one ARV prophylactic medication since the last scheduled visit or today (dose modification,permanent discontinuation,temporary hold,resumption/initiation after temporary hold)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1" office:value-type="string">
            <text:p>mp009arvprophylaxisstat</text:p>
          </table:table-cell>
          <table:table-cell table:number-columns-repeated="2"/>
          <table:table-cell table:formula="of:=&quot;drop table &quot; &amp; [.$D$3] &amp;&quot;_&quot; &amp; LOWER([.F454]) &amp;&quot;;&quot;" office:value-type="string" office:string-value="drop table mpepu_mp009arvprophylaxisstat;">
            <text:p>drop table mpepu_mp009arvprophylaxisstat;</text:p>
          </table:table-cell>
          <table:table-cell table:number-columns-repeated="1015"/>
        </table:table-row>
        <table:table-row table:style-name="ro2">
          <table:table-cell office:value-type="float" office:value="10">
            <text:p>10</text:p>
          </table:table-cell>
          <table:table-cell office:value-type="string">
            <text:p>forgot</text:p>
          </table:table-cell>
          <table:table-cell table:style-name="ce4" office:value-type="string">
            <text:p>Caregiver forgot to give the NVP </text:p>
          </table:table-cell>
          <table:table-cell table:style-name="ce7" office:value-type="string">
            <text:p>mp009reasonmissed</text:p>
          </table:table-cell>
          <table:table-cell table:formula="of:=&quot;insert into mpepu_&quot; &amp;LOWER( [.D455]) &amp; &quot; (display_index, short_name, name,  &quot; &amp; [.$D$1] &amp; &quot;) values (&quot;&quot;&quot; &amp; [.A455] &amp; &quot;&quot;&quot;, &quot;&quot;&quot; &amp; LOWER([.C455]) &amp; &quot;&quot;&quot;, &quot;&quot;&quot; &amp; [.C455] &amp; &quot;&quot;&quot;, &quot;&quot;&quot; &amp; [.$E$241] &amp; &quot;&quot;&quot;,&quot; &amp; [.$D$2]" office:value-type="string" office:string-value="insert into mpepu_mp009reasonmissed (display_index, short_name, name,   version, created, modified, user_created, user_modified, hostname_created, hostname_modified) values (&quot;10&quot;, &quot;caregiver forgot to give the nvp &quot;, &quot;Caregiver forgot to give the NVP &quot;, &quot;&quot;, now(), now(), 'cabel', 'cabel', '', '');&#10;GO">
            <text:p>insert into mpepu_mp009reasonmissed (display_index, short_name, name, <text:s text:c="2"/>version, created, modified, user_created, user_modified, hostname_created, hostname_modified) values ("10", "caregiver forgot to give the nvp ", "Caregiver forgot to give the NVP ", "", now(), now(), 'cabel', 'cabel', '', '');<text:line-break/>GO</text:p>
          </table:table-cell>
          <table:table-cell table:number-columns-repeated="1019"/>
        </table:table-row>
        <table:table-row table:style-name="ro6">
          <table:table-cell office:value-type="float" office:value="20">
            <text:p>20</text:p>
          </table:table-cell>
          <table:table-cell office:value-type="string">
            <text:p>lost</text:p>
          </table:table-cell>
          <table:table-cell table:style-name="ce4" office:value-type="string">
            <text:p>Caregiver ran out of NVP or lost the bottle </text:p>
          </table:table-cell>
          <table:table-cell table:style-name="ce7" office:value-type="string">
            <text:p>mp009reasonmissed</text:p>
          </table:table-cell>
          <table:table-cell table:formula="of:=&quot;insert into mpepu_&quot; &amp;LOWER( [.D456]) &amp; &quot; (display_index, short_name, name,  &quot; &amp; [.$D$1] &amp; &quot;) values (&quot;&quot;&quot; &amp; [.A456] &amp; &quot;&quot;&quot;, &quot;&quot;&quot; &amp; LOWER([.C456]) &amp; &quot;&quot;&quot;, &quot;&quot;&quot; &amp; [.C456] &amp; &quot;&quot;&quot;, &quot;&quot;&quot; &amp; [.$E$241] &amp; &quot;&quot;&quot;,&quot; &amp; [.$D$2]" office:value-type="string" office:string-value="insert into mpepu_mp009reasonmissed (display_index, short_name, name,   version, created, modified, user_created, user_modified, hostname_created, hostname_modified) values (&quot;20&quot;, &quot;caregiver ran out of nvp or lost the bottle &quot;, &quot;Caregiver ran out of NVP or lost the bottle &quot;, &quot;&quot;, now(), now(), 'cabel', 'cabel', '', '');&#10;GO">
            <text:p>insert into mpepu_mp009reasonmissed (display_index, short_name, name, <text:s text:c="2"/>version, created, modified, user_created, user_modified, hostname_created, hostname_modified) values ("20", "caregiver ran out of nvp or lost the bottle ", "Caregiver ran out of NVP or lost the bottle ", "", now(), now(), 'cabel', 'cabel', '', '');<text:line-break/>GO</text:p>
          </table:table-cell>
          <table:table-cell table:number-columns-repeated="1019"/>
        </table:table-row>
        <table:table-row table:style-name="ro8">
          <table:table-cell office:value-type="float" office:value="30">
            <text:p>30</text:p>
          </table:table-cell>
          <table:table-cell office:value-type="string">
            <text:p>caregiver_away</text:p>
          </table:table-cell>
          <table:table-cell table:style-name="ce4" office:value-type="string">
            <text:p>Primary caregiver was away from home and did not have another person give the NVP </text:p>
          </table:table-cell>
          <table:table-cell table:style-name="ce7" office:value-type="string">
            <text:p>mp009reasonmissed</text:p>
          </table:table-cell>
          <table:table-cell table:formula="of:=&quot;insert into mpepu_&quot; &amp;LOWER( [.D457]) &amp; &quot; (display_index, short_name, name,  &quot; &amp; [.$D$1] &amp; &quot;) values (&quot;&quot;&quot; &amp; [.A457] &amp; &quot;&quot;&quot;, &quot;&quot;&quot; &amp; LOWER([.C457]) &amp; &quot;&quot;&quot;, &quot;&quot;&quot; &amp; [.C457] &amp; &quot;&quot;&quot;, &quot;&quot;&quot; &amp; [.$E$241] &amp; &quot;&quot;&quot;,&quot; &amp; [.$D$2]" office:value-type="string" office:string-value="insert into mpepu_mp009reasonmissed (display_index, short_name, name,   version, created, modified, user_created, user_modified, hostname_created, hostname_modified) values (&quot;30&quot;, &quot;primary caregiver was away from home and did not have another person give the nvp &quot;, &quot;Primary caregiver was away from home and did not have another person give the NVP &quot;, &quot;&quot;, now(), now(), 'cabel', 'cabel', '', '');&#10;GO">
            <text:p>insert into mpepu_mp009reasonmissed (display_index, short_name, name, <text:s text:c="2"/>version, created, modified, user_created, user_modified, hostname_created, hostname_modified) values ("30", "primary caregiver was away from home and did not have another person give the nvp ", "Primary caregiver was away from home and did not have another person give the NVP ", "", now(), now(), 'cabel', 'cabel', '', '');<text:line-break/>GO</text:p>
          </table:table-cell>
          <table:table-cell table:number-columns-repeated="1019"/>
        </table:table-row>
        <table:table-row table:style-name="ro7">
          <table:table-cell office:value-type="float" office:value="40">
            <text:p>40</text:p>
          </table:table-cell>
          <table:table-cell office:value-type="string">
            <text:p>infant_away</text:p>
          </table:table-cell>
          <table:table-cell table:style-name="ce4" office:value-type="string">
            <text:p>Infant was away from home and the NVP bottle was not at the other location </text:p>
          </table:table-cell>
          <table:table-cell table:style-name="ce7" office:value-type="string">
            <text:p>mp009reasonmissed</text:p>
          </table:table-cell>
          <table:table-cell table:formula="of:=&quot;insert into mpepu_&quot; &amp;LOWER( [.D458]) &amp; &quot; (display_index, short_name, name,  &quot; &amp; [.$D$1] &amp; &quot;) values (&quot;&quot;&quot; &amp; [.A458] &amp; &quot;&quot;&quot;, &quot;&quot;&quot; &amp; LOWER([.C458]) &amp; &quot;&quot;&quot;, &quot;&quot;&quot; &amp; [.C458] &amp; &quot;&quot;&quot;, &quot;&quot;&quot; &amp; [.$E$241] &amp; &quot;&quot;&quot;,&quot; &amp; [.$D$2]" office:value-type="string" office:string-value="insert into mpepu_mp009reasonmissed (display_index, short_name, name,   version, created, modified, user_created, user_modified, hostname_created, hostname_modified) values (&quot;40&quot;, &quot;infant was away from home and the nvp bottle was not at the other location &quot;, &quot;Infant was away from home and the NVP bottle was not at the other location &quot;, &quot;&quot;, now(), now(), 'cabel', 'cabel', '', '');&#10;GO">
            <text:p>insert into mpepu_mp009reasonmissed (display_index, short_name, name, <text:s text:c="2"/>version, created, modified, user_created, user_modified, hostname_created, hostname_modified) values ("40", "infant was away from home and the nvp bottle was not at the other location ", "Infant was away from home and the NVP bottle was not at the other location ", "", now(), now(), 'cabel', 'cabel', '', '');<text:line-break/>GO</text:p>
          </table:table-cell>
          <table:table-cell table:number-columns-repeated="1019"/>
        </table:table-row>
        <table:table-row table:style-name="ro7">
          <table:table-cell office:value-type="float" office:value="50">
            <text:p>50</text:p>
          </table:table-cell>
          <table:table-cell office:value-type="string">
            <text:p>chose_not_to</text:p>
          </table:table-cell>
          <table:table-cell table:style-name="ce4" office:value-type="string">
            <text:p>Caregiver chose not to give the NVP because baby was sick or for other reasons </text:p>
          </table:table-cell>
          <table:table-cell table:style-name="ce7" office:value-type="string">
            <text:p>mp009reasonmissed</text:p>
          </table:table-cell>
          <table:table-cell table:formula="of:=&quot;insert into mpepu_&quot; &amp;LOWER( [.D459]) &amp; &quot; (display_index, short_name, name,  &quot; &amp; [.$D$1] &amp; &quot;) values (&quot;&quot;&quot; &amp; [.A459] &amp; &quot;&quot;&quot;, &quot;&quot;&quot; &amp; LOWER([.C459]) &amp; &quot;&quot;&quot;, &quot;&quot;&quot; &amp; [.C459] &amp; &quot;&quot;&quot;, &quot;&quot;&quot; &amp; [.$E$241] &amp; &quot;&quot;&quot;,&quot; &amp; [.$D$2]" office:value-type="string" office:string-value="insert into mpepu_mp009reasonmissed (display_index, short_name, name,   version, created, modified, user_created, user_modified, hostname_created, hostname_modified) values (&quot;50&quot;, &quot;caregiver chose not to give the nvp because baby was sick or for other reasons &quot;, &quot;Caregiver chose not to give the NVP because baby was sick or for other reasons &quot;, &quot;&quot;, now(), now(), 'cabel', 'cabel', '', '');&#10;GO">
            <text:p>insert into mpepu_mp009reasonmissed (display_index, short_name, name, <text:s text:c="2"/>version, created, modified, user_created, user_modified, hostname_created, hostname_modified) values ("50", "caregiver chose not to give the nvp because baby was sick or for other reasons ", "Caregiver chose not to give the NVP because baby was sick or for other reasons ", "", now(), now(), 'cabel', 'cabel', '', '');<text:line-break/>GO</text:p>
          </table:table-cell>
          <table:table-cell table:number-columns-repeated="1019"/>
        </table:table-row>
        <table:table-row table:style-name="ro6">
          <table:table-cell office:value-type="float" office:value="60">
            <text:p>60</text:p>
          </table:table-cell>
          <table:table-cell office:value-type="string">
            <text:p>stopped</text:p>
          </table:table-cell>
          <table:table-cell table:style-name="ce4" office:value-type="string">
            <text:p>NVP was stopped or helped by a health provider </text:p>
          </table:table-cell>
          <table:table-cell table:style-name="ce7" office:value-type="string">
            <text:p>mp009reasonmissed</text:p>
          </table:table-cell>
          <table:table-cell table:formula="of:=&quot;insert into mpepu_&quot; &amp;LOWER( [.D460]) &amp; &quot; (display_index, short_name, name,  &quot; &amp; [.$D$1] &amp; &quot;) values (&quot;&quot;&quot; &amp; [.A460] &amp; &quot;&quot;&quot;, &quot;&quot;&quot; &amp; LOWER([.C460]) &amp; &quot;&quot;&quot;, &quot;&quot;&quot; &amp; [.C460] &amp; &quot;&quot;&quot;, &quot;&quot;&quot; &amp; [.$E$241] &amp; &quot;&quot;&quot;,&quot; &amp; [.$D$2]" office:value-type="string" office:string-value="insert into mpepu_mp009reasonmissed (display_index, short_name, name,   version, created, modified, user_created, user_modified, hostname_created, hostname_modified) values (&quot;60&quot;, &quot;nvp was stopped or helped by a health provider &quot;, &quot;NVP was stopped or helped by a health provider &quot;, &quot;&quot;, now(), now(), 'cabel', 'cabel', '', '');&#10;GO">
            <text:p>insert into mpepu_mp009reasonmissed (display_index, short_name, name, <text:s text:c="2"/>version, created, modified, user_created, user_modified, hostname_created, hostname_modified) values ("60", "nvp was stopped or helped by a health provider ", "NVP was stopped or helped by a health provider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specify</text:p>
          </table:table-cell>
          <table:table-cell table:style-name="ce7" office:value-type="string">
            <text:p>mp009reasonmissed</text:p>
          </table:table-cell>
          <table:table-cell table:formula="of:=&quot;insert into mpepu_&quot; &amp;LOWER( [.D461]) &amp; &quot; (display_index, short_name, name,  &quot; &amp; [.$D$1] &amp; &quot;) values (&quot;&quot;&quot; &amp; [.A461] &amp; &quot;&quot;&quot;, &quot;&quot;&quot; &amp; LOWER([.C461]) &amp; &quot;&quot;&quot;, &quot;&quot;&quot; &amp; [.C461] &amp; &quot;&quot;&quot;, &quot;&quot;&quot; &amp; [.$E$241] &amp; &quot;&quot;&quot;,&quot; &amp; [.$D$2]" office:value-type="string" office:string-value="insert into mpepu_mp009reasonmissed (display_index, short_name, name,   version, created, modified, user_created, user_modified, hostname_created, hostname_modified) values (&quot;99&quot;, &quot;other,specify&quot;, &quot;Other,specify&quot;, &quot;&quot;, now(), now(), 'cabel', 'cabel', '', '');&#10;GO">
            <text:p>insert into mpepu_mp009reasonmissed (display_index, short_name, name, <text:s text:c="2"/>version, created, modified, user_created, user_modified, hostname_created, hostname_modified) values ("99", "other,specify", "Other,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10childstatus</text:p>
          </table:table-cell>
          <table:table-cell table:number-columns-repeated="2"/>
          <table:table-cell table:formula="of:=&quot;drop table &quot; &amp; [.$D$3] &amp;&quot;_&quot; &amp; LOWER([.F464]) &amp;&quot;;&quot;" office:value-type="string" office:string-value="drop table mpepu_mp010childstatus;">
            <text:p>drop table mpepu_mp010childstatus;</text:p>
          </table:table-cell>
          <table:table-cell table:number-columns-repeated="1015"/>
        </table:table-row>
        <table:table-row table:style-name="ro2">
          <table:table-cell office:value-type="float" office:value="10">
            <text:p>10</text:p>
          </table:table-cell>
          <table:table-cell office:value-type="string">
            <text:p>alive </text:p>
          </table:table-cell>
          <table:table-cell table:style-name="ce4" office:value-type="string">
            <text:p>Alive </text:p>
          </table:table-cell>
          <table:table-cell table:style-name="ce7" office:value-type="string">
            <text:p>mp010childstatus</text:p>
          </table:table-cell>
          <table:table-cell table:formula="of:=&quot;insert into mpepu_&quot; &amp;LOWER( [.D465]) &amp; &quot; (display_index, short_name, name,  &quot; &amp; [.$D$1] &amp; &quot;) values (&quot;&quot;&quot; &amp; [.A465] &amp; &quot;&quot;&quot;, &quot;&quot;&quot; &amp; LOWER([.C465]) &amp; &quot;&quot;&quot;, &quot;&quot;&quot; &amp; [.C465] &amp; &quot;&quot;&quot;, &quot;&quot;&quot; &amp; [.$E$241] &amp; &quot;&quot;&quot;,&quot; &amp; [.$D$2]" office:value-type="string" office:string-value="insert into mpepu_mp010childstatus (display_index, short_name, name,   version, created, modified, user_created, user_modified, hostname_created, hostname_modified) values (&quot;10&quot;, &quot;alive &quot;, &quot;Alive &quot;, &quot;&quot;, now(), now(), 'cabel', 'cabel', '', '');&#10;GO">
            <text:p>insert into mpepu_mp010childstatus (display_index, short_name, name, <text:s text:c="2"/>version, created, modified, user_created, user_modified, hostname_created, hostname_modified) values ("10", "alive ", "Alive ", "", now(), now(), 'cabel', 'cabel', '', '');<text:line-break/>GO</text:p>
          </table:table-cell>
          <table:table-cell table:number-columns-repeated="1019"/>
        </table:table-row>
        <table:table-row table:style-name="ro6">
          <table:table-cell office:value-type="float" office:value="20">
            <text:p>20</text:p>
          </table:table-cell>
          <table:table-cell office:value-type="string">
            <text:p>deceased </text:p>
          </table:table-cell>
          <table:table-cell table:style-name="ce4" office:value-type="string">
            <text:p>Deceased (complete death form) </text:p>
          </table:table-cell>
          <table:table-cell table:style-name="ce7" office:value-type="string">
            <text:p>mp010childstatus</text:p>
          </table:table-cell>
          <table:table-cell table:formula="of:=&quot;insert into mpepu_&quot; &amp;LOWER( [.D466]) &amp; &quot; (display_index, short_name, name,  &quot; &amp; [.$D$1] &amp; &quot;) values (&quot;&quot;&quot; &amp; [.A466] &amp; &quot;&quot;&quot;, &quot;&quot;&quot; &amp; LOWER([.C466]) &amp; &quot;&quot;&quot;, &quot;&quot;&quot; &amp; [.C466] &amp; &quot;&quot;&quot;, &quot;&quot;&quot; &amp; [.$E$241] &amp; &quot;&quot;&quot;,&quot; &amp; [.$D$2]" office:value-type="string" office:string-value="insert into mpepu_mp010childstatus (display_index, short_name, name,   version, created, modified, user_created, user_modified, hostname_created, hostname_modified) values (&quot;20&quot;, &quot;deceased (complete death form) &quot;, &quot;Deceased (complete death form) &quot;, &quot;&quot;, now(), now(), 'cabel', 'cabel', '', '');&#10;GO">
            <text:p>insert into mpepu_mp010childstatus (display_index, short_name, name, <text:s text:c="2"/>version, created, modified, user_created, user_modified, hostname_created, hostname_modified) values ("20", "deceased (complete death form) ", "Deceased (complete death form) ", "", now(), now(), 'cabel', 'cabel', '', '');<text:line-break/>GO</text:p>
          </table:table-cell>
          <table:table-cell table:number-columns-repeated="1019"/>
        </table:table-row>
        <table:table-row table:style-name="ro2">
          <table:table-cell office:value-type="float" office:value="30">
            <text:p>30</text:p>
          </table:table-cell>
          <table:table-cell office:value-type="string">
            <text:p>unknown</text:p>
          </table:table-cell>
          <table:table-cell table:style-name="ce4" office:value-type="string">
            <text:p>Child's vital status unknown </text:p>
          </table:table-cell>
          <table:table-cell table:style-name="ce7" office:value-type="string">
            <text:p>mp010childstatus</text:p>
          </table:table-cell>
          <table:table-cell table:formula="of:=&quot;insert into mpepu_&quot; &amp;LOWER( [.D467]) &amp; &quot; (display_index, short_name, name,  &quot; &amp; [.$D$1] &amp; &quot;) values (&quot;&quot;&quot; &amp; [.A467] &amp; &quot;&quot;&quot;, &quot;&quot;&quot; &amp; LOWER([.C467]) &amp; &quot;&quot;&quot;, &quot;&quot;&quot; &amp; [.C467] &amp; &quot;&quot;&quot;, &quot;&quot;&quot; &amp; [.$E$241] &amp; &quot;&quot;&quot;,&quot; &amp; [.$D$2]" office:value-type="string" office:string-value="insert into mpepu_mp010childstatus (display_index, short_name, name,   version, created, modified, user_created, user_modified, hostname_created, hostname_modified) values (&quot;30&quot;, &quot;child's vital status unknown &quot;, &quot;Child's vital status unknown &quot;, &quot;&quot;, now(), now(), 'cabel', 'cabel', '', '');&#10;GO">
            <text:p>insert into mpepu_mp010childstatus (display_index, short_name, name, <text:s text:c="2"/>version, created, modified, user_created, user_modified, hostname_created, hostname_modified) values ("30", "child's vital status unknown ", "Child's vital status unknown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10drugrelationship</text:p>
          </table:table-cell>
          <table:table-cell table:number-columns-repeated="2"/>
          <table:table-cell table:formula="of:=&quot;drop table &quot; &amp; [.$D$3] &amp;&quot;_&quot; &amp; LOWER([.F470]) &amp;&quot;;&quot;" office:value-type="string" office:string-value="drop table mpepu_mp010drugrelationship;">
            <text:p>drop table mpepu_mp010drugrelationship;</text:p>
          </table:table-cell>
          <table:table-cell table:number-columns-repeated="1015"/>
        </table:table-row>
        <table:table-row table:style-name="ro2">
          <table:table-cell office:value-type="float" office:value="10">
            <text:p>10</text:p>
          </table:table-cell>
          <table:table-cell office:value-type="string">
            <text:p>not_related</text:p>
          </table:table-cell>
          <table:table-cell table:style-name="ce4" office:value-type="string">
            <text:p>not related </text:p>
          </table:table-cell>
          <table:table-cell table:style-name="ce7" office:value-type="string">
            <text:p>mp010drugrelationship</text:p>
          </table:table-cell>
          <table:table-cell table:formula="of:=&quot;insert into mpepu_&quot; &amp;LOWER( [.D471]) &amp; &quot; (display_index, short_name, name,  &quot; &amp; [.$D$1] &amp; &quot;) values (&quot;&quot;&quot; &amp; [.A471] &amp; &quot;&quot;&quot;, &quot;&quot;&quot; &amp; LOWER([.C471]) &amp; &quot;&quot;&quot;, &quot;&quot;&quot; &amp; [.C471] &amp; &quot;&quot;&quot;, &quot;&quot;&quot; &amp; [.$E$241] &amp; &quot;&quot;&quot;,&quot; &amp; [.$D$2]" office:value-type="string" office:string-value="insert into mpepu_mp010drugrelationship (display_index, short_name, name,   version, created, modified, user_created, user_modified, hostname_created, hostname_modified) values (&quot;10&quot;, &quot;not related &quot;, &quot;not related &quot;, &quot;&quot;, now(), now(), 'cabel', 'cabel', '', '');&#10;GO">
            <text:p>insert into mpepu_mp010drugrelationship (display_index, short_name, name, <text:s text:c="2"/>version, created, modified, user_created, user_modified, hostname_created, hostname_modified) values ("10", "not related ", "not related ", "", now(), now(), 'cabel', 'cabel', '', '');<text:line-break/>GO</text:p>
          </table:table-cell>
          <table:table-cell table:number-columns-repeated="1019"/>
        </table:table-row>
        <table:table-row table:style-name="ro2">
          <table:table-cell office:value-type="float" office:value="20">
            <text:p>20</text:p>
          </table:table-cell>
          <table:table-cell office:value-type="string">
            <text:p>probably_not</text:p>
          </table:table-cell>
          <table:table-cell table:style-name="ce4" office:value-type="string">
            <text:p>Probably not related </text:p>
          </table:table-cell>
          <table:table-cell table:style-name="ce7" office:value-type="string">
            <text:p>mp010drugrelationship</text:p>
          </table:table-cell>
          <table:table-cell table:formula="of:=&quot;insert into mpepu_&quot; &amp;LOWER( [.D472]) &amp; &quot; (display_index, short_name, name,  &quot; &amp; [.$D$1] &amp; &quot;) values (&quot;&quot;&quot; &amp; [.A472] &amp; &quot;&quot;&quot;, &quot;&quot;&quot; &amp; LOWER([.C472]) &amp; &quot;&quot;&quot;, &quot;&quot;&quot; &amp; [.C472] &amp; &quot;&quot;&quot;, &quot;&quot;&quot; &amp; [.$E$241] &amp; &quot;&quot;&quot;,&quot; &amp; [.$D$2]" office:value-type="string" office:string-value="insert into mpepu_mp010drugrelationship (display_index, short_name, name,   version, created, modified, user_created, user_modified, hostname_created, hostname_modified) values (&quot;20&quot;, &quot;probably not related &quot;, &quot;Probably not related &quot;, &quot;&quot;, now(), now(), 'cabel', 'cabel', '', '');&#10;GO">
            <text:p>insert into mpepu_mp010drugrelationship (display_index, short_name, name, <text:s text:c="2"/>version, created, modified, user_created, user_modified, hostname_created, hostname_modified) values ("20", "probably not related ", "Probably not related ", "", now(), now(), 'cabel', 'cabel', '', '');<text:line-break/>GO</text:p>
          </table:table-cell>
          <table:table-cell table:number-columns-repeated="1019"/>
        </table:table-row>
        <table:table-row table:style-name="ro2">
          <table:table-cell office:value-type="float" office:value="30">
            <text:p>30</text:p>
          </table:table-cell>
          <table:table-cell office:value-type="string">
            <text:p>possibly</text:p>
          </table:table-cell>
          <table:table-cell table:style-name="ce4" office:value-type="string">
            <text:p>Possibly related </text:p>
          </table:table-cell>
          <table:table-cell table:style-name="ce7" office:value-type="string">
            <text:p>mp010drugrelationship</text:p>
          </table:table-cell>
          <table:table-cell table:formula="of:=&quot;insert into mpepu_&quot; &amp;LOWER( [.D473]) &amp; &quot; (display_index, short_name, name,  &quot; &amp; [.$D$1] &amp; &quot;) values (&quot;&quot;&quot; &amp; [.A473] &amp; &quot;&quot;&quot;, &quot;&quot;&quot; &amp; LOWER([.C473]) &amp; &quot;&quot;&quot;, &quot;&quot;&quot; &amp; [.C473] &amp; &quot;&quot;&quot;, &quot;&quot;&quot; &amp; [.$E$241] &amp; &quot;&quot;&quot;,&quot; &amp; [.$D$2]" office:value-type="string" office:string-value="insert into mpepu_mp010drugrelationship (display_index, short_name, name,   version, created, modified, user_created, user_modified, hostname_created, hostname_modified) values (&quot;30&quot;, &quot;possibly related &quot;, &quot;Possibly related &quot;, &quot;&quot;, now(), now(), 'cabel', 'cabel', '', '');&#10;GO">
            <text:p>insert into mpepu_mp010drugrelationship (display_index, short_name, name, <text:s text:c="2"/>version, created, modified, user_created, user_modified, hostname_created, hostname_modified) values ("30", "possibly related ", "Possibly related ", "", now(), now(), 'cabel', 'cabel', '', '');<text:line-break/>GO</text:p>
          </table:table-cell>
          <table:table-cell table:number-columns-repeated="1019"/>
        </table:table-row>
        <table:table-row table:style-name="ro2">
          <table:table-cell office:value-type="float" office:value="40">
            <text:p>40</text:p>
          </table:table-cell>
          <table:table-cell office:value-type="string">
            <text:p>probably</text:p>
          </table:table-cell>
          <table:table-cell table:style-name="ce4" office:value-type="string">
            <text:p>Probably related </text:p>
          </table:table-cell>
          <table:table-cell table:style-name="ce7" office:value-type="string">
            <text:p>mp010drugrelationship</text:p>
          </table:table-cell>
          <table:table-cell table:formula="of:=&quot;insert into mpepu_&quot; &amp;LOWER( [.D474]) &amp; &quot; (display_index, short_name, name,  &quot; &amp; [.$D$1] &amp; &quot;) values (&quot;&quot;&quot; &amp; [.A474] &amp; &quot;&quot;&quot;, &quot;&quot;&quot; &amp; LOWER([.C474]) &amp; &quot;&quot;&quot;, &quot;&quot;&quot; &amp; [.C474] &amp; &quot;&quot;&quot;, &quot;&quot;&quot; &amp; [.$E$241] &amp; &quot;&quot;&quot;,&quot; &amp; [.$D$2]" office:value-type="string" office:string-value="insert into mpepu_mp010drugrelationship (display_index, short_name, name,   version, created, modified, user_created, user_modified, hostname_created, hostname_modified) values (&quot;40&quot;, &quot;probably related &quot;, &quot;Probably related &quot;, &quot;&quot;, now(), now(), 'cabel', 'cabel', '', '');&#10;GO">
            <text:p>insert into mpepu_mp010drugrelationship (display_index, short_name, name, <text:s text:c="2"/>version, created, modified, user_created, user_modified, hostname_created, hostname_modified) values ("40", "probably related ", "Probably related ", "", now(), now(), 'cabel', 'cabel', '', '');<text:line-break/>GO</text:p>
          </table:table-cell>
          <table:table-cell table:number-columns-repeated="1019"/>
        </table:table-row>
        <table:table-row table:style-name="ro2">
          <table:table-cell office:value-type="float" office:value="50">
            <text:p>50</text:p>
          </table:table-cell>
          <table:table-cell office:value-type="string">
            <text:p>definitely</text:p>
          </table:table-cell>
          <table:table-cell table:style-name="ce4" office:value-type="string">
            <text:p>Definitely related </text:p>
          </table:table-cell>
          <table:table-cell table:style-name="ce7" office:value-type="string">
            <text:p>mp010drugrelationship</text:p>
          </table:table-cell>
          <table:table-cell table:formula="of:=&quot;insert into mpepu_&quot; &amp;LOWER( [.D475]) &amp; &quot; (display_index, short_name, name,  &quot; &amp; [.$D$1] &amp; &quot;) values (&quot;&quot;&quot; &amp; [.A475] &amp; &quot;&quot;&quot;, &quot;&quot;&quot; &amp; LOWER([.C475]) &amp; &quot;&quot;&quot;, &quot;&quot;&quot; &amp; [.C475] &amp; &quot;&quot;&quot;, &quot;&quot;&quot; &amp; [.$E$241] &amp; &quot;&quot;&quot;,&quot; &amp; [.$D$2]" office:value-type="string" office:string-value="insert into mpepu_mp010drugrelationship (display_index, short_name, name,   version, created, modified, user_created, user_modified, hostname_created, hostname_modified) values (&quot;50&quot;, &quot;definitely related &quot;, &quot;Definitely related &quot;, &quot;&quot;, now(), now(), 'cabel', 'cabel', '', '');&#10;GO">
            <text:p>insert into mpepu_mp010drugrelationship (display_index, short_name, name, <text:s text:c="2"/>version, created, modified, user_created, user_modified, hostname_created, hostname_modified) values ("50", "definitely related ", "Definitely related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10vaccinations</text:p>
          </table:table-cell>
          <table:table-cell table:number-columns-repeated="2"/>
          <table:table-cell table:formula="of:=&quot;drop table &quot; &amp; [.$D$3] &amp;&quot;_&quot; &amp; LOWER([.F478]) &amp;&quot;;&quot;" office:value-type="string" office:string-value="drop table mpepu_mp010vaccinations;">
            <text:p>drop table mpepu_mp010vaccinations;</text:p>
          </table:table-cell>
          <table:table-cell table:number-columns-repeated="1015"/>
        </table:table-row>
        <table:table-row table:style-name="ro2">
          <table:table-cell office:value-type="float" office:value="10">
            <text:p>10</text:p>
          </table:table-cell>
          <table:table-cell office:value-type="string">
            <text:p>hbv</text:p>
          </table:table-cell>
          <table:table-cell table:style-name="ce4" office:value-type="string">
            <text:p>HBV </text:p>
          </table:table-cell>
          <table:table-cell table:style-name="ce7" office:value-type="string">
            <text:p>mp010vaccinations</text:p>
          </table:table-cell>
          <table:table-cell table:formula="of:=&quot;insert into mpepu_&quot; &amp;LOWER( [.D479]) &amp; &quot; (display_index, short_name, name,  &quot; &amp; [.$D$1] &amp; &quot;) values (&quot;&quot;&quot; &amp; [.A479] &amp; &quot;&quot;&quot;, &quot;&quot;&quot; &amp; LOWER([.C479]) &amp; &quot;&quot;&quot;, &quot;&quot;&quot; &amp; [.C479] &amp; &quot;&quot;&quot;, &quot;&quot;&quot; &amp; [.$E$241] &amp; &quot;&quot;&quot;,&quot; &amp; [.$D$2]" office:value-type="string" office:string-value="insert into mpepu_mp010vaccinations (display_index, short_name, name,   version, created, modified, user_created, user_modified, hostname_created, hostname_modified) values (&quot;10&quot;, &quot;hbv &quot;, &quot;HBV &quot;, &quot;&quot;, now(), now(), 'cabel', 'cabel', '', '');&#10;GO">
            <text:p>insert into mpepu_mp010vaccinations (display_index, short_name, name, <text:s text:c="2"/>version, created, modified, user_created, user_modified, hostname_created, hostname_modified) values ("10", "hbv ", "HBV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DTap</text:p>
          </table:table-cell>
          <table:table-cell table:style-name="ce4" office:value-type="string">
            <text:p>DTap</text:p>
          </table:table-cell>
          <table:table-cell table:style-name="ce7" office:value-type="string">
            <text:p>mp010vaccinations</text:p>
          </table:table-cell>
          <table:table-cell table:formula="of:=&quot;insert into mpepu_&quot; &amp;LOWER( [.D480]) &amp; &quot; (display_index, short_name, name,  &quot; &amp; [.$D$1] &amp; &quot;) values (&quot;&quot;&quot; &amp; [.A480] &amp; &quot;&quot;&quot;, &quot;&quot;&quot; &amp; LOWER([.C480]) &amp; &quot;&quot;&quot;, &quot;&quot;&quot; &amp; [.C480] &amp; &quot;&quot;&quot;, &quot;&quot;&quot; &amp; [.$E$241] &amp; &quot;&quot;&quot;,&quot; &amp; [.$D$2]" office:value-type="string" office:string-value="insert into mpepu_mp010vaccinations (display_index, short_name, name,   version, created, modified, user_created, user_modified, hostname_created, hostname_modified) values (&quot;20&quot;, &quot;dtap&quot;, &quot;DTap&quot;, &quot;&quot;, now(), now(), 'cabel', 'cabel', '', '');&#10;GO">
            <text:p>insert into mpepu_mp010vaccinations (display_index, short_name, name, <text:s text:c="2"/>version, created, modified, user_created, user_modified, hostname_created, hostname_modified) values ("20", "dtap", "DTap", "", now(), now(), 'cabel', 'cabel', '', '');<text:line-break/>GO</text:p>
          </table:table-cell>
          <table:table-cell table:number-columns-repeated="1019"/>
        </table:table-row>
        <table:table-row table:style-name="ro2">
          <table:table-cell office:value-type="float" office:value="30">
            <text:p>30</text:p>
          </table:table-cell>
          <table:table-cell table:style-name="ce4" office:value-type="string">
            <text:p>Hib </text:p>
          </table:table-cell>
          <table:table-cell table:style-name="ce4" office:value-type="string">
            <text:p>Hib </text:p>
          </table:table-cell>
          <table:table-cell table:style-name="ce7" office:value-type="string">
            <text:p>mp010vaccinations</text:p>
          </table:table-cell>
          <table:table-cell table:formula="of:=&quot;insert into mpepu_&quot; &amp;LOWER( [.D481]) &amp; &quot; (display_index, short_name, name,  &quot; &amp; [.$D$1] &amp; &quot;) values (&quot;&quot;&quot; &amp; [.A481] &amp; &quot;&quot;&quot;, &quot;&quot;&quot; &amp; LOWER([.C481]) &amp; &quot;&quot;&quot;, &quot;&quot;&quot; &amp; [.C481] &amp; &quot;&quot;&quot;, &quot;&quot;&quot; &amp; [.$E$241] &amp; &quot;&quot;&quot;,&quot; &amp; [.$D$2]" office:value-type="string" office:string-value="insert into mpepu_mp010vaccinations (display_index, short_name, name,   version, created, modified, user_created, user_modified, hostname_created, hostname_modified) values (&quot;30&quot;, &quot;hib &quot;, &quot;Hib &quot;, &quot;&quot;, now(), now(), 'cabel', 'cabel', '', '');&#10;GO">
            <text:p>insert into mpepu_mp010vaccinations (display_index, short_name, name, <text:s text:c="2"/>version, created, modified, user_created, user_modified, hostname_created, hostname_modified) values ("30", "hib ", "Hib ", "", now(), now(), 'cabel', 'cabel', '', '');<text:line-break/>GO</text:p>
          </table:table-cell>
          <table:table-cell table:number-columns-repeated="1019"/>
        </table:table-row>
        <table:table-row table:style-name="ro2">
          <table:table-cell office:value-type="float" office:value="40">
            <text:p>40</text:p>
          </table:table-cell>
          <table:table-cell table:style-name="ce4" office:value-type="string">
            <text:p>Polio</text:p>
          </table:table-cell>
          <table:table-cell table:style-name="ce4" office:value-type="string">
            <text:p>Polio</text:p>
          </table:table-cell>
          <table:table-cell table:style-name="ce7" office:value-type="string">
            <text:p>mp010vaccinations</text:p>
          </table:table-cell>
          <table:table-cell table:formula="of:=&quot;insert into mpepu_&quot; &amp;LOWER( [.D482]) &amp; &quot; (display_index, short_name, name,  &quot; &amp; [.$D$1] &amp; &quot;) values (&quot;&quot;&quot; &amp; [.A482] &amp; &quot;&quot;&quot;, &quot;&quot;&quot; &amp; LOWER([.C482]) &amp; &quot;&quot;&quot;, &quot;&quot;&quot; &amp; [.C482] &amp; &quot;&quot;&quot;, &quot;&quot;&quot; &amp; [.$E$241] &amp; &quot;&quot;&quot;,&quot; &amp; [.$D$2]" office:value-type="string" office:string-value="insert into mpepu_mp010vaccinations (display_index, short_name, name,   version, created, modified, user_created, user_modified, hostname_created, hostname_modified) values (&quot;40&quot;, &quot;polio&quot;, &quot;Polio&quot;, &quot;&quot;, now(), now(), 'cabel', 'cabel', '', '');&#10;GO">
            <text:p>insert into mpepu_mp010vaccinations (display_index, short_name, name, <text:s text:c="2"/>version, created, modified, user_created, user_modified, hostname_created, hostname_modified) values ("40", "polio", "Polio", "", now(), now(), 'cabel', 'cabel', '', '');<text:line-break/>GO</text:p>
          </table:table-cell>
          <table:table-cell table:number-columns-repeated="1019"/>
        </table:table-row>
        <table:table-row table:style-name="ro2">
          <table:table-cell office:value-type="float" office:value="50">
            <text:p>50</text:p>
          </table:table-cell>
          <table:table-cell table:style-name="ce4" office:value-type="string">
            <text:p>Pneumococcal</text:p>
          </table:table-cell>
          <table:table-cell table:style-name="ce4" office:value-type="string">
            <text:p>Pneumoccal Vaccine </text:p>
          </table:table-cell>
          <table:table-cell table:style-name="ce7" office:value-type="string">
            <text:p>mp010vaccinations</text:p>
          </table:table-cell>
          <table:table-cell table:formula="of:=&quot;insert into mpepu_&quot; &amp;LOWER( [.D483]) &amp; &quot; (display_index, short_name, name,  &quot; &amp; [.$D$1] &amp; &quot;) values (&quot;&quot;&quot; &amp; [.A483] &amp; &quot;&quot;&quot;, &quot;&quot;&quot; &amp; LOWER([.C483]) &amp; &quot;&quot;&quot;, &quot;&quot;&quot; &amp; [.C483] &amp; &quot;&quot;&quot;, &quot;&quot;&quot; &amp; [.$E$241] &amp; &quot;&quot;&quot;,&quot; &amp; [.$D$2]" office:value-type="string" office:string-value="insert into mpepu_mp010vaccinations (display_index, short_name, name,   version, created, modified, user_created, user_modified, hostname_created, hostname_modified) values (&quot;50&quot;, &quot;pneumoccal vaccine &quot;, &quot;Pneumoccal Vaccine &quot;, &quot;&quot;, now(), now(), 'cabel', 'cabel', '', '');&#10;GO">
            <text:p>insert into mpepu_mp010vaccinations (display_index, short_name, name, <text:s text:c="2"/>version, created, modified, user_created, user_modified, hostname_created, hostname_modified) values ("50", "pneumoccal vaccine ", "Pneumoccal Vaccine ", "", now(), now(), 'cabel', 'cabel', '', '');<text:line-break/>GO</text:p>
          </table:table-cell>
          <table:table-cell table:number-columns-repeated="1019"/>
        </table:table-row>
        <table:table-row table:style-name="ro2">
          <table:table-cell office:value-type="float" office:value="60">
            <text:p>60</text:p>
          </table:table-cell>
          <table:table-cell table:style-name="ce4" office:value-type="string">
            <text:p>Rotavirus </text:p>
          </table:table-cell>
          <table:table-cell table:style-name="ce4" office:value-type="string">
            <text:p>Rotavirus </text:p>
          </table:table-cell>
          <table:table-cell table:style-name="ce7" office:value-type="string">
            <text:p>mp010vaccinations</text:p>
          </table:table-cell>
          <table:table-cell table:formula="of:=&quot;insert into mpepu_&quot; &amp;LOWER( [.D484]) &amp; &quot; (display_index, short_name, name,  &quot; &amp; [.$D$1] &amp; &quot;) values (&quot;&quot;&quot; &amp; [.A484] &amp; &quot;&quot;&quot;, &quot;&quot;&quot; &amp; LOWER([.C484]) &amp; &quot;&quot;&quot;, &quot;&quot;&quot; &amp; [.C484] &amp; &quot;&quot;&quot;, &quot;&quot;&quot; &amp; [.$E$241] &amp; &quot;&quot;&quot;,&quot; &amp; [.$D$2]" office:value-type="string" office:string-value="insert into mpepu_mp010vaccinations (display_index, short_name, name,   version, created, modified, user_created, user_modified, hostname_created, hostname_modified) values (&quot;60&quot;, &quot;rotavirus &quot;, &quot;Rotavirus &quot;, &quot;&quot;, now(), now(), 'cabel', 'cabel', '', '');&#10;GO">
            <text:p>insert into mpepu_mp010vaccinations (display_index, short_name, name, <text:s text:c="2"/>version, created, modified, user_created, user_modified, hostname_created, hostname_modified) values ("60", "rotavirus ", "Rotavirus ", "", now(), now(), 'cabel', 'cabel', '', '');<text:line-break/>GO</text:p>
          </table:table-cell>
          <table:table-cell table:number-columns-repeated="1019"/>
        </table:table-row>
        <table:table-row table:style-name="ro2">
          <table:table-cell office:value-type="float" office:value="70">
            <text:p>70</text:p>
          </table:table-cell>
          <table:table-cell table:style-name="ce4" office:value-type="string">
            <text:p>MMR </text:p>
          </table:table-cell>
          <table:table-cell table:style-name="ce4" office:value-type="string">
            <text:p>MMR </text:p>
          </table:table-cell>
          <table:table-cell table:style-name="ce7" office:value-type="string">
            <text:p>mp010vaccinations</text:p>
          </table:table-cell>
          <table:table-cell table:formula="of:=&quot;insert into mpepu_&quot; &amp;LOWER( [.D485]) &amp; &quot; (display_index, short_name, name,  &quot; &amp; [.$D$1] &amp; &quot;) values (&quot;&quot;&quot; &amp; [.A485] &amp; &quot;&quot;&quot;, &quot;&quot;&quot; &amp; LOWER([.C485]) &amp; &quot;&quot;&quot;, &quot;&quot;&quot; &amp; [.C485] &amp; &quot;&quot;&quot;, &quot;&quot;&quot; &amp; [.$E$241] &amp; &quot;&quot;&quot;,&quot; &amp; [.$D$2]" office:value-type="string" office:string-value="insert into mpepu_mp010vaccinations (display_index, short_name, name,   version, created, modified, user_created, user_modified, hostname_created, hostname_modified) values (&quot;70&quot;, &quot;mmr &quot;, &quot;MMR &quot;, &quot;&quot;, now(), now(), 'cabel', 'cabel', '', '');&#10;GO">
            <text:p>insert into mpepu_mp010vaccinations (display_index, short_name, name, <text:s text:c="2"/>version, created, modified, user_created, user_modified, hostname_created, hostname_modified) values ("70", "mmr ", "MMR ", "", now(), now(), 'cabel', 'cabel', '', '');<text:line-break/>GO</text:p>
          </table:table-cell>
          <table:table-cell table:number-columns-repeated="1019"/>
        </table:table-row>
        <table:table-row table:style-name="ro2">
          <table:table-cell office:value-type="float" office:value="80">
            <text:p>80</text:p>
          </table:table-cell>
          <table:table-cell table:style-name="ce4" office:value-type="string">
            <text:p>Varicella </text:p>
          </table:table-cell>
          <table:table-cell table:style-name="ce4" office:value-type="string">
            <text:p>Varicella </text:p>
          </table:table-cell>
          <table:table-cell table:style-name="ce7" office:value-type="string">
            <text:p>mp010vaccinations</text:p>
          </table:table-cell>
          <table:table-cell table:formula="of:=&quot;insert into mpepu_&quot; &amp;LOWER( [.D486]) &amp; &quot; (display_index, short_name, name,  &quot; &amp; [.$D$1] &amp; &quot;) values (&quot;&quot;&quot; &amp; [.A486] &amp; &quot;&quot;&quot;, &quot;&quot;&quot; &amp; LOWER([.C486]) &amp; &quot;&quot;&quot;, &quot;&quot;&quot; &amp; [.C486] &amp; &quot;&quot;&quot;, &quot;&quot;&quot; &amp; [.$E$241] &amp; &quot;&quot;&quot;,&quot; &amp; [.$D$2]" office:value-type="string" office:string-value="insert into mpepu_mp010vaccinations (display_index, short_name, name,   version, created, modified, user_created, user_modified, hostname_created, hostname_modified) values (&quot;80&quot;, &quot;varicella &quot;, &quot;Varicella &quot;, &quot;&quot;, now(), now(), 'cabel', 'cabel', '', '');&#10;GO">
            <text:p>insert into mpepu_mp010vaccinations (display_index, short_name, name, <text:s text:c="2"/>version, created, modified, user_created, user_modified, hostname_created, hostname_modified) values ("80", "varicella ", "Varicella ", "", now(), now(), 'cabel', 'cabel', '', '');<text:line-break/>GO</text:p>
          </table:table-cell>
          <table:table-cell table:number-columns-repeated="1019"/>
        </table:table-row>
        <table:table-row table:style-name="ro2">
          <table:table-cell office:value-type="float" office:value="90">
            <text:p>90</text:p>
          </table:table-cell>
          <table:table-cell table:style-name="ce4" office:value-type="string">
            <text:p>Influenza </text:p>
          </table:table-cell>
          <table:table-cell table:style-name="ce4" office:value-type="string">
            <text:p>Influenza </text:p>
          </table:table-cell>
          <table:table-cell table:style-name="ce7" office:value-type="string">
            <text:p>mp010vaccinations</text:p>
          </table:table-cell>
          <table:table-cell table:formula="of:=&quot;insert into mpepu_&quot; &amp;LOWER( [.D487]) &amp; &quot; (display_index, short_name, name,  &quot; &amp; [.$D$1] &amp; &quot;) values (&quot;&quot;&quot; &amp; [.A487] &amp; &quot;&quot;&quot;, &quot;&quot;&quot; &amp; LOWER([.C487]) &amp; &quot;&quot;&quot;, &quot;&quot;&quot; &amp; [.C487] &amp; &quot;&quot;&quot;, &quot;&quot;&quot; &amp; [.$E$241] &amp; &quot;&quot;&quot;,&quot; &amp; [.$D$2]" office:value-type="string" office:string-value="insert into mpepu_mp010vaccinations (display_index, short_name, name,   version, created, modified, user_created, user_modified, hostname_created, hostname_modified) values (&quot;90&quot;, &quot;influenza &quot;, &quot;Influenza &quot;, &quot;&quot;, now(), now(), 'cabel', 'cabel', '', '');&#10;GO">
            <text:p>insert into mpepu_mp010vaccinations (display_index, short_name, name, <text:s text:c="2"/>version, created, modified, user_created, user_modified, hostname_created, hostname_modified) values ("90", "influenza ", "Influenza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11studydrugstatus</text:p>
          </table:table-cell>
          <table:table-cell table:number-columns-repeated="2"/>
          <table:table-cell table:formula="of:=&quot;drop table &quot; &amp; [.$D$3] &amp;&quot;_&quot; &amp; LOWER([.F490]) &amp;&quot;;&quot;" office:value-type="string" office:string-value="drop table mpepu_mp011studydrugstatus;">
            <text:p>drop table mpepu_mp011studydrugstatus;</text:p>
          </table:table-cell>
          <table:table-cell table:number-columns-repeated="1015"/>
        </table:table-row>
        <table:table-row table:style-name="ro7">
          <table:table-cell office:value-type="float" office:value="10">
            <text:p>10</text:p>
          </table:table-cell>
          <table:table-cell office:value-type="string">
            <text:p>no_modif</text:p>
          </table:table-cell>
          <table:table-cell table:style-name="ce4" office:value-type="string">
            <text:p>No modifications made to Study Drug since the last scheduled visit or today </text:p>
          </table:table-cell>
          <table:table-cell table:style-name="ce7" office:value-type="string">
            <text:p>mp011studydrugstatus</text:p>
          </table:table-cell>
          <table:table-cell table:formula="of:=&quot;insert into mpepu_&quot; &amp;LOWER( [.D491]) &amp; &quot; (display_index, short_name, name,  &quot; &amp; [.$D$1] &amp; &quot;) values (&quot;&quot;&quot; &amp; [.A491] &amp; &quot;&quot;&quot;, &quot;&quot;&quot; &amp; LOWER([.C491]) &amp; &quot;&quot;&quot;, &quot;&quot;&quot; &amp; [.C491] &amp; &quot;&quot;&quot;, &quot;&quot;&quot; &amp; [.$E$241] &amp; &quot;&quot;&quot;,&quot; &amp; [.$D$2]" office:value-type="string" office:string-value="insert into mpepu_mp011studydrugstatus (display_index, short_name, name,   version, created, modified, user_created, user_modified, hostname_created, hostname_modified) values (&quot;10&quot;, &quot;no modifications made to study drug since the last scheduled visit or today &quot;, &quot;No modifications made to Study Drug since the last scheduled visit or today &quot;, &quot;&quot;, now(), now(), 'cabel', 'cabel', '', '');&#10;GO">
            <text:p>insert into mpepu_mp011studydrugstatus (display_index, short_name, name, <text:s text:c="2"/>version, created, modified, user_created, user_modified, hostname_created, hostname_modified) values ("10", "no modifications made to study drug since the last scheduled visit or today ", "No modifications made to Study Drug since the last scheduled visit or today ", "", now(), now(), 'cabel', 'cabel', '', '');<text:line-break/>GO</text:p>
          </table:table-cell>
          <table:table-cell table:number-columns-repeated="1019"/>
        </table:table-row>
        <table:table-row table:style-name="ro2">
          <table:table-cell office:value-type="float" office:value="20">
            <text:p>20</text:p>
          </table:table-cell>
          <table:table-cell office:value-type="string">
            <text:p>starting</text:p>
          </table:table-cell>
          <table:table-cell table:style-name="ce4" office:value-type="string">
            <text:p>Starting Study Drug today </text:p>
          </table:table-cell>
          <table:table-cell table:style-name="ce7" office:value-type="string">
            <text:p>mp011studydrugstatus</text:p>
          </table:table-cell>
          <table:table-cell table:formula="of:=&quot;insert into mpepu_&quot; &amp;LOWER( [.D492]) &amp; &quot; (display_index, short_name, name,  &quot; &amp; [.$D$1] &amp; &quot;) values (&quot;&quot;&quot; &amp; [.A492] &amp; &quot;&quot;&quot;, &quot;&quot;&quot; &amp; LOWER([.C492]) &amp; &quot;&quot;&quot;, &quot;&quot;&quot; &amp; [.C492] &amp; &quot;&quot;&quot;, &quot;&quot;&quot; &amp; [.$E$241] &amp; &quot;&quot;&quot;,&quot; &amp; [.$D$2]" office:value-type="string" office:string-value="insert into mpepu_mp011studydrugstatus (display_index, short_name, name,   version, created, modified, user_created, user_modified, hostname_created, hostname_modified) values (&quot;20&quot;, &quot;starting study drug today &quot;, &quot;Starting Study Drug today &quot;, &quot;&quot;, now(), now(), 'cabel', 'cabel', '', '');&#10;GO">
            <text:p>insert into mpepu_mp011studydrugstatus (display_index, short_name, name, <text:s text:c="2"/>version, created, modified, user_created, user_modified, hostname_created, hostname_modified) values ("20", "starting study drug today ", "Starting Study Drug today ", "", now(), now(), 'cabel', 'cabel', '', '');<text:line-break/>GO</text:p>
          </table:table-cell>
          <table:table-cell table:number-columns-repeated="1019"/>
        </table:table-row>
        <table:table-row table:style-name="ro5">
          <table:table-cell office:value-type="float" office:value="30">
            <text:p>30</text:p>
          </table:table-cell>
          <table:table-cell office:value-type="string">
            <text:p>perm_discnt</text:p>
          </table:table-cell>
          <table:table-cell table:style-name="ce4" office:value-type="string">
            <text:p>Permanently discontinued Study Drug at or before last scheduled visit (go to end of form) </text:p>
          </table:table-cell>
          <table:table-cell table:style-name="ce7" office:value-type="string">
            <text:p>mp011studydrugstatus</text:p>
          </table:table-cell>
          <table:table-cell table:formula="of:=&quot;insert into mpepu_&quot; &amp;LOWER( [.D493]) &amp; &quot; (display_index, short_name, name,  &quot; &amp; [.$D$1] &amp; &quot;) values (&quot;&quot;&quot; &amp; [.A493] &amp; &quot;&quot;&quot;, &quot;&quot;&quot; &amp; LOWER([.C493]) &amp; &quot;&quot;&quot;, &quot;&quot;&quot; &amp; [.C493] &amp; &quot;&quot;&quot;, &quot;&quot;&quot; &amp; [.$E$241] &amp; &quot;&quot;&quot;,&quot; &amp; [.$D$2]" office:value-type="string" office:string-value="insert into mpepu_mp011studydrugstatus (display_index, short_name, name,   version, created, modified, user_created, user_modified, hostname_created, hostname_modified) values (&quot;30&quot;, &quot;permanently discontinued study drug at or before last scheduled visit (go to end of form) &quot;, &quot;Permanently discontinued Study Drug at or before last scheduled visit (go to end of form) &quot;, &quot;&quot;, now(), now(), 'cabel', 'cabel', '', '');&#10;GO">
            <text:p>insert into mpepu_mp011studydrugstatus (display_index, short_name, name, <text:s text:c="2"/>version, created, modified, user_created, user_modified, hostname_created, hostname_modified) values ("30", "permanently discontinued study drug at or before last scheduled visit (go to end of form) ", "Permanently discontinued Study Drug at or before last scheduled visit (go to end of form) ", "", now(), now(), 'cabel', 'cabel', '', '');<text:line-break/>GO</text:p>
          </table:table-cell>
          <table:table-cell table:number-columns-repeated="1019"/>
        </table:table-row>
        <table:table-row table:style-name="ro6">
          <table:table-cell office:value-type="float" office:value="40">
            <text:p>40</text:p>
          </table:table-cell>
          <table:table-cell office:value-type="string">
            <text:p>never_start</text:p>
          </table:table-cell>
          <table:table-cell table:style-name="ce4" office:value-type="string">
            <text:p>Never started Study Drug (go to end of form) </text:p>
          </table:table-cell>
          <table:table-cell table:style-name="ce7" office:value-type="string">
            <text:p>mp011studydrugstatus</text:p>
          </table:table-cell>
          <table:table-cell table:formula="of:=&quot;insert into mpepu_&quot; &amp;LOWER( [.D494]) &amp; &quot; (display_index, short_name, name,  &quot; &amp; [.$D$1] &amp; &quot;) values (&quot;&quot;&quot; &amp; [.A494] &amp; &quot;&quot;&quot;, &quot;&quot;&quot; &amp; LOWER([.C494]) &amp; &quot;&quot;&quot;, &quot;&quot;&quot; &amp; [.C494] &amp; &quot;&quot;&quot;, &quot;&quot;&quot; &amp; [.$E$241] &amp; &quot;&quot;&quot;,&quot; &amp; [.$D$2]" office:value-type="string" office:string-value="insert into mpepu_mp011studydrugstatus (display_index, short_name, name,   version, created, modified, user_created, user_modified, hostname_created, hostname_modified) values (&quot;40&quot;, &quot;never started study drug (go to end of form) &quot;, &quot;Never started Study Drug (go to end of form) &quot;, &quot;&quot;, now(), now(), 'cabel', 'cabel', '', '');&#10;GO">
            <text:p>insert into mpepu_mp011studydrugstatus (display_index, short_name, name, <text:s text:c="2"/>version, created, modified, user_created, user_modified, hostname_created, hostname_modified) values ("40", "never started study drug (go to end of form) ", "Never started Study Drug (go to end of form) ", "", now(), now(), 'cabel', 'cabel', '', '');<text:line-break/>GO</text:p>
          </table:table-cell>
          <table:table-cell table:number-columns-repeated="1019"/>
        </table:table-row>
        <table:table-row table:style-name="ro10">
          <table:table-cell office:value-type="float" office:value="50">
            <text:p>50</text:p>
          </table:table-cell>
          <table:table-cell office:value-type="string">
            <text:p>change_at_least1</text:p>
          </table:table-cell>
          <table:table-cell table:style-name="ce4" office:value-type="string">
            <text:p>Change in Study Drug since the last scheduled visit or today (dose modification, permanent discontinuation, temporary hold, resumption / initiation after temporary hold) (go to Question 2) </text:p>
          </table:table-cell>
          <table:table-cell table:style-name="ce7" office:value-type="string">
            <text:p>mp011studydrugstatus</text:p>
          </table:table-cell>
          <table:table-cell table:formula="of:=&quot;insert into mpepu_&quot; &amp;LOWER( [.D495]) &amp; &quot; (display_index, short_name, name,  &quot; &amp; [.$D$1] &amp; &quot;) values (&quot;&quot;&quot; &amp; [.A495] &amp; &quot;&quot;&quot;, &quot;&quot;&quot; &amp; LOWER([.C495]) &amp; &quot;&quot;&quot;, &quot;&quot;&quot; &amp; [.C495] &amp; &quot;&quot;&quot;, &quot;&quot;&quot; &amp; [.$E$241] &amp; &quot;&quot;&quot;,&quot; &amp; [.$D$2]" office:value-type="string" office:string-value="insert into mpepu_mp011studydrugstatus (display_index, short_name, name,   version, created, modified, user_created, user_modified, hostname_created, hostname_modified) values (&quot;50&quot;, &quot;change in study drug since the last scheduled visit or today (dose modification, permanent discontinuation, temporary hold, resumption / initiation after temporary hold) (go to question 2) &quot;, &quot;Change in Study Drug since the last scheduled visit or today (dose modification, permanent discontinuation, temporary hold, resumption / initiation after temporary hold) (go to Question 2) &quot;, &quot;&quot;, now(), now(), 'cabel', 'cabel', '', '');&#10;GO">
            <text:p>insert into mpepu_mp011studydrugstatus (display_index, short_name, name, <text:s text:c="2"/>version, created, modified, user_created, user_modified, hostname_created, hostname_modified) values ("50", "change in study drug since the last scheduled visit or today (dose modification, permanent discontinuation, temporary hold, resumption / initiation after temporary hold) (go to question 2) ", "Change in Study Drug since the last scheduled visit or today (dose modification, permanent discontinuation, temporary hold, resumption / initiation after temporary hold) (go to Question 2)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11reasonmissed</text:p>
          </table:table-cell>
          <table:table-cell table:number-columns-repeated="2"/>
          <table:table-cell table:formula="of:=&quot;drop table &quot; &amp; [.$D$3] &amp;&quot;_&quot; &amp; LOWER([.F498]) &amp;&quot;;&quot;" office:value-type="string" office:string-value="drop table mpepu_mp011reasonmissed;">
            <text:p>drop table mpepu_mp011reasonmissed;</text:p>
          </table:table-cell>
          <table:table-cell table:number-columns-repeated="1015"/>
        </table:table-row>
        <table:table-row table:style-name="ro6">
          <table:table-cell office:value-type="float" office:value="10">
            <text:p>10</text:p>
          </table:table-cell>
          <table:table-cell office:value-type="string">
            <text:p>caregiver_forgot</text:p>
          </table:table-cell>
          <table:table-cell table:style-name="ce4" office:value-type="string">
            <text:p>caregiver forgot to give the Study Drug </text:p>
          </table:table-cell>
          <table:table-cell table:style-name="ce7" office:value-type="string">
            <text:p>mp011reasonmissed</text:p>
          </table:table-cell>
          <table:table-cell table:formula="of:=&quot;insert into mpepu_&quot; &amp;LOWER( [.D499]) &amp; &quot; (display_index, short_name, name,  &quot; &amp; [.$D$1] &amp; &quot;) values (&quot;&quot;&quot; &amp; [.A499] &amp; &quot;&quot;&quot;, &quot;&quot;&quot; &amp; LOWER([.C499]) &amp; &quot;&quot;&quot;, &quot;&quot;&quot; &amp; [.C499] &amp; &quot;&quot;&quot;, &quot;&quot;&quot; &amp; [.$E$241] &amp; &quot;&quot;&quot;,&quot; &amp; [.$D$2]" office:value-type="string" office:string-value="insert into mpepu_mp011reasonmissed (display_index, short_name, name,   version, created, modified, user_created, user_modified, hostname_created, hostname_modified) values (&quot;10&quot;, &quot;caregiver forgot to give the study drug &quot;, &quot;caregiver forgot to give the Study Drug &quot;, &quot;&quot;, now(), now(), 'cabel', 'cabel', '', '');&#10;GO">
            <text:p>insert into mpepu_mp011reasonmissed (display_index, short_name, name, <text:s text:c="2"/>version, created, modified, user_created, user_modified, hostname_created, hostname_modified) values ("10", "caregiver forgot to give the study drug ", "caregiver forgot to give the Study Drug ", "", now(), now(), 'cabel', 'cabel', '', '');<text:line-break/>GO</text:p>
          </table:table-cell>
          <table:table-cell table:number-columns-repeated="1019"/>
        </table:table-row>
        <table:table-row table:style-name="ro6">
          <table:table-cell office:value-type="float" office:value="20">
            <text:p>20</text:p>
          </table:table-cell>
          <table:table-cell office:value-type="string">
            <text:p>lost_bottle</text:p>
          </table:table-cell>
          <table:table-cell table:style-name="ce4" office:value-type="string">
            <text:p>caregiver ran out of Study Drug or lost the bottle </text:p>
          </table:table-cell>
          <table:table-cell table:style-name="ce7" office:value-type="string">
            <text:p>mp011reasonmissed</text:p>
          </table:table-cell>
          <table:table-cell table:formula="of:=&quot;insert into mpepu_&quot; &amp;LOWER( [.D500]) &amp; &quot; (display_index, short_name, name,  &quot; &amp; [.$D$1] &amp; &quot;) values (&quot;&quot;&quot; &amp; [.A500] &amp; &quot;&quot;&quot;, &quot;&quot;&quot; &amp; LOWER([.C500]) &amp; &quot;&quot;&quot;, &quot;&quot;&quot; &amp; [.C500] &amp; &quot;&quot;&quot;, &quot;&quot;&quot; &amp; [.$E$241] &amp; &quot;&quot;&quot;,&quot; &amp; [.$D$2]" office:value-type="string" office:string-value="insert into mpepu_mp011reasonmissed (display_index, short_name, name,   version, created, modified, user_created, user_modified, hostname_created, hostname_modified) values (&quot;20&quot;, &quot;caregiver ran out of study drug or lost the bottle &quot;, &quot;caregiver ran out of Study Drug or lost the bottle &quot;, &quot;&quot;, now(), now(), 'cabel', 'cabel', '', '');&#10;GO">
            <text:p>insert into mpepu_mp011reasonmissed (display_index, short_name, name, <text:s text:c="2"/>version, created, modified, user_created, user_modified, hostname_created, hostname_modified) values ("20", "caregiver ran out of study drug or lost the bottle ", "caregiver ran out of Study Drug or lost the bottle ", "", now(), now(), 'cabel', 'cabel', '', '');<text:line-break/>GO</text:p>
          </table:table-cell>
          <table:table-cell table:number-columns-repeated="1019"/>
        </table:table-row>
        <table:table-row table:style-name="ro8">
          <table:table-cell office:value-type="float" office:value="30">
            <text:p>30</text:p>
          </table:table-cell>
          <table:table-cell office:value-type="string">
            <text:p>caregiver_away</text:p>
          </table:table-cell>
          <table:table-cell table:style-name="ce4" office:value-type="string">
            <text:p>primary caregiver was away from home and did not have another person give the Study Drug </text:p>
          </table:table-cell>
          <table:table-cell table:style-name="ce7" office:value-type="string">
            <text:p>mp011reasonmissed</text:p>
          </table:table-cell>
          <table:table-cell table:formula="of:=&quot;insert into mpepu_&quot; &amp;LOWER( [.D501]) &amp; &quot; (display_index, short_name, name,  &quot; &amp; [.$D$1] &amp; &quot;) values (&quot;&quot;&quot; &amp; [.A501] &amp; &quot;&quot;&quot;, &quot;&quot;&quot; &amp; LOWER([.C501]) &amp; &quot;&quot;&quot;, &quot;&quot;&quot; &amp; [.C501] &amp; &quot;&quot;&quot;, &quot;&quot;&quot; &amp; [.$E$241] &amp; &quot;&quot;&quot;,&quot; &amp; [.$D$2]" office:value-type="string" office:string-value="insert into mpepu_mp011reasonmissed (display_index, short_name, name,   version, created, modified, user_created, user_modified, hostname_created, hostname_modified) values (&quot;30&quot;, &quot;primary caregiver was away from home and did not have another person give the study drug &quot;, &quot;primary caregiver was away from home and did not have another person give the Study Drug &quot;, &quot;&quot;, now(), now(), 'cabel', 'cabel', '', '');&#10;GO">
            <text:p>insert into mpepu_mp011reasonmissed (display_index, short_name, name, <text:s text:c="2"/>version, created, modified, user_created, user_modified, hostname_created, hostname_modified) values ("30", "primary caregiver was away from home and did not have another person give the study drug ", "primary caregiver was away from home and did not have another person give the Study Drug ", "", now(), now(), 'cabel', 'cabel', '', '');<text:line-break/>GO</text:p>
          </table:table-cell>
          <table:table-cell table:number-columns-repeated="1019"/>
        </table:table-row>
        <table:table-row table:style-name="ro7">
          <table:table-cell office:value-type="float" office:value="40">
            <text:p>40</text:p>
          </table:table-cell>
          <table:table-cell office:value-type="string">
            <text:p>infant_away</text:p>
          </table:table-cell>
          <table:table-cell table:style-name="ce4" office:value-type="string">
            <text:p>infant was away from home and the Study Drug bottle was not at the other location </text:p>
          </table:table-cell>
          <table:table-cell table:style-name="ce7" office:value-type="string">
            <text:p>mp011reasonmissed</text:p>
          </table:table-cell>
          <table:table-cell table:formula="of:=&quot;insert into mpepu_&quot; &amp;LOWER( [.D502]) &amp; &quot; (display_index, short_name, name,  &quot; &amp; [.$D$1] &amp; &quot;) values (&quot;&quot;&quot; &amp; [.A502] &amp; &quot;&quot;&quot;, &quot;&quot;&quot; &amp; LOWER([.C502]) &amp; &quot;&quot;&quot;, &quot;&quot;&quot; &amp; [.C502] &amp; &quot;&quot;&quot;, &quot;&quot;&quot; &amp; [.$E$241] &amp; &quot;&quot;&quot;,&quot; &amp; [.$D$2]" office:value-type="string" office:string-value="insert into mpepu_mp011reasonmissed (display_index, short_name, name,   version, created, modified, user_created, user_modified, hostname_created, hostname_modified) values (&quot;40&quot;, &quot;infant was away from home and the study drug bottle was not at the other location &quot;, &quot;infant was away from home and the Study Drug bottle was not at the other location &quot;, &quot;&quot;, now(), now(), 'cabel', 'cabel', '', '');&#10;GO">
            <text:p>insert into mpepu_mp011reasonmissed (display_index, short_name, name, <text:s text:c="2"/>version, created, modified, user_created, user_modified, hostname_created, hostname_modified) values ("40", "infant was away from home and the study drug bottle was not at the other location ", "infant was away from home and the Study Drug bottle was not at the other location ", "", now(), now(), 'cabel', 'cabel', '', '');<text:line-break/>GO</text:p>
          </table:table-cell>
          <table:table-cell table:number-columns-repeated="1019"/>
        </table:table-row>
        <table:table-row table:style-name="ro8">
          <table:table-cell office:value-type="float" office:value="50">
            <text:p>50</text:p>
          </table:table-cell>
          <table:table-cell office:value-type="string">
            <text:p>chose_not_to</text:p>
          </table:table-cell>
          <table:table-cell table:style-name="ce4" office:value-type="string">
            <text:p>caregiver chose not to give the Study Drug because baby was sick or for other reasons </text:p>
          </table:table-cell>
          <table:table-cell table:style-name="ce7" office:value-type="string">
            <text:p>mp011reasonmissed</text:p>
          </table:table-cell>
          <table:table-cell table:formula="of:=&quot;insert into mpepu_&quot; &amp;LOWER( [.D503]) &amp; &quot; (display_index, short_name, name,  &quot; &amp; [.$D$1] &amp; &quot;) values (&quot;&quot;&quot; &amp; [.A503] &amp; &quot;&quot;&quot;, &quot;&quot;&quot; &amp; LOWER([.C503]) &amp; &quot;&quot;&quot;, &quot;&quot;&quot; &amp; [.C503] &amp; &quot;&quot;&quot;, &quot;&quot;&quot; &amp; [.$E$241] &amp; &quot;&quot;&quot;,&quot; &amp; [.$D$2]" office:value-type="string" office:string-value="insert into mpepu_mp011reasonmissed (display_index, short_name, name,   version, created, modified, user_created, user_modified, hostname_created, hostname_modified) values (&quot;50&quot;, &quot;caregiver chose not to give the study drug because baby was sick or for other reasons &quot;, &quot;caregiver chose not to give the Study Drug because baby was sick or for other reasons &quot;, &quot;&quot;, now(), now(), 'cabel', 'cabel', '', '');&#10;GO">
            <text:p>insert into mpepu_mp011reasonmissed (display_index, short_name, name, <text:s text:c="2"/>version, created, modified, user_created, user_modified, hostname_created, hostname_modified) values ("50", "caregiver chose not to give the study drug because baby was sick or for other reasons ", "caregiver chose not to give the Study Drug because baby was sick or for other reasons ", "", now(), now(), 'cabel', 'cabel', '', '');<text:line-break/>GO</text:p>
          </table:table-cell>
          <table:table-cell table:number-columns-repeated="1019"/>
        </table:table-row>
        <table:table-row table:style-name="ro7">
          <table:table-cell office:value-type="float" office:value="60">
            <text:p>60</text:p>
          </table:table-cell>
          <table:table-cell office:value-type="string">
            <text:p>stopped_held</text:p>
          </table:table-cell>
          <table:table-cell table:style-name="ce4" office:value-type="string">
            <text:p>Study Drug was stopped or held by a health provider (please answer 6) </text:p>
          </table:table-cell>
          <table:table-cell table:style-name="ce7" office:value-type="string">
            <text:p>mp011reasonmissed</text:p>
          </table:table-cell>
          <table:table-cell table:formula="of:=&quot;insert into mpepu_&quot; &amp;LOWER( [.D504]) &amp; &quot; (display_index, short_name, name,  &quot; &amp; [.$D$1] &amp; &quot;) values (&quot;&quot;&quot; &amp; [.A504] &amp; &quot;&quot;&quot;, &quot;&quot;&quot; &amp; LOWER([.C504]) &amp; &quot;&quot;&quot;, &quot;&quot;&quot; &amp; [.C504] &amp; &quot;&quot;&quot;, &quot;&quot;&quot; &amp; [.$E$241] &amp; &quot;&quot;&quot;,&quot; &amp; [.$D$2]" office:value-type="string" office:string-value="insert into mpepu_mp011reasonmissed (display_index, short_name, name,   version, created, modified, user_created, user_modified, hostname_created, hostname_modified) values (&quot;60&quot;, &quot;study drug was stopped or held by a health provider (please answer 6) &quot;, &quot;Study Drug was stopped or held by a health provider (please answer 6) &quot;, &quot;&quot;, now(), now(), 'cabel', 'cabel', '', '');&#10;GO">
            <text:p>insert into mpepu_mp011reasonmissed (display_index, short_name, name, <text:s text:c="2"/>version, created, modified, user_created, user_modified, hostname_created, hostname_modified) values ("60", "study drug was stopped or held by a health provider (please answer 6) ", "Study Drug was stopped or held by a health provider (please answer 6)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specify)</text:p>
          </table:table-cell>
          <table:table-cell table:style-name="ce7" office:value-type="string">
            <text:p>mp011reasonmissed</text:p>
          </table:table-cell>
          <table:table-cell table:formula="of:=&quot;insert into mpepu_&quot; &amp;LOWER( [.D505]) &amp; &quot; (display_index, short_name, name,  &quot; &amp; [.$D$1] &amp; &quot;) values (&quot;&quot;&quot; &amp; [.A505] &amp; &quot;&quot;&quot;, &quot;&quot;&quot; &amp; LOWER([.C505]) &amp; &quot;&quot;&quot;, &quot;&quot;&quot; &amp; [.C505] &amp; &quot;&quot;&quot;, &quot;&quot;&quot; &amp; [.$E$241] &amp; &quot;&quot;&quot;,&quot; &amp; [.$D$2]" office:value-type="string" office:string-value="insert into mpepu_mp011reasonmissed (display_index, short_name, name,   version, created, modified, user_created, user_modified, hostname_created, hostname_modified) values (&quot;99&quot;, &quot;other (specify)&quot;, &quot;Other (specify)&quot;, &quot;&quot;, now(), now(), 'cabel', 'cabel', '', '');&#10;GO">
            <text:p>insert into mpepu_mp011reasonmissed (display_index, short_name, name, <text:s text:c="2"/>version, created, modified, user_created, user_modified, hostname_created, hostname_modified) values ("99", "other (specify)", "Other (specify)",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mp012reasonreceivedformula</text:p>
          </table:table-cell>
          <table:table-cell table:number-columns-repeated="2"/>
          <table:table-cell table:formula="of:=&quot;drop table &quot; &amp; [.$D$3] &amp;&quot;_&quot; &amp; LOWER([.F508]) &amp;&quot;;&quot;" office:value-type="string" office:string-value="drop table mpepu_mp012reasonreceivedformula;">
            <text:p>drop table mpepu_mp012reasonreceivedformula;</text:p>
          </table:table-cell>
          <table:table-cell table:number-columns-repeated="1015"/>
        </table:table-row>
        <table:table-row table:style-name="ro6">
          <table:table-cell office:value-type="float" office:value="10">
            <text:p>10</text:p>
          </table:table-cell>
          <table:table-cell office:value-type="string">
            <text:p>bf_not_enough</text:p>
          </table:table-cell>
          <table:table-cell table:style-name="ce4" office:value-type="string">
            <text:p>Mother did not have enough breast milk </text:p>
          </table:table-cell>
          <table:table-cell table:style-name="ce7" office:value-type="string">
            <text:p>mp012reasonreceivedformula</text:p>
          </table:table-cell>
          <table:table-cell table:formula="of:=&quot;insert into mpepu_&quot; &amp;LOWER( [.D509]) &amp; &quot; (display_index, short_name, name,  &quot; &amp; [.$D$1] &amp; &quot;) values (&quot;&quot;&quot; &amp; [.A509] &amp; &quot;&quot;&quot;, &quot;&quot;&quot; &amp; LOWER([.C509]) &amp; &quot;&quot;&quot;, &quot;&quot;&quot; &amp; [.C509] &amp; &quot;&quot;&quot;, &quot;&quot;&quot; &amp; [.$E$241] &amp; &quot;&quot;&quot;,&quot; &amp; [.$D$2]" office:value-type="string" office:string-value="insert into mpepu_mp012reasonreceivedformula (display_index, short_name, name,   version, created, modified, user_created, user_modified, hostname_created, hostname_modified) values (&quot;10&quot;, &quot;mother did not have enough breast milk &quot;, &quot;Mother did not have enough breast milk &quot;, &quot;&quot;, now(), now(), 'cabel', 'cabel', '', '');&#10;GO">
            <text:p>insert into mpepu_mp012reasonreceivedformula (display_index, short_name, name, <text:s text:c="2"/>version, created, modified, user_created, user_modified, hostname_created, hostname_modified) values ("10", "mother did not have enough breast milk ", "Mother did not have enough breast milk ", "", now(), now(), 'cabel', 'cabel', '', '');<text:line-break/>GO</text:p>
          </table:table-cell>
          <table:table-cell table:number-columns-repeated="1019"/>
        </table:table-row>
        <table:table-row table:style-name="ro7">
          <table:table-cell office:value-type="float" office:value="20">
            <text:p>20</text:p>
          </table:table-cell>
          <table:table-cell office:value-type="string">
            <text:p>mother_working</text:p>
          </table:table-cell>
          <table:table-cell table:style-name="ce4" office:value-type="string">
            <text:p>Mother returned to work so unable to breastfeed participant exclusively </text:p>
          </table:table-cell>
          <table:table-cell table:style-name="ce7" office:value-type="string">
            <text:p>mp012reasonreceivedformula</text:p>
          </table:table-cell>
          <table:table-cell table:formula="of:=&quot;insert into mpepu_&quot; &amp;LOWER( [.D510]) &amp; &quot; (display_index, short_name, name,  &quot; &amp; [.$D$1] &amp; &quot;) values (&quot;&quot;&quot; &amp; [.A510] &amp; &quot;&quot;&quot;, &quot;&quot;&quot; &amp; LOWER([.C510]) &amp; &quot;&quot;&quot;, &quot;&quot;&quot; &amp; [.C510] &amp; &quot;&quot;&quot;, &quot;&quot;&quot; &amp; [.$E$241] &amp; &quot;&quot;&quot;,&quot; &amp; [.$D$2]" office:value-type="string" office:string-value="insert into mpepu_mp012reasonreceivedformula (display_index, short_name, name,   version, created, modified, user_created, user_modified, hostname_created, hostname_modified) values (&quot;20&quot;, &quot;mother returned to work so unable to breastfeed participant exclusively &quot;, &quot;Mother returned to work so unable to breastfeed participant exclusively &quot;, &quot;&quot;, now(), now(), 'cabel', 'cabel', '', '');&#10;GO">
            <text:p>insert into mpepu_mp012reasonreceivedformula (display_index, short_name, name, <text:s text:c="2"/>version, created, modified, user_created, user_modified, hostname_created, hostname_modified) values ("20", "mother returned to work so unable to breastfeed participant exclusively ", "Mother returned to work so unable to breastfeed participant exclusively ", "", now(), now(), 'cabel', 'cabel', '', '');<text:line-break/>GO</text:p>
          </table:table-cell>
          <table:table-cell table:number-columns-repeated="1019"/>
        </table:table-row>
        <table:table-row table:style-name="ro7">
          <table:table-cell office:value-type="float" office:value="30">
            <text:p>30</text:p>
          </table:table-cell>
          <table:table-cell office:value-type="string">
            <text:p>no_haart</text:p>
          </table:table-cell>
          <table:table-cell table:style-name="ce4" office:value-type="string">
            <text:p>Mother stopped breastfeeding because no longer taking HAART </text:p>
          </table:table-cell>
          <table:table-cell table:style-name="ce7" office:value-type="string">
            <text:p>mp012reasonreceivedformula</text:p>
          </table:table-cell>
          <table:table-cell table:formula="of:=&quot;insert into mpepu_&quot; &amp;LOWER( [.D511]) &amp; &quot; (display_index, short_name, name,  &quot; &amp; [.$D$1] &amp; &quot;) values (&quot;&quot;&quot; &amp; [.A511] &amp; &quot;&quot;&quot;, &quot;&quot;&quot; &amp; LOWER([.C511]) &amp; &quot;&quot;&quot;, &quot;&quot;&quot; &amp; [.C511] &amp; &quot;&quot;&quot;, &quot;&quot;&quot; &amp; [.$E$241] &amp; &quot;&quot;&quot;,&quot; &amp; [.$D$2]" office:value-type="string" office:string-value="insert into mpepu_mp012reasonreceivedformula (display_index, short_name, name,   version, created, modified, user_created, user_modified, hostname_created, hostname_modified) values (&quot;30&quot;, &quot;mother stopped breastfeeding because no longer taking haart &quot;, &quot;Mother stopped breastfeeding because no longer taking HAART &quot;, &quot;&quot;, now(), now(), 'cabel', 'cabel', '', '');&#10;GO">
            <text:p>insert into mpepu_mp012reasonreceivedformula (display_index, short_name, name, <text:s text:c="2"/>version, created, modified, user_created, user_modified, hostname_created, hostname_modified) values ("30", "mother stopped breastfeeding because no longer taking haart ", "Mother stopped breastfeeding because no longer taking HAART ", "", now(), now(), 'cabel', 'cabel', '', '');<text:line-break/>GO</text:p>
          </table:table-cell>
          <table:table-cell table:number-columns-repeated="1019"/>
        </table:table-row>
        <table:table-row table:style-name="ro5">
          <table:table-cell office:value-type="float" office:value="40">
            <text:p>40</text:p>
          </table:table-cell>
          <table:table-cell office:value-type="string">
            <text:p>fear_transmission</text:p>
          </table:table-cell>
          <table:table-cell table:style-name="ce4" office:value-type="string">
            <text:p>Mother stopped because she is afraid she will transmit HIV to the participant even though she's taking HAART </text:p>
          </table:table-cell>
          <table:table-cell table:style-name="ce7" office:value-type="string">
            <text:p>mp012reasonreceivedformula</text:p>
          </table:table-cell>
          <table:table-cell table:formula="of:=&quot;insert into mpepu_&quot; &amp;LOWER( [.D512]) &amp; &quot; (display_index, short_name, name,  &quot; &amp; [.$D$1] &amp; &quot;) values (&quot;&quot;&quot; &amp; [.A512] &amp; &quot;&quot;&quot;, &quot;&quot;&quot; &amp; LOWER([.C512]) &amp; &quot;&quot;&quot;, &quot;&quot;&quot; &amp; [.C512] &amp; &quot;&quot;&quot;, &quot;&quot;&quot; &amp; [.$E$241] &amp; &quot;&quot;&quot;,&quot; &amp; [.$D$2]" office:value-type="string" office:string-value="insert into mpepu_mp012reasonreceivedformula (display_index, short_name, name,   version, created, modified, user_created, user_modified, hostname_created, hostname_modified) values (&quot;40&quot;, &quot;mother stopped because she is afraid she will transmit hiv to the participant even though she's taking haart &quot;, &quot;Mother stopped because she is afraid she will transmit HIV to the participant even though she's taking HAART &quot;, &quot;&quot;, now(), now(), 'cabel', 'cabel', '', '');&#10;GO">
            <text:p>insert into mpepu_mp012reasonreceivedformula (display_index, short_name, name, <text:s text:c="2"/>version, created, modified, user_created, user_modified, hostname_created, hostname_modified) values ("40", "mother stopped because she is afraid she will transmit hiv to the participant even though she's taking haart ", "Mother stopped because she is afraid she will transmit HIV to the participant even though she's taking HAART ", "", now(), now(), 'cabel', 'cabel', '', '');<text:line-break/>GO</text:p>
          </table:table-cell>
          <table:table-cell table:number-columns-repeated="1019"/>
        </table:table-row>
        <table:table-row table:style-name="ro3">
          <table:table-cell office:value-type="float" office:value="50">
            <text:p>50</text:p>
          </table:table-cell>
          <table:table-cell office:value-type="string">
            <text:p>advise_from_family</text:p>
          </table:table-cell>
          <table:table-cell table:style-name="ce4" office:value-type="string">
            <text:p>Mother advised to add other food/liquids by partner/family </text:p>
          </table:table-cell>
          <table:table-cell table:style-name="ce7" office:value-type="string">
            <text:p>mp012reasonreceivedformula</text:p>
          </table:table-cell>
          <table:table-cell table:formula="of:=&quot;insert into mpepu_&quot; &amp;LOWER( [.D513]) &amp; &quot; (display_index, short_name, name,  &quot; &amp; [.$D$1] &amp; &quot;) values (&quot;&quot;&quot; &amp; [.A513] &amp; &quot;&quot;&quot;, &quot;&quot;&quot; &amp; LOWER([.C513]) &amp; &quot;&quot;&quot;, &quot;&quot;&quot; &amp; [.C513] &amp; &quot;&quot;&quot;, &quot;&quot;&quot; &amp; [.$E$241] &amp; &quot;&quot;&quot;,&quot; &amp; [.$D$2]" office:value-type="string" office:string-value="insert into mpepu_mp012reasonreceivedformula (display_index, short_name, name,   version, created, modified, user_created, user_modified, hostname_created, hostname_modified) values (&quot;50&quot;, &quot;mother advised to add other food/liquids by partner/family &quot;, &quot;Mother advised to add other food/liquids by partner/family &quot;, &quot;&quot;, now(), now(), 'cabel', 'cabel', '', '');&#10;GO">
            <text:p>insert into mpepu_mp012reasonreceivedformula (display_index, short_name, name, <text:s text:c="2"/>version, created, modified, user_created, user_modified, hostname_created, hostname_modified) values ("50", "mother advised to add other food/liquids by partner/family ", "Mother advised to add other food/liquids by partner/family ", "", now(), now(), 'cabel', 'cabel', '', '');<text:line-break/>GO</text:p>
          </table:table-cell>
          <table:table-cell table:number-columns-repeated="1019"/>
        </table:table-row>
        <table:table-row table:style-name="ro5">
          <table:table-cell office:value-type="float" office:value="60">
            <text:p>60</text:p>
          </table:table-cell>
          <table:table-cell office:value-type="string">
            <text:p>mother_choice</text:p>
          </table:table-cell>
          <table:table-cell table:style-name="ce4" office:value-type="string">
            <text:p>Mother felt that baby needed other foods/liquids to be healthy (for babies &lt;= 6 months old) </text:p>
          </table:table-cell>
          <table:table-cell table:style-name="ce7" office:value-type="string">
            <text:p>mp012reasonreceivedformula</text:p>
          </table:table-cell>
          <table:table-cell table:formula="of:=&quot;insert into mpepu_&quot; &amp;LOWER( [.D514]) &amp; &quot; (display_index, short_name, name,  &quot; &amp; [.$D$1] &amp; &quot;) values (&quot;&quot;&quot; &amp; [.A514] &amp; &quot;&quot;&quot;, &quot;&quot;&quot; &amp; LOWER([.C514]) &amp; &quot;&quot;&quot;, &quot;&quot;&quot; &amp; [.C514] &amp; &quot;&quot;&quot;, &quot;&quot;&quot; &amp; [.$E$241] &amp; &quot;&quot;&quot;,&quot; &amp; [.$D$2]" office:value-type="string" office:string-value="insert into mpepu_mp012reasonreceivedformula (display_index, short_name, name,   version, created, modified, user_created, user_modified, hostname_created, hostname_modified) values (&quot;60&quot;, &quot;mother felt that baby needed other foods/liquids to be healthy (for babies &lt;= 6 months old) &quot;, &quot;Mother felt that baby needed other foods/liquids to be healthy (for babies &lt;= 6 months old) &quot;, &quot;&quot;, now(), now(), 'cabel', 'cabel', '', '');&#10;GO">
            <text:p>insert into mpepu_mp012reasonreceivedformula (display_index, short_name, name, <text:s text:c="2"/>version, created, modified, user_created, user_modified, hostname_created, hostname_modified) values ("60", "mother felt that baby needed other foods/liquids to be healthy (for babies &lt;= 6 months old) ", "Mother felt that baby needed other foods/liquids to be healthy (for babies &lt;= 6 months old) ", "", now(), now(), 'cabel', 'cabel', '', '');<text:line-break/>GO</text:p>
          </table:table-cell>
          <table:table-cell table:number-columns-repeated="1019"/>
        </table:table-row>
        <table:table-row table:style-name="ro2">
          <table:table-cell office:value-type="float" office:value="70">
            <text:p>70</text:p>
          </table:table-cell>
          <table:table-cell office:value-type="string">
            <text:p>&gt;6moths</text:p>
          </table:table-cell>
          <table:table-cell table:style-name="ce4" office:value-type="string">
            <text:p>Child is &gt;6 months of age </text:p>
          </table:table-cell>
          <table:table-cell table:style-name="ce7" office:value-type="string">
            <text:p>mp012reasonreceivedformula</text:p>
          </table:table-cell>
          <table:table-cell table:formula="of:=&quot;insert into mpepu_&quot; &amp;LOWER( [.D515]) &amp; &quot; (display_index, short_name, name,  &quot; &amp; [.$D$1] &amp; &quot;) values (&quot;&quot;&quot; &amp; [.A515] &amp; &quot;&quot;&quot;, &quot;&quot;&quot; &amp; LOWER([.C515]) &amp; &quot;&quot;&quot;, &quot;&quot;&quot; &amp; [.C515] &amp; &quot;&quot;&quot;, &quot;&quot;&quot; &amp; [.$E$241] &amp; &quot;&quot;&quot;,&quot; &amp; [.$D$2]" office:value-type="string" office:string-value="insert into mpepu_mp012reasonreceivedformula (display_index, short_name, name,   version, created, modified, user_created, user_modified, hostname_created, hostname_modified) values (&quot;70&quot;, &quot;child is &gt;6 months of age &quot;, &quot;Child is &gt;6 months of age &quot;, &quot;&quot;, now(), now(), 'cabel', 'cabel', '', '');&#10;GO">
            <text:p>insert into mpepu_mp012reasonreceivedformula (display_index, short_name, name, <text:s text:c="2"/>version, created, modified, user_created, user_modified, hostname_created, hostname_modified) values ("70", "child is &gt;6 months of age ", "Child is &gt;6 months of age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specify</text:p>
          </table:table-cell>
          <table:table-cell table:style-name="ce7" office:value-type="string">
            <text:p>mp012reasonreceivedformula</text:p>
          </table:table-cell>
          <table:table-cell table:formula="of:=&quot;insert into mpepu_&quot; &amp;LOWER( [.D516]) &amp; &quot; (display_index, short_name, name,  &quot; &amp; [.$D$1] &amp; &quot;) values (&quot;&quot;&quot; &amp; [.A516] &amp; &quot;&quot;&quot;, &quot;&quot;&quot; &amp; LOWER([.C516]) &amp; &quot;&quot;&quot;, &quot;&quot;&quot; &amp; [.C516] &amp; &quot;&quot;&quot;, &quot;&quot;&quot; &amp; [.$E$241] &amp; &quot;&quot;&quot;,&quot; &amp; [.$D$2]" office:value-type="string" office:string-value="insert into mpepu_mp012reasonreceivedformula (display_index, short_name, name,   version, created, modified, user_created, user_modified, hostname_created, hostname_modified) values (&quot;99&quot;, &quot;other, specify&quot;, &quot;Other, specify&quot;, &quot;&quot;, now(), now(), 'cabel', 'cabel', '', '');&#10;GO">
            <text:p>insert into mpepu_mp012reasonreceivedformula (display_index, short_name, name, <text:s text:c="2"/>version, created, modified, user_created, user_modified, hostname_created, hostname_modified) values ("99", "other, specify", "Other, 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12waterused</text:p>
          </table:table-cell>
          <table:table-cell table:number-columns-repeated="2"/>
          <table:table-cell table:formula="of:=&quot;drop table &quot; &amp; [.$D$3] &amp;&quot;_&quot; &amp; LOWER([.F519]) &amp;&quot;;&quot;" office:value-type="string" office:string-value="drop table mpepu_mp012waterused;">
            <text:p>drop table mpepu_mp012waterused;</text:p>
          </table:table-cell>
          <table:table-cell table:number-columns-repeated="1015"/>
        </table:table-row>
        <table:table-row table:style-name="ro2">
          <table:table-cell office:value-type="float" office:value="10">
            <text:p>10</text:p>
          </table:table-cell>
          <table:table-cell office:value-type="string">
            <text:p>direct_source</text:p>
          </table:table-cell>
          <table:table-cell table:style-name="ce4" office:value-type="string">
            <text:p>Water direct from source </text:p>
          </table:table-cell>
          <table:table-cell table:style-name="ce7" office:value-type="string">
            <text:p>mp012waterused</text:p>
          </table:table-cell>
          <table:table-cell table:formula="of:=&quot;insert into mpepu_&quot; &amp;LOWER( [.D520]) &amp; &quot; (display_index, short_name, name,  &quot; &amp; [.$D$1] &amp; &quot;) values (&quot;&quot;&quot; &amp; [.A520] &amp; &quot;&quot;&quot;, &quot;&quot;&quot; &amp; LOWER([.C520]) &amp; &quot;&quot;&quot;, &quot;&quot;&quot; &amp; [.C520] &amp; &quot;&quot;&quot;, &quot;&quot;&quot; &amp; [.$E$241] &amp; &quot;&quot;&quot;,&quot; &amp; [.$D$2]" office:value-type="string" office:string-value="insert into mpepu_mp012waterused (display_index, short_name, name,   version, created, modified, user_created, user_modified, hostname_created, hostname_modified) values (&quot;10&quot;, &quot;water direct from source &quot;, &quot;Water direct from source &quot;, &quot;&quot;, now(), now(), 'cabel', 'cabel', '', '');&#10;GO">
            <text:p>insert into mpepu_mp012waterused (display_index, short_name, name, <text:s text:c="2"/>version, created, modified, user_created, user_modified, hostname_created, hostname_modified) values ("10", "water direct from source ", "Water direct from source ", "", now(), now(), 'cabel', 'cabel', '', '');<text:line-break/>GO</text:p>
          </table:table-cell>
          <table:table-cell table:number-columns-repeated="1019"/>
        </table:table-row>
        <table:table-row table:style-name="ro6">
          <table:table-cell office:value-type="float" office:value="20">
            <text:p>20</text:p>
          </table:table-cell>
          <table:table-cell office:value-type="string">
            <text:p>boiled_immediately</text:p>
          </table:table-cell>
          <table:table-cell table:style-name="ce4" office:value-type="string">
            <text:p>Water boiled immediately before use </text:p>
          </table:table-cell>
          <table:table-cell table:style-name="ce7" office:value-type="string">
            <text:p>mp012waterused</text:p>
          </table:table-cell>
          <table:table-cell table:formula="of:=&quot;insert into mpepu_&quot; &amp;LOWER( [.D521]) &amp; &quot; (display_index, short_name, name,  &quot; &amp; [.$D$1] &amp; &quot;) values (&quot;&quot;&quot; &amp; [.A521] &amp; &quot;&quot;&quot;, &quot;&quot;&quot; &amp; LOWER([.C521]) &amp; &quot;&quot;&quot;, &quot;&quot;&quot; &amp; [.C521] &amp; &quot;&quot;&quot;, &quot;&quot;&quot; &amp; [.$E$241] &amp; &quot;&quot;&quot;,&quot; &amp; [.$D$2]" office:value-type="string" office:string-value="insert into mpepu_mp012waterused (display_index, short_name, name,   version, created, modified, user_created, user_modified, hostname_created, hostname_modified) values (&quot;20&quot;, &quot;water boiled immediately before use &quot;, &quot;Water boiled immediately before use &quot;, &quot;&quot;, now(), now(), 'cabel', 'cabel', '', '');&#10;GO">
            <text:p>insert into mpepu_mp012waterused (display_index, short_name, name, <text:s text:c="2"/>version, created, modified, user_created, user_modified, hostname_created, hostname_modified) values ("20", "water boiled immediately before use ", "Water boiled immediately before use ", "", now(), now(), 'cabel', 'cabel', '', '');<text:line-break/>GO</text:p>
          </table:table-cell>
          <table:table-cell table:number-columns-repeated="1019"/>
        </table:table-row>
        <table:table-row table:style-name="ro6">
          <table:table-cell office:value-type="float" office:value="30">
            <text:p>30</text:p>
          </table:table-cell>
          <table:table-cell office:value-type="string">
            <text:p>boiled_earlier</text:p>
          </table:table-cell>
          <table:table-cell table:style-name="ce4" office:value-type="string">
            <text:p>Water boiled earlier and then stored </text:p>
          </table:table-cell>
          <table:table-cell table:style-name="ce7" office:value-type="string">
            <text:p>mp012waterused</text:p>
          </table:table-cell>
          <table:table-cell table:formula="of:=&quot;insert into mpepu_&quot; &amp;LOWER( [.D522]) &amp; &quot; (display_index, short_name, name,  &quot; &amp; [.$D$1] &amp; &quot;) values (&quot;&quot;&quot; &amp; [.A522] &amp; &quot;&quot;&quot;, &quot;&quot;&quot; &amp; LOWER([.C522]) &amp; &quot;&quot;&quot;, &quot;&quot;&quot; &amp; [.C522] &amp; &quot;&quot;&quot;, &quot;&quot;&quot; &amp; [.$E$241] &amp; &quot;&quot;&quot;,&quot; &amp; [.$D$2]" office:value-type="string" office:string-value="insert into mpepu_mp012waterused (display_index, short_name, name,   version, created, modified, user_created, user_modified, hostname_created, hostname_modified) values (&quot;30&quot;, &quot;water boiled earlier and then stored &quot;, &quot;Water boiled earlier and then stored &quot;, &quot;&quot;, now(), now(), 'cabel', 'cabel', '', '');&#10;GO">
            <text:p>insert into mpepu_mp012waterused (display_index, short_name, name, <text:s text:c="2"/>version, created, modified, user_created, user_modified, hostname_created, hostname_modified) values ("30", "water boiled earlier and then stored ", "Water boiled earlier and then stored ", "", now(), now(), 'cabel', 'cabel', '', '');<text:line-break/>GO</text:p>
          </table:table-cell>
          <table:table-cell table:number-columns-repeated="1019"/>
        </table:table-row>
        <table:table-row table:style-name="ro2">
          <table:table-cell office:value-type="float" office:value="40">
            <text:p>40</text:p>
          </table:table-cell>
          <table:table-cell office:value-type="string">
            <text:p>specific_treated</text:p>
          </table:table-cell>
          <table:table-cell table:style-name="ce4" office:value-type="string">
            <text:p>Specifically treated water </text:p>
          </table:table-cell>
          <table:table-cell table:style-name="ce7" office:value-type="string">
            <text:p>mp012waterused</text:p>
          </table:table-cell>
          <table:table-cell table:formula="of:=&quot;insert into mpepu_&quot; &amp;LOWER( [.D523]) &amp; &quot; (display_index, short_name, name,  &quot; &amp; [.$D$1] &amp; &quot;) values (&quot;&quot;&quot; &amp; [.A523] &amp; &quot;&quot;&quot;, &quot;&quot;&quot; &amp; LOWER([.C523]) &amp; &quot;&quot;&quot;, &quot;&quot;&quot; &amp; [.C523] &amp; &quot;&quot;&quot;, &quot;&quot;&quot; &amp; [.$E$241] &amp; &quot;&quot;&quot;,&quot; &amp; [.$D$2]" office:value-type="string" office:string-value="insert into mpepu_mp012waterused (display_index, short_name, name,   version, created, modified, user_created, user_modified, hostname_created, hostname_modified) values (&quot;40&quot;, &quot;specifically treated water &quot;, &quot;Specifically treated water &quot;, &quot;&quot;, now(), now(), 'cabel', 'cabel', '', '');&#10;GO">
            <text:p>insert into mpepu_mp012waterused (display_index, short_name, name, <text:s text:c="2"/>version, created, modified, user_created, user_modified, hostname_created, hostname_modified) values ("40", "specifically treated water ", "Specifically treated water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specify</text:p>
          </table:table-cell>
          <table:table-cell table:style-name="ce7" office:value-type="string">
            <text:p>mp012waterused</text:p>
          </table:table-cell>
          <table:table-cell table:formula="of:=&quot;insert into mpepu_&quot; &amp;LOWER( [.D524]) &amp; &quot; (display_index, short_name, name,  &quot; &amp; [.$D$1] &amp; &quot;) values (&quot;&quot;&quot; &amp; [.A524] &amp; &quot;&quot;&quot;, &quot;&quot;&quot; &amp; LOWER([.C524]) &amp; &quot;&quot;&quot;, &quot;&quot;&quot; &amp; [.C524] &amp; &quot;&quot;&quot;, &quot;&quot;&quot; &amp; [.$E$241] &amp; &quot;&quot;&quot;,&quot; &amp; [.$D$2]" office:value-type="string" office:string-value="insert into mpepu_mp012waterused (display_index, short_name, name,   version, created, modified, user_created, user_modified, hostname_created, hostname_modified) values (&quot;99&quot;, &quot;other (specify&quot;, &quot;Other (specify&quot;, &quot;&quot;, now(), now(), 'cabel', 'cabel', '', '');&#10;GO">
            <text:p>insert into mpepu_mp012waterused (display_index, short_name, name, <text:s text:c="2"/>version, created, modified, user_created, user_modified, hostname_created, hostname_modified) values ("99", "other (specify", "Other (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12timesbreastfed</text:p>
          </table:table-cell>
          <table:table-cell table:number-columns-repeated="2"/>
          <table:table-cell table:formula="of:=&quot;drop table &quot; &amp; [.$D$3] &amp;&quot;_&quot; &amp; LOWER([.F527]) &amp;&quot;;&quot;" office:value-type="string" office:string-value="drop table mpepu_mp012timesbreastfed;">
            <text:p>drop table mpepu_mp012timesbreastfed;</text:p>
          </table:table-cell>
          <table:table-cell table:number-columns-repeated="1015"/>
        </table:table-row>
        <table:table-row table:style-name="ro2">
          <table:table-cell office:value-type="float" office:value="10">
            <text:p>10</text:p>
          </table:table-cell>
          <table:table-cell office:value-type="string">
            <text:p>less_once_week</text:p>
          </table:table-cell>
          <table:table-cell table:style-name="ce4" office:value-type="string">
            <text:p>Less than once per week </text:p>
          </table:table-cell>
          <table:table-cell table:style-name="ce7" office:value-type="string">
            <text:p>mp012timesbreastfed</text:p>
          </table:table-cell>
          <table:table-cell table:formula="of:=&quot;insert into mpepu_&quot; &amp;LOWER( [.D528]) &amp; &quot; (display_index, short_name, name,  &quot; &amp; [.$D$1] &amp; &quot;) values (&quot;&quot;&quot; &amp; [.A528] &amp; &quot;&quot;&quot;, &quot;&quot;&quot; &amp; LOWER([.C528]) &amp; &quot;&quot;&quot;, &quot;&quot;&quot; &amp; [.C528] &amp; &quot;&quot;&quot;, &quot;&quot;&quot; &amp; [.$E$241] &amp; &quot;&quot;&quot;,&quot; &amp; [.$D$2]" office:value-type="string" office:string-value="insert into mpepu_mp012timesbreastfed (display_index, short_name, name,   version, created, modified, user_created, user_modified, hostname_created, hostname_modified) values (&quot;10&quot;, &quot;less than once per week &quot;, &quot;Less than once per week &quot;, &quot;&quot;, now(), now(), 'cabel', 'cabel', '', '');&#10;GO">
            <text:p>insert into mpepu_mp012timesbreastfed (display_index, short_name, name, <text:s text:c="2"/>version, created, modified, user_created, user_modified, hostname_created, hostname_modified) values ("10", "less than once per week ", "Less than once per week ", "", now(), now(), 'cabel', 'cabel', '', '');<text:line-break/>GO</text:p>
          </table:table-cell>
          <table:table-cell table:number-columns-repeated="1019"/>
        </table:table-row>
        <table:table-row table:style-name="ro3">
          <table:table-cell office:value-type="float" office:value="20">
            <text:p>20</text:p>
          </table:table-cell>
          <table:table-cell office:value-type="string">
            <text:p>less_once_day</text:p>
          </table:table-cell>
          <table:table-cell table:style-name="ce4" office:value-type="string">
            <text:p>Less than once per day, but at least once per week </text:p>
          </table:table-cell>
          <table:table-cell table:style-name="ce7" office:value-type="string">
            <text:p>mp012timesbreastfed</text:p>
          </table:table-cell>
          <table:table-cell table:formula="of:=&quot;insert into mpepu_&quot; &amp;LOWER( [.D529]) &amp; &quot; (display_index, short_name, name,  &quot; &amp; [.$D$1] &amp; &quot;) values (&quot;&quot;&quot; &amp; [.A529] &amp; &quot;&quot;&quot;, &quot;&quot;&quot; &amp; LOWER([.C529]) &amp; &quot;&quot;&quot;, &quot;&quot;&quot; &amp; [.C529] &amp; &quot;&quot;&quot;, &quot;&quot;&quot; &amp; [.$E$241] &amp; &quot;&quot;&quot;,&quot; &amp; [.$D$2]" office:value-type="string" office:string-value="insert into mpepu_mp012timesbreastfed (display_index, short_name, name,   version, created, modified, user_created, user_modified, hostname_created, hostname_modified) values (&quot;20&quot;, &quot;less than once per day, but at least once per week &quot;, &quot;Less than once per day, but at least once per week &quot;, &quot;&quot;, now(), now(), 'cabel', 'cabel', '', '');&#10;GO">
            <text:p>insert into mpepu_mp012timesbreastfed (display_index, short_name, name, <text:s text:c="2"/>version, created, modified, user_created, user_modified, hostname_created, hostname_modified) values ("20", "less than once per day, but at least once per week ", "Less than once per day, but at least once per week ", "", now(), now(), 'cabel', 'cabel', '', '');<text:line-break/>GO</text:p>
          </table:table-cell>
          <table:table-cell table:number-columns-repeated="1019"/>
        </table:table-row>
        <table:table-row table:style-name="ro2">
          <table:table-cell office:value-type="float" office:value="30">
            <text:p>30</text:p>
          </table:table-cell>
          <table:table-cell office:value-type="string">
            <text:p>once_a_day</text:p>
          </table:table-cell>
          <table:table-cell table:style-name="ce4" office:value-type="string">
            <text:p>About once per day on most days </text:p>
          </table:table-cell>
          <table:table-cell table:style-name="ce7" office:value-type="string">
            <text:p>mp012timesbreastfed</text:p>
          </table:table-cell>
          <table:table-cell table:formula="of:=&quot;insert into mpepu_&quot; &amp;LOWER( [.D530]) &amp; &quot; (display_index, short_name, name,  &quot; &amp; [.$D$1] &amp; &quot;) values (&quot;&quot;&quot; &amp; [.A530] &amp; &quot;&quot;&quot;, &quot;&quot;&quot; &amp; LOWER([.C530]) &amp; &quot;&quot;&quot;, &quot;&quot;&quot; &amp; [.C530] &amp; &quot;&quot;&quot;, &quot;&quot;&quot; &amp; [.$E$241] &amp; &quot;&quot;&quot;,&quot; &amp; [.$D$2]" office:value-type="string" office:string-value="insert into mpepu_mp012timesbreastfed (display_index, short_name, name,   version, created, modified, user_created, user_modified, hostname_created, hostname_modified) values (&quot;30&quot;, &quot;about once per day on most days &quot;, &quot;About once per day on most days &quot;, &quot;&quot;, now(), now(), 'cabel', 'cabel', '', '');&#10;GO">
            <text:p>insert into mpepu_mp012timesbreastfed (display_index, short_name, name, <text:s text:c="2"/>version, created, modified, user_created, user_modified, hostname_created, hostname_modified) values ("30", "about once per day on most days ", "About once per day on most days ", "", now(), now(), 'cabel', 'cabel', '', '');<text:line-break/>GO</text:p>
          </table:table-cell>
          <table:table-cell table:number-columns-repeated="1019"/>
        </table:table-row>
        <table:table-row table:style-name="ro6">
          <table:table-cell office:value-type="float" office:value="40">
            <text:p>40</text:p>
          </table:table-cell>
          <table:table-cell office:value-type="string">
            <text:p>more_than_once</text:p>
          </table:table-cell>
          <table:table-cell table:style-name="ce4" office:value-type="string">
            <text:p>More than once per day, but not for all feedings </text:p>
          </table:table-cell>
          <table:table-cell table:style-name="ce7" office:value-type="string">
            <text:p>mp012timesbreastfed</text:p>
          </table:table-cell>
          <table:table-cell table:formula="of:=&quot;insert into mpepu_&quot; &amp;LOWER( [.D531]) &amp; &quot; (display_index, short_name, name,  &quot; &amp; [.$D$1] &amp; &quot;) values (&quot;&quot;&quot; &amp; [.A531] &amp; &quot;&quot;&quot;, &quot;&quot;&quot; &amp; LOWER([.C531]) &amp; &quot;&quot;&quot;, &quot;&quot;&quot; &amp; [.C531] &amp; &quot;&quot;&quot;, &quot;&quot;&quot; &amp; [.$E$241] &amp; &quot;&quot;&quot;,&quot; &amp; [.$D$2]" office:value-type="string" office:string-value="insert into mpepu_mp012timesbreastfed (display_index, short_name, name,   version, created, modified, user_created, user_modified, hostname_created, hostname_modified) values (&quot;40&quot;, &quot;more than once per day, but not for all feedings &quot;, &quot;More than once per day, but not for all feedings &quot;, &quot;&quot;, now(), now(), 'cabel', 'cabel', '', '');&#10;GO">
            <text:p>insert into mpepu_mp012timesbreastfed (display_index, short_name, name, <text:s text:c="2"/>version, created, modified, user_created, user_modified, hostname_created, hostname_modified) values ("40", "more than once per day, but not for all feedings ", "More than once per day, but not for all feedings ", "", now(), now(), 'cabel', 'cabel', '', '');<text:line-break/>GO</text:p>
          </table:table-cell>
          <table:table-cell table:number-columns-repeated="1019"/>
        </table:table-row>
        <table:table-row table:style-name="ro3">
          <table:table-cell office:value-type="float" office:value="50">
            <text:p>50</text:p>
          </table:table-cell>
          <table:table-cell office:value-type="string">
            <text:p>all_feedings</text:p>
          </table:table-cell>
          <table:table-cell table:style-name="ce4" office:value-type="string">
            <text:p>For all feedings (i.e no formula or other foods or liquids) </text:p>
          </table:table-cell>
          <table:table-cell table:style-name="ce7" office:value-type="string">
            <text:p>mp012timesbreastfed</text:p>
          </table:table-cell>
          <table:table-cell table:formula="of:=&quot;insert into mpepu_&quot; &amp;LOWER( [.D532]) &amp; &quot; (display_index, short_name, name,  &quot; &amp; [.$D$1] &amp; &quot;) values (&quot;&quot;&quot; &amp; [.A532] &amp; &quot;&quot;&quot;, &quot;&quot;&quot; &amp; LOWER([.C532]) &amp; &quot;&quot;&quot;, &quot;&quot;&quot; &amp; [.C532] &amp; &quot;&quot;&quot;, &quot;&quot;&quot; &amp; [.$E$241] &amp; &quot;&quot;&quot;,&quot; &amp; [.$D$2]" office:value-type="string" office:string-value="insert into mpepu_mp012timesbreastfed (display_index, short_name, name,   version, created, modified, user_created, user_modified, hostname_created, hostname_modified) values (&quot;50&quot;, &quot;for all feedings (i.e no formula or other foods or liquids) &quot;, &quot;For all feedings (i.e no formula or other foods or liquids) &quot;, &quot;&quot;, now(), now(), 'cabel', 'cabel', '', '');&#10;GO">
            <text:p>insert into mpepu_mp012timesbreastfed (display_index, short_name, name, <text:s text:c="2"/>version, created, modified, user_created, user_modified, hostname_created, hostname_modified) values ("50", "for all feedings (i.e no formula or other foods or liquids) ", "For all feedings (i.e no formula or other foods or liquids)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12cowmilk</text:p>
          </table:table-cell>
          <table:table-cell table:number-columns-repeated="2"/>
          <table:table-cell table:formula="of:=&quot;drop table &quot; &amp; [.$D$3] &amp;&quot;_&quot; &amp; LOWER([.F535]) &amp;&quot;;&quot;" office:value-type="string" office:string-value="drop table mpepu_mp012cowmilk;">
            <text:p>drop table mpepu_mp012cowmilk;</text:p>
          </table:table-cell>
          <table:table-cell table:number-columns-repeated="1015"/>
        </table:table-row>
        <table:table-row table:style-name="ro2">
          <table:table-cell office:value-type="float" office:value="10">
            <text:p>10</text:p>
          </table:table-cell>
          <table:table-cell office:value-type="string">
            <text:p>boiled </text:p>
          </table:table-cell>
          <table:table-cell office:value-type="string">
            <text:p>Boiled from cow</text:p>
          </table:table-cell>
          <table:table-cell table:style-name="ce7" office:value-type="string">
            <text:p>mp012cowmilk</text:p>
          </table:table-cell>
          <table:table-cell table:formula="of:=&quot;insert into mpepu_&quot; &amp;LOWER( [.D536]) &amp; &quot; (display_index, short_name, name,  &quot; &amp; [.$D$1] &amp; &quot;) values (&quot;&quot;&quot; &amp; [.A536] &amp; &quot;&quot;&quot;, &quot;&quot;&quot; &amp; LOWER([.C536]) &amp; &quot;&quot;&quot;, &quot;&quot;&quot; &amp; [.C536] &amp; &quot;&quot;&quot;, &quot;&quot;&quot; &amp; [.$E$241] &amp; &quot;&quot;&quot;,&quot; &amp; [.$D$2]" office:value-type="string" office:string-value="insert into mpepu_mp012cowmilk (display_index, short_name, name,   version, created, modified, user_created, user_modified, hostname_created, hostname_modified) values (&quot;10&quot;, &quot;boiled from cow&quot;, &quot;Boiled from cow&quot;, &quot;&quot;, now(), now(), 'cabel', 'cabel', '', '');&#10;GO">
            <text:p>insert into mpepu_mp012cowmilk (display_index, short_name, name, <text:s text:c="2"/>version, created, modified, user_created, user_modified, hostname_created, hostname_modified) values ("10", "boiled from cow", "Boiled from cow", "", now(), now(), 'cabel', 'cabel', '', '');<text:line-break/>GO</text:p>
          </table:table-cell>
          <table:table-cell table:number-columns-repeated="1019"/>
        </table:table-row>
        <table:table-row table:style-name="ro2">
          <table:table-cell office:value-type="float" office:value="20">
            <text:p>20</text:p>
          </table:table-cell>
          <table:table-cell office:value-type="string">
            <text:p>unboiled</text:p>
          </table:table-cell>
          <table:table-cell office:value-type="string">
            <text:p>Unboiled from cow</text:p>
          </table:table-cell>
          <table:table-cell table:style-name="ce7" office:value-type="string">
            <text:p>mp012cowmilk</text:p>
          </table:table-cell>
          <table:table-cell table:formula="of:=&quot;insert into mpepu_&quot; &amp;LOWER( [.D537]) &amp; &quot; (display_index, short_name, name,  &quot; &amp; [.$D$1] &amp; &quot;) values (&quot;&quot;&quot; &amp; [.A537] &amp; &quot;&quot;&quot;, &quot;&quot;&quot; &amp; LOWER([.C537]) &amp; &quot;&quot;&quot;, &quot;&quot;&quot; &amp; [.C537] &amp; &quot;&quot;&quot;, &quot;&quot;&quot; &amp; [.$E$241] &amp; &quot;&quot;&quot;,&quot; &amp; [.$D$2]" office:value-type="string" office:string-value="insert into mpepu_mp012cowmilk (display_index, short_name, name,   version, created, modified, user_created, user_modified, hostname_created, hostname_modified) values (&quot;20&quot;, &quot;unboiled from cow&quot;, &quot;Unboiled from cow&quot;, &quot;&quot;, now(), now(), 'cabel', 'cabel', '', '');&#10;GO">
            <text:p>insert into mpepu_mp012cowmilk (display_index, short_name, name, <text:s text:c="2"/>version, created, modified, user_created, user_modified, hostname_created, hostname_modified) values ("20", "unboiled from cow", "Unboiled from cow", "", now(), now(), 'cabel', 'cabel', '', '');<text:line-break/>GO</text:p>
          </table:table-cell>
          <table:table-cell table:number-columns-repeated="1019"/>
        </table:table-row>
        <table:table-row table:style-name="ro2">
          <table:table-cell office:value-type="float" office:value="30">
            <text:p>30</text:p>
          </table:table-cell>
          <table:table-cell office:value-type="string">
            <text:p>store</text:p>
          </table:table-cell>
          <table:table-cell office:value-type="string">
            <text:p>From store</text:p>
          </table:table-cell>
          <table:table-cell table:style-name="ce7" office:value-type="string">
            <text:p>mp012cowmilk</text:p>
          </table:table-cell>
          <table:table-cell table:formula="of:=&quot;insert into mpepu_&quot; &amp;LOWER( [.D538]) &amp; &quot; (display_index, short_name, name,  &quot; &amp; [.$D$1] &amp; &quot;) values (&quot;&quot;&quot; &amp; [.A538] &amp; &quot;&quot;&quot;, &quot;&quot;&quot; &amp; LOWER([.C538]) &amp; &quot;&quot;&quot;, &quot;&quot;&quot; &amp; [.C538] &amp; &quot;&quot;&quot;, &quot;&quot;&quot; &amp; [.$E$241] &amp; &quot;&quot;&quot;,&quot; &amp; [.$D$2]" office:value-type="string" office:string-value="insert into mpepu_mp012cowmilk (display_index, short_name, name,   version, created, modified, user_created, user_modified, hostname_created, hostname_modified) values (&quot;30&quot;, &quot;from store&quot;, &quot;From store&quot;, &quot;&quot;, now(), now(), 'cabel', 'cabel', '', '');&#10;GO">
            <text:p>insert into mpepu_mp012cowmilk (display_index, short_name, name, <text:s text:c="2"/>version, created, modified, user_created, user_modified, hostname_created, hostname_modified) values ("30", "from store", "From store",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15Cnsabnormality</text:p>
          </table:table-cell>
          <table:table-cell table:number-columns-repeated="2"/>
          <table:table-cell table:formula="of:=&quot;drop table &quot; &amp; [.$D$3] &amp;&quot;_&quot; &amp; LOWER([.F541]) &amp;&quot;;&quot;" office:value-type="string" office:string-value="drop table mpepu_mp015cnsabnormality;">
            <text:p>drop table mpepu_mp015cnsabnormality;</text:p>
          </table:table-cell>
          <table:table-cell table:number-columns-repeated="1015"/>
        </table:table-row>
        <table:table-row table:style-name="ro2">
          <table:table-cell office:value-type="float" office:value="10">
            <text:p>10</text:p>
          </table:table-cell>
          <table:table-cell office:value-type="string">
            <text:p>none</text:p>
          </table:table-cell>
          <table:table-cell office:value-type="string">
            <text:p>None </text:p>
          </table:table-cell>
          <table:table-cell table:style-name="ce7" office:value-type="string">
            <text:p>mp015Cnsabnormality</text:p>
          </table:table-cell>
          <table:table-cell table:formula="of:=&quot;insert into mpepu_&quot; &amp;LOWER( [.D542]) &amp; &quot; (display_index, short_name, name,  &quot; &amp; [.$D$1] &amp; &quot;) values (&quot;&quot;&quot; &amp; [.A542] &amp; &quot;&quot;&quot;, &quot;&quot;&quot; &amp; LOWER([.C542]) &amp; &quot;&quot;&quot;, &quot;&quot;&quot; &amp; [.C542] &amp; &quot;&quot;&quot;, &quot;&quot;&quot; &amp; [.$E$241] &amp; &quot;&quot;&quot;,&quot; &amp; [.$D$2]" office:value-type="string" office:string-value="insert into mpepu_mp015cnsabnormality (display_index, short_name, name,   version, created, modified, user_created, user_modified, hostname_created, hostname_modified) values (&quot;10&quot;, &quot;none &quot;, &quot;None &quot;, &quot;&quot;, now(), now(), 'cabel', 'cabel', '', '');&#10;GO">
            <text:p>insert into mpepu_mp015cnsabnormality (display_index, short_name, name, <text:s text:c="2"/>version, created, modified, user_created, user_modified, hostname_created, hostname_modified) values ("10", "none ", "None ", "", now(), now(), 'cabel', 'cabel', '', '');<text:line-break/>GO</text:p>
          </table:table-cell>
          <table:table-cell table:style-name="ce7"/>
          <table:table-cell table:number-columns-repeated="1018"/>
        </table:table-row>
        <table:table-row table:style-name="ro2">
          <table:table-cell office:value-type="float" office:value="20">
            <text:p>20</text:p>
          </table:table-cell>
          <table:table-cell table:style-name="ce4" office:value-type="string">
            <text:p>anencephaly </text:p>
          </table:table-cell>
          <table:table-cell table:style-name="ce4" office:value-type="string">
            <text:p>Anencephaly </text:p>
          </table:table-cell>
          <table:table-cell table:style-name="ce7" office:value-type="string">
            <text:p>mp015Cnsabnormality</text:p>
          </table:table-cell>
          <table:table-cell table:formula="of:=&quot;insert into mpepu_&quot; &amp;LOWER( [.D543]) &amp; &quot; (display_index, short_name, name,  &quot; &amp; [.$D$1] &amp; &quot;) values (&quot;&quot;&quot; &amp; [.A543] &amp; &quot;&quot;&quot;, &quot;&quot;&quot; &amp; LOWER([.C543]) &amp; &quot;&quot;&quot;, &quot;&quot;&quot; &amp; [.C543] &amp; &quot;&quot;&quot;, &quot;&quot;&quot; &amp; [.$E$241] &amp; &quot;&quot;&quot;,&quot; &amp; [.$D$2]" office:value-type="string" office:string-value="insert into mpepu_mp015cnsabnormality (display_index, short_name, name,   version, created, modified, user_created, user_modified, hostname_created, hostname_modified) values (&quot;20&quot;, &quot;anencephaly &quot;, &quot;Anencephaly &quot;, &quot;&quot;, now(), now(), 'cabel', 'cabel', '', '');&#10;GO">
            <text:p>insert into mpepu_mp015cnsabnormality (display_index, short_name, name, <text:s text:c="2"/>version, created, modified, user_created, user_modified, hostname_created, hostname_modified) values ("20", "anencephaly ", "Anencephaly ", "", now(), now(), 'cabel', 'cabel', '', '');<text:line-break/>GO</text:p>
          </table:table-cell>
          <table:table-cell table:number-columns-repeated="1019"/>
        </table:table-row>
        <table:table-row table:style-name="ro2">
          <table:table-cell office:value-type="float" office:value="30">
            <text:p>30</text:p>
          </table:table-cell>
          <table:table-cell table:style-name="ce4" office:value-type="string">
            <text:p>encephaloceis </text:p>
          </table:table-cell>
          <table:table-cell table:style-name="ce4" office:value-type="string">
            <text:p>Encephaloceis </text:p>
          </table:table-cell>
          <table:table-cell table:style-name="ce7" office:value-type="string">
            <text:p>mp015Cnsabnormality</text:p>
          </table:table-cell>
          <table:table-cell table:formula="of:=&quot;insert into mpepu_&quot; &amp;LOWER( [.D544]) &amp; &quot; (display_index, short_name, name,  &quot; &amp; [.$D$1] &amp; &quot;) values (&quot;&quot;&quot; &amp; [.A544] &amp; &quot;&quot;&quot;, &quot;&quot;&quot; &amp; LOWER([.C544]) &amp; &quot;&quot;&quot;, &quot;&quot;&quot; &amp; [.C544] &amp; &quot;&quot;&quot;, &quot;&quot;&quot; &amp; [.$E$241] &amp; &quot;&quot;&quot;,&quot; &amp; [.$D$2]" office:value-type="string" office:string-value="insert into mpepu_mp015cnsabnormality (display_index, short_name, name,   version, created, modified, user_created, user_modified, hostname_created, hostname_modified) values (&quot;30&quot;, &quot;encephaloceis &quot;, &quot;Encephaloceis &quot;, &quot;&quot;, now(), now(), 'cabel', 'cabel', '', '');&#10;GO">
            <text:p>insert into mpepu_mp015cnsabnormality (display_index, short_name, name, <text:s text:c="2"/>version, created, modified, user_created, user_modified, hostname_created, hostname_modified) values ("30", "encephaloceis ", "Encephaloceis ", "", now(), now(), 'cabel', 'cabel', '', '');<text:line-break/>GO</text:p>
          </table:table-cell>
          <table:table-cell table:number-columns-repeated="1019"/>
        </table:table-row>
        <table:table-row table:style-name="ro2">
          <table:table-cell office:value-type="float" office:value="40">
            <text:p>40</text:p>
          </table:table-cell>
          <table:table-cell table:style-name="ce4" office:value-type="string">
            <text:p>spina_bif_open </text:p>
          </table:table-cell>
          <table:table-cell table:style-name="ce4" office:value-type="string">
            <text:p>Spina bifida, open </text:p>
          </table:table-cell>
          <table:table-cell table:style-name="ce7" office:value-type="string">
            <text:p>mp015Cnsabnormality</text:p>
          </table:table-cell>
          <table:table-cell table:formula="of:=&quot;insert into mpepu_&quot; &amp;LOWER( [.D545]) &amp; &quot; (display_index, short_name, name,  &quot; &amp; [.$D$1] &amp; &quot;) values (&quot;&quot;&quot; &amp; [.A545] &amp; &quot;&quot;&quot;, &quot;&quot;&quot; &amp; LOWER([.C545]) &amp; &quot;&quot;&quot;, &quot;&quot;&quot; &amp; [.C545] &amp; &quot;&quot;&quot;, &quot;&quot;&quot; &amp; [.$E$241] &amp; &quot;&quot;&quot;,&quot; &amp; [.$D$2]" office:value-type="string" office:string-value="insert into mpepu_mp015cnsabnormality (display_index, short_name, name,   version, created, modified, user_created, user_modified, hostname_created, hostname_modified) values (&quot;40&quot;, &quot;spina bifida, open &quot;, &quot;Spina bifida, open &quot;, &quot;&quot;, now(), now(), 'cabel', 'cabel', '', '');&#10;GO">
            <text:p>insert into mpepu_mp015cnsabnormality (display_index, short_name, name, <text:s text:c="2"/>version, created, modified, user_created, user_modified, hostname_created, hostname_modified) values ("40", "spina bifida, open ", "Spina bifida, open ", "", now(), now(), 'cabel', 'cabel', '', '');<text:line-break/>GO</text:p>
          </table:table-cell>
          <table:table-cell table:number-columns-repeated="1019"/>
        </table:table-row>
        <table:table-row table:style-name="ro2">
          <table:table-cell office:value-type="float" office:value="50">
            <text:p>50</text:p>
          </table:table-cell>
          <table:table-cell table:style-name="ce4" office:value-type="string">
            <text:p>spina_bif_closed </text:p>
          </table:table-cell>
          <table:table-cell table:style-name="ce4" office:value-type="string">
            <text:p>Spina bifida, closed </text:p>
          </table:table-cell>
          <table:table-cell table:style-name="ce7" office:value-type="string">
            <text:p>mp015Cnsabnormality</text:p>
          </table:table-cell>
          <table:table-cell table:formula="of:=&quot;insert into mpepu_&quot; &amp;LOWER( [.D546]) &amp; &quot; (display_index, short_name, name,  &quot; &amp; [.$D$1] &amp; &quot;) values (&quot;&quot;&quot; &amp; [.A546] &amp; &quot;&quot;&quot;, &quot;&quot;&quot; &amp; LOWER([.C546]) &amp; &quot;&quot;&quot;, &quot;&quot;&quot; &amp; [.C546] &amp; &quot;&quot;&quot;, &quot;&quot;&quot; &amp; [.$E$241] &amp; &quot;&quot;&quot;,&quot; &amp; [.$D$2]" office:value-type="string" office:string-value="insert into mpepu_mp015cnsabnormality (display_index, short_name, name,   version, created, modified, user_created, user_modified, hostname_created, hostname_modified) values (&quot;50&quot;, &quot;spina bifida, closed &quot;, &quot;Spina bifida, closed &quot;, &quot;&quot;, now(), now(), 'cabel', 'cabel', '', '');&#10;GO">
            <text:p>insert into mpepu_mp015cnsabnormality (display_index, short_name, name, <text:s text:c="2"/>version, created, modified, user_created, user_modified, hostname_created, hostname_modified) values ("50", "spina bifida, closed ", "Spina bifida, closed ", "", now(), now(), 'cabel', 'cabel', '', '');<text:line-break/>GO</text:p>
          </table:table-cell>
          <table:table-cell table:number-columns-repeated="1019"/>
        </table:table-row>
        <table:table-row table:style-name="ro2">
          <table:table-cell office:value-type="float" office:value="60">
            <text:p>60</text:p>
          </table:table-cell>
          <table:table-cell table:style-name="ce4" office:value-type="string">
            <text:p>holoprosencephaly </text:p>
          </table:table-cell>
          <table:table-cell table:style-name="ce4" office:value-type="string">
            <text:p>Holoprosencephaly </text:p>
          </table:table-cell>
          <table:table-cell table:style-name="ce7" office:value-type="string">
            <text:p>mp015Cnsabnormality</text:p>
          </table:table-cell>
          <table:table-cell table:formula="of:=&quot;insert into mpepu_&quot; &amp;LOWER( [.D547]) &amp; &quot; (display_index, short_name, name,  &quot; &amp; [.$D$1] &amp; &quot;) values (&quot;&quot;&quot; &amp; [.A547] &amp; &quot;&quot;&quot;, &quot;&quot;&quot; &amp; LOWER([.C547]) &amp; &quot;&quot;&quot;, &quot;&quot;&quot; &amp; [.C547] &amp; &quot;&quot;&quot;, &quot;&quot;&quot; &amp; [.$E$241] &amp; &quot;&quot;&quot;,&quot; &amp; [.$D$2]" office:value-type="string" office:string-value="insert into mpepu_mp015cnsabnormality (display_index, short_name, name,   version, created, modified, user_created, user_modified, hostname_created, hostname_modified) values (&quot;60&quot;, &quot;holoprosencephaly &quot;, &quot;Holoprosencephaly &quot;, &quot;&quot;, now(), now(), 'cabel', 'cabel', '', '');&#10;GO">
            <text:p>insert into mpepu_mp015cnsabnormality (display_index, short_name, name, <text:s text:c="2"/>version, created, modified, user_created, user_modified, hostname_created, hostname_modified) values ("60", "holoprosencephaly ", "Holoprosencephaly ", "", now(), now(), 'cabel', 'cabel', '', '');<text:line-break/>GO</text:p>
          </table:table-cell>
          <table:table-cell table:number-columns-repeated="1019"/>
        </table:table-row>
        <table:table-row table:style-name="ro3">
          <table:table-cell office:value-type="float" office:value="70">
            <text:p>70</text:p>
          </table:table-cell>
          <table:table-cell table:style-name="ce4" office:value-type="string">
            <text:p>isolated_hydroencephaly</text:p>
          </table:table-cell>
          <table:table-cell table:style-name="ce4" office:value-type="string">
            <text:p>Isolated hydroencephaly (not associated with spina bifida) </text:p>
          </table:table-cell>
          <table:table-cell table:style-name="ce7" office:value-type="string">
            <text:p>mp015Cnsabnormality</text:p>
          </table:table-cell>
          <table:table-cell table:formula="of:=&quot;insert into mpepu_&quot; &amp;LOWER( [.D548]) &amp; &quot; (display_index, short_name, name,  &quot; &amp; [.$D$1] &amp; &quot;) values (&quot;&quot;&quot; &amp; [.A548] &amp; &quot;&quot;&quot;, &quot;&quot;&quot; &amp; LOWER([.C548]) &amp; &quot;&quot;&quot;, &quot;&quot;&quot; &amp; [.C548] &amp; &quot;&quot;&quot;, &quot;&quot;&quot; &amp; [.$E$241] &amp; &quot;&quot;&quot;,&quot; &amp; [.$D$2]" office:value-type="string" office:string-value="insert into mpepu_mp015cnsabnormality (display_index, short_name, name,   version, created, modified, user_created, user_modified, hostname_created, hostname_modified) values (&quot;70&quot;, &quot;isolated hydroencephaly (not associated with spina bifida) &quot;, &quot;Isolated hydroencephaly (not associated with spina bifida) &quot;, &quot;&quot;, now(), now(), 'cabel', 'cabel', '', '');&#10;GO">
            <text:p>insert into mpepu_mp015cnsabnormality (display_index, short_name, name, <text:s text:c="2"/>version, created, modified, user_created, user_modified, hostname_created, hostname_modified) values ("70", "isolated hydroencephaly (not associated with spina bifida) ", "Isolated hydroencephaly (not associated with spina bifida) ",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CNS defect, specify </text:p>
          </table:table-cell>
          <table:table-cell table:style-name="ce7" office:value-type="string">
            <text:p>mp015Cnsabnormality</text:p>
          </table:table-cell>
          <table:table-cell table:formula="of:=&quot;insert into mpepu_&quot; &amp;LOWER( [.D549]) &amp; &quot; (display_index, short_name, name,  &quot; &amp; [.$D$1] &amp; &quot;) values (&quot;&quot;&quot; &amp; [.A549] &amp; &quot;&quot;&quot;, &quot;&quot;&quot; &amp; LOWER([.C549]) &amp; &quot;&quot;&quot;, &quot;&quot;&quot; &amp; [.C549] &amp; &quot;&quot;&quot;, &quot;&quot;&quot; &amp; [.$E$241] &amp; &quot;&quot;&quot;,&quot; &amp; [.$D$2]" office:value-type="string" office:string-value="insert into mpepu_mp015cnsabnormality (display_index, short_name, name,   version, created, modified, user_created, user_modified, hostname_created, hostname_modified) values (&quot;99&quot;, &quot;other cns defect, specify &quot;, &quot;Other CNS defect, specify &quot;, &quot;&quot;, now(), now(), 'cabel', 'cabel', '', '');&#10;GO">
            <text:p>insert into mpepu_mp015cnsabnormality (display_index, short_name, name, <text:s text:c="2"/>version, created, modified, user_created, user_modified, hostname_created, hostname_modified) values ("99", "other cns defect, specify ", "Other CNS defect, specify ", "", now(), now(), 'cabel', 'cabel', '', '');<text:line-break/>GO</text:p>
          </table:table-cell>
          <table:table-cell table:number-columns-repeated="1019"/>
        </table:table-row>
        <table:table-row table:style-name="ro1" table:number-rows-repeated="2">
          <table:table-cell table:number-columns-repeated="3"/>
          <table:table-cell table:style-name="ce7"/>
          <table:table-cell table:number-columns-repeated="1020"/>
        </table:table-row>
        <table:table-row table:style-name="ro1">
          <table:table-cell table:number-columns-repeated="3"/>
          <table:table-cell table:style-name="ce7"/>
          <table:table-cell table:style-name="ce1" office:value-type="string">
            <text:p>-- Table</text:p>
          </table:table-cell>
          <table:table-cell table:style-name="ce7" office:value-type="string">
            <text:p>mp015facialdefect</text:p>
          </table:table-cell>
          <table:table-cell table:number-columns-repeated="2"/>
          <table:table-cell table:formula="of:=&quot;drop table &quot; &amp; [.$D$3] &amp;&quot;_&quot; &amp; LOWER([.F552]) &amp;&quot;;&quot;" office:value-type="string" office:string-value="drop table mpepu_mp015facialdefect;">
            <text:p>drop table mpepu_mp015facialdefect;</text:p>
          </table:table-cell>
          <table:table-cell table:number-columns-repeated="1015"/>
        </table:table-row>
        <table:table-row table:style-name="ro2">
          <table:table-cell office:value-type="float" office:value="10">
            <text:p>10</text:p>
          </table:table-cell>
          <table:table-cell office:value-type="string">
            <text:p>none</text:p>
          </table:table-cell>
          <table:table-cell office:value-type="string">
            <text:p>None </text:p>
          </table:table-cell>
          <table:table-cell table:style-name="ce7" office:value-type="string">
            <text:p>mp015facialdefect</text:p>
          </table:table-cell>
          <table:table-cell table:formula="of:=&quot;insert into mpepu_&quot; &amp;LOWER( [.D553]) &amp; &quot; (display_index, short_name, name,  &quot; &amp; [.$D$1] &amp; &quot;) values (&quot;&quot;&quot; &amp; [.A553] &amp; &quot;&quot;&quot;, &quot;&quot;&quot; &amp; LOWER([.C553]) &amp; &quot;&quot;&quot;, &quot;&quot;&quot; &amp; [.C553] &amp; &quot;&quot;&quot;, &quot;&quot;&quot; &amp; [.$E$241] &amp; &quot;&quot;&quot;,&quot; &amp; [.$D$2]" office:value-type="string" office:string-value="insert into mpepu_mp015facialdefect (display_index, short_name, name,   version, created, modified, user_created, user_modified, hostname_created, hostname_modified) values (&quot;10&quot;, &quot;none &quot;, &quot;None &quot;, &quot;&quot;, now(), now(), 'cabel', 'cabel', '', '');&#10;GO">
            <text:p>insert into mpepu_mp015facialdefect (display_index, short_name, name, <text:s text:c="2"/>version, created, modified, user_created, user_modified, hostname_created, hostname_modified) values ("10", "none ", "None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anophthal_micro_opthal </text:p>
          </table:table-cell>
          <table:table-cell table:style-name="ce4" office:value-type="string">
            <text:p>Anophthalmia/micro-opthalmia </text:p>
          </table:table-cell>
          <table:table-cell table:style-name="ce7" office:value-type="string">
            <text:p>mp015facialdefect</text:p>
          </table:table-cell>
          <table:table-cell table:formula="of:=&quot;insert into mpepu_&quot; &amp;LOWER( [.D554]) &amp; &quot; (display_index, short_name, name,  &quot; &amp; [.$D$1] &amp; &quot;) values (&quot;&quot;&quot; &amp; [.A554] &amp; &quot;&quot;&quot;, &quot;&quot;&quot; &amp; LOWER([.C554]) &amp; &quot;&quot;&quot;, &quot;&quot;&quot; &amp; [.C554] &amp; &quot;&quot;&quot;, &quot;&quot;&quot; &amp; [.$E$241] &amp; &quot;&quot;&quot;,&quot; &amp; [.$D$2]" office:value-type="string" office:string-value="insert into mpepu_mp015facialdefect (display_index, short_name, name,   version, created, modified, user_created, user_modified, hostname_created, hostname_modified) values (&quot;20&quot;, &quot;anophthalmia/micro-opthalmia &quot;, &quot;Anophthalmia/micro-opthalmia &quot;, &quot;&quot;, now(), now(), 'cabel', 'cabel', '', '');&#10;GO">
            <text:p>insert into mpepu_mp015facialdefect (display_index, short_name, name, <text:s text:c="2"/>version, created, modified, user_created, user_modified, hostname_created, hostname_modified) values ("20", "anophthalmia/micro-opthalmia ", "Anophthalmia/micro-opthalmia ", "", now(), now(), 'cabel', 'cabel', '', '');<text:line-break/>GO</text:p>
          </table:table-cell>
          <table:table-cell table:number-columns-repeated="1019"/>
        </table:table-row>
        <table:table-row table:style-name="ro2">
          <table:table-cell office:value-type="float" office:value="30">
            <text:p>30</text:p>
          </table:table-cell>
          <table:table-cell table:style-name="ce4" office:value-type="string">
            <text:p>cataracts </text:p>
          </table:table-cell>
          <table:table-cell table:style-name="ce4" office:value-type="string">
            <text:p>Cataracts </text:p>
          </table:table-cell>
          <table:table-cell table:style-name="ce7" office:value-type="string">
            <text:p>mp015facialdefect</text:p>
          </table:table-cell>
          <table:table-cell table:formula="of:=&quot;insert into mpepu_&quot; &amp;LOWER( [.D555]) &amp; &quot; (display_index, short_name, name,  &quot; &amp; [.$D$1] &amp; &quot;) values (&quot;&quot;&quot; &amp; [.A555] &amp; &quot;&quot;&quot;, &quot;&quot;&quot; &amp; LOWER([.C555]) &amp; &quot;&quot;&quot;, &quot;&quot;&quot; &amp; [.C555] &amp; &quot;&quot;&quot;, &quot;&quot;&quot; &amp; [.$E$241] &amp; &quot;&quot;&quot;,&quot; &amp; [.$D$2]" office:value-type="string" office:string-value="insert into mpepu_mp015facialdefect (display_index, short_name, name,   version, created, modified, user_created, user_modified, hostname_created, hostname_modified) values (&quot;30&quot;, &quot;cataracts &quot;, &quot;Cataracts &quot;, &quot;&quot;, now(), now(), 'cabel', 'cabel', '', '');&#10;GO">
            <text:p>insert into mpepu_mp015facialdefect (display_index, short_name, name, <text:s text:c="2"/>version, created, modified, user_created, user_modified, hostname_created, hostname_modified) values ("30", "cataracts ", "Cataracts ", "", now(), now(), 'cabel', 'cabel', '', '');<text:line-break/>GO</text:p>
          </table:table-cell>
          <table:table-cell table:number-columns-repeated="1019"/>
        </table:table-row>
        <table:table-row table:style-name="ro2">
          <table:table-cell office:value-type="float" office:value="40">
            <text:p>40</text:p>
          </table:table-cell>
          <table:table-cell table:style-name="ce4" office:value-type="string">
            <text:p>coloboma </text:p>
          </table:table-cell>
          <table:table-cell table:style-name="ce4" office:value-type="string">
            <text:p>Coloboma </text:p>
          </table:table-cell>
          <table:table-cell table:style-name="ce7" office:value-type="string">
            <text:p>mp015facialdefect</text:p>
          </table:table-cell>
          <table:table-cell table:formula="of:=&quot;insert into mpepu_&quot; &amp;LOWER( [.D556]) &amp; &quot; (display_index, short_name, name,  &quot; &amp; [.$D$1] &amp; &quot;) values (&quot;&quot;&quot; &amp; [.A556] &amp; &quot;&quot;&quot;, &quot;&quot;&quot; &amp; LOWER([.C556]) &amp; &quot;&quot;&quot;, &quot;&quot;&quot; &amp; [.C556] &amp; &quot;&quot;&quot;, &quot;&quot;&quot; &amp; [.$E$241] &amp; &quot;&quot;&quot;,&quot; &amp; [.$D$2]" office:value-type="string" office:string-value="insert into mpepu_mp015facialdefect (display_index, short_name, name,   version, created, modified, user_created, user_modified, hostname_created, hostname_modified) values (&quot;40&quot;, &quot;coloboma &quot;, &quot;Coloboma &quot;, &quot;&quot;, now(), now(), 'cabel', 'cabel', '', '');&#10;GO">
            <text:p>insert into mpepu_mp015facialdefect (display_index, short_name, name, <text:s text:c="2"/>version, created, modified, user_created, user_modified, hostname_created, hostname_modified) values ("40", "coloboma ", "Coloboma ", "", now(), now(), 'cabel', 'cabel', '', '');<text:line-break/>GO</text:p>
          </table:table-cell>
          <table:table-cell table:number-columns-repeated="1019"/>
        </table:table-row>
        <table:table-row table:style-name="ro2">
          <table:table-cell office:value-type="float" office:value="50">
            <text:p>50</text:p>
          </table:table-cell>
          <table:table-cell office:value-type="string">
            <text:p>ear_absent</text:p>
          </table:table-cell>
          <table:table-cell table:style-name="ce4" office:value-type="string">
            <text:p>Absence of ear</text:p>
          </table:table-cell>
          <table:table-cell table:style-name="ce7" office:value-type="string">
            <text:p>mp015facialdefect</text:p>
          </table:table-cell>
          <table:table-cell table:formula="of:=&quot;insert into mpepu_&quot; &amp;LOWER( [.D557]) &amp; &quot; (display_index, short_name, name,  &quot; &amp; [.$D$1] &amp; &quot;) values (&quot;&quot;&quot; &amp; [.A557] &amp; &quot;&quot;&quot;, &quot;&quot;&quot; &amp; LOWER([.C557]) &amp; &quot;&quot;&quot;, &quot;&quot;&quot; &amp; [.C557] &amp; &quot;&quot;&quot;, &quot;&quot;&quot; &amp; [.$E$241] &amp; &quot;&quot;&quot;,&quot; &amp; [.$D$2]" office:value-type="string" office:string-value="insert into mpepu_mp015facialdefect (display_index, short_name, name,   version, created, modified, user_created, user_modified, hostname_created, hostname_modified) values (&quot;50&quot;, &quot;absence of ear&quot;, &quot;Absence of ear&quot;, &quot;&quot;, now(), now(), 'cabel', 'cabel', '', '');&#10;GO">
            <text:p>insert into mpepu_mp015facialdefect (display_index, short_name, name, <text:s text:c="2"/>version, created, modified, user_created, user_modified, hostname_created, hostname_modified) values ("50", "absence of ear", "Absence of ear", "", now(), now(), 'cabel', 'cabel', '', '');<text:line-break/>GO</text:p>
          </table:table-cell>
          <table:table-cell table:number-columns-repeated="1019"/>
        </table:table-row>
        <table:table-row table:style-name="ro2">
          <table:table-cell office:value-type="float" office:value="60">
            <text:p>60</text:p>
          </table:table-cell>
          <table:table-cell office:value-type="string">
            <text:p>aud_canal_abs</text:p>
          </table:table-cell>
          <table:table-cell table:style-name="ce4" office:value-type="string">
            <text:p>Absence of auditory canal </text:p>
          </table:table-cell>
          <table:table-cell table:style-name="ce7" office:value-type="string">
            <text:p>mp015facialdefect</text:p>
          </table:table-cell>
          <table:table-cell table:formula="of:=&quot;insert into mpepu_&quot; &amp;LOWER( [.D558]) &amp; &quot; (display_index, short_name, name,  &quot; &amp; [.$D$1] &amp; &quot;) values (&quot;&quot;&quot; &amp; [.A558] &amp; &quot;&quot;&quot;, &quot;&quot;&quot; &amp; LOWER([.C558]) &amp; &quot;&quot;&quot;, &quot;&quot;&quot; &amp; [.C558] &amp; &quot;&quot;&quot;, &quot;&quot;&quot; &amp; [.$E$241] &amp; &quot;&quot;&quot;,&quot; &amp; [.$D$2]" office:value-type="string" office:string-value="insert into mpepu_mp015facialdefect (display_index, short_name, name,   version, created, modified, user_created, user_modified, hostname_created, hostname_modified) values (&quot;60&quot;, &quot;absence of auditory canal &quot;, &quot;Absence of auditory canal &quot;, &quot;&quot;, now(), now(), 'cabel', 'cabel', '', '');&#10;GO">
            <text:p>insert into mpepu_mp015facialdefect (display_index, short_name, name, <text:s text:c="2"/>version, created, modified, user_created, user_modified, hostname_created, hostname_modified) values ("60", "absence of auditory canal ", "Absence of auditory canal ", "", now(), now(), 'cabel', 'cabel', '', '');<text:line-break/>GO</text:p>
          </table:table-cell>
          <table:table-cell table:number-columns-repeated="1019"/>
        </table:table-row>
        <table:table-row table:style-name="ro2">
          <table:table-cell office:value-type="float" office:value="70">
            <text:p>70</text:p>
          </table:table-cell>
          <table:table-cell office:value-type="string">
            <text:p>deafness</text:p>
          </table:table-cell>
          <table:table-cell table:style-name="ce4" office:value-type="string">
            <text:p>Congenital deafness </text:p>
          </table:table-cell>
          <table:table-cell table:style-name="ce7" office:value-type="string">
            <text:p>mp015facialdefect</text:p>
          </table:table-cell>
          <table:table-cell table:formula="of:=&quot;insert into mpepu_&quot; &amp;LOWER( [.D559]) &amp; &quot; (display_index, short_name, name,  &quot; &amp; [.$D$1] &amp; &quot;) values (&quot;&quot;&quot; &amp; [.A559] &amp; &quot;&quot;&quot;, &quot;&quot;&quot; &amp; LOWER([.C559]) &amp; &quot;&quot;&quot;, &quot;&quot;&quot; &amp; [.C559] &amp; &quot;&quot;&quot;, &quot;&quot;&quot; &amp; [.$E$241] &amp; &quot;&quot;&quot;,&quot; &amp; [.$D$2]" office:value-type="string" office:string-value="insert into mpepu_mp015facialdefect (display_index, short_name, name,   version, created, modified, user_created, user_modified, hostname_created, hostname_modified) values (&quot;70&quot;, &quot;congenital deafness &quot;, &quot;Congenital deafness &quot;, &quot;&quot;, now(), now(), 'cabel', 'cabel', '', '');&#10;GO">
            <text:p>insert into mpepu_mp015facialdefect (display_index, short_name, name, <text:s text:c="2"/>version, created, modified, user_created, user_modified, hostname_created, hostname_modified) values ("70", "congenital deafness ", "Congenital deafness ", "", now(), now(), 'cabel', 'cabel', '', '');<text:line-break/>GO</text:p>
          </table:table-cell>
          <table:table-cell table:number-columns-repeated="1019"/>
        </table:table-row>
        <table:table-row table:style-name="ro2">
          <table:table-cell office:value-type="float" office:value="80">
            <text:p>80</text:p>
          </table:table-cell>
          <table:table-cell office:value-type="string">
            <text:p>brachial_cleft_cys</text:p>
          </table:table-cell>
          <table:table-cell table:style-name="ce4" office:value-type="string">
            <text:p>Brachial cleft cyst, sinus or pit </text:p>
          </table:table-cell>
          <table:table-cell table:style-name="ce7" office:value-type="string">
            <text:p>mp015facialdefect</text:p>
          </table:table-cell>
          <table:table-cell table:formula="of:=&quot;insert into mpepu_&quot; &amp;LOWER( [.D560]) &amp; &quot; (display_index, short_name, name,  &quot; &amp; [.$D$1] &amp; &quot;) values (&quot;&quot;&quot; &amp; [.A560] &amp; &quot;&quot;&quot;, &quot;&quot;&quot; &amp; LOWER([.C560]) &amp; &quot;&quot;&quot;, &quot;&quot;&quot; &amp; [.C560] &amp; &quot;&quot;&quot;, &quot;&quot;&quot; &amp; [.$E$241] &amp; &quot;&quot;&quot;,&quot; &amp; [.$D$2]" office:value-type="string" office:string-value="insert into mpepu_mp015facialdefect (display_index, short_name, name,   version, created, modified, user_created, user_modified, hostname_created, hostname_modified) values (&quot;80&quot;, &quot;brachial cleft cyst, sinus or pit &quot;, &quot;Brachial cleft cyst, sinus or pit &quot;, &quot;&quot;, now(), now(), 'cabel', 'cabel', '', '');&#10;GO">
            <text:p>insert into mpepu_mp015facialdefect (display_index, short_name, name, <text:s text:c="2"/>version, created, modified, user_created, user_modified, hostname_created, hostname_modified) values ("80", "brachial cleft cyst, sinus or pit ", "Brachial cleft cyst, sinus or pit ", "", now(), now(), 'cabel', 'cabel', '', '');<text:line-break/>GO</text:p>
          </table:table-cell>
          <table:table-cell table:number-columns-repeated="1019"/>
        </table:table-row>
        <table:table-row table:style-name="ro6">
          <table:table-cell office:value-type="float" office:value="999">
            <text:p>999</text:p>
          </table:table-cell>
          <table:table-cell table:style-name="ce4" office:value-type="string">
            <text:p>other_eye_abnorm</text:p>
          </table:table-cell>
          <table:table-cell table:style-name="ce4" office:value-type="string">
            <text:p>Other eye abnormality, specify </text:p>
          </table:table-cell>
          <table:table-cell table:style-name="ce7" office:value-type="string">
            <text:p>mp015facialdefect</text:p>
          </table:table-cell>
          <table:table-cell table:formula="of:=&quot;insert into mpepu_&quot; &amp;LOWER( [.D561]) &amp; &quot; (display_index, short_name, name,  &quot; &amp; [.$D$1] &amp; &quot;) values (&quot;&quot;&quot; &amp; [.A561] &amp; &quot;&quot;&quot;, &quot;&quot;&quot; &amp; LOWER([.C561]) &amp; &quot;&quot;&quot;, &quot;&quot;&quot; &amp; [.C561] &amp; &quot;&quot;&quot;, &quot;&quot;&quot; &amp; [.$E$241] &amp; &quot;&quot;&quot;,&quot; &amp; [.$D$2]" office:value-type="string" office:string-value="insert into mpepu_mp015facialdefect (display_index, short_name, name,   version, created, modified, user_created, user_modified, hostname_created, hostname_modified) values (&quot;999&quot;, &quot;other eye abnormality, specify &quot;, &quot;Other eye abnormality, specify &quot;, &quot;&quot;, now(), now(), 'cabel', 'cabel', '', '');&#10;GO">
            <text:p>insert into mpepu_mp015facialdefect (display_index, short_name, name, <text:s text:c="2"/>version, created, modified, user_created, user_modified, hostname_created, hostname_modified) values ("999", "other eye abnormality, specify ", "Other eye abnormality, specify ", "", now(), now(), 'cabel', 'cabel', '', '');<text:line-break/>GO</text:p>
          </table:table-cell>
          <table:table-cell table:number-columns-repeated="1019"/>
        </table:table-row>
        <table:table-row table:style-name="ro2">
          <table:table-cell office:value-type="float" office:value="9999">
            <text:p>9999</text:p>
          </table:table-cell>
          <table:table-cell table:style-name="ce4" office:value-type="string">
            <text:p>other_ear_anom</text:p>
          </table:table-cell>
          <table:table-cell table:style-name="ce4" office:value-type="string">
            <text:p>Other ear anomaly, specify </text:p>
          </table:table-cell>
          <table:table-cell table:style-name="ce7" office:value-type="string">
            <text:p>mp015facialdefect</text:p>
          </table:table-cell>
          <table:table-cell table:formula="of:=&quot;insert into mpepu_&quot; &amp;LOWER( [.D562]) &amp; &quot; (display_index, short_name, name,  &quot; &amp; [.$D$1] &amp; &quot;) values (&quot;&quot;&quot; &amp; [.A562] &amp; &quot;&quot;&quot;, &quot;&quot;&quot; &amp; LOWER([.C562]) &amp; &quot;&quot;&quot;, &quot;&quot;&quot; &amp; [.C562] &amp; &quot;&quot;&quot;, &quot;&quot;&quot; &amp; [.$E$241] &amp; &quot;&quot;&quot;,&quot; &amp; [.$D$2]" office:value-type="string" office:string-value="insert into mpepu_mp015facialdefect (display_index, short_name, name,   version, created, modified, user_created, user_modified, hostname_created, hostname_modified) values (&quot;9999&quot;, &quot;other ear anomaly, specify &quot;, &quot;Other ear anomaly, specify &quot;, &quot;&quot;, now(), now(), 'cabel', 'cabel', '', '');&#10;GO">
            <text:p>insert into mpepu_mp015facialdefect (display_index, short_name, name, <text:s text:c="2"/>version, created, modified, user_created, user_modified, hostname_created, hostname_modified) values ("9999", "other ear anomaly, specify ", "Other ear anomaly, specify ", "", now(), now(), 'cabel', 'cabel', '', '');<text:line-break/>GO</text:p>
          </table:table-cell>
          <table:table-cell table:number-columns-repeated="1019"/>
        </table:table-row>
        <table:table-row table:style-name="ro6">
          <table:table-cell office:value-type="float" office:value="99999">
            <text:p>99999</text:p>
          </table:table-cell>
          <table:table-cell table:style-name="ce4" office:value-type="string">
            <text:p>other_facial_malform</text:p>
          </table:table-cell>
          <table:table-cell table:style-name="ce4" office:value-type="string">
            <text:p>Other facial malformation, specify </text:p>
          </table:table-cell>
          <table:table-cell table:style-name="ce7" office:value-type="string">
            <text:p>mp015facialdefect</text:p>
          </table:table-cell>
          <table:table-cell table:formula="of:=&quot;insert into mpepu_&quot; &amp;LOWER( [.D563]) &amp; &quot; (display_index, short_name, name,  &quot; &amp; [.$D$1] &amp; &quot;) values (&quot;&quot;&quot; &amp; [.A563] &amp; &quot;&quot;&quot;, &quot;&quot;&quot; &amp; LOWER([.C563]) &amp; &quot;&quot;&quot;, &quot;&quot;&quot; &amp; [.C563] &amp; &quot;&quot;&quot;, &quot;&quot;&quot; &amp; [.$E$241] &amp; &quot;&quot;&quot;,&quot; &amp; [.$D$2]" office:value-type="string" office:string-value="insert into mpepu_mp015facialdefect (display_index, short_name, name,   version, created, modified, user_created, user_modified, hostname_created, hostname_modified) values (&quot;99999&quot;, &quot;other facial malformation, specify &quot;, &quot;Other facial malformation, specify &quot;, &quot;&quot;, now(), now(), 'cabel', 'cabel', '', '');&#10;GO">
            <text:p>insert into mpepu_mp015facialdefect (display_index, short_name, name, <text:s text:c="2"/>version, created, modified, user_created, user_modified, hostname_created, hostname_modified) values ("99999", "other facial malformation, specify ", "Other facial malformation, specify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15Cleftdisorder</text:p>
          </table:table-cell>
          <table:table-cell table:number-columns-repeated="2"/>
          <table:table-cell table:formula="of:=&quot;drop table &quot; &amp; [.$D$3] &amp;&quot;_&quot; &amp; LOWER([.F566]) &amp;&quot;;&quot;" office:value-type="string" office:string-value="drop table mpepu_mp015cleftdisorder;">
            <text:p>drop table mpepu_mp015cleftdisorder;</text:p>
          </table:table-cell>
          <table:table-cell table:number-columns-repeated="1015"/>
        </table:table-row>
        <table:table-row table:style-name="ro2">
          <table:table-cell office:value-type="float" office:value="10">
            <text:p>10</text:p>
          </table:table-cell>
          <table:table-cell office:value-type="string">
            <text:p>none</text:p>
          </table:table-cell>
          <table:table-cell office:value-type="string">
            <text:p>None </text:p>
          </table:table-cell>
          <table:table-cell table:style-name="ce7" office:value-type="string">
            <text:p>mp015Cleftdisorder</text:p>
          </table:table-cell>
          <table:table-cell table:formula="of:=&quot;insert into mpepu_&quot; &amp;LOWER( [.D567]) &amp; &quot; (display_index, short_name, name,  &quot; &amp; [.$D$1] &amp; &quot;) values (&quot;&quot;&quot; &amp; [.A567] &amp; &quot;&quot;&quot;, &quot;&quot;&quot; &amp; LOWER([.C567]) &amp; &quot;&quot;&quot;, &quot;&quot;&quot; &amp; [.C567] &amp; &quot;&quot;&quot;, &quot;&quot;&quot; &amp; [.$E$241] &amp; &quot;&quot;&quot;,&quot; &amp; [.$D$2]" office:value-type="string" office:string-value="insert into mpepu_mp015cleftdisorder (display_index, short_name, name,   version, created, modified, user_created, user_modified, hostname_created, hostname_modified) values (&quot;10&quot;, &quot;none &quot;, &quot;None &quot;, &quot;&quot;, now(), now(), 'cabel', 'cabel', '', '');&#10;GO">
            <text:p>insert into mpepu_mp015cleftdisorder (display_index, short_name, name, <text:s text:c="2"/>version, created, modified, user_created, user_modified, hostname_created, hostname_modified) values ("10", "none ", "None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lip_no_palate</text:p>
          </table:table-cell>
          <table:table-cell table:style-name="ce4" office:value-type="string">
            <text:p>Cleft lip without cleft palate </text:p>
          </table:table-cell>
          <table:table-cell table:style-name="ce7" office:value-type="string">
            <text:p>mp015Cleftdisorder</text:p>
          </table:table-cell>
          <table:table-cell table:formula="of:=&quot;insert into mpepu_&quot; &amp;LOWER( [.D568]) &amp; &quot; (display_index, short_name, name,  &quot; &amp; [.$D$1] &amp; &quot;) values (&quot;&quot;&quot; &amp; [.A568] &amp; &quot;&quot;&quot;, &quot;&quot;&quot; &amp; LOWER([.C568]) &amp; &quot;&quot;&quot;, &quot;&quot;&quot; &amp; [.C568] &amp; &quot;&quot;&quot;, &quot;&quot;&quot; &amp; [.$E$241] &amp; &quot;&quot;&quot;,&quot; &amp; [.$D$2]" office:value-type="string" office:string-value="insert into mpepu_mp015cleftdisorder (display_index, short_name, name,   version, created, modified, user_created, user_modified, hostname_created, hostname_modified) values (&quot;20&quot;, &quot;cleft lip without cleft palate &quot;, &quot;Cleft lip without cleft palate &quot;, &quot;&quot;, now(), now(), 'cabel', 'cabel', '', '');&#10;GO">
            <text:p>insert into mpepu_mp015cleftdisorder (display_index, short_name, name, <text:s text:c="2"/>version, created, modified, user_created, user_modified, hostname_created, hostname_modified) values ("20", "cleft lip without cleft palate ", "Cleft lip without cleft palate ", "", now(), now(), 'cabel', 'cabel', '', '');<text:line-break/>GO</text:p>
          </table:table-cell>
          <table:table-cell table:number-columns-repeated="1019"/>
        </table:table-row>
        <table:table-row table:style-name="ro2">
          <table:table-cell office:value-type="float" office:value="30">
            <text:p>30</text:p>
          </table:table-cell>
          <table:table-cell office:value-type="string">
            <text:p>palate_no_lip</text:p>
          </table:table-cell>
          <table:table-cell table:style-name="ce4" office:value-type="string">
            <text:p>Cleft palate without cleft lip </text:p>
          </table:table-cell>
          <table:table-cell table:style-name="ce7" office:value-type="string">
            <text:p>mp015Cleftdisorder</text:p>
          </table:table-cell>
          <table:table-cell table:formula="of:=&quot;insert into mpepu_&quot; &amp;LOWER( [.D569]) &amp; &quot; (display_index, short_name, name,  &quot; &amp; [.$D$1] &amp; &quot;) values (&quot;&quot;&quot; &amp; [.A569] &amp; &quot;&quot;&quot;, &quot;&quot;&quot; &amp; LOWER([.C569]) &amp; &quot;&quot;&quot;, &quot;&quot;&quot; &amp; [.C569] &amp; &quot;&quot;&quot;, &quot;&quot;&quot; &amp; [.$E$241] &amp; &quot;&quot;&quot;,&quot; &amp; [.$D$2]" office:value-type="string" office:string-value="insert into mpepu_mp015cleftdisorder (display_index, short_name, name,   version, created, modified, user_created, user_modified, hostname_created, hostname_modified) values (&quot;30&quot;, &quot;cleft palate without cleft lip &quot;, &quot;Cleft palate without cleft lip &quot;, &quot;&quot;, now(), now(), 'cabel', 'cabel', '', '');&#10;GO">
            <text:p>insert into mpepu_mp015cleftdisorder (display_index, short_name, name, <text:s text:c="2"/>version, created, modified, user_created, user_modified, hostname_created, hostname_modified) values ("30", "cleft palate without cleft lip ", "Cleft palate without cleft lip ", "", now(), now(), 'cabel', 'cabel', '', '');<text:line-break/>GO</text:p>
          </table:table-cell>
          <table:table-cell table:number-columns-repeated="1019"/>
        </table:table-row>
        <table:table-row table:style-name="ro2">
          <table:table-cell office:value-type="float" office:value="40">
            <text:p>40</text:p>
          </table:table-cell>
          <table:table-cell office:value-type="string">
            <text:p>lip_and_palate</text:p>
          </table:table-cell>
          <table:table-cell table:style-name="ce4" office:value-type="string">
            <text:p>Cleft lip and palate </text:p>
          </table:table-cell>
          <table:table-cell table:style-name="ce7" office:value-type="string">
            <text:p>mp015Cleftdisorder</text:p>
          </table:table-cell>
          <table:table-cell table:formula="of:=&quot;insert into mpepu_&quot; &amp;LOWER( [.D570]) &amp; &quot; (display_index, short_name, name,  &quot; &amp; [.$D$1] &amp; &quot;) values (&quot;&quot;&quot; &amp; [.A570] &amp; &quot;&quot;&quot;, &quot;&quot;&quot; &amp; LOWER([.C570]) &amp; &quot;&quot;&quot;, &quot;&quot;&quot; &amp; [.C570] &amp; &quot;&quot;&quot;, &quot;&quot;&quot; &amp; [.$E$241] &amp; &quot;&quot;&quot;,&quot; &amp; [.$D$2]" office:value-type="string" office:string-value="insert into mpepu_mp015cleftdisorder (display_index, short_name, name,   version, created, modified, user_created, user_modified, hostname_created, hostname_modified) values (&quot;40&quot;, &quot;cleft lip and palate &quot;, &quot;Cleft lip and palate &quot;, &quot;&quot;, now(), now(), 'cabel', 'cabel', '', '');&#10;GO">
            <text:p>insert into mpepu_mp015cleftdisorder (display_index, short_name, name, <text:s text:c="2"/>version, created, modified, user_created, user_modified, hostname_created, hostname_modified) values ("40", "cleft lip and palate ", "Cleft lip and palate ", "", now(), now(), 'cabel', 'cabel', '', '');<text:line-break/>GO</text:p>
          </table:table-cell>
          <table:table-cell table:number-columns-repeated="1019"/>
        </table:table-row>
        <table:table-row table:style-name="ro2">
          <table:table-cell office:value-type="float" office:value="50">
            <text:p>50</text:p>
          </table:table-cell>
          <table:table-cell office:value-type="string">
            <text:p>uvula</text:p>
          </table:table-cell>
          <table:table-cell table:style-name="ce4" office:value-type="string">
            <text:p>Cleft uvula </text:p>
          </table:table-cell>
          <table:table-cell table:style-name="ce7" office:value-type="string">
            <text:p>mp015Cleftdisorder</text:p>
          </table:table-cell>
          <table:table-cell table:formula="of:=&quot;insert into mpepu_&quot; &amp;LOWER( [.D571]) &amp; &quot; (display_index, short_name, name,  &quot; &amp; [.$D$1] &amp; &quot;) values (&quot;&quot;&quot; &amp; [.A571] &amp; &quot;&quot;&quot;, &quot;&quot;&quot; &amp; LOWER([.C571]) &amp; &quot;&quot;&quot;, &quot;&quot;&quot; &amp; [.C571] &amp; &quot;&quot;&quot;, &quot;&quot;&quot; &amp; [.$E$241] &amp; &quot;&quot;&quot;,&quot; &amp; [.$D$2]" office:value-type="string" office:string-value="insert into mpepu_mp015cleftdisorder (display_index, short_name, name,   version, created, modified, user_created, user_modified, hostname_created, hostname_modified) values (&quot;50&quot;, &quot;cleft uvula &quot;, &quot;Cleft uvula &quot;, &quot;&quot;, now(), now(), 'cabel', 'cabel', '', '');&#10;GO">
            <text:p>insert into mpepu_mp015cleftdisorder (display_index, short_name, name, <text:s text:c="2"/>version, created, modified, user_created, user_modified, hostname_created, hostname_modified) values ("50", "cleft uvula ", "Cleft uvula ", "", now(), now(), 'cabel', 'cabel', '', '');<text:line-break/>GO</text:p>
          </table:table-cell>
          <table:table-cell table:number-columns-repeated="1019"/>
        </table:table-row>
        <table:table-row table:style-name="ro1" table:number-rows-repeated="3">
          <table:table-cell table:number-columns-repeated="2"/>
          <table:table-cell table:style-name="ce4"/>
          <table:table-cell table:number-columns-repeated="1021"/>
        </table:table-row>
        <table:table-row table:style-name="ro2">
          <table:table-cell table:number-columns-repeated="2"/>
          <table:table-cell table:style-name="ce4"/>
          <table:table-cell/>
          <table:table-cell table:style-name="ce1" office:value-type="string">
            <text:p>-- Table</text:p>
          </table:table-cell>
          <table:table-cell table:style-name="ce7" office:value-type="string">
            <text:p>mp015mouthupgastrointestinal</text:p>
          </table:table-cell>
          <table:table-cell table:number-columns-repeated="2"/>
          <table:table-cell table:formula="of:=&quot;drop table &quot; &amp; [.$D$3] &amp;&quot;_&quot; &amp; LOWER([.F575]) &amp;&quot;;&quot;" office:value-type="string" office:string-value="drop table mpepu_mp015mouthupgastrointestinal;">
            <text:p>drop table mpepu_mp015mouthupgastrointestinal;</text:p>
          </table:table-cell>
          <table:table-cell table:number-columns-repeated="1015"/>
        </table:table-row>
        <table:table-row table:style-name="ro2">
          <table:table-cell office:value-type="float" office:value="10">
            <text:p>10</text:p>
          </table:table-cell>
          <table:table-cell office:value-type="string">
            <text:p>none</text:p>
          </table:table-cell>
          <table:table-cell table:style-name="ce4" office:value-type="string">
            <text:p>None </text:p>
          </table:table-cell>
          <table:table-cell table:style-name="ce7" office:value-type="string">
            <text:p>mp015mouthupgastrointestinal</text:p>
          </table:table-cell>
          <table:table-cell table:formula="of:=&quot;insert into mpepu_&quot; &amp;LOWER( [.D576]) &amp; &quot; (display_index, short_name, name,  &quot; &amp; [.$D$1] &amp; &quot;) values (&quot;&quot;&quot; &amp; [.A576] &amp; &quot;&quot;&quot;, &quot;&quot;&quot; &amp; LOWER([.C576]) &amp; &quot;&quot;&quot;, &quot;&quot;&quot; &amp; [.C576] &amp; &quot;&quot;&quot;, &quot;&quot;&quot; &amp; [.$E$241] &amp; &quot;&quot;&quot;,&quot; &amp; [.$D$2]" office:value-type="string" office:string-value="insert into mpepu_mp015mouthupgastrointestinal (display_index, short_name, name,   version, created, modified, user_created, user_modified, hostname_created, hostname_modified) values (&quot;10&quot;, &quot;none &quot;, &quot;None &quot;, &quot;&quot;, now(), now(), 'cabel', 'cabel', '', '');&#10;GO">
            <text:p>insert into mpepu_mp015mouthupgastrointestinal (display_index, short_name, name, <text:s text:c="2"/>version, created, modified, user_created, user_modified, hostname_created, hostname_modified) values ("10", "none ", "None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aglossia </text:p>
          </table:table-cell>
          <table:table-cell table:style-name="ce4" office:value-type="string">
            <text:p>Aglossia </text:p>
          </table:table-cell>
          <table:table-cell table:style-name="ce7" office:value-type="string">
            <text:p>mp015mouthupgastrointestinal</text:p>
          </table:table-cell>
          <table:table-cell table:formula="of:=&quot;insert into mpepu_&quot; &amp;LOWER( [.D577]) &amp; &quot; (display_index, short_name, name,  &quot; &amp; [.$D$1] &amp; &quot;) values (&quot;&quot;&quot; &amp; [.A577] &amp; &quot;&quot;&quot;, &quot;&quot;&quot; &amp; LOWER([.C577]) &amp; &quot;&quot;&quot;, &quot;&quot;&quot; &amp; [.C577] &amp; &quot;&quot;&quot;, &quot;&quot;&quot; &amp; [.$E$241] &amp; &quot;&quot;&quot;,&quot; &amp; [.$D$2]" office:value-type="string" office:string-value="insert into mpepu_mp015mouthupgastrointestinal (display_index, short_name, name,   version, created, modified, user_created, user_modified, hostname_created, hostname_modified) values (&quot;20&quot;, &quot;aglossia &quot;, &quot;Aglossia &quot;, &quot;&quot;, now(), now(), 'cabel', 'cabel', '', '');&#10;GO">
            <text:p>insert into mpepu_mp015mouthupgastrointestinal (display_index, short_name, name, <text:s text:c="2"/>version, created, modified, user_created, user_modified, hostname_created, hostname_modified) values ("20", "aglossia ", "Aglossia ", "", now(), now(), 'cabel', 'cabel', '', '');<text:line-break/>GO</text:p>
          </table:table-cell>
          <table:table-cell table:number-columns-repeated="1019"/>
        </table:table-row>
        <table:table-row table:style-name="ro2">
          <table:table-cell office:value-type="float" office:value="30">
            <text:p>30</text:p>
          </table:table-cell>
          <table:table-cell table:style-name="ce4" office:value-type="string">
            <text:p>macroglossia </text:p>
          </table:table-cell>
          <table:table-cell table:style-name="ce4" office:value-type="string">
            <text:p>Macroglossia </text:p>
          </table:table-cell>
          <table:table-cell table:style-name="ce7" office:value-type="string">
            <text:p>mp015mouthupgastrointestinal</text:p>
          </table:table-cell>
          <table:table-cell table:formula="of:=&quot;insert into mpepu_&quot; &amp;LOWER( [.D578]) &amp; &quot; (display_index, short_name, name,  &quot; &amp; [.$D$1] &amp; &quot;) values (&quot;&quot;&quot; &amp; [.A578] &amp; &quot;&quot;&quot;, &quot;&quot;&quot; &amp; LOWER([.C578]) &amp; &quot;&quot;&quot;, &quot;&quot;&quot; &amp; [.C578] &amp; &quot;&quot;&quot;, &quot;&quot;&quot; &amp; [.$E$241] &amp; &quot;&quot;&quot;,&quot; &amp; [.$D$2]" office:value-type="string" office:string-value="insert into mpepu_mp015mouthupgastrointestinal (display_index, short_name, name,   version, created, modified, user_created, user_modified, hostname_created, hostname_modified) values (&quot;30&quot;, &quot;macroglossia &quot;, &quot;Macroglossia &quot;, &quot;&quot;, now(), now(), 'cabel', 'cabel', '', '');&#10;GO">
            <text:p>insert into mpepu_mp015mouthupgastrointestinal (display_index, short_name, name, <text:s text:c="2"/>version, created, modified, user_created, user_modified, hostname_created, hostname_modified) values ("30", "macroglossia ", "Macroglossia ", "", now(), now(), 'cabel', 'cabel', '', '');<text:line-break/>GO</text:p>
          </table:table-cell>
          <table:table-cell table:number-columns-repeated="1019"/>
        </table:table-row>
        <table:table-row table:style-name="ro6">
          <table:table-cell office:value-type="float" office:value="40">
            <text:p>40</text:p>
          </table:table-cell>
          <table:table-cell/>
          <table:table-cell table:style-name="ce4" office:value-type="string">
            <text:p>Other mouth, lip, or tongue anomaly, specify</text:p>
          </table:table-cell>
          <table:table-cell table:style-name="ce7" office:value-type="string">
            <text:p>mp015mouthupgastrointestinal</text:p>
          </table:table-cell>
          <table:table-cell table:formula="of:=&quot;insert into mpepu_&quot; &amp;LOWER( [.D579]) &amp; &quot; (display_index, short_name, name,  &quot; &amp; [.$D$1] &amp; &quot;) values (&quot;&quot;&quot; &amp; [.A579] &amp; &quot;&quot;&quot;, &quot;&quot;&quot; &amp; LOWER([.C579]) &amp; &quot;&quot;&quot;, &quot;&quot;&quot; &amp; [.C579] &amp; &quot;&quot;&quot;, &quot;&quot;&quot; &amp; [.$E$241] &amp; &quot;&quot;&quot;,&quot; &amp; [.$D$2]" office:value-type="string" office:string-value="insert into mpepu_mp015mouthupgastrointestinal (display_index, short_name, name,   version, created, modified, user_created, user_modified, hostname_created, hostname_modified) values (&quot;40&quot;, &quot;other mouth, lip, or tongue anomaly, specify&quot;, &quot;Other mouth, lip, or tongue anomaly, specify&quot;, &quot;&quot;, now(), now(), 'cabel', 'cabel', '', '');&#10;GO">
            <text:p>insert into mpepu_mp015mouthupgastrointestinal (display_index, short_name, name, <text:s text:c="2"/>version, created, modified, user_created, user_modified, hostname_created, hostname_modified) values ("40", "other mouth, lip, or tongue anomaly, specify", "Other mouth, lip, or tongue anomaly, specify", "", now(), now(), 'cabel', 'cabel', '', '');<text:line-break/>GO</text:p>
          </table:table-cell>
          <table:table-cell table:number-columns-repeated="1019"/>
        </table:table-row>
        <table:table-row table:style-name="ro2">
          <table:table-cell office:value-type="float" office:value="50">
            <text:p>50</text:p>
          </table:table-cell>
          <table:table-cell table:style-name="ce4" office:value-type="string">
            <text:p>esophag_atresia </text:p>
          </table:table-cell>
          <table:table-cell table:style-name="ce4" office:value-type="string">
            <text:p>Esophageal atresia </text:p>
          </table:table-cell>
          <table:table-cell table:style-name="ce7" office:value-type="string">
            <text:p>mp015mouthupgastrointestinal</text:p>
          </table:table-cell>
          <table:table-cell table:formula="of:=&quot;insert into mpepu_&quot; &amp;LOWER( [.D580]) &amp; &quot; (display_index, short_name, name,  &quot; &amp; [.$D$1] &amp; &quot;) values (&quot;&quot;&quot; &amp; [.A580] &amp; &quot;&quot;&quot;, &quot;&quot;&quot; &amp; LOWER([.C580]) &amp; &quot;&quot;&quot;, &quot;&quot;&quot; &amp; [.C580] &amp; &quot;&quot;&quot;, &quot;&quot;&quot; &amp; [.$E$241] &amp; &quot;&quot;&quot;,&quot; &amp; [.$D$2]" office:value-type="string" office:string-value="insert into mpepu_mp015mouthupgastrointestinal (display_index, short_name, name,   version, created, modified, user_created, user_modified, hostname_created, hostname_modified) values (&quot;50&quot;, &quot;esophageal atresia &quot;, &quot;Esophageal atresia &quot;, &quot;&quot;, now(), now(), 'cabel', 'cabel', '', '');&#10;GO">
            <text:p>insert into mpepu_mp015mouthupgastrointestinal (display_index, short_name, name, <text:s text:c="2"/>version, created, modified, user_created, user_modified, hostname_created, hostname_modified) values ("50", "esophageal atresia ", "Esophageal atresia ", "", now(), now(), 'cabel', 'cabel', '', '');<text:line-break/>GO</text:p>
          </table:table-cell>
          <table:table-cell table:number-columns-repeated="1019"/>
        </table:table-row>
        <table:table-row table:style-name="ro2">
          <table:table-cell office:value-type="float" office:value="60">
            <text:p>60</text:p>
          </table:table-cell>
          <table:table-cell table:style-name="ce4" office:value-type="string">
            <text:p>tracheoesphageal_fistula </text:p>
          </table:table-cell>
          <table:table-cell table:style-name="ce4" office:value-type="string">
            <text:p>Tracheoesphageal fistula </text:p>
          </table:table-cell>
          <table:table-cell table:style-name="ce7" office:value-type="string">
            <text:p>mp015mouthupgastrointestinal</text:p>
          </table:table-cell>
          <table:table-cell table:formula="of:=&quot;insert into mpepu_&quot; &amp;LOWER( [.D581]) &amp; &quot; (display_index, short_name, name,  &quot; &amp; [.$D$1] &amp; &quot;) values (&quot;&quot;&quot; &amp; [.A581] &amp; &quot;&quot;&quot;, &quot;&quot;&quot; &amp; LOWER([.C581]) &amp; &quot;&quot;&quot;, &quot;&quot;&quot; &amp; [.C581] &amp; &quot;&quot;&quot;, &quot;&quot;&quot; &amp; [.$E$241] &amp; &quot;&quot;&quot;,&quot; &amp; [.$D$2]" office:value-type="string" office:string-value="insert into mpepu_mp015mouthupgastrointestinal (display_index, short_name, name,   version, created, modified, user_created, user_modified, hostname_created, hostname_modified) values (&quot;60&quot;, &quot;tracheoesphageal fistula &quot;, &quot;Tracheoesphageal fistula &quot;, &quot;&quot;, now(), now(), 'cabel', 'cabel', '', '');&#10;GO">
            <text:p>insert into mpepu_mp015mouthupgastrointestinal (display_index, short_name, name, <text:s text:c="2"/>version, created, modified, user_created, user_modified, hostname_created, hostname_modified) values ("60", "tracheoesphageal fistula ", "Tracheoesphageal fistula ", "", now(), now(), 'cabel', 'cabel', '', '');<text:line-break/>GO</text:p>
          </table:table-cell>
          <table:table-cell table:number-columns-repeated="1019"/>
        </table:table-row>
        <table:table-row table:style-name="ro2">
          <table:table-cell office:value-type="float" office:value="70">
            <text:p>70</text:p>
          </table:table-cell>
          <table:table-cell table:style-name="ce4" office:value-type="string">
            <text:p>esophageal_web </text:p>
          </table:table-cell>
          <table:table-cell table:style-name="ce4" office:value-type="string">
            <text:p>Esophageal web </text:p>
          </table:table-cell>
          <table:table-cell table:style-name="ce7" office:value-type="string">
            <text:p>mp015mouthupgastrointestinal</text:p>
          </table:table-cell>
          <table:table-cell table:formula="of:=&quot;insert into mpepu_&quot; &amp;LOWER( [.D582]) &amp; &quot; (display_index, short_name, name,  &quot; &amp; [.$D$1] &amp; &quot;) values (&quot;&quot;&quot; &amp; [.A582] &amp; &quot;&quot;&quot;, &quot;&quot;&quot; &amp; LOWER([.C582]) &amp; &quot;&quot;&quot;, &quot;&quot;&quot; &amp; [.C582] &amp; &quot;&quot;&quot;, &quot;&quot;&quot; &amp; [.$E$241] &amp; &quot;&quot;&quot;,&quot; &amp; [.$D$2]" office:value-type="string" office:string-value="insert into mpepu_mp015mouthupgastrointestinal (display_index, short_name, name,   version, created, modified, user_created, user_modified, hostname_created, hostname_modified) values (&quot;70&quot;, &quot;esophageal web &quot;, &quot;Esophageal web &quot;, &quot;&quot;, now(), now(), 'cabel', 'cabel', '', '');&#10;GO">
            <text:p>insert into mpepu_mp015mouthupgastrointestinal (display_index, short_name, name, <text:s text:c="2"/>version, created, modified, user_created, user_modified, hostname_created, hostname_modified) values ("70", "esophageal web ", "Esophageal web ", "", now(), now(), 'cabel', 'cabel', '', '');<text:line-break/>GO</text:p>
          </table:table-cell>
          <table:table-cell table:number-columns-repeated="1019"/>
        </table:table-row>
        <table:table-row table:style-name="ro2">
          <table:table-cell office:value-type="float" office:value="80">
            <text:p>80</text:p>
          </table:table-cell>
          <table:table-cell table:style-name="ce4" office:value-type="string">
            <text:p>pyloric_stenosis </text:p>
          </table:table-cell>
          <table:table-cell table:style-name="ce4" office:value-type="string">
            <text:p>Pyloric stenosis </text:p>
          </table:table-cell>
          <table:table-cell table:style-name="ce7" office:value-type="string">
            <text:p>mp015mouthupgastrointestinal</text:p>
          </table:table-cell>
          <table:table-cell table:formula="of:=&quot;insert into mpepu_&quot; &amp;LOWER( [.D583]) &amp; &quot; (display_index, short_name, name,  &quot; &amp; [.$D$1] &amp; &quot;) values (&quot;&quot;&quot; &amp; [.A583] &amp; &quot;&quot;&quot;, &quot;&quot;&quot; &amp; LOWER([.C583]) &amp; &quot;&quot;&quot;, &quot;&quot;&quot; &amp; [.C583] &amp; &quot;&quot;&quot;, &quot;&quot;&quot; &amp; [.$E$241] &amp; &quot;&quot;&quot;,&quot; &amp; [.$D$2]" office:value-type="string" office:string-value="insert into mpepu_mp015mouthupgastrointestinal (display_index, short_name, name,   version, created, modified, user_created, user_modified, hostname_created, hostname_modified) values (&quot;80&quot;, &quot;pyloric stenosis &quot;, &quot;Pyloric stenosis &quot;, &quot;&quot;, now(), now(), 'cabel', 'cabel', '', '');&#10;GO">
            <text:p>insert into mpepu_mp015mouthupgastrointestinal (display_index, short_name, name, <text:s text:c="2"/>version, created, modified, user_created, user_modified, hostname_created, hostname_modified) values ("80", "pyloric stenosis ", "Pyloric stenosis ", "", now(), now(), 'cabel', 'cabel', '', '');<text:line-break/>GO</text:p>
          </table:table-cell>
          <table:table-cell table:number-columns-repeated="1019"/>
        </table:table-row>
        <table:table-row table:style-name="ro3">
          <table:table-cell office:value-type="float" office:value="99">
            <text:p>99</text:p>
          </table:table-cell>
          <table:table-cell office:value-type="string">
            <text:p>other</text:p>
          </table:table-cell>
          <table:table-cell table:style-name="ce4" office:value-type="string">
            <text:p>Other esophageal or stomach abnormality, specify </text:p>
          </table:table-cell>
          <table:table-cell table:style-name="ce7" office:value-type="string">
            <text:p>mp015mouthupgastrointestinal</text:p>
          </table:table-cell>
          <table:table-cell table:formula="of:=&quot;insert into mpepu_&quot; &amp;LOWER( [.D584]) &amp; &quot; (display_index, short_name, name,  &quot; &amp; [.$D$1] &amp; &quot;) values (&quot;&quot;&quot; &amp; [.A584] &amp; &quot;&quot;&quot;, &quot;&quot;&quot; &amp; LOWER([.C584]) &amp; &quot;&quot;&quot;, &quot;&quot;&quot; &amp; [.C584] &amp; &quot;&quot;&quot;, &quot;&quot;&quot; &amp; [.$E$241] &amp; &quot;&quot;&quot;,&quot; &amp; [.$D$2]" office:value-type="string" office:string-value="insert into mpepu_mp015mouthupgastrointestinal (display_index, short_name, name,   version, created, modified, user_created, user_modified, hostname_created, hostname_modified) values (&quot;99&quot;, &quot;other esophageal or stomach abnormality, specify &quot;, &quot;Other esophageal or stomach abnormality, specify &quot;, &quot;&quot;, now(), now(), 'cabel', 'cabel', '', '');&#10;GO">
            <text:p>insert into mpepu_mp015mouthupgastrointestinal (display_index, short_name, name, <text:s text:c="2"/>version, created, modified, user_created, user_modified, hostname_created, hostname_modified) values ("99", "other esophageal or stomach abnormality, specify ", "Other esophageal or stomach abnormality, specify ",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mp015cardiovasculardisorder</text:p>
          </table:table-cell>
          <table:table-cell table:number-columns-repeated="2"/>
          <table:table-cell table:formula="of:=&quot;drop table &quot; &amp; [.$D$3] &amp;&quot;_&quot; &amp; LOWER([.F587]) &amp;&quot;;&quot;" office:value-type="string" office:string-value="drop table mpepu_mp015cardiovasculardisorder;">
            <text:p>drop table mpepu_mp015cardiovasculardisorder;</text:p>
          </table:table-cell>
          <table:table-cell table:number-columns-repeated="1015"/>
        </table:table-row>
        <table:table-row table:style-name="ro2">
          <table:table-cell office:value-type="float" office:value="10">
            <text:p>10</text:p>
          </table:table-cell>
          <table:table-cell office:value-type="string">
            <text:p>none</text:p>
          </table:table-cell>
          <table:table-cell office:value-type="string">
            <text:p>None </text:p>
          </table:table-cell>
          <table:table-cell table:style-name="ce7" office:value-type="string">
            <text:p>mp015cardiovasculardisorder</text:p>
          </table:table-cell>
          <table:table-cell table:formula="of:=&quot;insert into mpepu_&quot; &amp;LOWER( [.D588]) &amp; &quot; (display_index, short_name, name,  &quot; &amp; [.$D$1] &amp; &quot;) values (&quot;&quot;&quot; &amp; [.A588] &amp; &quot;&quot;&quot;, &quot;&quot;&quot; &amp; LOWER([.C588]) &amp; &quot;&quot;&quot;, &quot;&quot;&quot; &amp; [.C588]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10&quot;, &quot;none &quot;, &quot;None &quot;, &quot;&quot;, now(), now(), 'cabel', 'cabel', '', '');&#10;GO">
            <text:p>insert into mpepu_mp015cardiovasculardisorder (display_index, short_name, name, <text:s text:c="2"/>version, created, modified, user_created, user_modified, hostname_created, hostname_modified) values ("10", "none ", "None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truncus_arteriosus </text:p>
          </table:table-cell>
          <table:table-cell table:style-name="ce4" office:value-type="string">
            <text:p>Truncus arteriosus </text:p>
          </table:table-cell>
          <table:table-cell table:style-name="ce7" office:value-type="string">
            <text:p>mp015cardiovasculardisorder</text:p>
          </table:table-cell>
          <table:table-cell table:formula="of:=&quot;insert into mpepu_&quot; &amp;LOWER( [.D589]) &amp; &quot; (display_index, short_name, name,  &quot; &amp; [.$D$1] &amp; &quot;) values (&quot;&quot;&quot; &amp; [.A589] &amp; &quot;&quot;&quot;, &quot;&quot;&quot; &amp; LOWER([.C589]) &amp; &quot;&quot;&quot;, &quot;&quot;&quot; &amp; [.C589]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20&quot;, &quot;truncus arteriosus &quot;, &quot;Truncus arteriosus &quot;, &quot;&quot;, now(), now(), 'cabel', 'cabel', '', '');&#10;GO">
            <text:p>insert into mpepu_mp015cardiovasculardisorder (display_index, short_name, name, <text:s text:c="2"/>version, created, modified, user_created, user_modified, hostname_created, hostname_modified) values ("20", "truncus arteriosus ", "Truncus arteriosus ", "", now(), now(), 'cabel', 'cabel', '', '');<text:line-break/>GO</text:p>
          </table:table-cell>
          <table:table-cell table:number-columns-repeated="1019"/>
        </table:table-row>
        <table:table-row table:style-name="ro2">
          <table:table-cell office:value-type="float" office:value="30">
            <text:p>30</text:p>
          </table:table-cell>
          <table:table-cell table:style-name="ce4" office:value-type="string">
            <text:p>atrial_septal </text:p>
          </table:table-cell>
          <table:table-cell table:style-name="ce4" office:value-type="string">
            <text:p>Atrial septal defect </text:p>
          </table:table-cell>
          <table:table-cell table:style-name="ce7" office:value-type="string">
            <text:p>mp015cardiovasculardisorder</text:p>
          </table:table-cell>
          <table:table-cell table:formula="of:=&quot;insert into mpepu_&quot; &amp;LOWER( [.D590]) &amp; &quot; (display_index, short_name, name,  &quot; &amp; [.$D$1] &amp; &quot;) values (&quot;&quot;&quot; &amp; [.A590] &amp; &quot;&quot;&quot;, &quot;&quot;&quot; &amp; LOWER([.C590]) &amp; &quot;&quot;&quot;, &quot;&quot;&quot; &amp; [.C590]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30&quot;, &quot;atrial septal defect &quot;, &quot;Atrial septal defect &quot;, &quot;&quot;, now(), now(), 'cabel', 'cabel', '', '');&#10;GO">
            <text:p>insert into mpepu_mp015cardiovasculardisorder (display_index, short_name, name, <text:s text:c="2"/>version, created, modified, user_created, user_modified, hostname_created, hostname_modified) values ("30", "atrial septal defect ", "Atrial septal defect ", "", now(), now(), 'cabel', 'cabel', '', '');<text:line-break/>GO</text:p>
          </table:table-cell>
          <table:table-cell table:number-columns-repeated="1019"/>
        </table:table-row>
        <table:table-row table:style-name="ro2">
          <table:table-cell office:value-type="float" office:value="40">
            <text:p>40</text:p>
          </table:table-cell>
          <table:table-cell table:style-name="ce4" office:value-type="string">
            <text:p>ventricula_septal </text:p>
          </table:table-cell>
          <table:table-cell table:style-name="ce4" office:value-type="string">
            <text:p>Ventricula septal defect </text:p>
          </table:table-cell>
          <table:table-cell table:style-name="ce7" office:value-type="string">
            <text:p>mp015cardiovasculardisorder</text:p>
          </table:table-cell>
          <table:table-cell table:formula="of:=&quot;insert into mpepu_&quot; &amp;LOWER( [.D591]) &amp; &quot; (display_index, short_name, name,  &quot; &amp; [.$D$1] &amp; &quot;) values (&quot;&quot;&quot; &amp; [.A591] &amp; &quot;&quot;&quot;, &quot;&quot;&quot; &amp; LOWER([.C591]) &amp; &quot;&quot;&quot;, &quot;&quot;&quot; &amp; [.C591]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40&quot;, &quot;ventricula septal defect &quot;, &quot;Ventricula septal defect &quot;, &quot;&quot;, now(), now(), 'cabel', 'cabel', '', '');&#10;GO">
            <text:p>insert into mpepu_mp015cardiovasculardisorder (display_index, short_name, name, <text:s text:c="2"/>version, created, modified, user_created, user_modified, hostname_created, hostname_modified) values ("40", "ventricula septal defect ", "Ventricula septal defect ", "", now(), now(), 'cabel', 'cabel', '', '');<text:line-break/>GO</text:p>
          </table:table-cell>
          <table:table-cell table:number-columns-repeated="1019"/>
        </table:table-row>
        <table:table-row table:style-name="ro2">
          <table:table-cell office:value-type="float" office:value="50">
            <text:p>50</text:p>
          </table:table-cell>
          <table:table-cell table:style-name="ce4" office:value-type="string">
            <text:p>atrioventric_canal </text:p>
          </table:table-cell>
          <table:table-cell table:style-name="ce4" office:value-type="string">
            <text:p>Atrioventricular canal </text:p>
          </table:table-cell>
          <table:table-cell table:style-name="ce7" office:value-type="string">
            <text:p>mp015cardiovasculardisorder</text:p>
          </table:table-cell>
          <table:table-cell table:formula="of:=&quot;insert into mpepu_&quot; &amp;LOWER( [.D592]) &amp; &quot; (display_index, short_name, name,  &quot; &amp; [.$D$1] &amp; &quot;) values (&quot;&quot;&quot; &amp; [.A592] &amp; &quot;&quot;&quot;, &quot;&quot;&quot; &amp; LOWER([.C592]) &amp; &quot;&quot;&quot;, &quot;&quot;&quot; &amp; [.C592]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50&quot;, &quot;atrioventricular canal &quot;, &quot;Atrioventricular canal &quot;, &quot;&quot;, now(), now(), 'cabel', 'cabel', '', '');&#10;GO">
            <text:p>insert into mpepu_mp015cardiovasculardisorder (display_index, short_name, name, <text:s text:c="2"/>version, created, modified, user_created, user_modified, hostname_created, hostname_modified) values ("50", "atrioventricular canal ", "Atrioventricular canal ", "", now(), now(), 'cabel', 'cabel', '', '');<text:line-break/>GO</text:p>
          </table:table-cell>
          <table:table-cell table:number-columns-repeated="1019"/>
        </table:table-row>
        <table:table-row table:style-name="ro3">
          <table:table-cell office:value-type="float" office:value="60">
            <text:p>60</text:p>
          </table:table-cell>
          <table:table-cell table:style-name="ce4" office:value-type="string">
            <text:p>compl_traspos_withot_vsd</text:p>
          </table:table-cell>
          <table:table-cell table:style-name="ce4" office:value-type="string">
            <text:p>Complete transposition of the great vessels (without VSD)</text:p>
          </table:table-cell>
          <table:table-cell table:style-name="ce7" office:value-type="string">
            <text:p>mp015cardiovasculardisorder</text:p>
          </table:table-cell>
          <table:table-cell table:formula="of:=&quot;insert into mpepu_&quot; &amp;LOWER( [.D593]) &amp; &quot; (display_index, short_name, name,  &quot; &amp; [.$D$1] &amp; &quot;) values (&quot;&quot;&quot; &amp; [.A593] &amp; &quot;&quot;&quot;, &quot;&quot;&quot; &amp; LOWER([.C593]) &amp; &quot;&quot;&quot;, &quot;&quot;&quot; &amp; [.C593]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60&quot;, &quot;complete transposition of the great vessels (without vsd)&quot;, &quot;Complete transposition of the great vessels (without VSD)&quot;, &quot;&quot;, now(), now(), 'cabel', 'cabel', '', '');&#10;GO">
            <text:p>insert into mpepu_mp015cardiovasculardisorder (display_index, short_name, name, <text:s text:c="2"/>version, created, modified, user_created, user_modified, hostname_created, hostname_modified) values ("60", "complete transposition of the great vessels (without vsd)", "Complete transposition of the great vessels (without VSD)", "", now(), now(), 'cabel', 'cabel', '', '');<text:line-break/>GO</text:p>
          </table:table-cell>
          <table:table-cell table:number-columns-repeated="1019"/>
        </table:table-row>
        <table:table-row table:style-name="ro3">
          <table:table-cell office:value-type="float" office:value="70">
            <text:p>70</text:p>
          </table:table-cell>
          <table:table-cell table:style-name="ce4" office:value-type="string">
            <text:p>compl_traspos_with_vsd</text:p>
          </table:table-cell>
          <table:table-cell table:style-name="ce4" office:value-type="string">
            <text:p>Complete transposition of the great vessels (with VSD)</text:p>
          </table:table-cell>
          <table:table-cell table:style-name="ce7" office:value-type="string">
            <text:p>mp015cardiovasculardisorder</text:p>
          </table:table-cell>
          <table:table-cell table:formula="of:=&quot;insert into mpepu_&quot; &amp;LOWER( [.D594]) &amp; &quot; (display_index, short_name, name,  &quot; &amp; [.$D$1] &amp; &quot;) values (&quot;&quot;&quot; &amp; [.A594] &amp; &quot;&quot;&quot;, &quot;&quot;&quot; &amp; LOWER([.C594]) &amp; &quot;&quot;&quot;, &quot;&quot;&quot; &amp; [.C594]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70&quot;, &quot;complete transposition of the great vessels (with vsd)&quot;, &quot;Complete transposition of the great vessels (with VSD)&quot;, &quot;&quot;, now(), now(), 'cabel', 'cabel', '', '');&#10;GO">
            <text:p>insert into mpepu_mp015cardiovasculardisorder (display_index, short_name, name, <text:s text:c="2"/>version, created, modified, user_created, user_modified, hostname_created, hostname_modified) values ("70", "complete transposition of the great vessels (with vsd)", "Complete transposition of the great vessels (with VSD)", "", now(), now(), 'cabel', 'cabel', '', '');<text:line-break/>GO</text:p>
          </table:table-cell>
          <table:table-cell table:number-columns-repeated="1019"/>
        </table:table-row>
        <table:table-row table:style-name="ro2">
          <table:table-cell office:value-type="float" office:value="80">
            <text:p>80</text:p>
          </table:table-cell>
          <table:table-cell table:style-name="ce4" office:value-type="string">
            <text:p>fallot_tetralogy</text:p>
          </table:table-cell>
          <table:table-cell table:style-name="ce4" office:value-type="string">
            <text:p>Tetralogy of Fallot </text:p>
          </table:table-cell>
          <table:table-cell table:style-name="ce7" office:value-type="string">
            <text:p>mp015cardiovasculardisorder</text:p>
          </table:table-cell>
          <table:table-cell table:formula="of:=&quot;insert into mpepu_&quot; &amp;LOWER( [.D595]) &amp; &quot; (display_index, short_name, name,  &quot; &amp; [.$D$1] &amp; &quot;) values (&quot;&quot;&quot; &amp; [.A595] &amp; &quot;&quot;&quot;, &quot;&quot;&quot; &amp; LOWER([.C595]) &amp; &quot;&quot;&quot;, &quot;&quot;&quot; &amp; [.C595]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80&quot;, &quot;tetralogy of fallot &quot;, &quot;Tetralogy of Fallot &quot;, &quot;&quot;, now(), now(), 'cabel', 'cabel', '', '');&#10;GO">
            <text:p>insert into mpepu_mp015cardiovasculardisorder (display_index, short_name, name, <text:s text:c="2"/>version, created, modified, user_created, user_modified, hostname_created, hostname_modified) values ("80", "tetralogy of fallot ", "Tetralogy of Fallot ", "", now(), now(), 'cabel', 'cabel', '', '');<text:line-break/>GO</text:p>
          </table:table-cell>
          <table:table-cell table:number-columns-repeated="1019"/>
        </table:table-row>
        <table:table-row table:style-name="ro2">
          <table:table-cell office:value-type="float" office:value="90">
            <text:p>90</text:p>
          </table:table-cell>
          <table:table-cell table:style-name="ce4" office:value-type="string">
            <text:p>pulmonary_valv_stenosis</text:p>
          </table:table-cell>
          <table:table-cell table:style-name="ce4" office:value-type="string">
            <text:p>Pulmonary valve stenosis or atresia </text:p>
          </table:table-cell>
          <table:table-cell table:style-name="ce7" office:value-type="string">
            <text:p>mp015cardiovasculardisorder</text:p>
          </table:table-cell>
          <table:table-cell table:formula="of:=&quot;insert into mpepu_&quot; &amp;LOWER( [.D596]) &amp; &quot; (display_index, short_name, name,  &quot; &amp; [.$D$1] &amp; &quot;) values (&quot;&quot;&quot; &amp; [.A596] &amp; &quot;&quot;&quot;, &quot;&quot;&quot; &amp; LOWER([.C596]) &amp; &quot;&quot;&quot;, &quot;&quot;&quot; &amp; [.C596]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90&quot;, &quot;pulmonary valve stenosis or atresia &quot;, &quot;Pulmonary valve stenosis or atresia &quot;, &quot;&quot;, now(), now(), 'cabel', 'cabel', '', '');&#10;GO">
            <text:p>insert into mpepu_mp015cardiovasculardisorder (display_index, short_name, name, <text:s text:c="2"/>version, created, modified, user_created, user_modified, hostname_created, hostname_modified) values ("90", "pulmonary valve stenosis or atresia ", "Pulmonary valve stenosis or atresia ", "", now(), now(), 'cabel', 'cabel', '', '');<text:line-break/>GO</text:p>
          </table:table-cell>
          <table:table-cell table:number-columns-repeated="1019"/>
        </table:table-row>
        <table:table-row table:style-name="ro2">
          <table:table-cell office:value-type="float" office:value="100">
            <text:p>100</text:p>
          </table:table-cell>
          <table:table-cell table:style-name="ce4" office:value-type="string">
            <text:p>tricuspid_valv_stenosis</text:p>
          </table:table-cell>
          <table:table-cell table:style-name="ce4" office:value-type="string">
            <text:p>Tricuspid valve stenosis or atresia </text:p>
          </table:table-cell>
          <table:table-cell table:style-name="ce7" office:value-type="string">
            <text:p>mp015cardiovasculardisorder</text:p>
          </table:table-cell>
          <table:table-cell table:formula="of:=&quot;insert into mpepu_&quot; &amp;LOWER( [.D597]) &amp; &quot; (display_index, short_name, name,  &quot; &amp; [.$D$1] &amp; &quot;) values (&quot;&quot;&quot; &amp; [.A597] &amp; &quot;&quot;&quot;, &quot;&quot;&quot; &amp; LOWER([.C597]) &amp; &quot;&quot;&quot;, &quot;&quot;&quot; &amp; [.C597]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100&quot;, &quot;tricuspid valve stenosis or atresia &quot;, &quot;Tricuspid valve stenosis or atresia &quot;, &quot;&quot;, now(), now(), 'cabel', 'cabel', '', '');&#10;GO">
            <text:p>insert into mpepu_mp015cardiovasculardisorder (display_index, short_name, name, <text:s text:c="2"/>version, created, modified, user_created, user_modified, hostname_created, hostname_modified) values ("100", "tricuspid valve stenosis or atresia ", "Tricuspid valve stenosis or atresia ", "", now(), now(), 'cabel', 'cabel', '', '');<text:line-break/>GO</text:p>
          </table:table-cell>
          <table:table-cell table:number-columns-repeated="1019"/>
        </table:table-row>
        <table:table-row table:style-name="ro2">
          <table:table-cell office:value-type="float" office:value="110">
            <text:p>110</text:p>
          </table:table-cell>
          <table:table-cell table:style-name="ce4" office:value-type="string">
            <text:p>mitral_valv stenosis </text:p>
          </table:table-cell>
          <table:table-cell table:style-name="ce4" office:value-type="string">
            <text:p>Mitral valve stenosis or atresia </text:p>
          </table:table-cell>
          <table:table-cell table:style-name="ce7" office:value-type="string">
            <text:p>mp015cardiovasculardisorder</text:p>
          </table:table-cell>
          <table:table-cell table:formula="of:=&quot;insert into mpepu_&quot; &amp;LOWER( [.D598]) &amp; &quot; (display_index, short_name, name,  &quot; &amp; [.$D$1] &amp; &quot;) values (&quot;&quot;&quot; &amp; [.A598] &amp; &quot;&quot;&quot;, &quot;&quot;&quot; &amp; LOWER([.C598]) &amp; &quot;&quot;&quot;, &quot;&quot;&quot; &amp; [.C598]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110&quot;, &quot;mitral valve stenosis or atresia &quot;, &quot;Mitral valve stenosis or atresia &quot;, &quot;&quot;, now(), now(), 'cabel', 'cabel', '', '');&#10;GO">
            <text:p>insert into mpepu_mp015cardiovasculardisorder (display_index, short_name, name, <text:s text:c="2"/>version, created, modified, user_created, user_modified, hostname_created, hostname_modified) values ("110", "mitral valve stenosis or atresia ", "Mitral valve stenosis or atresia ", "", now(), now(), 'cabel', 'cabel', '', '');<text:line-break/>GO</text:p>
          </table:table-cell>
          <table:table-cell table:number-columns-repeated="1019"/>
        </table:table-row>
        <table:table-row table:style-name="ro2">
          <table:table-cell office:value-type="float" office:value="120">
            <text:p>120</text:p>
          </table:table-cell>
          <table:table-cell table:style-name="ce4" office:value-type="string">
            <text:p>hypoplastic_left_vent</text:p>
          </table:table-cell>
          <table:table-cell table:style-name="ce4" office:value-type="string">
            <text:p>Hypoplastic left ventricle </text:p>
          </table:table-cell>
          <table:table-cell table:style-name="ce7" office:value-type="string">
            <text:p>mp015cardiovasculardisorder</text:p>
          </table:table-cell>
          <table:table-cell table:formula="of:=&quot;insert into mpepu_&quot; &amp;LOWER( [.D599]) &amp; &quot; (display_index, short_name, name,  &quot; &amp; [.$D$1] &amp; &quot;) values (&quot;&quot;&quot; &amp; [.A599] &amp; &quot;&quot;&quot;, &quot;&quot;&quot; &amp; LOWER([.C599]) &amp; &quot;&quot;&quot;, &quot;&quot;&quot; &amp; [.C599]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120&quot;, &quot;hypoplastic left ventricle &quot;, &quot;Hypoplastic left ventricle &quot;, &quot;&quot;, now(), now(), 'cabel', 'cabel', '', '');&#10;GO">
            <text:p>insert into mpepu_mp015cardiovasculardisorder (display_index, short_name, name, <text:s text:c="2"/>version, created, modified, user_created, user_modified, hostname_created, hostname_modified) values ("120", "hypoplastic left ventricle ", "Hypoplastic left ventricle ", "", now(), now(), 'cabel', 'cabel', '', '');<text:line-break/>GO</text:p>
          </table:table-cell>
          <table:table-cell table:number-columns-repeated="1019"/>
        </table:table-row>
        <table:table-row table:style-name="ro2">
          <table:table-cell office:value-type="float" office:value="130">
            <text:p>130</text:p>
          </table:table-cell>
          <table:table-cell table:style-name="ce4" office:value-type="string">
            <text:p>hypoplastic_right_vent</text:p>
          </table:table-cell>
          <table:table-cell table:style-name="ce4" office:value-type="string">
            <text:p>Hypoplastic right ventricle </text:p>
          </table:table-cell>
          <table:table-cell table:style-name="ce7" office:value-type="string">
            <text:p>mp015cardiovasculardisorder</text:p>
          </table:table-cell>
          <table:table-cell table:formula="of:=&quot;insert into mpepu_&quot; &amp;LOWER( [.D600]) &amp; &quot; (display_index, short_name, name,  &quot; &amp; [.$D$1] &amp; &quot;) values (&quot;&quot;&quot; &amp; [.A600] &amp; &quot;&quot;&quot;, &quot;&quot;&quot; &amp; LOWER([.C600]) &amp; &quot;&quot;&quot;, &quot;&quot;&quot; &amp; [.C600]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130&quot;, &quot;hypoplastic right ventricle &quot;, &quot;Hypoplastic right ventricle &quot;, &quot;&quot;, now(), now(), 'cabel', 'cabel', '', '');&#10;GO">
            <text:p>insert into mpepu_mp015cardiovasculardisorder (display_index, short_name, name, <text:s text:c="2"/>version, created, modified, user_created, user_modified, hostname_created, hostname_modified) values ("130", "hypoplastic right ventricle ", "Hypoplastic right ventricle ", "", now(), now(), 'cabel', 'cabel', '', '');<text:line-break/>GO</text:p>
          </table:table-cell>
          <table:table-cell table:number-columns-repeated="1019"/>
        </table:table-row>
        <table:table-row table:style-name="ro2">
          <table:table-cell office:value-type="float" office:value="140">
            <text:p>140</text:p>
          </table:table-cell>
          <table:table-cell table:style-name="ce4" office:value-type="string">
            <text:p><text:s/>cardiomyopath </text:p>
          </table:table-cell>
          <table:table-cell table:style-name="ce4" office:value-type="string">
            <text:p>Congenital cardiomyopath </text:p>
          </table:table-cell>
          <table:table-cell table:style-name="ce7" office:value-type="string">
            <text:p>mp015cardiovasculardisorder</text:p>
          </table:table-cell>
          <table:table-cell table:formula="of:=&quot;insert into mpepu_&quot; &amp;LOWER( [.D601]) &amp; &quot; (display_index, short_name, name,  &quot; &amp; [.$D$1] &amp; &quot;) values (&quot;&quot;&quot; &amp; [.A601] &amp; &quot;&quot;&quot;, &quot;&quot;&quot; &amp; LOWER([.C601]) &amp; &quot;&quot;&quot;, &quot;&quot;&quot; &amp; [.C601]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140&quot;, &quot;congenital cardiomyopath &quot;, &quot;Congenital cardiomyopath &quot;, &quot;&quot;, now(), now(), 'cabel', 'cabel', '', '');&#10;GO">
            <text:p>insert into mpepu_mp015cardiovasculardisorder (display_index, short_name, name, <text:s text:c="2"/>version, created, modified, user_created, user_modified, hostname_created, hostname_modified) values ("140", "congenital cardiomyopath ", "Congenital cardiomyopath ", "", now(), now(), 'cabel', 'cabel', '', '');<text:line-break/>GO</text:p>
          </table:table-cell>
          <table:table-cell table:number-columns-repeated="1019"/>
        </table:table-row>
        <table:table-row table:style-name="ro2">
          <table:table-cell office:value-type="float" office:value="150">
            <text:p>150</text:p>
          </table:table-cell>
          <table:table-cell table:style-name="ce4" office:value-type="string">
            <text:p>aorta_coarclation</text:p>
          </table:table-cell>
          <table:table-cell table:style-name="ce4" office:value-type="string">
            <text:p>Coarclation of the aorta </text:p>
          </table:table-cell>
          <table:table-cell table:style-name="ce7" office:value-type="string">
            <text:p>mp015cardiovasculardisorder</text:p>
          </table:table-cell>
          <table:table-cell table:formula="of:=&quot;insert into mpepu_&quot; &amp;LOWER( [.D602]) &amp; &quot; (display_index, short_name, name,  &quot; &amp; [.$D$1] &amp; &quot;) values (&quot;&quot;&quot; &amp; [.A602] &amp; &quot;&quot;&quot;, &quot;&quot;&quot; &amp; LOWER([.C602]) &amp; &quot;&quot;&quot;, &quot;&quot;&quot; &amp; [.C602]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150&quot;, &quot;coarclation of the aorta &quot;, &quot;Coarclation of the aorta &quot;, &quot;&quot;, now(), now(), 'cabel', 'cabel', '', '');&#10;GO">
            <text:p>insert into mpepu_mp015cardiovasculardisorder (display_index, short_name, name, <text:s text:c="2"/>version, created, modified, user_created, user_modified, hostname_created, hostname_modified) values ("150", "coarclation of the aorta ", "Coarclation of the aorta ", "", now(), now(), 'cabel', 'cabel', '', '');<text:line-break/>GO</text:p>
          </table:table-cell>
          <table:table-cell table:number-columns-repeated="1019"/>
        </table:table-row>
        <table:table-row table:style-name="ro6">
          <table:table-cell office:value-type="float" office:value="160">
            <text:p>160</text:p>
          </table:table-cell>
          <table:table-cell table:style-name="ce4" office:value-type="string">
            <text:p>total_anomal_pulm_ven_return </text:p>
          </table:table-cell>
          <table:table-cell table:style-name="ce4" office:value-type="string">
            <text:p>Total anomalous pulmonary venous return </text:p>
          </table:table-cell>
          <table:table-cell table:style-name="ce7" office:value-type="string">
            <text:p>mp015cardiovasculardisorder</text:p>
          </table:table-cell>
          <table:table-cell table:formula="of:=&quot;insert into mpepu_&quot; &amp;LOWER( [.D603]) &amp; &quot; (display_index, short_name, name,  &quot; &amp; [.$D$1] &amp; &quot;) values (&quot;&quot;&quot; &amp; [.A603] &amp; &quot;&quot;&quot;, &quot;&quot;&quot; &amp; LOWER([.C603]) &amp; &quot;&quot;&quot;, &quot;&quot;&quot; &amp; [.C603]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160&quot;, &quot;total anomalous pulmonary venous return &quot;, &quot;Total anomalous pulmonary venous return &quot;, &quot;&quot;, now(), now(), 'cabel', 'cabel', '', '');&#10;GO">
            <text:p>insert into mpepu_mp015cardiovasculardisorder (display_index, short_name, name, <text:s text:c="2"/>version, created, modified, user_created, user_modified, hostname_created, hostname_modified) values ("160", "total anomalous pulmonary venous return ", "Total anomalous pulmonary venous return ", "", now(), now(), 'cabel', 'cabel', '', '');<text:line-break/>GO</text:p>
          </table:table-cell>
          <table:table-cell table:number-columns-repeated="1019"/>
        </table:table-row>
        <table:table-row table:style-name="ro6">
          <table:table-cell office:value-type="float" office:value="170">
            <text:p>170</text:p>
          </table:table-cell>
          <table:table-cell table:style-name="ce4" office:value-type="string">
            <text:p>arterioven_ malform</text:p>
          </table:table-cell>
          <table:table-cell table:style-name="ce4" office:value-type="string">
            <text:p>Arteriovenous malformation, specify site</text:p>
          </table:table-cell>
          <table:table-cell table:style-name="ce7" office:value-type="string">
            <text:p>mp015cardiovasculardisorder</text:p>
          </table:table-cell>
          <table:table-cell table:formula="of:=&quot;insert into mpepu_&quot; &amp;LOWER( [.D604]) &amp; &quot; (display_index, short_name, name,  &quot; &amp; [.$D$1] &amp; &quot;) values (&quot;&quot;&quot; &amp; [.A604] &amp; &quot;&quot;&quot;, &quot;&quot;&quot; &amp; LOWER([.C604]) &amp; &quot;&quot;&quot;, &quot;&quot;&quot; &amp; [.C604]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170&quot;, &quot;arteriovenous malformation, specify site&quot;, &quot;Arteriovenous malformation, specify site&quot;, &quot;&quot;, now(), now(), 'cabel', 'cabel', '', '');&#10;GO">
            <text:p>insert into mpepu_mp015cardiovasculardisorder (display_index, short_name, name, <text:s text:c="2"/>version, created, modified, user_created, user_modified, hostname_created, hostname_modified) values ("170", "arteriovenous malformation, specify site", "Arteriovenous malformation, specify site", "", now(), now(), 'cabel', 'cabel', '', '');<text:line-break/>GO</text:p>
          </table:table-cell>
          <table:table-cell table:number-columns-repeated="1019"/>
        </table:table-row>
        <table:table-row table:style-name="ro3">
          <table:table-cell office:value-type="float" office:value="180">
            <text:p>180</text:p>
          </table:table-cell>
          <table:table-cell table:style-name="ce4" office:value-type="string">
            <text:p>patent_ductous_arteriosus</text:p>
          </table:table-cell>
          <table:table-cell table:style-name="ce4" office:value-type="string">
            <text:p>Patent ductous arteriosus (persisting &gt;6 weeks of age)</text:p>
          </table:table-cell>
          <table:table-cell table:style-name="ce7" office:value-type="string">
            <text:p>mp015cardiovasculardisorder</text:p>
          </table:table-cell>
          <table:table-cell table:formula="of:=&quot;insert into mpepu_&quot; &amp;LOWER( [.D605]) &amp; &quot; (display_index, short_name, name,  &quot; &amp; [.$D$1] &amp; &quot;) values (&quot;&quot;&quot; &amp; [.A605] &amp; &quot;&quot;&quot;, &quot;&quot;&quot; &amp; LOWER([.C605]) &amp; &quot;&quot;&quot;, &quot;&quot;&quot; &amp; [.C605]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180&quot;, &quot;patent ductous arteriosus (persisting &gt;6 weeks of age)&quot;, &quot;Patent ductous arteriosus (persisting &gt;6 weeks of age)&quot;, &quot;&quot;, now(), now(), 'cabel', 'cabel', '', '');&#10;GO">
            <text:p>insert into mpepu_mp015cardiovasculardisorder (display_index, short_name, name, <text:s text:c="2"/>version, created, modified, user_created, user_modified, hostname_created, hostname_modified) values ("180", "patent ductous arteriosus (persisting &gt;6 weeks of age)", "Patent ductous arteriosus (persisting &gt;6 weeks of age)", "", now(), now(), 'cabel', 'cabel', '', '');<text:line-break/>GO</text:p>
          </table:table-cell>
          <table:table-cell table:number-columns-repeated="1019"/>
        </table:table-row>
        <table:table-row table:style-name="ro3">
          <table:table-cell office:value-type="float" office:value="999">
            <text:p>999</text:p>
          </table:table-cell>
          <table:table-cell office:value-type="string">
            <text:p>other</text:p>
          </table:table-cell>
          <table:table-cell table:style-name="ce4" office:value-type="string">
            <text:p>Other cardiovascular malformation, specify</text:p>
          </table:table-cell>
          <table:table-cell table:style-name="ce7" office:value-type="string">
            <text:p>mp015cardiovasculardisorder</text:p>
          </table:table-cell>
          <table:table-cell table:formula="of:=&quot;insert into mpepu_&quot; &amp;LOWER( [.D606]) &amp; &quot; (display_index, short_name, name,  &quot; &amp; [.$D$1] &amp; &quot;) values (&quot;&quot;&quot; &amp; [.A606] &amp; &quot;&quot;&quot;, &quot;&quot;&quot; &amp; LOWER([.C606]) &amp; &quot;&quot;&quot;, &quot;&quot;&quot; &amp; [.C606] &amp; &quot;&quot;&quot;, &quot;&quot;&quot; &amp; [.$E$241] &amp; &quot;&quot;&quot;,&quot; &amp; [.$D$2]" office:value-type="string" office:string-value="insert into mpepu_mp015cardiovasculardisorder (display_index, short_name, name,   version, created, modified, user_created, user_modified, hostname_created, hostname_modified) values (&quot;999&quot;, &quot;other cardiovascular malformation, specify&quot;, &quot;Other cardiovascular malformation, specify&quot;, &quot;&quot;, now(), now(), 'cabel', 'cabel', '', '');&#10;GO">
            <text:p>insert into mpepu_mp015cardiovasculardisorder (display_index, short_name, name, <text:s text:c="2"/>version, created, modified, user_created, user_modified, hostname_created, hostname_modified) values ("999", "other cardiovascular malformation, specify", "Other cardiovascular malformation, specify",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mp015respiratorydefect</text:p>
          </table:table-cell>
          <table:table-cell table:number-columns-repeated="2"/>
          <table:table-cell table:formula="of:=&quot;drop table &quot; &amp; [.$D$3] &amp;&quot;_&quot; &amp; LOWER([.F609]) &amp;&quot;;&quot;" office:value-type="string" office:string-value="drop table mpepu_mp015respiratorydefect;">
            <text:p>drop table mpepu_mp015respiratorydefect;</text:p>
          </table:table-cell>
          <table:table-cell table:number-columns-repeated="1015"/>
        </table:table-row>
        <table:table-row table:style-name="ro2">
          <table:table-cell office:value-type="float" office:value="10">
            <text:p>10</text:p>
          </table:table-cell>
          <table:table-cell office:value-type="string">
            <text:p>none</text:p>
          </table:table-cell>
          <table:table-cell office:value-type="string">
            <text:p>None </text:p>
          </table:table-cell>
          <table:table-cell table:style-name="ce7" office:value-type="string">
            <text:p>mp015respiratorydefect</text:p>
          </table:table-cell>
          <table:table-cell table:formula="of:=&quot;insert into mpepu_&quot; &amp;LOWER( [.D610]) &amp; &quot; (display_index, short_name, name,  &quot; &amp; [.$D$1] &amp; &quot;) values (&quot;&quot;&quot; &amp; [.A610] &amp; &quot;&quot;&quot;, &quot;&quot;&quot; &amp; LOWER([.C610]) &amp; &quot;&quot;&quot;, &quot;&quot;&quot; &amp; [.C610] &amp; &quot;&quot;&quot;, &quot;&quot;&quot; &amp; [.$E$241] &amp; &quot;&quot;&quot;,&quot; &amp; [.$D$2]" office:value-type="string" office:string-value="insert into mpepu_mp015respiratorydefect (display_index, short_name, name,   version, created, modified, user_created, user_modified, hostname_created, hostname_modified) values (&quot;10&quot;, &quot;none &quot;, &quot;None &quot;, &quot;&quot;, now(), now(), 'cabel', 'cabel', '', '');&#10;GO">
            <text:p>insert into mpepu_mp015respiratorydefect (display_index, short_name, name, <text:s text:c="2"/>version, created, modified, user_created, user_modified, hostname_created, hostname_modified) values ("10", "none ", "None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choanal_atresia</text:p>
          </table:table-cell>
          <table:table-cell table:style-name="ce4" office:value-type="string">
            <text:p>Choanal atresia</text:p>
          </table:table-cell>
          <table:table-cell table:style-name="ce7" office:value-type="string">
            <text:p>mp015respiratorydefect</text:p>
          </table:table-cell>
          <table:table-cell table:formula="of:=&quot;insert into mpepu_&quot; &amp;LOWER( [.D611]) &amp; &quot; (display_index, short_name, name,  &quot; &amp; [.$D$1] &amp; &quot;) values (&quot;&quot;&quot; &amp; [.A611] &amp; &quot;&quot;&quot;, &quot;&quot;&quot; &amp; LOWER([.C611]) &amp; &quot;&quot;&quot;, &quot;&quot;&quot; &amp; [.C611] &amp; &quot;&quot;&quot;, &quot;&quot;&quot; &amp; [.$E$241] &amp; &quot;&quot;&quot;,&quot; &amp; [.$D$2]" office:value-type="string" office:string-value="insert into mpepu_mp015respiratorydefect (display_index, short_name, name,   version, created, modified, user_created, user_modified, hostname_created, hostname_modified) values (&quot;20&quot;, &quot;choanal atresia&quot;, &quot;Choanal atresia&quot;, &quot;&quot;, now(), now(), 'cabel', 'cabel', '', '');&#10;GO">
            <text:p>insert into mpepu_mp015respiratorydefect (display_index, short_name, name, <text:s text:c="2"/>version, created, modified, user_created, user_modified, hostname_created, hostname_modified) values ("20", "choanal atresia", "Choanal atresia", "", now(), now(), 'cabel', 'cabel', '', '');<text:line-break/>GO</text:p>
          </table:table-cell>
          <table:table-cell table:number-columns-repeated="1019"/>
        </table:table-row>
        <table:table-row table:style-name="ro6">
          <table:table-cell office:value-type="float" office:value="30">
            <text:p>30</text:p>
          </table:table-cell>
          <table:table-cell table:style-name="ce4" office:value-type="string">
            <text:p>agenesis</text:p>
          </table:table-cell>
          <table:table-cell table:style-name="ce4" office:value-type="string">
            <text:p>Agenesis or underdevelopment of nose</text:p>
          </table:table-cell>
          <table:table-cell table:style-name="ce7" office:value-type="string">
            <text:p>mp015respiratorydefect</text:p>
          </table:table-cell>
          <table:table-cell table:formula="of:=&quot;insert into mpepu_&quot; &amp;LOWER( [.D612]) &amp; &quot; (display_index, short_name, name,  &quot; &amp; [.$D$1] &amp; &quot;) values (&quot;&quot;&quot; &amp; [.A612] &amp; &quot;&quot;&quot;, &quot;&quot;&quot; &amp; LOWER([.C612]) &amp; &quot;&quot;&quot;, &quot;&quot;&quot; &amp; [.C612] &amp; &quot;&quot;&quot;, &quot;&quot;&quot; &amp; [.$E$241] &amp; &quot;&quot;&quot;,&quot; &amp; [.$D$2]" office:value-type="string" office:string-value="insert into mpepu_mp015respiratorydefect (display_index, short_name, name,   version, created, modified, user_created, user_modified, hostname_created, hostname_modified) values (&quot;30&quot;, &quot;agenesis or underdevelopment of nose&quot;, &quot;Agenesis or underdevelopment of nose&quot;, &quot;&quot;, now(), now(), 'cabel', 'cabel', '', '');&#10;GO">
            <text:p>insert into mpepu_mp015respiratorydefect (display_index, short_name, name, <text:s text:c="2"/>version, created, modified, user_created, user_modified, hostname_created, hostname_modified) values ("30", "agenesis or underdevelopment of nose", "Agenesis or underdevelopment of nose", "", now(), now(), 'cabel', 'cabel', '', '');<text:line-break/>GO</text:p>
          </table:table-cell>
          <table:table-cell table:number-columns-repeated="1019"/>
        </table:table-row>
        <table:table-row table:style-name="ro2">
          <table:table-cell office:value-type="float" office:value="40">
            <text:p>40</text:p>
          </table:table-cell>
          <table:table-cell table:style-name="ce4" office:value-type="string">
            <text:p>nasal_cleft</text:p>
          </table:table-cell>
          <table:table-cell table:style-name="ce4" office:value-type="string">
            <text:p>Nasal cleft</text:p>
          </table:table-cell>
          <table:table-cell table:style-name="ce7" office:value-type="string">
            <text:p>mp015respiratorydefect</text:p>
          </table:table-cell>
          <table:table-cell table:formula="of:=&quot;insert into mpepu_&quot; &amp;LOWER( [.D613]) &amp; &quot; (display_index, short_name, name,  &quot; &amp; [.$D$1] &amp; &quot;) values (&quot;&quot;&quot; &amp; [.A613] &amp; &quot;&quot;&quot;, &quot;&quot;&quot; &amp; LOWER([.C613]) &amp; &quot;&quot;&quot;, &quot;&quot;&quot; &amp; [.C613] &amp; &quot;&quot;&quot;, &quot;&quot;&quot; &amp; [.$E$241] &amp; &quot;&quot;&quot;,&quot; &amp; [.$D$2]" office:value-type="string" office:string-value="insert into mpepu_mp015respiratorydefect (display_index, short_name, name,   version, created, modified, user_created, user_modified, hostname_created, hostname_modified) values (&quot;40&quot;, &quot;nasal cleft&quot;, &quot;Nasal cleft&quot;, &quot;&quot;, now(), now(), 'cabel', 'cabel', '', '');&#10;GO">
            <text:p>insert into mpepu_mp015respiratorydefect (display_index, short_name, name, <text:s text:c="2"/>version, created, modified, user_created, user_modified, hostname_created, hostname_modified) values ("40", "nasal cleft", "Nasal cleft", "", now(), now(), 'cabel', 'cabel', '', '');<text:line-break/>GO</text:p>
          </table:table-cell>
          <table:table-cell table:number-columns-repeated="1019"/>
        </table:table-row>
        <table:table-row table:style-name="ro2">
          <table:table-cell office:value-type="float" office:value="50">
            <text:p>50</text:p>
          </table:table-cell>
          <table:table-cell table:style-name="ce4" office:value-type="string">
            <text:p>single_nostril_ proboscis </text:p>
          </table:table-cell>
          <table:table-cell table:style-name="ce4" office:value-type="string">
            <text:p>Single nostril, proboscis </text:p>
          </table:table-cell>
          <table:table-cell table:style-name="ce7" office:value-type="string">
            <text:p>mp015respiratorydefect</text:p>
          </table:table-cell>
          <table:table-cell table:formula="of:=&quot;insert into mpepu_&quot; &amp;LOWER( [.D614]) &amp; &quot; (display_index, short_name, name,  &quot; &amp; [.$D$1] &amp; &quot;) values (&quot;&quot;&quot; &amp; [.A614] &amp; &quot;&quot;&quot;, &quot;&quot;&quot; &amp; LOWER([.C614]) &amp; &quot;&quot;&quot;, &quot;&quot;&quot; &amp; [.C614] &amp; &quot;&quot;&quot;, &quot;&quot;&quot; &amp; [.$E$241] &amp; &quot;&quot;&quot;,&quot; &amp; [.$D$2]" office:value-type="string" office:string-value="insert into mpepu_mp015respiratorydefect (display_index, short_name, name,   version, created, modified, user_created, user_modified, hostname_created, hostname_modified) values (&quot;50&quot;, &quot;single nostril, proboscis &quot;, &quot;Single nostril, proboscis &quot;, &quot;&quot;, now(), now(), 'cabel', 'cabel', '', '');&#10;GO">
            <text:p>insert into mpepu_mp015respiratorydefect (display_index, short_name, name, <text:s text:c="2"/>version, created, modified, user_created, user_modified, hostname_created, hostname_modified) values ("50", "single nostril, proboscis ", "Single nostril, proboscis ", "", now(), now(), 'cabel', 'cabel', '', '');<text:line-break/>GO</text:p>
          </table:table-cell>
          <table:table-cell table:number-columns-repeated="1019"/>
        </table:table-row>
        <table:table-row table:style-name="ro6">
          <table:table-cell office:value-type="float" office:value="60">
            <text:p>60</text:p>
          </table:table-cell>
          <table:table-cell table:style-name="ce4" office:value-type="string">
            <text:p>laryngeal_web</text:p>
          </table:table-cell>
          <table:table-cell table:style-name="ce4" office:value-type="string">
            <text:p>Laryngeal web. glottic or subglottic</text:p>
          </table:table-cell>
          <table:table-cell table:style-name="ce7" office:value-type="string">
            <text:p>mp015respiratorydefect</text:p>
          </table:table-cell>
          <table:table-cell table:formula="of:=&quot;insert into mpepu_&quot; &amp;LOWER( [.D615]) &amp; &quot; (display_index, short_name, name,  &quot; &amp; [.$D$1] &amp; &quot;) values (&quot;&quot;&quot; &amp; [.A615] &amp; &quot;&quot;&quot;, &quot;&quot;&quot; &amp; LOWER([.C615]) &amp; &quot;&quot;&quot;, &quot;&quot;&quot; &amp; [.C615] &amp; &quot;&quot;&quot;, &quot;&quot;&quot; &amp; [.$E$241] &amp; &quot;&quot;&quot;,&quot; &amp; [.$D$2]" office:value-type="string" office:string-value="insert into mpepu_mp015respiratorydefect (display_index, short_name, name,   version, created, modified, user_created, user_modified, hostname_created, hostname_modified) values (&quot;60&quot;, &quot;laryngeal web. glottic or subglottic&quot;, &quot;Laryngeal web. glottic or subglottic&quot;, &quot;&quot;, now(), now(), 'cabel', 'cabel', '', '');&#10;GO">
            <text:p>insert into mpepu_mp015respiratorydefect (display_index, short_name, name, <text:s text:c="2"/>version, created, modified, user_created, user_modified, hostname_created, hostname_modified) values ("60", "laryngeal web. glottic or subglottic", "Laryngeal web. glottic or subglottic", "", now(), now(), 'cabel', 'cabel', '', '');<text:line-break/>GO</text:p>
          </table:table-cell>
          <table:table-cell table:number-columns-repeated="1019"/>
        </table:table-row>
        <table:table-row table:style-name="ro2">
          <table:table-cell office:value-type="float" office:value="70">
            <text:p>70</text:p>
          </table:table-cell>
          <table:table-cell table:style-name="ce4" office:value-type="string">
            <text:p>laryngeal_stenosis</text:p>
          </table:table-cell>
          <table:table-cell table:style-name="ce4" office:value-type="string">
            <text:p>Congenital laryngeal stenosis</text:p>
          </table:table-cell>
          <table:table-cell table:style-name="ce7" office:value-type="string">
            <text:p>mp015respiratorydefect</text:p>
          </table:table-cell>
          <table:table-cell table:formula="of:=&quot;insert into mpepu_&quot; &amp;LOWER( [.D616]) &amp; &quot; (display_index, short_name, name,  &quot; &amp; [.$D$1] &amp; &quot;) values (&quot;&quot;&quot; &amp; [.A616] &amp; &quot;&quot;&quot;, &quot;&quot;&quot; &amp; LOWER([.C616]) &amp; &quot;&quot;&quot;, &quot;&quot;&quot; &amp; [.C616] &amp; &quot;&quot;&quot;, &quot;&quot;&quot; &amp; [.$E$241] &amp; &quot;&quot;&quot;,&quot; &amp; [.$D$2]" office:value-type="string" office:string-value="insert into mpepu_mp015respiratorydefect (display_index, short_name, name,   version, created, modified, user_created, user_modified, hostname_created, hostname_modified) values (&quot;70&quot;, &quot;congenital laryngeal stenosis&quot;, &quot;Congenital laryngeal stenosis&quot;, &quot;&quot;, now(), now(), 'cabel', 'cabel', '', '');&#10;GO">
            <text:p>insert into mpepu_mp015respiratorydefect (display_index, short_name, name, <text:s text:c="2"/>version, created, modified, user_created, user_modified, hostname_created, hostname_modified) values ("70", "congenital laryngeal stenosis", "Congenital laryngeal stenosis", "", now(), now(), 'cabel', 'cabel', '', '');<text:line-break/>GO</text:p>
          </table:table-cell>
          <table:table-cell table:number-columns-repeated="1019"/>
        </table:table-row>
        <table:table-row table:style-name="ro3">
          <table:table-cell office:value-type="float" office:value="80">
            <text:p>80</text:p>
          </table:table-cell>
          <table:table-cell/>
          <table:table-cell table:style-name="ce4" office:value-type="string">
            <text:p>Other laryngeal, tracheal or bronchial anomalies</text:p>
          </table:table-cell>
          <table:table-cell table:style-name="ce7" office:value-type="string">
            <text:p>mp015respiratorydefect</text:p>
          </table:table-cell>
          <table:table-cell table:formula="of:=&quot;insert into mpepu_&quot; &amp;LOWER( [.D617]) &amp; &quot; (display_index, short_name, name,  &quot; &amp; [.$D$1] &amp; &quot;) values (&quot;&quot;&quot; &amp; [.A617] &amp; &quot;&quot;&quot;, &quot;&quot;&quot; &amp; LOWER([.C617]) &amp; &quot;&quot;&quot;, &quot;&quot;&quot; &amp; [.C617] &amp; &quot;&quot;&quot;, &quot;&quot;&quot; &amp; [.$E$241] &amp; &quot;&quot;&quot;,&quot; &amp; [.$D$2]" office:value-type="string" office:string-value="insert into mpepu_mp015respiratorydefect (display_index, short_name, name,   version, created, modified, user_created, user_modified, hostname_created, hostname_modified) values (&quot;80&quot;, &quot;other laryngeal, tracheal or bronchial anomalies&quot;, &quot;Other laryngeal, tracheal or bronchial anomalies&quot;, &quot;&quot;, now(), now(), 'cabel', 'cabel', '', '');&#10;GO">
            <text:p>insert into mpepu_mp015respiratorydefect (display_index, short_name, name, <text:s text:c="2"/>version, created, modified, user_created, user_modified, hostname_created, hostname_modified) values ("80", "other laryngeal, tracheal or bronchial anomalies", "Other laryngeal, tracheal or bronchial anomalies", "", now(), now(), 'cabel', 'cabel', '', '');<text:line-break/>GO</text:p>
          </table:table-cell>
          <table:table-cell table:number-columns-repeated="1019"/>
        </table:table-row>
        <table:table-row table:style-name="ro2">
          <table:table-cell office:value-type="float" office:value="90">
            <text:p>90</text:p>
          </table:table-cell>
          <table:table-cell office:value-type="string">
            <text:p>lung_cyst</text:p>
          </table:table-cell>
          <table:table-cell table:style-name="ce4" office:value-type="string">
            <text:p>Single lung cyst </text:p>
          </table:table-cell>
          <table:table-cell table:style-name="ce7" office:value-type="string">
            <text:p>mp015respiratorydefect</text:p>
          </table:table-cell>
          <table:table-cell table:formula="of:=&quot;insert into mpepu_&quot; &amp;LOWER( [.D618]) &amp; &quot; (display_index, short_name, name,  &quot; &amp; [.$D$1] &amp; &quot;) values (&quot;&quot;&quot; &amp; [.A618] &amp; &quot;&quot;&quot;, &quot;&quot;&quot; &amp; LOWER([.C618]) &amp; &quot;&quot;&quot;, &quot;&quot;&quot; &amp; [.C618] &amp; &quot;&quot;&quot;, &quot;&quot;&quot; &amp; [.$E$241] &amp; &quot;&quot;&quot;,&quot; &amp; [.$D$2]" office:value-type="string" office:string-value="insert into mpepu_mp015respiratorydefect (display_index, short_name, name,   version, created, modified, user_created, user_modified, hostname_created, hostname_modified) values (&quot;90&quot;, &quot;single lung cyst &quot;, &quot;Single lung cyst &quot;, &quot;&quot;, now(), now(), 'cabel', 'cabel', '', '');&#10;GO">
            <text:p>insert into mpepu_mp015respiratorydefect (display_index, short_name, name, <text:s text:c="2"/>version, created, modified, user_created, user_modified, hostname_created, hostname_modified) values ("90", "single lung cyst ", "Single lung cyst ", "", now(), now(), 'cabel', 'cabel', '', '');<text:line-break/>GO</text:p>
          </table:table-cell>
          <table:table-cell table:number-columns-repeated="1019"/>
        </table:table-row>
        <table:table-row table:style-name="ro2">
          <table:table-cell office:value-type="float" office:value="100">
            <text:p>100</text:p>
          </table:table-cell>
          <table:table-cell office:value-type="string">
            <text:p>polycystic_lung</text:p>
          </table:table-cell>
          <table:table-cell table:style-name="ce4" office:value-type="string">
            <text:p>Polycystic lung </text:p>
          </table:table-cell>
          <table:table-cell table:style-name="ce7" office:value-type="string">
            <text:p>mp015respiratorydefect</text:p>
          </table:table-cell>
          <table:table-cell table:formula="of:=&quot;insert into mpepu_&quot; &amp;LOWER( [.D619]) &amp; &quot; (display_index, short_name, name,  &quot; &amp; [.$D$1] &amp; &quot;) values (&quot;&quot;&quot; &amp; [.A619] &amp; &quot;&quot;&quot;, &quot;&quot;&quot; &amp; LOWER([.C619]) &amp; &quot;&quot;&quot;, &quot;&quot;&quot; &amp; [.C619] &amp; &quot;&quot;&quot;, &quot;&quot;&quot; &amp; [.$E$241] &amp; &quot;&quot;&quot;,&quot; &amp; [.$D$2]" office:value-type="string" office:string-value="insert into mpepu_mp015respiratorydefect (display_index, short_name, name,   version, created, modified, user_created, user_modified, hostname_created, hostname_modified) values (&quot;100&quot;, &quot;polycystic lung &quot;, &quot;Polycystic lung &quot;, &quot;&quot;, now(), now(), 'cabel', 'cabel', '', '');&#10;GO">
            <text:p>insert into mpepu_mp015respiratorydefect (display_index, short_name, name, <text:s text:c="2"/>version, created, modified, user_created, user_modified, hostname_created, hostname_modified) values ("100", "polycystic lung ", "Polycystic lung ", "", now(), now(), 'cabel', 'cabel', '', '');<text:line-break/>GO</text:p>
          </table:table-cell>
          <table:table-cell table:number-columns-repeated="1019"/>
        </table:table-row>
        <table:table-row table:style-name="ro3">
          <table:table-cell office:value-type="float" office:value="999">
            <text:p>999</text:p>
          </table:table-cell>
          <table:table-cell office:value-type="string">
            <text:p>other_nasal</text:p>
          </table:table-cell>
          <table:table-cell table:style-name="ce4" office:value-type="string">
            <text:p>Other nasal or sinus abnormality, specify</text:p>
          </table:table-cell>
          <table:table-cell table:style-name="ce7" office:value-type="string">
            <text:p>mp015respiratorydefect</text:p>
          </table:table-cell>
          <table:table-cell table:formula="of:=&quot;insert into mpepu_&quot; &amp;LOWER( [.D620]) &amp; &quot; (display_index, short_name, name,  &quot; &amp; [.$D$1] &amp; &quot;) values (&quot;&quot;&quot; &amp; [.A620] &amp; &quot;&quot;&quot;, &quot;&quot;&quot; &amp; LOWER([.C620]) &amp; &quot;&quot;&quot;, &quot;&quot;&quot; &amp; [.C620] &amp; &quot;&quot;&quot;, &quot;&quot;&quot; &amp; [.$E$241] &amp; &quot;&quot;&quot;,&quot; &amp; [.$D$2]" office:value-type="string" office:string-value="insert into mpepu_mp015respiratorydefect (display_index, short_name, name,   version, created, modified, user_created, user_modified, hostname_created, hostname_modified) values (&quot;999&quot;, &quot;other nasal or sinus abnormality, specify&quot;, &quot;Other nasal or sinus abnormality, specify&quot;, &quot;&quot;, now(), now(), 'cabel', 'cabel', '', '');&#10;GO">
            <text:p>insert into mpepu_mp015respiratorydefect (display_index, short_name, name, <text:s text:c="2"/>version, created, modified, user_created, user_modified, hostname_created, hostname_modified) values ("999", "other nasal or sinus abnormality, specify", "Other nasal or sinus abnormality, specify", "", now(), now(), 'cabel', 'cabel', '', '');<text:line-break/>GO</text:p>
          </table:table-cell>
          <table:table-cell table:number-columns-repeated="1019"/>
        </table:table-row>
        <table:table-row table:style-name="ro2">
          <table:table-cell office:value-type="float" office:value="9999">
            <text:p>9999</text:p>
          </table:table-cell>
          <table:table-cell office:value-type="string">
            <text:p>other_resp</text:p>
          </table:table-cell>
          <table:table-cell table:style-name="ce4" office:value-type="string">
            <text:p>Other respiratory anomaly, specify </text:p>
          </table:table-cell>
          <table:table-cell table:style-name="ce7" office:value-type="string">
            <text:p>mp015respiratorydefect</text:p>
          </table:table-cell>
          <table:table-cell table:formula="of:=&quot;insert into mpepu_&quot; &amp;LOWER( [.D621]) &amp; &quot; (display_index, short_name, name,  &quot; &amp; [.$D$1] &amp; &quot;) values (&quot;&quot;&quot; &amp; [.A621] &amp; &quot;&quot;&quot;, &quot;&quot;&quot; &amp; LOWER([.C621]) &amp; &quot;&quot;&quot;, &quot;&quot;&quot; &amp; [.C621] &amp; &quot;&quot;&quot;, &quot;&quot;&quot; &amp; [.$E$241] &amp; &quot;&quot;&quot;,&quot; &amp; [.$D$2]" office:value-type="string" office:string-value="insert into mpepu_mp015respiratorydefect (display_index, short_name, name,   version, created, modified, user_created, user_modified, hostname_created, hostname_modified) values (&quot;9999&quot;, &quot;other respiratory anomaly, specify &quot;, &quot;Other respiratory anomaly, specify &quot;, &quot;&quot;, now(), now(), 'cabel', 'cabel', '', '');&#10;GO">
            <text:p>insert into mpepu_mp015respiratorydefect (display_index, short_name, name, <text:s text:c="2"/>version, created, modified, user_created, user_modified, hostname_created, hostname_modified) values ("9999", "other respiratory anomaly, specify ", "Other respiratory anomaly, specify ",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mp015respiratorydefect</text:p>
          </table:table-cell>
          <table:table-cell table:number-columns-repeated="2"/>
          <table:table-cell table:formula="of:=&quot;drop table &quot; &amp; [.$D$3] &amp;&quot;_&quot; &amp; LOWER([.F624]) &amp;&quot;;&quot;" office:value-type="string" office:string-value="drop table mpepu_mp015respiratorydefect;">
            <text:p>drop table mpepu_mp015respiratorydefect;</text:p>
          </table:table-cell>
          <table:table-cell table:number-columns-repeated="1015"/>
        </table:table-row>
        <table:table-row table:style-name="ro2">
          <table:table-cell/>
          <table:table-cell/>
          <table:table-cell office:value-type="string">
            <text:p>None </text:p>
          </table:table-cell>
          <table:table-cell table:style-name="ce7" office:value-type="string">
            <text:p>mp015lowergastrointestinal</text:p>
          </table:table-cell>
          <table:table-cell table:formula="of:=&quot;insert into mpepu_&quot; &amp;LOWER( [.D625]) &amp; &quot; (display_index, short_name, name,  &quot; &amp; [.$D$1] &amp; &quot;) values (&quot;&quot;&quot; &amp; [.A625] &amp; &quot;&quot;&quot;, &quot;&quot;&quot; &amp; LOWER([.C625]) &amp; &quot;&quot;&quot;, &quot;&quot;&quot; &amp; [.C625] &amp; &quot;&quot;&quot;, &quot;&quot;&quot; &amp; [.$E$241] &amp; &quot;&quot;&quot;,&quot; &amp; [.$D$2]" office:value-type="string" office:string-value="insert into mpepu_mp015lowergastrointestinal (display_index, short_name, name,   version, created, modified, user_created, user_modified, hostname_created, hostname_modified) values (&quot;&quot;, &quot;none &quot;, &quot;None &quot;, &quot;&quot;, now(), now(), 'cabel', 'cabel', '', '');&#10;GO">
            <text:p>insert into mpepu_mp015lowergastrointestinal (display_index, short_name, name, <text:s text:c="2"/>version, created, modified, user_created, user_modified, hostname_created, hostname_modified) values ("", "none ", "None ", "", now(), now(), 'cabel', 'cabel', '', '');<text:line-break/>GO</text:p>
          </table:table-cell>
          <table:table-cell table:number-columns-repeated="1019"/>
        </table:table-row>
        <table:table-row table:style-name="ro6">
          <table:table-cell office:value-type="float" office:value="10">
            <text:p>10</text:p>
          </table:table-cell>
          <table:table-cell table:style-name="ce4" office:value-type="string">
            <text:p>duodenal</text:p>
          </table:table-cell>
          <table:table-cell table:style-name="ce4" office:value-type="string">
            <text:p>Duodenal atresia, stenosis, or absence </text:p>
          </table:table-cell>
          <table:table-cell table:style-name="ce7" office:value-type="string">
            <text:p>mp015lowergastrointestinal</text:p>
          </table:table-cell>
          <table:table-cell table:formula="of:=&quot;insert into mpepu_&quot; &amp;LOWER( [.D626]) &amp; &quot; (display_index, short_name, name,  &quot; &amp; [.$D$1] &amp; &quot;) values (&quot;&quot;&quot; &amp; [.A626] &amp; &quot;&quot;&quot;, &quot;&quot;&quot; &amp; LOWER([.C626]) &amp; &quot;&quot;&quot;, &quot;&quot;&quot; &amp; [.C626] &amp; &quot;&quot;&quot;, &quot;&quot;&quot; &amp; [.$E$241] &amp; &quot;&quot;&quot;,&quot; &amp; [.$D$2]" office:value-type="string" office:string-value="insert into mpepu_mp015lowergastrointestinal (display_index, short_name, name,   version, created, modified, user_created, user_modified, hostname_created, hostname_modified) values (&quot;10&quot;, &quot;duodenal atresia, stenosis, or absence &quot;, &quot;Duodenal atresia, stenosis, or absence &quot;, &quot;&quot;, now(), now(), 'cabel', 'cabel', '', '');&#10;GO">
            <text:p>insert into mpepu_mp015lowergastrointestinal (display_index, short_name, name, <text:s text:c="2"/>version, created, modified, user_created, user_modified, hostname_created, hostname_modified) values ("10", "duodenal atresia, stenosis, or absence ", "Duodenal atresia, stenosis, or absence ", "", now(), now(), 'cabel', 'cabel', '', '');<text:line-break/>GO</text:p>
          </table:table-cell>
          <table:table-cell table:number-columns-repeated="1019"/>
        </table:table-row>
        <table:table-row table:style-name="ro6">
          <table:table-cell office:value-type="float" office:value="20">
            <text:p>20</text:p>
          </table:table-cell>
          <table:table-cell table:style-name="ce4" office:value-type="string">
            <text:p>jejunal </text:p>
          </table:table-cell>
          <table:table-cell table:style-name="ce4" office:value-type="string">
            <text:p>Jejunal atresis, stenosis, or absence </text:p>
          </table:table-cell>
          <table:table-cell table:style-name="ce7" office:value-type="string">
            <text:p>mp015lowergastrointestinal</text:p>
          </table:table-cell>
          <table:table-cell table:formula="of:=&quot;insert into mpepu_&quot; &amp;LOWER( [.D627]) &amp; &quot; (display_index, short_name, name,  &quot; &amp; [.$D$1] &amp; &quot;) values (&quot;&quot;&quot; &amp; [.A627] &amp; &quot;&quot;&quot;, &quot;&quot;&quot; &amp; LOWER([.C627]) &amp; &quot;&quot;&quot;, &quot;&quot;&quot; &amp; [.C627] &amp; &quot;&quot;&quot;, &quot;&quot;&quot; &amp; [.$E$241] &amp; &quot;&quot;&quot;,&quot; &amp; [.$D$2]" office:value-type="string" office:string-value="insert into mpepu_mp015lowergastrointestinal (display_index, short_name, name,   version, created, modified, user_created, user_modified, hostname_created, hostname_modified) values (&quot;20&quot;, &quot;jejunal atresis, stenosis, or absence &quot;, &quot;Jejunal atresis, stenosis, or absence &quot;, &quot;&quot;, now(), now(), 'cabel', 'cabel', '', '');&#10;GO">
            <text:p>insert into mpepu_mp015lowergastrointestinal (display_index, short_name, name, <text:s text:c="2"/>version, created, modified, user_created, user_modified, hostname_created, hostname_modified) values ("20", "jejunal atresis, stenosis, or absence ", "Jejunal atresis, stenosis, or absence ", "", now(), now(), 'cabel', 'cabel', '', '');<text:line-break/>GO</text:p>
          </table:table-cell>
          <table:table-cell table:number-columns-repeated="1019"/>
        </table:table-row>
        <table:table-row table:style-name="ro6">
          <table:table-cell office:value-type="float" office:value="30">
            <text:p>30</text:p>
          </table:table-cell>
          <table:table-cell table:style-name="ce4" office:value-type="string">
            <text:p>ileal </text:p>
          </table:table-cell>
          <table:table-cell table:style-name="ce4" office:value-type="string">
            <text:p>Ileal atresia, stenosis, or absence </text:p>
          </table:table-cell>
          <table:table-cell table:style-name="ce7" office:value-type="string">
            <text:p>mp015lowergastrointestinal</text:p>
          </table:table-cell>
          <table:table-cell table:formula="of:=&quot;insert into mpepu_&quot; &amp;LOWER( [.D628]) &amp; &quot; (display_index, short_name, name,  &quot; &amp; [.$D$1] &amp; &quot;) values (&quot;&quot;&quot; &amp; [.A628] &amp; &quot;&quot;&quot;, &quot;&quot;&quot; &amp; LOWER([.C628]) &amp; &quot;&quot;&quot;, &quot;&quot;&quot; &amp; [.C628] &amp; &quot;&quot;&quot;, &quot;&quot;&quot; &amp; [.$E$241] &amp; &quot;&quot;&quot;,&quot; &amp; [.$D$2]" office:value-type="string" office:string-value="insert into mpepu_mp015lowergastrointestinal (display_index, short_name, name,   version, created, modified, user_created, user_modified, hostname_created, hostname_modified) values (&quot;30&quot;, &quot;ileal atresia, stenosis, or absence &quot;, &quot;Ileal atresia, stenosis, or absence &quot;, &quot;&quot;, now(), now(), 'cabel', 'cabel', '', '');&#10;GO">
            <text:p>insert into mpepu_mp015lowergastrointestinal (display_index, short_name, name, <text:s text:c="2"/>version, created, modified, user_created, user_modified, hostname_created, hostname_modified) values ("30", "ileal atresia, stenosis, or absence ", "Ileal atresia, stenosis, or absence ", "", now(), now(), 'cabel', 'cabel', '', '');<text:line-break/>GO</text:p>
          </table:table-cell>
          <table:table-cell table:number-columns-repeated="1019"/>
        </table:table-row>
        <table:table-row table:style-name="ro3">
          <table:table-cell office:value-type="float" office:value="40">
            <text:p>40</text:p>
          </table:table-cell>
          <table:table-cell office:value-type="string">
            <text:p>large_intest_rect_anus</text:p>
          </table:table-cell>
          <table:table-cell table:style-name="ce4" office:value-type="string">
            <text:p>Atresia, stenosis, or absence of large intestine, rectum, or anus</text:p>
          </table:table-cell>
          <table:table-cell table:style-name="ce7" office:value-type="string">
            <text:p>mp015lowergastrointestinal</text:p>
          </table:table-cell>
          <table:table-cell table:formula="of:=&quot;insert into mpepu_&quot; &amp;LOWER( [.D629]) &amp; &quot; (display_index, short_name, name,  &quot; &amp; [.$D$1] &amp; &quot;) values (&quot;&quot;&quot; &amp; [.A629] &amp; &quot;&quot;&quot;, &quot;&quot;&quot; &amp; LOWER([.C629]) &amp; &quot;&quot;&quot;, &quot;&quot;&quot; &amp; [.C629] &amp; &quot;&quot;&quot;, &quot;&quot;&quot; &amp; [.$E$241] &amp; &quot;&quot;&quot;,&quot; &amp; [.$D$2]" office:value-type="string" office:string-value="insert into mpepu_mp015lowergastrointestinal (display_index, short_name, name,   version, created, modified, user_created, user_modified, hostname_created, hostname_modified) values (&quot;40&quot;, &quot;atresia, stenosis, or absence of large intestine, rectum, or anus&quot;, &quot;Atresia, stenosis, or absence of large intestine, rectum, or anus&quot;, &quot;&quot;, now(), now(), 'cabel', 'cabel', '', '');&#10;GO">
            <text:p>insert into mpepu_mp015lowergastrointestinal (display_index, short_name, name, <text:s text:c="2"/>version, created, modified, user_created, user_modified, hostname_created, hostname_modified) values ("40", "atresia, stenosis, or absence of large intestine, rectum, or anus", "Atresia, stenosis, or absence of large intestine, rectum, or anus", "", now(), now(), 'cabel', 'cabel', '', '');<text:line-break/>GO</text:p>
          </table:table-cell>
          <table:table-cell table:number-columns-repeated="1019"/>
        </table:table-row>
        <table:table-row table:style-name="ro2">
          <table:table-cell office:value-type="float" office:value="50">
            <text:p>50</text:p>
          </table:table-cell>
          <table:table-cell/>
          <table:table-cell table:style-name="ce4" office:value-type="string">
            <text:p>Hirschsprung's</text:p>
          </table:table-cell>
          <table:table-cell table:style-name="ce7" office:value-type="string">
            <text:p>mp015lowergastrointestinal</text:p>
          </table:table-cell>
          <table:table-cell table:formula="of:=&quot;insert into mpepu_&quot; &amp;LOWER( [.D630]) &amp; &quot; (display_index, short_name, name,  &quot; &amp; [.$D$1] &amp; &quot;) values (&quot;&quot;&quot; &amp; [.A630] &amp; &quot;&quot;&quot;, &quot;&quot;&quot; &amp; LOWER([.C630]) &amp; &quot;&quot;&quot;, &quot;&quot;&quot; &amp; [.C630] &amp; &quot;&quot;&quot;, &quot;&quot;&quot; &amp; [.$E$241] &amp; &quot;&quot;&quot;,&quot; &amp; [.$D$2]" office:value-type="string" office:string-value="insert into mpepu_mp015lowergastrointestinal (display_index, short_name, name,   version, created, modified, user_created, user_modified, hostname_created, hostname_modified) values (&quot;50&quot;, &quot;hirschsprung's&quot;, &quot;Hirschsprung's&quot;, &quot;&quot;, now(), now(), 'cabel', 'cabel', '', '');&#10;GO">
            <text:p>insert into mpepu_mp015lowergastrointestinal (display_index, short_name, name, <text:s text:c="2"/>version, created, modified, user_created, user_modified, hostname_created, hostname_modified) values ("50", "hirschsprung's", "Hirschsprung's", "", now(), now(), 'cabel', 'cabel', '', '');<text:line-break/>GO</text:p>
          </table:table-cell>
          <table:table-cell table:number-columns-repeated="1019"/>
        </table:table-row>
        <table:table-row table:style-name="ro11">
          <table:table-cell office:value-type="float" office:value="60">
            <text:p>60</text:p>
          </table:table-cell>
          <table:table-cell table:style-name="ce4" office:value-type="string">
            <text:p>other_megacolon</text:p>
          </table:table-cell>
          <table:table-cell table:style-name="ce4" office:value-type="string">
            <text:p>Other megacolon </text:p>
          </table:table-cell>
          <table:table-cell table:style-name="ce7" office:value-type="string">
            <text:p>mp015lowergastrointestinal</text:p>
          </table:table-cell>
          <table:table-cell table:formula="of:=&quot;insert into mpepu_&quot; &amp;LOWER( [.D631]) &amp; &quot; (display_index, short_name, name,  &quot; &amp; [.$D$1] &amp; &quot;) values (&quot;&quot;&quot; &amp; [.A631] &amp; &quot;&quot;&quot;, &quot;&quot;&quot; &amp; LOWER([.C631]) &amp; &quot;&quot;&quot;, &quot;&quot;&quot; &amp; [.C631] &amp; &quot;&quot;&quot;, &quot;&quot;&quot; &amp; [.$E$241] &amp; &quot;&quot;&quot;,&quot; &amp; [.$D$2]" office:value-type="string" office:string-value="insert into mpepu_mp015lowergastrointestinal (display_index, short_name, name,   version, created, modified, user_created, user_modified, hostname_created, hostname_modified) values (&quot;60&quot;, &quot;other megacolon &quot;, &quot;Other megacolon &quot;, &quot;&quot;, now(), now(), 'cabel', 'cabel', '', '');&#10;GO">
            <text:p>insert into mpepu_mp015lowergastrointestinal (display_index, short_name, name, <text:s text:c="2"/>version, created, modified, user_created, user_modified, hostname_created, hostname_modified) values ("60", "other megacolon ", "Other megacolon ", "", now(), now(), 'cabel', 'cabel', '', '');<text:line-break/>GO</text:p>
          </table:table-cell>
          <table:table-cell table:number-columns-repeated="1019"/>
        </table:table-row>
        <table:table-row table:style-name="ro6">
          <table:table-cell office:value-type="float" office:value="70">
            <text:p>70</text:p>
          </table:table-cell>
          <table:table-cell office:value-type="string">
            <text:p>liver_pancr_gall_blad_defec</text:p>
          </table:table-cell>
          <table:table-cell table:style-name="ce4" office:value-type="string">
            <text:p>Liver, pancreas, or gall bladder defect, specify</text:p>
          </table:table-cell>
          <table:table-cell table:style-name="ce7" office:value-type="string">
            <text:p>mp015lowergastrointestinal</text:p>
          </table:table-cell>
          <table:table-cell table:formula="of:=&quot;insert into mpepu_&quot; &amp;LOWER( [.D632]) &amp; &quot; (display_index, short_name, name,  &quot; &amp; [.$D$1] &amp; &quot;) values (&quot;&quot;&quot; &amp; [.A632] &amp; &quot;&quot;&quot;, &quot;&quot;&quot; &amp; LOWER([.C632]) &amp; &quot;&quot;&quot;, &quot;&quot;&quot; &amp; [.C632] &amp; &quot;&quot;&quot;, &quot;&quot;&quot; &amp; [.$E$241] &amp; &quot;&quot;&quot;,&quot; &amp; [.$D$2]" office:value-type="string" office:string-value="insert into mpepu_mp015lowergastrointestinal (display_index, short_name, name,   version, created, modified, user_created, user_modified, hostname_created, hostname_modified) values (&quot;70&quot;, &quot;liver, pancreas, or gall bladder defect, specify&quot;, &quot;Liver, pancreas, or gall bladder defect, specify&quot;, &quot;&quot;, now(), now(), 'cabel', 'cabel', '', '');&#10;GO">
            <text:p>insert into mpepu_mp015lowergastrointestinal (display_index, short_name, name, <text:s text:c="2"/>version, created, modified, user_created, user_modified, hostname_created, hostname_modified) values ("70", "liver, pancreas, or gall bladder defect, specify", "Liver, pancreas, or gall bladder defect, specify", "", now(), now(), 'cabel', 'cabel', '', '');<text:line-break/>GO</text:p>
          </table:table-cell>
          <table:table-cell table:number-columns-repeated="1019"/>
        </table:table-row>
        <table:table-row table:style-name="ro2">
          <table:table-cell office:value-type="float" office:value="80">
            <text:p>80</text:p>
          </table:table-cell>
          <table:table-cell table:style-name="ce4" office:value-type="string">
            <text:p>diaphramtic_hernia</text:p>
          </table:table-cell>
          <table:table-cell table:style-name="ce4" office:value-type="string">
            <text:p>Diaphramtic hernia</text:p>
          </table:table-cell>
          <table:table-cell table:style-name="ce7" office:value-type="string">
            <text:p>mp015lowergastrointestinal</text:p>
          </table:table-cell>
          <table:table-cell table:formula="of:=&quot;insert into mpepu_&quot; &amp;LOWER( [.D633]) &amp; &quot; (display_index, short_name, name,  &quot; &amp; [.$D$1] &amp; &quot;) values (&quot;&quot;&quot; &amp; [.A633] &amp; &quot;&quot;&quot;, &quot;&quot;&quot; &amp; LOWER([.C633]) &amp; &quot;&quot;&quot;, &quot;&quot;&quot; &amp; [.C633] &amp; &quot;&quot;&quot;, &quot;&quot;&quot; &amp; [.$E$241] &amp; &quot;&quot;&quot;,&quot; &amp; [.$D$2]" office:value-type="string" office:string-value="insert into mpepu_mp015lowergastrointestinal (display_index, short_name, name,   version, created, modified, user_created, user_modified, hostname_created, hostname_modified) values (&quot;80&quot;, &quot;diaphramtic hernia&quot;, &quot;Diaphramtic hernia&quot;, &quot;&quot;, now(), now(), 'cabel', 'cabel', '', '');&#10;GO">
            <text:p>insert into mpepu_mp015lowergastrointestinal (display_index, short_name, name, <text:s text:c="2"/>version, created, modified, user_created, user_modified, hostname_created, hostname_modified) values ("80", "diaphramtic hernia", "Diaphramtic hernia", "", now(), now(), 'cabel', 'cabel', '', '');<text:line-break/>GO</text:p>
          </table:table-cell>
          <table:table-cell table:number-columns-repeated="1019"/>
        </table:table-row>
        <table:table-row table:style-name="ro2">
          <table:table-cell office:value-type="float" office:value="99">
            <text:p>99</text:p>
          </table:table-cell>
          <table:table-cell office:value-type="string">
            <text:p>other</text:p>
          </table:table-cell>
          <table:table-cell table:style-name="ce4" office:value-type="string">
            <text:p>Other GI anomaly, specify </text:p>
          </table:table-cell>
          <table:table-cell table:style-name="ce7" office:value-type="string">
            <text:p>mp015lowergastrointestinal</text:p>
          </table:table-cell>
          <table:table-cell table:formula="of:=&quot;insert into mpepu_&quot; &amp;LOWER( [.D634]) &amp; &quot; (display_index, short_name, name,  &quot; &amp; [.$D$1] &amp; &quot;) values (&quot;&quot;&quot; &amp; [.A634] &amp; &quot;&quot;&quot;, &quot;&quot;&quot; &amp; LOWER([.C634]) &amp; &quot;&quot;&quot;, &quot;&quot;&quot; &amp; [.C634] &amp; &quot;&quot;&quot;, &quot;&quot;&quot; &amp; [.$E$241] &amp; &quot;&quot;&quot;,&quot; &amp; [.$D$2]" office:value-type="string" office:string-value="insert into mpepu_mp015lowergastrointestinal (display_index, short_name, name,   version, created, modified, user_created, user_modified, hostname_created, hostname_modified) values (&quot;99&quot;, &quot;other gi anomaly, specify &quot;, &quot;Other GI anomaly, specify &quot;, &quot;&quot;, now(), now(), 'cabel', 'cabel', '', '');&#10;GO">
            <text:p>insert into mpepu_mp015lowergastrointestinal (display_index, short_name, name, <text:s text:c="2"/>version, created, modified, user_created, user_modified, hostname_created, hostname_modified) values ("99", "other gi anomaly, specify ", "Other GI anomaly, specify ",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mp015respiratorydefect</text:p>
          </table:table-cell>
          <table:table-cell table:number-columns-repeated="2"/>
          <table:table-cell table:formula="of:=&quot;drop table &quot; &amp; [.$D$3] &amp;&quot;_&quot; &amp; LOWER([.F637]) &amp;&quot;;&quot;" office:value-type="string" office:string-value="drop table mpepu_mp015respiratorydefect;">
            <text:p>drop table mpepu_mp015respiratorydefect;</text:p>
          </table:table-cell>
          <table:table-cell table:number-columns-repeated="1015"/>
        </table:table-row>
        <table:table-row table:style-name="ro2">
          <table:table-cell office:value-type="float" office:value="10">
            <text:p>10</text:p>
          </table:table-cell>
          <table:table-cell office:value-type="string">
            <text:p>none</text:p>
          </table:table-cell>
          <table:table-cell office:value-type="string">
            <text:p>None </text:p>
          </table:table-cell>
          <table:table-cell table:style-name="ce7" office:value-type="string">
            <text:p>mp015femalegenitalanomaly</text:p>
          </table:table-cell>
          <table:table-cell table:formula="of:=&quot;insert into mpepu_&quot; &amp;LOWER( [.D638]) &amp; &quot; (display_index, short_name, name,  &quot; &amp; [.$D$1] &amp; &quot;) values (&quot;&quot;&quot; &amp; [.A638] &amp; &quot;&quot;&quot;, &quot;&quot;&quot; &amp; LOWER([.C638]) &amp; &quot;&quot;&quot;, &quot;&quot;&quot; &amp; [.C638] &amp; &quot;&quot;&quot;, &quot;&quot;&quot; &amp; [.$E$241] &amp; &quot;&quot;&quot;,&quot; &amp; [.$D$2]" office:value-type="string" office:string-value="insert into mpepu_mp015femalegenitalanomaly (display_index, short_name, name,   version, created, modified, user_created, user_modified, hostname_created, hostname_modified) values (&quot;10&quot;, &quot;none &quot;, &quot;None &quot;, &quot;&quot;, now(), now(), 'cabel', 'cabel', '', '');&#10;GO">
            <text:p>insert into mpepu_mp015femalegenitalanomaly (display_index, short_name, name, <text:s text:c="2"/>version, created, modified, user_created, user_modified, hostname_created, hostname_modified) values ("10", "none ", "None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ambiguous_ genitalia</text:p>
          </table:table-cell>
          <table:table-cell table:style-name="ce4" office:value-type="string">
            <text:p>Ambinguous genitalia, female </text:p>
          </table:table-cell>
          <table:table-cell table:style-name="ce7" office:value-type="string">
            <text:p>mp015femalegenitalanomaly</text:p>
          </table:table-cell>
          <table:table-cell table:formula="of:=&quot;insert into mpepu_&quot; &amp;LOWER( [.D639]) &amp; &quot; (display_index, short_name, name,  &quot; &amp; [.$D$1] &amp; &quot;) values (&quot;&quot;&quot; &amp; [.A639] &amp; &quot;&quot;&quot;, &quot;&quot;&quot; &amp; LOWER([.C639]) &amp; &quot;&quot;&quot;, &quot;&quot;&quot; &amp; [.C639] &amp; &quot;&quot;&quot;, &quot;&quot;&quot; &amp; [.$E$241] &amp; &quot;&quot;&quot;,&quot; &amp; [.$D$2]" office:value-type="string" office:string-value="insert into mpepu_mp015femalegenitalanomaly (display_index, short_name, name,   version, created, modified, user_created, user_modified, hostname_created, hostname_modified) values (&quot;20&quot;, &quot;ambinguous genitalia, female &quot;, &quot;Ambinguous genitalia, female &quot;, &quot;&quot;, now(), now(), 'cabel', 'cabel', '', '');&#10;GO">
            <text:p>insert into mpepu_mp015femalegenitalanomaly (display_index, short_name, name, <text:s text:c="2"/>version, created, modified, user_created, user_modified, hostname_created, hostname_modified) values ("20", "ambinguous genitalia, female ", "Ambinguous genitalia, female ", "", now(), now(), 'cabel', 'cabel', '', '');<text:line-break/>GO</text:p>
          </table:table-cell>
          <table:table-cell table:number-columns-repeated="1019"/>
        </table:table-row>
        <table:table-row table:style-name="ro2">
          <table:table-cell office:value-type="float" office:value="30">
            <text:p>30</text:p>
          </table:table-cell>
          <table:table-cell table:style-name="ce4" office:value-type="string">
            <text:p>vaginal_agenesis</text:p>
          </table:table-cell>
          <table:table-cell table:style-name="ce4" office:value-type="string">
            <text:p>Vaginal agenesis</text:p>
          </table:table-cell>
          <table:table-cell table:style-name="ce7" office:value-type="string">
            <text:p>mp015femalegenitalanomaly</text:p>
          </table:table-cell>
          <table:table-cell table:formula="of:=&quot;insert into mpepu_&quot; &amp;LOWER( [.D640]) &amp; &quot; (display_index, short_name, name,  &quot; &amp; [.$D$1] &amp; &quot;) values (&quot;&quot;&quot; &amp; [.A640] &amp; &quot;&quot;&quot;, &quot;&quot;&quot; &amp; LOWER([.C640]) &amp; &quot;&quot;&quot;, &quot;&quot;&quot; &amp; [.C640] &amp; &quot;&quot;&quot;, &quot;&quot;&quot; &amp; [.$E$241] &amp; &quot;&quot;&quot;,&quot; &amp; [.$D$2]" office:value-type="string" office:string-value="insert into mpepu_mp015femalegenitalanomaly (display_index, short_name, name,   version, created, modified, user_created, user_modified, hostname_created, hostname_modified) values (&quot;30&quot;, &quot;vaginal agenesis&quot;, &quot;Vaginal agenesis&quot;, &quot;&quot;, now(), now(), 'cabel', 'cabel', '', '');&#10;GO">
            <text:p>insert into mpepu_mp015femalegenitalanomaly (display_index, short_name, name, <text:s text:c="2"/>version, created, modified, user_created, user_modified, hostname_created, hostname_modified) values ("30", "vaginal agenesis", "Vaginal agenesis", "", now(), now(), 'cabel', 'cabel', '', '');<text:line-break/>GO</text:p>
          </table:table-cell>
          <table:table-cell table:number-columns-repeated="1019"/>
        </table:table-row>
        <table:table-row table:style-name="ro2">
          <table:table-cell office:value-type="float" office:value="40">
            <text:p>40</text:p>
          </table:table-cell>
          <table:table-cell office:value-type="string">
            <text:p>ovary</text:p>
          </table:table-cell>
          <table:table-cell table:style-name="ce4" office:value-type="string">
            <text:p>Absent or streak ovary </text:p>
          </table:table-cell>
          <table:table-cell table:style-name="ce7" office:value-type="string">
            <text:p>mp015femalegenitalanomaly</text:p>
          </table:table-cell>
          <table:table-cell table:formula="of:=&quot;insert into mpepu_&quot; &amp;LOWER( [.D641]) &amp; &quot; (display_index, short_name, name,  &quot; &amp; [.$D$1] &amp; &quot;) values (&quot;&quot;&quot; &amp; [.A641] &amp; &quot;&quot;&quot;, &quot;&quot;&quot; &amp; LOWER([.C641]) &amp; &quot;&quot;&quot;, &quot;&quot;&quot; &amp; [.C641] &amp; &quot;&quot;&quot;, &quot;&quot;&quot; &amp; [.$E$241] &amp; &quot;&quot;&quot;,&quot; &amp; [.$D$2]" office:value-type="string" office:string-value="insert into mpepu_mp015femalegenitalanomaly (display_index, short_name, name,   version, created, modified, user_created, user_modified, hostname_created, hostname_modified) values (&quot;40&quot;, &quot;absent or streak ovary &quot;, &quot;Absent or streak ovary &quot;, &quot;&quot;, now(), now(), 'cabel', 'cabel', '', '');&#10;GO">
            <text:p>insert into mpepu_mp015femalegenitalanomaly (display_index, short_name, name, <text:s text:c="2"/>version, created, modified, user_created, user_modified, hostname_created, hostname_modified) values ("40", "absent or streak ovary ", "Absent or streak ovary ", "", now(), now(), 'cabel', 'cabel', '', '');<text:line-break/>GO</text:p>
          </table:table-cell>
          <table:table-cell table:number-columns-repeated="1019"/>
        </table:table-row>
        <table:table-row table:style-name="ro2">
          <table:table-cell office:value-type="float" office:value="50">
            <text:p>50</text:p>
          </table:table-cell>
          <table:table-cell office:value-type="string">
            <text:p>uterine_anom</text:p>
          </table:table-cell>
          <table:table-cell table:style-name="ce4" office:value-type="string">
            <text:p>Uterine anomaly</text:p>
          </table:table-cell>
          <table:table-cell table:style-name="ce7" office:value-type="string">
            <text:p>mp015femalegenitalanomaly</text:p>
          </table:table-cell>
          <table:table-cell table:formula="of:=&quot;insert into mpepu_&quot; &amp;LOWER( [.D642]) &amp; &quot; (display_index, short_name, name,  &quot; &amp; [.$D$1] &amp; &quot;) values (&quot;&quot;&quot; &amp; [.A642] &amp; &quot;&quot;&quot;, &quot;&quot;&quot; &amp; LOWER([.C642]) &amp; &quot;&quot;&quot;, &quot;&quot;&quot; &amp; [.C642] &amp; &quot;&quot;&quot;, &quot;&quot;&quot; &amp; [.$E$241] &amp; &quot;&quot;&quot;,&quot; &amp; [.$D$2]" office:value-type="string" office:string-value="insert into mpepu_mp015femalegenitalanomaly (display_index, short_name, name,   version, created, modified, user_created, user_modified, hostname_created, hostname_modified) values (&quot;50&quot;, &quot;uterine anomaly&quot;, &quot;Uterine anomaly&quot;, &quot;&quot;, now(), now(), 'cabel', 'cabel', '', '');&#10;GO">
            <text:p>insert into mpepu_mp015femalegenitalanomaly (display_index, short_name, name, <text:s text:c="2"/>version, created, modified, user_created, user_modified, hostname_created, hostname_modified) values ("50", "uterine anomaly", "Uterine anomaly", "", now(), now(), 'cabel', 'cabel', '', '');<text:line-break/>GO</text:p>
          </table:table-cell>
          <table:table-cell table:number-columns-repeated="1019"/>
        </table:table-row>
        <table:table-row table:style-name="ro7">
          <table:table-cell office:value-type="float" office:value="99">
            <text:p>99</text:p>
          </table:table-cell>
          <table:table-cell office:value-type="string">
            <text:p>other</text:p>
          </table:table-cell>
          <table:table-cell table:style-name="ce4" office:value-type="string">
            <text:p>Other ovarian, fallopian, uterine, cervical, vaginal, or vulvar abnormality</text:p>
          </table:table-cell>
          <table:table-cell table:style-name="ce7" office:value-type="string">
            <text:p>mp015femalegenitalanomaly</text:p>
          </table:table-cell>
          <table:table-cell table:formula="of:=&quot;insert into mpepu_&quot; &amp;LOWER( [.D643]) &amp; &quot; (display_index, short_name, name,  &quot; &amp; [.$D$1] &amp; &quot;) values (&quot;&quot;&quot; &amp; [.A643] &amp; &quot;&quot;&quot;, &quot;&quot;&quot; &amp; LOWER([.C643]) &amp; &quot;&quot;&quot;, &quot;&quot;&quot; &amp; [.C643] &amp; &quot;&quot;&quot;, &quot;&quot;&quot; &amp; [.$E$241] &amp; &quot;&quot;&quot;,&quot; &amp; [.$D$2]" office:value-type="string" office:string-value="insert into mpepu_mp015femalegenitalanomaly (display_index, short_name, name,   version, created, modified, user_created, user_modified, hostname_created, hostname_modified) values (&quot;99&quot;, &quot;other ovarian, fallopian, uterine, cervical, vaginal, or vulvar abnormality&quot;, &quot;Other ovarian, fallopian, uterine, cervical, vaginal, or vulvar abnormality&quot;, &quot;&quot;, now(), now(), 'cabel', 'cabel', '', '');&#10;GO">
            <text:p>insert into mpepu_mp015femalegenitalanomaly (display_index, short_name, name, <text:s text:c="2"/>version, created, modified, user_created, user_modified, hostname_created, hostname_modified) values ("99", "other ovarian, fallopian, uterine, cervical, vaginal, or vulvar abnormality", "Other ovarian, fallopian, uterine, cervical, vaginal, or vulvar abnormality",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3"/>
          <table:table-cell table:style-name="Default"/>
          <table:table-cell table:style-name="ce1" office:value-type="string">
            <text:p>-- Table</text:p>
          </table:table-cell>
          <table:table-cell table:style-name="ce7" office:value-type="string">
            <text:p>mp015malegenitalanomaly</text:p>
          </table:table-cell>
          <table:table-cell table:number-columns-repeated="2"/>
          <table:table-cell table:formula="of:=&quot;drop table &quot; &amp; [.$D$3] &amp;&quot;_&quot; &amp; LOWER([.F646]) &amp;&quot;;&quot;" office:value-type="string" office:string-value="drop table mpepu_mp015malegenitalanomaly;">
            <text:p>drop table mpepu_mp015malegenitalanomaly;</text:p>
          </table:table-cell>
          <table:table-cell table:number-columns-repeated="1015"/>
        </table:table-row>
        <table:table-row table:style-name="ro2">
          <table:table-cell office:value-type="float" office:value="10">
            <text:p>10</text:p>
          </table:table-cell>
          <table:table-cell office:value-type="string">
            <text:p>none</text:p>
          </table:table-cell>
          <table:table-cell office:value-type="string">
            <text:p>None </text:p>
          </table:table-cell>
          <table:table-cell table:style-name="ce7" office:value-type="string">
            <text:p>mp015malegenitalanomaly</text:p>
          </table:table-cell>
          <table:table-cell table:formula="of:=&quot;insert into mpepu_&quot; &amp;LOWER( [.D647]) &amp; &quot; (display_index, short_name, name,  &quot; &amp; [.$D$1] &amp; &quot;) values (&quot;&quot;&quot; &amp; [.A647] &amp; &quot;&quot;&quot;, &quot;&quot;&quot; &amp; LOWER([.C647]) &amp; &quot;&quot;&quot;, &quot;&quot;&quot; &amp; [.C647] &amp; &quot;&quot;&quot;, &quot;&quot;&quot; &amp; [.$E$241] &amp; &quot;&quot;&quot;,&quot; &amp; [.$D$2]" office:value-type="string" office:string-value="insert into mpepu_mp015malegenitalanomaly (display_index, short_name, name,   version, created, modified, user_created, user_modified, hostname_created, hostname_modified) values (&quot;10&quot;, &quot;none &quot;, &quot;None &quot;, &quot;&quot;, now(), now(), 'cabel', 'cabel', '', '');&#10;GO">
            <text:p>insert into mpepu_mp015malegenitalanomaly (display_index, short_name, name, <text:s text:c="2"/>version, created, modified, user_created, user_modified, hostname_created, hostname_modified) values ("10", "none ", "None ", "", now(), now(), 'cabel', 'cabel', '', '');<text:line-break/>GO</text:p>
          </table:table-cell>
          <table:table-cell table:style-name="ce7"/>
          <table:table-cell table:number-columns-repeated="1018"/>
        </table:table-row>
        <table:table-row table:style-name="ro2">
          <table:table-cell office:value-type="float" office:value="20">
            <text:p>20</text:p>
          </table:table-cell>
          <table:table-cell table:style-name="ce4" office:value-type="string">
            <text:p>hypospadias</text:p>
          </table:table-cell>
          <table:table-cell table:style-name="ce4" office:value-type="string">
            <text:p>Hypospadias, specify degree </text:p>
          </table:table-cell>
          <table:table-cell table:style-name="ce7" office:value-type="string">
            <text:p>mp015malegenitalanomaly</text:p>
          </table:table-cell>
          <table:table-cell table:formula="of:=&quot;insert into mpepu_&quot; &amp;LOWER( [.D648]) &amp; &quot; (display_index, short_name, name,  &quot; &amp; [.$D$1] &amp; &quot;) values (&quot;&quot;&quot; &amp; [.A648] &amp; &quot;&quot;&quot;, &quot;&quot;&quot; &amp; LOWER([.C648]) &amp; &quot;&quot;&quot;, &quot;&quot;&quot; &amp; [.C648] &amp; &quot;&quot;&quot;, &quot;&quot;&quot; &amp; [.$E$241] &amp; &quot;&quot;&quot;,&quot; &amp; [.$D$2]" office:value-type="string" office:string-value="insert into mpepu_mp015malegenitalanomaly (display_index, short_name, name,   version, created, modified, user_created, user_modified, hostname_created, hostname_modified) values (&quot;20&quot;, &quot;hypospadias, specify degree &quot;, &quot;Hypospadias, specify degree &quot;, &quot;&quot;, now(), now(), 'cabel', 'cabel', '', '');&#10;GO">
            <text:p>insert into mpepu_mp015malegenitalanomaly (display_index, short_name, name, <text:s text:c="2"/>version, created, modified, user_created, user_modified, hostname_created, hostname_modified) values ("20", "hypospadias, specify degree ", "Hypospadias, specify degree ", "", now(), now(), 'cabel', 'cabel', '', '');<text:line-break/>GO</text:p>
          </table:table-cell>
          <table:table-cell table:number-columns-repeated="1019"/>
        </table:table-row>
        <table:table-row table:style-name="ro2">
          <table:table-cell office:value-type="float" office:value="30">
            <text:p>30</text:p>
          </table:table-cell>
          <table:table-cell table:style-name="ce4" office:value-type="string">
            <text:p>chordee </text:p>
          </table:table-cell>
          <table:table-cell table:style-name="ce4" office:value-type="string">
            <text:p>Chordee </text:p>
          </table:table-cell>
          <table:table-cell table:style-name="ce7" office:value-type="string">
            <text:p>mp015malegenitalanomaly</text:p>
          </table:table-cell>
          <table:table-cell table:formula="of:=&quot;insert into mpepu_&quot; &amp;LOWER( [.D649]) &amp; &quot; (display_index, short_name, name,  &quot; &amp; [.$D$1] &amp; &quot;) values (&quot;&quot;&quot; &amp; [.A649] &amp; &quot;&quot;&quot;, &quot;&quot;&quot; &amp; LOWER([.C649]) &amp; &quot;&quot;&quot;, &quot;&quot;&quot; &amp; [.C649] &amp; &quot;&quot;&quot;, &quot;&quot;&quot; &amp; [.$E$241] &amp; &quot;&quot;&quot;,&quot; &amp; [.$D$2]" office:value-type="string" office:string-value="insert into mpepu_mp015malegenitalanomaly (display_index, short_name, name,   version, created, modified, user_created, user_modified, hostname_created, hostname_modified) values (&quot;30&quot;, &quot;chordee &quot;, &quot;Chordee &quot;, &quot;&quot;, now(), now(), 'cabel', 'cabel', '', '');&#10;GO">
            <text:p>insert into mpepu_mp015malegenitalanomaly (display_index, short_name, name, <text:s text:c="2"/>version, created, modified, user_created, user_modified, hostname_created, hostname_modified) values ("30", "chordee ", "Chordee ", "", now(), now(), 'cabel', 'cabel', '', '');<text:line-break/>GO</text:p>
          </table:table-cell>
          <table:table-cell table:number-columns-repeated="1019"/>
        </table:table-row>
        <table:table-row table:style-name="ro2">
          <table:table-cell office:value-type="float" office:value="40">
            <text:p>40</text:p>
          </table:table-cell>
          <table:table-cell table:style-name="ce4" office:value-type="string">
            <text:p>ambiguous_genitalia</text:p>
          </table:table-cell>
          <table:table-cell table:style-name="ce4" office:value-type="string">
            <text:p>Ambiguous genitalia, male </text:p>
          </table:table-cell>
          <table:table-cell table:style-name="ce7" office:value-type="string">
            <text:p>mp015malegenitalanomaly</text:p>
          </table:table-cell>
          <table:table-cell table:formula="of:=&quot;insert into mpepu_&quot; &amp;LOWER( [.D650]) &amp; &quot; (display_index, short_name, name,  &quot; &amp; [.$D$1] &amp; &quot;) values (&quot;&quot;&quot; &amp; [.A650] &amp; &quot;&quot;&quot;, &quot;&quot;&quot; &amp; LOWER([.C650]) &amp; &quot;&quot;&quot;, &quot;&quot;&quot; &amp; [.C650] &amp; &quot;&quot;&quot;, &quot;&quot;&quot; &amp; [.$E$241] &amp; &quot;&quot;&quot;,&quot; &amp; [.$D$2]" office:value-type="string" office:string-value="insert into mpepu_mp015malegenitalanomaly (display_index, short_name, name,   version, created, modified, user_created, user_modified, hostname_created, hostname_modified) values (&quot;40&quot;, &quot;ambiguous genitalia, male &quot;, &quot;Ambiguous genitalia, male &quot;, &quot;&quot;, now(), now(), 'cabel', 'cabel', '', '');&#10;GO">
            <text:p>insert into mpepu_mp015malegenitalanomaly (display_index, short_name, name, <text:s text:c="2"/>version, created, modified, user_created, user_modified, hostname_created, hostname_modified) values ("40", "ambiguous genitalia, male ", "Ambiguous genitalia, male ", "", now(), now(), 'cabel', 'cabel', '', '');<text:line-break/>GO</text:p>
          </table:table-cell>
          <table:table-cell table:number-columns-repeated="1019"/>
        </table:table-row>
        <table:table-row table:style-name="ro2">
          <table:table-cell office:value-type="float" office:value="50">
            <text:p>50</text:p>
          </table:table-cell>
          <table:table-cell table:style-name="ce4" office:value-type="string">
            <text:p>undescended_testis </text:p>
          </table:table-cell>
          <table:table-cell table:style-name="ce4" office:value-type="string">
            <text:p>Undescended testis </text:p>
          </table:table-cell>
          <table:table-cell table:style-name="ce7" office:value-type="string">
            <text:p>mp015malegenitalanomaly</text:p>
          </table:table-cell>
          <table:table-cell table:formula="of:=&quot;insert into mpepu_&quot; &amp;LOWER( [.D651]) &amp; &quot; (display_index, short_name, name,  &quot; &amp; [.$D$1] &amp; &quot;) values (&quot;&quot;&quot; &amp; [.A651] &amp; &quot;&quot;&quot;, &quot;&quot;&quot; &amp; LOWER([.C651]) &amp; &quot;&quot;&quot;, &quot;&quot;&quot; &amp; [.C651] &amp; &quot;&quot;&quot;, &quot;&quot;&quot; &amp; [.$E$241] &amp; &quot;&quot;&quot;,&quot; &amp; [.$D$2]" office:value-type="string" office:string-value="insert into mpepu_mp015malegenitalanomaly (display_index, short_name, name,   version, created, modified, user_created, user_modified, hostname_created, hostname_modified) values (&quot;50&quot;, &quot;undescended testis &quot;, &quot;Undescended testis &quot;, &quot;&quot;, now(), now(), 'cabel', 'cabel', '', '');&#10;GO">
            <text:p>insert into mpepu_mp015malegenitalanomaly (display_index, short_name, name, <text:s text:c="2"/>version, created, modified, user_created, user_modified, hostname_created, hostname_modified) values ("50", "undescended testis ", "Undescended testis ", "", now(), now(), 'cabel', 'cabel', '', '');<text:line-break/>GO</text:p>
          </table:table-cell>
          <table:table-cell table:number-columns-repeated="1019"/>
        </table:table-row>
        <table:table-row table:style-name="ro3">
          <table:table-cell office:value-type="float" office:value="99">
            <text:p>99</text:p>
          </table:table-cell>
          <table:table-cell office:value-type="string">
            <text:p>other</text:p>
          </table:table-cell>
          <table:table-cell table:style-name="ce4" office:value-type="string">
            <text:p>Other male genital abnormality, specify </text:p>
          </table:table-cell>
          <table:table-cell table:style-name="ce7" office:value-type="string">
            <text:p>mp015malegenitalanomaly</text:p>
          </table:table-cell>
          <table:table-cell table:formula="of:=&quot;insert into mpepu_&quot; &amp;LOWER( [.D652]) &amp; &quot; (display_index, short_name, name,  &quot; &amp; [.$D$1] &amp; &quot;) values (&quot;&quot;&quot; &amp; [.A652] &amp; &quot;&quot;&quot;, &quot;&quot;&quot; &amp; LOWER([.C652]) &amp; &quot;&quot;&quot;, &quot;&quot;&quot; &amp; [.C652] &amp; &quot;&quot;&quot;, &quot;&quot;&quot; &amp; [.$E$241] &amp; &quot;&quot;&quot;,&quot; &amp; [.$D$2]" office:value-type="string" office:string-value="insert into mpepu_mp015malegenitalanomaly (display_index, short_name, name,   version, created, modified, user_created, user_modified, hostname_created, hostname_modified) values (&quot;99&quot;, &quot;other male genital abnormality, specify &quot;, &quot;Other male genital abnormality, specify &quot;, &quot;&quot;, now(), now(), 'cabel', 'cabel', '', '');&#10;GO">
            <text:p>insert into mpepu_mp015malegenitalanomaly (display_index, short_name, name, <text:s text:c="2"/>version, created, modified, user_created, user_modified, hostname_created, hostname_modified) values ("99", "other male genital abnormality, specify ", "Other male genital abnormality, specify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15renalanomaly</text:p>
          </table:table-cell>
          <table:table-cell table:number-columns-repeated="2"/>
          <table:table-cell table:formula="of:=&quot;drop table &quot; &amp; [.$D$3] &amp;&quot;_&quot; &amp; LOWER([.F655]) &amp;&quot;;&quot;" office:value-type="string" office:string-value="drop table mpepu_mp015renalanomaly;">
            <text:p>drop table mpepu_mp015renalanomaly;</text:p>
          </table:table-cell>
          <table:table-cell table:number-columns-repeated="1015"/>
        </table:table-row>
        <table:table-row table:style-name="ro2">
          <table:table-cell office:value-type="float" office:value="10">
            <text:p>10</text:p>
          </table:table-cell>
          <table:table-cell office:value-type="string">
            <text:p>none</text:p>
          </table:table-cell>
          <table:table-cell office:value-type="string">
            <text:p>None </text:p>
          </table:table-cell>
          <table:table-cell table:style-name="ce7" office:value-type="string">
            <text:p>mp015renalanomaly</text:p>
          </table:table-cell>
          <table:table-cell table:formula="of:=&quot;insert into mpepu_&quot; &amp;LOWER( [.D656]) &amp; &quot; (display_index, short_name, name,  &quot; &amp; [.$D$1] &amp; &quot;) values (&quot;&quot;&quot; &amp; [.A656] &amp; &quot;&quot;&quot;, &quot;&quot;&quot; &amp; LOWER([.C656]) &amp; &quot;&quot;&quot;, &quot;&quot;&quot; &amp; [.C656] &amp; &quot;&quot;&quot;, &quot;&quot;&quot; &amp; [.$E$241] &amp; &quot;&quot;&quot;,&quot; &amp; [.$D$2]" office:value-type="string" office:string-value="insert into mpepu_mp015renalanomaly (display_index, short_name, name,   version, created, modified, user_created, user_modified, hostname_created, hostname_modified) values (&quot;10&quot;, &quot;none &quot;, &quot;None &quot;, &quot;&quot;, now(), now(), 'cabel', 'cabel', '', '');&#10;GO">
            <text:p>insert into mpepu_mp015renalanomaly (display_index, short_name, name, <text:s text:c="2"/>version, created, modified, user_created, user_modified, hostname_created, hostname_modified) values ("10", "none ", "None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bilateral_renal_agenesis </text:p>
          </table:table-cell>
          <table:table-cell table:style-name="ce4" office:value-type="string">
            <text:p>Bilateral renal agenesis </text:p>
          </table:table-cell>
          <table:table-cell table:style-name="ce7" office:value-type="string">
            <text:p>mp015renalanomaly</text:p>
          </table:table-cell>
          <table:table-cell table:formula="of:=&quot;insert into mpepu_&quot; &amp;LOWER( [.D657]) &amp; &quot; (display_index, short_name, name,  &quot; &amp; [.$D$1] &amp; &quot;) values (&quot;&quot;&quot; &amp; [.A657] &amp; &quot;&quot;&quot;, &quot;&quot;&quot; &amp; LOWER([.C657]) &amp; &quot;&quot;&quot;, &quot;&quot;&quot; &amp; [.C657] &amp; &quot;&quot;&quot;, &quot;&quot;&quot; &amp; [.$E$241] &amp; &quot;&quot;&quot;,&quot; &amp; [.$D$2]" office:value-type="string" office:string-value="insert into mpepu_mp015renalanomaly (display_index, short_name, name,   version, created, modified, user_created, user_modified, hostname_created, hostname_modified) values (&quot;20&quot;, &quot;bilateral renal agenesis &quot;, &quot;Bilateral renal agenesis &quot;, &quot;&quot;, now(), now(), 'cabel', 'cabel', '', '');&#10;GO">
            <text:p>insert into mpepu_mp015renalanomaly (display_index, short_name, name, <text:s text:c="2"/>version, created, modified, user_created, user_modified, hostname_created, hostname_modified) values ("20", "bilateral renal agenesis ", "Bilateral renal agenesis ", "", now(), now(), 'cabel', 'cabel', '', '');<text:line-break/>GO</text:p>
          </table:table-cell>
          <table:table-cell table:number-columns-repeated="1019"/>
        </table:table-row>
        <table:table-row table:style-name="ro6">
          <table:table-cell office:value-type="float" office:value="30">
            <text:p>30</text:p>
          </table:table-cell>
          <table:table-cell table:style-name="ce4" office:value-type="string">
            <text:p>dysplasia</text:p>
          </table:table-cell>
          <table:table-cell table:style-name="ce4" office:value-type="string">
            <text:p>Unilateral renal agenesis or dysplasia</text:p>
          </table:table-cell>
          <table:table-cell table:style-name="ce7" office:value-type="string">
            <text:p>mp015renalanomaly</text:p>
          </table:table-cell>
          <table:table-cell table:formula="of:=&quot;insert into mpepu_&quot; &amp;LOWER( [.D658]) &amp; &quot; (display_index, short_name, name,  &quot; &amp; [.$D$1] &amp; &quot;) values (&quot;&quot;&quot; &amp; [.A658] &amp; &quot;&quot;&quot;, &quot;&quot;&quot; &amp; LOWER([.C658]) &amp; &quot;&quot;&quot;, &quot;&quot;&quot; &amp; [.C658] &amp; &quot;&quot;&quot;, &quot;&quot;&quot; &amp; [.$E$241] &amp; &quot;&quot;&quot;,&quot; &amp; [.$D$2]" office:value-type="string" office:string-value="insert into mpepu_mp015renalanomaly (display_index, short_name, name,   version, created, modified, user_created, user_modified, hostname_created, hostname_modified) values (&quot;30&quot;, &quot;unilateral renal agenesis or dysplasia&quot;, &quot;Unilateral renal agenesis or dysplasia&quot;, &quot;&quot;, now(), now(), 'cabel', 'cabel', '', '');&#10;GO">
            <text:p>insert into mpepu_mp015renalanomaly (display_index, short_name, name, <text:s text:c="2"/>version, created, modified, user_created, user_modified, hostname_created, hostname_modified) values ("30", "unilateral renal agenesis or dysplasia", "Unilateral renal agenesis or dysplasia", "", now(), now(), 'cabel', 'cabel', '', '');<text:line-break/>GO</text:p>
          </table:table-cell>
          <table:table-cell table:number-columns-repeated="1019"/>
        </table:table-row>
        <table:table-row table:style-name="ro2">
          <table:table-cell office:value-type="float" office:value="40">
            <text:p>40</text:p>
          </table:table-cell>
          <table:table-cell table:style-name="ce4" office:value-type="string">
            <text:p>polycystic_kidneys </text:p>
          </table:table-cell>
          <table:table-cell table:style-name="ce4" office:value-type="string">
            <text:p>Polycystic kidneys </text:p>
          </table:table-cell>
          <table:table-cell table:style-name="ce7" office:value-type="string">
            <text:p>mp015renalanomaly</text:p>
          </table:table-cell>
          <table:table-cell table:formula="of:=&quot;insert into mpepu_&quot; &amp;LOWER( [.D659]) &amp; &quot; (display_index, short_name, name,  &quot; &amp; [.$D$1] &amp; &quot;) values (&quot;&quot;&quot; &amp; [.A659] &amp; &quot;&quot;&quot;, &quot;&quot;&quot; &amp; LOWER([.C659]) &amp; &quot;&quot;&quot;, &quot;&quot;&quot; &amp; [.C659] &amp; &quot;&quot;&quot;, &quot;&quot;&quot; &amp; [.$E$241] &amp; &quot;&quot;&quot;,&quot; &amp; [.$D$2]" office:value-type="string" office:string-value="insert into mpepu_mp015renalanomaly (display_index, short_name, name,   version, created, modified, user_created, user_modified, hostname_created, hostname_modified) values (&quot;40&quot;, &quot;polycystic kidneys &quot;, &quot;Polycystic kidneys &quot;, &quot;&quot;, now(), now(), 'cabel', 'cabel', '', '');&#10;GO">
            <text:p>insert into mpepu_mp015renalanomaly (display_index, short_name, name, <text:s text:c="2"/>version, created, modified, user_created, user_modified, hostname_created, hostname_modified) values ("40", "polycystic kidneys ", "Polycystic kidneys ", "", now(), now(), 'cabel', 'cabel', '', '');<text:line-break/>GO</text:p>
          </table:table-cell>
          <table:table-cell table:number-columns-repeated="1019"/>
        </table:table-row>
        <table:table-row table:style-name="ro2">
          <table:table-cell office:value-type="float" office:value="50">
            <text:p>50</text:p>
          </table:table-cell>
          <table:table-cell table:style-name="ce4" office:value-type="string">
            <text:p>congen_hydronephrosis</text:p>
          </table:table-cell>
          <table:table-cell table:style-name="ce4" office:value-type="string">
            <text:p>Congenital hydronephrosis</text:p>
          </table:table-cell>
          <table:table-cell table:style-name="ce7" office:value-type="string">
            <text:p>mp015renalanomaly</text:p>
          </table:table-cell>
          <table:table-cell table:formula="of:=&quot;insert into mpepu_&quot; &amp;LOWER( [.D660]) &amp; &quot; (display_index, short_name, name,  &quot; &amp; [.$D$1] &amp; &quot;) values (&quot;&quot;&quot; &amp; [.A660] &amp; &quot;&quot;&quot;, &quot;&quot;&quot; &amp; LOWER([.C660]) &amp; &quot;&quot;&quot;, &quot;&quot;&quot; &amp; [.C660] &amp; &quot;&quot;&quot;, &quot;&quot;&quot; &amp; [.$E$241] &amp; &quot;&quot;&quot;,&quot; &amp; [.$D$2]" office:value-type="string" office:string-value="insert into mpepu_mp015renalanomaly (display_index, short_name, name,   version, created, modified, user_created, user_modified, hostname_created, hostname_modified) values (&quot;50&quot;, &quot;congenital hydronephrosis&quot;, &quot;Congenital hydronephrosis&quot;, &quot;&quot;, now(), now(), 'cabel', 'cabel', '', '');&#10;GO">
            <text:p>insert into mpepu_mp015renalanomaly (display_index, short_name, name, <text:s text:c="2"/>version, created, modified, user_created, user_modified, hostname_created, hostname_modified) values ("50", "congenital hydronephrosis", "Congenital hydronephrosis", "", now(), now(), 'cabel', 'cabel', '', '');<text:line-break/>GO</text:p>
          </table:table-cell>
          <table:table-cell table:number-columns-repeated="1019"/>
        </table:table-row>
        <table:table-row table:style-name="ro6">
          <table:table-cell office:value-type="float" office:value="60">
            <text:p>60</text:p>
          </table:table-cell>
          <table:table-cell table:style-name="ce4" office:value-type="string">
            <text:p>uni_stricture_steno_hypoplasia </text:p>
          </table:table-cell>
          <table:table-cell table:style-name="ce4" office:value-type="string">
            <text:p>Unilateral stricture, stenosis, or hypoplasia </text:p>
          </table:table-cell>
          <table:table-cell table:style-name="ce7" office:value-type="string">
            <text:p>mp015renalanomaly</text:p>
          </table:table-cell>
          <table:table-cell table:formula="of:=&quot;insert into mpepu_&quot; &amp;LOWER( [.D661]) &amp; &quot; (display_index, short_name, name,  &quot; &amp; [.$D$1] &amp; &quot;) values (&quot;&quot;&quot; &amp; [.A661] &amp; &quot;&quot;&quot;, &quot;&quot;&quot; &amp; LOWER([.C661]) &amp; &quot;&quot;&quot;, &quot;&quot;&quot; &amp; [.C661] &amp; &quot;&quot;&quot;, &quot;&quot;&quot; &amp; [.$E$241] &amp; &quot;&quot;&quot;,&quot; &amp; [.$D$2]" office:value-type="string" office:string-value="insert into mpepu_mp015renalanomaly (display_index, short_name, name,   version, created, modified, user_created, user_modified, hostname_created, hostname_modified) values (&quot;60&quot;, &quot;unilateral stricture, stenosis, or hypoplasia &quot;, &quot;Unilateral stricture, stenosis, or hypoplasia &quot;, &quot;&quot;, now(), now(), 'cabel', 'cabel', '', '');&#10;GO">
            <text:p>insert into mpepu_mp015renalanomaly (display_index, short_name, name, <text:s text:c="2"/>version, created, modified, user_created, user_modified, hostname_created, hostname_modified) values ("60", "unilateral stricture, stenosis, or hypoplasia ", "Unilateral stricture, stenosis, or hypoplasia ", "", now(), now(), 'cabel', 'cabel', '', '');<text:line-break/>GO</text:p>
          </table:table-cell>
          <table:table-cell table:number-columns-repeated="1019"/>
        </table:table-row>
        <table:table-row table:style-name="ro6">
          <table:table-cell office:value-type="float" office:value="70">
            <text:p>70</text:p>
          </table:table-cell>
          <table:table-cell table:style-name="ce4" office:value-type="string">
            <text:p>duplicated_kidney</text:p>
          </table:table-cell>
          <table:table-cell table:style-name="ce4" office:value-type="string">
            <text:p>Duplicated kidney or collecting system</text:p>
          </table:table-cell>
          <table:table-cell table:style-name="ce7" office:value-type="string">
            <text:p>mp015renalanomaly</text:p>
          </table:table-cell>
          <table:table-cell table:formula="of:=&quot;insert into mpepu_&quot; &amp;LOWER( [.D662]) &amp; &quot; (display_index, short_name, name,  &quot; &amp; [.$D$1] &amp; &quot;) values (&quot;&quot;&quot; &amp; [.A662] &amp; &quot;&quot;&quot;, &quot;&quot;&quot; &amp; LOWER([.C662]) &amp; &quot;&quot;&quot;, &quot;&quot;&quot; &amp; [.C662] &amp; &quot;&quot;&quot;, &quot;&quot;&quot; &amp; [.$E$241] &amp; &quot;&quot;&quot;,&quot; &amp; [.$D$2]" office:value-type="string" office:string-value="insert into mpepu_mp015renalanomaly (display_index, short_name, name,   version, created, modified, user_created, user_modified, hostname_created, hostname_modified) values (&quot;70&quot;, &quot;duplicated kidney or collecting system&quot;, &quot;Duplicated kidney or collecting system&quot;, &quot;&quot;, now(), now(), 'cabel', 'cabel', '', '');&#10;GO">
            <text:p>insert into mpepu_mp015renalanomaly (display_index, short_name, name, <text:s text:c="2"/>version, created, modified, user_created, user_modified, hostname_created, hostname_modified) values ("70", "duplicated kidney or collecting system", "Duplicated kidney or collecting system", "", now(), now(), 'cabel', 'cabel', '', '');<text:line-break/>GO</text:p>
          </table:table-cell>
          <table:table-cell table:number-columns-repeated="1019"/>
        </table:table-row>
        <table:table-row table:style-name="ro2">
          <table:table-cell office:value-type="float" office:value="80">
            <text:p>80</text:p>
          </table:table-cell>
          <table:table-cell table:style-name="ce4" office:value-type="string">
            <text:p>horseshoe_kidney</text:p>
          </table:table-cell>
          <table:table-cell table:style-name="ce4" office:value-type="string">
            <text:p>Horseshoe kidney</text:p>
          </table:table-cell>
          <table:table-cell table:style-name="ce7" office:value-type="string">
            <text:p>mp015renalanomaly</text:p>
          </table:table-cell>
          <table:table-cell table:formula="of:=&quot;insert into mpepu_&quot; &amp;LOWER( [.D663]) &amp; &quot; (display_index, short_name, name,  &quot; &amp; [.$D$1] &amp; &quot;) values (&quot;&quot;&quot; &amp; [.A663] &amp; &quot;&quot;&quot;, &quot;&quot;&quot; &amp; LOWER([.C663]) &amp; &quot;&quot;&quot;, &quot;&quot;&quot; &amp; [.C663] &amp; &quot;&quot;&quot;, &quot;&quot;&quot; &amp; [.$E$241] &amp; &quot;&quot;&quot;,&quot; &amp; [.$D$2]" office:value-type="string" office:string-value="insert into mpepu_mp015renalanomaly (display_index, short_name, name,   version, created, modified, user_created, user_modified, hostname_created, hostname_modified) values (&quot;80&quot;, &quot;horseshoe kidney&quot;, &quot;Horseshoe kidney&quot;, &quot;&quot;, now(), now(), 'cabel', 'cabel', '', '');&#10;GO">
            <text:p>insert into mpepu_mp015renalanomaly (display_index, short_name, name, <text:s text:c="2"/>version, created, modified, user_created, user_modified, hostname_created, hostname_modified) values ("80", "horseshoe kidney", "Horseshoe kidney", "", now(), now(), 'cabel', 'cabel', '', '');<text:line-break/>GO</text:p>
          </table:table-cell>
          <table:table-cell table:number-columns-repeated="1019"/>
        </table:table-row>
        <table:table-row table:style-name="ro2">
          <table:table-cell office:value-type="float" office:value="90">
            <text:p>90</text:p>
          </table:table-cell>
          <table:table-cell table:style-name="ce4" office:value-type="string">
            <text:p>bladder_exstrophy</text:p>
          </table:table-cell>
          <table:table-cell table:style-name="ce4" office:value-type="string">
            <text:p>Exstrophy of bladder</text:p>
          </table:table-cell>
          <table:table-cell table:style-name="ce7" office:value-type="string">
            <text:p>mp015renalanomaly</text:p>
          </table:table-cell>
          <table:table-cell table:formula="of:=&quot;insert into mpepu_&quot; &amp;LOWER( [.D664]) &amp; &quot; (display_index, short_name, name,  &quot; &amp; [.$D$1] &amp; &quot;) values (&quot;&quot;&quot; &amp; [.A664] &amp; &quot;&quot;&quot;, &quot;&quot;&quot; &amp; LOWER([.C664]) &amp; &quot;&quot;&quot;, &quot;&quot;&quot; &amp; [.C664] &amp; &quot;&quot;&quot;, &quot;&quot;&quot; &amp; [.$E$241] &amp; &quot;&quot;&quot;,&quot; &amp; [.$D$2]" office:value-type="string" office:string-value="insert into mpepu_mp015renalanomaly (display_index, short_name, name,   version, created, modified, user_created, user_modified, hostname_created, hostname_modified) values (&quot;90&quot;, &quot;exstrophy of bladder&quot;, &quot;Exstrophy of bladder&quot;, &quot;&quot;, now(), now(), 'cabel', 'cabel', '', '');&#10;GO">
            <text:p>insert into mpepu_mp015renalanomaly (display_index, short_name, name, <text:s text:c="2"/>version, created, modified, user_created, user_modified, hostname_created, hostname_modified) values ("90", "exstrophy of bladder", "Exstrophy of bladder", "", now(), now(), 'cabel', 'cabel', '', '');<text:line-break/>GO</text:p>
          </table:table-cell>
          <table:table-cell table:number-columns-repeated="1019"/>
        </table:table-row>
        <table:table-row table:style-name="ro2">
          <table:table-cell office:value-type="float" office:value="100">
            <text:p>100</text:p>
          </table:table-cell>
          <table:table-cell table:style-name="ce4" office:value-type="string">
            <text:p>posterior_urethral_valves</text:p>
          </table:table-cell>
          <table:table-cell table:style-name="ce4" office:value-type="string">
            <text:p>Posterior urethral valves</text:p>
          </table:table-cell>
          <table:table-cell table:style-name="ce7" office:value-type="string">
            <text:p>mp015renalanomaly</text:p>
          </table:table-cell>
          <table:table-cell table:formula="of:=&quot;insert into mpepu_&quot; &amp;LOWER( [.D665]) &amp; &quot; (display_index, short_name, name,  &quot; &amp; [.$D$1] &amp; &quot;) values (&quot;&quot;&quot; &amp; [.A665] &amp; &quot;&quot;&quot;, &quot;&quot;&quot; &amp; LOWER([.C665]) &amp; &quot;&quot;&quot;, &quot;&quot;&quot; &amp; [.C665] &amp; &quot;&quot;&quot;, &quot;&quot;&quot; &amp; [.$E$241] &amp; &quot;&quot;&quot;,&quot; &amp; [.$D$2]" office:value-type="string" office:string-value="insert into mpepu_mp015renalanomaly (display_index, short_name, name,   version, created, modified, user_created, user_modified, hostname_created, hostname_modified) values (&quot;100&quot;, &quot;posterior urethral valves&quot;, &quot;Posterior urethral valves&quot;, &quot;&quot;, now(), now(), 'cabel', 'cabel', '', '');&#10;GO">
            <text:p>insert into mpepu_mp015renalanomaly (display_index, short_name, name, <text:s text:c="2"/>version, created, modified, user_created, user_modified, hostname_created, hostname_modified) values ("100", "posterior urethral valves", "Posterior urethral valves", "", now(), now(), 'cabel', 'cabel', '', '');<text:line-break/>GO</text:p>
          </table:table-cell>
          <table:table-cell table:number-columns-repeated="1019"/>
        </table:table-row>
        <table:table-row table:style-name="ro7">
          <table:table-cell office:value-type="float" office:value="999">
            <text:p>999</text:p>
          </table:table-cell>
          <table:table-cell office:value-type="string">
            <text:p>other</text:p>
          </table:table-cell>
          <table:table-cell table:style-name="ce4" office:value-type="string">
            <text:p>Other renal, ureteral, bladder, urethral abnormality, specify </text:p>
          </table:table-cell>
          <table:table-cell table:style-name="ce7" office:value-type="string">
            <text:p>mp015renalanomaly</text:p>
          </table:table-cell>
          <table:table-cell table:formula="of:=&quot;insert into mpepu_&quot; &amp;LOWER( [.D666]) &amp; &quot; (display_index, short_name, name,  &quot; &amp; [.$D$1] &amp; &quot;) values (&quot;&quot;&quot; &amp; [.A666] &amp; &quot;&quot;&quot;, &quot;&quot;&quot; &amp; LOWER([.C666]) &amp; &quot;&quot;&quot;, &quot;&quot;&quot; &amp; [.C666] &amp; &quot;&quot;&quot;, &quot;&quot;&quot; &amp; [.$E$241] &amp; &quot;&quot;&quot;,&quot; &amp; [.$D$2]" office:value-type="string" office:string-value="insert into mpepu_mp015renalanomaly (display_index, short_name, name,   version, created, modified, user_created, user_modified, hostname_created, hostname_modified) values (&quot;999&quot;, &quot;other renal, ureteral, bladder, urethral abnormality, specify &quot;, &quot;Other renal, ureteral, bladder, urethral abnormality, specify &quot;, &quot;&quot;, now(), now(), 'cabel', 'cabel', '', '');&#10;GO">
            <text:p>insert into mpepu_mp015renalanomaly (display_index, short_name, name, <text:s text:c="2"/>version, created, modified, user_created, user_modified, hostname_created, hostname_modified) values ("999", "other renal, ureteral, bladder, urethral abnormality, specify ", "Other renal, ureteral, bladder, urethral abnormality, specify ",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mp015musculoskeletalabnormal</text:p>
          </table:table-cell>
          <table:table-cell table:number-columns-repeated="2"/>
          <table:table-cell table:formula="of:=&quot;drop table &quot; &amp; [.$D$3] &amp;&quot;_&quot; &amp; LOWER([.F669]) &amp;&quot;;&quot;" office:value-type="string" office:string-value="drop table mpepu_mp015musculoskeletalabnormal;">
            <text:p>drop table mpepu_mp015musculoskeletalabnormal;</text:p>
          </table:table-cell>
          <table:table-cell table:number-columns-repeated="1015"/>
        </table:table-row>
        <table:table-row table:style-name="ro2">
          <table:table-cell office:value-type="float" office:value="10">
            <text:p>10</text:p>
          </table:table-cell>
          <table:table-cell office:value-type="string">
            <text:p>none</text:p>
          </table:table-cell>
          <table:table-cell office:value-type="string">
            <text:p>None </text:p>
          </table:table-cell>
          <table:table-cell table:style-name="ce7" office:value-type="string">
            <text:p>mp015musculoskeletalabnormal</text:p>
          </table:table-cell>
          <table:table-cell table:formula="of:=&quot;insert into mpepu_&quot; &amp;LOWER( [.D670]) &amp; &quot; (display_index, short_name, name,  &quot; &amp; [.$D$1] &amp; &quot;) values (&quot;&quot;&quot; &amp; [.A670] &amp; &quot;&quot;&quot;, &quot;&quot;&quot; &amp; LOWER([.C670]) &amp; &quot;&quot;&quot;, &quot;&quot;&quot; &amp; [.C670]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10&quot;, &quot;none &quot;, &quot;None &quot;, &quot;&quot;, now(), now(), 'cabel', 'cabel', '', '');&#10;GO">
            <text:p>insert into mpepu_mp015musculoskeletalabnormal (display_index, short_name, name, <text:s text:c="2"/>version, created, modified, user_created, user_modified, hostname_created, hostname_modified) values ("10", "none ", "None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craniosynostosis </text:p>
          </table:table-cell>
          <table:table-cell table:style-name="ce4" office:value-type="string">
            <text:p>Craniosynostosis </text:p>
          </table:table-cell>
          <table:table-cell table:style-name="ce7" office:value-type="string">
            <text:p>mp015musculoskeletalabnormal</text:p>
          </table:table-cell>
          <table:table-cell table:formula="of:=&quot;insert into mpepu_&quot; &amp;LOWER( [.D671]) &amp; &quot; (display_index, short_name, name,  &quot; &amp; [.$D$1] &amp; &quot;) values (&quot;&quot;&quot; &amp; [.A671] &amp; &quot;&quot;&quot;, &quot;&quot;&quot; &amp; LOWER([.C671]) &amp; &quot;&quot;&quot;, &quot;&quot;&quot; &amp; [.C671]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20&quot;, &quot;craniosynostosis &quot;, &quot;Craniosynostosis &quot;, &quot;&quot;, now(), now(), 'cabel', 'cabel', '', '');&#10;GO">
            <text:p>insert into mpepu_mp015musculoskeletalabnormal (display_index, short_name, name, <text:s text:c="2"/>version, created, modified, user_created, user_modified, hostname_created, hostname_modified) values ("20", "craniosynostosis ", "Craniosynostosis ", "", now(), now(), 'cabel', 'cabel', '', '');<text:line-break/>GO</text:p>
          </table:table-cell>
          <table:table-cell table:number-columns-repeated="1019"/>
        </table:table-row>
        <table:table-row table:style-name="ro2">
          <table:table-cell office:value-type="float" office:value="30">
            <text:p>30</text:p>
          </table:table-cell>
          <table:table-cell table:style-name="ce4" office:value-type="string">
            <text:p>torticollis</text:p>
          </table:table-cell>
          <table:table-cell table:style-name="ce4" office:value-type="string">
            <text:p>Torticollis</text:p>
          </table:table-cell>
          <table:table-cell table:style-name="ce7" office:value-type="string">
            <text:p>mp015musculoskeletalabnormal</text:p>
          </table:table-cell>
          <table:table-cell table:formula="of:=&quot;insert into mpepu_&quot; &amp;LOWER( [.D672]) &amp; &quot; (display_index, short_name, name,  &quot; &amp; [.$D$1] &amp; &quot;) values (&quot;&quot;&quot; &amp; [.A672] &amp; &quot;&quot;&quot;, &quot;&quot;&quot; &amp; LOWER([.C672]) &amp; &quot;&quot;&quot;, &quot;&quot;&quot; &amp; [.C672]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30&quot;, &quot;torticollis&quot;, &quot;Torticollis&quot;, &quot;&quot;, now(), now(), 'cabel', 'cabel', '', '');&#10;GO">
            <text:p>insert into mpepu_mp015musculoskeletalabnormal (display_index, short_name, name, <text:s text:c="2"/>version, created, modified, user_created, user_modified, hostname_created, hostname_modified) values ("30", "torticollis", "Torticollis", "", now(), now(), 'cabel', 'cabel', '', '');<text:line-break/>GO</text:p>
          </table:table-cell>
          <table:table-cell table:number-columns-repeated="1019"/>
        </table:table-row>
        <table:table-row table:style-name="ro2">
          <table:table-cell office:value-type="float" office:value="40">
            <text:p>40</text:p>
          </table:table-cell>
          <table:table-cell table:style-name="ce4" office:value-type="string">
            <text:p>scoliosis_ lordosis </text:p>
          </table:table-cell>
          <table:table-cell table:style-name="ce4" office:value-type="string">
            <text:p>Congenital scoliosis, lordosis </text:p>
          </table:table-cell>
          <table:table-cell table:style-name="ce7" office:value-type="string">
            <text:p>mp015musculoskeletalabnormal</text:p>
          </table:table-cell>
          <table:table-cell table:formula="of:=&quot;insert into mpepu_&quot; &amp;LOWER( [.D673]) &amp; &quot; (display_index, short_name, name,  &quot; &amp; [.$D$1] &amp; &quot;) values (&quot;&quot;&quot; &amp; [.A673] &amp; &quot;&quot;&quot;, &quot;&quot;&quot; &amp; LOWER([.C673]) &amp; &quot;&quot;&quot;, &quot;&quot;&quot; &amp; [.C673]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40&quot;, &quot;congenital scoliosis, lordosis &quot;, &quot;Congenital scoliosis, lordosis &quot;, &quot;&quot;, now(), now(), 'cabel', 'cabel', '', '');&#10;GO">
            <text:p>insert into mpepu_mp015musculoskeletalabnormal (display_index, short_name, name, <text:s text:c="2"/>version, created, modified, user_created, user_modified, hostname_created, hostname_modified) values ("40", "congenital scoliosis, lordosis ", "Congenital scoliosis, lordosis ", "", now(), now(), 'cabel', 'cabel', '', '');<text:line-break/>GO</text:p>
          </table:table-cell>
          <table:table-cell table:number-columns-repeated="1019"/>
        </table:table-row>
        <table:table-row table:style-name="ro2">
          <table:table-cell office:value-type="float" office:value="50">
            <text:p>50</text:p>
          </table:table-cell>
          <table:table-cell table:style-name="ce4" office:value-type="string">
            <text:p>hip_dislocation </text:p>
          </table:table-cell>
          <table:table-cell table:style-name="ce4" office:value-type="string">
            <text:p>Congenital dislocation of hip</text:p>
          </table:table-cell>
          <table:table-cell table:style-name="ce7" office:value-type="string">
            <text:p>mp015musculoskeletalabnormal</text:p>
          </table:table-cell>
          <table:table-cell table:formula="of:=&quot;insert into mpepu_&quot; &amp;LOWER( [.D674]) &amp; &quot; (display_index, short_name, name,  &quot; &amp; [.$D$1] &amp; &quot;) values (&quot;&quot;&quot; &amp; [.A674] &amp; &quot;&quot;&quot;, &quot;&quot;&quot; &amp; LOWER([.C674]) &amp; &quot;&quot;&quot;, &quot;&quot;&quot; &amp; [.C674]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50&quot;, &quot;congenital dislocation of hip&quot;, &quot;Congenital dislocation of hip&quot;, &quot;&quot;, now(), now(), 'cabel', 'cabel', '', '');&#10;GO">
            <text:p>insert into mpepu_mp015musculoskeletalabnormal (display_index, short_name, name, <text:s text:c="2"/>version, created, modified, user_created, user_modified, hostname_created, hostname_modified) values ("50", "congenital dislocation of hip", "Congenital dislocation of hip", "", now(), now(), 'cabel', 'cabel', '', '');<text:line-break/>GO</text:p>
          </table:table-cell>
          <table:table-cell table:number-columns-repeated="1019"/>
        </table:table-row>
        <table:table-row table:style-name="ro7">
          <table:table-cell office:value-type="float" office:value="60">
            <text:p>60</text:p>
          </table:table-cell>
          <table:table-cell table:style-name="ce4" office:value-type="string">
            <text:p>talipes_equinovarus</text:p>
          </table:table-cell>
          <table:table-cell table:style-name="ce4" office:value-type="string">
            <text:p>Talipes equinovarus (club feet excluding metatarsus varus)</text:p>
          </table:table-cell>
          <table:table-cell table:style-name="ce7" office:value-type="string">
            <text:p>mp015musculoskeletalabnormal</text:p>
          </table:table-cell>
          <table:table-cell table:formula="of:=&quot;insert into mpepu_&quot; &amp;LOWER( [.D675]) &amp; &quot; (display_index, short_name, name,  &quot; &amp; [.$D$1] &amp; &quot;) values (&quot;&quot;&quot; &amp; [.A675] &amp; &quot;&quot;&quot;, &quot;&quot;&quot; &amp; LOWER([.C675]) &amp; &quot;&quot;&quot;, &quot;&quot;&quot; &amp; [.C675]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60&quot;, &quot;talipes equinovarus (club feet excluding metatarsus varus)&quot;, &quot;Talipes equinovarus (club feet excluding metatarsus varus)&quot;, &quot;&quot;, now(), now(), 'cabel', 'cabel', '', '');&#10;GO">
            <text:p>insert into mpepu_mp015musculoskeletalabnormal (display_index, short_name, name, <text:s text:c="2"/>version, created, modified, user_created, user_modified, hostname_created, hostname_modified) values ("60", "talipes equinovarus (club feet excluding metatarsus varus)", "Talipes equinovarus (club feet excluding metatarsus varus)", "", now(), now(), 'cabel', 'cabel', '', '');<text:line-break/>GO</text:p>
          </table:table-cell>
          <table:table-cell table:number-columns-repeated="1019"/>
        </table:table-row>
        <table:table-row table:style-name="ro7">
          <table:table-cell office:value-type="float" office:value="70">
            <text:p>70</text:p>
          </table:table-cell>
          <table:table-cell table:style-name="ce4" office:value-type="string">
            <text:p>funnel_chest</text:p>
          </table:table-cell>
          <table:table-cell table:style-name="ce4" office:value-type="string">
            <text:p>Funnel chest or pigeon chest (pectus excavatum or carinaturn) </text:p>
          </table:table-cell>
          <table:table-cell table:style-name="ce7" office:value-type="string">
            <text:p>mp015musculoskeletalabnormal</text:p>
          </table:table-cell>
          <table:table-cell table:formula="of:=&quot;insert into mpepu_&quot; &amp;LOWER( [.D676]) &amp; &quot; (display_index, short_name, name,  &quot; &amp; [.$D$1] &amp; &quot;) values (&quot;&quot;&quot; &amp; [.A676] &amp; &quot;&quot;&quot;, &quot;&quot;&quot; &amp; LOWER([.C676]) &amp; &quot;&quot;&quot;, &quot;&quot;&quot; &amp; [.C676]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70&quot;, &quot;funnel chest or pigeon chest (pectus excavatum or carinaturn) &quot;, &quot;Funnel chest or pigeon chest (pectus excavatum or carinaturn) &quot;, &quot;&quot;, now(), now(), 'cabel', 'cabel', '', '');&#10;GO">
            <text:p>insert into mpepu_mp015musculoskeletalabnormal (display_index, short_name, name, <text:s text:c="2"/>version, created, modified, user_created, user_modified, hostname_created, hostname_modified) values ("70", "funnel chest or pigeon chest (pectus excavatum or carinaturn) ", "Funnel chest or pigeon chest (pectus excavatum or carinaturn) ", "", now(), now(), 'cabel', 'cabel', '', '');<text:line-break/>GO</text:p>
          </table:table-cell>
          <table:table-cell table:number-columns-repeated="1019"/>
        </table:table-row>
        <table:table-row table:style-name="ro2">
          <table:table-cell office:value-type="float" office:value="80">
            <text:p>80</text:p>
          </table:table-cell>
          <table:table-cell table:style-name="ce4" office:value-type="string">
            <text:p>polydactyly </text:p>
          </table:table-cell>
          <table:table-cell table:style-name="ce4" office:value-type="string">
            <text:p>Polydactyly </text:p>
          </table:table-cell>
          <table:table-cell table:style-name="ce7" office:value-type="string">
            <text:p>mp015musculoskeletalabnormal</text:p>
          </table:table-cell>
          <table:table-cell table:formula="of:=&quot;insert into mpepu_&quot; &amp;LOWER( [.D677]) &amp; &quot; (display_index, short_name, name,  &quot; &amp; [.$D$1] &amp; &quot;) values (&quot;&quot;&quot; &amp; [.A677] &amp; &quot;&quot;&quot;, &quot;&quot;&quot; &amp; LOWER([.C677]) &amp; &quot;&quot;&quot;, &quot;&quot;&quot; &amp; [.C677]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80&quot;, &quot;polydactyly &quot;, &quot;Polydactyly &quot;, &quot;&quot;, now(), now(), 'cabel', 'cabel', '', '');&#10;GO">
            <text:p>insert into mpepu_mp015musculoskeletalabnormal (display_index, short_name, name, <text:s text:c="2"/>version, created, modified, user_created, user_modified, hostname_created, hostname_modified) values ("80", "polydactyly ", "Polydactyly ", "", now(), now(), 'cabel', 'cabel', '', '');<text:line-break/>GO</text:p>
          </table:table-cell>
          <table:table-cell table:number-columns-repeated="1019"/>
        </table:table-row>
        <table:table-row table:style-name="ro2">
          <table:table-cell office:value-type="float" office:value="90">
            <text:p>90</text:p>
          </table:table-cell>
          <table:table-cell table:style-name="ce4" office:value-type="string">
            <text:p>syndactyly </text:p>
          </table:table-cell>
          <table:table-cell table:style-name="ce4" office:value-type="string">
            <text:p>Syndactyly </text:p>
          </table:table-cell>
          <table:table-cell table:style-name="ce7" office:value-type="string">
            <text:p>mp015musculoskeletalabnormal</text:p>
          </table:table-cell>
          <table:table-cell table:formula="of:=&quot;insert into mpepu_&quot; &amp;LOWER( [.D678]) &amp; &quot; (display_index, short_name, name,  &quot; &amp; [.$D$1] &amp; &quot;) values (&quot;&quot;&quot; &amp; [.A678] &amp; &quot;&quot;&quot;, &quot;&quot;&quot; &amp; LOWER([.C678]) &amp; &quot;&quot;&quot;, &quot;&quot;&quot; &amp; [.C678]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90&quot;, &quot;syndactyly &quot;, &quot;Syndactyly &quot;, &quot;&quot;, now(), now(), 'cabel', 'cabel', '', '');&#10;GO">
            <text:p>insert into mpepu_mp015musculoskeletalabnormal (display_index, short_name, name, <text:s text:c="2"/>version, created, modified, user_created, user_modified, hostname_created, hostname_modified) values ("90", "syndactyly ", "Syndactyly ", "", now(), now(), 'cabel', 'cabel', '', '');<text:line-break/>GO</text:p>
          </table:table-cell>
          <table:table-cell table:number-columns-repeated="1019"/>
        </table:table-row>
        <table:table-row table:style-name="ro2">
          <table:table-cell office:value-type="float" office:value="100">
            <text:p>100</text:p>
          </table:table-cell>
          <table:table-cell office:value-type="string">
            <text:p>web_finger_toes</text:p>
          </table:table-cell>
          <table:table-cell table:style-name="ce4" office:value-type="string">
            <text:p>Webbed fingers or toes </text:p>
          </table:table-cell>
          <table:table-cell table:style-name="ce7" office:value-type="string">
            <text:p>mp015musculoskeletalabnormal</text:p>
          </table:table-cell>
          <table:table-cell table:formula="of:=&quot;insert into mpepu_&quot; &amp;LOWER( [.D679]) &amp; &quot; (display_index, short_name, name,  &quot; &amp; [.$D$1] &amp; &quot;) values (&quot;&quot;&quot; &amp; [.A679] &amp; &quot;&quot;&quot;, &quot;&quot;&quot; &amp; LOWER([.C679]) &amp; &quot;&quot;&quot;, &quot;&quot;&quot; &amp; [.C679]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100&quot;, &quot;webbed fingers or toes &quot;, &quot;Webbed fingers or toes &quot;, &quot;&quot;, now(), now(), 'cabel', 'cabel', '', '');&#10;GO">
            <text:p>insert into mpepu_mp015musculoskeletalabnormal (display_index, short_name, name, <text:s text:c="2"/>version, created, modified, user_created, user_modified, hostname_created, hostname_modified) values ("100", "webbed fingers or toes ", "Webbed fingers or toes ", "", now(), now(), 'cabel', 'cabel', '', '');<text:line-break/>GO</text:p>
          </table:table-cell>
          <table:table-cell table:number-columns-repeated="1019"/>
        </table:table-row>
        <table:table-row table:style-name="ro6">
          <table:table-cell office:value-type="float" office:value="110">
            <text:p>110</text:p>
          </table:table-cell>
          <table:table-cell office:value-type="string">
            <text:p>up_limb_reduction</text:p>
          </table:table-cell>
          <table:table-cell table:style-name="ce4" office:value-type="string">
            <text:p>Upper limb reduction defect, specify</text:p>
          </table:table-cell>
          <table:table-cell table:style-name="ce7" office:value-type="string">
            <text:p>mp015musculoskeletalabnormal</text:p>
          </table:table-cell>
          <table:table-cell table:formula="of:=&quot;insert into mpepu_&quot; &amp;LOWER( [.D680]) &amp; &quot; (display_index, short_name, name,  &quot; &amp; [.$D$1] &amp; &quot;) values (&quot;&quot;&quot; &amp; [.A680] &amp; &quot;&quot;&quot;, &quot;&quot;&quot; &amp; LOWER([.C680]) &amp; &quot;&quot;&quot;, &quot;&quot;&quot; &amp; [.C680]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110&quot;, &quot;upper limb reduction defect, specify&quot;, &quot;Upper limb reduction defect, specify&quot;, &quot;&quot;, now(), now(), 'cabel', 'cabel', '', '');&#10;GO">
            <text:p>insert into mpepu_mp015musculoskeletalabnormal (display_index, short_name, name, <text:s text:c="2"/>version, created, modified, user_created, user_modified, hostname_created, hostname_modified) values ("110", "upper limb reduction defect, specify", "Upper limb reduction defect, specify", "", now(), now(), 'cabel', 'cabel', '', '');<text:line-break/>GO</text:p>
          </table:table-cell>
          <table:table-cell table:number-columns-repeated="1019"/>
        </table:table-row>
        <table:table-row table:style-name="ro6">
          <table:table-cell office:value-type="float" office:value="120">
            <text:p>120</text:p>
          </table:table-cell>
          <table:table-cell office:value-type="string">
            <text:p>lo_limb_reduction</text:p>
          </table:table-cell>
          <table:table-cell table:style-name="ce4" office:value-type="string">
            <text:p>Lower limb reduction defect, specify</text:p>
          </table:table-cell>
          <table:table-cell table:style-name="ce7" office:value-type="string">
            <text:p>mp015musculoskeletalabnormal</text:p>
          </table:table-cell>
          <table:table-cell table:formula="of:=&quot;insert into mpepu_&quot; &amp;LOWER( [.D681]) &amp; &quot; (display_index, short_name, name,  &quot; &amp; [.$D$1] &amp; &quot;) values (&quot;&quot;&quot; &amp; [.A681] &amp; &quot;&quot;&quot;, &quot;&quot;&quot; &amp; LOWER([.C681]) &amp; &quot;&quot;&quot;, &quot;&quot;&quot; &amp; [.C681]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120&quot;, &quot;lower limb reduction defect, specify&quot;, &quot;Lower limb reduction defect, specify&quot;, &quot;&quot;, now(), now(), 'cabel', 'cabel', '', '');&#10;GO">
            <text:p>insert into mpepu_mp015musculoskeletalabnormal (display_index, short_name, name, <text:s text:c="2"/>version, created, modified, user_created, user_modified, hostname_created, hostname_modified) values ("120", "lower limb reduction defect, specify", "Lower limb reduction defect, specify", "", now(), now(), 'cabel', 'cabel', '', '');<text:line-break/>GO</text:p>
          </table:table-cell>
          <table:table-cell table:number-columns-repeated="1019"/>
        </table:table-row>
        <table:table-row table:style-name="ro2">
          <table:table-cell office:value-type="float" office:value="130">
            <text:p>130</text:p>
          </table:table-cell>
          <table:table-cell table:style-name="ce4" office:value-type="string">
            <text:p>anthrogryposis </text:p>
          </table:table-cell>
          <table:table-cell table:style-name="ce4" office:value-type="string">
            <text:p>Anthrogryposis </text:p>
          </table:table-cell>
          <table:table-cell table:style-name="ce7" office:value-type="string">
            <text:p>mp015musculoskeletalabnormal</text:p>
          </table:table-cell>
          <table:table-cell table:formula="of:=&quot;insert into mpepu_&quot; &amp;LOWER( [.D682]) &amp; &quot; (display_index, short_name, name,  &quot; &amp; [.$D$1] &amp; &quot;) values (&quot;&quot;&quot; &amp; [.A682] &amp; &quot;&quot;&quot;, &quot;&quot;&quot; &amp; LOWER([.C682]) &amp; &quot;&quot;&quot;, &quot;&quot;&quot; &amp; [.C682]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130&quot;, &quot;anthrogryposis &quot;, &quot;Anthrogryposis &quot;, &quot;&quot;, now(), now(), 'cabel', 'cabel', '', '');&#10;GO">
            <text:p>insert into mpepu_mp015musculoskeletalabnormal (display_index, short_name, name, <text:s text:c="2"/>version, created, modified, user_created, user_modified, hostname_created, hostname_modified) values ("130", "anthrogryposis ", "Anthrogryposis ", "", now(), now(), 'cabel', 'cabel', '', '');<text:line-break/>GO</text:p>
          </table:table-cell>
          <table:table-cell table:number-columns-repeated="1019"/>
        </table:table-row>
        <table:table-row table:style-name="ro6">
          <table:table-cell office:value-type="float" office:value="140">
            <text:p>140</text:p>
          </table:table-cell>
          <table:table-cell table:style-name="ce4" office:value-type="string">
            <text:p>vertebral_ rib </text:p>
          </table:table-cell>
          <table:table-cell table:style-name="ce4" office:value-type="string">
            <text:p>Vertebral or rib abnormalities, specify </text:p>
          </table:table-cell>
          <table:table-cell table:style-name="ce7" office:value-type="string">
            <text:p>mp015musculoskeletalabnormal</text:p>
          </table:table-cell>
          <table:table-cell table:formula="of:=&quot;insert into mpepu_&quot; &amp;LOWER( [.D683]) &amp; &quot; (display_index, short_name, name,  &quot; &amp; [.$D$1] &amp; &quot;) values (&quot;&quot;&quot; &amp; [.A683] &amp; &quot;&quot;&quot;, &quot;&quot;&quot; &amp; LOWER([.C683]) &amp; &quot;&quot;&quot;, &quot;&quot;&quot; &amp; [.C683]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140&quot;, &quot;vertebral or rib abnormalities, specify &quot;, &quot;Vertebral or rib abnormalities, specify &quot;, &quot;&quot;, now(), now(), 'cabel', 'cabel', '', '');&#10;GO">
            <text:p>insert into mpepu_mp015musculoskeletalabnormal (display_index, short_name, name, <text:s text:c="2"/>version, created, modified, user_created, user_modified, hostname_created, hostname_modified) values ("140", "vertebral or rib abnormalities, specify ", "Vertebral or rib abnormalities, specify ", "", now(), now(), 'cabel', 'cabel', '', '');<text:line-break/>GO</text:p>
          </table:table-cell>
          <table:table-cell table:number-columns-repeated="1019"/>
        </table:table-row>
        <table:table-row table:style-name="ro2">
          <table:table-cell office:value-type="float" office:value="150">
            <text:p>150</text:p>
          </table:table-cell>
          <table:table-cell table:style-name="ce4" office:value-type="string">
            <text:p>osteogen_imperfecta </text:p>
          </table:table-cell>
          <table:table-cell table:style-name="ce4" office:value-type="string">
            <text:p>Osteogenesis imperfecta </text:p>
          </table:table-cell>
          <table:table-cell table:style-name="ce7" office:value-type="string">
            <text:p>mp015musculoskeletalabnormal</text:p>
          </table:table-cell>
          <table:table-cell table:formula="of:=&quot;insert into mpepu_&quot; &amp;LOWER( [.D684]) &amp; &quot; (display_index, short_name, name,  &quot; &amp; [.$D$1] &amp; &quot;) values (&quot;&quot;&quot; &amp; [.A684] &amp; &quot;&quot;&quot;, &quot;&quot;&quot; &amp; LOWER([.C684]) &amp; &quot;&quot;&quot;, &quot;&quot;&quot; &amp; [.C684]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150&quot;, &quot;osteogenesis imperfecta &quot;, &quot;Osteogenesis imperfecta &quot;, &quot;&quot;, now(), now(), 'cabel', 'cabel', '', '');&#10;GO">
            <text:p>insert into mpepu_mp015musculoskeletalabnormal (display_index, short_name, name, <text:s text:c="2"/>version, created, modified, user_created, user_modified, hostname_created, hostname_modified) values ("150", "osteogenesis imperfecta ", "Osteogenesis imperfecta ", "", now(), now(), 'cabel', 'cabel', '', '');<text:line-break/>GO</text:p>
          </table:table-cell>
          <table:table-cell table:number-columns-repeated="1019"/>
        </table:table-row>
        <table:table-row table:style-name="ro6">
          <table:table-cell office:value-type="float" office:value="160">
            <text:p>160</text:p>
          </table:table-cell>
          <table:table-cell table:style-name="ce4" office:value-type="string">
            <text:p>Dwarfing</text:p>
          </table:table-cell>
          <table:table-cell table:style-name="ce4" office:value-type="string">
            <text:p>Dwarfing syndrome, specify</text:p>
          </table:table-cell>
          <table:table-cell table:style-name="ce7" office:value-type="string">
            <text:p>mp015musculoskeletalabnormal</text:p>
          </table:table-cell>
          <table:table-cell table:formula="of:=&quot;insert into mpepu_&quot; &amp;LOWER( [.D685]) &amp; &quot; (display_index, short_name, name,  &quot; &amp; [.$D$1] &amp; &quot;) values (&quot;&quot;&quot; &amp; [.A685] &amp; &quot;&quot;&quot;, &quot;&quot;&quot; &amp; LOWER([.C685]) &amp; &quot;&quot;&quot;, &quot;&quot;&quot; &amp; [.C685]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160&quot;, &quot;dwarfing syndrome, specify&quot;, &quot;Dwarfing syndrome, specify&quot;, &quot;&quot;, now(), now(), 'cabel', 'cabel', '', '');&#10;GO">
            <text:p>insert into mpepu_mp015musculoskeletalabnormal (display_index, short_name, name, <text:s text:c="2"/>version, created, modified, user_created, user_modified, hostname_created, hostname_modified) values ("160", "dwarfing syndrome, specify", "Dwarfing syndrome, specify", "", now(), now(), 'cabel', 'cabel', '', '');<text:line-break/>GO</text:p>
          </table:table-cell>
          <table:table-cell table:number-columns-repeated="1019"/>
        </table:table-row>
        <table:table-row table:style-name="ro6">
          <table:table-cell office:value-type="float" office:value="170">
            <text:p>170</text:p>
          </table:table-cell>
          <table:table-cell table:style-name="ce4" office:value-type="string">
            <text:p>diaphramati_ hernia </text:p>
          </table:table-cell>
          <table:table-cell table:style-name="ce4" office:value-type="string">
            <text:p>Congenital diaphramatic hernia </text:p>
          </table:table-cell>
          <table:table-cell table:style-name="ce7" office:value-type="string">
            <text:p>mp015musculoskeletalabnormal</text:p>
          </table:table-cell>
          <table:table-cell table:formula="of:=&quot;insert into mpepu_&quot; &amp;LOWER( [.D686]) &amp; &quot; (display_index, short_name, name,  &quot; &amp; [.$D$1] &amp; &quot;) values (&quot;&quot;&quot; &amp; [.A686] &amp; &quot;&quot;&quot;, &quot;&quot;&quot; &amp; LOWER([.C686]) &amp; &quot;&quot;&quot;, &quot;&quot;&quot; &amp; [.C686]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170&quot;, &quot;congenital diaphramatic hernia &quot;, &quot;Congenital diaphramatic hernia &quot;, &quot;&quot;, now(), now(), 'cabel', 'cabel', '', '');&#10;GO">
            <text:p>insert into mpepu_mp015musculoskeletalabnormal (display_index, short_name, name, <text:s text:c="2"/>version, created, modified, user_created, user_modified, hostname_created, hostname_modified) values ("170", "congenital diaphramatic hernia ", "Congenital diaphramatic hernia ", "", now(), now(), 'cabel', 'cabel', '', '');<text:line-break/>GO</text:p>
          </table:table-cell>
          <table:table-cell table:number-columns-repeated="1019"/>
        </table:table-row>
        <table:table-row table:style-name="ro2">
          <table:table-cell office:value-type="float" office:value="180">
            <text:p>180</text:p>
          </table:table-cell>
          <table:table-cell table:style-name="ce4" office:value-type="string">
            <text:p>omphalocele </text:p>
          </table:table-cell>
          <table:table-cell table:style-name="ce4" office:value-type="string">
            <text:p>Omphalocele </text:p>
          </table:table-cell>
          <table:table-cell table:style-name="ce7" office:value-type="string">
            <text:p>mp015musculoskeletalabnormal</text:p>
          </table:table-cell>
          <table:table-cell table:formula="of:=&quot;insert into mpepu_&quot; &amp;LOWER( [.D687]) &amp; &quot; (display_index, short_name, name,  &quot; &amp; [.$D$1] &amp; &quot;) values (&quot;&quot;&quot; &amp; [.A687] &amp; &quot;&quot;&quot;, &quot;&quot;&quot; &amp; LOWER([.C687]) &amp; &quot;&quot;&quot;, &quot;&quot;&quot; &amp; [.C687]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180&quot;, &quot;omphalocele &quot;, &quot;Omphalocele &quot;, &quot;&quot;, now(), now(), 'cabel', 'cabel', '', '');&#10;GO">
            <text:p>insert into mpepu_mp015musculoskeletalabnormal (display_index, short_name, name, <text:s text:c="2"/>version, created, modified, user_created, user_modified, hostname_created, hostname_modified) values ("180", "omphalocele ", "Omphalocele ", "", now(), now(), 'cabel', 'cabel', '', '');<text:line-break/>GO</text:p>
          </table:table-cell>
          <table:table-cell table:number-columns-repeated="1019"/>
        </table:table-row>
        <table:table-row table:style-name="ro2">
          <table:table-cell office:value-type="float" office:value="190">
            <text:p>190</text:p>
          </table:table-cell>
          <table:table-cell table:style-name="ce4" office:value-type="string">
            <text:p>gastroschisis </text:p>
          </table:table-cell>
          <table:table-cell table:style-name="ce4" office:value-type="string">
            <text:p>Gastroschisis </text:p>
          </table:table-cell>
          <table:table-cell table:style-name="ce7" office:value-type="string">
            <text:p>mp015musculoskeletalabnormal</text:p>
          </table:table-cell>
          <table:table-cell table:formula="of:=&quot;insert into mpepu_&quot; &amp;LOWER( [.D688]) &amp; &quot; (display_index, short_name, name,  &quot; &amp; [.$D$1] &amp; &quot;) values (&quot;&quot;&quot; &amp; [.A688] &amp; &quot;&quot;&quot;, &quot;&quot;&quot; &amp; LOWER([.C688]) &amp; &quot;&quot;&quot;, &quot;&quot;&quot; &amp; [.C688]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190&quot;, &quot;gastroschisis &quot;, &quot;Gastroschisis &quot;, &quot;&quot;, now(), now(), 'cabel', 'cabel', '', '');&#10;GO">
            <text:p>insert into mpepu_mp015musculoskeletalabnormal (display_index, short_name, name, <text:s text:c="2"/>version, created, modified, user_created, user_modified, hostname_created, hostname_modified) values ("190", "gastroschisis ", "Gastroschisis ", "", now(), now(), 'cabel', 'cabel', '', '');<text:line-break/>GO</text:p>
          </table:table-cell>
          <table:table-cell table:number-columns-repeated="1019"/>
        </table:table-row>
        <table:table-row table:style-name="ro6">
          <table:table-cell office:value-type="float" office:value="999">
            <text:p>999</text:p>
          </table:table-cell>
          <table:table-cell table:style-name="ce4" office:value-type="string">
            <text:p>other_hand_malform</text:p>
          </table:table-cell>
          <table:table-cell table:style-name="ce4" office:value-type="string">
            <text:p>Other hand malformation, specify</text:p>
          </table:table-cell>
          <table:table-cell table:style-name="ce7" office:value-type="string">
            <text:p>mp015musculoskeletalabnormal</text:p>
          </table:table-cell>
          <table:table-cell table:formula="of:=&quot;insert into mpepu_&quot; &amp;LOWER( [.D689]) &amp; &quot; (display_index, short_name, name,  &quot; &amp; [.$D$1] &amp; &quot;) values (&quot;&quot;&quot; &amp; [.A689] &amp; &quot;&quot;&quot;, &quot;&quot;&quot; &amp; LOWER([.C689]) &amp; &quot;&quot;&quot;, &quot;&quot;&quot; &amp; [.C689]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999&quot;, &quot;other hand malformation, specify&quot;, &quot;Other hand malformation, specify&quot;, &quot;&quot;, now(), now(), 'cabel', 'cabel', '', '');&#10;GO">
            <text:p>insert into mpepu_mp015musculoskeletalabnormal (display_index, short_name, name, <text:s text:c="2"/>version, created, modified, user_created, user_modified, hostname_created, hostname_modified) values ("999", "other hand malformation, specify", "Other hand malformation, specify", "", now(), now(), 'cabel', 'cabel', '', '');<text:line-break/>GO</text:p>
          </table:table-cell>
          <table:table-cell table:number-columns-repeated="1019"/>
        </table:table-row>
        <table:table-row table:style-name="ro6">
          <table:table-cell office:value-type="float" office:value="9999">
            <text:p>9999</text:p>
          </table:table-cell>
          <table:table-cell table:style-name="ce4" office:value-type="string">
            <text:p>other_skull_malform</text:p>
          </table:table-cell>
          <table:table-cell table:style-name="ce4" office:value-type="string">
            <text:p>Other skull abnormality, specify</text:p>
          </table:table-cell>
          <table:table-cell table:style-name="ce7" office:value-type="string">
            <text:p>mp015musculoskeletalabnormal</text:p>
          </table:table-cell>
          <table:table-cell table:formula="of:=&quot;insert into mpepu_&quot; &amp;LOWER( [.D690]) &amp; &quot; (display_index, short_name, name,  &quot; &amp; [.$D$1] &amp; &quot;) values (&quot;&quot;&quot; &amp; [.A690] &amp; &quot;&quot;&quot;, &quot;&quot;&quot; &amp; LOWER([.C690]) &amp; &quot;&quot;&quot;, &quot;&quot;&quot; &amp; [.C690]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9999&quot;, &quot;other skull abnormality, specify&quot;, &quot;Other skull abnormality, specify&quot;, &quot;&quot;, now(), now(), 'cabel', 'cabel', '', '');&#10;GO">
            <text:p>insert into mpepu_mp015musculoskeletalabnormal (display_index, short_name, name, <text:s text:c="2"/>version, created, modified, user_created, user_modified, hostname_created, hostname_modified) values ("9999", "other skull abnormality, specify", "Other skull abnormality, specify", "", now(), now(), 'cabel', 'cabel', '', '');<text:line-break/>GO</text:p>
          </table:table-cell>
          <table:table-cell table:number-columns-repeated="1019"/>
        </table:table-row>
        <table:table-row table:style-name="ro7">
          <table:table-cell office:value-type="float" office:value="99999">
            <text:p>99999</text:p>
          </table:table-cell>
          <table:table-cell office:value-type="string">
            <text:p>other</text:p>
          </table:table-cell>
          <table:table-cell table:style-name="ce4" office:value-type="string">
            <text:p>Other muscular or skeletal abnormality or syndrome, specify </text:p>
          </table:table-cell>
          <table:table-cell table:style-name="ce7" office:value-type="string">
            <text:p>mp015musculoskeletalabnormal</text:p>
          </table:table-cell>
          <table:table-cell table:formula="of:=&quot;insert into mpepu_&quot; &amp;LOWER( [.D691]) &amp; &quot; (display_index, short_name, name,  &quot; &amp; [.$D$1] &amp; &quot;) values (&quot;&quot;&quot; &amp; [.A691] &amp; &quot;&quot;&quot;, &quot;&quot;&quot; &amp; LOWER([.C691]) &amp; &quot;&quot;&quot;, &quot;&quot;&quot; &amp; [.C691] &amp; &quot;&quot;&quot;, &quot;&quot;&quot; &amp; [.$E$241] &amp; &quot;&quot;&quot;,&quot; &amp; [.$D$2]" office:value-type="string" office:string-value="insert into mpepu_mp015musculoskeletalabnormal (display_index, short_name, name,   version, created, modified, user_created, user_modified, hostname_created, hostname_modified) values (&quot;99999&quot;, &quot;other muscular or skeletal abnormality or syndrome, specify &quot;, &quot;Other muscular or skeletal abnormality or syndrome, specify &quot;, &quot;&quot;, now(), now(), 'cabel', 'cabel', '', '');&#10;GO">
            <text:p>insert into mpepu_mp015musculoskeletalabnormal (display_index, short_name, name, <text:s text:c="2"/>version, created, modified, user_created, user_modified, hostname_created, hostname_modified) values ("99999", "other muscular or skeletal abnormality or syndrome, specify ", "Other muscular or skeletal abnormality or syndrome, specify ",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mp015musculoskeletalabnormal</text:p>
          </table:table-cell>
          <table:table-cell table:number-columns-repeated="2"/>
          <table:table-cell table:formula="of:=&quot;drop table &quot; &amp; [.$D$3] &amp;&quot;_&quot; &amp; LOWER([.F694]) &amp;&quot;;&quot;" office:value-type="string" office:string-value="drop table mpepu_mp015musculoskeletalabnormal;">
            <text:p>drop table mpepu_mp015musculoskeletalabnormal;</text:p>
          </table:table-cell>
          <table:table-cell table:number-columns-repeated="1015"/>
        </table:table-row>
        <table:table-row table:style-name="ro2">
          <table:table-cell office:value-type="float" office:value="10">
            <text:p>10</text:p>
          </table:table-cell>
          <table:table-cell office:value-type="string">
            <text:p>none</text:p>
          </table:table-cell>
          <table:table-cell office:value-type="string">
            <text:p>None </text:p>
          </table:table-cell>
          <table:table-cell table:style-name="ce7" office:value-type="string">
            <text:p>mp015skinabnormal</text:p>
          </table:table-cell>
          <table:table-cell table:formula="of:=&quot;insert into mpepu_&quot; &amp;LOWER( [.D695]) &amp; &quot; (display_index, short_name, name,  &quot; &amp; [.$D$1] &amp; &quot;) values (&quot;&quot;&quot; &amp; [.A695] &amp; &quot;&quot;&quot;, &quot;&quot;&quot; &amp; LOWER([.C695]) &amp; &quot;&quot;&quot;, &quot;&quot;&quot; &amp; [.C695] &amp; &quot;&quot;&quot;, &quot;&quot;&quot; &amp; [.$E$241] &amp; &quot;&quot;&quot;,&quot; &amp; [.$D$2]" office:value-type="string" office:string-value="insert into mpepu_mp015skinabnormal (display_index, short_name, name,   version, created, modified, user_created, user_modified, hostname_created, hostname_modified) values (&quot;10&quot;, &quot;none &quot;, &quot;None &quot;, &quot;&quot;, now(), now(), 'cabel', 'cabel', '', '');&#10;GO">
            <text:p>insert into mpepu_mp015skinabnormal (display_index, short_name, name, <text:s text:c="2"/>version, created, modified, user_created, user_modified, hostname_created, hostname_modified) values ("10", "none ", "None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icthyosis</text:p>
          </table:table-cell>
          <table:table-cell table:style-name="ce4" office:value-type="string">
            <text:p>Icthyosis</text:p>
          </table:table-cell>
          <table:table-cell table:style-name="ce7" office:value-type="string">
            <text:p>mp015skinabnormal</text:p>
          </table:table-cell>
          <table:table-cell table:formula="of:=&quot;insert into mpepu_&quot; &amp;LOWER( [.D696]) &amp; &quot; (display_index, short_name, name,  &quot; &amp; [.$D$1] &amp; &quot;) values (&quot;&quot;&quot; &amp; [.A696] &amp; &quot;&quot;&quot;, &quot;&quot;&quot; &amp; LOWER([.C696]) &amp; &quot;&quot;&quot;, &quot;&quot;&quot; &amp; [.C696] &amp; &quot;&quot;&quot;, &quot;&quot;&quot; &amp; [.$E$241] &amp; &quot;&quot;&quot;,&quot; &amp; [.$D$2]" office:value-type="string" office:string-value="insert into mpepu_mp015skinabnormal (display_index, short_name, name,   version, created, modified, user_created, user_modified, hostname_created, hostname_modified) values (&quot;20&quot;, &quot;icthyosis&quot;, &quot;Icthyosis&quot;, &quot;&quot;, now(), now(), 'cabel', 'cabel', '', '');&#10;GO">
            <text:p>insert into mpepu_mp015skinabnormal (display_index, short_name, name, <text:s text:c="2"/>version, created, modified, user_created, user_modified, hostname_created, hostname_modified) values ("20", "icthyosis", "Icthyosis", "", now(), now(), 'cabel', 'cabel', '', '');<text:line-break/>GO</text:p>
          </table:table-cell>
          <table:table-cell table:number-columns-repeated="1019"/>
        </table:table-row>
        <table:table-row table:style-name="ro2">
          <table:table-cell office:value-type="float" office:value="30">
            <text:p>30</text:p>
          </table:table-cell>
          <table:table-cell table:style-name="ce4" office:value-type="string">
            <text:p>ectoderma_dysplasia </text:p>
          </table:table-cell>
          <table:table-cell table:style-name="ce4" office:value-type="string">
            <text:p>Ectodermal dysplasia </text:p>
          </table:table-cell>
          <table:table-cell table:style-name="ce7" office:value-type="string">
            <text:p>mp015skinabnormal</text:p>
          </table:table-cell>
          <table:table-cell table:formula="of:=&quot;insert into mpepu_&quot; &amp;LOWER( [.D697]) &amp; &quot; (display_index, short_name, name,  &quot; &amp; [.$D$1] &amp; &quot;) values (&quot;&quot;&quot; &amp; [.A697] &amp; &quot;&quot;&quot;, &quot;&quot;&quot; &amp; LOWER([.C697]) &amp; &quot;&quot;&quot;, &quot;&quot;&quot; &amp; [.C697] &amp; &quot;&quot;&quot;, &quot;&quot;&quot; &amp; [.$E$241] &amp; &quot;&quot;&quot;,&quot; &amp; [.$D$2]" office:value-type="string" office:string-value="insert into mpepu_mp015skinabnormal (display_index, short_name, name,   version, created, modified, user_created, user_modified, hostname_created, hostname_modified) values (&quot;30&quot;, &quot;ectodermal dysplasia &quot;, &quot;Ectodermal dysplasia &quot;, &quot;&quot;, now(), now(), 'cabel', 'cabel', '', '');&#10;GO">
            <text:p>insert into mpepu_mp015skinabnormal (display_index, short_name, name, <text:s text:c="2"/>version, created, modified, user_created, user_modified, hostname_created, hostname_modified) values ("30", "ectodermal dysplasia ", "Ectodermal dysplasia ", "", now(), now(), 'cabel', 'cabel', '', '');<text:line-break/>GO</text:p>
          </table:table-cell>
          <table:table-cell table:number-columns-repeated="1019"/>
        </table:table-row>
        <table:table-row table:style-name="ro6">
          <table:table-cell office:value-type="float" office:value="99">
            <text:p>99</text:p>
          </table:table-cell>
          <table:table-cell office:value-type="string">
            <text:p>other</text:p>
          </table:table-cell>
          <table:table-cell table:style-name="ce4" office:value-type="string">
            <text:p>Other skin abnormality, specify </text:p>
          </table:table-cell>
          <table:table-cell table:style-name="ce7" office:value-type="string">
            <text:p>mp015skinabnormal</text:p>
          </table:table-cell>
          <table:table-cell table:formula="of:=&quot;insert into mpepu_&quot; &amp;LOWER( [.D698]) &amp; &quot; (display_index, short_name, name,  &quot; &amp; [.$D$1] &amp; &quot;) values (&quot;&quot;&quot; &amp; [.A698] &amp; &quot;&quot;&quot;, &quot;&quot;&quot; &amp; LOWER([.C698]) &amp; &quot;&quot;&quot;, &quot;&quot;&quot; &amp; [.C698] &amp; &quot;&quot;&quot;, &quot;&quot;&quot; &amp; [.$E$241] &amp; &quot;&quot;&quot;,&quot; &amp; [.$D$2]" office:value-type="string" office:string-value="insert into mpepu_mp015skinabnormal (display_index, short_name, name,   version, created, modified, user_created, user_modified, hostname_created, hostname_modified) values (&quot;99&quot;, &quot;other skin abnormality, specify &quot;, &quot;Other skin abnormality, specify &quot;, &quot;&quot;, now(), now(), 'cabel', 'cabel', '', '');&#10;GO">
            <text:p>insert into mpepu_mp015skinabnormal (display_index, short_name, name, <text:s text:c="2"/>version, created, modified, user_created, user_modified, hostname_created, hostname_modified) values ("99", "other skin abnormality, specify ", "Other skin abnormality, specify ", "", now(), now(), 'cabel', 'cabel', '', '');<text:line-break/>GO</text:p>
          </table:table-cell>
          <table:table-cell table:number-columns-repeated="1019"/>
        </table:table-row>
        <table:table-row table:style-name="ro1" table:number-rows-repeated="2">
          <table:table-cell table:number-columns-repeated="1024"/>
        </table:table-row>
        <table:table-row table:style-name="ro2">
          <table:table-cell table:number-columns-repeated="4"/>
          <table:table-cell table:style-name="ce1" office:value-type="string">
            <text:p>-- Table</text:p>
          </table:table-cell>
          <table:table-cell table:style-name="ce7" office:value-type="string">
            <text:p>mp015trisomieschromosome</text:p>
          </table:table-cell>
          <table:table-cell table:number-columns-repeated="2"/>
          <table:table-cell table:formula="of:=&quot;drop table &quot; &amp; [.$D$3] &amp;&quot;_&quot; &amp; LOWER([.F701]) &amp;&quot;;&quot;" office:value-type="string" office:string-value="drop table mpepu_mp015trisomieschromosome;">
            <text:p>drop table mpepu_mp015trisomieschromosome;</text:p>
          </table:table-cell>
          <table:table-cell table:number-columns-repeated="1015"/>
        </table:table-row>
        <table:table-row table:style-name="ro2">
          <table:table-cell office:value-type="float" office:value="10">
            <text:p>10</text:p>
          </table:table-cell>
          <table:table-cell office:value-type="string">
            <text:p>none</text:p>
          </table:table-cell>
          <table:table-cell office:value-type="string">
            <text:p>None </text:p>
          </table:table-cell>
          <table:table-cell table:style-name="ce7" office:value-type="string">
            <text:p>mp015trisomieschromosome</text:p>
          </table:table-cell>
          <table:table-cell table:formula="of:=&quot;insert into mpepu_&quot; &amp;LOWER( [.D702]) &amp; &quot; (display_index, short_name, name,  &quot; &amp; [.$D$1] &amp; &quot;) values (&quot;&quot;&quot; &amp; [.A702] &amp; &quot;&quot;&quot;, &quot;&quot;&quot; &amp; LOWER([.C702]) &amp; &quot;&quot;&quot;, &quot;&quot;&quot; &amp; [.C702] &amp; &quot;&quot;&quot;, &quot;&quot;&quot; &amp; [.$E$241] &amp; &quot;&quot;&quot;,&quot; &amp; [.$D$2]" office:value-type="string" office:string-value="insert into mpepu_mp015trisomieschromosome (display_index, short_name, name,   version, created, modified, user_created, user_modified, hostname_created, hostname_modified) values (&quot;10&quot;, &quot;none &quot;, &quot;None &quot;, &quot;&quot;, now(), now(), 'cabel', 'cabel', '', '');&#10;GO">
            <text:p>insert into mpepu_mp015trisomieschromosome (display_index, short_name, name, <text:s text:c="2"/>version, created, modified, user_created, user_modified, hostname_created, hostname_modified) values ("10", "none ", "None ", "", now(), now(), 'cabel', 'cabel', '', '');<text:line-break/>GO</text:p>
          </table:table-cell>
          <table:table-cell table:number-columns-repeated="1019"/>
        </table:table-row>
        <table:table-row table:style-name="ro2">
          <table:table-cell office:value-type="float" office:value="20">
            <text:p>20</text:p>
          </table:table-cell>
          <table:table-cell table:style-name="ce4" office:value-type="string">
            <text:p>trisomy_21 </text:p>
          </table:table-cell>
          <table:table-cell table:style-name="ce4" office:value-type="string">
            <text:p>Trisomy 21 </text:p>
          </table:table-cell>
          <table:table-cell table:style-name="ce7" office:value-type="string">
            <text:p>mp015trisomieschromosome</text:p>
          </table:table-cell>
          <table:table-cell table:formula="of:=&quot;insert into mpepu_&quot; &amp;LOWER( [.D703]) &amp; &quot; (display_index, short_name, name,  &quot; &amp; [.$D$1] &amp; &quot;) values (&quot;&quot;&quot; &amp; [.A703] &amp; &quot;&quot;&quot;, &quot;&quot;&quot; &amp; LOWER([.C703]) &amp; &quot;&quot;&quot;, &quot;&quot;&quot; &amp; [.C703] &amp; &quot;&quot;&quot;, &quot;&quot;&quot; &amp; [.$E$241] &amp; &quot;&quot;&quot;,&quot; &amp; [.$D$2]" office:value-type="string" office:string-value="insert into mpepu_mp015trisomieschromosome (display_index, short_name, name,   version, created, modified, user_created, user_modified, hostname_created, hostname_modified) values (&quot;20&quot;, &quot;trisomy 21 &quot;, &quot;Trisomy 21 &quot;, &quot;&quot;, now(), now(), 'cabel', 'cabel', '', '');&#10;GO">
            <text:p>insert into mpepu_mp015trisomieschromosome (display_index, short_name, name, <text:s text:c="2"/>version, created, modified, user_created, user_modified, hostname_created, hostname_modified) values ("20", "trisomy 21 ", "Trisomy 21 ", "", now(), now(), 'cabel', 'cabel', '', '');<text:line-break/>GO</text:p>
          </table:table-cell>
          <table:table-cell table:number-columns-repeated="1019"/>
        </table:table-row>
        <table:table-row table:style-name="ro2">
          <table:table-cell office:value-type="float" office:value="30">
            <text:p>30</text:p>
          </table:table-cell>
          <table:table-cell table:style-name="ce4" office:value-type="string">
            <text:p>Trisomy_13</text:p>
          </table:table-cell>
          <table:table-cell table:style-name="ce4" office:value-type="string">
            <text:p>Trisomy 13</text:p>
          </table:table-cell>
          <table:table-cell table:style-name="ce7" office:value-type="string">
            <text:p>mp015trisomieschromosome</text:p>
          </table:table-cell>
          <table:table-cell table:formula="of:=&quot;insert into mpepu_&quot; &amp;LOWER( [.D704]) &amp; &quot; (display_index, short_name, name,  &quot; &amp; [.$D$1] &amp; &quot;) values (&quot;&quot;&quot; &amp; [.A704] &amp; &quot;&quot;&quot;, &quot;&quot;&quot; &amp; LOWER([.C704]) &amp; &quot;&quot;&quot;, &quot;&quot;&quot; &amp; [.C704] &amp; &quot;&quot;&quot;, &quot;&quot;&quot; &amp; [.$E$241] &amp; &quot;&quot;&quot;,&quot; &amp; [.$D$2]" office:value-type="string" office:string-value="insert into mpepu_mp015trisomieschromosome (display_index, short_name, name,   version, created, modified, user_created, user_modified, hostname_created, hostname_modified) values (&quot;30&quot;, &quot;trisomy 13&quot;, &quot;Trisomy 13&quot;, &quot;&quot;, now(), now(), 'cabel', 'cabel', '', '');&#10;GO">
            <text:p>insert into mpepu_mp015trisomieschromosome (display_index, short_name, name, <text:s text:c="2"/>version, created, modified, user_created, user_modified, hostname_created, hostname_modified) values ("30", "trisomy 13", "Trisomy 13", "", now(), now(), 'cabel', 'cabel', '', '');<text:line-break/>GO</text:p>
          </table:table-cell>
          <table:table-cell table:number-columns-repeated="1019"/>
        </table:table-row>
        <table:table-row table:style-name="ro2">
          <table:table-cell office:value-type="float" office:value="40">
            <text:p>40</text:p>
          </table:table-cell>
          <table:table-cell table:style-name="ce4" office:value-type="string">
            <text:p>Trisomy_18</text:p>
          </table:table-cell>
          <table:table-cell table:style-name="ce4" office:value-type="string">
            <text:p>Trisomy 18 </text:p>
          </table:table-cell>
          <table:table-cell table:style-name="ce7" office:value-type="string">
            <text:p>mp015trisomieschromosome</text:p>
          </table:table-cell>
          <table:table-cell table:formula="of:=&quot;insert into mpepu_&quot; &amp;LOWER( [.D705]) &amp; &quot; (display_index, short_name, name,  &quot; &amp; [.$D$1] &amp; &quot;) values (&quot;&quot;&quot; &amp; [.A705] &amp; &quot;&quot;&quot;, &quot;&quot;&quot; &amp; LOWER([.C705]) &amp; &quot;&quot;&quot;, &quot;&quot;&quot; &amp; [.C705] &amp; &quot;&quot;&quot;, &quot;&quot;&quot; &amp; [.$E$241] &amp; &quot;&quot;&quot;,&quot; &amp; [.$D$2]" office:value-type="string" office:string-value="insert into mpepu_mp015trisomieschromosome (display_index, short_name, name,   version, created, modified, user_created, user_modified, hostname_created, hostname_modified) values (&quot;40&quot;, &quot;trisomy 18 &quot;, &quot;Trisomy 18 &quot;, &quot;&quot;, now(), now(), 'cabel', 'cabel', '', '');&#10;GO">
            <text:p>insert into mpepu_mp015trisomieschromosome (display_index, short_name, name, <text:s text:c="2"/>version, created, modified, user_created, user_modified, hostname_created, hostname_modified) values ("40", "trisomy 18 ", "Trisomy 18 ", "", now(), now(), 'cabel', 'cabel', '', '');<text:line-break/>GO</text:p>
          </table:table-cell>
          <table:table-cell table:number-columns-repeated="1019"/>
        </table:table-row>
        <table:table-row table:style-name="ro2">
          <table:table-cell office:value-type="float" office:value="99">
            <text:p>99</text:p>
          </table:table-cell>
          <table:table-cell office:value-type="string">
            <text:p>other_trisomy</text:p>
          </table:table-cell>
          <table:table-cell table:style-name="ce4" office:value-type="string">
            <text:p>Other trisomy, specify </text:p>
          </table:table-cell>
          <table:table-cell table:style-name="ce7" office:value-type="string">
            <text:p>mp015trisomieschromosome</text:p>
          </table:table-cell>
          <table:table-cell table:formula="of:=&quot;insert into mpepu_&quot; &amp;LOWER( [.D706]) &amp; &quot; (display_index, short_name, name,  &quot; &amp; [.$D$1] &amp; &quot;) values (&quot;&quot;&quot; &amp; [.A706] &amp; &quot;&quot;&quot;, &quot;&quot;&quot; &amp; LOWER([.C706]) &amp; &quot;&quot;&quot;, &quot;&quot;&quot; &amp; [.C706] &amp; &quot;&quot;&quot;, &quot;&quot;&quot; &amp; [.$E$241] &amp; &quot;&quot;&quot;,&quot; &amp; [.$D$2]" office:value-type="string" office:string-value="insert into mpepu_mp015trisomieschromosome (display_index, short_name, name,   version, created, modified, user_created, user_modified, hostname_created, hostname_modified) values (&quot;99&quot;, &quot;other trisomy, specify &quot;, &quot;Other trisomy, specify &quot;, &quot;&quot;, now(), now(), 'cabel', 'cabel', '', '');&#10;GO">
            <text:p>insert into mpepu_mp015trisomieschromosome (display_index, short_name, name, <text:s text:c="2"/>version, created, modified, user_created, user_modified, hostname_created, hostname_modified) values ("99", "other trisomy, specify ", "Other trisomy, specify ", "", now(), now(), 'cabel', 'cabel', '', '');<text:line-break/>GO</text:p>
          </table:table-cell>
          <table:table-cell table:number-columns-repeated="1019"/>
        </table:table-row>
        <table:table-row table:style-name="ro7">
          <table:table-cell office:value-type="float" office:value="999">
            <text:p>999</text:p>
          </table:table-cell>
          <table:table-cell office:value-type="string">
            <text:p>other_non_trisomic</text:p>
          </table:table-cell>
          <table:table-cell table:style-name="ce4" office:value-type="string">
            <text:p>Other non-trisomic chromosome abnormality, specify</text:p>
          </table:table-cell>
          <table:table-cell table:style-name="ce7" office:value-type="string">
            <text:p>mp015trisomieschromosome</text:p>
          </table:table-cell>
          <table:table-cell table:formula="of:=&quot;insert into mpepu_&quot; &amp;LOWER( [.D707]) &amp; &quot; (display_index, short_name, name,  &quot; &amp; [.$D$1] &amp; &quot;) values (&quot;&quot;&quot; &amp; [.A707] &amp; &quot;&quot;&quot;, &quot;&quot;&quot; &amp; LOWER([.C707]) &amp; &quot;&quot;&quot;, &quot;&quot;&quot; &amp; [.C707] &amp; &quot;&quot;&quot;, &quot;&quot;&quot; &amp; [.$E$241] &amp; &quot;&quot;&quot;,&quot; &amp; [.$D$2]" office:value-type="string" office:string-value="insert into mpepu_mp015trisomieschromosome (display_index, short_name, name,   version, created, modified, user_created, user_modified, hostname_created, hostname_modified) values (&quot;999&quot;, &quot;other non-trisomic chromosome abnormality, specify&quot;, &quot;Other non-trisomic chromosome abnormality, specify&quot;, &quot;&quot;, now(), now(), 'cabel', 'cabel', '', '');&#10;GO">
            <text:p>insert into mpepu_mp015trisomieschromosome (display_index, short_name, name, <text:s text:c="2"/>version, created, modified, user_created, user_modified, hostname_created, hostname_modified) values ("999", "other non-trisomic chromosome abnormality, specify", "Other non-trisomic chromosome abnormality, 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15otherabnormality</text:p>
          </table:table-cell>
          <table:table-cell table:number-columns-repeated="2"/>
          <table:table-cell table:formula="of:=&quot;drop table &quot; &amp; [.$D$3] &amp;&quot;_&quot; &amp; LOWER([.F710]) &amp;&quot;;&quot;" office:value-type="string" office:string-value="drop table mpepu_mp015otherabnormality;">
            <text:p>drop table mpepu_mp015otherabnormality;</text:p>
          </table:table-cell>
          <table:table-cell table:number-columns-repeated="1015"/>
        </table:table-row>
        <table:table-row table:style-name="ro2">
          <table:table-cell office:value-type="float" office:value="10">
            <text:p>10</text:p>
          </table:table-cell>
          <table:table-cell office:value-type="string">
            <text:p>none</text:p>
          </table:table-cell>
          <table:table-cell office:value-type="string">
            <text:p>None </text:p>
          </table:table-cell>
          <table:table-cell table:style-name="ce7" office:value-type="string">
            <text:p>mp015otherabnormality</text:p>
          </table:table-cell>
          <table:table-cell table:formula="of:=&quot;insert into mpepu_&quot; &amp;LOWER( [.D711]) &amp; &quot; (display_index, short_name, name,  &quot; &amp; [.$D$1] &amp; &quot;) values (&quot;&quot;&quot; &amp; [.A711] &amp; &quot;&quot;&quot;, &quot;&quot;&quot; &amp; LOWER([.C711]) &amp; &quot;&quot;&quot;, &quot;&quot;&quot; &amp; [.C711] &amp; &quot;&quot;&quot;, &quot;&quot;&quot; &amp; [.$E$241] &amp; &quot;&quot;&quot;,&quot; &amp; [.$D$2]" office:value-type="string" office:string-value="insert into mpepu_mp015otherabnormality (display_index, short_name, name,   version, created, modified, user_created, user_modified, hostname_created, hostname_modified) values (&quot;10&quot;, &quot;none &quot;, &quot;None &quot;, &quot;&quot;, now(), now(), 'cabel', 'cabel', '', '');&#10;GO">
            <text:p>insert into mpepu_mp015otherabnormality (display_index, short_name, name, <text:s text:c="2"/>version, created, modified, user_created, user_modified, hostname_created, hostname_modified) values ("10", "none ", "None ", "", now(), now(), 'cabel', 'cabel', '', '');<text:line-break/>GO</text:p>
          </table:table-cell>
          <table:table-cell table:number-columns-repeated="1019"/>
        </table:table-row>
        <table:table-row table:style-name="ro3">
          <table:table-cell office:value-type="float" office:value="99">
            <text:p>99</text:p>
          </table:table-cell>
          <table:table-cell office:value-type="string">
            <text:p>other</text:p>
          </table:table-cell>
          <table:table-cell table:style-name="ce4" office:value-type="string">
            <text:p>Other defect/syndrome not already reported, specify </text:p>
          </table:table-cell>
          <table:table-cell table:style-name="ce7" office:value-type="string">
            <text:p>mp015otherabnormality</text:p>
          </table:table-cell>
          <table:table-cell table:formula="of:=&quot;insert into mpepu_&quot; &amp;LOWER( [.D712]) &amp; &quot; (display_index, short_name, name,  &quot; &amp; [.$D$1] &amp; &quot;) values (&quot;&quot;&quot; &amp; [.A712] &amp; &quot;&quot;&quot;, &quot;&quot;&quot; &amp; LOWER([.C712]) &amp; &quot;&quot;&quot;, &quot;&quot;&quot; &amp; [.C712] &amp; &quot;&quot;&quot;, &quot;&quot;&quot; &amp; [.$E$241] &amp; &quot;&quot;&quot;,&quot; &amp; [.$D$2]" office:value-type="string" office:string-value="insert into mpepu_mp015otherabnormality (display_index, short_name, name,   version, created, modified, user_created, user_modified, hostname_created, hostname_modified) values (&quot;99&quot;, &quot;other defect/syndrome not already reported, specify &quot;, &quot;Other defect/syndrome not already reported, specify &quot;, &quot;&quot;, now(), now(), 'cabel', 'cabel', '', '');&#10;GO">
            <text:p>insert into mpepu_mp015otherabnormality (display_index, short_name, name, <text:s text:c="2"/>version, created, modified, user_created, user_modified, hostname_created, hostname_modified) values ("99", "other defect/syndrome not already reported, specify ", "Other defect/syndrome not already reported, specify ", "", now(), now(), 'cabel', 'cabel', '', '');<text:line-break/>GO</text:p>
          </table:table-cell>
          <table:table-cell table:number-columns-repeated="1019"/>
        </table:table-row>
        <table:table-row table:style-name="ro1">
          <table:table-cell table:number-columns-repeated="2"/>
          <table:table-cell table:style-name="ce4"/>
          <table:table-cell table:style-name="Default"/>
          <table:table-cell table:number-columns-repeated="1020"/>
        </table:table-row>
        <table:table-row table:style-name="ro1">
          <table:table-cell table:number-columns-repeated="1024"/>
        </table:table-row>
        <table:table-row table:style-name="ro1">
          <table:table-cell table:number-columns-repeated="4"/>
          <table:table-cell table:style-name="ce1" office:value-type="string">
            <text:p>-- Table</text:p>
          </table:table-cell>
          <table:table-cell table:style-name="ce7" office:value-type="string">
            <text:p>mp015otherabnormality</text:p>
          </table:table-cell>
          <table:table-cell table:number-columns-repeated="2"/>
          <table:table-cell table:formula="of:=&quot;drop table &quot; &amp; [.$D$3] &amp;&quot;_&quot; &amp; LOWER([.F715]) &amp;&quot;;&quot;" office:value-type="string" office:string-value="drop table mpepu_mp015otherabnormality;">
            <text:p>drop table mpepu_mp015otherabnormality;</text:p>
          </table:table-cell>
          <table:table-cell table:number-columns-repeated="1015"/>
        </table:table-row>
        <table:table-row table:style-name="ro3">
          <table:table-cell office:value-type="float" office:value="10">
            <text:p>10</text:p>
          </table:table-cell>
          <table:table-cell office:value-type="string">
            <text:p>no_modification</text:p>
          </table:table-cell>
          <table:table-cell table:style-name="ce4" office:value-type="string">
            <text:p>No modifications made to existing HAART treatment </text:p>
          </table:table-cell>
          <table:table-cell office:value-type="string">
            <text:p>mp016arvstatus</text:p>
          </table:table-cell>
          <table:table-cell table:formula="of:=&quot;insert into mpepu_&quot; &amp;LOWER( [.D716]) &amp; &quot; (display_index, short_name, name,  &quot; &amp; [.$D$1] &amp; &quot;) values (&quot;&quot;&quot; &amp; [.A716] &amp; &quot;&quot;&quot;, &quot;&quot;&quot; &amp; LOWER([.C716]) &amp; &quot;&quot;&quot;, &quot;&quot;&quot; &amp; [.C716] &amp; &quot;&quot;&quot;, &quot;&quot;&quot; &amp; [.$E$241] &amp; &quot;&quot;&quot;,&quot; &amp; [.$D$2]" office:value-type="string" office:string-value="insert into mpepu_mp016arvstatus (display_index, short_name, name,   version, created, modified, user_created, user_modified, hostname_created, hostname_modified) values (&quot;10&quot;, &quot;no modifications made to existing haart treatment &quot;, &quot;No modifications made to existing HAART treatment &quot;, &quot;&quot;, now(), now(), 'cabel', 'cabel', '', '');&#10;GO">
            <text:p>insert into mpepu_mp016arvstatus (display_index, short_name, name, <text:s text:c="2"/>version, created, modified, user_created, user_modified, hostname_created, hostname_modified) values ("10", "no modifications made to existing haart treatment ", "No modifications made to existing HAART treatment ", "", now(), now(), 'cabel', 'cabel', '', '');<text:line-break/>GO</text:p>
          </table:table-cell>
          <table:table-cell table:number-columns-repeated="1019"/>
        </table:table-row>
        <table:table-row table:style-name="ro5">
          <table:table-cell office:value-type="float" office:value="20">
            <text:p>20</text:p>
          </table:table-cell>
          <table:table-cell office:value-type="string">
            <text:p>started_arv</text:p>
          </table:table-cell>
          <table:table-cell table:style-name="ce4" office:value-type="string">
            <text:p>Started antriretroviral treatment since last attended scheduled visit(including today)</text:p>
          </table:table-cell>
          <table:table-cell office:value-type="string">
            <text:p>mp016arvstatus</text:p>
          </table:table-cell>
          <table:table-cell table:formula="of:=&quot;insert into mpepu_&quot; &amp;LOWER( [.D717]) &amp; &quot; (display_index, short_name, name,  &quot; &amp; [.$D$1] &amp; &quot;) values (&quot;&quot;&quot; &amp; [.A717] &amp; &quot;&quot;&quot;, &quot;&quot;&quot; &amp; LOWER([.C717]) &amp; &quot;&quot;&quot;, &quot;&quot;&quot; &amp; [.C717] &amp; &quot;&quot;&quot;, &quot;&quot;&quot; &amp; [.$E$241] &amp; &quot;&quot;&quot;,&quot; &amp; [.$D$2]" office:value-type="string" office:string-value="insert into mpepu_mp016arvstatus (display_index, short_name, name,   version, created, modified, user_created, user_modified, hostname_created, hostname_modified) values (&quot;20&quot;, &quot;started antriretroviral treatment since last attended scheduled visit(including today)&quot;, &quot;Started antriretroviral treatment since last attended scheduled visit(including today)&quot;, &quot;&quot;, now(), now(), 'cabel', 'cabel', '', '');&#10;GO">
            <text:p>insert into mpepu_mp016arvstatus (display_index, short_name, name, <text:s text:c="2"/>version, created, modified, user_created, user_modified, hostname_created, hostname_modified) values ("20", "started antriretroviral treatment since last attended scheduled visit(including today)", "Started antriretroviral treatment since last attended scheduled visit(including today)", "", now(), now(), 'cabel', 'cabel', '', '');<text:line-break/>GO</text:p>
          </table:table-cell>
          <table:table-cell table:number-columns-repeated="1019"/>
        </table:table-row>
        <table:table-row table:style-name="ro8">
          <table:table-cell office:value-type="float" office:value="30">
            <text:p>30</text:p>
          </table:table-cell>
          <table:table-cell office:value-type="string">
            <text:p>perm_discnt</text:p>
          </table:table-cell>
          <table:table-cell table:style-name="ce4" office:value-type="string">
            <text:p>Permanently discontinued antiretroviral treatment at or before last study visit </text:p>
          </table:table-cell>
          <table:table-cell office:value-type="string">
            <text:p>mp016arvstatus</text:p>
          </table:table-cell>
          <table:table-cell table:formula="of:=&quot;insert into mpepu_&quot; &amp;LOWER( [.D718]) &amp; &quot; (display_index, short_name, name,  &quot; &amp; [.$D$1] &amp; &quot;) values (&quot;&quot;&quot; &amp; [.A718] &amp; &quot;&quot;&quot;, &quot;&quot;&quot; &amp; LOWER([.C718]) &amp; &quot;&quot;&quot;, &quot;&quot;&quot; &amp; [.C718] &amp; &quot;&quot;&quot;, &quot;&quot;&quot; &amp; [.$E$241] &amp; &quot;&quot;&quot;,&quot; &amp; [.$D$2]" office:value-type="string" office:string-value="insert into mpepu_mp016arvstatus (display_index, short_name, name,   version, created, modified, user_created, user_modified, hostname_created, hostname_modified) values (&quot;30&quot;, &quot;permanently discontinued antiretroviral treatment at or before last study visit &quot;, &quot;Permanently discontinued antiretroviral treatment at or before last study visit &quot;, &quot;&quot;, now(), now(), 'cabel', 'cabel', '', '');&#10;GO">
            <text:p>insert into mpepu_mp016arvstatus (display_index, short_name, name, <text:s text:c="2"/>version, created, modified, user_created, user_modified, hostname_created, hostname_modified) values ("30", "permanently discontinued antiretroviral treatment at or before last study visit ", "Permanently discontinued antiretroviral treatment at or before last study visit ", "", now(), now(), 'cabel', 'cabel', '', '');<text:line-break/>GO</text:p>
          </table:table-cell>
          <table:table-cell table:number-columns-repeated="1019"/>
        </table:table-row>
        <table:table-row table:style-name="ro10">
          <table:table-cell office:value-type="float" office:value="40">
            <text:p>40</text:p>
          </table:table-cell>
          <table:table-cell office:value-type="string">
            <text:p>change_at_least1</text:p>
          </table:table-cell>
          <table:table-cell table:style-name="ce4" office:value-type="string">
            <text:p>Change in at least one antiretroviral medication since last attended scheduled visit (including today)(dose modification, permanent discontinuation, temporary hold, resumption / initiation after temporary hold) </text:p>
          </table:table-cell>
          <table:table-cell office:value-type="string">
            <text:p>mp016arvstatus</text:p>
          </table:table-cell>
          <table:table-cell table:formula="of:=&quot;insert into mpepu_&quot; &amp;LOWER( [.D719]) &amp; &quot; (display_index, short_name, name,  &quot; &amp; [.$D$1] &amp; &quot;) values (&quot;&quot;&quot; &amp; [.A719] &amp; &quot;&quot;&quot;, &quot;&quot;&quot; &amp; LOWER([.C719]) &amp; &quot;&quot;&quot;, &quot;&quot;&quot; &amp; [.C719] &amp; &quot;&quot;&quot;, &quot;&quot;&quot; &amp; [.$E$241] &amp; &quot;&quot;&quot;,&quot; &amp; [.$D$2]" office:value-type="string" office:string-value="insert into mpepu_mp016arvstatus (display_index, short_name, name,   version, created, modified, user_created, user_modified, hostname_created, hostname_modified) values (&quot;40&quot;, &quot;change in at least one antiretroviral medication since last attended scheduled visit (including today)(dose modification, permanent discontinuation, temporary hold, resumption / initiation after temporary hold) &quot;, &quot;Change in at least one antiretroviral medication since last attended scheduled visit (including today)(dose modification, permanent discontinuation, temporary hold, resumption / initiation after temporary hold) &quot;, &quot;&quot;, now(), now(), 'cabel', 'cabel', '', '');&#10;GO">
            <text:p>insert into mpepu_mp016arvstatus (display_index, short_name, name, <text:s text:c="2"/>version, created, modified, user_created, user_modified, hostname_created, hostname_modified) values ("40", "change in at least one antiretroviral medication since last attended scheduled visit (including today)(dose modification, permanent discontinuation, temporary hold, resumption / initiation after temporary hold) ", "Change in at least one antiretroviral medication since last attended scheduled visit (including today)(dose modification, permanent discontinuation, temporary hold, resumption / initiation after temporary hold) ",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1" office:value-type="string">
            <text:p>mp003arvpriorpreg</text:p>
          </table:table-cell>
          <table:table-cell table:number-columns-repeated="2"/>
          <table:table-cell table:formula="of:=&quot;drop table &quot; &amp; [.$D$3] &amp;&quot;_&quot; &amp; LOWER([.F722]) &amp;&quot;;&quot;" office:value-type="string" office:string-value="drop table mpepu_mp003arvpriorpreg;">
            <text:p>drop table mpepu_mp003arvpriorpreg;</text:p>
          </table:table-cell>
          <table:table-cell table:number-columns-repeated="1015"/>
        </table:table-row>
        <table:table-row table:style-name="ro2">
          <table:table-cell office:value-type="float" office:value="10">
            <text:p>10</text:p>
          </table:table-cell>
          <table:table-cell office:value-type="string">
            <text:p>haart_unknown</text:p>
          </table:table-cell>
          <table:table-cell table:style-name="ce4" office:value-type="string">
            <text:p>HAART unknown </text:p>
          </table:table-cell>
          <table:table-cell office:value-type="string">
            <text:p>mp003arvpriorpreg</text:p>
          </table:table-cell>
          <table:table-cell table:formula="of:=&quot;insert into mpepu_&quot; &amp;LOWER( [.D723]) &amp; &quot; (display_index, short_name, name,  &quot; &amp; [.$D$1] &amp; &quot;) values (&quot;&quot;&quot; &amp; [.A723] &amp; &quot;&quot;&quot;, &quot;&quot;&quot; &amp; LOWER([.C723]) &amp; &quot;&quot;&quot;, &quot;&quot;&quot; &amp; [.C723] &amp; &quot;&quot;&quot;, &quot;&quot;&quot; &amp; [.$E$241] &amp; &quot;&quot;&quot;,&quot; &amp; [.$D$2]" office:value-type="string" office:string-value="insert into mpepu_mp003arvpriorpreg (display_index, short_name, name,   version, created, modified, user_created, user_modified, hostname_created, hostname_modified) values (&quot;10&quot;, &quot;haart unknown &quot;, &quot;HAART unknown &quot;, &quot;&quot;, now(), now(), 'cabel', 'cabel', '', '');&#10;GO">
            <text:p>insert into mpepu_mp003arvpriorpreg (display_index, short_name, name, <text:s text:c="2"/>version, created, modified, user_created, user_modified, hostname_created, hostname_modified) values ("10", "haart unknown ", "HAART unknown ", "", now(), now(), 'cabel', 'cabel', '', '');<text:line-break/>GO</text:p>
          </table:table-cell>
          <table:table-cell table:number-columns-repeated="1019"/>
        </table:table-row>
        <table:table-row table:style-name="ro2">
          <table:table-cell office:value-type="float" office:value="20">
            <text:p>20</text:p>
          </table:table-cell>
          <table:table-cell office:value-type="string">
            <text:p>azt</text:p>
          </table:table-cell>
          <table:table-cell table:style-name="ce4" office:value-type="string">
            <text:p>AZT</text:p>
          </table:table-cell>
          <table:table-cell office:value-type="string">
            <text:p>mp003arvpriorpreg</text:p>
          </table:table-cell>
          <table:table-cell table:formula="of:=&quot;insert into mpepu_&quot; &amp;LOWER( [.D724]) &amp; &quot; (display_index, short_name, name,  &quot; &amp; [.$D$1] &amp; &quot;) values (&quot;&quot;&quot; &amp; [.A724] &amp; &quot;&quot;&quot;, &quot;&quot;&quot; &amp; LOWER([.C724]) &amp; &quot;&quot;&quot;, &quot;&quot;&quot; &amp; [.C724] &amp; &quot;&quot;&quot;, &quot;&quot;&quot; &amp; [.$E$241] &amp; &quot;&quot;&quot;,&quot; &amp; [.$D$2]" office:value-type="string" office:string-value="insert into mpepu_mp003arvpriorpreg (display_index, short_name, name,   version, created, modified, user_created, user_modified, hostname_created, hostname_modified) values (&quot;20&quot;, &quot;azt&quot;, &quot;AZT&quot;, &quot;&quot;, now(), now(), 'cabel', 'cabel', '', '');&#10;GO">
            <text:p>insert into mpepu_mp003arvpriorpreg (display_index, short_name, name, <text:s text:c="2"/>version, created, modified, user_created, user_modified, hostname_created, hostname_modified) values ("20", "azt", "AZT", "", now(), now(), 'cabel', 'cabel', '', '');<text:line-break/>GO</text:p>
          </table:table-cell>
          <table:table-cell table:number-columns-repeated="1019"/>
        </table:table-row>
        <table:table-row table:style-name="ro2">
          <table:table-cell office:value-type="float" office:value="30">
            <text:p>30</text:p>
          </table:table-cell>
          <table:table-cell office:value-type="string">
            <text:p>3tc</text:p>
          </table:table-cell>
          <table:table-cell table:style-name="ce4" office:value-type="string">
            <text:p>3TC </text:p>
          </table:table-cell>
          <table:table-cell office:value-type="string">
            <text:p>mp003arvpriorpreg</text:p>
          </table:table-cell>
          <table:table-cell table:formula="of:=&quot;insert into mpepu_&quot; &amp;LOWER( [.D725]) &amp; &quot; (display_index, short_name, name,  &quot; &amp; [.$D$1] &amp; &quot;) values (&quot;&quot;&quot; &amp; [.A725] &amp; &quot;&quot;&quot;, &quot;&quot;&quot; &amp; LOWER([.C725]) &amp; &quot;&quot;&quot;, &quot;&quot;&quot; &amp; [.C725] &amp; &quot;&quot;&quot;, &quot;&quot;&quot; &amp; [.$E$241] &amp; &quot;&quot;&quot;,&quot; &amp; [.$D$2]" office:value-type="string" office:string-value="insert into mpepu_mp003arvpriorpreg (display_index, short_name, name,   version, created, modified, user_created, user_modified, hostname_created, hostname_modified) values (&quot;30&quot;, &quot;3tc &quot;, &quot;3TC &quot;, &quot;&quot;, now(), now(), 'cabel', 'cabel', '', '');&#10;GO">
            <text:p>insert into mpepu_mp003arvpriorpreg (display_index, short_name, name, <text:s text:c="2"/>version, created, modified, user_created, user_modified, hostname_created, hostname_modified) values ("30", "3tc ", "3TC ", "", now(), now(), 'cabel', 'cabel', '', '');<text:line-break/>GO</text:p>
          </table:table-cell>
          <table:table-cell table:number-columns-repeated="1019"/>
        </table:table-row>
        <table:table-row table:style-name="ro2">
          <table:table-cell office:value-type="float" office:value="40">
            <text:p>40</text:p>
          </table:table-cell>
          <table:table-cell office:value-type="string">
            <text:p>combivir</text:p>
          </table:table-cell>
          <table:table-cell table:style-name="ce4" office:value-type="string">
            <text:p>Combivir (AZT, 3TC) </text:p>
          </table:table-cell>
          <table:table-cell office:value-type="string">
            <text:p>mp003arvpriorpreg</text:p>
          </table:table-cell>
          <table:table-cell table:formula="of:=&quot;insert into mpepu_&quot; &amp;LOWER( [.D726]) &amp; &quot; (display_index, short_name, name,  &quot; &amp; [.$D$1] &amp; &quot;) values (&quot;&quot;&quot; &amp; [.A726] &amp; &quot;&quot;&quot;, &quot;&quot;&quot; &amp; LOWER([.C726]) &amp; &quot;&quot;&quot;, &quot;&quot;&quot; &amp; [.C726] &amp; &quot;&quot;&quot;, &quot;&quot;&quot; &amp; [.$E$241] &amp; &quot;&quot;&quot;,&quot; &amp; [.$D$2]" office:value-type="string" office:string-value="insert into mpepu_mp003arvpriorpreg (display_index, short_name, name,   version, created, modified, user_created, user_modified, hostname_created, hostname_modified) values (&quot;40&quot;, &quot;combivir (azt, 3tc) &quot;, &quot;Combivir (AZT, 3TC) &quot;, &quot;&quot;, now(), now(), 'cabel', 'cabel', '', '');&#10;GO">
            <text:p>insert into mpepu_mp003arvpriorpreg (display_index, short_name, name, <text:s text:c="2"/>version, created, modified, user_created, user_modified, hostname_created, hostname_modified) values ("40", "combivir (azt, 3tc) ", "Combivir (AZT, 3TC) ", "", now(), now(), 'cabel', 'cabel', '', '');<text:line-break/>GO</text:p>
          </table:table-cell>
          <table:table-cell table:number-columns-repeated="1019"/>
        </table:table-row>
        <table:table-row table:style-name="ro2">
          <table:table-cell office:value-type="float" office:value="50">
            <text:p>50</text:p>
          </table:table-cell>
          <table:table-cell office:value-type="string">
            <text:p>tenofovir</text:p>
          </table:table-cell>
          <table:table-cell table:style-name="ce4" office:value-type="string">
            <text:p>Tenofovir </text:p>
          </table:table-cell>
          <table:table-cell office:value-type="string">
            <text:p>mp003arvpriorpreg</text:p>
          </table:table-cell>
          <table:table-cell table:formula="of:=&quot;insert into mpepu_&quot; &amp;LOWER( [.D727]) &amp; &quot; (display_index, short_name, name,  &quot; &amp; [.$D$1] &amp; &quot;) values (&quot;&quot;&quot; &amp; [.A727] &amp; &quot;&quot;&quot;, &quot;&quot;&quot; &amp; LOWER([.C727]) &amp; &quot;&quot;&quot;, &quot;&quot;&quot; &amp; [.C727] &amp; &quot;&quot;&quot;, &quot;&quot;&quot; &amp; [.$E$241] &amp; &quot;&quot;&quot;,&quot; &amp; [.$D$2]" office:value-type="string" office:string-value="insert into mpepu_mp003arvpriorpreg (display_index, short_name, name,   version, created, modified, user_created, user_modified, hostname_created, hostname_modified) values (&quot;50&quot;, &quot;tenofovir &quot;, &quot;Tenofovir &quot;, &quot;&quot;, now(), now(), 'cabel', 'cabel', '', '');&#10;GO">
            <text:p>insert into mpepu_mp003arvpriorpreg (display_index, short_name, name, <text:s text:c="2"/>version, created, modified, user_created, user_modified, hostname_created, hostname_modified) values ("50", "tenofovir ", "Tenofovir ", "", now(), now(), 'cabel', 'cabel', '', '');<text:line-break/>GO</text:p>
          </table:table-cell>
          <table:table-cell table:number-columns-repeated="1019"/>
        </table:table-row>
        <table:table-row table:style-name="ro2">
          <table:table-cell office:value-type="float" office:value="60">
            <text:p>60</text:p>
          </table:table-cell>
          <table:table-cell office:value-type="string">
            <text:p>truvada</text:p>
          </table:table-cell>
          <table:table-cell table:style-name="ce4" office:value-type="string">
            <text:p>Truvada (Tenofovir, FTC) </text:p>
          </table:table-cell>
          <table:table-cell office:value-type="string">
            <text:p>mp003arvpriorpreg</text:p>
          </table:table-cell>
          <table:table-cell table:formula="of:=&quot;insert into mpepu_&quot; &amp;LOWER( [.D728]) &amp; &quot; (display_index, short_name, name,  &quot; &amp; [.$D$1] &amp; &quot;) values (&quot;&quot;&quot; &amp; [.A728] &amp; &quot;&quot;&quot;, &quot;&quot;&quot; &amp; LOWER([.C728]) &amp; &quot;&quot;&quot;, &quot;&quot;&quot; &amp; [.C728] &amp; &quot;&quot;&quot;, &quot;&quot;&quot; &amp; [.$E$241] &amp; &quot;&quot;&quot;,&quot; &amp; [.$D$2]" office:value-type="string" office:string-value="insert into mpepu_mp003arvpriorpreg (display_index, short_name, name,   version, created, modified, user_created, user_modified, hostname_created, hostname_modified) values (&quot;60&quot;, &quot;truvada (tenofovir, ftc) &quot;, &quot;Truvada (Tenofovir, FTC) &quot;, &quot;&quot;, now(), now(), 'cabel', 'cabel', '', '');&#10;GO">
            <text:p>insert into mpepu_mp003arvpriorpreg (display_index, short_name, name, <text:s text:c="2"/>version, created, modified, user_created, user_modified, hostname_created, hostname_modified) values ("60", "truvada (tenofovir, ftc) ", "Truvada (Tenofovir, FTC) ", "", now(), now(), 'cabel', 'cabel', '', '');<text:line-break/>GO</text:p>
          </table:table-cell>
          <table:table-cell table:number-columns-repeated="1019"/>
        </table:table-row>
        <table:table-row table:style-name="ro2">
          <table:table-cell office:value-type="float" office:value="70">
            <text:p>70</text:p>
          </table:table-cell>
          <table:table-cell office:value-type="string">
            <text:p>abacavir</text:p>
          </table:table-cell>
          <table:table-cell table:style-name="ce4" office:value-type="string">
            <text:p>Abacavir </text:p>
          </table:table-cell>
          <table:table-cell office:value-type="string">
            <text:p>mp003arvpriorpreg</text:p>
          </table:table-cell>
          <table:table-cell table:formula="of:=&quot;insert into mpepu_&quot; &amp;LOWER( [.D729]) &amp; &quot; (display_index, short_name, name,  &quot; &amp; [.$D$1] &amp; &quot;) values (&quot;&quot;&quot; &amp; [.A729] &amp; &quot;&quot;&quot;, &quot;&quot;&quot; &amp; LOWER([.C729]) &amp; &quot;&quot;&quot;, &quot;&quot;&quot; &amp; [.C729] &amp; &quot;&quot;&quot;, &quot;&quot;&quot; &amp; [.$E$241] &amp; &quot;&quot;&quot;,&quot; &amp; [.$D$2]" office:value-type="string" office:string-value="insert into mpepu_mp003arvpriorpreg (display_index, short_name, name,   version, created, modified, user_created, user_modified, hostname_created, hostname_modified) values (&quot;70&quot;, &quot;abacavir &quot;, &quot;Abacavir &quot;, &quot;&quot;, now(), now(), 'cabel', 'cabel', '', '');&#10;GO">
            <text:p>insert into mpepu_mp003arvpriorpreg (display_index, short_name, name, <text:s text:c="2"/>version, created, modified, user_created, user_modified, hostname_created, hostname_modified) values ("70", "abacavir ", "Abacavir ", "", now(), now(), 'cabel', 'cabel', '', '');<text:line-break/>GO</text:p>
          </table:table-cell>
          <table:table-cell table:number-columns-repeated="1019"/>
        </table:table-row>
        <table:table-row table:style-name="ro2">
          <table:table-cell office:value-type="float" office:value="80">
            <text:p>80</text:p>
          </table:table-cell>
          <table:table-cell office:value-type="string">
            <text:p>trizivir</text:p>
          </table:table-cell>
          <table:table-cell table:style-name="ce4" office:value-type="string">
            <text:p>Trizivir (AZT, 3TC, Abacavir) </text:p>
          </table:table-cell>
          <table:table-cell office:value-type="string">
            <text:p>mp003arvpriorpreg</text:p>
          </table:table-cell>
          <table:table-cell table:formula="of:=&quot;insert into mpepu_&quot; &amp;LOWER( [.D730]) &amp; &quot; (display_index, short_name, name,  &quot; &amp; [.$D$1] &amp; &quot;) values (&quot;&quot;&quot; &amp; [.A730] &amp; &quot;&quot;&quot;, &quot;&quot;&quot; &amp; LOWER([.C730]) &amp; &quot;&quot;&quot;, &quot;&quot;&quot; &amp; [.C730] &amp; &quot;&quot;&quot;, &quot;&quot;&quot; &amp; [.$E$241] &amp; &quot;&quot;&quot;,&quot; &amp; [.$D$2]" office:value-type="string" office:string-value="insert into mpepu_mp003arvpriorpreg (display_index, short_name, name,   version, created, modified, user_created, user_modified, hostname_created, hostname_modified) values (&quot;80&quot;, &quot;trizivir (azt, 3tc, abacavir) &quot;, &quot;Trizivir (AZT, 3TC, Abacavir) &quot;, &quot;&quot;, now(), now(), 'cabel', 'cabel', '', '');&#10;GO">
            <text:p>insert into mpepu_mp003arvpriorpreg (display_index, short_name, name, <text:s text:c="2"/>version, created, modified, user_created, user_modified, hostname_created, hostname_modified) values ("80", "trizivir (azt, 3tc, abacavir) ", "Trizivir (AZT, 3TC, Abacavir) ", "", now(), now(), 'cabel', 'cabel', '', '');<text:line-break/>GO</text:p>
          </table:table-cell>
          <table:table-cell table:number-columns-repeated="1019"/>
        </table:table-row>
        <table:table-row table:style-name="ro2">
          <table:table-cell office:value-type="float" office:value="90">
            <text:p>90</text:p>
          </table:table-cell>
          <table:table-cell office:value-type="string">
            <text:p>d4t</text:p>
          </table:table-cell>
          <table:table-cell table:style-name="ce4" office:value-type="string">
            <text:p>D4T </text:p>
          </table:table-cell>
          <table:table-cell office:value-type="string">
            <text:p>mp003arvpriorpreg</text:p>
          </table:table-cell>
          <table:table-cell table:formula="of:=&quot;insert into mpepu_&quot; &amp;LOWER( [.D731]) &amp; &quot; (display_index, short_name, name,  &quot; &amp; [.$D$1] &amp; &quot;) values (&quot;&quot;&quot; &amp; [.A731] &amp; &quot;&quot;&quot;, &quot;&quot;&quot; &amp; LOWER([.C731]) &amp; &quot;&quot;&quot;, &quot;&quot;&quot; &amp; [.C731] &amp; &quot;&quot;&quot;, &quot;&quot;&quot; &amp; [.$E$241] &amp; &quot;&quot;&quot;,&quot; &amp; [.$D$2]" office:value-type="string" office:string-value="insert into mpepu_mp003arvpriorpreg (display_index, short_name, name,   version, created, modified, user_created, user_modified, hostname_created, hostname_modified) values (&quot;90&quot;, &quot;d4t &quot;, &quot;D4T &quot;, &quot;&quot;, now(), now(), 'cabel', 'cabel', '', '');&#10;GO">
            <text:p>insert into mpepu_mp003arvpriorpreg (display_index, short_name, name, <text:s text:c="2"/>version, created, modified, user_created, user_modified, hostname_created, hostname_modified) values ("90", "d4t ", "D4T ", "", now(), now(), 'cabel', 'cabel', '', '');<text:line-break/>GO</text:p>
          </table:table-cell>
          <table:table-cell table:number-columns-repeated="1019"/>
        </table:table-row>
        <table:table-row table:style-name="ro2">
          <table:table-cell office:value-type="float" office:value="100">
            <text:p>100</text:p>
          </table:table-cell>
          <table:table-cell office:value-type="string">
            <text:p>ddi</text:p>
          </table:table-cell>
          <table:table-cell table:style-name="ce4" office:value-type="string">
            <text:p>DDI </text:p>
          </table:table-cell>
          <table:table-cell office:value-type="string">
            <text:p>mp003arvpriorpreg</text:p>
          </table:table-cell>
          <table:table-cell table:formula="of:=&quot;insert into mpepu_&quot; &amp;LOWER( [.D732]) &amp; &quot; (display_index, short_name, name,  &quot; &amp; [.$D$1] &amp; &quot;) values (&quot;&quot;&quot; &amp; [.A732] &amp; &quot;&quot;&quot;, &quot;&quot;&quot; &amp; LOWER([.C732]) &amp; &quot;&quot;&quot;, &quot;&quot;&quot; &amp; [.C732] &amp; &quot;&quot;&quot;, &quot;&quot;&quot; &amp; [.$E$241] &amp; &quot;&quot;&quot;,&quot; &amp; [.$D$2]" office:value-type="string" office:string-value="insert into mpepu_mp003arvpriorpreg (display_index, short_name, name,   version, created, modified, user_created, user_modified, hostname_created, hostname_modified) values (&quot;100&quot;, &quot;ddi &quot;, &quot;DDI &quot;, &quot;&quot;, now(), now(), 'cabel', 'cabel', '', '');&#10;GO">
            <text:p>insert into mpepu_mp003arvpriorpreg (display_index, short_name, name, <text:s text:c="2"/>version, created, modified, user_created, user_modified, hostname_created, hostname_modified) values ("100", "ddi ", "DDI ", "", now(), now(), 'cabel', 'cabel', '', '');<text:line-break/>GO</text:p>
          </table:table-cell>
          <table:table-cell table:number-columns-repeated="1019"/>
        </table:table-row>
        <table:table-row table:style-name="ro2">
          <table:table-cell office:value-type="float" office:value="110">
            <text:p>110</text:p>
          </table:table-cell>
          <table:table-cell office:value-type="string">
            <text:p>nevirapine</text:p>
          </table:table-cell>
          <table:table-cell table:style-name="ce4" office:value-type="string">
            <text:p>Nevirapine </text:p>
          </table:table-cell>
          <table:table-cell office:value-type="string">
            <text:p>mp003arvpriorpreg</text:p>
          </table:table-cell>
          <table:table-cell table:formula="of:=&quot;insert into mpepu_&quot; &amp;LOWER( [.D733]) &amp; &quot; (display_index, short_name, name,  &quot; &amp; [.$D$1] &amp; &quot;) values (&quot;&quot;&quot; &amp; [.A733] &amp; &quot;&quot;&quot;, &quot;&quot;&quot; &amp; LOWER([.C733]) &amp; &quot;&quot;&quot;, &quot;&quot;&quot; &amp; [.C733] &amp; &quot;&quot;&quot;, &quot;&quot;&quot; &amp; [.$E$241] &amp; &quot;&quot;&quot;,&quot; &amp; [.$D$2]" office:value-type="string" office:string-value="insert into mpepu_mp003arvpriorpreg (display_index, short_name, name,   version, created, modified, user_created, user_modified, hostname_created, hostname_modified) values (&quot;110&quot;, &quot;nevirapine &quot;, &quot;Nevirapine &quot;, &quot;&quot;, now(), now(), 'cabel', 'cabel', '', '');&#10;GO">
            <text:p>insert into mpepu_mp003arvpriorpreg (display_index, short_name, name, <text:s text:c="2"/>version, created, modified, user_created, user_modified, hostname_created, hostname_modified) values ("110", "nevirapine ", "Nevirapine ", "", now(), now(), 'cabel', 'cabel', '', '');<text:line-break/>GO</text:p>
          </table:table-cell>
          <table:table-cell table:number-columns-repeated="1019"/>
        </table:table-row>
        <table:table-row table:style-name="ro2">
          <table:table-cell office:value-type="float" office:value="120">
            <text:p>120</text:p>
          </table:table-cell>
          <table:table-cell office:value-type="string">
            <text:p>efavirenz</text:p>
          </table:table-cell>
          <table:table-cell table:style-name="ce4" office:value-type="string">
            <text:p>Efavirenz (or Sustiva) </text:p>
          </table:table-cell>
          <table:table-cell office:value-type="string">
            <text:p>mp003arvpriorpreg</text:p>
          </table:table-cell>
          <table:table-cell table:formula="of:=&quot;insert into mpepu_&quot; &amp;LOWER( [.D734]) &amp; &quot; (display_index, short_name, name,  &quot; &amp; [.$D$1] &amp; &quot;) values (&quot;&quot;&quot; &amp; [.A734] &amp; &quot;&quot;&quot;, &quot;&quot;&quot; &amp; LOWER([.C734]) &amp; &quot;&quot;&quot;, &quot;&quot;&quot; &amp; [.C734] &amp; &quot;&quot;&quot;, &quot;&quot;&quot; &amp; [.$E$241] &amp; &quot;&quot;&quot;,&quot; &amp; [.$D$2]" office:value-type="string" office:string-value="insert into mpepu_mp003arvpriorpreg (display_index, short_name, name,   version, created, modified, user_created, user_modified, hostname_created, hostname_modified) values (&quot;120&quot;, &quot;efavirenz (or sustiva) &quot;, &quot;Efavirenz (or Sustiva) &quot;, &quot;&quot;, now(), now(), 'cabel', 'cabel', '', '');&#10;GO">
            <text:p>insert into mpepu_mp003arvpriorpreg (display_index, short_name, name, <text:s text:c="2"/>version, created, modified, user_created, user_modified, hostname_created, hostname_modified) values ("120", "efavirenz (or sustiva) ", "Efavirenz (or Sustiva) ", "", now(), now(), 'cabel', 'cabel', '', '');<text:line-break/>GO</text:p>
          </table:table-cell>
          <table:table-cell table:number-columns-repeated="1019"/>
        </table:table-row>
        <table:table-row table:style-name="ro2">
          <table:table-cell office:value-type="float" office:value="130">
            <text:p>130</text:p>
          </table:table-cell>
          <table:table-cell office:value-type="string">
            <text:p>kaletra</text:p>
          </table:table-cell>
          <table:table-cell table:style-name="ce4" office:value-type="string">
            <text:p>Kaletra (or Aluvia) </text:p>
          </table:table-cell>
          <table:table-cell office:value-type="string">
            <text:p>mp003arvpriorpreg</text:p>
          </table:table-cell>
          <table:table-cell table:formula="of:=&quot;insert into mpepu_&quot; &amp;LOWER( [.D735]) &amp; &quot; (display_index, short_name, name,  &quot; &amp; [.$D$1] &amp; &quot;) values (&quot;&quot;&quot; &amp; [.A735] &amp; &quot;&quot;&quot;, &quot;&quot;&quot; &amp; LOWER([.C735]) &amp; &quot;&quot;&quot;, &quot;&quot;&quot; &amp; [.C735] &amp; &quot;&quot;&quot;, &quot;&quot;&quot; &amp; [.$E$241] &amp; &quot;&quot;&quot;,&quot; &amp; [.$D$2]" office:value-type="string" office:string-value="insert into mpepu_mp003arvpriorpreg (display_index, short_name, name,   version, created, modified, user_created, user_modified, hostname_created, hostname_modified) values (&quot;130&quot;, &quot;kaletra (or aluvia) &quot;, &quot;Kaletra (or Aluvia) &quot;, &quot;&quot;, now(), now(), 'cabel', 'cabel', '', '');&#10;GO">
            <text:p>insert into mpepu_mp003arvpriorpreg (display_index, short_name, name, <text:s text:c="2"/>version, created, modified, user_created, user_modified, hostname_created, hostname_modified) values ("130", "kaletra (or aluvia) ", "Kaletra (or Aluvia) ", "", now(), now(), 'cabel', 'cabel', '', '');<text:line-break/>GO</text:p>
          </table:table-cell>
          <table:table-cell table:number-columns-repeated="1019"/>
        </table:table-row>
        <table:table-row table:style-name="ro2">
          <table:table-cell office:value-type="float" office:value="140">
            <text:p>140</text:p>
          </table:table-cell>
          <table:table-cell office:value-type="string">
            <text:p>raltegravir</text:p>
          </table:table-cell>
          <table:table-cell table:style-name="ce4" office:value-type="string">
            <text:p>Raltegravir </text:p>
          </table:table-cell>
          <table:table-cell office:value-type="string">
            <text:p>mp003arvpriorpreg</text:p>
          </table:table-cell>
          <table:table-cell table:formula="of:=&quot;insert into mpepu_&quot; &amp;LOWER( [.D736]) &amp; &quot; (display_index, short_name, name,  &quot; &amp; [.$D$1] &amp; &quot;) values (&quot;&quot;&quot; &amp; [.A736] &amp; &quot;&quot;&quot;, &quot;&quot;&quot; &amp; LOWER([.C736]) &amp; &quot;&quot;&quot;, &quot;&quot;&quot; &amp; [.C736] &amp; &quot;&quot;&quot;, &quot;&quot;&quot; &amp; [.$E$241] &amp; &quot;&quot;&quot;,&quot; &amp; [.$D$2]" office:value-type="string" office:string-value="insert into mpepu_mp003arvpriorpreg (display_index, short_name, name,   version, created, modified, user_created, user_modified, hostname_created, hostname_modified) values (&quot;140&quot;, &quot;raltegravir &quot;, &quot;Raltegravir &quot;, &quot;&quot;, now(), now(), 'cabel', 'cabel', '', '');&#10;GO">
            <text:p>insert into mpepu_mp003arvpriorpreg (display_index, short_name, name, <text:s text:c="2"/>version, created, modified, user_created, user_modified, hostname_created, hostname_modified) values ("140", "raltegravir ", "Raltegravir ", "", now(), now(), 'cabel', 'cabel', '', '');<text:line-break/>GO</text:p>
          </table:table-cell>
          <table:table-cell table:number-columns-repeated="1019"/>
        </table:table-row>
        <table:table-row table:style-name="ro2">
          <table:table-cell office:value-type="float" office:value="999">
            <text:p>999</text:p>
          </table:table-cell>
          <table:table-cell office:value-type="string">
            <text:p>other</text:p>
          </table:table-cell>
          <table:table-cell table:style-name="ce4" office:value-type="string">
            <text:p>Other (specify)</text:p>
          </table:table-cell>
          <table:table-cell office:value-type="string">
            <text:p>mp003arvpriorpreg</text:p>
          </table:table-cell>
          <table:table-cell table:formula="of:=&quot;insert into mpepu_&quot; &amp;LOWER( [.D737]) &amp; &quot; (display_index, short_name, name,  &quot; &amp; [.$D$1] &amp; &quot;) values (&quot;&quot;&quot; &amp; [.A737] &amp; &quot;&quot;&quot;, &quot;&quot;&quot; &amp; LOWER([.C737]) &amp; &quot;&quot;&quot;, &quot;&quot;&quot; &amp; [.C737] &amp; &quot;&quot;&quot;, &quot;&quot;&quot; &amp; [.$E$241] &amp; &quot;&quot;&quot;,&quot; &amp; [.$D$2]" office:value-type="string" office:string-value="insert into mpepu_mp003arvpriorpreg (display_index, short_name, name,   version, created, modified, user_created, user_modified, hostname_created, hostname_modified) values (&quot;999&quot;, &quot;other (specify)&quot;, &quot;Other (specify)&quot;, &quot;&quot;, now(), now(), 'cabel', 'cabel', '', '');&#10;GO">
            <text:p>insert into mpepu_mp003arvpriorpreg (display_index, short_name, name, <text:s text:c="2"/>version, created, modified, user_created, user_modified, hostname_created, hostname_modified) values ("999", "other (specify)", "Other (specify)", "", now(), now(), 'cabel', 'cabel', '', '');<text:line-break/>GO</text:p>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table:style-name="ce1" office:value-type="string">
            <text:p>-- Table</text:p>
          </table:table-cell>
          <table:table-cell table:style-name="ce1" office:value-type="string">
            <text:p>mp003householdproperty</text:p>
          </table:table-cell>
          <table:table-cell table:number-columns-repeated="2"/>
          <table:table-cell table:formula="of:=&quot;drop table &quot; &amp; [.$D$3] &amp;&quot;_&quot; &amp; LOWER([.F740]) &amp;&quot;;&quot;" office:value-type="string" office:string-value="drop table mpepu_mp003householdproperty;">
            <text:p>drop table mpepu_mp003householdproperty;</text:p>
          </table:table-cell>
          <table:table-cell table:number-columns-repeated="1015"/>
        </table:table-row>
        <table:table-row table:style-name="ro2">
          <table:table-cell office:value-type="float" office:value="10">
            <text:p>10</text:p>
          </table:table-cell>
          <table:table-cell office:value-type="string">
            <text:p>radio</text:p>
          </table:table-cell>
          <table:table-cell office:value-type="string">
            <text:p>Radio</text:p>
          </table:table-cell>
          <table:table-cell office:value-type="string">
            <text:p>mp003householdproperty</text:p>
          </table:table-cell>
          <table:table-cell table:formula="of:=&quot;insert into mpepu_&quot; &amp;LOWER( [.D741]) &amp; &quot; (display_index, short_name, name,  &quot; &amp; [.$D$1] &amp; &quot;) values (&quot;&quot;&quot; &amp; [.A741] &amp; &quot;&quot;&quot;, &quot;&quot;&quot; &amp; LOWER([.C741]) &amp; &quot;&quot;&quot;, &quot;&quot;&quot; &amp; [.C741] &amp; &quot;&quot;&quot;, &quot;&quot;&quot; &amp; [.$E$241] &amp; &quot;&quot;&quot;,&quot; &amp; [.$D$2]" office:value-type="string" office:string-value="insert into mpepu_mp003householdproperty (display_index, short_name, name,   version, created, modified, user_created, user_modified, hostname_created, hostname_modified) values (&quot;10&quot;, &quot;radio&quot;, &quot;Radio&quot;, &quot;&quot;, now(), now(), 'cabel', 'cabel', '', '');&#10;GO">
            <text:p>insert into mpepu_mp003householdproperty (display_index, short_name, name, <text:s text:c="2"/>version, created, modified, user_created, user_modified, hostname_created, hostname_modified) values ("10", "radio", "Radio", "", now(), now(), 'cabel', 'cabel', '', '');<text:line-break/>GO</text:p>
          </table:table-cell>
          <table:table-cell table:number-columns-repeated="1019"/>
        </table:table-row>
        <table:table-row table:style-name="ro2">
          <table:table-cell office:value-type="float" office:value="20">
            <text:p>20</text:p>
          </table:table-cell>
          <table:table-cell office:value-type="string">
            <text:p>television</text:p>
          </table:table-cell>
          <table:table-cell office:value-type="string">
            <text:p>Television</text:p>
          </table:table-cell>
          <table:table-cell office:value-type="string">
            <text:p>mp003householdproperty</text:p>
          </table:table-cell>
          <table:table-cell table:formula="of:=&quot;insert into mpepu_&quot; &amp;LOWER( [.D742]) &amp; &quot; (display_index, short_name, name,  &quot; &amp; [.$D$1] &amp; &quot;) values (&quot;&quot;&quot; &amp; [.A742] &amp; &quot;&quot;&quot;, &quot;&quot;&quot; &amp; LOWER([.C742]) &amp; &quot;&quot;&quot;, &quot;&quot;&quot; &amp; [.C742] &amp; &quot;&quot;&quot;, &quot;&quot;&quot; &amp; [.$E$241] &amp; &quot;&quot;&quot;,&quot; &amp; [.$D$2]" office:value-type="string" office:string-value="insert into mpepu_mp003householdproperty (display_index, short_name, name,   version, created, modified, user_created, user_modified, hostname_created, hostname_modified) values (&quot;20&quot;, &quot;television&quot;, &quot;Television&quot;, &quot;&quot;, now(), now(), 'cabel', 'cabel', '', '');&#10;GO">
            <text:p>insert into mpepu_mp003householdproperty (display_index, short_name, name, <text:s text:c="2"/>version, created, modified, user_created, user_modified, hostname_created, hostname_modified) values ("20", "television", "Television", "", now(), now(), 'cabel', 'cabel', '', '');<text:line-break/>GO</text:p>
          </table:table-cell>
          <table:table-cell table:number-columns-repeated="1019"/>
        </table:table-row>
        <table:table-row table:style-name="ro2">
          <table:table-cell office:value-type="float" office:value="30">
            <text:p>30</text:p>
          </table:table-cell>
          <table:table-cell office:value-type="string">
            <text:p>car </text:p>
          </table:table-cell>
          <table:table-cell office:value-type="string">
            <text:p>Car </text:p>
          </table:table-cell>
          <table:table-cell office:value-type="string">
            <text:p>mp003householdproperty</text:p>
          </table:table-cell>
          <table:table-cell table:formula="of:=&quot;insert into mpepu_&quot; &amp;LOWER( [.D743]) &amp; &quot; (display_index, short_name, name,  &quot; &amp; [.$D$1] &amp; &quot;) values (&quot;&quot;&quot; &amp; [.A743] &amp; &quot;&quot;&quot;, &quot;&quot;&quot; &amp; LOWER([.C743]) &amp; &quot;&quot;&quot;, &quot;&quot;&quot; &amp; [.C743] &amp; &quot;&quot;&quot;, &quot;&quot;&quot; &amp; [.$E$241] &amp; &quot;&quot;&quot;,&quot; &amp; [.$D$2]" office:value-type="string" office:string-value="insert into mpepu_mp003householdproperty (display_index, short_name, name,   version, created, modified, user_created, user_modified, hostname_created, hostname_modified) values (&quot;30&quot;, &quot;car &quot;, &quot;Car &quot;, &quot;&quot;, now(), now(), 'cabel', 'cabel', '', '');&#10;GO">
            <text:p>insert into mpepu_mp003householdproperty (display_index, short_name, name, <text:s text:c="2"/>version, created, modified, user_created, user_modified, hostname_created, hostname_modified) values ("30", "car ", "Car ", "", now(), now(), 'cabel', 'cabel', '', '');<text:line-break/>GO</text:p>
          </table:table-cell>
          <table:table-cell table:number-columns-repeated="1019"/>
        </table:table-row>
        <table:table-row table:style-name="ro2">
          <table:table-cell office:value-type="float" office:value="40">
            <text:p>40</text:p>
          </table:table-cell>
          <table:table-cell office:value-type="string">
            <text:p>satellite</text:p>
          </table:table-cell>
          <table:table-cell office:value-type="string">
            <text:p>Satellite</text:p>
          </table:table-cell>
          <table:table-cell office:value-type="string">
            <text:p>mp003householdproperty</text:p>
          </table:table-cell>
          <table:table-cell table:formula="of:=&quot;insert into mpepu_&quot; &amp;LOWER( [.D744]) &amp; &quot; (display_index, short_name, name,  &quot; &amp; [.$D$1] &amp; &quot;) values (&quot;&quot;&quot; &amp; [.A744] &amp; &quot;&quot;&quot;, &quot;&quot;&quot; &amp; LOWER([.C744]) &amp; &quot;&quot;&quot;, &quot;&quot;&quot; &amp; [.C744] &amp; &quot;&quot;&quot;, &quot;&quot;&quot; &amp; [.$E$241] &amp; &quot;&quot;&quot;,&quot; &amp; [.$D$2]" office:value-type="string" office:string-value="insert into mpepu_mp003householdproperty (display_index, short_name, name,   version, created, modified, user_created, user_modified, hostname_created, hostname_modified) values (&quot;40&quot;, &quot;satellite&quot;, &quot;Satellite&quot;, &quot;&quot;, now(), now(), 'cabel', 'cabel', '', '');&#10;GO">
            <text:p>insert into mpepu_mp003householdproperty (display_index, short_name, name, <text:s text:c="2"/>version, created, modified, user_created, user_modified, hostname_created, hostname_modified) values ("40", "satellite", "Satellite", "", now(), now(), 'cabel', 'cabel', '', '');<text:line-break/>GO</text:p>
          </table:table-cell>
          <table:table-cell table:number-columns-repeated="1019"/>
        </table:table-row>
        <table:table-row table:style-name="ro2" table:number-rows-repeated="1047831">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table:named-expressions>
        <table:named-range table:name="Af004ReasonOffStudy" table:base-cell-address="$Sheet1.$D$46" table:cell-range-address="$Sheet1.$D$60"/>
        <table:named-range table:name="Af005DeathCauseInfo" table:base-cell-address="$Sheet1.$D$63" table:cell-range-address="$Sheet1.$D$104"/>
        <table:named-range table:name="Af005DeathCauseCat" table:base-cell-address="$Sheet1.$D$76" table:cell-range-address="$Sheet1.$D$117"/>
        <table:named-range table:name="Af005MedicalResponsibility" table:base-cell-address="$Sheet1.$D$86" table:cell-range-address="$Sheet1.$D$127"/>
        <table:named-range table:name="Af005ReasonHospitalized" table:base-cell-address="$Sheet1.$D$94" table:cell-range-address="$Sheet1.$D$135"/>
        <table:named-range table:name="Af005StudyDrug" table:base-cell-address="$Sheet1.$D$109" table:cell-range-address="$Sheet1.$D$150"/>
        <table:named-range table:name="Af005Nevirapine" table:base-cell-address="$Sheet1.$D$117" table:cell-range-address="$Sheet1.$D$158"/>
        <table:named-range table:name="Af005Haart" table:base-cell-address="$Sheet1.$D$123" table:cell-range-address="$Sheet1.$D$166"/>
        <table:named-range table:name="Af005TradMedicine" table:base-cell-address="$Sheet1.$D$133" table:cell-range-address="$Sheet1.$D$174"/>
        <table:named-range table:name="Af006SurvivalStatus" table:base-cell-address="$Sheet1.$D$141" table:cell-range-address="$Sheet1.$D$182"/>
        <table:named-range table:name="Af006ProvidedInformation" table:base-cell-address="$Sheet1.$D$146" table:cell-range-address="$Sheet1.$D$187"/>
        <table:named-range table:name="En003FeedingChoice" table:base-cell-address="$Sheet1.$C$152" table:cell-range-address="$Sheet1.$D$193"/>
        <table:named-range table:name="Mp003MaritalStatus" table:base-cell-address="$Sheet1.$D$157" table:cell-range-address="$Sheet1.$D$198"/>
        <table:named-range table:name="Mp003Ethnicity" table:base-cell-address="$Sheet1.$D$166" table:cell-range-address="$Sheet1.$D$207"/>
        <table:named-range table:name="Mp003HighEducation" table:base-cell-address="$Sheet1.$D$173" table:cell-range-address="$Sheet1.$D$214"/>
        <table:named-range table:name="Mp003CurrentOccupation" table:base-cell-address="$Sheet1.$D$181" table:cell-range-address="$Sheet1.$D$222"/>
        <table:named-range table:name="Mp003ProvidesMoney" table:base-cell-address="$Sheet1.$D$192" table:cell-range-address="$Sheet1.$D$233"/>
        <table:named-range table:name="Mp003MoneyEarned" table:base-cell-address="$Sheet1.$D$209" table:cell-range-address="$Sheet1.$D$251"/>
        <table:named-range table:name="Mp003WaterSource" table:base-cell-address="$Sheet1.$D$218" table:cell-range-address="$Sheet1.$D$260"/>
        <table:named-range table:name="Mp003CookingMethod" table:base-cell-address="$Sheet1.$D$225" table:cell-range-address="$Sheet1.$D$267"/>
        <table:named-range table:name="Mp003ToiletFacility" table:base-cell-address="$Sheet1.$D$232" table:cell-range-address="$Sheet1.$D$274"/>
        <table:named-range table:name="Mp003HouseType" table:base-cell-address="$Sheet1.$D$240" table:cell-range-address="$Sheet1.$D$282"/>
        <table:named-range table:name="Mp003KnowHivStat" table:base-cell-address="$Sheet1.$D$247" table:cell-range-address="$Sheet1.$D$289"/>
        <table:named-range table:name="Mp003PriorPregnancy" table:base-cell-address="$Sheet1.$D$256" table:cell-range-address="$Sheet1.$D$298"/>
        <table:named-range table:name="Mp003RecruitSource" table:base-cell-address="$Sheet1.$D$268" table:cell-range-address="$Sheet1.$D$310"/>
        <table:named-range table:name="Mp004ArvInterruption" table:base-cell-address="$Sheet1.$D$276" table:cell-range-address="$Sheet1.$D$336"/>
        <table:named-range table:name="Mp005LabourPeriod" table:base-cell-address="$Sheet1.$D$285" table:cell-range-address="$Sheet1.$D$344"/>
        <table:named-range table:name="Mp005DeliverHospital" table:base-cell-address="$Sheet1.$D$292" table:cell-range-address="$Sheet1.$D$357"/>
        <table:named-range table:name="Mp005DeliveryMode" table:base-cell-address="$Sheet1.$D$291" table:cell-range-address="$Sheet1.$D$351"/>
        <table:named-range table:name="Mp005Conditions" table:base-cell-address="$Sheet1.$D$293" table:cell-range-address="$Sheet1.$D$377"/>
        <table:named-range table:name="Mp005OtherComplications" table:base-cell-address="$Sheet1.$D$294" table:cell-range-address="$Sheet1.$D$367"/>
        <table:named-range table:name="Mp005ObComplications" table:base-cell-address="$Sheet1.$D$295" table:cell-range-address="$Sheet1.$D$387"/>
        <table:named-range table:name="Mp005Complications" table:base-cell-address="$Sheet1.$D$296" table:cell-range-address="$Sheet1.$D$408"/>
        <table:named-range table:name="Mp005ReasonHospitalized" table:base-cell-address="$Sheet1.$D$297" table:cell-range-address="$Sheet1.$D$409"/>
        <table:named-range table:name="Mp005Supplements" table:base-cell-address="$Sheet1.$D$298" table:cell-range-address="$Sheet1.$D$405"/>
        <table:named-range table:name="Mp006Conditions" table:base-cell-address="$Sheet1.$D$356" table:cell-range-address="$Sheet1.$D$412"/>
        <table:named-range table:name="Mp007HaartReason" table:base-cell-address="$Sheet1.$D$367" table:cell-range-address="$Sheet1.$D$424"/>
        <table:named-range table:name="Mp008FeedingAfterDeliv" table:base-cell-address="$Sheet1.$D$384" table:cell-range-address="$Sheet1.$D$440"/>
        <table:named-range table:name="Mp009ReasonMissed" table:base-cell-address="$Sheet1.$D$399" table:cell-range-address="$Sheet1.$D$455"/>
        <table:named-range table:name="Mp010ChildStatus" table:base-cell-address="$Sheet1.$D$409" table:cell-range-address="$Sheet1.$D$465"/>
        <table:named-range table:name="Mp010DrugRelationship" table:base-cell-address="$Sheet1.$D$415" table:cell-range-address="$Sheet1.$D$471"/>
        <table:named-range table:name="Mp010Vaccinations" table:base-cell-address="$Sheet1.$D$423" table:cell-range-address="$Sheet1.$D$479"/>
        <table:named-range table:name="Mp011StudyDrugStatus" table:base-cell-address="$Sheet1.$D$435" table:cell-range-address="$Sheet1.$D$491"/>
        <table:named-range table:name="Mp011ReasonMissed" table:base-cell-address="$Sheet1.$D$443" table:cell-range-address="$Sheet1.$D$499"/>
        <table:named-range table:name="Mp012ReasonReceivedFormula" table:base-cell-address="$Sheet1.$D$453" table:cell-range-address="$Sheet1.$D$509"/>
        <table:named-range table:name="Mp012WaterUsed" table:base-cell-address="$Sheet1.$D$464" table:cell-range-address="$Sheet1.$D$520"/>
        <table:named-range table:name="Mp012TimesBreastfed" table:base-cell-address="$Sheet1.$D$472" table:cell-range-address="$Sheet1.$D$528"/>
        <table:named-range table:name="Mp012CowMilk" table:base-cell-address="$Sheet1.$D$480" table:cell-range-address="$Sheet1.$D$536"/>
        <table:named-range table:name="Mp015AbnormalityBodySite" table:base-cell-address="$Sheet1.$D$486" table:cell-range-address="$Sheet1.$D$543"/>
        <table:named-range table:name="Mp015CnsAbnormalitie" table:base-cell-address="$Sheet1.$D$483" table:cell-range-address="$Sheet1.$D$543"/>
        <table:named-range table:name="MP015FacialDefect" table:base-cell-address="$Sheet1.$D$494" table:cell-range-address="$Sheet1.$D$553"/>
        <table:named-range table:name="MP015CleftDisorder" table:base-cell-address="$Sheet1.$D$508" table:cell-range-address="$Sheet1.$D$567"/>
        <table:named-range table:name="MP015MouthUpGastrointestinal" table:base-cell-address="$Sheet1.$D$516" table:cell-range-address="$Sheet1.$D$576"/>
        <table:named-range table:name="MP015Cardiovascular" table:base-cell-address="$Sheet1.$D$529" table:cell-range-address="$Sheet1.$D$588"/>
        <table:named-range table:name="MP015RespiratoryDefect" table:base-cell-address="$Sheet1.$D$551" table:cell-range-address="$Sheet1.$D$610"/>
        <table:named-range table:name="MP015LowerGastrointestinal" table:base-cell-address="$Sheet1.$D$566" table:cell-range-address="$Sheet1.$D$625"/>
        <table:named-range table:name="MP015FemaleGenitalAnomaly" table:base-cell-address="$Sheet1.$D$579" table:cell-range-address="$Sheet1.$D$638"/>
        <table:named-range table:name="MP015MaleGenitalAnomaly" table:base-cell-address="$Sheet1.$D$587" table:cell-range-address="$Sheet1.$D$647"/>
        <table:named-range table:name="MP015RenalAnomalie" table:base-cell-address="$Sheet1.$D$597" table:cell-range-address="$Sheet1.$D$656"/>
        <table:named-range table:name="MP015MusculoskeletalAbnormal" table:base-cell-address="$Sheet1.$D$611" table:cell-range-address="$Sheet1.$D$670"/>
        <table:named-range table:name="MP015SkinAbnormal" table:base-cell-address="$Sheet1.$C$634" table:cell-range-address="$Sheet1.$D$695"/>
        <table:named-range table:name="MP015TrisomiesChromosome" table:base-cell-address="$Sheet1.$D$644" table:cell-range-address="$Sheet1.$D$702"/>
        <table:named-range table:name="MP015OtherAbnormalitie" table:base-cell-address="$Sheet1.$D$653" table:cell-range-address="$Sheet1.$D$711"/>
        <table:named-range table:name="Mp005LabourHours" table:base-cell-address="$Sheet1.$D$285" table:cell-range-address="$Sheet1.$D$344"/>
        <table:named-range table:name="Mp005Hospital" table:base-cell-address="$Sheet1.$D$298" table:cell-range-address="$Sheet1.$D$357"/>
        <table:named-range table:name="Mp008FeedingAfterDelivery" table:base-cell-address="$Sheet1.$D$381" table:cell-range-address="$Sheet1.$D$4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date-style style:name="N107">
      <number:year number:style="long"/>
      <number:text>-</number:text>
      <number:month number:style="long"/>
      <number:text>-</number:text>
      <number:day number:style="long"/>
      <number:text> </number:text>
      <number:hours number:style="long"/>
      <number:text>:</number:text>
      <number:minutes number:style="long"/>
      <number:text> </number:text>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2">22/02/2011</text:date>, <text:time>15:43: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kvw </meta:initial-creator>
    <meta:creation-date>2011-01-13T17:03:00</meta:creation-date>
    <dc:date>2011-02-22T15:43:43</dc:date>
    <dc:creator>Clearance Abel</dc:creator>
    <meta:editing-duration>PT145H34M11S</meta:editing-duration>
    <meta:editing-cycles>92</meta:editing-cycles>
    <meta:generator>OpenOffice.org/3.2$Linux OpenOffice.org_project/320m12$Build-9483</meta:generator>
    <meta:document-statistic meta:table-count="3" meta:cell-count="2799" meta:object-count="0"/>
  </office:meta>
</office:document-meta>
</file>